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uliaMono" svg:font-family="JuliaMono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44cm"/>
    </style:style>
    <style:style style:name="co3" style:family="table-column">
      <style:table-column-properties fo:break-before="auto" style:column-width="9.611cm"/>
    </style:style>
    <style:style style:name="co4" style:family="table-column">
      <style:table-column-properties fo:break-before="auto" style:column-width="9.313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13.1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Julia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1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BASE 8</text:p>
          </table:table-cell>
          <table:table-cell/>
          <table:table-cell office:value-type="string" calcext:value-type="string">
            <text:p>BASE 1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CarFP</text:p>
          </table:table-cell>
          <table:table-cell office:value-type="string" calcext:value-type="string">
            <text:p>=</text:p>
          </table:table-cell>
          <table:table-cell table:formula="of:=&quot;0o&quot; &amp; [.G5]" office:value-type="string" office:string-value="0o0" calcext:value-type="string">
            <text:p>0o0</text:p>
          </table:table-cell>
          <table:table-cell table:formula="of:=&quot;0x&quot; &amp; [.I5]" office:value-type="string" office:string-value="0x0" calcext:value-type="string">
            <text:p>0x0</text:p>
          </table:table-cell>
          <table:table-cell table:formula="of:=BASE([.K5]; 8)" office:value-type="string" office:string-value="0" calcext:value-type="string">
            <text:p>0</text:p>
          </table:table-cell>
          <table:table-cell/>
          <table:table-cell table:formula="of:=BASE([.K5]; 16)" office:value-type="string" office:string-value="0" calcext:value-type="string">
            <text:p>0</text:p>
          </table:table-cell>
          <table:table-cell table:formula="of:=[.C5] &amp; &quot; = &quot; &amp; [.E5] &amp; &quot;, // &quot; &amp; [.F5] &amp; &quot; --- &quot; &amp; [.K5]" office:value-type="string" office:string-value="CarFP = 0o0, // 0x0 --- 0" calcext:value-type="string">
            <text:p>CarFP = 0o0, // 0x0 --- 0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CarLP</text:p>
          </table:table-cell>
          <table:table-cell office:value-type="string" calcext:value-type="string">
            <text:p>=</text:p>
          </table:table-cell>
          <table:table-cell table:formula="of:=&quot;0o&quot; &amp; [.G6]" office:value-type="string" office:string-value="0o1" calcext:value-type="string">
            <text:p>0o1</text:p>
          </table:table-cell>
          <table:table-cell table:formula="of:=&quot;0x&quot; &amp; [.I6]" office:value-type="string" office:string-value="0x1" calcext:value-type="string">
            <text:p>0x1</text:p>
          </table:table-cell>
          <table:table-cell table:formula="of:=BASE([.K6]; 8)" office:value-type="string" office:string-value="1" calcext:value-type="string">
            <text:p>1</text:p>
          </table:table-cell>
          <table:table-cell/>
          <table:table-cell table:formula="of:=BASE([.K6]; 16)" office:value-type="string" office:string-value="1" calcext:value-type="string">
            <text:p>1</text:p>
          </table:table-cell>
          <table:table-cell table:formula="of:=[.C6] &amp; &quot; = &quot; &amp; [.E6] &amp; &quot;, // &quot; &amp; [.F6] &amp; &quot; --- &quot; &amp; [.K6]" office:value-type="string" office:string-value="CarLP = 0o1, // 0x1 --- 1" calcext:value-type="string">
            <text:p>CarLP = 0o1, // 0x1 --- 1</text:p>
          </table:table-cell>
          <table:table-cell office:value-type="float" office:value="1" calcext:value-type="float">
            <text:p>1</text:p>
          </table:table-cell>
          <table:table-cell table:formula="of:=[.K6]-[.K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arSP</text:p>
          </table:table-cell>
          <table:table-cell office:value-type="string" calcext:value-type="string">
            <text:p>=</text:p>
          </table:table-cell>
          <table:table-cell table:formula="of:=&quot;0o&quot; &amp; [.G7]" office:value-type="string" office:string-value="0o2" calcext:value-type="string">
            <text:p>0o2</text:p>
          </table:table-cell>
          <table:table-cell table:formula="of:=&quot;0x&quot; &amp; [.I7]" office:value-type="string" office:string-value="0x2" calcext:value-type="string">
            <text:p>0x2</text:p>
          </table:table-cell>
          <table:table-cell table:formula="of:=BASE([.K7]; 8)" office:value-type="string" office:string-value="2" calcext:value-type="string">
            <text:p>2</text:p>
          </table:table-cell>
          <table:table-cell/>
          <table:table-cell table:formula="of:=BASE([.K7]; 16)" office:value-type="string" office:string-value="2" calcext:value-type="string">
            <text:p>2</text:p>
          </table:table-cell>
          <table:table-cell table:formula="of:=[.C7] &amp; &quot; = &quot; &amp; [.E7] &amp; &quot;, // &quot; &amp; [.F7] &amp; &quot; --- &quot; &amp; [.K7]" office:value-type="string" office:string-value="CarSP = 0o2, // 0x2 --- 2" calcext:value-type="string">
            <text:p>CarSP = 0o2, // 0x2 --- 2</text:p>
          </table:table-cell>
          <table:table-cell office:value-type="float" office:value="2" calcext:value-type="float">
            <text:p>2</text:p>
          </table:table-cell>
          <table:table-cell table:formula="of:=[.K7]-[.K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arImmediate</text:p>
          </table:table-cell>
          <table:table-cell office:value-type="string" calcext:value-type="string">
            <text:p>=</text:p>
          </table:table-cell>
          <table:table-cell table:formula="of:=&quot;0o&quot; &amp; [.G8]" office:value-type="string" office:string-value="0o3" calcext:value-type="string">
            <text:p>0o3</text:p>
          </table:table-cell>
          <table:table-cell table:formula="of:=&quot;0x&quot; &amp; [.I8]" office:value-type="string" office:string-value="0x3" calcext:value-type="string">
            <text:p>0x3</text:p>
          </table:table-cell>
          <table:table-cell table:formula="of:=BASE([.K8]; 8)" office:value-type="string" office:string-value="3" calcext:value-type="string">
            <text:p>3</text:p>
          </table:table-cell>
          <table:table-cell/>
          <table:table-cell table:formula="of:=BASE([.K8]; 16)" office:value-type="string" office:string-value="3" calcext:value-type="string">
            <text:p>3</text:p>
          </table:table-cell>
          <table:table-cell table:formula="of:=[.C8] &amp; &quot; = &quot; &amp; [.E8] &amp; &quot;, // &quot; &amp; [.F8] &amp; &quot; --- &quot; &amp; [.K8]" office:value-type="string" office:string-value="CarImmediate = 0o3, // 0x3 --- 3" calcext:value-type="string">
            <text:p>CarImmediate = 0o3, // 0x3 --- 3</text:p>
          </table:table-cell>
          <table:table-cell office:value-type="float" office:value="3" calcext:value-type="float">
            <text:p>3</text:p>
          </table:table-cell>
          <table:table-cell table:formula="of:=[.K8]-[.K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arPop</text:p>
          </table:table-cell>
          <table:table-cell office:value-type="string" calcext:value-type="string">
            <text:p>=</text:p>
          </table:table-cell>
          <table:table-cell table:formula="of:=&quot;0o&quot; &amp; [.G9]" office:value-type="string" office:string-value="0o4" calcext:value-type="string">
            <text:p>0o4</text:p>
          </table:table-cell>
          <table:table-cell table:formula="of:=&quot;0x&quot; &amp; [.I9]" office:value-type="string" office:string-value="0x4" calcext:value-type="string">
            <text:p>0x4</text:p>
          </table:table-cell>
          <table:table-cell table:formula="of:=BASE([.K9]; 8)" office:value-type="string" office:string-value="4" calcext:value-type="string">
            <text:p>4</text:p>
          </table:table-cell>
          <table:table-cell/>
          <table:table-cell table:formula="of:=BASE([.K9]; 16)" office:value-type="string" office:string-value="4" calcext:value-type="string">
            <text:p>4</text:p>
          </table:table-cell>
          <table:table-cell table:formula="of:=[.C9] &amp; &quot; = &quot; &amp; [.E9] &amp; &quot;, // &quot; &amp; [.F9] &amp; &quot; --- &quot; &amp; [.K9]" office:value-type="string" office:string-value="CarPop = 0o4, // 0x4 --- 4" calcext:value-type="string">
            <text:p>CarPop = 0o4, // 0x4 --- 4</text:p>
          </table:table-cell>
          <table:table-cell office:value-type="float" office:value="4" calcext:value-type="float">
            <text:p>4</text:p>
          </table:table-cell>
          <table:table-cell table:formula="of:=[.K9]-[.K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drFP</text:p>
          </table:table-cell>
          <table:table-cell office:value-type="string" calcext:value-type="string">
            <text:p>=</text:p>
          </table:table-cell>
          <table:table-cell table:formula="of:=&quot;0o&quot; &amp; [.G10]" office:value-type="string" office:string-value="0o5" calcext:value-type="string">
            <text:p>0o5</text:p>
          </table:table-cell>
          <table:table-cell table:formula="of:=&quot;0x&quot; &amp; [.I10]" office:value-type="string" office:string-value="0x5" calcext:value-type="string">
            <text:p>0x5</text:p>
          </table:table-cell>
          <table:table-cell table:formula="of:=BASE([.K10]; 8)" office:value-type="string" office:string-value="5" calcext:value-type="string">
            <text:p>5</text:p>
          </table:table-cell>
          <table:table-cell/>
          <table:table-cell table:formula="of:=BASE([.K10]; 16)" office:value-type="string" office:string-value="5" calcext:value-type="string">
            <text:p>5</text:p>
          </table:table-cell>
          <table:table-cell table:formula="of:=[.C10] &amp; &quot; = &quot; &amp; [.E10] &amp; &quot;, // &quot; &amp; [.F10] &amp; &quot; --- &quot; &amp; [.K10]" office:value-type="string" office:string-value="CdrFP = 0o5, // 0x5 --- 5" calcext:value-type="string">
            <text:p>CdrFP = 0o5, // 0x5 --- 5</text:p>
          </table:table-cell>
          <table:table-cell office:value-type="float" office:value="5" calcext:value-type="float">
            <text:p>5</text:p>
          </table:table-cell>
          <table:table-cell table:formula="of:=[.K10]-[.K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drLP</text:p>
          </table:table-cell>
          <table:table-cell office:value-type="string" calcext:value-type="string">
            <text:p>=</text:p>
          </table:table-cell>
          <table:table-cell table:formula="of:=&quot;0o&quot; &amp; [.G11]" office:value-type="string" office:string-value="0o6" calcext:value-type="string">
            <text:p>0o6</text:p>
          </table:table-cell>
          <table:table-cell table:formula="of:=&quot;0x&quot; &amp; [.I11]" office:value-type="string" office:string-value="0x6" calcext:value-type="string">
            <text:p>0x6</text:p>
          </table:table-cell>
          <table:table-cell table:formula="of:=BASE([.K11]; 8)" office:value-type="string" office:string-value="6" calcext:value-type="string">
            <text:p>6</text:p>
          </table:table-cell>
          <table:table-cell/>
          <table:table-cell table:formula="of:=BASE([.K11]; 16)" office:value-type="string" office:string-value="6" calcext:value-type="string">
            <text:p>6</text:p>
          </table:table-cell>
          <table:table-cell table:formula="of:=[.C11] &amp; &quot; = &quot; &amp; [.E11] &amp; &quot;, // &quot; &amp; [.F11] &amp; &quot; --- &quot; &amp; [.K11]" office:value-type="string" office:string-value="CdrLP = 0o6, // 0x6 --- 6" calcext:value-type="string">
            <text:p>CdrLP = 0o6, // 0x6 --- 6</text:p>
          </table:table-cell>
          <table:table-cell office:value-type="float" office:value="6" calcext:value-type="float">
            <text:p>6</text:p>
          </table:table-cell>
          <table:table-cell table:formula="of:=[.K11]-[.K1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drSP</text:p>
          </table:table-cell>
          <table:table-cell office:value-type="string" calcext:value-type="string">
            <text:p>=</text:p>
          </table:table-cell>
          <table:table-cell table:formula="of:=&quot;0o&quot; &amp; [.G12]" office:value-type="string" office:string-value="0o7" calcext:value-type="string">
            <text:p>0o7</text:p>
          </table:table-cell>
          <table:table-cell table:formula="of:=&quot;0x&quot; &amp; [.I12]" office:value-type="string" office:string-value="0x7" calcext:value-type="string">
            <text:p>0x7</text:p>
          </table:table-cell>
          <table:table-cell table:formula="of:=BASE([.K12]; 8)" office:value-type="string" office:string-value="7" calcext:value-type="string">
            <text:p>7</text:p>
          </table:table-cell>
          <table:table-cell/>
          <table:table-cell table:formula="of:=BASE([.K12]; 16)" office:value-type="string" office:string-value="7" calcext:value-type="string">
            <text:p>7</text:p>
          </table:table-cell>
          <table:table-cell table:formula="of:=[.C12] &amp; &quot; = &quot; &amp; [.E12] &amp; &quot;, // &quot; &amp; [.F12] &amp; &quot; --- &quot; &amp; [.K12]" office:value-type="string" office:string-value="CdrSP = 0o7, // 0x7 --- 7" calcext:value-type="string">
            <text:p>CdrSP = 0o7, // 0x7 --- 7</text:p>
          </table:table-cell>
          <table:table-cell office:value-type="float" office:value="7" calcext:value-type="float">
            <text:p>7</text:p>
          </table:table-cell>
          <table:table-cell table:formula="of:=[.K12]-[.K1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drImmediate</text:p>
          </table:table-cell>
          <table:table-cell office:value-type="string" calcext:value-type="string">
            <text:p>=</text:p>
          </table:table-cell>
          <table:table-cell table:formula="of:=&quot;0o&quot; &amp; [.G13]" office:value-type="string" office:string-value="0o10" calcext:value-type="string">
            <text:p>0o10</text:p>
          </table:table-cell>
          <table:table-cell table:formula="of:=&quot;0x&quot; &amp; [.I13]" office:value-type="string" office:string-value="0x8" calcext:value-type="string">
            <text:p>0x8</text:p>
          </table:table-cell>
          <table:table-cell table:formula="of:=BASE([.K13]; 8)" office:value-type="string" office:string-value="10" calcext:value-type="string">
            <text:p>10</text:p>
          </table:table-cell>
          <table:table-cell/>
          <table:table-cell table:formula="of:=BASE([.K13]; 16)" office:value-type="string" office:string-value="8" calcext:value-type="string">
            <text:p>8</text:p>
          </table:table-cell>
          <table:table-cell table:formula="of:=[.C13] &amp; &quot; = &quot; &amp; [.E13] &amp; &quot;, // &quot; &amp; [.F13] &amp; &quot; --- &quot; &amp; [.K13]" office:value-type="string" office:string-value="CdrImmediate = 0o10, // 0x8 --- 8" calcext:value-type="string">
            <text:p>CdrImmediate = 0o10, // 0x8 --- 8</text:p>
          </table:table-cell>
          <table:table-cell office:value-type="float" office:value="8" calcext:value-type="float">
            <text:p>8</text:p>
          </table:table-cell>
          <table:table-cell table:formula="of:=[.K13]-[.K1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drPop</text:p>
          </table:table-cell>
          <table:table-cell office:value-type="string" calcext:value-type="string">
            <text:p>=</text:p>
          </table:table-cell>
          <table:table-cell table:formula="of:=&quot;0o&quot; &amp; [.G14]" office:value-type="string" office:string-value="0o11" calcext:value-type="string">
            <text:p>0o11</text:p>
          </table:table-cell>
          <table:table-cell table:formula="of:=&quot;0x&quot; &amp; [.I14]" office:value-type="string" office:string-value="0x9" calcext:value-type="string">
            <text:p>0x9</text:p>
          </table:table-cell>
          <table:table-cell table:formula="of:=BASE([.K14]; 8)" office:value-type="string" office:string-value="11" calcext:value-type="string">
            <text:p>11</text:p>
          </table:table-cell>
          <table:table-cell/>
          <table:table-cell table:formula="of:=BASE([.K14]; 16)" office:value-type="string" office:string-value="9" calcext:value-type="string">
            <text:p>9</text:p>
          </table:table-cell>
          <table:table-cell table:formula="of:=[.C14] &amp; &quot; = &quot; &amp; [.E14] &amp; &quot;, // &quot; &amp; [.F14] &amp; &quot; --- &quot; &amp; [.K14]" office:value-type="string" office:string-value="CdrPop = 0o11, // 0x9 --- 9" calcext:value-type="string">
            <text:p>CdrPop = 0o11, // 0x9 --- 9</text:p>
          </table:table-cell>
          <table:table-cell office:value-type="float" office:value="9" calcext:value-type="float">
            <text:p>9</text:p>
          </table:table-cell>
          <table:table-cell table:formula="of:=[.K14]-[.K1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ndpFP</text:p>
          </table:table-cell>
          <table:table-cell office:value-type="string" calcext:value-type="string">
            <text:p>=</text:p>
          </table:table-cell>
          <table:table-cell table:formula="of:=&quot;0o&quot; &amp; [.G15]" office:value-type="string" office:string-value="0o12" calcext:value-type="string">
            <text:p>0o12</text:p>
          </table:table-cell>
          <table:table-cell table:formula="of:=&quot;0x&quot; &amp; [.I15]" office:value-type="string" office:string-value="0xA" calcext:value-type="string">
            <text:p>0xA</text:p>
          </table:table-cell>
          <table:table-cell table:formula="of:=BASE([.K15]; 8)" office:value-type="string" office:string-value="12" calcext:value-type="string">
            <text:p>12</text:p>
          </table:table-cell>
          <table:table-cell/>
          <table:table-cell table:formula="of:=BASE([.K15]; 16)" office:value-type="string" office:string-value="A" calcext:value-type="string">
            <text:p>A</text:p>
          </table:table-cell>
          <table:table-cell table:formula="of:=[.C15] &amp; &quot; = &quot; &amp; [.E15] &amp; &quot;, // &quot; &amp; [.F15] &amp; &quot; --- &quot; &amp; [.K15]" office:value-type="string" office:string-value="EndpFP = 0o12, // 0xA --- 10" calcext:value-type="string">
            <text:p>EndpFP = 0o12, // 0xA --- 10</text:p>
          </table:table-cell>
          <table:table-cell office:value-type="float" office:value="10" calcext:value-type="float">
            <text:p>10</text:p>
          </table:table-cell>
          <table:table-cell table:formula="of:=[.K15]-[.K1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ndpLP</text:p>
          </table:table-cell>
          <table:table-cell office:value-type="string" calcext:value-type="string">
            <text:p>=</text:p>
          </table:table-cell>
          <table:table-cell table:formula="of:=&quot;0o&quot; &amp; [.G16]" office:value-type="string" office:string-value="0o13" calcext:value-type="string">
            <text:p>0o13</text:p>
          </table:table-cell>
          <table:table-cell table:formula="of:=&quot;0x&quot; &amp; [.I16]" office:value-type="string" office:string-value="0xB" calcext:value-type="string">
            <text:p>0xB</text:p>
          </table:table-cell>
          <table:table-cell table:formula="of:=BASE([.K16]; 8)" office:value-type="string" office:string-value="13" calcext:value-type="string">
            <text:p>13</text:p>
          </table:table-cell>
          <table:table-cell/>
          <table:table-cell table:formula="of:=BASE([.K16]; 16)" office:value-type="string" office:string-value="B" calcext:value-type="string">
            <text:p>B</text:p>
          </table:table-cell>
          <table:table-cell table:formula="of:=[.C16] &amp; &quot; = &quot; &amp; [.E16] &amp; &quot;, // &quot; &amp; [.F16] &amp; &quot; --- &quot; &amp; [.K16]" office:value-type="string" office:string-value="EndpLP = 0o13, // 0xB --- 11" calcext:value-type="string">
            <text:p>EndpLP = 0o13, // 0xB --- 11</text:p>
          </table:table-cell>
          <table:table-cell office:value-type="float" office:value="11" calcext:value-type="float">
            <text:p>11</text:p>
          </table:table-cell>
          <table:table-cell table:formula="of:=[.K16]-[.K1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ndpSP</text:p>
          </table:table-cell>
          <table:table-cell office:value-type="string" calcext:value-type="string">
            <text:p>=</text:p>
          </table:table-cell>
          <table:table-cell table:formula="of:=&quot;0o&quot; &amp; [.G17]" office:value-type="string" office:string-value="0o14" calcext:value-type="string">
            <text:p>0o14</text:p>
          </table:table-cell>
          <table:table-cell table:formula="of:=&quot;0x&quot; &amp; [.I17]" office:value-type="string" office:string-value="0xC" calcext:value-type="string">
            <text:p>0xC</text:p>
          </table:table-cell>
          <table:table-cell table:formula="of:=BASE([.K17]; 8)" office:value-type="string" office:string-value="14" calcext:value-type="string">
            <text:p>14</text:p>
          </table:table-cell>
          <table:table-cell/>
          <table:table-cell table:formula="of:=BASE([.K17]; 16)" office:value-type="string" office:string-value="C" calcext:value-type="string">
            <text:p>C</text:p>
          </table:table-cell>
          <table:table-cell table:formula="of:=[.C17] &amp; &quot; = &quot; &amp; [.E17] &amp; &quot;, // &quot; &amp; [.F17] &amp; &quot; --- &quot; &amp; [.K17]" office:value-type="string" office:string-value="EndpSP = 0o14, // 0xC --- 12" calcext:value-type="string">
            <text:p>EndpSP = 0o14, // 0xC --- 12</text:p>
          </table:table-cell>
          <table:table-cell office:value-type="float" office:value="12" calcext:value-type="float">
            <text:p>12</text:p>
          </table:table-cell>
          <table:table-cell table:formula="of:=[.K17]-[.K1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ndpImmediate</text:p>
          </table:table-cell>
          <table:table-cell office:value-type="string" calcext:value-type="string">
            <text:p>=</text:p>
          </table:table-cell>
          <table:table-cell table:formula="of:=&quot;0o&quot; &amp; [.G18]" office:value-type="string" office:string-value="0o15" calcext:value-type="string">
            <text:p>0o15</text:p>
          </table:table-cell>
          <table:table-cell table:formula="of:=&quot;0x&quot; &amp; [.I18]" office:value-type="string" office:string-value="0xD" calcext:value-type="string">
            <text:p>0xD</text:p>
          </table:table-cell>
          <table:table-cell table:formula="of:=BASE([.K18]; 8)" office:value-type="string" office:string-value="15" calcext:value-type="string">
            <text:p>15</text:p>
          </table:table-cell>
          <table:table-cell/>
          <table:table-cell table:formula="of:=BASE([.K18]; 16)" office:value-type="string" office:string-value="D" calcext:value-type="string">
            <text:p>D</text:p>
          </table:table-cell>
          <table:table-cell table:formula="of:=[.C18] &amp; &quot; = &quot; &amp; [.E18] &amp; &quot;, // &quot; &amp; [.F18] &amp; &quot; --- &quot; &amp; [.K18]" office:value-type="string" office:string-value="EndpImmediate = 0o15, // 0xD --- 13" calcext:value-type="string">
            <text:p>EndpImmediate = 0o15, // 0xD --- 13</text:p>
          </table:table-cell>
          <table:table-cell office:value-type="float" office:value="13" calcext:value-type="float">
            <text:p>13</text:p>
          </table:table-cell>
          <table:table-cell table:formula="of:=[.K18]-[.K1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ndpPop</text:p>
          </table:table-cell>
          <table:table-cell office:value-type="string" calcext:value-type="string">
            <text:p>=</text:p>
          </table:table-cell>
          <table:table-cell table:formula="of:=&quot;0o&quot; &amp; [.G19]" office:value-type="string" office:string-value="0o16" calcext:value-type="string">
            <text:p>0o16</text:p>
          </table:table-cell>
          <table:table-cell table:formula="of:=&quot;0x&quot; &amp; [.I19]" office:value-type="string" office:string-value="0xE" calcext:value-type="string">
            <text:p>0xE</text:p>
          </table:table-cell>
          <table:table-cell table:formula="of:=BASE([.K19]; 8)" office:value-type="string" office:string-value="16" calcext:value-type="string">
            <text:p>16</text:p>
          </table:table-cell>
          <table:table-cell/>
          <table:table-cell table:formula="of:=BASE([.K19]; 16)" office:value-type="string" office:string-value="E" calcext:value-type="string">
            <text:p>E</text:p>
          </table:table-cell>
          <table:table-cell table:formula="of:=[.C19] &amp; &quot; = &quot; &amp; [.E19] &amp; &quot;, // &quot; &amp; [.F19] &amp; &quot; --- &quot; &amp; [.K19]" office:value-type="string" office:string-value="EndpPop = 0o16, // 0xE --- 14" calcext:value-type="string">
            <text:p>EndpPop = 0o16, // 0xE --- 14</text:p>
          </table:table-cell>
          <table:table-cell office:value-type="float" office:value="14" calcext:value-type="float">
            <text:p>14</text:p>
          </table:table-cell>
          <table:table-cell table:formula="of:=[.K19]-[.K1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up1dArrayFP</text:p>
          </table:table-cell>
          <table:table-cell office:value-type="string" calcext:value-type="string">
            <text:p>=</text:p>
          </table:table-cell>
          <table:table-cell table:formula="of:=&quot;0o&quot; &amp; [.G20]" office:value-type="string" office:string-value="0o17" calcext:value-type="string">
            <text:p>0o17</text:p>
          </table:table-cell>
          <table:table-cell table:formula="of:=&quot;0x&quot; &amp; [.I20]" office:value-type="string" office:string-value="0xF" calcext:value-type="string">
            <text:p>0xF</text:p>
          </table:table-cell>
          <table:table-cell table:formula="of:=BASE([.K20]; 8)" office:value-type="string" office:string-value="17" calcext:value-type="string">
            <text:p>17</text:p>
          </table:table-cell>
          <table:table-cell/>
          <table:table-cell table:formula="of:=BASE([.K20]; 16)" office:value-type="string" office:string-value="F" calcext:value-type="string">
            <text:p>F</text:p>
          </table:table-cell>
          <table:table-cell table:formula="of:=[.C20] &amp; &quot; = &quot; &amp; [.E20] &amp; &quot;, // &quot; &amp; [.F20] &amp; &quot; --- &quot; &amp; [.K20]" office:value-type="string" office:string-value="Setup1dArrayFP = 0o17, // 0xF --- 15" calcext:value-type="string">
            <text:p>Setup1dArrayFP = 0o17, // 0xF --- 15</text:p>
          </table:table-cell>
          <table:table-cell office:value-type="float" office:value="15" calcext:value-type="float">
            <text:p>15</text:p>
          </table:table-cell>
          <table:table-cell table:formula="of:=[.K20]-[.K1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up1dArrayLP</text:p>
          </table:table-cell>
          <table:table-cell office:value-type="string" calcext:value-type="string">
            <text:p>=</text:p>
          </table:table-cell>
          <table:table-cell table:formula="of:=&quot;0o&quot; &amp; [.G21]" office:value-type="string" office:string-value="0o20" calcext:value-type="string">
            <text:p>0o20</text:p>
          </table:table-cell>
          <table:table-cell table:formula="of:=&quot;0x&quot; &amp; [.I21]" office:value-type="string" office:string-value="0x10" calcext:value-type="string">
            <text:p>0x10</text:p>
          </table:table-cell>
          <table:table-cell table:formula="of:=BASE([.K21]; 8)" office:value-type="string" office:string-value="20" calcext:value-type="string">
            <text:p>20</text:p>
          </table:table-cell>
          <table:table-cell/>
          <table:table-cell table:formula="of:=BASE([.K21]; 16)" office:value-type="string" office:string-value="10" calcext:value-type="string">
            <text:p>10</text:p>
          </table:table-cell>
          <table:table-cell table:formula="of:=[.C21] &amp; &quot; = &quot; &amp; [.E21] &amp; &quot;, // &quot; &amp; [.F21] &amp; &quot; --- &quot; &amp; [.K21]" office:value-type="string" office:string-value="Setup1dArrayLP = 0o20, // 0x10 --- 16" calcext:value-type="string">
            <text:p>Setup1dArrayLP = 0o20, // 0x10 --- 16</text:p>
          </table:table-cell>
          <table:table-cell office:value-type="float" office:value="16" calcext:value-type="float">
            <text:p>16</text:p>
          </table:table-cell>
          <table:table-cell table:formula="of:=[.K21]-[.K2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up1dArraySP</text:p>
          </table:table-cell>
          <table:table-cell office:value-type="string" calcext:value-type="string">
            <text:p>=</text:p>
          </table:table-cell>
          <table:table-cell table:formula="of:=&quot;0o&quot; &amp; [.G22]" office:value-type="string" office:string-value="0o21" calcext:value-type="string">
            <text:p>0o21</text:p>
          </table:table-cell>
          <table:table-cell table:formula="of:=&quot;0x&quot; &amp; [.I22]" office:value-type="string" office:string-value="0x11" calcext:value-type="string">
            <text:p>0x11</text:p>
          </table:table-cell>
          <table:table-cell table:formula="of:=BASE([.K22]; 8)" office:value-type="string" office:string-value="21" calcext:value-type="string">
            <text:p>21</text:p>
          </table:table-cell>
          <table:table-cell/>
          <table:table-cell table:formula="of:=BASE([.K22]; 16)" office:value-type="string" office:string-value="11" calcext:value-type="string">
            <text:p>11</text:p>
          </table:table-cell>
          <table:table-cell table:formula="of:=[.C22] &amp; &quot; = &quot; &amp; [.E22] &amp; &quot;, // &quot; &amp; [.F22] &amp; &quot; --- &quot; &amp; [.K22]" office:value-type="string" office:string-value="Setup1dArraySP = 0o21, // 0x11 --- 17" calcext:value-type="string">
            <text:p>Setup1dArraySP = 0o21, // 0x11 --- 17</text:p>
          </table:table-cell>
          <table:table-cell office:value-type="float" office:value="17" calcext:value-type="float">
            <text:p>17</text:p>
          </table:table-cell>
          <table:table-cell table:formula="of:=[.K22]-[.K2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up1dArrayImmediate</text:p>
          </table:table-cell>
          <table:table-cell office:value-type="string" calcext:value-type="string">
            <text:p>=</text:p>
          </table:table-cell>
          <table:table-cell table:formula="of:=&quot;0o&quot; &amp; [.G23]" office:value-type="string" office:string-value="0o22" calcext:value-type="string">
            <text:p>0o22</text:p>
          </table:table-cell>
          <table:table-cell table:formula="of:=&quot;0x&quot; &amp; [.I23]" office:value-type="string" office:string-value="0x12" calcext:value-type="string">
            <text:p>0x12</text:p>
          </table:table-cell>
          <table:table-cell table:formula="of:=BASE([.K23]; 8)" office:value-type="string" office:string-value="22" calcext:value-type="string">
            <text:p>22</text:p>
          </table:table-cell>
          <table:table-cell/>
          <table:table-cell table:formula="of:=BASE([.K23]; 16)" office:value-type="string" office:string-value="12" calcext:value-type="string">
            <text:p>12</text:p>
          </table:table-cell>
          <table:table-cell table:formula="of:=[.C23] &amp; &quot; = &quot; &amp; [.E23] &amp; &quot;, // &quot; &amp; [.F23] &amp; &quot; --- &quot; &amp; [.K23]" office:value-type="string" office:string-value="Setup1dArrayImmediate = 0o22, // 0x12 --- 18" calcext:value-type="string">
            <text:p>Setup1dArrayImmediate = 0o22, // 0x12 --- 18</text:p>
          </table:table-cell>
          <table:table-cell office:value-type="float" office:value="18" calcext:value-type="float">
            <text:p>18</text:p>
          </table:table-cell>
          <table:table-cell table:formula="of:=[.K23]-[.K2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up1dArrayPop</text:p>
          </table:table-cell>
          <table:table-cell office:value-type="string" calcext:value-type="string">
            <text:p>=</text:p>
          </table:table-cell>
          <table:table-cell table:formula="of:=&quot;0o&quot; &amp; [.G24]" office:value-type="string" office:string-value="0o23" calcext:value-type="string">
            <text:p>0o23</text:p>
          </table:table-cell>
          <table:table-cell table:formula="of:=&quot;0x&quot; &amp; [.I24]" office:value-type="string" office:string-value="0x13" calcext:value-type="string">
            <text:p>0x13</text:p>
          </table:table-cell>
          <table:table-cell table:formula="of:=BASE([.K24]; 8)" office:value-type="string" office:string-value="23" calcext:value-type="string">
            <text:p>23</text:p>
          </table:table-cell>
          <table:table-cell/>
          <table:table-cell table:formula="of:=BASE([.K24]; 16)" office:value-type="string" office:string-value="13" calcext:value-type="string">
            <text:p>13</text:p>
          </table:table-cell>
          <table:table-cell table:formula="of:=[.C24] &amp; &quot; = &quot; &amp; [.E24] &amp; &quot;, // &quot; &amp; [.F24] &amp; &quot; --- &quot; &amp; [.K24]" office:value-type="string" office:string-value="Setup1dArrayPop = 0o23, // 0x13 --- 19" calcext:value-type="string">
            <text:p>Setup1dArrayPop = 0o23, // 0x13 --- 19</text:p>
          </table:table-cell>
          <table:table-cell office:value-type="float" office:value="19" calcext:value-type="float">
            <text:p>19</text:p>
          </table:table-cell>
          <table:table-cell table:formula="of:=[.K24]-[.K2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upForce1dArrayFP</text:p>
          </table:table-cell>
          <table:table-cell office:value-type="string" calcext:value-type="string">
            <text:p>=</text:p>
          </table:table-cell>
          <table:table-cell table:formula="of:=&quot;0o&quot; &amp; [.G25]" office:value-type="string" office:string-value="0o24" calcext:value-type="string">
            <text:p>0o24</text:p>
          </table:table-cell>
          <table:table-cell table:formula="of:=&quot;0x&quot; &amp; [.I25]" office:value-type="string" office:string-value="0x14" calcext:value-type="string">
            <text:p>0x14</text:p>
          </table:table-cell>
          <table:table-cell table:formula="of:=BASE([.K25]; 8)" office:value-type="string" office:string-value="24" calcext:value-type="string">
            <text:p>24</text:p>
          </table:table-cell>
          <table:table-cell/>
          <table:table-cell table:formula="of:=BASE([.K25]; 16)" office:value-type="string" office:string-value="14" calcext:value-type="string">
            <text:p>14</text:p>
          </table:table-cell>
          <table:table-cell table:formula="of:=[.C25] &amp; &quot; = &quot; &amp; [.E25] &amp; &quot;, // &quot; &amp; [.F25] &amp; &quot; --- &quot; &amp; [.K25]" office:value-type="string" office:string-value="SetupForce1dArrayFP = 0o24, // 0x14 --- 20" calcext:value-type="string">
            <text:p>SetupForce1dArrayFP = 0o24, // 0x14 --- 20</text:p>
          </table:table-cell>
          <table:table-cell office:value-type="float" office:value="20" calcext:value-type="float">
            <text:p>20</text:p>
          </table:table-cell>
          <table:table-cell table:formula="of:=[.K25]-[.K2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upForce1dArrayLP</text:p>
          </table:table-cell>
          <table:table-cell office:value-type="string" calcext:value-type="string">
            <text:p>=</text:p>
          </table:table-cell>
          <table:table-cell table:formula="of:=&quot;0o&quot; &amp; [.G26]" office:value-type="string" office:string-value="0o25" calcext:value-type="string">
            <text:p>0o25</text:p>
          </table:table-cell>
          <table:table-cell table:formula="of:=&quot;0x&quot; &amp; [.I26]" office:value-type="string" office:string-value="0x15" calcext:value-type="string">
            <text:p>0x15</text:p>
          </table:table-cell>
          <table:table-cell table:formula="of:=BASE([.K26]; 8)" office:value-type="string" office:string-value="25" calcext:value-type="string">
            <text:p>25</text:p>
          </table:table-cell>
          <table:table-cell/>
          <table:table-cell table:formula="of:=BASE([.K26]; 16)" office:value-type="string" office:string-value="15" calcext:value-type="string">
            <text:p>15</text:p>
          </table:table-cell>
          <table:table-cell table:formula="of:=[.C26] &amp; &quot; = &quot; &amp; [.E26] &amp; &quot;, // &quot; &amp; [.F26] &amp; &quot; --- &quot; &amp; [.K26]" office:value-type="string" office:string-value="SetupForce1dArrayLP = 0o25, // 0x15 --- 21" calcext:value-type="string">
            <text:p>SetupForce1dArrayLP = 0o25, // 0x15 --- 21</text:p>
          </table:table-cell>
          <table:table-cell office:value-type="float" office:value="21" calcext:value-type="float">
            <text:p>21</text:p>
          </table:table-cell>
          <table:table-cell table:formula="of:=[.K26]-[.K2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upForce1dArraySP</text:p>
          </table:table-cell>
          <table:table-cell office:value-type="string" calcext:value-type="string">
            <text:p>=</text:p>
          </table:table-cell>
          <table:table-cell table:formula="of:=&quot;0o&quot; &amp; [.G27]" office:value-type="string" office:string-value="0o26" calcext:value-type="string">
            <text:p>0o26</text:p>
          </table:table-cell>
          <table:table-cell table:formula="of:=&quot;0x&quot; &amp; [.I27]" office:value-type="string" office:string-value="0x16" calcext:value-type="string">
            <text:p>0x16</text:p>
          </table:table-cell>
          <table:table-cell table:formula="of:=BASE([.K27]; 8)" office:value-type="string" office:string-value="26" calcext:value-type="string">
            <text:p>26</text:p>
          </table:table-cell>
          <table:table-cell/>
          <table:table-cell table:formula="of:=BASE([.K27]; 16)" office:value-type="string" office:string-value="16" calcext:value-type="string">
            <text:p>16</text:p>
          </table:table-cell>
          <table:table-cell table:formula="of:=[.C27] &amp; &quot; = &quot; &amp; [.E27] &amp; &quot;, // &quot; &amp; [.F27] &amp; &quot; --- &quot; &amp; [.K27]" office:value-type="string" office:string-value="SetupForce1dArraySP = 0o26, // 0x16 --- 22" calcext:value-type="string">
            <text:p>SetupForce1dArraySP = 0o26, // 0x16 --- 22</text:p>
          </table:table-cell>
          <table:table-cell office:value-type="float" office:value="22" calcext:value-type="float">
            <text:p>22</text:p>
          </table:table-cell>
          <table:table-cell table:formula="of:=[.K27]-[.K2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upForce1dArrayImmediate</text:p>
          </table:table-cell>
          <table:table-cell office:value-type="string" calcext:value-type="string">
            <text:p>=</text:p>
          </table:table-cell>
          <table:table-cell table:formula="of:=&quot;0o&quot; &amp; [.G28]" office:value-type="string" office:string-value="0o27" calcext:value-type="string">
            <text:p>0o27</text:p>
          </table:table-cell>
          <table:table-cell table:formula="of:=&quot;0x&quot; &amp; [.I28]" office:value-type="string" office:string-value="0x17" calcext:value-type="string">
            <text:p>0x17</text:p>
          </table:table-cell>
          <table:table-cell table:formula="of:=BASE([.K28]; 8)" office:value-type="string" office:string-value="27" calcext:value-type="string">
            <text:p>27</text:p>
          </table:table-cell>
          <table:table-cell/>
          <table:table-cell table:formula="of:=BASE([.K28]; 16)" office:value-type="string" office:string-value="17" calcext:value-type="string">
            <text:p>17</text:p>
          </table:table-cell>
          <table:table-cell table:formula="of:=[.C28] &amp; &quot; = &quot; &amp; [.E28] &amp; &quot;, // &quot; &amp; [.F28] &amp; &quot; --- &quot; &amp; [.K28]" office:value-type="string" office:string-value="SetupForce1dArrayImmediate = 0o27, // 0x17 --- 23" calcext:value-type="string">
            <text:p>SetupForce1dArrayImmediate = 0o27, // 0x17 --- 23</text:p>
          </table:table-cell>
          <table:table-cell office:value-type="float" office:value="23" calcext:value-type="float">
            <text:p>23</text:p>
          </table:table-cell>
          <table:table-cell table:formula="of:=[.K28]-[.K2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upForce1dArrayPop</text:p>
          </table:table-cell>
          <table:table-cell office:value-type="string" calcext:value-type="string">
            <text:p>=</text:p>
          </table:table-cell>
          <table:table-cell table:formula="of:=&quot;0o&quot; &amp; [.G29]" office:value-type="string" office:string-value="0o30" calcext:value-type="string">
            <text:p>0o30</text:p>
          </table:table-cell>
          <table:table-cell table:formula="of:=&quot;0x&quot; &amp; [.I29]" office:value-type="string" office:string-value="0x18" calcext:value-type="string">
            <text:p>0x18</text:p>
          </table:table-cell>
          <table:table-cell table:formula="of:=BASE([.K29]; 8)" office:value-type="string" office:string-value="30" calcext:value-type="string">
            <text:p>30</text:p>
          </table:table-cell>
          <table:table-cell/>
          <table:table-cell table:formula="of:=BASE([.K29]; 16)" office:value-type="string" office:string-value="18" calcext:value-type="string">
            <text:p>18</text:p>
          </table:table-cell>
          <table:table-cell table:formula="of:=[.C29] &amp; &quot; = &quot; &amp; [.E29] &amp; &quot;, // &quot; &amp; [.F29] &amp; &quot; --- &quot; &amp; [.K29]" office:value-type="string" office:string-value="SetupForce1dArrayPop = 0o30, // 0x18 --- 24" calcext:value-type="string">
            <text:p>SetupForce1dArrayPop = 0o30, // 0x18 --- 24</text:p>
          </table:table-cell>
          <table:table-cell office:value-type="float" office:value="24" calcext:value-type="float">
            <text:p>24</text:p>
          </table:table-cell>
          <table:table-cell table:formula="of:=[.K29]-[.K2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indLocativeFP</text:p>
          </table:table-cell>
          <table:table-cell office:value-type="string" calcext:value-type="string">
            <text:p>=</text:p>
          </table:table-cell>
          <table:table-cell table:formula="of:=&quot;0o&quot; &amp; [.G30]" office:value-type="string" office:string-value="0o31" calcext:value-type="string">
            <text:p>0o31</text:p>
          </table:table-cell>
          <table:table-cell table:formula="of:=&quot;0x&quot; &amp; [.I30]" office:value-type="string" office:string-value="0x19" calcext:value-type="string">
            <text:p>0x19</text:p>
          </table:table-cell>
          <table:table-cell table:formula="of:=BASE([.K30]; 8)" office:value-type="string" office:string-value="31" calcext:value-type="string">
            <text:p>31</text:p>
          </table:table-cell>
          <table:table-cell/>
          <table:table-cell table:formula="of:=BASE([.K30]; 16)" office:value-type="string" office:string-value="19" calcext:value-type="string">
            <text:p>19</text:p>
          </table:table-cell>
          <table:table-cell table:formula="of:=[.C30] &amp; &quot; = &quot; &amp; [.E30] &amp; &quot;, // &quot; &amp; [.F30] &amp; &quot; --- &quot; &amp; [.K30]" office:value-type="string" office:string-value="BindLocativeFP = 0o31, // 0x19 --- 25" calcext:value-type="string">
            <text:p>BindLocativeFP = 0o31, // 0x19 --- 25</text:p>
          </table:table-cell>
          <table:table-cell office:value-type="float" office:value="25" calcext:value-type="float">
            <text:p>25</text:p>
          </table:table-cell>
          <table:table-cell table:formula="of:=[.K30]-[.K2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indLocativeLP</text:p>
          </table:table-cell>
          <table:table-cell office:value-type="string" calcext:value-type="string">
            <text:p>=</text:p>
          </table:table-cell>
          <table:table-cell table:formula="of:=&quot;0o&quot; &amp; [.G31]" office:value-type="string" office:string-value="0o32" calcext:value-type="string">
            <text:p>0o32</text:p>
          </table:table-cell>
          <table:table-cell table:formula="of:=&quot;0x&quot; &amp; [.I31]" office:value-type="string" office:string-value="0x1A" calcext:value-type="string">
            <text:p>0x1A</text:p>
          </table:table-cell>
          <table:table-cell table:formula="of:=BASE([.K31]; 8)" office:value-type="string" office:string-value="32" calcext:value-type="string">
            <text:p>32</text:p>
          </table:table-cell>
          <table:table-cell/>
          <table:table-cell table:formula="of:=BASE([.K31]; 16)" office:value-type="string" office:string-value="1A" calcext:value-type="string">
            <text:p>1A</text:p>
          </table:table-cell>
          <table:table-cell table:formula="of:=[.C31] &amp; &quot; = &quot; &amp; [.E31] &amp; &quot;, // &quot; &amp; [.F31] &amp; &quot; --- &quot; &amp; [.K31]" office:value-type="string" office:string-value="BindLocativeLP = 0o32, // 0x1A --- 26" calcext:value-type="string">
            <text:p>BindLocativeLP = 0o32, // 0x1A --- 26</text:p>
          </table:table-cell>
          <table:table-cell office:value-type="float" office:value="26" calcext:value-type="float">
            <text:p>26</text:p>
          </table:table-cell>
          <table:table-cell table:formula="of:=[.K31]-[.K3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indLocativeSP</text:p>
          </table:table-cell>
          <table:table-cell office:value-type="string" calcext:value-type="string">
            <text:p>=</text:p>
          </table:table-cell>
          <table:table-cell table:formula="of:=&quot;0o&quot; &amp; [.G32]" office:value-type="string" office:string-value="0o33" calcext:value-type="string">
            <text:p>0o33</text:p>
          </table:table-cell>
          <table:table-cell table:formula="of:=&quot;0x&quot; &amp; [.I32]" office:value-type="string" office:string-value="0x1B" calcext:value-type="string">
            <text:p>0x1B</text:p>
          </table:table-cell>
          <table:table-cell table:formula="of:=BASE([.K32]; 8)" office:value-type="string" office:string-value="33" calcext:value-type="string">
            <text:p>33</text:p>
          </table:table-cell>
          <table:table-cell/>
          <table:table-cell table:formula="of:=BASE([.K32]; 16)" office:value-type="string" office:string-value="1B" calcext:value-type="string">
            <text:p>1B</text:p>
          </table:table-cell>
          <table:table-cell table:formula="of:=[.C32] &amp; &quot; = &quot; &amp; [.E32] &amp; &quot;, // &quot; &amp; [.F32] &amp; &quot; --- &quot; &amp; [.K32]" office:value-type="string" office:string-value="BindLocativeSP = 0o33, // 0x1B --- 27" calcext:value-type="string">
            <text:p>BindLocativeSP = 0o33, // 0x1B --- 27</text:p>
          </table:table-cell>
          <table:table-cell office:value-type="float" office:value="27" calcext:value-type="float">
            <text:p>27</text:p>
          </table:table-cell>
          <table:table-cell table:formula="of:=[.K32]-[.K3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indLocativeImmediate</text:p>
          </table:table-cell>
          <table:table-cell office:value-type="string" calcext:value-type="string">
            <text:p>=</text:p>
          </table:table-cell>
          <table:table-cell table:formula="of:=&quot;0o&quot; &amp; [.G33]" office:value-type="string" office:string-value="0o34" calcext:value-type="string">
            <text:p>0o34</text:p>
          </table:table-cell>
          <table:table-cell table:formula="of:=&quot;0x&quot; &amp; [.I33]" office:value-type="string" office:string-value="0x1C" calcext:value-type="string">
            <text:p>0x1C</text:p>
          </table:table-cell>
          <table:table-cell table:formula="of:=BASE([.K33]; 8)" office:value-type="string" office:string-value="34" calcext:value-type="string">
            <text:p>34</text:p>
          </table:table-cell>
          <table:table-cell/>
          <table:table-cell table:formula="of:=BASE([.K33]; 16)" office:value-type="string" office:string-value="1C" calcext:value-type="string">
            <text:p>1C</text:p>
          </table:table-cell>
          <table:table-cell table:formula="of:=[.C33] &amp; &quot; = &quot; &amp; [.E33] &amp; &quot;, // &quot; &amp; [.F33] &amp; &quot; --- &quot; &amp; [.K33]" office:value-type="string" office:string-value="BindLocativeImmediate = 0o34, // 0x1C --- 28" calcext:value-type="string">
            <text:p>BindLocativeImmediate = 0o34, // 0x1C --- 28</text:p>
          </table:table-cell>
          <table:table-cell office:value-type="float" office:value="28" calcext:value-type="float">
            <text:p>28</text:p>
          </table:table-cell>
          <table:table-cell table:formula="of:=[.K33]-[.K3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indLocativePop</text:p>
          </table:table-cell>
          <table:table-cell office:value-type="string" calcext:value-type="string">
            <text:p>=</text:p>
          </table:table-cell>
          <table:table-cell table:formula="of:=&quot;0o&quot; &amp; [.G34]" office:value-type="string" office:string-value="0o35" calcext:value-type="string">
            <text:p>0o35</text:p>
          </table:table-cell>
          <table:table-cell table:formula="of:=&quot;0x&quot; &amp; [.I34]" office:value-type="string" office:string-value="0x1D" calcext:value-type="string">
            <text:p>0x1D</text:p>
          </table:table-cell>
          <table:table-cell table:formula="of:=BASE([.K34]; 8)" office:value-type="string" office:string-value="35" calcext:value-type="string">
            <text:p>35</text:p>
          </table:table-cell>
          <table:table-cell/>
          <table:table-cell table:formula="of:=BASE([.K34]; 16)" office:value-type="string" office:string-value="1D" calcext:value-type="string">
            <text:p>1D</text:p>
          </table:table-cell>
          <table:table-cell table:formula="of:=[.C34] &amp; &quot; = &quot; &amp; [.E34] &amp; &quot;, // &quot; &amp; [.F34] &amp; &quot; --- &quot; &amp; [.K34]" office:value-type="string" office:string-value="BindLocativePop = 0o35, // 0x1D --- 29" calcext:value-type="string">
            <text:p>BindLocativePop = 0o35, // 0x1D --- 29</text:p>
          </table:table-cell>
          <table:table-cell office:value-type="float" office:value="29" calcext:value-type="float">
            <text:p>29</text:p>
          </table:table-cell>
          <table:table-cell table:formula="of:=[.K34]-[.K3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estoreBindingStackFP</text:p>
          </table:table-cell>
          <table:table-cell office:value-type="string" calcext:value-type="string">
            <text:p>=</text:p>
          </table:table-cell>
          <table:table-cell table:formula="of:=&quot;0o&quot; &amp; [.G35]" office:value-type="string" office:string-value="0o36" calcext:value-type="string">
            <text:p>0o36</text:p>
          </table:table-cell>
          <table:table-cell table:formula="of:=&quot;0x&quot; &amp; [.I35]" office:value-type="string" office:string-value="0x1E" calcext:value-type="string">
            <text:p>0x1E</text:p>
          </table:table-cell>
          <table:table-cell table:formula="of:=BASE([.K35]; 8)" office:value-type="string" office:string-value="36" calcext:value-type="string">
            <text:p>36</text:p>
          </table:table-cell>
          <table:table-cell/>
          <table:table-cell table:formula="of:=BASE([.K35]; 16)" office:value-type="string" office:string-value="1E" calcext:value-type="string">
            <text:p>1E</text:p>
          </table:table-cell>
          <table:table-cell table:formula="of:=[.C35] &amp; &quot; = &quot; &amp; [.E35] &amp; &quot;, // &quot; &amp; [.F35] &amp; &quot; --- &quot; &amp; [.K35]" office:value-type="string" office:string-value="RestoreBindingStackFP = 0o36, // 0x1E --- 30" calcext:value-type="string">
            <text:p>RestoreBindingStackFP = 0o36, // 0x1E --- 30</text:p>
          </table:table-cell>
          <table:table-cell office:value-type="float" office:value="30" calcext:value-type="float">
            <text:p>30</text:p>
          </table:table-cell>
          <table:table-cell table:formula="of:=[.K35]-[.K3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estoreBindingStackLP</text:p>
          </table:table-cell>
          <table:table-cell office:value-type="string" calcext:value-type="string">
            <text:p>=</text:p>
          </table:table-cell>
          <table:table-cell table:formula="of:=&quot;0o&quot; &amp; [.G36]" office:value-type="string" office:string-value="0o37" calcext:value-type="string">
            <text:p>0o37</text:p>
          </table:table-cell>
          <table:table-cell table:formula="of:=&quot;0x&quot; &amp; [.I36]" office:value-type="string" office:string-value="0x1F" calcext:value-type="string">
            <text:p>0x1F</text:p>
          </table:table-cell>
          <table:table-cell table:formula="of:=BASE([.K36]; 8)" office:value-type="string" office:string-value="37" calcext:value-type="string">
            <text:p>37</text:p>
          </table:table-cell>
          <table:table-cell/>
          <table:table-cell table:formula="of:=BASE([.K36]; 16)" office:value-type="string" office:string-value="1F" calcext:value-type="string">
            <text:p>1F</text:p>
          </table:table-cell>
          <table:table-cell table:formula="of:=[.C36] &amp; &quot; = &quot; &amp; [.E36] &amp; &quot;, // &quot; &amp; [.F36] &amp; &quot; --- &quot; &amp; [.K36]" office:value-type="string" office:string-value="RestoreBindingStackLP = 0o37, // 0x1F --- 31" calcext:value-type="string">
            <text:p>RestoreBindingStackLP = 0o37, // 0x1F --- 31</text:p>
          </table:table-cell>
          <table:table-cell office:value-type="float" office:value="31" calcext:value-type="float">
            <text:p>31</text:p>
          </table:table-cell>
          <table:table-cell table:formula="of:=[.K36]-[.K3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estoreBindingStackSP</text:p>
          </table:table-cell>
          <table:table-cell office:value-type="string" calcext:value-type="string">
            <text:p>=</text:p>
          </table:table-cell>
          <table:table-cell table:formula="of:=&quot;0o&quot; &amp; [.G37]" office:value-type="string" office:string-value="0o40" calcext:value-type="string">
            <text:p>0o40</text:p>
          </table:table-cell>
          <table:table-cell table:formula="of:=&quot;0x&quot; &amp; [.I37]" office:value-type="string" office:string-value="0x20" calcext:value-type="string">
            <text:p>0x20</text:p>
          </table:table-cell>
          <table:table-cell table:formula="of:=BASE([.K37]; 8)" office:value-type="string" office:string-value="40" calcext:value-type="string">
            <text:p>40</text:p>
          </table:table-cell>
          <table:table-cell/>
          <table:table-cell table:formula="of:=BASE([.K37]; 16)" office:value-type="string" office:string-value="20" calcext:value-type="string">
            <text:p>20</text:p>
          </table:table-cell>
          <table:table-cell table:formula="of:=[.C37] &amp; &quot; = &quot; &amp; [.E37] &amp; &quot;, // &quot; &amp; [.F37] &amp; &quot; --- &quot; &amp; [.K37]" office:value-type="string" office:string-value="RestoreBindingStackSP = 0o40, // 0x20 --- 32" calcext:value-type="string">
            <text:p>RestoreBindingStackSP = 0o40, // 0x20 --- 32</text:p>
          </table:table-cell>
          <table:table-cell office:value-type="float" office:value="32" calcext:value-type="float">
            <text:p>32</text:p>
          </table:table-cell>
          <table:table-cell table:formula="of:=[.K37]-[.K3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estoreBindingStackImmediate</text:p>
          </table:table-cell>
          <table:table-cell office:value-type="string" calcext:value-type="string">
            <text:p>=</text:p>
          </table:table-cell>
          <table:table-cell table:formula="of:=&quot;0o&quot; &amp; [.G38]" office:value-type="string" office:string-value="0o41" calcext:value-type="string">
            <text:p>0o41</text:p>
          </table:table-cell>
          <table:table-cell table:formula="of:=&quot;0x&quot; &amp; [.I38]" office:value-type="string" office:string-value="0x21" calcext:value-type="string">
            <text:p>0x21</text:p>
          </table:table-cell>
          <table:table-cell table:formula="of:=BASE([.K38]; 8)" office:value-type="string" office:string-value="41" calcext:value-type="string">
            <text:p>41</text:p>
          </table:table-cell>
          <table:table-cell/>
          <table:table-cell table:formula="of:=BASE([.K38]; 16)" office:value-type="string" office:string-value="21" calcext:value-type="string">
            <text:p>21</text:p>
          </table:table-cell>
          <table:table-cell table:formula="of:=[.C38] &amp; &quot; = &quot; &amp; [.E38] &amp; &quot;, // &quot; &amp; [.F38] &amp; &quot; --- &quot; &amp; [.K38]" office:value-type="string" office:string-value="RestoreBindingStackImmediate = 0o41, // 0x21 --- 33" calcext:value-type="string">
            <text:p>RestoreBindingStackImmediate = 0o41, // 0x21 --- 33</text:p>
          </table:table-cell>
          <table:table-cell office:value-type="float" office:value="33" calcext:value-type="float">
            <text:p>33</text:p>
          </table:table-cell>
          <table:table-cell table:formula="of:=[.K38]-[.K3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estoreBindingStackPop</text:p>
          </table:table-cell>
          <table:table-cell office:value-type="string" calcext:value-type="string">
            <text:p>=</text:p>
          </table:table-cell>
          <table:table-cell table:formula="of:=&quot;0o&quot; &amp; [.G39]" office:value-type="string" office:string-value="0o42" calcext:value-type="string">
            <text:p>0o42</text:p>
          </table:table-cell>
          <table:table-cell table:formula="of:=&quot;0x&quot; &amp; [.I39]" office:value-type="string" office:string-value="0x22" calcext:value-type="string">
            <text:p>0x22</text:p>
          </table:table-cell>
          <table:table-cell table:formula="of:=BASE([.K39]; 8)" office:value-type="string" office:string-value="42" calcext:value-type="string">
            <text:p>42</text:p>
          </table:table-cell>
          <table:table-cell/>
          <table:table-cell table:formula="of:=BASE([.K39]; 16)" office:value-type="string" office:string-value="22" calcext:value-type="string">
            <text:p>22</text:p>
          </table:table-cell>
          <table:table-cell table:formula="of:=[.C39] &amp; &quot; = &quot; &amp; [.E39] &amp; &quot;, // &quot; &amp; [.F39] &amp; &quot; --- &quot; &amp; [.K39]" office:value-type="string" office:string-value="RestoreBindingStackPop = 0o42, // 0x22 --- 34" calcext:value-type="string">
            <text:p>RestoreBindingStackPop = 0o42, // 0x22 --- 34</text:p>
          </table:table-cell>
          <table:table-cell office:value-type="float" office:value="34" calcext:value-type="float">
            <text:p>34</text:p>
          </table:table-cell>
          <table:table-cell table:formula="of:=[.K39]-[.K3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phemeralpFP</text:p>
          </table:table-cell>
          <table:table-cell office:value-type="string" calcext:value-type="string">
            <text:p>=</text:p>
          </table:table-cell>
          <table:table-cell table:formula="of:=&quot;0o&quot; &amp; [.G40]" office:value-type="string" office:string-value="0o43" calcext:value-type="string">
            <text:p>0o43</text:p>
          </table:table-cell>
          <table:table-cell table:formula="of:=&quot;0x&quot; &amp; [.I40]" office:value-type="string" office:string-value="0x23" calcext:value-type="string">
            <text:p>0x23</text:p>
          </table:table-cell>
          <table:table-cell table:formula="of:=BASE([.K40]; 8)" office:value-type="string" office:string-value="43" calcext:value-type="string">
            <text:p>43</text:p>
          </table:table-cell>
          <table:table-cell/>
          <table:table-cell table:formula="of:=BASE([.K40]; 16)" office:value-type="string" office:string-value="23" calcext:value-type="string">
            <text:p>23</text:p>
          </table:table-cell>
          <table:table-cell table:formula="of:=[.C40] &amp; &quot; = &quot; &amp; [.E40] &amp; &quot;, // &quot; &amp; [.F40] &amp; &quot; --- &quot; &amp; [.K40]" office:value-type="string" office:string-value="EphemeralpFP = 0o43, // 0x23 --- 35" calcext:value-type="string">
            <text:p>EphemeralpFP = 0o43, // 0x23 --- 35</text:p>
          </table:table-cell>
          <table:table-cell office:value-type="float" office:value="35" calcext:value-type="float">
            <text:p>35</text:p>
          </table:table-cell>
          <table:table-cell table:formula="of:=[.K40]-[.K3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phemeralpLP</text:p>
          </table:table-cell>
          <table:table-cell office:value-type="string" calcext:value-type="string">
            <text:p>=</text:p>
          </table:table-cell>
          <table:table-cell table:formula="of:=&quot;0o&quot; &amp; [.G41]" office:value-type="string" office:string-value="0o44" calcext:value-type="string">
            <text:p>0o44</text:p>
          </table:table-cell>
          <table:table-cell table:formula="of:=&quot;0x&quot; &amp; [.I41]" office:value-type="string" office:string-value="0x24" calcext:value-type="string">
            <text:p>0x24</text:p>
          </table:table-cell>
          <table:table-cell table:formula="of:=BASE([.K41]; 8)" office:value-type="string" office:string-value="44" calcext:value-type="string">
            <text:p>44</text:p>
          </table:table-cell>
          <table:table-cell/>
          <table:table-cell table:formula="of:=BASE([.K41]; 16)" office:value-type="string" office:string-value="24" calcext:value-type="string">
            <text:p>24</text:p>
          </table:table-cell>
          <table:table-cell table:formula="of:=[.C41] &amp; &quot; = &quot; &amp; [.E41] &amp; &quot;, // &quot; &amp; [.F41] &amp; &quot; --- &quot; &amp; [.K41]" office:value-type="string" office:string-value="EphemeralpLP = 0o44, // 0x24 --- 36" calcext:value-type="string">
            <text:p>EphemeralpLP = 0o44, // 0x24 --- 36</text:p>
          </table:table-cell>
          <table:table-cell office:value-type="float" office:value="36" calcext:value-type="float">
            <text:p>36</text:p>
          </table:table-cell>
          <table:table-cell table:formula="of:=[.K41]-[.K4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phemeralpSP</text:p>
          </table:table-cell>
          <table:table-cell office:value-type="string" calcext:value-type="string">
            <text:p>=</text:p>
          </table:table-cell>
          <table:table-cell table:formula="of:=&quot;0o&quot; &amp; [.G42]" office:value-type="string" office:string-value="0o45" calcext:value-type="string">
            <text:p>0o45</text:p>
          </table:table-cell>
          <table:table-cell table:formula="of:=&quot;0x&quot; &amp; [.I42]" office:value-type="string" office:string-value="0x25" calcext:value-type="string">
            <text:p>0x25</text:p>
          </table:table-cell>
          <table:table-cell table:formula="of:=BASE([.K42]; 8)" office:value-type="string" office:string-value="45" calcext:value-type="string">
            <text:p>45</text:p>
          </table:table-cell>
          <table:table-cell/>
          <table:table-cell table:formula="of:=BASE([.K42]; 16)" office:value-type="string" office:string-value="25" calcext:value-type="string">
            <text:p>25</text:p>
          </table:table-cell>
          <table:table-cell table:formula="of:=[.C42] &amp; &quot; = &quot; &amp; [.E42] &amp; &quot;, // &quot; &amp; [.F42] &amp; &quot; --- &quot; &amp; [.K42]" office:value-type="string" office:string-value="EphemeralpSP = 0o45, // 0x25 --- 37" calcext:value-type="string">
            <text:p>EphemeralpSP = 0o45, // 0x25 --- 37</text:p>
          </table:table-cell>
          <table:table-cell office:value-type="float" office:value="37" calcext:value-type="float">
            <text:p>37</text:p>
          </table:table-cell>
          <table:table-cell table:formula="of:=[.K42]-[.K4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phemeralpImmediate</text:p>
          </table:table-cell>
          <table:table-cell office:value-type="string" calcext:value-type="string">
            <text:p>=</text:p>
          </table:table-cell>
          <table:table-cell table:formula="of:=&quot;0o&quot; &amp; [.G43]" office:value-type="string" office:string-value="0o46" calcext:value-type="string">
            <text:p>0o46</text:p>
          </table:table-cell>
          <table:table-cell table:formula="of:=&quot;0x&quot; &amp; [.I43]" office:value-type="string" office:string-value="0x26" calcext:value-type="string">
            <text:p>0x26</text:p>
          </table:table-cell>
          <table:table-cell table:formula="of:=BASE([.K43]; 8)" office:value-type="string" office:string-value="46" calcext:value-type="string">
            <text:p>46</text:p>
          </table:table-cell>
          <table:table-cell/>
          <table:table-cell table:formula="of:=BASE([.K43]; 16)" office:value-type="string" office:string-value="26" calcext:value-type="string">
            <text:p>26</text:p>
          </table:table-cell>
          <table:table-cell table:formula="of:=[.C43] &amp; &quot; = &quot; &amp; [.E43] &amp; &quot;, // &quot; &amp; [.F43] &amp; &quot; --- &quot; &amp; [.K43]" office:value-type="string" office:string-value="EphemeralpImmediate = 0o46, // 0x26 --- 38" calcext:value-type="string">
            <text:p>EphemeralpImmediate = 0o46, // 0x26 --- 38</text:p>
          </table:table-cell>
          <table:table-cell office:value-type="float" office:value="38" calcext:value-type="float">
            <text:p>38</text:p>
          </table:table-cell>
          <table:table-cell table:formula="of:=[.K43]-[.K4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phemeralpPop</text:p>
          </table:table-cell>
          <table:table-cell office:value-type="string" calcext:value-type="string">
            <text:p>=</text:p>
          </table:table-cell>
          <table:table-cell table:formula="of:=&quot;0o&quot; &amp; [.G44]" office:value-type="string" office:string-value="0o47" calcext:value-type="string">
            <text:p>0o47</text:p>
          </table:table-cell>
          <table:table-cell table:formula="of:=&quot;0x&quot; &amp; [.I44]" office:value-type="string" office:string-value="0x27" calcext:value-type="string">
            <text:p>0x27</text:p>
          </table:table-cell>
          <table:table-cell table:formula="of:=BASE([.K44]; 8)" office:value-type="string" office:string-value="47" calcext:value-type="string">
            <text:p>47</text:p>
          </table:table-cell>
          <table:table-cell/>
          <table:table-cell table:formula="of:=BASE([.K44]; 16)" office:value-type="string" office:string-value="27" calcext:value-type="string">
            <text:p>27</text:p>
          </table:table-cell>
          <table:table-cell table:formula="of:=[.C44] &amp; &quot; = &quot; &amp; [.E44] &amp; &quot;, // &quot; &amp; [.F44] &amp; &quot; --- &quot; &amp; [.K44]" office:value-type="string" office:string-value="EphemeralpPop = 0o47, // 0x27 --- 39" calcext:value-type="string">
            <text:p>EphemeralpPop = 0o47, // 0x27 --- 39</text:p>
          </table:table-cell>
          <table:table-cell office:value-type="float" office:value="39" calcext:value-type="float">
            <text:p>39</text:p>
          </table:table-cell>
          <table:table-cell table:formula="of:=[.K44]-[.K4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artCallFP</text:p>
          </table:table-cell>
          <table:table-cell office:value-type="string" calcext:value-type="string">
            <text:p>=</text:p>
          </table:table-cell>
          <table:table-cell table:formula="of:=&quot;0o&quot; &amp; [.G45]" office:value-type="string" office:string-value="0o50" calcext:value-type="string">
            <text:p>0o50</text:p>
          </table:table-cell>
          <table:table-cell table:formula="of:=&quot;0x&quot; &amp; [.I45]" office:value-type="string" office:string-value="0x28" calcext:value-type="string">
            <text:p>0x28</text:p>
          </table:table-cell>
          <table:table-cell table:formula="of:=BASE([.K45]; 8)" office:value-type="string" office:string-value="50" calcext:value-type="string">
            <text:p>50</text:p>
          </table:table-cell>
          <table:table-cell/>
          <table:table-cell table:formula="of:=BASE([.K45]; 16)" office:value-type="string" office:string-value="28" calcext:value-type="string">
            <text:p>28</text:p>
          </table:table-cell>
          <table:table-cell table:formula="of:=[.C45] &amp; &quot; = &quot; &amp; [.E45] &amp; &quot;, // &quot; &amp; [.F45] &amp; &quot; --- &quot; &amp; [.K45]" office:value-type="string" office:string-value="StartCallFP = 0o50, // 0x28 --- 40" calcext:value-type="string">
            <text:p>StartCallFP = 0o50, // 0x28 --- 40</text:p>
          </table:table-cell>
          <table:table-cell office:value-type="float" office:value="40" calcext:value-type="float">
            <text:p>40</text:p>
          </table:table-cell>
          <table:table-cell table:formula="of:=[.K45]-[.K4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artCallLP</text:p>
          </table:table-cell>
          <table:table-cell office:value-type="string" calcext:value-type="string">
            <text:p>=</text:p>
          </table:table-cell>
          <table:table-cell table:formula="of:=&quot;0o&quot; &amp; [.G46]" office:value-type="string" office:string-value="0o51" calcext:value-type="string">
            <text:p>0o51</text:p>
          </table:table-cell>
          <table:table-cell table:formula="of:=&quot;0x&quot; &amp; [.I46]" office:value-type="string" office:string-value="0x29" calcext:value-type="string">
            <text:p>0x29</text:p>
          </table:table-cell>
          <table:table-cell table:formula="of:=BASE([.K46]; 8)" office:value-type="string" office:string-value="51" calcext:value-type="string">
            <text:p>51</text:p>
          </table:table-cell>
          <table:table-cell/>
          <table:table-cell table:formula="of:=BASE([.K46]; 16)" office:value-type="string" office:string-value="29" calcext:value-type="string">
            <text:p>29</text:p>
          </table:table-cell>
          <table:table-cell table:formula="of:=[.C46] &amp; &quot; = &quot; &amp; [.E46] &amp; &quot;, // &quot; &amp; [.F46] &amp; &quot; --- &quot; &amp; [.K46]" office:value-type="string" office:string-value="StartCallLP = 0o51, // 0x29 --- 41" calcext:value-type="string">
            <text:p>StartCallLP = 0o51, // 0x29 --- 41</text:p>
          </table:table-cell>
          <table:table-cell office:value-type="float" office:value="41" calcext:value-type="float">
            <text:p>41</text:p>
          </table:table-cell>
          <table:table-cell table:formula="of:=[.K46]-[.K4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artCallSP</text:p>
          </table:table-cell>
          <table:table-cell office:value-type="string" calcext:value-type="string">
            <text:p>=</text:p>
          </table:table-cell>
          <table:table-cell table:formula="of:=&quot;0o&quot; &amp; [.G47]" office:value-type="string" office:string-value="0o52" calcext:value-type="string">
            <text:p>0o52</text:p>
          </table:table-cell>
          <table:table-cell table:formula="of:=&quot;0x&quot; &amp; [.I47]" office:value-type="string" office:string-value="0x2A" calcext:value-type="string">
            <text:p>0x2A</text:p>
          </table:table-cell>
          <table:table-cell table:formula="of:=BASE([.K47]; 8)" office:value-type="string" office:string-value="52" calcext:value-type="string">
            <text:p>52</text:p>
          </table:table-cell>
          <table:table-cell/>
          <table:table-cell table:formula="of:=BASE([.K47]; 16)" office:value-type="string" office:string-value="2A" calcext:value-type="string">
            <text:p>2A</text:p>
          </table:table-cell>
          <table:table-cell table:formula="of:=[.C47] &amp; &quot; = &quot; &amp; [.E47] &amp; &quot;, // &quot; &amp; [.F47] &amp; &quot; --- &quot; &amp; [.K47]" office:value-type="string" office:string-value="StartCallSP = 0o52, // 0x2A --- 42" calcext:value-type="string">
            <text:p>StartCallSP = 0o52, // 0x2A --- 42</text:p>
          </table:table-cell>
          <table:table-cell office:value-type="float" office:value="42" calcext:value-type="float">
            <text:p>42</text:p>
          </table:table-cell>
          <table:table-cell table:formula="of:=[.K47]-[.K4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artCallImmediate</text:p>
          </table:table-cell>
          <table:table-cell office:value-type="string" calcext:value-type="string">
            <text:p>=</text:p>
          </table:table-cell>
          <table:table-cell table:formula="of:=&quot;0o&quot; &amp; [.G48]" office:value-type="string" office:string-value="0o53" calcext:value-type="string">
            <text:p>0o53</text:p>
          </table:table-cell>
          <table:table-cell table:formula="of:=&quot;0x&quot; &amp; [.I48]" office:value-type="string" office:string-value="0x2B" calcext:value-type="string">
            <text:p>0x2B</text:p>
          </table:table-cell>
          <table:table-cell table:formula="of:=BASE([.K48]; 8)" office:value-type="string" office:string-value="53" calcext:value-type="string">
            <text:p>53</text:p>
          </table:table-cell>
          <table:table-cell/>
          <table:table-cell table:formula="of:=BASE([.K48]; 16)" office:value-type="string" office:string-value="2B" calcext:value-type="string">
            <text:p>2B</text:p>
          </table:table-cell>
          <table:table-cell table:formula="of:=[.C48] &amp; &quot; = &quot; &amp; [.E48] &amp; &quot;, // &quot; &amp; [.F48] &amp; &quot; --- &quot; &amp; [.K48]" office:value-type="string" office:string-value="StartCallImmediate = 0o53, // 0x2B --- 43" calcext:value-type="string">
            <text:p>StartCallImmediate = 0o53, // 0x2B --- 43</text:p>
          </table:table-cell>
          <table:table-cell office:value-type="float" office:value="43" calcext:value-type="float">
            <text:p>43</text:p>
          </table:table-cell>
          <table:table-cell table:formula="of:=[.K48]-[.K4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artCallPop</text:p>
          </table:table-cell>
          <table:table-cell office:value-type="string" calcext:value-type="string">
            <text:p>=</text:p>
          </table:table-cell>
          <table:table-cell table:formula="of:=&quot;0o&quot; &amp; [.G49]" office:value-type="string" office:string-value="0o54" calcext:value-type="string">
            <text:p>0o54</text:p>
          </table:table-cell>
          <table:table-cell table:formula="of:=&quot;0x&quot; &amp; [.I49]" office:value-type="string" office:string-value="0x2C" calcext:value-type="string">
            <text:p>0x2C</text:p>
          </table:table-cell>
          <table:table-cell table:formula="of:=BASE([.K49]; 8)" office:value-type="string" office:string-value="54" calcext:value-type="string">
            <text:p>54</text:p>
          </table:table-cell>
          <table:table-cell/>
          <table:table-cell table:formula="of:=BASE([.K49]; 16)" office:value-type="string" office:string-value="2C" calcext:value-type="string">
            <text:p>2C</text:p>
          </table:table-cell>
          <table:table-cell table:formula="of:=[.C49] &amp; &quot; = &quot; &amp; [.E49] &amp; &quot;, // &quot; &amp; [.F49] &amp; &quot; --- &quot; &amp; [.K49]" office:value-type="string" office:string-value="StartCallPop = 0o54, // 0x2C --- 44" calcext:value-type="string">
            <text:p>StartCallPop = 0o54, // 0x2C --- 44</text:p>
          </table:table-cell>
          <table:table-cell office:value-type="float" office:value="44" calcext:value-type="float">
            <text:p>44</text:p>
          </table:table-cell>
          <table:table-cell table:formula="of:=[.K49]-[.K4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JumpFP</text:p>
          </table:table-cell>
          <table:table-cell office:value-type="string" calcext:value-type="string">
            <text:p>=</text:p>
          </table:table-cell>
          <table:table-cell table:formula="of:=&quot;0o&quot; &amp; [.G50]" office:value-type="string" office:string-value="0o55" calcext:value-type="string">
            <text:p>0o55</text:p>
          </table:table-cell>
          <table:table-cell table:formula="of:=&quot;0x&quot; &amp; [.I50]" office:value-type="string" office:string-value="0x2D" calcext:value-type="string">
            <text:p>0x2D</text:p>
          </table:table-cell>
          <table:table-cell table:formula="of:=BASE([.K50]; 8)" office:value-type="string" office:string-value="55" calcext:value-type="string">
            <text:p>55</text:p>
          </table:table-cell>
          <table:table-cell/>
          <table:table-cell table:formula="of:=BASE([.K50]; 16)" office:value-type="string" office:string-value="2D" calcext:value-type="string">
            <text:p>2D</text:p>
          </table:table-cell>
          <table:table-cell table:formula="of:=[.C50] &amp; &quot; = &quot; &amp; [.E50] &amp; &quot;, // &quot; &amp; [.F50] &amp; &quot; --- &quot; &amp; [.K50]" office:value-type="string" office:string-value="JumpFP = 0o55, // 0x2D --- 45" calcext:value-type="string">
            <text:p>JumpFP = 0o55, // 0x2D --- 45</text:p>
          </table:table-cell>
          <table:table-cell office:value-type="float" office:value="45" calcext:value-type="float">
            <text:p>45</text:p>
          </table:table-cell>
          <table:table-cell table:formula="of:=[.K50]-[.K4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JumpLP</text:p>
          </table:table-cell>
          <table:table-cell office:value-type="string" calcext:value-type="string">
            <text:p>=</text:p>
          </table:table-cell>
          <table:table-cell table:formula="of:=&quot;0o&quot; &amp; [.G51]" office:value-type="string" office:string-value="0o56" calcext:value-type="string">
            <text:p>0o56</text:p>
          </table:table-cell>
          <table:table-cell table:formula="of:=&quot;0x&quot; &amp; [.I51]" office:value-type="string" office:string-value="0x2E" calcext:value-type="string">
            <text:p>0x2E</text:p>
          </table:table-cell>
          <table:table-cell table:formula="of:=BASE([.K51]; 8)" office:value-type="string" office:string-value="56" calcext:value-type="string">
            <text:p>56</text:p>
          </table:table-cell>
          <table:table-cell/>
          <table:table-cell table:formula="of:=BASE([.K51]; 16)" office:value-type="string" office:string-value="2E" calcext:value-type="string">
            <text:p>2E</text:p>
          </table:table-cell>
          <table:table-cell table:formula="of:=[.C51] &amp; &quot; = &quot; &amp; [.E51] &amp; &quot;, // &quot; &amp; [.F51] &amp; &quot; --- &quot; &amp; [.K51]" office:value-type="string" office:string-value="JumpLP = 0o56, // 0x2E --- 46" calcext:value-type="string">
            <text:p>JumpLP = 0o56, // 0x2E --- 46</text:p>
          </table:table-cell>
          <table:table-cell office:value-type="float" office:value="46" calcext:value-type="float">
            <text:p>46</text:p>
          </table:table-cell>
          <table:table-cell table:formula="of:=[.K51]-[.K5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JumpSP</text:p>
          </table:table-cell>
          <table:table-cell office:value-type="string" calcext:value-type="string">
            <text:p>=</text:p>
          </table:table-cell>
          <table:table-cell table:formula="of:=&quot;0o&quot; &amp; [.G52]" office:value-type="string" office:string-value="0o57" calcext:value-type="string">
            <text:p>0o57</text:p>
          </table:table-cell>
          <table:table-cell table:formula="of:=&quot;0x&quot; &amp; [.I52]" office:value-type="string" office:string-value="0x2F" calcext:value-type="string">
            <text:p>0x2F</text:p>
          </table:table-cell>
          <table:table-cell table:formula="of:=BASE([.K52]; 8)" office:value-type="string" office:string-value="57" calcext:value-type="string">
            <text:p>57</text:p>
          </table:table-cell>
          <table:table-cell/>
          <table:table-cell table:formula="of:=BASE([.K52]; 16)" office:value-type="string" office:string-value="2F" calcext:value-type="string">
            <text:p>2F</text:p>
          </table:table-cell>
          <table:table-cell table:formula="of:=[.C52] &amp; &quot; = &quot; &amp; [.E52] &amp; &quot;, // &quot; &amp; [.F52] &amp; &quot; --- &quot; &amp; [.K52]" office:value-type="string" office:string-value="JumpSP = 0o57, // 0x2F --- 47" calcext:value-type="string">
            <text:p>JumpSP = 0o57, // 0x2F --- 47</text:p>
          </table:table-cell>
          <table:table-cell office:value-type="float" office:value="47" calcext:value-type="float">
            <text:p>47</text:p>
          </table:table-cell>
          <table:table-cell table:formula="of:=[.K52]-[.K5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JumpImmediate</text:p>
          </table:table-cell>
          <table:table-cell office:value-type="string" calcext:value-type="string">
            <text:p>=</text:p>
          </table:table-cell>
          <table:table-cell table:formula="of:=&quot;0o&quot; &amp; [.G53]" office:value-type="string" office:string-value="0o60" calcext:value-type="string">
            <text:p>0o60</text:p>
          </table:table-cell>
          <table:table-cell table:formula="of:=&quot;0x&quot; &amp; [.I53]" office:value-type="string" office:string-value="0x30" calcext:value-type="string">
            <text:p>0x30</text:p>
          </table:table-cell>
          <table:table-cell table:formula="of:=BASE([.K53]; 8)" office:value-type="string" office:string-value="60" calcext:value-type="string">
            <text:p>60</text:p>
          </table:table-cell>
          <table:table-cell/>
          <table:table-cell table:formula="of:=BASE([.K53]; 16)" office:value-type="string" office:string-value="30" calcext:value-type="string">
            <text:p>30</text:p>
          </table:table-cell>
          <table:table-cell table:formula="of:=[.C53] &amp; &quot; = &quot; &amp; [.E53] &amp; &quot;, // &quot; &amp; [.F53] &amp; &quot; --- &quot; &amp; [.K53]" office:value-type="string" office:string-value="JumpImmediate = 0o60, // 0x30 --- 48" calcext:value-type="string">
            <text:p>JumpImmediate = 0o60, // 0x30 --- 48</text:p>
          </table:table-cell>
          <table:table-cell office:value-type="float" office:value="48" calcext:value-type="float">
            <text:p>48</text:p>
          </table:table-cell>
          <table:table-cell table:formula="of:=[.K53]-[.K5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JumpPop</text:p>
          </table:table-cell>
          <table:table-cell office:value-type="string" calcext:value-type="string">
            <text:p>=</text:p>
          </table:table-cell>
          <table:table-cell table:formula="of:=&quot;0o&quot; &amp; [.G54]" office:value-type="string" office:string-value="0o61" calcext:value-type="string">
            <text:p>0o61</text:p>
          </table:table-cell>
          <table:table-cell table:formula="of:=&quot;0x&quot; &amp; [.I54]" office:value-type="string" office:string-value="0x31" calcext:value-type="string">
            <text:p>0x31</text:p>
          </table:table-cell>
          <table:table-cell table:formula="of:=BASE([.K54]; 8)" office:value-type="string" office:string-value="61" calcext:value-type="string">
            <text:p>61</text:p>
          </table:table-cell>
          <table:table-cell/>
          <table:table-cell table:formula="of:=BASE([.K54]; 16)" office:value-type="string" office:string-value="31" calcext:value-type="string">
            <text:p>31</text:p>
          </table:table-cell>
          <table:table-cell table:formula="of:=[.C54] &amp; &quot; = &quot; &amp; [.E54] &amp; &quot;, // &quot; &amp; [.F54] &amp; &quot; --- &quot; &amp; [.K54]" office:value-type="string" office:string-value="JumpPop = 0o61, // 0x31 --- 49" calcext:value-type="string">
            <text:p>JumpPop = 0o61, // 0x31 --- 49</text:p>
          </table:table-cell>
          <table:table-cell office:value-type="float" office:value="49" calcext:value-type="float">
            <text:p>49</text:p>
          </table:table-cell>
          <table:table-cell table:formula="of:=[.K54]-[.K5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TagFP</text:p>
          </table:table-cell>
          <table:table-cell office:value-type="string" calcext:value-type="string">
            <text:p>=</text:p>
          </table:table-cell>
          <table:table-cell table:formula="of:=&quot;0o&quot; &amp; [.G55]" office:value-type="string" office:string-value="0o62" calcext:value-type="string">
            <text:p>0o62</text:p>
          </table:table-cell>
          <table:table-cell table:formula="of:=&quot;0x&quot; &amp; [.I55]" office:value-type="string" office:string-value="0x32" calcext:value-type="string">
            <text:p>0x32</text:p>
          </table:table-cell>
          <table:table-cell table:formula="of:=BASE([.K55]; 8)" office:value-type="string" office:string-value="62" calcext:value-type="string">
            <text:p>62</text:p>
          </table:table-cell>
          <table:table-cell/>
          <table:table-cell table:formula="of:=BASE([.K55]; 16)" office:value-type="string" office:string-value="32" calcext:value-type="string">
            <text:p>32</text:p>
          </table:table-cell>
          <table:table-cell table:formula="of:=[.C55] &amp; &quot; = &quot; &amp; [.E55] &amp; &quot;, // &quot; &amp; [.F55] &amp; &quot; --- &quot; &amp; [.K55]" office:value-type="string" office:string-value="TagFP = 0o62, // 0x32 --- 50" calcext:value-type="string">
            <text:p>TagFP = 0o62, // 0x32 --- 50</text:p>
          </table:table-cell>
          <table:table-cell office:value-type="float" office:value="50" calcext:value-type="float">
            <text:p>50</text:p>
          </table:table-cell>
          <table:table-cell table:formula="of:=[.K55]-[.K5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TagLP</text:p>
          </table:table-cell>
          <table:table-cell office:value-type="string" calcext:value-type="string">
            <text:p>=</text:p>
          </table:table-cell>
          <table:table-cell table:formula="of:=&quot;0o&quot; &amp; [.G56]" office:value-type="string" office:string-value="0o63" calcext:value-type="string">
            <text:p>0o63</text:p>
          </table:table-cell>
          <table:table-cell table:formula="of:=&quot;0x&quot; &amp; [.I56]" office:value-type="string" office:string-value="0x33" calcext:value-type="string">
            <text:p>0x33</text:p>
          </table:table-cell>
          <table:table-cell table:formula="of:=BASE([.K56]; 8)" office:value-type="string" office:string-value="63" calcext:value-type="string">
            <text:p>63</text:p>
          </table:table-cell>
          <table:table-cell/>
          <table:table-cell table:formula="of:=BASE([.K56]; 16)" office:value-type="string" office:string-value="33" calcext:value-type="string">
            <text:p>33</text:p>
          </table:table-cell>
          <table:table-cell table:formula="of:=[.C56] &amp; &quot; = &quot; &amp; [.E56] &amp; &quot;, // &quot; &amp; [.F56] &amp; &quot; --- &quot; &amp; [.K56]" office:value-type="string" office:string-value="TagLP = 0o63, // 0x33 --- 51" calcext:value-type="string">
            <text:p>TagLP = 0o63, // 0x33 --- 51</text:p>
          </table:table-cell>
          <table:table-cell office:value-type="float" office:value="51" calcext:value-type="float">
            <text:p>51</text:p>
          </table:table-cell>
          <table:table-cell table:formula="of:=[.K56]-[.K5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TagSP</text:p>
          </table:table-cell>
          <table:table-cell office:value-type="string" calcext:value-type="string">
            <text:p>=</text:p>
          </table:table-cell>
          <table:table-cell table:formula="of:=&quot;0o&quot; &amp; [.G57]" office:value-type="string" office:string-value="0o64" calcext:value-type="string">
            <text:p>0o64</text:p>
          </table:table-cell>
          <table:table-cell table:formula="of:=&quot;0x&quot; &amp; [.I57]" office:value-type="string" office:string-value="0x34" calcext:value-type="string">
            <text:p>0x34</text:p>
          </table:table-cell>
          <table:table-cell table:formula="of:=BASE([.K57]; 8)" office:value-type="string" office:string-value="64" calcext:value-type="string">
            <text:p>64</text:p>
          </table:table-cell>
          <table:table-cell/>
          <table:table-cell table:formula="of:=BASE([.K57]; 16)" office:value-type="string" office:string-value="34" calcext:value-type="string">
            <text:p>34</text:p>
          </table:table-cell>
          <table:table-cell table:formula="of:=[.C57] &amp; &quot; = &quot; &amp; [.E57] &amp; &quot;, // &quot; &amp; [.F57] &amp; &quot; --- &quot; &amp; [.K57]" office:value-type="string" office:string-value="TagSP = 0o64, // 0x34 --- 52" calcext:value-type="string">
            <text:p>TagSP = 0o64, // 0x34 --- 52</text:p>
          </table:table-cell>
          <table:table-cell office:value-type="float" office:value="52" calcext:value-type="float">
            <text:p>52</text:p>
          </table:table-cell>
          <table:table-cell table:formula="of:=[.K57]-[.K5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TagImmediate</text:p>
          </table:table-cell>
          <table:table-cell office:value-type="string" calcext:value-type="string">
            <text:p>=</text:p>
          </table:table-cell>
          <table:table-cell table:formula="of:=&quot;0o&quot; &amp; [.G58]" office:value-type="string" office:string-value="0o65" calcext:value-type="string">
            <text:p>0o65</text:p>
          </table:table-cell>
          <table:table-cell table:formula="of:=&quot;0x&quot; &amp; [.I58]" office:value-type="string" office:string-value="0x35" calcext:value-type="string">
            <text:p>0x35</text:p>
          </table:table-cell>
          <table:table-cell table:formula="of:=BASE([.K58]; 8)" office:value-type="string" office:string-value="65" calcext:value-type="string">
            <text:p>65</text:p>
          </table:table-cell>
          <table:table-cell/>
          <table:table-cell table:formula="of:=BASE([.K58]; 16)" office:value-type="string" office:string-value="35" calcext:value-type="string">
            <text:p>35</text:p>
          </table:table-cell>
          <table:table-cell table:formula="of:=[.C58] &amp; &quot; = &quot; &amp; [.E58] &amp; &quot;, // &quot; &amp; [.F58] &amp; &quot; --- &quot; &amp; [.K58]" office:value-type="string" office:string-value="TagImmediate = 0o65, // 0x35 --- 53" calcext:value-type="string">
            <text:p>TagImmediate = 0o65, // 0x35 --- 53</text:p>
          </table:table-cell>
          <table:table-cell office:value-type="float" office:value="53" calcext:value-type="float">
            <text:p>53</text:p>
          </table:table-cell>
          <table:table-cell table:formula="of:=[.K58]-[.K5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TagPop</text:p>
          </table:table-cell>
          <table:table-cell office:value-type="string" calcext:value-type="string">
            <text:p>=</text:p>
          </table:table-cell>
          <table:table-cell table:formula="of:=&quot;0o&quot; &amp; [.G59]" office:value-type="string" office:string-value="0o66" calcext:value-type="string">
            <text:p>0o66</text:p>
          </table:table-cell>
          <table:table-cell table:formula="of:=&quot;0x&quot; &amp; [.I59]" office:value-type="string" office:string-value="0x36" calcext:value-type="string">
            <text:p>0x36</text:p>
          </table:table-cell>
          <table:table-cell table:formula="of:=BASE([.K59]; 8)" office:value-type="string" office:string-value="66" calcext:value-type="string">
            <text:p>66</text:p>
          </table:table-cell>
          <table:table-cell/>
          <table:table-cell table:formula="of:=BASE([.K59]; 16)" office:value-type="string" office:string-value="36" calcext:value-type="string">
            <text:p>36</text:p>
          </table:table-cell>
          <table:table-cell table:formula="of:=[.C59] &amp; &quot; = &quot; &amp; [.E59] &amp; &quot;, // &quot; &amp; [.F59] &amp; &quot; --- &quot; &amp; [.K59]" office:value-type="string" office:string-value="TagPop = 0o66, // 0x36 --- 54" calcext:value-type="string">
            <text:p>TagPop = 0o66, // 0x36 --- 54</text:p>
          </table:table-cell>
          <table:table-cell office:value-type="float" office:value="54" calcext:value-type="float">
            <text:p>54</text:p>
          </table:table-cell>
          <table:table-cell table:formula="of:=[.K59]-[.K5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ereferenceFP</text:p>
          </table:table-cell>
          <table:table-cell office:value-type="string" calcext:value-type="string">
            <text:p>=</text:p>
          </table:table-cell>
          <table:table-cell table:formula="of:=&quot;0o&quot; &amp; [.G60]" office:value-type="string" office:string-value="0o67" calcext:value-type="string">
            <text:p>0o67</text:p>
          </table:table-cell>
          <table:table-cell table:formula="of:=&quot;0x&quot; &amp; [.I60]" office:value-type="string" office:string-value="0x37" calcext:value-type="string">
            <text:p>0x37</text:p>
          </table:table-cell>
          <table:table-cell table:formula="of:=BASE([.K60]; 8)" office:value-type="string" office:string-value="67" calcext:value-type="string">
            <text:p>67</text:p>
          </table:table-cell>
          <table:table-cell/>
          <table:table-cell table:formula="of:=BASE([.K60]; 16)" office:value-type="string" office:string-value="37" calcext:value-type="string">
            <text:p>37</text:p>
          </table:table-cell>
          <table:table-cell table:formula="of:=[.C60] &amp; &quot; = &quot; &amp; [.E60] &amp; &quot;, // &quot; &amp; [.F60] &amp; &quot; --- &quot; &amp; [.K60]" office:value-type="string" office:string-value="DereferenceFP = 0o67, // 0x37 --- 55" calcext:value-type="string">
            <text:p>DereferenceFP = 0o67, // 0x37 --- 55</text:p>
          </table:table-cell>
          <table:table-cell office:value-type="float" office:value="55" calcext:value-type="float">
            <text:p>55</text:p>
          </table:table-cell>
          <table:table-cell table:formula="of:=[.K60]-[.K5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ereferenceLP</text:p>
          </table:table-cell>
          <table:table-cell office:value-type="string" calcext:value-type="string">
            <text:p>=</text:p>
          </table:table-cell>
          <table:table-cell table:formula="of:=&quot;0o&quot; &amp; [.G61]" office:value-type="string" office:string-value="0o70" calcext:value-type="string">
            <text:p>0o70</text:p>
          </table:table-cell>
          <table:table-cell table:formula="of:=&quot;0x&quot; &amp; [.I61]" office:value-type="string" office:string-value="0x38" calcext:value-type="string">
            <text:p>0x38</text:p>
          </table:table-cell>
          <table:table-cell table:formula="of:=BASE([.K61]; 8)" office:value-type="string" office:string-value="70" calcext:value-type="string">
            <text:p>70</text:p>
          </table:table-cell>
          <table:table-cell/>
          <table:table-cell table:formula="of:=BASE([.K61]; 16)" office:value-type="string" office:string-value="38" calcext:value-type="string">
            <text:p>38</text:p>
          </table:table-cell>
          <table:table-cell table:formula="of:=[.C61] &amp; &quot; = &quot; &amp; [.E61] &amp; &quot;, // &quot; &amp; [.F61] &amp; &quot; --- &quot; &amp; [.K61]" office:value-type="string" office:string-value="DereferenceLP = 0o70, // 0x38 --- 56" calcext:value-type="string">
            <text:p>DereferenceLP = 0o70, // 0x38 --- 56</text:p>
          </table:table-cell>
          <table:table-cell office:value-type="float" office:value="56" calcext:value-type="float">
            <text:p>56</text:p>
          </table:table-cell>
          <table:table-cell table:formula="of:=[.K61]-[.K6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ereferenceSP</text:p>
          </table:table-cell>
          <table:table-cell office:value-type="string" calcext:value-type="string">
            <text:p>=</text:p>
          </table:table-cell>
          <table:table-cell table:formula="of:=&quot;0o&quot; &amp; [.G62]" office:value-type="string" office:string-value="0o71" calcext:value-type="string">
            <text:p>0o71</text:p>
          </table:table-cell>
          <table:table-cell table:formula="of:=&quot;0x&quot; &amp; [.I62]" office:value-type="string" office:string-value="0x39" calcext:value-type="string">
            <text:p>0x39</text:p>
          </table:table-cell>
          <table:table-cell table:formula="of:=BASE([.K62]; 8)" office:value-type="string" office:string-value="71" calcext:value-type="string">
            <text:p>71</text:p>
          </table:table-cell>
          <table:table-cell/>
          <table:table-cell table:formula="of:=BASE([.K62]; 16)" office:value-type="string" office:string-value="39" calcext:value-type="string">
            <text:p>39</text:p>
          </table:table-cell>
          <table:table-cell table:formula="of:=[.C62] &amp; &quot; = &quot; &amp; [.E62] &amp; &quot;, // &quot; &amp; [.F62] &amp; &quot; --- &quot; &amp; [.K62]" office:value-type="string" office:string-value="DereferenceSP = 0o71, // 0x39 --- 57" calcext:value-type="string">
            <text:p>DereferenceSP = 0o71, // 0x39 --- 57</text:p>
          </table:table-cell>
          <table:table-cell office:value-type="float" office:value="57" calcext:value-type="float">
            <text:p>57</text:p>
          </table:table-cell>
          <table:table-cell table:formula="of:=[.K62]-[.K6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ereferenceImmediate</text:p>
          </table:table-cell>
          <table:table-cell office:value-type="string" calcext:value-type="string">
            <text:p>=</text:p>
          </table:table-cell>
          <table:table-cell table:formula="of:=&quot;0o&quot; &amp; [.G63]" office:value-type="string" office:string-value="0o72" calcext:value-type="string">
            <text:p>0o72</text:p>
          </table:table-cell>
          <table:table-cell table:formula="of:=&quot;0x&quot; &amp; [.I63]" office:value-type="string" office:string-value="0x3A" calcext:value-type="string">
            <text:p>0x3A</text:p>
          </table:table-cell>
          <table:table-cell table:formula="of:=BASE([.K63]; 8)" office:value-type="string" office:string-value="72" calcext:value-type="string">
            <text:p>72</text:p>
          </table:table-cell>
          <table:table-cell/>
          <table:table-cell table:formula="of:=BASE([.K63]; 16)" office:value-type="string" office:string-value="3A" calcext:value-type="string">
            <text:p>3A</text:p>
          </table:table-cell>
          <table:table-cell table:formula="of:=[.C63] &amp; &quot; = &quot; &amp; [.E63] &amp; &quot;, // &quot; &amp; [.F63] &amp; &quot; --- &quot; &amp; [.K63]" office:value-type="string" office:string-value="DereferenceImmediate = 0o72, // 0x3A --- 58" calcext:value-type="string">
            <text:p>DereferenceImmediate = 0o72, // 0x3A --- 58</text:p>
          </table:table-cell>
          <table:table-cell office:value-type="float" office:value="58" calcext:value-type="float">
            <text:p>58</text:p>
          </table:table-cell>
          <table:table-cell table:formula="of:=[.K63]-[.K6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ereferencePop</text:p>
          </table:table-cell>
          <table:table-cell office:value-type="string" calcext:value-type="string">
            <text:p>=</text:p>
          </table:table-cell>
          <table:table-cell table:formula="of:=&quot;0o&quot; &amp; [.G64]" office:value-type="string" office:string-value="0o73" calcext:value-type="string">
            <text:p>0o73</text:p>
          </table:table-cell>
          <table:table-cell table:formula="of:=&quot;0x&quot; &amp; [.I64]" office:value-type="string" office:string-value="0x3B" calcext:value-type="string">
            <text:p>0x3B</text:p>
          </table:table-cell>
          <table:table-cell table:formula="of:=BASE([.K64]; 8)" office:value-type="string" office:string-value="73" calcext:value-type="string">
            <text:p>73</text:p>
          </table:table-cell>
          <table:table-cell/>
          <table:table-cell table:formula="of:=BASE([.K64]; 16)" office:value-type="string" office:string-value="3B" calcext:value-type="string">
            <text:p>3B</text:p>
          </table:table-cell>
          <table:table-cell table:formula="of:=[.C64] &amp; &quot; = &quot; &amp; [.E64] &amp; &quot;, // &quot; &amp; [.F64] &amp; &quot; --- &quot; &amp; [.K64]" office:value-type="string" office:string-value="DereferencePop = 0o73, // 0x3B --- 59" calcext:value-type="string">
            <text:p>DereferencePop = 0o73, // 0x3B --- 59</text:p>
          </table:table-cell>
          <table:table-cell office:value-type="float" office:value="59" calcext:value-type="float">
            <text:p>59</text:p>
          </table:table-cell>
          <table:table-cell table:formula="of:=[.K64]-[.K6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icTailTestFP</text:p>
          </table:table-cell>
          <table:table-cell office:value-type="string" calcext:value-type="string">
            <text:p>=</text:p>
          </table:table-cell>
          <table:table-cell table:formula="of:=&quot;0o&quot; &amp; [.G65]" office:value-type="string" office:string-value="0o74" calcext:value-type="string">
            <text:p>0o74</text:p>
          </table:table-cell>
          <table:table-cell table:formula="of:=&quot;0x&quot; &amp; [.I65]" office:value-type="string" office:string-value="0x3C" calcext:value-type="string">
            <text:p>0x3C</text:p>
          </table:table-cell>
          <table:table-cell table:formula="of:=BASE([.K65]; 8)" office:value-type="string" office:string-value="74" calcext:value-type="string">
            <text:p>74</text:p>
          </table:table-cell>
          <table:table-cell/>
          <table:table-cell table:formula="of:=BASE([.K65]; 16)" office:value-type="string" office:string-value="3C" calcext:value-type="string">
            <text:p>3C</text:p>
          </table:table-cell>
          <table:table-cell table:formula="of:=[.C65] &amp; &quot; = &quot; &amp; [.E65] &amp; &quot;, // &quot; &amp; [.F65] &amp; &quot; --- &quot; &amp; [.K65]" office:value-type="string" office:string-value="LogicTailTestFP = 0o74, // 0x3C --- 60" calcext:value-type="string">
            <text:p>LogicTailTestFP = 0o74, // 0x3C --- 60</text:p>
          </table:table-cell>
          <table:table-cell office:value-type="float" office:value="60" calcext:value-type="float">
            <text:p>60</text:p>
          </table:table-cell>
          <table:table-cell table:formula="of:=[.K65]-[.K6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icTailTestLP</text:p>
          </table:table-cell>
          <table:table-cell office:value-type="string" calcext:value-type="string">
            <text:p>=</text:p>
          </table:table-cell>
          <table:table-cell table:formula="of:=&quot;0o&quot; &amp; [.G66]" office:value-type="string" office:string-value="0o75" calcext:value-type="string">
            <text:p>0o75</text:p>
          </table:table-cell>
          <table:table-cell table:formula="of:=&quot;0x&quot; &amp; [.I66]" office:value-type="string" office:string-value="0x3D" calcext:value-type="string">
            <text:p>0x3D</text:p>
          </table:table-cell>
          <table:table-cell table:formula="of:=BASE([.K66]; 8)" office:value-type="string" office:string-value="75" calcext:value-type="string">
            <text:p>75</text:p>
          </table:table-cell>
          <table:table-cell/>
          <table:table-cell table:formula="of:=BASE([.K66]; 16)" office:value-type="string" office:string-value="3D" calcext:value-type="string">
            <text:p>3D</text:p>
          </table:table-cell>
          <table:table-cell table:formula="of:=[.C66] &amp; &quot; = &quot; &amp; [.E66] &amp; &quot;, // &quot; &amp; [.F66] &amp; &quot; --- &quot; &amp; [.K66]" office:value-type="string" office:string-value="LogicTailTestLP = 0o75, // 0x3D --- 61" calcext:value-type="string">
            <text:p>LogicTailTestLP = 0o75, // 0x3D --- 61</text:p>
          </table:table-cell>
          <table:table-cell office:value-type="float" office:value="61" calcext:value-type="float">
            <text:p>61</text:p>
          </table:table-cell>
          <table:table-cell table:formula="of:=[.K66]-[.K6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icTailTestSP</text:p>
          </table:table-cell>
          <table:table-cell office:value-type="string" calcext:value-type="string">
            <text:p>=</text:p>
          </table:table-cell>
          <table:table-cell table:formula="of:=&quot;0o&quot; &amp; [.G67]" office:value-type="string" office:string-value="0o76" calcext:value-type="string">
            <text:p>0o76</text:p>
          </table:table-cell>
          <table:table-cell table:formula="of:=&quot;0x&quot; &amp; [.I67]" office:value-type="string" office:string-value="0x3E" calcext:value-type="string">
            <text:p>0x3E</text:p>
          </table:table-cell>
          <table:table-cell table:formula="of:=BASE([.K67]; 8)" office:value-type="string" office:string-value="76" calcext:value-type="string">
            <text:p>76</text:p>
          </table:table-cell>
          <table:table-cell/>
          <table:table-cell table:formula="of:=BASE([.K67]; 16)" office:value-type="string" office:string-value="3E" calcext:value-type="string">
            <text:p>3E</text:p>
          </table:table-cell>
          <table:table-cell table:formula="of:=[.C67] &amp; &quot; = &quot; &amp; [.E67] &amp; &quot;, // &quot; &amp; [.F67] &amp; &quot; --- &quot; &amp; [.K67]" office:value-type="string" office:string-value="LogicTailTestSP = 0o76, // 0x3E --- 62" calcext:value-type="string">
            <text:p>LogicTailTestSP = 0o76, // 0x3E --- 62</text:p>
          </table:table-cell>
          <table:table-cell office:value-type="float" office:value="62" calcext:value-type="float">
            <text:p>62</text:p>
          </table:table-cell>
          <table:table-cell table:formula="of:=[.K67]-[.K6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icTailTestImmediate</text:p>
          </table:table-cell>
          <table:table-cell office:value-type="string" calcext:value-type="string">
            <text:p>=</text:p>
          </table:table-cell>
          <table:table-cell table:formula="of:=&quot;0o&quot; &amp; [.G68]" office:value-type="string" office:string-value="0o77" calcext:value-type="string">
            <text:p>0o77</text:p>
          </table:table-cell>
          <table:table-cell table:formula="of:=&quot;0x&quot; &amp; [.I68]" office:value-type="string" office:string-value="0x3F" calcext:value-type="string">
            <text:p>0x3F</text:p>
          </table:table-cell>
          <table:table-cell table:formula="of:=BASE([.K68]; 8)" office:value-type="string" office:string-value="77" calcext:value-type="string">
            <text:p>77</text:p>
          </table:table-cell>
          <table:table-cell/>
          <table:table-cell table:formula="of:=BASE([.K68]; 16)" office:value-type="string" office:string-value="3F" calcext:value-type="string">
            <text:p>3F</text:p>
          </table:table-cell>
          <table:table-cell table:formula="of:=[.C68] &amp; &quot; = &quot; &amp; [.E68] &amp; &quot;, // &quot; &amp; [.F68] &amp; &quot; --- &quot; &amp; [.K68]" office:value-type="string" office:string-value="LogicTailTestImmediate = 0o77, // 0x3F --- 63" calcext:value-type="string">
            <text:p>LogicTailTestImmediate = 0o77, // 0x3F --- 63</text:p>
          </table:table-cell>
          <table:table-cell office:value-type="float" office:value="63" calcext:value-type="float">
            <text:p>63</text:p>
          </table:table-cell>
          <table:table-cell table:formula="of:=[.K68]-[.K6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icTailTestPop</text:p>
          </table:table-cell>
          <table:table-cell office:value-type="string" calcext:value-type="string">
            <text:p>=</text:p>
          </table:table-cell>
          <table:table-cell table:formula="of:=&quot;0o&quot; &amp; [.G69]" office:value-type="string" office:string-value="0o100" calcext:value-type="string">
            <text:p>0o100</text:p>
          </table:table-cell>
          <table:table-cell table:formula="of:=&quot;0x&quot; &amp; [.I69]" office:value-type="string" office:string-value="0x40" calcext:value-type="string">
            <text:p>0x40</text:p>
          </table:table-cell>
          <table:table-cell table:formula="of:=BASE([.K69]; 8)" office:value-type="string" office:string-value="100" calcext:value-type="string">
            <text:p>100</text:p>
          </table:table-cell>
          <table:table-cell/>
          <table:table-cell table:formula="of:=BASE([.K69]; 16)" office:value-type="string" office:string-value="40" calcext:value-type="string">
            <text:p>40</text:p>
          </table:table-cell>
          <table:table-cell table:formula="of:=[.C69] &amp; &quot; = &quot; &amp; [.E69] &amp; &quot;, // &quot; &amp; [.F69] &amp; &quot; --- &quot; &amp; [.K69]" office:value-type="string" office:string-value="LogicTailTestPop = 0o100, // 0x40 --- 64" calcext:value-type="string">
            <text:p>LogicTailTestPop = 0o100, // 0x40 --- 64</text:p>
          </table:table-cell>
          <table:table-cell office:value-type="float" office:value="64" calcext:value-type="float">
            <text:p>64</text:p>
          </table:table-cell>
          <table:table-cell table:formula="of:=[.K69]-[.K6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rocBreakpointFP</text:p>
          </table:table-cell>
          <table:table-cell office:value-type="string" calcext:value-type="string">
            <text:p>=</text:p>
          </table:table-cell>
          <table:table-cell table:formula="of:=&quot;0o&quot; &amp; [.G70]" office:value-type="string" office:string-value="0o101" calcext:value-type="string">
            <text:p>0o101</text:p>
          </table:table-cell>
          <table:table-cell table:formula="of:=&quot;0x&quot; &amp; [.I70]" office:value-type="string" office:string-value="0x41" calcext:value-type="string">
            <text:p>0x41</text:p>
          </table:table-cell>
          <table:table-cell table:formula="of:=BASE([.K70]; 8)" office:value-type="string" office:string-value="101" calcext:value-type="string">
            <text:p>101</text:p>
          </table:table-cell>
          <table:table-cell/>
          <table:table-cell table:formula="of:=BASE([.K70]; 16)" office:value-type="string" office:string-value="41" calcext:value-type="string">
            <text:p>41</text:p>
          </table:table-cell>
          <table:table-cell table:formula="of:=[.C70] &amp; &quot; = &quot; &amp; [.E70] &amp; &quot;, // &quot; &amp; [.F70] &amp; &quot; --- &quot; &amp; [.K70]" office:value-type="string" office:string-value="ProcBreakpointFP = 0o101, // 0x41 --- 65" calcext:value-type="string">
            <text:p>ProcBreakpointFP = 0o101, // 0x41 --- 65</text:p>
          </table:table-cell>
          <table:table-cell office:value-type="float" office:value="65" calcext:value-type="float">
            <text:p>65</text:p>
          </table:table-cell>
          <table:table-cell table:formula="of:=[.K70]-[.K6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rocBreakpointLP</text:p>
          </table:table-cell>
          <table:table-cell office:value-type="string" calcext:value-type="string">
            <text:p>=</text:p>
          </table:table-cell>
          <table:table-cell table:formula="of:=&quot;0o&quot; &amp; [.G71]" office:value-type="string" office:string-value="0o102" calcext:value-type="string">
            <text:p>0o102</text:p>
          </table:table-cell>
          <table:table-cell table:formula="of:=&quot;0x&quot; &amp; [.I71]" office:value-type="string" office:string-value="0x42" calcext:value-type="string">
            <text:p>0x42</text:p>
          </table:table-cell>
          <table:table-cell table:formula="of:=BASE([.K71]; 8)" office:value-type="string" office:string-value="102" calcext:value-type="string">
            <text:p>102</text:p>
          </table:table-cell>
          <table:table-cell/>
          <table:table-cell table:formula="of:=BASE([.K71]; 16)" office:value-type="string" office:string-value="42" calcext:value-type="string">
            <text:p>42</text:p>
          </table:table-cell>
          <table:table-cell table:formula="of:=[.C71] &amp; &quot; = &quot; &amp; [.E71] &amp; &quot;, // &quot; &amp; [.F71] &amp; &quot; --- &quot; &amp; [.K71]" office:value-type="string" office:string-value="ProcBreakpointLP = 0o102, // 0x42 --- 66" calcext:value-type="string">
            <text:p>ProcBreakpointLP = 0o102, // 0x42 --- 66</text:p>
          </table:table-cell>
          <table:table-cell office:value-type="float" office:value="66" calcext:value-type="float">
            <text:p>66</text:p>
          </table:table-cell>
          <table:table-cell table:formula="of:=[.K71]-[.K7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rocBreakpointSP</text:p>
          </table:table-cell>
          <table:table-cell office:value-type="string" calcext:value-type="string">
            <text:p>=</text:p>
          </table:table-cell>
          <table:table-cell table:formula="of:=&quot;0o&quot; &amp; [.G72]" office:value-type="string" office:string-value="0o103" calcext:value-type="string">
            <text:p>0o103</text:p>
          </table:table-cell>
          <table:table-cell table:formula="of:=&quot;0x&quot; &amp; [.I72]" office:value-type="string" office:string-value="0x43" calcext:value-type="string">
            <text:p>0x43</text:p>
          </table:table-cell>
          <table:table-cell table:formula="of:=BASE([.K72]; 8)" office:value-type="string" office:string-value="103" calcext:value-type="string">
            <text:p>103</text:p>
          </table:table-cell>
          <table:table-cell/>
          <table:table-cell table:formula="of:=BASE([.K72]; 16)" office:value-type="string" office:string-value="43" calcext:value-type="string">
            <text:p>43</text:p>
          </table:table-cell>
          <table:table-cell table:formula="of:=[.C72] &amp; &quot; = &quot; &amp; [.E72] &amp; &quot;, // &quot; &amp; [.F72] &amp; &quot; --- &quot; &amp; [.K72]" office:value-type="string" office:string-value="ProcBreakpointSP = 0o103, // 0x43 --- 67" calcext:value-type="string">
            <text:p>ProcBreakpointSP = 0o103, // 0x43 --- 67</text:p>
          </table:table-cell>
          <table:table-cell office:value-type="float" office:value="67" calcext:value-type="float">
            <text:p>67</text:p>
          </table:table-cell>
          <table:table-cell table:formula="of:=[.K72]-[.K7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rocBreakpointImmediate</text:p>
          </table:table-cell>
          <table:table-cell office:value-type="string" calcext:value-type="string">
            <text:p>=</text:p>
          </table:table-cell>
          <table:table-cell table:formula="of:=&quot;0o&quot; &amp; [.G73]" office:value-type="string" office:string-value="0o104" calcext:value-type="string">
            <text:p>0o104</text:p>
          </table:table-cell>
          <table:table-cell table:formula="of:=&quot;0x&quot; &amp; [.I73]" office:value-type="string" office:string-value="0x44" calcext:value-type="string">
            <text:p>0x44</text:p>
          </table:table-cell>
          <table:table-cell table:formula="of:=BASE([.K73]; 8)" office:value-type="string" office:string-value="104" calcext:value-type="string">
            <text:p>104</text:p>
          </table:table-cell>
          <table:table-cell/>
          <table:table-cell table:formula="of:=BASE([.K73]; 16)" office:value-type="string" office:string-value="44" calcext:value-type="string">
            <text:p>44</text:p>
          </table:table-cell>
          <table:table-cell table:formula="of:=[.C73] &amp; &quot; = &quot; &amp; [.E73] &amp; &quot;, // &quot; &amp; [.F73] &amp; &quot; --- &quot; &amp; [.K73]" office:value-type="string" office:string-value="ProcBreakpointImmediate = 0o104, // 0x44 --- 68" calcext:value-type="string">
            <text:p>ProcBreakpointImmediate = 0o104, // 0x44 --- 68</text:p>
          </table:table-cell>
          <table:table-cell office:value-type="float" office:value="68" calcext:value-type="float">
            <text:p>68</text:p>
          </table:table-cell>
          <table:table-cell table:formula="of:=[.K73]-[.K7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rocBreakpointPop</text:p>
          </table:table-cell>
          <table:table-cell office:value-type="string" calcext:value-type="string">
            <text:p>=</text:p>
          </table:table-cell>
          <table:table-cell table:formula="of:=&quot;0o&quot; &amp; [.G74]" office:value-type="string" office:string-value="0o105" calcext:value-type="string">
            <text:p>0o105</text:p>
          </table:table-cell>
          <table:table-cell table:formula="of:=&quot;0x&quot; &amp; [.I74]" office:value-type="string" office:string-value="0x45" calcext:value-type="string">
            <text:p>0x45</text:p>
          </table:table-cell>
          <table:table-cell table:formula="of:=BASE([.K74]; 8)" office:value-type="string" office:string-value="105" calcext:value-type="string">
            <text:p>105</text:p>
          </table:table-cell>
          <table:table-cell/>
          <table:table-cell table:formula="of:=BASE([.K74]; 16)" office:value-type="string" office:string-value="45" calcext:value-type="string">
            <text:p>45</text:p>
          </table:table-cell>
          <table:table-cell table:formula="of:=[.C74] &amp; &quot; = &quot; &amp; [.E74] &amp; &quot;, // &quot; &amp; [.F74] &amp; &quot; --- &quot; &amp; [.K74]" office:value-type="string" office:string-value="ProcBreakpointPop = 0o105, // 0x45 --- 69" calcext:value-type="string">
            <text:p>ProcBreakpointPop = 0o105, // 0x45 --- 69</text:p>
          </table:table-cell>
          <table:table-cell office:value-type="float" office:value="69" calcext:value-type="float">
            <text:p>69</text:p>
          </table:table-cell>
          <table:table-cell table:formula="of:=[.K74]-[.K7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LexicalVarFP</text:p>
          </table:table-cell>
          <table:table-cell office:value-type="string" calcext:value-type="string">
            <text:p>=</text:p>
          </table:table-cell>
          <table:table-cell table:formula="of:=&quot;0o&quot; &amp; [.G75]" office:value-type="string" office:string-value="0o106" calcext:value-type="string">
            <text:p>0o106</text:p>
          </table:table-cell>
          <table:table-cell table:formula="of:=&quot;0x&quot; &amp; [.I75]" office:value-type="string" office:string-value="0x46" calcext:value-type="string">
            <text:p>0x46</text:p>
          </table:table-cell>
          <table:table-cell table:formula="of:=BASE([.K75]; 8)" office:value-type="string" office:string-value="106" calcext:value-type="string">
            <text:p>106</text:p>
          </table:table-cell>
          <table:table-cell/>
          <table:table-cell table:formula="of:=BASE([.K75]; 16)" office:value-type="string" office:string-value="46" calcext:value-type="string">
            <text:p>46</text:p>
          </table:table-cell>
          <table:table-cell table:formula="of:=[.C75] &amp; &quot; = &quot; &amp; [.E75] &amp; &quot;, // &quot; &amp; [.F75] &amp; &quot; --- &quot; &amp; [.K75]" office:value-type="string" office:string-value="PushLexicalVarFP = 0o106, // 0x46 --- 70" calcext:value-type="string">
            <text:p>PushLexicalVarFP = 0o106, // 0x46 --- 70</text:p>
          </table:table-cell>
          <table:table-cell office:value-type="float" office:value="70" calcext:value-type="float">
            <text:p>70</text:p>
          </table:table-cell>
          <table:table-cell table:formula="of:=[.K75]-[.K7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LexicalVarLP</text:p>
          </table:table-cell>
          <table:table-cell office:value-type="string" calcext:value-type="string">
            <text:p>=</text:p>
          </table:table-cell>
          <table:table-cell table:formula="of:=&quot;0o&quot; &amp; [.G76]" office:value-type="string" office:string-value="0o107" calcext:value-type="string">
            <text:p>0o107</text:p>
          </table:table-cell>
          <table:table-cell table:formula="of:=&quot;0x&quot; &amp; [.I76]" office:value-type="string" office:string-value="0x47" calcext:value-type="string">
            <text:p>0x47</text:p>
          </table:table-cell>
          <table:table-cell table:formula="of:=BASE([.K76]; 8)" office:value-type="string" office:string-value="107" calcext:value-type="string">
            <text:p>107</text:p>
          </table:table-cell>
          <table:table-cell/>
          <table:table-cell table:formula="of:=BASE([.K76]; 16)" office:value-type="string" office:string-value="47" calcext:value-type="string">
            <text:p>47</text:p>
          </table:table-cell>
          <table:table-cell table:formula="of:=[.C76] &amp; &quot; = &quot; &amp; [.E76] &amp; &quot;, // &quot; &amp; [.F76] &amp; &quot; --- &quot; &amp; [.K76]" office:value-type="string" office:string-value="PushLexicalVarLP = 0o107, // 0x47 --- 71" calcext:value-type="string">
            <text:p>PushLexicalVarLP = 0o107, // 0x47 --- 71</text:p>
          </table:table-cell>
          <table:table-cell office:value-type="float" office:value="71" calcext:value-type="float">
            <text:p>71</text:p>
          </table:table-cell>
          <table:table-cell table:formula="of:=[.K76]-[.K7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LexicalVarSP</text:p>
          </table:table-cell>
          <table:table-cell office:value-type="string" calcext:value-type="string">
            <text:p>=</text:p>
          </table:table-cell>
          <table:table-cell table:formula="of:=&quot;0o&quot; &amp; [.G77]" office:value-type="string" office:string-value="0o110" calcext:value-type="string">
            <text:p>0o110</text:p>
          </table:table-cell>
          <table:table-cell table:formula="of:=&quot;0x&quot; &amp; [.I77]" office:value-type="string" office:string-value="0x48" calcext:value-type="string">
            <text:p>0x48</text:p>
          </table:table-cell>
          <table:table-cell table:formula="of:=BASE([.K77]; 8)" office:value-type="string" office:string-value="110" calcext:value-type="string">
            <text:p>110</text:p>
          </table:table-cell>
          <table:table-cell/>
          <table:table-cell table:formula="of:=BASE([.K77]; 16)" office:value-type="string" office:string-value="48" calcext:value-type="string">
            <text:p>48</text:p>
          </table:table-cell>
          <table:table-cell table:formula="of:=[.C77] &amp; &quot; = &quot; &amp; [.E77] &amp; &quot;, // &quot; &amp; [.F77] &amp; &quot; --- &quot; &amp; [.K77]" office:value-type="string" office:string-value="PushLexicalVarSP = 0o110, // 0x48 --- 72" calcext:value-type="string">
            <text:p>PushLexicalVarSP = 0o110, // 0x48 --- 72</text:p>
          </table:table-cell>
          <table:table-cell office:value-type="float" office:value="72" calcext:value-type="float">
            <text:p>72</text:p>
          </table:table-cell>
          <table:table-cell table:formula="of:=[.K77]-[.K7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LexicalVarImmediate</text:p>
          </table:table-cell>
          <table:table-cell office:value-type="string" calcext:value-type="string">
            <text:p>=</text:p>
          </table:table-cell>
          <table:table-cell table:formula="of:=&quot;0o&quot; &amp; [.G78]" office:value-type="string" office:string-value="0o111" calcext:value-type="string">
            <text:p>0o111</text:p>
          </table:table-cell>
          <table:table-cell table:formula="of:=&quot;0x&quot; &amp; [.I78]" office:value-type="string" office:string-value="0x49" calcext:value-type="string">
            <text:p>0x49</text:p>
          </table:table-cell>
          <table:table-cell table:formula="of:=BASE([.K78]; 8)" office:value-type="string" office:string-value="111" calcext:value-type="string">
            <text:p>111</text:p>
          </table:table-cell>
          <table:table-cell/>
          <table:table-cell table:formula="of:=BASE([.K78]; 16)" office:value-type="string" office:string-value="49" calcext:value-type="string">
            <text:p>49</text:p>
          </table:table-cell>
          <table:table-cell table:formula="of:=[.C78] &amp; &quot; = &quot; &amp; [.E78] &amp; &quot;, // &quot; &amp; [.F78] &amp; &quot; --- &quot; &amp; [.K78]" office:value-type="string" office:string-value="PushLexicalVarImmediate = 0o111, // 0x49 --- 73" calcext:value-type="string">
            <text:p>PushLexicalVarImmediate = 0o111, // 0x49 --- 73</text:p>
          </table:table-cell>
          <table:table-cell office:value-type="float" office:value="73" calcext:value-type="float">
            <text:p>73</text:p>
          </table:table-cell>
          <table:table-cell table:formula="of:=[.K78]-[.K7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LexicalVarPop</text:p>
          </table:table-cell>
          <table:table-cell office:value-type="string" calcext:value-type="string">
            <text:p>=</text:p>
          </table:table-cell>
          <table:table-cell table:formula="of:=&quot;0o&quot; &amp; [.G79]" office:value-type="string" office:string-value="0o112" calcext:value-type="string">
            <text:p>0o112</text:p>
          </table:table-cell>
          <table:table-cell table:formula="of:=&quot;0x&quot; &amp; [.I79]" office:value-type="string" office:string-value="0x4A" calcext:value-type="string">
            <text:p>0x4A</text:p>
          </table:table-cell>
          <table:table-cell table:formula="of:=BASE([.K79]; 8)" office:value-type="string" office:string-value="112" calcext:value-type="string">
            <text:p>112</text:p>
          </table:table-cell>
          <table:table-cell/>
          <table:table-cell table:formula="of:=BASE([.K79]; 16)" office:value-type="string" office:string-value="4A" calcext:value-type="string">
            <text:p>4A</text:p>
          </table:table-cell>
          <table:table-cell table:formula="of:=[.C79] &amp; &quot; = &quot; &amp; [.E79] &amp; &quot;, // &quot; &amp; [.F79] &amp; &quot; --- &quot; &amp; [.K79]" office:value-type="string" office:string-value="PushLexicalVarPop = 0o112, // 0x4A --- 74" calcext:value-type="string">
            <text:p>PushLexicalVarPop = 0o112, // 0x4A --- 74</text:p>
          </table:table-cell>
          <table:table-cell office:value-type="float" office:value="74" calcext:value-type="float">
            <text:p>74</text:p>
          </table:table-cell>
          <table:table-cell table:formula="of:=[.K79]-[.K7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0WriteFP</text:p>
          </table:table-cell>
          <table:table-cell office:value-type="string" calcext:value-type="string">
            <text:p>=</text:p>
          </table:table-cell>
          <table:table-cell table:formula="of:=&quot;0o&quot; &amp; [.G80]" office:value-type="string" office:string-value="0o113" calcext:value-type="string">
            <text:p>0o113</text:p>
          </table:table-cell>
          <table:table-cell table:formula="of:=&quot;0x&quot; &amp; [.I80]" office:value-type="string" office:string-value="0x4B" calcext:value-type="string">
            <text:p>0x4B</text:p>
          </table:table-cell>
          <table:table-cell table:formula="of:=BASE([.K80]; 8)" office:value-type="string" office:string-value="113" calcext:value-type="string">
            <text:p>113</text:p>
          </table:table-cell>
          <table:table-cell/>
          <table:table-cell table:formula="of:=BASE([.K80]; 16)" office:value-type="string" office:string-value="4B" calcext:value-type="string">
            <text:p>4B</text:p>
          </table:table-cell>
          <table:table-cell table:formula="of:=[.C80] &amp; &quot; = &quot; &amp; [.E80] &amp; &quot;, // &quot; &amp; [.F80] &amp; &quot; --- &quot; &amp; [.K80]" office:value-type="string" office:string-value="Block0WriteFP = 0o113, // 0x4B --- 75" calcext:value-type="string">
            <text:p>Block0WriteFP = 0o113, // 0x4B --- 75</text:p>
          </table:table-cell>
          <table:table-cell office:value-type="float" office:value="75" calcext:value-type="float">
            <text:p>75</text:p>
          </table:table-cell>
          <table:table-cell table:formula="of:=[.K80]-[.K7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0WriteLP</text:p>
          </table:table-cell>
          <table:table-cell office:value-type="string" calcext:value-type="string">
            <text:p>=</text:p>
          </table:table-cell>
          <table:table-cell table:formula="of:=&quot;0o&quot; &amp; [.G81]" office:value-type="string" office:string-value="0o114" calcext:value-type="string">
            <text:p>0o114</text:p>
          </table:table-cell>
          <table:table-cell table:formula="of:=&quot;0x&quot; &amp; [.I81]" office:value-type="string" office:string-value="0x4C" calcext:value-type="string">
            <text:p>0x4C</text:p>
          </table:table-cell>
          <table:table-cell table:formula="of:=BASE([.K81]; 8)" office:value-type="string" office:string-value="114" calcext:value-type="string">
            <text:p>114</text:p>
          </table:table-cell>
          <table:table-cell/>
          <table:table-cell table:formula="of:=BASE([.K81]; 16)" office:value-type="string" office:string-value="4C" calcext:value-type="string">
            <text:p>4C</text:p>
          </table:table-cell>
          <table:table-cell table:formula="of:=[.C81] &amp; &quot; = &quot; &amp; [.E81] &amp; &quot;, // &quot; &amp; [.F81] &amp; &quot; --- &quot; &amp; [.K81]" office:value-type="string" office:string-value="Block0WriteLP = 0o114, // 0x4C --- 76" calcext:value-type="string">
            <text:p>Block0WriteLP = 0o114, // 0x4C --- 76</text:p>
          </table:table-cell>
          <table:table-cell office:value-type="float" office:value="76" calcext:value-type="float">
            <text:p>76</text:p>
          </table:table-cell>
          <table:table-cell table:formula="of:=[.K81]-[.K8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0WriteSP</text:p>
          </table:table-cell>
          <table:table-cell office:value-type="string" calcext:value-type="string">
            <text:p>=</text:p>
          </table:table-cell>
          <table:table-cell table:formula="of:=&quot;0o&quot; &amp; [.G82]" office:value-type="string" office:string-value="0o115" calcext:value-type="string">
            <text:p>0o115</text:p>
          </table:table-cell>
          <table:table-cell table:formula="of:=&quot;0x&quot; &amp; [.I82]" office:value-type="string" office:string-value="0x4D" calcext:value-type="string">
            <text:p>0x4D</text:p>
          </table:table-cell>
          <table:table-cell table:formula="of:=BASE([.K82]; 8)" office:value-type="string" office:string-value="115" calcext:value-type="string">
            <text:p>115</text:p>
          </table:table-cell>
          <table:table-cell/>
          <table:table-cell table:formula="of:=BASE([.K82]; 16)" office:value-type="string" office:string-value="4D" calcext:value-type="string">
            <text:p>4D</text:p>
          </table:table-cell>
          <table:table-cell table:formula="of:=[.C82] &amp; &quot; = &quot; &amp; [.E82] &amp; &quot;, // &quot; &amp; [.F82] &amp; &quot; --- &quot; &amp; [.K82]" office:value-type="string" office:string-value="Block0WriteSP = 0o115, // 0x4D --- 77" calcext:value-type="string">
            <text:p>Block0WriteSP = 0o115, // 0x4D --- 77</text:p>
          </table:table-cell>
          <table:table-cell office:value-type="float" office:value="77" calcext:value-type="float">
            <text:p>77</text:p>
          </table:table-cell>
          <table:table-cell table:formula="of:=[.K82]-[.K8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0WriteImmediate</text:p>
          </table:table-cell>
          <table:table-cell office:value-type="string" calcext:value-type="string">
            <text:p>=</text:p>
          </table:table-cell>
          <table:table-cell table:formula="of:=&quot;0o&quot; &amp; [.G83]" office:value-type="string" office:string-value="0o116" calcext:value-type="string">
            <text:p>0o116</text:p>
          </table:table-cell>
          <table:table-cell table:formula="of:=&quot;0x&quot; &amp; [.I83]" office:value-type="string" office:string-value="0x4E" calcext:value-type="string">
            <text:p>0x4E</text:p>
          </table:table-cell>
          <table:table-cell table:formula="of:=BASE([.K83]; 8)" office:value-type="string" office:string-value="116" calcext:value-type="string">
            <text:p>116</text:p>
          </table:table-cell>
          <table:table-cell/>
          <table:table-cell table:formula="of:=BASE([.K83]; 16)" office:value-type="string" office:string-value="4E" calcext:value-type="string">
            <text:p>4E</text:p>
          </table:table-cell>
          <table:table-cell table:formula="of:=[.C83] &amp; &quot; = &quot; &amp; [.E83] &amp; &quot;, // &quot; &amp; [.F83] &amp; &quot; --- &quot; &amp; [.K83]" office:value-type="string" office:string-value="Block0WriteImmediate = 0o116, // 0x4E --- 78" calcext:value-type="string">
            <text:p>Block0WriteImmediate = 0o116, // 0x4E --- 78</text:p>
          </table:table-cell>
          <table:table-cell office:value-type="float" office:value="78" calcext:value-type="float">
            <text:p>78</text:p>
          </table:table-cell>
          <table:table-cell table:formula="of:=[.K83]-[.K8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0WritePop</text:p>
          </table:table-cell>
          <table:table-cell office:value-type="string" calcext:value-type="string">
            <text:p>=</text:p>
          </table:table-cell>
          <table:table-cell table:formula="of:=&quot;0o&quot; &amp; [.G84]" office:value-type="string" office:string-value="0o117" calcext:value-type="string">
            <text:p>0o117</text:p>
          </table:table-cell>
          <table:table-cell table:formula="of:=&quot;0x&quot; &amp; [.I84]" office:value-type="string" office:string-value="0x4F" calcext:value-type="string">
            <text:p>0x4F</text:p>
          </table:table-cell>
          <table:table-cell table:formula="of:=BASE([.K84]; 8)" office:value-type="string" office:string-value="117" calcext:value-type="string">
            <text:p>117</text:p>
          </table:table-cell>
          <table:table-cell/>
          <table:table-cell table:formula="of:=BASE([.K84]; 16)" office:value-type="string" office:string-value="4F" calcext:value-type="string">
            <text:p>4F</text:p>
          </table:table-cell>
          <table:table-cell table:formula="of:=[.C84] &amp; &quot; = &quot; &amp; [.E84] &amp; &quot;, // &quot; &amp; [.F84] &amp; &quot; --- &quot; &amp; [.K84]" office:value-type="string" office:string-value="Block0WritePop = 0o117, // 0x4F --- 79" calcext:value-type="string">
            <text:p>Block0WritePop = 0o117, // 0x4F --- 79</text:p>
          </table:table-cell>
          <table:table-cell office:value-type="float" office:value="79" calcext:value-type="float">
            <text:p>79</text:p>
          </table:table-cell>
          <table:table-cell table:formula="of:=[.K84]-[.K8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1WriteFP</text:p>
          </table:table-cell>
          <table:table-cell office:value-type="string" calcext:value-type="string">
            <text:p>=</text:p>
          </table:table-cell>
          <table:table-cell table:formula="of:=&quot;0o&quot; &amp; [.G85]" office:value-type="string" office:string-value="0o120" calcext:value-type="string">
            <text:p>0o120</text:p>
          </table:table-cell>
          <table:table-cell table:formula="of:=&quot;0x&quot; &amp; [.I85]" office:value-type="string" office:string-value="0x50" calcext:value-type="string">
            <text:p>0x50</text:p>
          </table:table-cell>
          <table:table-cell table:formula="of:=BASE([.K85]; 8)" office:value-type="string" office:string-value="120" calcext:value-type="string">
            <text:p>120</text:p>
          </table:table-cell>
          <table:table-cell/>
          <table:table-cell table:formula="of:=BASE([.K85]; 16)" office:value-type="string" office:string-value="50" calcext:value-type="string">
            <text:p>50</text:p>
          </table:table-cell>
          <table:table-cell table:formula="of:=[.C85] &amp; &quot; = &quot; &amp; [.E85] &amp; &quot;, // &quot; &amp; [.F85] &amp; &quot; --- &quot; &amp; [.K85]" office:value-type="string" office:string-value="Block1WriteFP = 0o120, // 0x50 --- 80" calcext:value-type="string">
            <text:p>Block1WriteFP = 0o120, // 0x50 --- 80</text:p>
          </table:table-cell>
          <table:table-cell office:value-type="float" office:value="80" calcext:value-type="float">
            <text:p>80</text:p>
          </table:table-cell>
          <table:table-cell table:formula="of:=[.K85]-[.K8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1WriteLP</text:p>
          </table:table-cell>
          <table:table-cell office:value-type="string" calcext:value-type="string">
            <text:p>=</text:p>
          </table:table-cell>
          <table:table-cell table:formula="of:=&quot;0o&quot; &amp; [.G86]" office:value-type="string" office:string-value="0o121" calcext:value-type="string">
            <text:p>0o121</text:p>
          </table:table-cell>
          <table:table-cell table:formula="of:=&quot;0x&quot; &amp; [.I86]" office:value-type="string" office:string-value="0x51" calcext:value-type="string">
            <text:p>0x51</text:p>
          </table:table-cell>
          <table:table-cell table:formula="of:=BASE([.K86]; 8)" office:value-type="string" office:string-value="121" calcext:value-type="string">
            <text:p>121</text:p>
          </table:table-cell>
          <table:table-cell/>
          <table:table-cell table:formula="of:=BASE([.K86]; 16)" office:value-type="string" office:string-value="51" calcext:value-type="string">
            <text:p>51</text:p>
          </table:table-cell>
          <table:table-cell table:formula="of:=[.C86] &amp; &quot; = &quot; &amp; [.E86] &amp; &quot;, // &quot; &amp; [.F86] &amp; &quot; --- &quot; &amp; [.K86]" office:value-type="string" office:string-value="Block1WriteLP = 0o121, // 0x51 --- 81" calcext:value-type="string">
            <text:p>Block1WriteLP = 0o121, // 0x51 --- 81</text:p>
          </table:table-cell>
          <table:table-cell office:value-type="float" office:value="81" calcext:value-type="float">
            <text:p>81</text:p>
          </table:table-cell>
          <table:table-cell table:formula="of:=[.K86]-[.K8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1WriteSP</text:p>
          </table:table-cell>
          <table:table-cell office:value-type="string" calcext:value-type="string">
            <text:p>=</text:p>
          </table:table-cell>
          <table:table-cell table:formula="of:=&quot;0o&quot; &amp; [.G87]" office:value-type="string" office:string-value="0o122" calcext:value-type="string">
            <text:p>0o122</text:p>
          </table:table-cell>
          <table:table-cell table:formula="of:=&quot;0x&quot; &amp; [.I87]" office:value-type="string" office:string-value="0x52" calcext:value-type="string">
            <text:p>0x52</text:p>
          </table:table-cell>
          <table:table-cell table:formula="of:=BASE([.K87]; 8)" office:value-type="string" office:string-value="122" calcext:value-type="string">
            <text:p>122</text:p>
          </table:table-cell>
          <table:table-cell/>
          <table:table-cell table:formula="of:=BASE([.K87]; 16)" office:value-type="string" office:string-value="52" calcext:value-type="string">
            <text:p>52</text:p>
          </table:table-cell>
          <table:table-cell table:formula="of:=[.C87] &amp; &quot; = &quot; &amp; [.E87] &amp; &quot;, // &quot; &amp; [.F87] &amp; &quot; --- &quot; &amp; [.K87]" office:value-type="string" office:string-value="Block1WriteSP = 0o122, // 0x52 --- 82" calcext:value-type="string">
            <text:p>Block1WriteSP = 0o122, // 0x52 --- 82</text:p>
          </table:table-cell>
          <table:table-cell office:value-type="float" office:value="82" calcext:value-type="float">
            <text:p>82</text:p>
          </table:table-cell>
          <table:table-cell table:formula="of:=[.K87]-[.K8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1WriteImmediate</text:p>
          </table:table-cell>
          <table:table-cell office:value-type="string" calcext:value-type="string">
            <text:p>=</text:p>
          </table:table-cell>
          <table:table-cell table:formula="of:=&quot;0o&quot; &amp; [.G88]" office:value-type="string" office:string-value="0o123" calcext:value-type="string">
            <text:p>0o123</text:p>
          </table:table-cell>
          <table:table-cell table:formula="of:=&quot;0x&quot; &amp; [.I88]" office:value-type="string" office:string-value="0x53" calcext:value-type="string">
            <text:p>0x53</text:p>
          </table:table-cell>
          <table:table-cell table:formula="of:=BASE([.K88]; 8)" office:value-type="string" office:string-value="123" calcext:value-type="string">
            <text:p>123</text:p>
          </table:table-cell>
          <table:table-cell/>
          <table:table-cell table:formula="of:=BASE([.K88]; 16)" office:value-type="string" office:string-value="53" calcext:value-type="string">
            <text:p>53</text:p>
          </table:table-cell>
          <table:table-cell table:formula="of:=[.C88] &amp; &quot; = &quot; &amp; [.E88] &amp; &quot;, // &quot; &amp; [.F88] &amp; &quot; --- &quot; &amp; [.K88]" office:value-type="string" office:string-value="Block1WriteImmediate = 0o123, // 0x53 --- 83" calcext:value-type="string">
            <text:p>Block1WriteImmediate = 0o123, // 0x53 --- 83</text:p>
          </table:table-cell>
          <table:table-cell office:value-type="float" office:value="83" calcext:value-type="float">
            <text:p>83</text:p>
          </table:table-cell>
          <table:table-cell table:formula="of:=[.K88]-[.K8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1WritePop</text:p>
          </table:table-cell>
          <table:table-cell office:value-type="string" calcext:value-type="string">
            <text:p>=</text:p>
          </table:table-cell>
          <table:table-cell table:formula="of:=&quot;0o&quot; &amp; [.G89]" office:value-type="string" office:string-value="0o124" calcext:value-type="string">
            <text:p>0o124</text:p>
          </table:table-cell>
          <table:table-cell table:formula="of:=&quot;0x&quot; &amp; [.I89]" office:value-type="string" office:string-value="0x54" calcext:value-type="string">
            <text:p>0x54</text:p>
          </table:table-cell>
          <table:table-cell table:formula="of:=BASE([.K89]; 8)" office:value-type="string" office:string-value="124" calcext:value-type="string">
            <text:p>124</text:p>
          </table:table-cell>
          <table:table-cell/>
          <table:table-cell table:formula="of:=BASE([.K89]; 16)" office:value-type="string" office:string-value="54" calcext:value-type="string">
            <text:p>54</text:p>
          </table:table-cell>
          <table:table-cell table:formula="of:=[.C89] &amp; &quot; = &quot; &amp; [.E89] &amp; &quot;, // &quot; &amp; [.F89] &amp; &quot; --- &quot; &amp; [.K89]" office:value-type="string" office:string-value="Block1WritePop = 0o124, // 0x54 --- 84" calcext:value-type="string">
            <text:p>Block1WritePop = 0o124, // 0x54 --- 84</text:p>
          </table:table-cell>
          <table:table-cell office:value-type="float" office:value="84" calcext:value-type="float">
            <text:p>84</text:p>
          </table:table-cell>
          <table:table-cell table:formula="of:=[.K89]-[.K8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2WriteFP</text:p>
          </table:table-cell>
          <table:table-cell office:value-type="string" calcext:value-type="string">
            <text:p>=</text:p>
          </table:table-cell>
          <table:table-cell table:formula="of:=&quot;0o&quot; &amp; [.G90]" office:value-type="string" office:string-value="0o125" calcext:value-type="string">
            <text:p>0o125</text:p>
          </table:table-cell>
          <table:table-cell table:formula="of:=&quot;0x&quot; &amp; [.I90]" office:value-type="string" office:string-value="0x55" calcext:value-type="string">
            <text:p>0x55</text:p>
          </table:table-cell>
          <table:table-cell table:formula="of:=BASE([.K90]; 8)" office:value-type="string" office:string-value="125" calcext:value-type="string">
            <text:p>125</text:p>
          </table:table-cell>
          <table:table-cell/>
          <table:table-cell table:formula="of:=BASE([.K90]; 16)" office:value-type="string" office:string-value="55" calcext:value-type="string">
            <text:p>55</text:p>
          </table:table-cell>
          <table:table-cell table:formula="of:=[.C90] &amp; &quot; = &quot; &amp; [.E90] &amp; &quot;, // &quot; &amp; [.F90] &amp; &quot; --- &quot; &amp; [.K90]" office:value-type="string" office:string-value="Block2WriteFP = 0o125, // 0x55 --- 85" calcext:value-type="string">
            <text:p>Block2WriteFP = 0o125, // 0x55 --- 85</text:p>
          </table:table-cell>
          <table:table-cell office:value-type="float" office:value="85" calcext:value-type="float">
            <text:p>85</text:p>
          </table:table-cell>
          <table:table-cell table:formula="of:=[.K90]-[.K8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2WriteLP</text:p>
          </table:table-cell>
          <table:table-cell office:value-type="string" calcext:value-type="string">
            <text:p>=</text:p>
          </table:table-cell>
          <table:table-cell table:formula="of:=&quot;0o&quot; &amp; [.G91]" office:value-type="string" office:string-value="0o126" calcext:value-type="string">
            <text:p>0o126</text:p>
          </table:table-cell>
          <table:table-cell table:formula="of:=&quot;0x&quot; &amp; [.I91]" office:value-type="string" office:string-value="0x56" calcext:value-type="string">
            <text:p>0x56</text:p>
          </table:table-cell>
          <table:table-cell table:formula="of:=BASE([.K91]; 8)" office:value-type="string" office:string-value="126" calcext:value-type="string">
            <text:p>126</text:p>
          </table:table-cell>
          <table:table-cell/>
          <table:table-cell table:formula="of:=BASE([.K91]; 16)" office:value-type="string" office:string-value="56" calcext:value-type="string">
            <text:p>56</text:p>
          </table:table-cell>
          <table:table-cell table:formula="of:=[.C91] &amp; &quot; = &quot; &amp; [.E91] &amp; &quot;, // &quot; &amp; [.F91] &amp; &quot; --- &quot; &amp; [.K91]" office:value-type="string" office:string-value="Block2WriteLP = 0o126, // 0x56 --- 86" calcext:value-type="string">
            <text:p>Block2WriteLP = 0o126, // 0x56 --- 86</text:p>
          </table:table-cell>
          <table:table-cell office:value-type="float" office:value="86" calcext:value-type="float">
            <text:p>86</text:p>
          </table:table-cell>
          <table:table-cell table:formula="of:=[.K91]-[.K9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2WriteSP</text:p>
          </table:table-cell>
          <table:table-cell office:value-type="string" calcext:value-type="string">
            <text:p>=</text:p>
          </table:table-cell>
          <table:table-cell table:formula="of:=&quot;0o&quot; &amp; [.G92]" office:value-type="string" office:string-value="0o127" calcext:value-type="string">
            <text:p>0o127</text:p>
          </table:table-cell>
          <table:table-cell table:formula="of:=&quot;0x&quot; &amp; [.I92]" office:value-type="string" office:string-value="0x57" calcext:value-type="string">
            <text:p>0x57</text:p>
          </table:table-cell>
          <table:table-cell table:formula="of:=BASE([.K92]; 8)" office:value-type="string" office:string-value="127" calcext:value-type="string">
            <text:p>127</text:p>
          </table:table-cell>
          <table:table-cell/>
          <table:table-cell table:formula="of:=BASE([.K92]; 16)" office:value-type="string" office:string-value="57" calcext:value-type="string">
            <text:p>57</text:p>
          </table:table-cell>
          <table:table-cell table:formula="of:=[.C92] &amp; &quot; = &quot; &amp; [.E92] &amp; &quot;, // &quot; &amp; [.F92] &amp; &quot; --- &quot; &amp; [.K92]" office:value-type="string" office:string-value="Block2WriteSP = 0o127, // 0x57 --- 87" calcext:value-type="string">
            <text:p>Block2WriteSP = 0o127, // 0x57 --- 87</text:p>
          </table:table-cell>
          <table:table-cell office:value-type="float" office:value="87" calcext:value-type="float">
            <text:p>87</text:p>
          </table:table-cell>
          <table:table-cell table:formula="of:=[.K92]-[.K9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2WriteImmediate</text:p>
          </table:table-cell>
          <table:table-cell office:value-type="string" calcext:value-type="string">
            <text:p>=</text:p>
          </table:table-cell>
          <table:table-cell table:formula="of:=&quot;0o&quot; &amp; [.G93]" office:value-type="string" office:string-value="0o130" calcext:value-type="string">
            <text:p>0o130</text:p>
          </table:table-cell>
          <table:table-cell table:formula="of:=&quot;0x&quot; &amp; [.I93]" office:value-type="string" office:string-value="0x58" calcext:value-type="string">
            <text:p>0x58</text:p>
          </table:table-cell>
          <table:table-cell table:formula="of:=BASE([.K93]; 8)" office:value-type="string" office:string-value="130" calcext:value-type="string">
            <text:p>130</text:p>
          </table:table-cell>
          <table:table-cell/>
          <table:table-cell table:formula="of:=BASE([.K93]; 16)" office:value-type="string" office:string-value="58" calcext:value-type="string">
            <text:p>58</text:p>
          </table:table-cell>
          <table:table-cell table:formula="of:=[.C93] &amp; &quot; = &quot; &amp; [.E93] &amp; &quot;, // &quot; &amp; [.F93] &amp; &quot; --- &quot; &amp; [.K93]" office:value-type="string" office:string-value="Block2WriteImmediate = 0o130, // 0x58 --- 88" calcext:value-type="string">
            <text:p>Block2WriteImmediate = 0o130, // 0x58 --- 88</text:p>
          </table:table-cell>
          <table:table-cell office:value-type="float" office:value="88" calcext:value-type="float">
            <text:p>88</text:p>
          </table:table-cell>
          <table:table-cell table:formula="of:=[.K93]-[.K9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2WritePop</text:p>
          </table:table-cell>
          <table:table-cell office:value-type="string" calcext:value-type="string">
            <text:p>=</text:p>
          </table:table-cell>
          <table:table-cell table:formula="of:=&quot;0o&quot; &amp; [.G94]" office:value-type="string" office:string-value="0o131" calcext:value-type="string">
            <text:p>0o131</text:p>
          </table:table-cell>
          <table:table-cell table:formula="of:=&quot;0x&quot; &amp; [.I94]" office:value-type="string" office:string-value="0x59" calcext:value-type="string">
            <text:p>0x59</text:p>
          </table:table-cell>
          <table:table-cell table:formula="of:=BASE([.K94]; 8)" office:value-type="string" office:string-value="131" calcext:value-type="string">
            <text:p>131</text:p>
          </table:table-cell>
          <table:table-cell/>
          <table:table-cell table:formula="of:=BASE([.K94]; 16)" office:value-type="string" office:string-value="59" calcext:value-type="string">
            <text:p>59</text:p>
          </table:table-cell>
          <table:table-cell table:formula="of:=[.C94] &amp; &quot; = &quot; &amp; [.E94] &amp; &quot;, // &quot; &amp; [.F94] &amp; &quot; --- &quot; &amp; [.K94]" office:value-type="string" office:string-value="Block2WritePop = 0o131, // 0x59 --- 89" calcext:value-type="string">
            <text:p>Block2WritePop = 0o131, // 0x59 --- 89</text:p>
          </table:table-cell>
          <table:table-cell office:value-type="float" office:value="89" calcext:value-type="float">
            <text:p>89</text:p>
          </table:table-cell>
          <table:table-cell table:formula="of:=[.K94]-[.K9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3WriteFP</text:p>
          </table:table-cell>
          <table:table-cell office:value-type="string" calcext:value-type="string">
            <text:p>=</text:p>
          </table:table-cell>
          <table:table-cell table:formula="of:=&quot;0o&quot; &amp; [.G95]" office:value-type="string" office:string-value="0o132" calcext:value-type="string">
            <text:p>0o132</text:p>
          </table:table-cell>
          <table:table-cell table:formula="of:=&quot;0x&quot; &amp; [.I95]" office:value-type="string" office:string-value="0x5A" calcext:value-type="string">
            <text:p>0x5A</text:p>
          </table:table-cell>
          <table:table-cell table:formula="of:=BASE([.K95]; 8)" office:value-type="string" office:string-value="132" calcext:value-type="string">
            <text:p>132</text:p>
          </table:table-cell>
          <table:table-cell/>
          <table:table-cell table:formula="of:=BASE([.K95]; 16)" office:value-type="string" office:string-value="5A" calcext:value-type="string">
            <text:p>5A</text:p>
          </table:table-cell>
          <table:table-cell table:formula="of:=[.C95] &amp; &quot; = &quot; &amp; [.E95] &amp; &quot;, // &quot; &amp; [.F95] &amp; &quot; --- &quot; &amp; [.K95]" office:value-type="string" office:string-value="Block3WriteFP = 0o132, // 0x5A --- 90" calcext:value-type="string">
            <text:p>Block3WriteFP = 0o132, // 0x5A --- 90</text:p>
          </table:table-cell>
          <table:table-cell office:value-type="float" office:value="90" calcext:value-type="float">
            <text:p>90</text:p>
          </table:table-cell>
          <table:table-cell table:formula="of:=[.K95]-[.K9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3WriteLP</text:p>
          </table:table-cell>
          <table:table-cell office:value-type="string" calcext:value-type="string">
            <text:p>=</text:p>
          </table:table-cell>
          <table:table-cell table:formula="of:=&quot;0o&quot; &amp; [.G96]" office:value-type="string" office:string-value="0o133" calcext:value-type="string">
            <text:p>0o133</text:p>
          </table:table-cell>
          <table:table-cell table:formula="of:=&quot;0x&quot; &amp; [.I96]" office:value-type="string" office:string-value="0x5B" calcext:value-type="string">
            <text:p>0x5B</text:p>
          </table:table-cell>
          <table:table-cell table:formula="of:=BASE([.K96]; 8)" office:value-type="string" office:string-value="133" calcext:value-type="string">
            <text:p>133</text:p>
          </table:table-cell>
          <table:table-cell/>
          <table:table-cell table:formula="of:=BASE([.K96]; 16)" office:value-type="string" office:string-value="5B" calcext:value-type="string">
            <text:p>5B</text:p>
          </table:table-cell>
          <table:table-cell table:formula="of:=[.C96] &amp; &quot; = &quot; &amp; [.E96] &amp; &quot;, // &quot; &amp; [.F96] &amp; &quot; --- &quot; &amp; [.K96]" office:value-type="string" office:string-value="Block3WriteLP = 0o133, // 0x5B --- 91" calcext:value-type="string">
            <text:p>Block3WriteLP = 0o133, // 0x5B --- 91</text:p>
          </table:table-cell>
          <table:table-cell office:value-type="float" office:value="91" calcext:value-type="float">
            <text:p>91</text:p>
          </table:table-cell>
          <table:table-cell table:formula="of:=[.K96]-[.K9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3WriteSP</text:p>
          </table:table-cell>
          <table:table-cell office:value-type="string" calcext:value-type="string">
            <text:p>=</text:p>
          </table:table-cell>
          <table:table-cell table:formula="of:=&quot;0o&quot; &amp; [.G97]" office:value-type="string" office:string-value="0o134" calcext:value-type="string">
            <text:p>0o134</text:p>
          </table:table-cell>
          <table:table-cell table:formula="of:=&quot;0x&quot; &amp; [.I97]" office:value-type="string" office:string-value="0x5C" calcext:value-type="string">
            <text:p>0x5C</text:p>
          </table:table-cell>
          <table:table-cell table:formula="of:=BASE([.K97]; 8)" office:value-type="string" office:string-value="134" calcext:value-type="string">
            <text:p>134</text:p>
          </table:table-cell>
          <table:table-cell/>
          <table:table-cell table:formula="of:=BASE([.K97]; 16)" office:value-type="string" office:string-value="5C" calcext:value-type="string">
            <text:p>5C</text:p>
          </table:table-cell>
          <table:table-cell table:formula="of:=[.C97] &amp; &quot; = &quot; &amp; [.E97] &amp; &quot;, // &quot; &amp; [.F97] &amp; &quot; --- &quot; &amp; [.K97]" office:value-type="string" office:string-value="Block3WriteSP = 0o134, // 0x5C --- 92" calcext:value-type="string">
            <text:p>Block3WriteSP = 0o134, // 0x5C --- 92</text:p>
          </table:table-cell>
          <table:table-cell office:value-type="float" office:value="92" calcext:value-type="float">
            <text:p>92</text:p>
          </table:table-cell>
          <table:table-cell table:formula="of:=[.K97]-[.K9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3WriteImmediate</text:p>
          </table:table-cell>
          <table:table-cell office:value-type="string" calcext:value-type="string">
            <text:p>=</text:p>
          </table:table-cell>
          <table:table-cell table:formula="of:=&quot;0o&quot; &amp; [.G98]" office:value-type="string" office:string-value="0o135" calcext:value-type="string">
            <text:p>0o135</text:p>
          </table:table-cell>
          <table:table-cell table:formula="of:=&quot;0x&quot; &amp; [.I98]" office:value-type="string" office:string-value="0x5D" calcext:value-type="string">
            <text:p>0x5D</text:p>
          </table:table-cell>
          <table:table-cell table:formula="of:=BASE([.K98]; 8)" office:value-type="string" office:string-value="135" calcext:value-type="string">
            <text:p>135</text:p>
          </table:table-cell>
          <table:table-cell/>
          <table:table-cell table:formula="of:=BASE([.K98]; 16)" office:value-type="string" office:string-value="5D" calcext:value-type="string">
            <text:p>5D</text:p>
          </table:table-cell>
          <table:table-cell table:formula="of:=[.C98] &amp; &quot; = &quot; &amp; [.E98] &amp; &quot;, // &quot; &amp; [.F98] &amp; &quot; --- &quot; &amp; [.K98]" office:value-type="string" office:string-value="Block3WriteImmediate = 0o135, // 0x5D --- 93" calcext:value-type="string">
            <text:p>Block3WriteImmediate = 0o135, // 0x5D --- 93</text:p>
          </table:table-cell>
          <table:table-cell office:value-type="float" office:value="93" calcext:value-type="float">
            <text:p>93</text:p>
          </table:table-cell>
          <table:table-cell table:formula="of:=[.K98]-[.K9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3WritePop</text:p>
          </table:table-cell>
          <table:table-cell office:value-type="string" calcext:value-type="string">
            <text:p>=</text:p>
          </table:table-cell>
          <table:table-cell table:formula="of:=&quot;0o&quot; &amp; [.G99]" office:value-type="string" office:string-value="0o136" calcext:value-type="string">
            <text:p>0o136</text:p>
          </table:table-cell>
          <table:table-cell table:formula="of:=&quot;0x&quot; &amp; [.I99]" office:value-type="string" office:string-value="0x5E" calcext:value-type="string">
            <text:p>0x5E</text:p>
          </table:table-cell>
          <table:table-cell table:formula="of:=BASE([.K99]; 8)" office:value-type="string" office:string-value="136" calcext:value-type="string">
            <text:p>136</text:p>
          </table:table-cell>
          <table:table-cell/>
          <table:table-cell table:formula="of:=BASE([.K99]; 16)" office:value-type="string" office:string-value="5E" calcext:value-type="string">
            <text:p>5E</text:p>
          </table:table-cell>
          <table:table-cell table:formula="of:=[.C99] &amp; &quot; = &quot; &amp; [.E99] &amp; &quot;, // &quot; &amp; [.F99] &amp; &quot; --- &quot; &amp; [.K99]" office:value-type="string" office:string-value="Block3WritePop = 0o136, // 0x5E --- 94" calcext:value-type="string">
            <text:p>Block3WritePop = 0o136, // 0x5E --- 94</text:p>
          </table:table-cell>
          <table:table-cell office:value-type="float" office:value="94" calcext:value-type="float">
            <text:p>94</text:p>
          </table:table-cell>
          <table:table-cell table:formula="of:=[.K99]-[.K9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ZeropFP</text:p>
          </table:table-cell>
          <table:table-cell office:value-type="string" calcext:value-type="string">
            <text:p>=</text:p>
          </table:table-cell>
          <table:table-cell table:formula="of:=&quot;0o&quot; &amp; [.G100]" office:value-type="string" office:string-value="0o137" calcext:value-type="string">
            <text:p>0o137</text:p>
          </table:table-cell>
          <table:table-cell table:formula="of:=&quot;0x&quot; &amp; [.I100]" office:value-type="string" office:string-value="0x5F" calcext:value-type="string">
            <text:p>0x5F</text:p>
          </table:table-cell>
          <table:table-cell table:formula="of:=BASE([.K100]; 8)" office:value-type="string" office:string-value="137" calcext:value-type="string">
            <text:p>137</text:p>
          </table:table-cell>
          <table:table-cell/>
          <table:table-cell table:formula="of:=BASE([.K100]; 16)" office:value-type="string" office:string-value="5F" calcext:value-type="string">
            <text:p>5F</text:p>
          </table:table-cell>
          <table:table-cell table:formula="of:=[.C100] &amp; &quot; = &quot; &amp; [.E100] &amp; &quot;, // &quot; &amp; [.F100] &amp; &quot; --- &quot; &amp; [.K100]" office:value-type="string" office:string-value="ZeropFP = 0o137, // 0x5F --- 95" calcext:value-type="string">
            <text:p>ZeropFP = 0o137, // 0x5F --- 95</text:p>
          </table:table-cell>
          <table:table-cell office:value-type="float" office:value="95" calcext:value-type="float">
            <text:p>95</text:p>
          </table:table-cell>
          <table:table-cell table:formula="of:=[.K100]-[.K9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ZeropLP</text:p>
          </table:table-cell>
          <table:table-cell office:value-type="string" calcext:value-type="string">
            <text:p>=</text:p>
          </table:table-cell>
          <table:table-cell table:formula="of:=&quot;0o&quot; &amp; [.G101]" office:value-type="string" office:string-value="0o140" calcext:value-type="string">
            <text:p>0o140</text:p>
          </table:table-cell>
          <table:table-cell table:formula="of:=&quot;0x&quot; &amp; [.I101]" office:value-type="string" office:string-value="0x60" calcext:value-type="string">
            <text:p>0x60</text:p>
          </table:table-cell>
          <table:table-cell table:formula="of:=BASE([.K101]; 8)" office:value-type="string" office:string-value="140" calcext:value-type="string">
            <text:p>140</text:p>
          </table:table-cell>
          <table:table-cell/>
          <table:table-cell table:formula="of:=BASE([.K101]; 16)" office:value-type="string" office:string-value="60" calcext:value-type="string">
            <text:p>60</text:p>
          </table:table-cell>
          <table:table-cell table:formula="of:=[.C101] &amp; &quot; = &quot; &amp; [.E101] &amp; &quot;, // &quot; &amp; [.F101] &amp; &quot; --- &quot; &amp; [.K101]" office:value-type="string" office:string-value="ZeropLP = 0o140, // 0x60 --- 96" calcext:value-type="string">
            <text:p>ZeropLP = 0o140, // 0x60 --- 96</text:p>
          </table:table-cell>
          <table:table-cell office:value-type="float" office:value="96" calcext:value-type="float">
            <text:p>96</text:p>
          </table:table-cell>
          <table:table-cell table:formula="of:=[.K101]-[.K10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ZeropSP</text:p>
          </table:table-cell>
          <table:table-cell office:value-type="string" calcext:value-type="string">
            <text:p>=</text:p>
          </table:table-cell>
          <table:table-cell table:formula="of:=&quot;0o&quot; &amp; [.G102]" office:value-type="string" office:string-value="0o141" calcext:value-type="string">
            <text:p>0o141</text:p>
          </table:table-cell>
          <table:table-cell table:formula="of:=&quot;0x&quot; &amp; [.I102]" office:value-type="string" office:string-value="0x61" calcext:value-type="string">
            <text:p>0x61</text:p>
          </table:table-cell>
          <table:table-cell table:formula="of:=BASE([.K102]; 8)" office:value-type="string" office:string-value="141" calcext:value-type="string">
            <text:p>141</text:p>
          </table:table-cell>
          <table:table-cell/>
          <table:table-cell table:formula="of:=BASE([.K102]; 16)" office:value-type="string" office:string-value="61" calcext:value-type="string">
            <text:p>61</text:p>
          </table:table-cell>
          <table:table-cell table:formula="of:=[.C102] &amp; &quot; = &quot; &amp; [.E102] &amp; &quot;, // &quot; &amp; [.F102] &amp; &quot; --- &quot; &amp; [.K102]" office:value-type="string" office:string-value="ZeropSP = 0o141, // 0x61 --- 97" calcext:value-type="string">
            <text:p>ZeropSP = 0o141, // 0x61 --- 97</text:p>
          </table:table-cell>
          <table:table-cell office:value-type="float" office:value="97" calcext:value-type="float">
            <text:p>97</text:p>
          </table:table-cell>
          <table:table-cell table:formula="of:=[.K102]-[.K10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ZeropImmediate</text:p>
          </table:table-cell>
          <table:table-cell office:value-type="string" calcext:value-type="string">
            <text:p>=</text:p>
          </table:table-cell>
          <table:table-cell table:formula="of:=&quot;0o&quot; &amp; [.G103]" office:value-type="string" office:string-value="0o142" calcext:value-type="string">
            <text:p>0o142</text:p>
          </table:table-cell>
          <table:table-cell table:formula="of:=&quot;0x&quot; &amp; [.I103]" office:value-type="string" office:string-value="0x62" calcext:value-type="string">
            <text:p>0x62</text:p>
          </table:table-cell>
          <table:table-cell table:formula="of:=BASE([.K103]; 8)" office:value-type="string" office:string-value="142" calcext:value-type="string">
            <text:p>142</text:p>
          </table:table-cell>
          <table:table-cell/>
          <table:table-cell table:formula="of:=BASE([.K103]; 16)" office:value-type="string" office:string-value="62" calcext:value-type="string">
            <text:p>62</text:p>
          </table:table-cell>
          <table:table-cell table:formula="of:=[.C103] &amp; &quot; = &quot; &amp; [.E103] &amp; &quot;, // &quot; &amp; [.F103] &amp; &quot; --- &quot; &amp; [.K103]" office:value-type="string" office:string-value="ZeropImmediate = 0o142, // 0x62 --- 98" calcext:value-type="string">
            <text:p>ZeropImmediate = 0o142, // 0x62 --- 98</text:p>
          </table:table-cell>
          <table:table-cell office:value-type="float" office:value="98" calcext:value-type="float">
            <text:p>98</text:p>
          </table:table-cell>
          <table:table-cell table:formula="of:=[.K103]-[.K10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ZeropPop</text:p>
          </table:table-cell>
          <table:table-cell office:value-type="string" calcext:value-type="string">
            <text:p>=</text:p>
          </table:table-cell>
          <table:table-cell table:formula="of:=&quot;0o&quot; &amp; [.G104]" office:value-type="string" office:string-value="0o143" calcext:value-type="string">
            <text:p>0o143</text:p>
          </table:table-cell>
          <table:table-cell table:formula="of:=&quot;0x&quot; &amp; [.I104]" office:value-type="string" office:string-value="0x63" calcext:value-type="string">
            <text:p>0x63</text:p>
          </table:table-cell>
          <table:table-cell table:formula="of:=BASE([.K104]; 8)" office:value-type="string" office:string-value="143" calcext:value-type="string">
            <text:p>143</text:p>
          </table:table-cell>
          <table:table-cell/>
          <table:table-cell table:formula="of:=BASE([.K104]; 16)" office:value-type="string" office:string-value="63" calcext:value-type="string">
            <text:p>63</text:p>
          </table:table-cell>
          <table:table-cell table:formula="of:=[.C104] &amp; &quot; = &quot; &amp; [.E104] &amp; &quot;, // &quot; &amp; [.F104] &amp; &quot; --- &quot; &amp; [.K104]" office:value-type="string" office:string-value="ZeropPop = 0o143, // 0x63 --- 99" calcext:value-type="string">
            <text:p>ZeropPop = 0o143, // 0x63 --- 99</text:p>
          </table:table-cell>
          <table:table-cell office:value-type="float" office:value="99" calcext:value-type="float">
            <text:p>99</text:p>
          </table:table-cell>
          <table:table-cell table:formula="of:=[.K104]-[.K10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inuspFP</text:p>
          </table:table-cell>
          <table:table-cell office:value-type="string" calcext:value-type="string">
            <text:p>=</text:p>
          </table:table-cell>
          <table:table-cell table:formula="of:=&quot;0o&quot; &amp; [.G105]" office:value-type="string" office:string-value="0o144" calcext:value-type="string">
            <text:p>0o144</text:p>
          </table:table-cell>
          <table:table-cell table:formula="of:=&quot;0x&quot; &amp; [.I105]" office:value-type="string" office:string-value="0x64" calcext:value-type="string">
            <text:p>0x64</text:p>
          </table:table-cell>
          <table:table-cell table:formula="of:=BASE([.K105]; 8)" office:value-type="string" office:string-value="144" calcext:value-type="string">
            <text:p>144</text:p>
          </table:table-cell>
          <table:table-cell/>
          <table:table-cell table:formula="of:=BASE([.K105]; 16)" office:value-type="string" office:string-value="64" calcext:value-type="string">
            <text:p>64</text:p>
          </table:table-cell>
          <table:table-cell table:formula="of:=[.C105] &amp; &quot; = &quot; &amp; [.E105] &amp; &quot;, // &quot; &amp; [.F105] &amp; &quot; --- &quot; &amp; [.K105]" office:value-type="string" office:string-value="MinuspFP = 0o144, // 0x64 --- 100" calcext:value-type="string">
            <text:p>MinuspFP = 0o144, // 0x64 --- 100</text:p>
          </table:table-cell>
          <table:table-cell office:value-type="float" office:value="100" calcext:value-type="float">
            <text:p>100</text:p>
          </table:table-cell>
          <table:table-cell table:formula="of:=[.K105]-[.K10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inuspLP</text:p>
          </table:table-cell>
          <table:table-cell office:value-type="string" calcext:value-type="string">
            <text:p>=</text:p>
          </table:table-cell>
          <table:table-cell table:formula="of:=&quot;0o&quot; &amp; [.G106]" office:value-type="string" office:string-value="0o145" calcext:value-type="string">
            <text:p>0o145</text:p>
          </table:table-cell>
          <table:table-cell table:formula="of:=&quot;0x&quot; &amp; [.I106]" office:value-type="string" office:string-value="0x65" calcext:value-type="string">
            <text:p>0x65</text:p>
          </table:table-cell>
          <table:table-cell table:formula="of:=BASE([.K106]; 8)" office:value-type="string" office:string-value="145" calcext:value-type="string">
            <text:p>145</text:p>
          </table:table-cell>
          <table:table-cell/>
          <table:table-cell table:formula="of:=BASE([.K106]; 16)" office:value-type="string" office:string-value="65" calcext:value-type="string">
            <text:p>65</text:p>
          </table:table-cell>
          <table:table-cell table:formula="of:=[.C106] &amp; &quot; = &quot; &amp; [.E106] &amp; &quot;, // &quot; &amp; [.F106] &amp; &quot; --- &quot; &amp; [.K106]" office:value-type="string" office:string-value="MinuspLP = 0o145, // 0x65 --- 101" calcext:value-type="string">
            <text:p>MinuspLP = 0o145, // 0x65 --- 101</text:p>
          </table:table-cell>
          <table:table-cell office:value-type="float" office:value="101" calcext:value-type="float">
            <text:p>101</text:p>
          </table:table-cell>
          <table:table-cell table:formula="of:=[.K106]-[.K10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inuspSP</text:p>
          </table:table-cell>
          <table:table-cell office:value-type="string" calcext:value-type="string">
            <text:p>=</text:p>
          </table:table-cell>
          <table:table-cell table:formula="of:=&quot;0o&quot; &amp; [.G107]" office:value-type="string" office:string-value="0o146" calcext:value-type="string">
            <text:p>0o146</text:p>
          </table:table-cell>
          <table:table-cell table:formula="of:=&quot;0x&quot; &amp; [.I107]" office:value-type="string" office:string-value="0x66" calcext:value-type="string">
            <text:p>0x66</text:p>
          </table:table-cell>
          <table:table-cell table:formula="of:=BASE([.K107]; 8)" office:value-type="string" office:string-value="146" calcext:value-type="string">
            <text:p>146</text:p>
          </table:table-cell>
          <table:table-cell/>
          <table:table-cell table:formula="of:=BASE([.K107]; 16)" office:value-type="string" office:string-value="66" calcext:value-type="string">
            <text:p>66</text:p>
          </table:table-cell>
          <table:table-cell table:formula="of:=[.C107] &amp; &quot; = &quot; &amp; [.E107] &amp; &quot;, // &quot; &amp; [.F107] &amp; &quot; --- &quot; &amp; [.K107]" office:value-type="string" office:string-value="MinuspSP = 0o146, // 0x66 --- 102" calcext:value-type="string">
            <text:p>MinuspSP = 0o146, // 0x66 --- 102</text:p>
          </table:table-cell>
          <table:table-cell office:value-type="float" office:value="102" calcext:value-type="float">
            <text:p>102</text:p>
          </table:table-cell>
          <table:table-cell table:formula="of:=[.K107]-[.K10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inuspImmediate</text:p>
          </table:table-cell>
          <table:table-cell office:value-type="string" calcext:value-type="string">
            <text:p>=</text:p>
          </table:table-cell>
          <table:table-cell table:formula="of:=&quot;0o&quot; &amp; [.G108]" office:value-type="string" office:string-value="0o147" calcext:value-type="string">
            <text:p>0o147</text:p>
          </table:table-cell>
          <table:table-cell table:formula="of:=&quot;0x&quot; &amp; [.I108]" office:value-type="string" office:string-value="0x67" calcext:value-type="string">
            <text:p>0x67</text:p>
          </table:table-cell>
          <table:table-cell table:formula="of:=BASE([.K108]; 8)" office:value-type="string" office:string-value="147" calcext:value-type="string">
            <text:p>147</text:p>
          </table:table-cell>
          <table:table-cell/>
          <table:table-cell table:formula="of:=BASE([.K108]; 16)" office:value-type="string" office:string-value="67" calcext:value-type="string">
            <text:p>67</text:p>
          </table:table-cell>
          <table:table-cell table:formula="of:=[.C108] &amp; &quot; = &quot; &amp; [.E108] &amp; &quot;, // &quot; &amp; [.F108] &amp; &quot; --- &quot; &amp; [.K108]" office:value-type="string" office:string-value="MinuspImmediate = 0o147, // 0x67 --- 103" calcext:value-type="string">
            <text:p>MinuspImmediate = 0o147, // 0x67 --- 103</text:p>
          </table:table-cell>
          <table:table-cell office:value-type="float" office:value="103" calcext:value-type="float">
            <text:p>103</text:p>
          </table:table-cell>
          <table:table-cell table:formula="of:=[.K108]-[.K10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inuspPop</text:p>
          </table:table-cell>
          <table:table-cell office:value-type="string" calcext:value-type="string">
            <text:p>=</text:p>
          </table:table-cell>
          <table:table-cell table:formula="of:=&quot;0o&quot; &amp; [.G109]" office:value-type="string" office:string-value="0o150" calcext:value-type="string">
            <text:p>0o150</text:p>
          </table:table-cell>
          <table:table-cell table:formula="of:=&quot;0x&quot; &amp; [.I109]" office:value-type="string" office:string-value="0x68" calcext:value-type="string">
            <text:p>0x68</text:p>
          </table:table-cell>
          <table:table-cell table:formula="of:=BASE([.K109]; 8)" office:value-type="string" office:string-value="150" calcext:value-type="string">
            <text:p>150</text:p>
          </table:table-cell>
          <table:table-cell/>
          <table:table-cell table:formula="of:=BASE([.K109]; 16)" office:value-type="string" office:string-value="68" calcext:value-type="string">
            <text:p>68</text:p>
          </table:table-cell>
          <table:table-cell table:formula="of:=[.C109] &amp; &quot; = &quot; &amp; [.E109] &amp; &quot;, // &quot; &amp; [.F109] &amp; &quot; --- &quot; &amp; [.K109]" office:value-type="string" office:string-value="MinuspPop = 0o150, // 0x68 --- 104" calcext:value-type="string">
            <text:p>MinuspPop = 0o150, // 0x68 --- 104</text:p>
          </table:table-cell>
          <table:table-cell office:value-type="float" office:value="104" calcext:value-type="float">
            <text:p>104</text:p>
          </table:table-cell>
          <table:table-cell table:formula="of:=[.K109]-[.K10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luspFP</text:p>
          </table:table-cell>
          <table:table-cell office:value-type="string" calcext:value-type="string">
            <text:p>=</text:p>
          </table:table-cell>
          <table:table-cell table:formula="of:=&quot;0o&quot; &amp; [.G110]" office:value-type="string" office:string-value="0o151" calcext:value-type="string">
            <text:p>0o151</text:p>
          </table:table-cell>
          <table:table-cell table:formula="of:=&quot;0x&quot; &amp; [.I110]" office:value-type="string" office:string-value="0x69" calcext:value-type="string">
            <text:p>0x69</text:p>
          </table:table-cell>
          <table:table-cell table:formula="of:=BASE([.K110]; 8)" office:value-type="string" office:string-value="151" calcext:value-type="string">
            <text:p>151</text:p>
          </table:table-cell>
          <table:table-cell/>
          <table:table-cell table:formula="of:=BASE([.K110]; 16)" office:value-type="string" office:string-value="69" calcext:value-type="string">
            <text:p>69</text:p>
          </table:table-cell>
          <table:table-cell table:formula="of:=[.C110] &amp; &quot; = &quot; &amp; [.E110] &amp; &quot;, // &quot; &amp; [.F110] &amp; &quot; --- &quot; &amp; [.K110]" office:value-type="string" office:string-value="PluspFP = 0o151, // 0x69 --- 105" calcext:value-type="string">
            <text:p>PluspFP = 0o151, // 0x69 --- 105</text:p>
          </table:table-cell>
          <table:table-cell office:value-type="float" office:value="105" calcext:value-type="float">
            <text:p>105</text:p>
          </table:table-cell>
          <table:table-cell table:formula="of:=[.K110]-[.K10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luspLP</text:p>
          </table:table-cell>
          <table:table-cell office:value-type="string" calcext:value-type="string">
            <text:p>=</text:p>
          </table:table-cell>
          <table:table-cell table:formula="of:=&quot;0o&quot; &amp; [.G111]" office:value-type="string" office:string-value="0o152" calcext:value-type="string">
            <text:p>0o152</text:p>
          </table:table-cell>
          <table:table-cell table:formula="of:=&quot;0x&quot; &amp; [.I111]" office:value-type="string" office:string-value="0x6A" calcext:value-type="string">
            <text:p>0x6A</text:p>
          </table:table-cell>
          <table:table-cell table:formula="of:=BASE([.K111]; 8)" office:value-type="string" office:string-value="152" calcext:value-type="string">
            <text:p>152</text:p>
          </table:table-cell>
          <table:table-cell/>
          <table:table-cell table:formula="of:=BASE([.K111]; 16)" office:value-type="string" office:string-value="6A" calcext:value-type="string">
            <text:p>6A</text:p>
          </table:table-cell>
          <table:table-cell table:formula="of:=[.C111] &amp; &quot; = &quot; &amp; [.E111] &amp; &quot;, // &quot; &amp; [.F111] &amp; &quot; --- &quot; &amp; [.K111]" office:value-type="string" office:string-value="PluspLP = 0o152, // 0x6A --- 106" calcext:value-type="string">
            <text:p>PluspLP = 0o152, // 0x6A --- 106</text:p>
          </table:table-cell>
          <table:table-cell office:value-type="float" office:value="106" calcext:value-type="float">
            <text:p>106</text:p>
          </table:table-cell>
          <table:table-cell table:formula="of:=[.K111]-[.K11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luspSP</text:p>
          </table:table-cell>
          <table:table-cell office:value-type="string" calcext:value-type="string">
            <text:p>=</text:p>
          </table:table-cell>
          <table:table-cell table:formula="of:=&quot;0o&quot; &amp; [.G112]" office:value-type="string" office:string-value="0o153" calcext:value-type="string">
            <text:p>0o153</text:p>
          </table:table-cell>
          <table:table-cell table:formula="of:=&quot;0x&quot; &amp; [.I112]" office:value-type="string" office:string-value="0x6B" calcext:value-type="string">
            <text:p>0x6B</text:p>
          </table:table-cell>
          <table:table-cell table:formula="of:=BASE([.K112]; 8)" office:value-type="string" office:string-value="153" calcext:value-type="string">
            <text:p>153</text:p>
          </table:table-cell>
          <table:table-cell/>
          <table:table-cell table:formula="of:=BASE([.K112]; 16)" office:value-type="string" office:string-value="6B" calcext:value-type="string">
            <text:p>6B</text:p>
          </table:table-cell>
          <table:table-cell table:formula="of:=[.C112] &amp; &quot; = &quot; &amp; [.E112] &amp; &quot;, // &quot; &amp; [.F112] &amp; &quot; --- &quot; &amp; [.K112]" office:value-type="string" office:string-value="PluspSP = 0o153, // 0x6B --- 107" calcext:value-type="string">
            <text:p>PluspSP = 0o153, // 0x6B --- 107</text:p>
          </table:table-cell>
          <table:table-cell office:value-type="float" office:value="107" calcext:value-type="float">
            <text:p>107</text:p>
          </table:table-cell>
          <table:table-cell table:formula="of:=[.K112]-[.K11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luspImmediate</text:p>
          </table:table-cell>
          <table:table-cell office:value-type="string" calcext:value-type="string">
            <text:p>=</text:p>
          </table:table-cell>
          <table:table-cell table:formula="of:=&quot;0o&quot; &amp; [.G113]" office:value-type="string" office:string-value="0o154" calcext:value-type="string">
            <text:p>0o154</text:p>
          </table:table-cell>
          <table:table-cell table:formula="of:=&quot;0x&quot; &amp; [.I113]" office:value-type="string" office:string-value="0x6C" calcext:value-type="string">
            <text:p>0x6C</text:p>
          </table:table-cell>
          <table:table-cell table:formula="of:=BASE([.K113]; 8)" office:value-type="string" office:string-value="154" calcext:value-type="string">
            <text:p>154</text:p>
          </table:table-cell>
          <table:table-cell/>
          <table:table-cell table:formula="of:=BASE([.K113]; 16)" office:value-type="string" office:string-value="6C" calcext:value-type="string">
            <text:p>6C</text:p>
          </table:table-cell>
          <table:table-cell table:formula="of:=[.C113] &amp; &quot; = &quot; &amp; [.E113] &amp; &quot;, // &quot; &amp; [.F113] &amp; &quot; --- &quot; &amp; [.K113]" office:value-type="string" office:string-value="PluspImmediate = 0o154, // 0x6C --- 108" calcext:value-type="string">
            <text:p>PluspImmediate = 0o154, // 0x6C --- 108</text:p>
          </table:table-cell>
          <table:table-cell office:value-type="float" office:value="108" calcext:value-type="float">
            <text:p>108</text:p>
          </table:table-cell>
          <table:table-cell table:formula="of:=[.K113]-[.K11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luspPop</text:p>
          </table:table-cell>
          <table:table-cell office:value-type="string" calcext:value-type="string">
            <text:p>=</text:p>
          </table:table-cell>
          <table:table-cell table:formula="of:=&quot;0o&quot; &amp; [.G114]" office:value-type="string" office:string-value="0o155" calcext:value-type="string">
            <text:p>0o155</text:p>
          </table:table-cell>
          <table:table-cell table:formula="of:=&quot;0x&quot; &amp; [.I114]" office:value-type="string" office:string-value="0x6D" calcext:value-type="string">
            <text:p>0x6D</text:p>
          </table:table-cell>
          <table:table-cell table:formula="of:=BASE([.K114]; 8)" office:value-type="string" office:string-value="155" calcext:value-type="string">
            <text:p>155</text:p>
          </table:table-cell>
          <table:table-cell/>
          <table:table-cell table:formula="of:=BASE([.K114]; 16)" office:value-type="string" office:string-value="6D" calcext:value-type="string">
            <text:p>6D</text:p>
          </table:table-cell>
          <table:table-cell table:formula="of:=[.C114] &amp; &quot; = &quot; &amp; [.E114] &amp; &quot;, // &quot; &amp; [.F114] &amp; &quot; --- &quot; &amp; [.K114]" office:value-type="string" office:string-value="PluspPop = 0o155, // 0x6D --- 109" calcext:value-type="string">
            <text:p>PluspPop = 0o155, // 0x6D --- 109</text:p>
          </table:table-cell>
          <table:table-cell office:value-type="float" office:value="109" calcext:value-type="float">
            <text:p>109</text:p>
          </table:table-cell>
          <table:table-cell table:formula="of:=[.K114]-[.K11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TypeMember</text:p>
          </table:table-cell>
          <table:table-cell office:value-type="string" calcext:value-type="string">
            <text:p>=</text:p>
          </table:table-cell>
          <table:table-cell table:formula="of:=&quot;0o&quot; &amp; [.G115]" office:value-type="string" office:string-value="0o156" calcext:value-type="string">
            <text:p>0o156</text:p>
          </table:table-cell>
          <table:table-cell table:formula="of:=&quot;0x&quot; &amp; [.I115]" office:value-type="string" office:string-value="0x6E" calcext:value-type="string">
            <text:p>0x6E</text:p>
          </table:table-cell>
          <table:table-cell table:formula="of:=BASE([.K115]; 8)" office:value-type="string" office:string-value="156" calcext:value-type="string">
            <text:p>156</text:p>
          </table:table-cell>
          <table:table-cell/>
          <table:table-cell table:formula="of:=BASE([.K115]; 16)" office:value-type="string" office:string-value="6E" calcext:value-type="string">
            <text:p>6E</text:p>
          </table:table-cell>
          <table:table-cell table:formula="of:=[.C115] &amp; &quot; = &quot; &amp; [.E115] &amp; &quot;, // &quot; &amp; [.F115] &amp; &quot; --- &quot; &amp; [.K115]" office:value-type="string" office:string-value="TypeMember = 0o156, // 0x6E --- 110" calcext:value-type="string">
            <text:p>TypeMember = 0o156, // 0x6E --- 110</text:p>
          </table:table-cell>
          <table:table-cell office:value-type="float" office:value="110" calcext:value-type="float">
            <text:p>110</text:p>
          </table:table-cell>
          <table:table-cell table:formula="of:=[.K115]-[.K11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TypeMemberNoPop</text:p>
          </table:table-cell>
          <table:table-cell office:value-type="string" calcext:value-type="string">
            <text:p>=</text:p>
          </table:table-cell>
          <table:table-cell table:formula="of:=&quot;0o&quot; &amp; [.G116]" office:value-type="string" office:string-value="0o157" calcext:value-type="string">
            <text:p>0o157</text:p>
          </table:table-cell>
          <table:table-cell table:formula="of:=&quot;0x&quot; &amp; [.I116]" office:value-type="string" office:string-value="0x6F" calcext:value-type="string">
            <text:p>0x6F</text:p>
          </table:table-cell>
          <table:table-cell table:formula="of:=BASE([.K116]; 8)" office:value-type="string" office:string-value="157" calcext:value-type="string">
            <text:p>157</text:p>
          </table:table-cell>
          <table:table-cell/>
          <table:table-cell table:formula="of:=BASE([.K116]; 16)" office:value-type="string" office:string-value="6F" calcext:value-type="string">
            <text:p>6F</text:p>
          </table:table-cell>
          <table:table-cell table:formula="of:=[.C116] &amp; &quot; = &quot; &amp; [.E116] &amp; &quot;, // &quot; &amp; [.F116] &amp; &quot; --- &quot; &amp; [.K116]" office:value-type="string" office:string-value="TypeMemberNoPop = 0o157, // 0x6F --- 111" calcext:value-type="string">
            <text:p>TypeMemberNoPop = 0o157, // 0x6F --- 111</text:p>
          </table:table-cell>
          <table:table-cell office:value-type="float" office:value="111" calcext:value-type="float">
            <text:p>111</text:p>
          </table:table-cell>
          <table:table-cell table:formula="of:=[.K116]-[.K11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cateLocals</text:p>
          </table:table-cell>
          <table:table-cell office:value-type="string" calcext:value-type="string">
            <text:p>=</text:p>
          </table:table-cell>
          <table:table-cell table:formula="of:=&quot;0o&quot; &amp; [.G117]" office:value-type="string" office:string-value="0o160" calcext:value-type="string">
            <text:p>0o160</text:p>
          </table:table-cell>
          <table:table-cell table:formula="of:=&quot;0x&quot; &amp; [.I117]" office:value-type="string" office:string-value="0x70" calcext:value-type="string">
            <text:p>0x70</text:p>
          </table:table-cell>
          <table:table-cell table:formula="of:=BASE([.K117]; 8)" office:value-type="string" office:string-value="160" calcext:value-type="string">
            <text:p>160</text:p>
          </table:table-cell>
          <table:table-cell/>
          <table:table-cell table:formula="of:=BASE([.K117]; 16)" office:value-type="string" office:string-value="70" calcext:value-type="string">
            <text:p>70</text:p>
          </table:table-cell>
          <table:table-cell table:formula="of:=[.C117] &amp; &quot; = &quot; &amp; [.E117] &amp; &quot;, // &quot; &amp; [.F117] &amp; &quot; --- &quot; &amp; [.K117]" office:value-type="string" office:string-value="LocateLocals = 0o160, // 0x70 --- 112" calcext:value-type="string">
            <text:p>LocateLocals = 0o160, // 0x70 --- 112</text:p>
          </table:table-cell>
          <table:table-cell office:value-type="float" office:value="112" calcext:value-type="float">
            <text:p>112</text:p>
          </table:table-cell>
          <table:table-cell table:formula="of:=[.K117]-[.K11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atchClose</text:p>
          </table:table-cell>
          <table:table-cell office:value-type="string" calcext:value-type="string">
            <text:p>=</text:p>
          </table:table-cell>
          <table:table-cell table:formula="of:=&quot;0o&quot; &amp; [.G118]" office:value-type="string" office:string-value="0o161" calcext:value-type="string">
            <text:p>0o161</text:p>
          </table:table-cell>
          <table:table-cell table:formula="of:=&quot;0x&quot; &amp; [.I118]" office:value-type="string" office:string-value="0x71" calcext:value-type="string">
            <text:p>0x71</text:p>
          </table:table-cell>
          <table:table-cell table:formula="of:=BASE([.K118]; 8)" office:value-type="string" office:string-value="161" calcext:value-type="string">
            <text:p>161</text:p>
          </table:table-cell>
          <table:table-cell/>
          <table:table-cell table:formula="of:=BASE([.K118]; 16)" office:value-type="string" office:string-value="71" calcext:value-type="string">
            <text:p>71</text:p>
          </table:table-cell>
          <table:table-cell table:formula="of:=[.C118] &amp; &quot; = &quot; &amp; [.E118] &amp; &quot;, // &quot; &amp; [.F118] &amp; &quot; --- &quot; &amp; [.K118]" office:value-type="string" office:string-value="CatchClose = 0o161, // 0x71 --- 113" calcext:value-type="string">
            <text:p>CatchClose = 0o161, // 0x71 --- 113</text:p>
          </table:table-cell>
          <table:table-cell office:value-type="float" office:value="113" calcext:value-type="float">
            <text:p>113</text:p>
          </table:table-cell>
          <table:table-cell table:formula="of:=[.K118]-[.K11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GenericDispatch</text:p>
          </table:table-cell>
          <table:table-cell office:value-type="string" calcext:value-type="string">
            <text:p>=</text:p>
          </table:table-cell>
          <table:table-cell table:formula="of:=&quot;0o&quot; &amp; [.G119]" office:value-type="string" office:string-value="0o162" calcext:value-type="string">
            <text:p>0o162</text:p>
          </table:table-cell>
          <table:table-cell table:formula="of:=&quot;0x&quot; &amp; [.I119]" office:value-type="string" office:string-value="0x72" calcext:value-type="string">
            <text:p>0x72</text:p>
          </table:table-cell>
          <table:table-cell table:formula="of:=BASE([.K119]; 8)" office:value-type="string" office:string-value="162" calcext:value-type="string">
            <text:p>162</text:p>
          </table:table-cell>
          <table:table-cell/>
          <table:table-cell table:formula="of:=BASE([.K119]; 16)" office:value-type="string" office:string-value="72" calcext:value-type="string">
            <text:p>72</text:p>
          </table:table-cell>
          <table:table-cell table:formula="of:=[.C119] &amp; &quot; = &quot; &amp; [.E119] &amp; &quot;, // &quot; &amp; [.F119] &amp; &quot; --- &quot; &amp; [.K119]" office:value-type="string" office:string-value="GenericDispatch = 0o162, // 0x72 --- 114" calcext:value-type="string">
            <text:p>GenericDispatch = 0o162, // 0x72 --- 114</text:p>
          </table:table-cell>
          <table:table-cell office:value-type="float" office:value="114" calcext:value-type="float">
            <text:p>114</text:p>
          </table:table-cell>
          <table:table-cell table:formula="of:=[.K119]-[.K11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essageDispatch</text:p>
          </table:table-cell>
          <table:table-cell office:value-type="string" calcext:value-type="string">
            <text:p>=</text:p>
          </table:table-cell>
          <table:table-cell table:formula="of:=&quot;0o&quot; &amp; [.G120]" office:value-type="string" office:string-value="0o163" calcext:value-type="string">
            <text:p>0o163</text:p>
          </table:table-cell>
          <table:table-cell table:formula="of:=&quot;0x&quot; &amp; [.I120]" office:value-type="string" office:string-value="0x73" calcext:value-type="string">
            <text:p>0x73</text:p>
          </table:table-cell>
          <table:table-cell table:formula="of:=BASE([.K120]; 8)" office:value-type="string" office:string-value="163" calcext:value-type="string">
            <text:p>163</text:p>
          </table:table-cell>
          <table:table-cell/>
          <table:table-cell table:formula="of:=BASE([.K120]; 16)" office:value-type="string" office:string-value="73" calcext:value-type="string">
            <text:p>73</text:p>
          </table:table-cell>
          <table:table-cell table:formula="of:=[.C120] &amp; &quot; = &quot; &amp; [.E120] &amp; &quot;, // &quot; &amp; [.F120] &amp; &quot; --- &quot; &amp; [.K120]" office:value-type="string" office:string-value="MessageDispatch = 0o163, // 0x73 --- 115" calcext:value-type="string">
            <text:p>MessageDispatch = 0o163, // 0x73 --- 115</text:p>
          </table:table-cell>
          <table:table-cell office:value-type="float" office:value="115" calcext:value-type="float">
            <text:p>115</text:p>
          </table:table-cell>
          <table:table-cell table:formula="of:=[.K120]-[.K11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heckPreemptRequest</text:p>
          </table:table-cell>
          <table:table-cell office:value-type="string" calcext:value-type="string">
            <text:p>=</text:p>
          </table:table-cell>
          <table:table-cell table:formula="of:=&quot;0o&quot; &amp; [.G121]" office:value-type="string" office:string-value="0o164" calcext:value-type="string">
            <text:p>0o164</text:p>
          </table:table-cell>
          <table:table-cell table:formula="of:=&quot;0x&quot; &amp; [.I121]" office:value-type="string" office:string-value="0x74" calcext:value-type="string">
            <text:p>0x74</text:p>
          </table:table-cell>
          <table:table-cell table:formula="of:=BASE([.K121]; 8)" office:value-type="string" office:string-value="164" calcext:value-type="string">
            <text:p>164</text:p>
          </table:table-cell>
          <table:table-cell/>
          <table:table-cell table:formula="of:=BASE([.K121]; 16)" office:value-type="string" office:string-value="74" calcext:value-type="string">
            <text:p>74</text:p>
          </table:table-cell>
          <table:table-cell table:formula="of:=[.C121] &amp; &quot; = &quot; &amp; [.E121] &amp; &quot;, // &quot; &amp; [.F121] &amp; &quot; --- &quot; &amp; [.K121]" office:value-type="string" office:string-value="CheckPreemptRequest = 0o164, // 0x74 --- 116" calcext:value-type="string">
            <text:p>CheckPreemptRequest = 0o164, // 0x74 --- 116</text:p>
          </table:table-cell>
          <table:table-cell office:value-type="float" office:value="116" calcext:value-type="float">
            <text:p>116</text:p>
          </table:table-cell>
          <table:table-cell table:formula="of:=[.K121]-[.K12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GlobalLogicVariable</text:p>
          </table:table-cell>
          <table:table-cell office:value-type="string" calcext:value-type="string">
            <text:p>=</text:p>
          </table:table-cell>
          <table:table-cell table:formula="of:=&quot;0o&quot; &amp; [.G122]" office:value-type="string" office:string-value="0o165" calcext:value-type="string">
            <text:p>0o165</text:p>
          </table:table-cell>
          <table:table-cell table:formula="of:=&quot;0x&quot; &amp; [.I122]" office:value-type="string" office:string-value="0x75" calcext:value-type="string">
            <text:p>0x75</text:p>
          </table:table-cell>
          <table:table-cell table:formula="of:=BASE([.K122]; 8)" office:value-type="string" office:string-value="165" calcext:value-type="string">
            <text:p>165</text:p>
          </table:table-cell>
          <table:table-cell/>
          <table:table-cell table:formula="of:=BASE([.K122]; 16)" office:value-type="string" office:string-value="75" calcext:value-type="string">
            <text:p>75</text:p>
          </table:table-cell>
          <table:table-cell table:formula="of:=[.C122] &amp; &quot; = &quot; &amp; [.E122] &amp; &quot;, // &quot; &amp; [.F122] &amp; &quot; --- &quot; &amp; [.K122]" office:value-type="string" office:string-value="PushGlobalLogicVariable = 0o165, // 0x75 --- 117" calcext:value-type="string">
            <text:p>PushGlobalLogicVariable = 0o165, // 0x75 --- 117</text:p>
          </table:table-cell>
          <table:table-cell office:value-type="float" office:value="117" calcext:value-type="float">
            <text:p>117</text:p>
          </table:table-cell>
          <table:table-cell table:formula="of:=[.K122]-[.K12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NoOp</text:p>
          </table:table-cell>
          <table:table-cell office:value-type="string" calcext:value-type="string">
            <text:p>=</text:p>
          </table:table-cell>
          <table:table-cell table:formula="of:=&quot;0o&quot; &amp; [.G123]" office:value-type="string" office:string-value="0o166" calcext:value-type="string">
            <text:p>0o166</text:p>
          </table:table-cell>
          <table:table-cell table:formula="of:=&quot;0x&quot; &amp; [.I123]" office:value-type="string" office:string-value="0x76" calcext:value-type="string">
            <text:p>0x76</text:p>
          </table:table-cell>
          <table:table-cell table:formula="of:=BASE([.K123]; 8)" office:value-type="string" office:string-value="166" calcext:value-type="string">
            <text:p>166</text:p>
          </table:table-cell>
          <table:table-cell/>
          <table:table-cell table:formula="of:=BASE([.K123]; 16)" office:value-type="string" office:string-value="76" calcext:value-type="string">
            <text:p>76</text:p>
          </table:table-cell>
          <table:table-cell table:formula="of:=[.C123] &amp; &quot; = &quot; &amp; [.E123] &amp; &quot;, // &quot; &amp; [.F123] &amp; &quot; --- &quot; &amp; [.K123]" office:value-type="string" office:string-value="NoOp = 0o166, // 0x76 --- 118" calcext:value-type="string">
            <text:p>NoOp = 0o166, // 0x76 --- 118</text:p>
          </table:table-cell>
          <table:table-cell office:value-type="float" office:value="118" calcext:value-type="float">
            <text:p>118</text:p>
          </table:table-cell>
          <table:table-cell table:formula="of:=[.K123]-[.K12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Halt</text:p>
          </table:table-cell>
          <table:table-cell office:value-type="string" calcext:value-type="string">
            <text:p>=</text:p>
          </table:table-cell>
          <table:table-cell table:formula="of:=&quot;0o&quot; &amp; [.G124]" office:value-type="string" office:string-value="0o167" calcext:value-type="string">
            <text:p>0o167</text:p>
          </table:table-cell>
          <table:table-cell table:formula="of:=&quot;0x&quot; &amp; [.I124]" office:value-type="string" office:string-value="0x77" calcext:value-type="string">
            <text:p>0x77</text:p>
          </table:table-cell>
          <table:table-cell table:formula="of:=BASE([.K124]; 8)" office:value-type="string" office:string-value="167" calcext:value-type="string">
            <text:p>167</text:p>
          </table:table-cell>
          <table:table-cell/>
          <table:table-cell table:formula="of:=BASE([.K124]; 16)" office:value-type="string" office:string-value="77" calcext:value-type="string">
            <text:p>77</text:p>
          </table:table-cell>
          <table:table-cell table:formula="of:=[.C124] &amp; &quot; = &quot; &amp; [.E124] &amp; &quot;, // &quot; &amp; [.F124] &amp; &quot; --- &quot; &amp; [.K124]" office:value-type="string" office:string-value="Halt = 0o167, // 0x77 --- 119" calcext:value-type="string">
            <text:p>Halt = 0o167, // 0x77 --- 119</text:p>
          </table:table-cell>
          <table:table-cell office:value-type="float" office:value="119" calcext:value-type="float">
            <text:p>119</text:p>
          </table:table-cell>
          <table:table-cell table:formula="of:=[.K124]-[.K12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ranchTrue</text:p>
          </table:table-cell>
          <table:table-cell office:value-type="string" calcext:value-type="string">
            <text:p>=</text:p>
          </table:table-cell>
          <table:table-cell table:formula="of:=&quot;0o&quot; &amp; [.G125]" office:value-type="string" office:string-value="0o170" calcext:value-type="string">
            <text:p>0o170</text:p>
          </table:table-cell>
          <table:table-cell table:formula="of:=&quot;0x&quot; &amp; [.I125]" office:value-type="string" office:string-value="0x78" calcext:value-type="string">
            <text:p>0x78</text:p>
          </table:table-cell>
          <table:table-cell table:formula="of:=BASE([.K125]; 8)" office:value-type="string" office:string-value="170" calcext:value-type="string">
            <text:p>170</text:p>
          </table:table-cell>
          <table:table-cell/>
          <table:table-cell table:formula="of:=BASE([.K125]; 16)" office:value-type="string" office:string-value="78" calcext:value-type="string">
            <text:p>78</text:p>
          </table:table-cell>
          <table:table-cell table:formula="of:=[.C125] &amp; &quot; = &quot; &amp; [.E125] &amp; &quot;, // &quot; &amp; [.F125] &amp; &quot; --- &quot; &amp; [.K125]" office:value-type="string" office:string-value="BranchTrue = 0o170, // 0x78 --- 120" calcext:value-type="string">
            <text:p>BranchTrue = 0o170, // 0x78 --- 120</text:p>
          </table:table-cell>
          <table:table-cell office:value-type="float" office:value="120" calcext:value-type="float">
            <text:p>120</text:p>
          </table:table-cell>
          <table:table-cell table:formula="of:=[.K125]-[.K12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ranchTrueElseExtraPop</text:p>
          </table:table-cell>
          <table:table-cell office:value-type="string" calcext:value-type="string">
            <text:p>=</text:p>
          </table:table-cell>
          <table:table-cell table:formula="of:=&quot;0o&quot; &amp; [.G126]" office:value-type="string" office:string-value="0o171" calcext:value-type="string">
            <text:p>0o171</text:p>
          </table:table-cell>
          <table:table-cell table:formula="of:=&quot;0x&quot; &amp; [.I126]" office:value-type="string" office:string-value="0x79" calcext:value-type="string">
            <text:p>0x79</text:p>
          </table:table-cell>
          <table:table-cell table:formula="of:=BASE([.K126]; 8)" office:value-type="string" office:string-value="171" calcext:value-type="string">
            <text:p>171</text:p>
          </table:table-cell>
          <table:table-cell/>
          <table:table-cell table:formula="of:=BASE([.K126]; 16)" office:value-type="string" office:string-value="79" calcext:value-type="string">
            <text:p>79</text:p>
          </table:table-cell>
          <table:table-cell table:formula="of:=[.C126] &amp; &quot; = &quot; &amp; [.E126] &amp; &quot;, // &quot; &amp; [.F126] &amp; &quot; --- &quot; &amp; [.K126]" office:value-type="string" office:string-value="BranchTrueElseExtraPop = 0o171, // 0x79 --- 121" calcext:value-type="string">
            <text:p>BranchTrueElseExtraPop = 0o171, // 0x79 --- 121</text:p>
          </table:table-cell>
          <table:table-cell office:value-type="float" office:value="121" calcext:value-type="float">
            <text:p>121</text:p>
          </table:table-cell>
          <table:table-cell table:formula="of:=[.K126]-[.K12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ranchTrueAndExtraPop</text:p>
          </table:table-cell>
          <table:table-cell office:value-type="string" calcext:value-type="string">
            <text:p>=</text:p>
          </table:table-cell>
          <table:table-cell table:formula="of:=&quot;0o&quot; &amp; [.G127]" office:value-type="string" office:string-value="0o172" calcext:value-type="string">
            <text:p>0o172</text:p>
          </table:table-cell>
          <table:table-cell table:formula="of:=&quot;0x&quot; &amp; [.I127]" office:value-type="string" office:string-value="0x7A" calcext:value-type="string">
            <text:p>0x7A</text:p>
          </table:table-cell>
          <table:table-cell table:formula="of:=BASE([.K127]; 8)" office:value-type="string" office:string-value="172" calcext:value-type="string">
            <text:p>172</text:p>
          </table:table-cell>
          <table:table-cell/>
          <table:table-cell table:formula="of:=BASE([.K127]; 16)" office:value-type="string" office:string-value="7A" calcext:value-type="string">
            <text:p>7A</text:p>
          </table:table-cell>
          <table:table-cell table:formula="of:=[.C127] &amp; &quot; = &quot; &amp; [.E127] &amp; &quot;, // &quot; &amp; [.F127] &amp; &quot; --- &quot; &amp; [.K127]" office:value-type="string" office:string-value="BranchTrueAndExtraPop = 0o172, // 0x7A --- 122" calcext:value-type="string">
            <text:p>BranchTrueAndExtraPop = 0o172, // 0x7A --- 122</text:p>
          </table:table-cell>
          <table:table-cell office:value-type="float" office:value="122" calcext:value-type="float">
            <text:p>122</text:p>
          </table:table-cell>
          <table:table-cell table:formula="of:=[.K127]-[.K12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ranchTrueExtraPop</text:p>
          </table:table-cell>
          <table:table-cell office:value-type="string" calcext:value-type="string">
            <text:p>=</text:p>
          </table:table-cell>
          <table:table-cell table:formula="of:=&quot;0o&quot; &amp; [.G128]" office:value-type="string" office:string-value="0o173" calcext:value-type="string">
            <text:p>0o173</text:p>
          </table:table-cell>
          <table:table-cell table:formula="of:=&quot;0x&quot; &amp; [.I128]" office:value-type="string" office:string-value="0x7B" calcext:value-type="string">
            <text:p>0x7B</text:p>
          </table:table-cell>
          <table:table-cell table:formula="of:=BASE([.K128]; 8)" office:value-type="string" office:string-value="173" calcext:value-type="string">
            <text:p>173</text:p>
          </table:table-cell>
          <table:table-cell/>
          <table:table-cell table:formula="of:=BASE([.K128]; 16)" office:value-type="string" office:string-value="7B" calcext:value-type="string">
            <text:p>7B</text:p>
          </table:table-cell>
          <table:table-cell table:formula="of:=[.C128] &amp; &quot; = &quot; &amp; [.E128] &amp; &quot;, // &quot; &amp; [.F128] &amp; &quot; --- &quot; &amp; [.K128]" office:value-type="string" office:string-value="BranchTrueExtraPop = 0o173, // 0x7B --- 123" calcext:value-type="string">
            <text:p>BranchTrueExtraPop = 0o173, // 0x7B --- 123</text:p>
          </table:table-cell>
          <table:table-cell office:value-type="float" office:value="123" calcext:value-type="float">
            <text:p>123</text:p>
          </table:table-cell>
          <table:table-cell table:formula="of:=[.K128]-[.K12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ranchTrueNoPop</text:p>
          </table:table-cell>
          <table:table-cell office:value-type="string" calcext:value-type="string">
            <text:p>=</text:p>
          </table:table-cell>
          <table:table-cell table:formula="of:=&quot;0o&quot; &amp; [.G129]" office:value-type="string" office:string-value="0o174" calcext:value-type="string">
            <text:p>0o174</text:p>
          </table:table-cell>
          <table:table-cell table:formula="of:=&quot;0x&quot; &amp; [.I129]" office:value-type="string" office:string-value="0x7C" calcext:value-type="string">
            <text:p>0x7C</text:p>
          </table:table-cell>
          <table:table-cell table:formula="of:=BASE([.K129]; 8)" office:value-type="string" office:string-value="174" calcext:value-type="string">
            <text:p>174</text:p>
          </table:table-cell>
          <table:table-cell/>
          <table:table-cell table:formula="of:=BASE([.K129]; 16)" office:value-type="string" office:string-value="7C" calcext:value-type="string">
            <text:p>7C</text:p>
          </table:table-cell>
          <table:table-cell table:formula="of:=[.C129] &amp; &quot; = &quot; &amp; [.E129] &amp; &quot;, // &quot; &amp; [.F129] &amp; &quot; --- &quot; &amp; [.K129]" office:value-type="string" office:string-value="BranchTrueNoPop = 0o174, // 0x7C --- 124" calcext:value-type="string">
            <text:p>BranchTrueNoPop = 0o174, // 0x7C --- 124</text:p>
          </table:table-cell>
          <table:table-cell office:value-type="float" office:value="124" calcext:value-type="float">
            <text:p>124</text:p>
          </table:table-cell>
          <table:table-cell table:formula="of:=[.K129]-[.K12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ranchTrueAndNoPop</text:p>
          </table:table-cell>
          <table:table-cell office:value-type="string" calcext:value-type="string">
            <text:p>=</text:p>
          </table:table-cell>
          <table:table-cell table:formula="of:=&quot;0o&quot; &amp; [.G130]" office:value-type="string" office:string-value="0o175" calcext:value-type="string">
            <text:p>0o175</text:p>
          </table:table-cell>
          <table:table-cell table:formula="of:=&quot;0x&quot; &amp; [.I130]" office:value-type="string" office:string-value="0x7D" calcext:value-type="string">
            <text:p>0x7D</text:p>
          </table:table-cell>
          <table:table-cell table:formula="of:=BASE([.K130]; 8)" office:value-type="string" office:string-value="175" calcext:value-type="string">
            <text:p>175</text:p>
          </table:table-cell>
          <table:table-cell/>
          <table:table-cell table:formula="of:=BASE([.K130]; 16)" office:value-type="string" office:string-value="7D" calcext:value-type="string">
            <text:p>7D</text:p>
          </table:table-cell>
          <table:table-cell table:formula="of:=[.C130] &amp; &quot; = &quot; &amp; [.E130] &amp; &quot;, // &quot; &amp; [.F130] &amp; &quot; --- &quot; &amp; [.K130]" office:value-type="string" office:string-value="BranchTrueAndNoPop = 0o175, // 0x7D --- 125" calcext:value-type="string">
            <text:p>BranchTrueAndNoPop = 0o175, // 0x7D --- 125</text:p>
          </table:table-cell>
          <table:table-cell office:value-type="float" office:value="125" calcext:value-type="float">
            <text:p>125</text:p>
          </table:table-cell>
          <table:table-cell table:formula="of:=[.K130]-[.K12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ranchTrueElseNoPop</text:p>
          </table:table-cell>
          <table:table-cell office:value-type="string" calcext:value-type="string">
            <text:p>=</text:p>
          </table:table-cell>
          <table:table-cell table:formula="of:=&quot;0o&quot; &amp; [.G131]" office:value-type="string" office:string-value="0o176" calcext:value-type="string">
            <text:p>0o176</text:p>
          </table:table-cell>
          <table:table-cell table:formula="of:=&quot;0x&quot; &amp; [.I131]" office:value-type="string" office:string-value="0x7E" calcext:value-type="string">
            <text:p>0x7E</text:p>
          </table:table-cell>
          <table:table-cell table:formula="of:=BASE([.K131]; 8)" office:value-type="string" office:string-value="176" calcext:value-type="string">
            <text:p>176</text:p>
          </table:table-cell>
          <table:table-cell/>
          <table:table-cell table:formula="of:=BASE([.K131]; 16)" office:value-type="string" office:string-value="7E" calcext:value-type="string">
            <text:p>7E</text:p>
          </table:table-cell>
          <table:table-cell table:formula="of:=[.C131] &amp; &quot; = &quot; &amp; [.E131] &amp; &quot;, // &quot; &amp; [.F131] &amp; &quot; --- &quot; &amp; [.K131]" office:value-type="string" office:string-value="BranchTrueElseNoPop = 0o176, // 0x7E --- 126" calcext:value-type="string">
            <text:p>BranchTrueElseNoPop = 0o176, // 0x7E --- 126</text:p>
          </table:table-cell>
          <table:table-cell office:value-type="float" office:value="126" calcext:value-type="float">
            <text:p>126</text:p>
          </table:table-cell>
          <table:table-cell table:formula="of:=[.K131]-[.K13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ranchTrueAndNoPopElseNoPopExtraPop</text:p>
          </table:table-cell>
          <table:table-cell office:value-type="string" calcext:value-type="string">
            <text:p>=</text:p>
          </table:table-cell>
          <table:table-cell table:formula="of:=&quot;0o&quot; &amp; [.G132]" office:value-type="string" office:string-value="0o177" calcext:value-type="string">
            <text:p>0o177</text:p>
          </table:table-cell>
          <table:table-cell table:formula="of:=&quot;0x&quot; &amp; [.I132]" office:value-type="string" office:string-value="0x7F" calcext:value-type="string">
            <text:p>0x7F</text:p>
          </table:table-cell>
          <table:table-cell table:formula="of:=BASE([.K132]; 8)" office:value-type="string" office:string-value="177" calcext:value-type="string">
            <text:p>177</text:p>
          </table:table-cell>
          <table:table-cell/>
          <table:table-cell table:formula="of:=BASE([.K132]; 16)" office:value-type="string" office:string-value="7F" calcext:value-type="string">
            <text:p>7F</text:p>
          </table:table-cell>
          <table:table-cell table:formula="of:=[.C132] &amp; &quot; = &quot; &amp; [.E132] &amp; &quot;, // &quot; &amp; [.F132] &amp; &quot; --- &quot; &amp; [.K132]" office:value-type="string" office:string-value="BranchTrueAndNoPopElseNoPopExtraPop = 0o177, // 0x7F --- 127" calcext:value-type="string">
            <text:p>BranchTrueAndNoPopElseNoPopExtraPop = 0o177, // 0x7F --- 127</text:p>
          </table:table-cell>
          <table:table-cell office:value-type="float" office:value="127" calcext:value-type="float">
            <text:p>127</text:p>
          </table:table-cell>
          <table:table-cell table:formula="of:=[.K132]-[.K13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ranchFalse</text:p>
          </table:table-cell>
          <table:table-cell office:value-type="string" calcext:value-type="string">
            <text:p>=</text:p>
          </table:table-cell>
          <table:table-cell table:formula="of:=&quot;0o&quot; &amp; [.G133]" office:value-type="string" office:string-value="0o200" calcext:value-type="string">
            <text:p>0o200</text:p>
          </table:table-cell>
          <table:table-cell table:formula="of:=&quot;0x&quot; &amp; [.I133]" office:value-type="string" office:string-value="0x80" calcext:value-type="string">
            <text:p>0x80</text:p>
          </table:table-cell>
          <table:table-cell table:formula="of:=BASE([.K133]; 8)" office:value-type="string" office:string-value="200" calcext:value-type="string">
            <text:p>200</text:p>
          </table:table-cell>
          <table:table-cell/>
          <table:table-cell table:formula="of:=BASE([.K133]; 16)" office:value-type="string" office:string-value="80" calcext:value-type="string">
            <text:p>80</text:p>
          </table:table-cell>
          <table:table-cell table:formula="of:=[.C133] &amp; &quot; = &quot; &amp; [.E133] &amp; &quot;, // &quot; &amp; [.F133] &amp; &quot; --- &quot; &amp; [.K133]" office:value-type="string" office:string-value="BranchFalse = 0o200, // 0x80 --- 128" calcext:value-type="string">
            <text:p>BranchFalse = 0o200, // 0x80 --- 128</text:p>
          </table:table-cell>
          <table:table-cell office:value-type="float" office:value="128" calcext:value-type="float">
            <text:p>128</text:p>
          </table:table-cell>
          <table:table-cell table:formula="of:=[.K133]-[.K13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ranchFalseElseExtraPop</text:p>
          </table:table-cell>
          <table:table-cell office:value-type="string" calcext:value-type="string">
            <text:p>=</text:p>
          </table:table-cell>
          <table:table-cell table:formula="of:=&quot;0o&quot; &amp; [.G134]" office:value-type="string" office:string-value="0o201" calcext:value-type="string">
            <text:p>0o201</text:p>
          </table:table-cell>
          <table:table-cell table:formula="of:=&quot;0x&quot; &amp; [.I134]" office:value-type="string" office:string-value="0x81" calcext:value-type="string">
            <text:p>0x81</text:p>
          </table:table-cell>
          <table:table-cell table:formula="of:=BASE([.K134]; 8)" office:value-type="string" office:string-value="201" calcext:value-type="string">
            <text:p>201</text:p>
          </table:table-cell>
          <table:table-cell/>
          <table:table-cell table:formula="of:=BASE([.K134]; 16)" office:value-type="string" office:string-value="81" calcext:value-type="string">
            <text:p>81</text:p>
          </table:table-cell>
          <table:table-cell table:formula="of:=[.C134] &amp; &quot; = &quot; &amp; [.E134] &amp; &quot;, // &quot; &amp; [.F134] &amp; &quot; --- &quot; &amp; [.K134]" office:value-type="string" office:string-value="BranchFalseElseExtraPop = 0o201, // 0x81 --- 129" calcext:value-type="string">
            <text:p>BranchFalseElseExtraPop = 0o201, // 0x81 --- 129</text:p>
          </table:table-cell>
          <table:table-cell office:value-type="float" office:value="129" calcext:value-type="float">
            <text:p>129</text:p>
          </table:table-cell>
          <table:table-cell table:formula="of:=[.K134]-[.K13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ranchFalseAndExtraPop</text:p>
          </table:table-cell>
          <table:table-cell office:value-type="string" calcext:value-type="string">
            <text:p>=</text:p>
          </table:table-cell>
          <table:table-cell table:formula="of:=&quot;0o&quot; &amp; [.G135]" office:value-type="string" office:string-value="0o202" calcext:value-type="string">
            <text:p>0o202</text:p>
          </table:table-cell>
          <table:table-cell table:formula="of:=&quot;0x&quot; &amp; [.I135]" office:value-type="string" office:string-value="0x82" calcext:value-type="string">
            <text:p>0x82</text:p>
          </table:table-cell>
          <table:table-cell table:formula="of:=BASE([.K135]; 8)" office:value-type="string" office:string-value="202" calcext:value-type="string">
            <text:p>202</text:p>
          </table:table-cell>
          <table:table-cell/>
          <table:table-cell table:formula="of:=BASE([.K135]; 16)" office:value-type="string" office:string-value="82" calcext:value-type="string">
            <text:p>82</text:p>
          </table:table-cell>
          <table:table-cell table:formula="of:=[.C135] &amp; &quot; = &quot; &amp; [.E135] &amp; &quot;, // &quot; &amp; [.F135] &amp; &quot; --- &quot; &amp; [.K135]" office:value-type="string" office:string-value="BranchFalseAndExtraPop = 0o202, // 0x82 --- 130" calcext:value-type="string">
            <text:p>BranchFalseAndExtraPop = 0o202, // 0x82 --- 130</text:p>
          </table:table-cell>
          <table:table-cell office:value-type="float" office:value="130" calcext:value-type="float">
            <text:p>130</text:p>
          </table:table-cell>
          <table:table-cell table:formula="of:=[.K135]-[.K13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ranchFalseExtraPop</text:p>
          </table:table-cell>
          <table:table-cell office:value-type="string" calcext:value-type="string">
            <text:p>=</text:p>
          </table:table-cell>
          <table:table-cell table:formula="of:=&quot;0o&quot; &amp; [.G136]" office:value-type="string" office:string-value="0o203" calcext:value-type="string">
            <text:p>0o203</text:p>
          </table:table-cell>
          <table:table-cell table:formula="of:=&quot;0x&quot; &amp; [.I136]" office:value-type="string" office:string-value="0x83" calcext:value-type="string">
            <text:p>0x83</text:p>
          </table:table-cell>
          <table:table-cell table:formula="of:=BASE([.K136]; 8)" office:value-type="string" office:string-value="203" calcext:value-type="string">
            <text:p>203</text:p>
          </table:table-cell>
          <table:table-cell/>
          <table:table-cell table:formula="of:=BASE([.K136]; 16)" office:value-type="string" office:string-value="83" calcext:value-type="string">
            <text:p>83</text:p>
          </table:table-cell>
          <table:table-cell table:formula="of:=[.C136] &amp; &quot; = &quot; &amp; [.E136] &amp; &quot;, // &quot; &amp; [.F136] &amp; &quot; --- &quot; &amp; [.K136]" office:value-type="string" office:string-value="BranchFalseExtraPop = 0o203, // 0x83 --- 131" calcext:value-type="string">
            <text:p>BranchFalseExtraPop = 0o203, // 0x83 --- 131</text:p>
          </table:table-cell>
          <table:table-cell office:value-type="float" office:value="131" calcext:value-type="float">
            <text:p>131</text:p>
          </table:table-cell>
          <table:table-cell table:formula="of:=[.K136]-[.K13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ranchFalseNoPop</text:p>
          </table:table-cell>
          <table:table-cell office:value-type="string" calcext:value-type="string">
            <text:p>=</text:p>
          </table:table-cell>
          <table:table-cell table:formula="of:=&quot;0o&quot; &amp; [.G137]" office:value-type="string" office:string-value="0o204" calcext:value-type="string">
            <text:p>0o204</text:p>
          </table:table-cell>
          <table:table-cell table:formula="of:=&quot;0x&quot; &amp; [.I137]" office:value-type="string" office:string-value="0x84" calcext:value-type="string">
            <text:p>0x84</text:p>
          </table:table-cell>
          <table:table-cell table:formula="of:=BASE([.K137]; 8)" office:value-type="string" office:string-value="204" calcext:value-type="string">
            <text:p>204</text:p>
          </table:table-cell>
          <table:table-cell/>
          <table:table-cell table:formula="of:=BASE([.K137]; 16)" office:value-type="string" office:string-value="84" calcext:value-type="string">
            <text:p>84</text:p>
          </table:table-cell>
          <table:table-cell table:formula="of:=[.C137] &amp; &quot; = &quot; &amp; [.E137] &amp; &quot;, // &quot; &amp; [.F137] &amp; &quot; --- &quot; &amp; [.K137]" office:value-type="string" office:string-value="BranchFalseNoPop = 0o204, // 0x84 --- 132" calcext:value-type="string">
            <text:p>BranchFalseNoPop = 0o204, // 0x84 --- 132</text:p>
          </table:table-cell>
          <table:table-cell office:value-type="float" office:value="132" calcext:value-type="float">
            <text:p>132</text:p>
          </table:table-cell>
          <table:table-cell table:formula="of:=[.K137]-[.K13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ranchFalseAndNoPop</text:p>
          </table:table-cell>
          <table:table-cell office:value-type="string" calcext:value-type="string">
            <text:p>=</text:p>
          </table:table-cell>
          <table:table-cell table:formula="of:=&quot;0o&quot; &amp; [.G138]" office:value-type="string" office:string-value="0o205" calcext:value-type="string">
            <text:p>0o205</text:p>
          </table:table-cell>
          <table:table-cell table:formula="of:=&quot;0x&quot; &amp; [.I138]" office:value-type="string" office:string-value="0x85" calcext:value-type="string">
            <text:p>0x85</text:p>
          </table:table-cell>
          <table:table-cell table:formula="of:=BASE([.K138]; 8)" office:value-type="string" office:string-value="205" calcext:value-type="string">
            <text:p>205</text:p>
          </table:table-cell>
          <table:table-cell/>
          <table:table-cell table:formula="of:=BASE([.K138]; 16)" office:value-type="string" office:string-value="85" calcext:value-type="string">
            <text:p>85</text:p>
          </table:table-cell>
          <table:table-cell table:formula="of:=[.C138] &amp; &quot; = &quot; &amp; [.E138] &amp; &quot;, // &quot; &amp; [.F138] &amp; &quot; --- &quot; &amp; [.K138]" office:value-type="string" office:string-value="BranchFalseAndNoPop = 0o205, // 0x85 --- 133" calcext:value-type="string">
            <text:p>BranchFalseAndNoPop = 0o205, // 0x85 --- 133</text:p>
          </table:table-cell>
          <table:table-cell office:value-type="float" office:value="133" calcext:value-type="float">
            <text:p>133</text:p>
          </table:table-cell>
          <table:table-cell table:formula="of:=[.K138]-[.K13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ranchFalseElseNoPop</text:p>
          </table:table-cell>
          <table:table-cell office:value-type="string" calcext:value-type="string">
            <text:p>=</text:p>
          </table:table-cell>
          <table:table-cell table:formula="of:=&quot;0o&quot; &amp; [.G139]" office:value-type="string" office:string-value="0o206" calcext:value-type="string">
            <text:p>0o206</text:p>
          </table:table-cell>
          <table:table-cell table:formula="of:=&quot;0x&quot; &amp; [.I139]" office:value-type="string" office:string-value="0x86" calcext:value-type="string">
            <text:p>0x86</text:p>
          </table:table-cell>
          <table:table-cell table:formula="of:=BASE([.K139]; 8)" office:value-type="string" office:string-value="206" calcext:value-type="string">
            <text:p>206</text:p>
          </table:table-cell>
          <table:table-cell/>
          <table:table-cell table:formula="of:=BASE([.K139]; 16)" office:value-type="string" office:string-value="86" calcext:value-type="string">
            <text:p>86</text:p>
          </table:table-cell>
          <table:table-cell table:formula="of:=[.C139] &amp; &quot; = &quot; &amp; [.E139] &amp; &quot;, // &quot; &amp; [.F139] &amp; &quot; --- &quot; &amp; [.K139]" office:value-type="string" office:string-value="BranchFalseElseNoPop = 0o206, // 0x86 --- 134" calcext:value-type="string">
            <text:p>BranchFalseElseNoPop = 0o206, // 0x86 --- 134</text:p>
          </table:table-cell>
          <table:table-cell office:value-type="float" office:value="134" calcext:value-type="float">
            <text:p>134</text:p>
          </table:table-cell>
          <table:table-cell table:formula="of:=[.K139]-[.K13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ranchFalseAndNoPopElseNoPopExtraPop</text:p>
          </table:table-cell>
          <table:table-cell office:value-type="string" calcext:value-type="string">
            <text:p>=</text:p>
          </table:table-cell>
          <table:table-cell table:formula="of:=&quot;0o&quot; &amp; [.G140]" office:value-type="string" office:string-value="0o207" calcext:value-type="string">
            <text:p>0o207</text:p>
          </table:table-cell>
          <table:table-cell table:formula="of:=&quot;0x&quot; &amp; [.I140]" office:value-type="string" office:string-value="0x87" calcext:value-type="string">
            <text:p>0x87</text:p>
          </table:table-cell>
          <table:table-cell table:formula="of:=BASE([.K140]; 8)" office:value-type="string" office:string-value="207" calcext:value-type="string">
            <text:p>207</text:p>
          </table:table-cell>
          <table:table-cell/>
          <table:table-cell table:formula="of:=BASE([.K140]; 16)" office:value-type="string" office:string-value="87" calcext:value-type="string">
            <text:p>87</text:p>
          </table:table-cell>
          <table:table-cell table:formula="of:=[.C140] &amp; &quot; = &quot; &amp; [.E140] &amp; &quot;, // &quot; &amp; [.F140] &amp; &quot; --- &quot; &amp; [.K140]" office:value-type="string" office:string-value="BranchFalseAndNoPopElseNoPopExtraPop = 0o207, // 0x87 --- 135" calcext:value-type="string">
            <text:p>BranchFalseAndNoPopElseNoPopExtraPop = 0o207, // 0x87 --- 135</text:p>
          </table:table-cell>
          <table:table-cell office:value-type="float" office:value="135" calcext:value-type="float">
            <text:p>135</text:p>
          </table:table-cell>
          <table:table-cell table:formula="of:=[.K140]-[.K13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FP</text:p>
          </table:table-cell>
          <table:table-cell office:value-type="string" calcext:value-type="string">
            <text:p>=</text:p>
          </table:table-cell>
          <table:table-cell table:formula="of:=&quot;0o&quot; &amp; [.G141]" office:value-type="string" office:string-value="0o210" calcext:value-type="string">
            <text:p>0o210</text:p>
          </table:table-cell>
          <table:table-cell table:formula="of:=&quot;0x&quot; &amp; [.I141]" office:value-type="string" office:string-value="0x88" calcext:value-type="string">
            <text:p>0x88</text:p>
          </table:table-cell>
          <table:table-cell table:formula="of:=BASE([.K141]; 8)" office:value-type="string" office:string-value="210" calcext:value-type="string">
            <text:p>210</text:p>
          </table:table-cell>
          <table:table-cell/>
          <table:table-cell table:formula="of:=BASE([.K141]; 16)" office:value-type="string" office:string-value="88" calcext:value-type="string">
            <text:p>88</text:p>
          </table:table-cell>
          <table:table-cell table:formula="of:=[.C141] &amp; &quot; = &quot; &amp; [.E141] &amp; &quot;, // &quot; &amp; [.F141] &amp; &quot; --- &quot; &amp; [.K141]" office:value-type="string" office:string-value="PushFP = 0o210, // 0x88 --- 136" calcext:value-type="string">
            <text:p>PushFP = 0o210, // 0x88 --- 136</text:p>
          </table:table-cell>
          <table:table-cell office:value-type="float" office:value="136" calcext:value-type="float">
            <text:p>136</text:p>
          </table:table-cell>
          <table:table-cell table:formula="of:=[.K141]-[.K14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LP</text:p>
          </table:table-cell>
          <table:table-cell office:value-type="string" calcext:value-type="string">
            <text:p>=</text:p>
          </table:table-cell>
          <table:table-cell table:formula="of:=&quot;0o&quot; &amp; [.G142]" office:value-type="string" office:string-value="0o211" calcext:value-type="string">
            <text:p>0o211</text:p>
          </table:table-cell>
          <table:table-cell table:formula="of:=&quot;0x&quot; &amp; [.I142]" office:value-type="string" office:string-value="0x89" calcext:value-type="string">
            <text:p>0x89</text:p>
          </table:table-cell>
          <table:table-cell table:formula="of:=BASE([.K142]; 8)" office:value-type="string" office:string-value="211" calcext:value-type="string">
            <text:p>211</text:p>
          </table:table-cell>
          <table:table-cell/>
          <table:table-cell table:formula="of:=BASE([.K142]; 16)" office:value-type="string" office:string-value="89" calcext:value-type="string">
            <text:p>89</text:p>
          </table:table-cell>
          <table:table-cell table:formula="of:=[.C142] &amp; &quot; = &quot; &amp; [.E142] &amp; &quot;, // &quot; &amp; [.F142] &amp; &quot; --- &quot; &amp; [.K142]" office:value-type="string" office:string-value="PushLP = 0o211, // 0x89 --- 137" calcext:value-type="string">
            <text:p>PushLP = 0o211, // 0x89 --- 137</text:p>
          </table:table-cell>
          <table:table-cell office:value-type="float" office:value="137" calcext:value-type="float">
            <text:p>137</text:p>
          </table:table-cell>
          <table:table-cell table:formula="of:=[.K142]-[.K14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SP</text:p>
          </table:table-cell>
          <table:table-cell office:value-type="string" calcext:value-type="string">
            <text:p>=</text:p>
          </table:table-cell>
          <table:table-cell table:formula="of:=&quot;0o&quot; &amp; [.G143]" office:value-type="string" office:string-value="0o212" calcext:value-type="string">
            <text:p>0o212</text:p>
          </table:table-cell>
          <table:table-cell table:formula="of:=&quot;0x&quot; &amp; [.I143]" office:value-type="string" office:string-value="0x8A" calcext:value-type="string">
            <text:p>0x8A</text:p>
          </table:table-cell>
          <table:table-cell table:formula="of:=BASE([.K143]; 8)" office:value-type="string" office:string-value="212" calcext:value-type="string">
            <text:p>212</text:p>
          </table:table-cell>
          <table:table-cell/>
          <table:table-cell table:formula="of:=BASE([.K143]; 16)" office:value-type="string" office:string-value="8A" calcext:value-type="string">
            <text:p>8A</text:p>
          </table:table-cell>
          <table:table-cell table:formula="of:=[.C143] &amp; &quot; = &quot; &amp; [.E143] &amp; &quot;, // &quot; &amp; [.F143] &amp; &quot; --- &quot; &amp; [.K143]" office:value-type="string" office:string-value="PushSP = 0o212, // 0x8A --- 138" calcext:value-type="string">
            <text:p>PushSP = 0o212, // 0x8A --- 138</text:p>
          </table:table-cell>
          <table:table-cell office:value-type="float" office:value="138" calcext:value-type="float">
            <text:p>138</text:p>
          </table:table-cell>
          <table:table-cell table:formula="of:=[.K143]-[.K14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Immediate</text:p>
          </table:table-cell>
          <table:table-cell office:value-type="string" calcext:value-type="string">
            <text:p>=</text:p>
          </table:table-cell>
          <table:table-cell table:formula="of:=&quot;0o&quot; &amp; [.G144]" office:value-type="string" office:string-value="0o213" calcext:value-type="string">
            <text:p>0o213</text:p>
          </table:table-cell>
          <table:table-cell table:formula="of:=&quot;0x&quot; &amp; [.I144]" office:value-type="string" office:string-value="0x8B" calcext:value-type="string">
            <text:p>0x8B</text:p>
          </table:table-cell>
          <table:table-cell table:formula="of:=BASE([.K144]; 8)" office:value-type="string" office:string-value="213" calcext:value-type="string">
            <text:p>213</text:p>
          </table:table-cell>
          <table:table-cell/>
          <table:table-cell table:formula="of:=BASE([.K144]; 16)" office:value-type="string" office:string-value="8B" calcext:value-type="string">
            <text:p>8B</text:p>
          </table:table-cell>
          <table:table-cell table:formula="of:=[.C144] &amp; &quot; = &quot; &amp; [.E144] &amp; &quot;, // &quot; &amp; [.F144] &amp; &quot; --- &quot; &amp; [.K144]" office:value-type="string" office:string-value="PushImmediate = 0o213, // 0x8B --- 139" calcext:value-type="string">
            <text:p>PushImmediate = 0o213, // 0x8B --- 139</text:p>
          </table:table-cell>
          <table:table-cell office:value-type="float" office:value="139" calcext:value-type="float">
            <text:p>139</text:p>
          </table:table-cell>
          <table:table-cell table:formula="of:=[.K144]-[.K14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Pop</text:p>
          </table:table-cell>
          <table:table-cell office:value-type="string" calcext:value-type="string">
            <text:p>=</text:p>
          </table:table-cell>
          <table:table-cell table:formula="of:=&quot;0o&quot; &amp; [.G145]" office:value-type="string" office:string-value="0o214" calcext:value-type="string">
            <text:p>0o214</text:p>
          </table:table-cell>
          <table:table-cell table:formula="of:=&quot;0x&quot; &amp; [.I145]" office:value-type="string" office:string-value="0x8C" calcext:value-type="string">
            <text:p>0x8C</text:p>
          </table:table-cell>
          <table:table-cell table:formula="of:=BASE([.K145]; 8)" office:value-type="string" office:string-value="214" calcext:value-type="string">
            <text:p>214</text:p>
          </table:table-cell>
          <table:table-cell/>
          <table:table-cell table:formula="of:=BASE([.K145]; 16)" office:value-type="string" office:string-value="8C" calcext:value-type="string">
            <text:p>8C</text:p>
          </table:table-cell>
          <table:table-cell table:formula="of:=[.C145] &amp; &quot; = &quot; &amp; [.E145] &amp; &quot;, // &quot; &amp; [.F145] &amp; &quot; --- &quot; &amp; [.K145]" office:value-type="string" office:string-value="PushPop = 0o214, // 0x8C --- 140" calcext:value-type="string">
            <text:p>PushPop = 0o214, // 0x8C --- 140</text:p>
          </table:table-cell>
          <table:table-cell office:value-type="float" office:value="140" calcext:value-type="float">
            <text:p>140</text:p>
          </table:table-cell>
          <table:table-cell table:formula="of:=[.K145]-[.K14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NNils</text:p>
          </table:table-cell>
          <table:table-cell office:value-type="string" calcext:value-type="string">
            <text:p>=</text:p>
          </table:table-cell>
          <table:table-cell table:formula="of:=&quot;0o&quot; &amp; [.G146]" office:value-type="string" office:string-value="0o215" calcext:value-type="string">
            <text:p>0o215</text:p>
          </table:table-cell>
          <table:table-cell table:formula="of:=&quot;0x&quot; &amp; [.I146]" office:value-type="string" office:string-value="0x8D" calcext:value-type="string">
            <text:p>0x8D</text:p>
          </table:table-cell>
          <table:table-cell table:formula="of:=BASE([.K146]; 8)" office:value-type="string" office:string-value="215" calcext:value-type="string">
            <text:p>215</text:p>
          </table:table-cell>
          <table:table-cell/>
          <table:table-cell table:formula="of:=BASE([.K146]; 16)" office:value-type="string" office:string-value="8D" calcext:value-type="string">
            <text:p>8D</text:p>
          </table:table-cell>
          <table:table-cell table:formula="of:=[.C146] &amp; &quot; = &quot; &amp; [.E146] &amp; &quot;, // &quot; &amp; [.F146] &amp; &quot; --- &quot; &amp; [.K146]" office:value-type="string" office:string-value="PushNNils = 0o215, // 0x8D --- 141" calcext:value-type="string">
            <text:p>PushNNils = 0o215, // 0x8D --- 141</text:p>
          </table:table-cell>
          <table:table-cell office:value-type="float" office:value="141" calcext:value-type="float">
            <text:p>141</text:p>
          </table:table-cell>
          <table:table-cell table:formula="of:=[.K146]-[.K14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AddressSpRelativeFP</text:p>
          </table:table-cell>
          <table:table-cell office:value-type="string" calcext:value-type="string">
            <text:p>=</text:p>
          </table:table-cell>
          <table:table-cell table:formula="of:=&quot;0o&quot; &amp; [.G147]" office:value-type="string" office:string-value="0o216" calcext:value-type="string">
            <text:p>0o216</text:p>
          </table:table-cell>
          <table:table-cell table:formula="of:=&quot;0x&quot; &amp; [.I147]" office:value-type="string" office:string-value="0x8E" calcext:value-type="string">
            <text:p>0x8E</text:p>
          </table:table-cell>
          <table:table-cell table:formula="of:=BASE([.K147]; 8)" office:value-type="string" office:string-value="216" calcext:value-type="string">
            <text:p>216</text:p>
          </table:table-cell>
          <table:table-cell/>
          <table:table-cell table:formula="of:=BASE([.K147]; 16)" office:value-type="string" office:string-value="8E" calcext:value-type="string">
            <text:p>8E</text:p>
          </table:table-cell>
          <table:table-cell table:formula="of:=[.C147] &amp; &quot; = &quot; &amp; [.E147] &amp; &quot;, // &quot; &amp; [.F147] &amp; &quot; --- &quot; &amp; [.K147]" office:value-type="string" office:string-value="PushAddressSpRelativeFP = 0o216, // 0x8E --- 142" calcext:value-type="string">
            <text:p>PushAddressSpRelativeFP = 0o216, // 0x8E --- 142</text:p>
          </table:table-cell>
          <table:table-cell office:value-type="float" office:value="142" calcext:value-type="float">
            <text:p>142</text:p>
          </table:table-cell>
          <table:table-cell table:formula="of:=[.K147]-[.K14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AddressSpRelativeLP</text:p>
          </table:table-cell>
          <table:table-cell office:value-type="string" calcext:value-type="string">
            <text:p>=</text:p>
          </table:table-cell>
          <table:table-cell table:formula="of:=&quot;0o&quot; &amp; [.G148]" office:value-type="string" office:string-value="0o217" calcext:value-type="string">
            <text:p>0o217</text:p>
          </table:table-cell>
          <table:table-cell table:formula="of:=&quot;0x&quot; &amp; [.I148]" office:value-type="string" office:string-value="0x8F" calcext:value-type="string">
            <text:p>0x8F</text:p>
          </table:table-cell>
          <table:table-cell table:formula="of:=BASE([.K148]; 8)" office:value-type="string" office:string-value="217" calcext:value-type="string">
            <text:p>217</text:p>
          </table:table-cell>
          <table:table-cell/>
          <table:table-cell table:formula="of:=BASE([.K148]; 16)" office:value-type="string" office:string-value="8F" calcext:value-type="string">
            <text:p>8F</text:p>
          </table:table-cell>
          <table:table-cell table:formula="of:=[.C148] &amp; &quot; = &quot; &amp; [.E148] &amp; &quot;, // &quot; &amp; [.F148] &amp; &quot; --- &quot; &amp; [.K148]" office:value-type="string" office:string-value="PushAddressSpRelativeLP = 0o217, // 0x8F --- 143" calcext:value-type="string">
            <text:p>PushAddressSpRelativeLP = 0o217, // 0x8F --- 143</text:p>
          </table:table-cell>
          <table:table-cell office:value-type="float" office:value="143" calcext:value-type="float">
            <text:p>143</text:p>
          </table:table-cell>
          <table:table-cell table:formula="of:=[.K148]-[.K14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AddressSpRelativeSP</text:p>
          </table:table-cell>
          <table:table-cell office:value-type="string" calcext:value-type="string">
            <text:p>=</text:p>
          </table:table-cell>
          <table:table-cell table:formula="of:=&quot;0o&quot; &amp; [.G149]" office:value-type="string" office:string-value="0o220" calcext:value-type="string">
            <text:p>0o220</text:p>
          </table:table-cell>
          <table:table-cell table:formula="of:=&quot;0x&quot; &amp; [.I149]" office:value-type="string" office:string-value="0x90" calcext:value-type="string">
            <text:p>0x90</text:p>
          </table:table-cell>
          <table:table-cell table:formula="of:=BASE([.K149]; 8)" office:value-type="string" office:string-value="220" calcext:value-type="string">
            <text:p>220</text:p>
          </table:table-cell>
          <table:table-cell/>
          <table:table-cell table:formula="of:=BASE([.K149]; 16)" office:value-type="string" office:string-value="90" calcext:value-type="string">
            <text:p>90</text:p>
          </table:table-cell>
          <table:table-cell table:formula="of:=[.C149] &amp; &quot; = &quot; &amp; [.E149] &amp; &quot;, // &quot; &amp; [.F149] &amp; &quot; --- &quot; &amp; [.K149]" office:value-type="string" office:string-value="PushAddressSpRelativeSP = 0o220, // 0x90 --- 144" calcext:value-type="string">
            <text:p>PushAddressSpRelativeSP = 0o220, // 0x90 --- 144</text:p>
          </table:table-cell>
          <table:table-cell office:value-type="float" office:value="144" calcext:value-type="float">
            <text:p>144</text:p>
          </table:table-cell>
          <table:table-cell table:formula="of:=[.K149]-[.K14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AddressSpRelativeImmediate</text:p>
          </table:table-cell>
          <table:table-cell office:value-type="string" calcext:value-type="string">
            <text:p>=</text:p>
          </table:table-cell>
          <table:table-cell table:formula="of:=&quot;0o&quot; &amp; [.G150]" office:value-type="string" office:string-value="0o221" calcext:value-type="string">
            <text:p>0o221</text:p>
          </table:table-cell>
          <table:table-cell table:formula="of:=&quot;0x&quot; &amp; [.I150]" office:value-type="string" office:string-value="0x91" calcext:value-type="string">
            <text:p>0x91</text:p>
          </table:table-cell>
          <table:table-cell table:formula="of:=BASE([.K150]; 8)" office:value-type="string" office:string-value="221" calcext:value-type="string">
            <text:p>221</text:p>
          </table:table-cell>
          <table:table-cell/>
          <table:table-cell table:formula="of:=BASE([.K150]; 16)" office:value-type="string" office:string-value="91" calcext:value-type="string">
            <text:p>91</text:p>
          </table:table-cell>
          <table:table-cell table:formula="of:=[.C150] &amp; &quot; = &quot; &amp; [.E150] &amp; &quot;, // &quot; &amp; [.F150] &amp; &quot; --- &quot; &amp; [.K150]" office:value-type="string" office:string-value="PushAddressSpRelativeImmediate = 0o221, // 0x91 --- 145" calcext:value-type="string">
            <text:p>PushAddressSpRelativeImmediate = 0o221, // 0x91 --- 145</text:p>
          </table:table-cell>
          <table:table-cell office:value-type="float" office:value="145" calcext:value-type="float">
            <text:p>145</text:p>
          </table:table-cell>
          <table:table-cell table:formula="of:=[.K150]-[.K14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AddressSpRelativePop</text:p>
          </table:table-cell>
          <table:table-cell office:value-type="string" calcext:value-type="string">
            <text:p>=</text:p>
          </table:table-cell>
          <table:table-cell table:formula="of:=&quot;0o&quot; &amp; [.G151]" office:value-type="string" office:string-value="0o222" calcext:value-type="string">
            <text:p>0o222</text:p>
          </table:table-cell>
          <table:table-cell table:formula="of:=&quot;0x&quot; &amp; [.I151]" office:value-type="string" office:string-value="0x92" calcext:value-type="string">
            <text:p>0x92</text:p>
          </table:table-cell>
          <table:table-cell table:formula="of:=BASE([.K151]; 8)" office:value-type="string" office:string-value="222" calcext:value-type="string">
            <text:p>222</text:p>
          </table:table-cell>
          <table:table-cell/>
          <table:table-cell table:formula="of:=BASE([.K151]; 16)" office:value-type="string" office:string-value="92" calcext:value-type="string">
            <text:p>92</text:p>
          </table:table-cell>
          <table:table-cell table:formula="of:=[.C151] &amp; &quot; = &quot; &amp; [.E151] &amp; &quot;, // &quot; &amp; [.F151] &amp; &quot; --- &quot; &amp; [.K151]" office:value-type="string" office:string-value="PushAddressSpRelativePop = 0o222, // 0x92 --- 146" calcext:value-type="string">
            <text:p>PushAddressSpRelativePop = 0o222, // 0x92 --- 146</text:p>
          </table:table-cell>
          <table:table-cell office:value-type="float" office:value="146" calcext:value-type="float">
            <text:p>146</text:p>
          </table:table-cell>
          <table:table-cell table:formula="of:=[.K151]-[.K15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LocalLogicVariablesFP</text:p>
          </table:table-cell>
          <table:table-cell office:value-type="string" calcext:value-type="string">
            <text:p>=</text:p>
          </table:table-cell>
          <table:table-cell table:formula="of:=&quot;0o&quot; &amp; [.G152]" office:value-type="string" office:string-value="0o223" calcext:value-type="string">
            <text:p>0o223</text:p>
          </table:table-cell>
          <table:table-cell table:formula="of:=&quot;0x&quot; &amp; [.I152]" office:value-type="string" office:string-value="0x93" calcext:value-type="string">
            <text:p>0x93</text:p>
          </table:table-cell>
          <table:table-cell table:formula="of:=BASE([.K152]; 8)" office:value-type="string" office:string-value="223" calcext:value-type="string">
            <text:p>223</text:p>
          </table:table-cell>
          <table:table-cell/>
          <table:table-cell table:formula="of:=BASE([.K152]; 16)" office:value-type="string" office:string-value="93" calcext:value-type="string">
            <text:p>93</text:p>
          </table:table-cell>
          <table:table-cell table:formula="of:=[.C152] &amp; &quot; = &quot; &amp; [.E152] &amp; &quot;, // &quot; &amp; [.F152] &amp; &quot; --- &quot; &amp; [.K152]" office:value-type="string" office:string-value="PushLocalLogicVariablesFP = 0o223, // 0x93 --- 147" calcext:value-type="string">
            <text:p>PushLocalLogicVariablesFP = 0o223, // 0x93 --- 147</text:p>
          </table:table-cell>
          <table:table-cell office:value-type="float" office:value="147" calcext:value-type="float">
            <text:p>147</text:p>
          </table:table-cell>
          <table:table-cell table:formula="of:=[.K152]-[.K15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LocalLogicVariablesLP</text:p>
          </table:table-cell>
          <table:table-cell office:value-type="string" calcext:value-type="string">
            <text:p>=</text:p>
          </table:table-cell>
          <table:table-cell table:formula="of:=&quot;0o&quot; &amp; [.G153]" office:value-type="string" office:string-value="0o224" calcext:value-type="string">
            <text:p>0o224</text:p>
          </table:table-cell>
          <table:table-cell table:formula="of:=&quot;0x&quot; &amp; [.I153]" office:value-type="string" office:string-value="0x94" calcext:value-type="string">
            <text:p>0x94</text:p>
          </table:table-cell>
          <table:table-cell table:formula="of:=BASE([.K153]; 8)" office:value-type="string" office:string-value="224" calcext:value-type="string">
            <text:p>224</text:p>
          </table:table-cell>
          <table:table-cell/>
          <table:table-cell table:formula="of:=BASE([.K153]; 16)" office:value-type="string" office:string-value="94" calcext:value-type="string">
            <text:p>94</text:p>
          </table:table-cell>
          <table:table-cell table:formula="of:=[.C153] &amp; &quot; = &quot; &amp; [.E153] &amp; &quot;, // &quot; &amp; [.F153] &amp; &quot; --- &quot; &amp; [.K153]" office:value-type="string" office:string-value="PushLocalLogicVariablesLP = 0o224, // 0x94 --- 148" calcext:value-type="string">
            <text:p>PushLocalLogicVariablesLP = 0o224, // 0x94 --- 148</text:p>
          </table:table-cell>
          <table:table-cell office:value-type="float" office:value="148" calcext:value-type="float">
            <text:p>148</text:p>
          </table:table-cell>
          <table:table-cell table:formula="of:=[.K153]-[.K15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LocalLogicVariablesSP</text:p>
          </table:table-cell>
          <table:table-cell office:value-type="string" calcext:value-type="string">
            <text:p>=</text:p>
          </table:table-cell>
          <table:table-cell table:formula="of:=&quot;0o&quot; &amp; [.G154]" office:value-type="string" office:string-value="0o225" calcext:value-type="string">
            <text:p>0o225</text:p>
          </table:table-cell>
          <table:table-cell table:formula="of:=&quot;0x&quot; &amp; [.I154]" office:value-type="string" office:string-value="0x95" calcext:value-type="string">
            <text:p>0x95</text:p>
          </table:table-cell>
          <table:table-cell table:formula="of:=BASE([.K154]; 8)" office:value-type="string" office:string-value="225" calcext:value-type="string">
            <text:p>225</text:p>
          </table:table-cell>
          <table:table-cell/>
          <table:table-cell table:formula="of:=BASE([.K154]; 16)" office:value-type="string" office:string-value="95" calcext:value-type="string">
            <text:p>95</text:p>
          </table:table-cell>
          <table:table-cell table:formula="of:=[.C154] &amp; &quot; = &quot; &amp; [.E154] &amp; &quot;, // &quot; &amp; [.F154] &amp; &quot; --- &quot; &amp; [.K154]" office:value-type="string" office:string-value="PushLocalLogicVariablesSP = 0o225, // 0x95 --- 149" calcext:value-type="string">
            <text:p>PushLocalLogicVariablesSP = 0o225, // 0x95 --- 149</text:p>
          </table:table-cell>
          <table:table-cell office:value-type="float" office:value="149" calcext:value-type="float">
            <text:p>149</text:p>
          </table:table-cell>
          <table:table-cell table:formula="of:=[.K154]-[.K15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LocalLogicVariablesImmediate</text:p>
          </table:table-cell>
          <table:table-cell office:value-type="string" calcext:value-type="string">
            <text:p>=</text:p>
          </table:table-cell>
          <table:table-cell table:formula="of:=&quot;0o&quot; &amp; [.G155]" office:value-type="string" office:string-value="0o226" calcext:value-type="string">
            <text:p>0o226</text:p>
          </table:table-cell>
          <table:table-cell table:formula="of:=&quot;0x&quot; &amp; [.I155]" office:value-type="string" office:string-value="0x96" calcext:value-type="string">
            <text:p>0x96</text:p>
          </table:table-cell>
          <table:table-cell table:formula="of:=BASE([.K155]; 8)" office:value-type="string" office:string-value="226" calcext:value-type="string">
            <text:p>226</text:p>
          </table:table-cell>
          <table:table-cell/>
          <table:table-cell table:formula="of:=BASE([.K155]; 16)" office:value-type="string" office:string-value="96" calcext:value-type="string">
            <text:p>96</text:p>
          </table:table-cell>
          <table:table-cell table:formula="of:=[.C155] &amp; &quot; = &quot; &amp; [.E155] &amp; &quot;, // &quot; &amp; [.F155] &amp; &quot; --- &quot; &amp; [.K155]" office:value-type="string" office:string-value="PushLocalLogicVariablesImmediate = 0o226, // 0x96 --- 150" calcext:value-type="string">
            <text:p>PushLocalLogicVariablesImmediate = 0o226, // 0x96 --- 150</text:p>
          </table:table-cell>
          <table:table-cell office:value-type="float" office:value="150" calcext:value-type="float">
            <text:p>150</text:p>
          </table:table-cell>
          <table:table-cell table:formula="of:=[.K155]-[.K15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LocalLogicVariablesPop</text:p>
          </table:table-cell>
          <table:table-cell office:value-type="string" calcext:value-type="string">
            <text:p>=</text:p>
          </table:table-cell>
          <table:table-cell table:formula="of:=&quot;0o&quot; &amp; [.G156]" office:value-type="string" office:string-value="0o227" calcext:value-type="string">
            <text:p>0o227</text:p>
          </table:table-cell>
          <table:table-cell table:formula="of:=&quot;0x&quot; &amp; [.I156]" office:value-type="string" office:string-value="0x97" calcext:value-type="string">
            <text:p>0x97</text:p>
          </table:table-cell>
          <table:table-cell table:formula="of:=BASE([.K156]; 8)" office:value-type="string" office:string-value="227" calcext:value-type="string">
            <text:p>227</text:p>
          </table:table-cell>
          <table:table-cell/>
          <table:table-cell table:formula="of:=BASE([.K156]; 16)" office:value-type="string" office:string-value="97" calcext:value-type="string">
            <text:p>97</text:p>
          </table:table-cell>
          <table:table-cell table:formula="of:=[.C156] &amp; &quot; = &quot; &amp; [.E156] &amp; &quot;, // &quot; &amp; [.F156] &amp; &quot; --- &quot; &amp; [.K156]" office:value-type="string" office:string-value="PushLocalLogicVariablesPop = 0o227, // 0x97 --- 151" calcext:value-type="string">
            <text:p>PushLocalLogicVariablesPop = 0o227, // 0x97 --- 151</text:p>
          </table:table-cell>
          <table:table-cell office:value-type="float" office:value="151" calcext:value-type="float">
            <text:p>151</text:p>
          </table:table-cell>
          <table:table-cell table:formula="of:=[.K156]-[.K15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eturnMultipleFP</text:p>
          </table:table-cell>
          <table:table-cell office:value-type="string" calcext:value-type="string">
            <text:p>=</text:p>
          </table:table-cell>
          <table:table-cell table:formula="of:=&quot;0o&quot; &amp; [.G157]" office:value-type="string" office:string-value="0o230" calcext:value-type="string">
            <text:p>0o230</text:p>
          </table:table-cell>
          <table:table-cell table:formula="of:=&quot;0x&quot; &amp; [.I157]" office:value-type="string" office:string-value="0x98" calcext:value-type="string">
            <text:p>0x98</text:p>
          </table:table-cell>
          <table:table-cell table:formula="of:=BASE([.K157]; 8)" office:value-type="string" office:string-value="230" calcext:value-type="string">
            <text:p>230</text:p>
          </table:table-cell>
          <table:table-cell/>
          <table:table-cell table:formula="of:=BASE([.K157]; 16)" office:value-type="string" office:string-value="98" calcext:value-type="string">
            <text:p>98</text:p>
          </table:table-cell>
          <table:table-cell table:formula="of:=[.C157] &amp; &quot; = &quot; &amp; [.E157] &amp; &quot;, // &quot; &amp; [.F157] &amp; &quot; --- &quot; &amp; [.K157]" office:value-type="string" office:string-value="ReturnMultipleFP = 0o230, // 0x98 --- 152" calcext:value-type="string">
            <text:p>ReturnMultipleFP = 0o230, // 0x98 --- 152</text:p>
          </table:table-cell>
          <table:table-cell office:value-type="float" office:value="152" calcext:value-type="float">
            <text:p>152</text:p>
          </table:table-cell>
          <table:table-cell table:formula="of:=[.K157]-[.K15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eturnMultipleLP</text:p>
          </table:table-cell>
          <table:table-cell office:value-type="string" calcext:value-type="string">
            <text:p>=</text:p>
          </table:table-cell>
          <table:table-cell table:formula="of:=&quot;0o&quot; &amp; [.G158]" office:value-type="string" office:string-value="0o231" calcext:value-type="string">
            <text:p>0o231</text:p>
          </table:table-cell>
          <table:table-cell table:formula="of:=&quot;0x&quot; &amp; [.I158]" office:value-type="string" office:string-value="0x99" calcext:value-type="string">
            <text:p>0x99</text:p>
          </table:table-cell>
          <table:table-cell table:formula="of:=BASE([.K158]; 8)" office:value-type="string" office:string-value="231" calcext:value-type="string">
            <text:p>231</text:p>
          </table:table-cell>
          <table:table-cell/>
          <table:table-cell table:formula="of:=BASE([.K158]; 16)" office:value-type="string" office:string-value="99" calcext:value-type="string">
            <text:p>99</text:p>
          </table:table-cell>
          <table:table-cell table:formula="of:=[.C158] &amp; &quot; = &quot; &amp; [.E158] &amp; &quot;, // &quot; &amp; [.F158] &amp; &quot; --- &quot; &amp; [.K158]" office:value-type="string" office:string-value="ReturnMultipleLP = 0o231, // 0x99 --- 153" calcext:value-type="string">
            <text:p>ReturnMultipleLP = 0o231, // 0x99 --- 153</text:p>
          </table:table-cell>
          <table:table-cell office:value-type="float" office:value="153" calcext:value-type="float">
            <text:p>153</text:p>
          </table:table-cell>
          <table:table-cell table:formula="of:=[.K158]-[.K15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eturnMultipleSP</text:p>
          </table:table-cell>
          <table:table-cell office:value-type="string" calcext:value-type="string">
            <text:p>=</text:p>
          </table:table-cell>
          <table:table-cell table:formula="of:=&quot;0o&quot; &amp; [.G159]" office:value-type="string" office:string-value="0o232" calcext:value-type="string">
            <text:p>0o232</text:p>
          </table:table-cell>
          <table:table-cell table:formula="of:=&quot;0x&quot; &amp; [.I159]" office:value-type="string" office:string-value="0x9A" calcext:value-type="string">
            <text:p>0x9A</text:p>
          </table:table-cell>
          <table:table-cell table:formula="of:=BASE([.K159]; 8)" office:value-type="string" office:string-value="232" calcext:value-type="string">
            <text:p>232</text:p>
          </table:table-cell>
          <table:table-cell/>
          <table:table-cell table:formula="of:=BASE([.K159]; 16)" office:value-type="string" office:string-value="9A" calcext:value-type="string">
            <text:p>9A</text:p>
          </table:table-cell>
          <table:table-cell table:formula="of:=[.C159] &amp; &quot; = &quot; &amp; [.E159] &amp; &quot;, // &quot; &amp; [.F159] &amp; &quot; --- &quot; &amp; [.K159]" office:value-type="string" office:string-value="ReturnMultipleSP = 0o232, // 0x9A --- 154" calcext:value-type="string">
            <text:p>ReturnMultipleSP = 0o232, // 0x9A --- 154</text:p>
          </table:table-cell>
          <table:table-cell office:value-type="float" office:value="154" calcext:value-type="float">
            <text:p>154</text:p>
          </table:table-cell>
          <table:table-cell table:formula="of:=[.K159]-[.K15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eturnMultipleImmediate</text:p>
          </table:table-cell>
          <table:table-cell office:value-type="string" calcext:value-type="string">
            <text:p>=</text:p>
          </table:table-cell>
          <table:table-cell table:formula="of:=&quot;0o&quot; &amp; [.G160]" office:value-type="string" office:string-value="0o233" calcext:value-type="string">
            <text:p>0o233</text:p>
          </table:table-cell>
          <table:table-cell table:formula="of:=&quot;0x&quot; &amp; [.I160]" office:value-type="string" office:string-value="0x9B" calcext:value-type="string">
            <text:p>0x9B</text:p>
          </table:table-cell>
          <table:table-cell table:formula="of:=BASE([.K160]; 8)" office:value-type="string" office:string-value="233" calcext:value-type="string">
            <text:p>233</text:p>
          </table:table-cell>
          <table:table-cell/>
          <table:table-cell table:formula="of:=BASE([.K160]; 16)" office:value-type="string" office:string-value="9B" calcext:value-type="string">
            <text:p>9B</text:p>
          </table:table-cell>
          <table:table-cell table:formula="of:=[.C160] &amp; &quot; = &quot; &amp; [.E160] &amp; &quot;, // &quot; &amp; [.F160] &amp; &quot; --- &quot; &amp; [.K160]" office:value-type="string" office:string-value="ReturnMultipleImmediate = 0o233, // 0x9B --- 155" calcext:value-type="string">
            <text:p>ReturnMultipleImmediate = 0o233, // 0x9B --- 155</text:p>
          </table:table-cell>
          <table:table-cell office:value-type="float" office:value="155" calcext:value-type="float">
            <text:p>155</text:p>
          </table:table-cell>
          <table:table-cell table:formula="of:=[.K160]-[.K15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eturnMultiplePop</text:p>
          </table:table-cell>
          <table:table-cell office:value-type="string" calcext:value-type="string">
            <text:p>=</text:p>
          </table:table-cell>
          <table:table-cell table:formula="of:=&quot;0o&quot; &amp; [.G161]" office:value-type="string" office:string-value="0o234" calcext:value-type="string">
            <text:p>0o234</text:p>
          </table:table-cell>
          <table:table-cell table:formula="of:=&quot;0x&quot; &amp; [.I161]" office:value-type="string" office:string-value="0x9C" calcext:value-type="string">
            <text:p>0x9C</text:p>
          </table:table-cell>
          <table:table-cell table:formula="of:=BASE([.K161]; 8)" office:value-type="string" office:string-value="234" calcext:value-type="string">
            <text:p>234</text:p>
          </table:table-cell>
          <table:table-cell/>
          <table:table-cell table:formula="of:=BASE([.K161]; 16)" office:value-type="string" office:string-value="9C" calcext:value-type="string">
            <text:p>9C</text:p>
          </table:table-cell>
          <table:table-cell table:formula="of:=[.C161] &amp; &quot; = &quot; &amp; [.E161] &amp; &quot;, // &quot; &amp; [.F161] &amp; &quot; --- &quot; &amp; [.K161]" office:value-type="string" office:string-value="ReturnMultiplePop = 0o234, // 0x9C --- 156" calcext:value-type="string">
            <text:p>ReturnMultiplePop = 0o234, // 0x9C --- 156</text:p>
          </table:table-cell>
          <table:table-cell office:value-type="float" office:value="156" calcext:value-type="float">
            <text:p>156</text:p>
          </table:table-cell>
          <table:table-cell table:formula="of:=[.K161]-[.K16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eturnKludgeFP</text:p>
          </table:table-cell>
          <table:table-cell office:value-type="string" calcext:value-type="string">
            <text:p>=</text:p>
          </table:table-cell>
          <table:table-cell table:formula="of:=&quot;0o&quot; &amp; [.G162]" office:value-type="string" office:string-value="0o235" calcext:value-type="string">
            <text:p>0o235</text:p>
          </table:table-cell>
          <table:table-cell table:formula="of:=&quot;0x&quot; &amp; [.I162]" office:value-type="string" office:string-value="0x9D" calcext:value-type="string">
            <text:p>0x9D</text:p>
          </table:table-cell>
          <table:table-cell table:formula="of:=BASE([.K162]; 8)" office:value-type="string" office:string-value="235" calcext:value-type="string">
            <text:p>235</text:p>
          </table:table-cell>
          <table:table-cell/>
          <table:table-cell table:formula="of:=BASE([.K162]; 16)" office:value-type="string" office:string-value="9D" calcext:value-type="string">
            <text:p>9D</text:p>
          </table:table-cell>
          <table:table-cell table:formula="of:=[.C162] &amp; &quot; = &quot; &amp; [.E162] &amp; &quot;, // &quot; &amp; [.F162] &amp; &quot; --- &quot; &amp; [.K162]" office:value-type="string" office:string-value="ReturnKludgeFP = 0o235, // 0x9D --- 157" calcext:value-type="string">
            <text:p>ReturnKludgeFP = 0o235, // 0x9D --- 157</text:p>
          </table:table-cell>
          <table:table-cell office:value-type="float" office:value="157" calcext:value-type="float">
            <text:p>157</text:p>
          </table:table-cell>
          <table:table-cell table:formula="of:=[.K162]-[.K16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eturnKludgeLP</text:p>
          </table:table-cell>
          <table:table-cell office:value-type="string" calcext:value-type="string">
            <text:p>=</text:p>
          </table:table-cell>
          <table:table-cell table:formula="of:=&quot;0o&quot; &amp; [.G163]" office:value-type="string" office:string-value="0o236" calcext:value-type="string">
            <text:p>0o236</text:p>
          </table:table-cell>
          <table:table-cell table:formula="of:=&quot;0x&quot; &amp; [.I163]" office:value-type="string" office:string-value="0x9E" calcext:value-type="string">
            <text:p>0x9E</text:p>
          </table:table-cell>
          <table:table-cell table:formula="of:=BASE([.K163]; 8)" office:value-type="string" office:string-value="236" calcext:value-type="string">
            <text:p>236</text:p>
          </table:table-cell>
          <table:table-cell/>
          <table:table-cell table:formula="of:=BASE([.K163]; 16)" office:value-type="string" office:string-value="9E" calcext:value-type="string">
            <text:p>9E</text:p>
          </table:table-cell>
          <table:table-cell table:formula="of:=[.C163] &amp; &quot; = &quot; &amp; [.E163] &amp; &quot;, // &quot; &amp; [.F163] &amp; &quot; --- &quot; &amp; [.K163]" office:value-type="string" office:string-value="ReturnKludgeLP = 0o236, // 0x9E --- 158" calcext:value-type="string">
            <text:p>ReturnKludgeLP = 0o236, // 0x9E --- 158</text:p>
          </table:table-cell>
          <table:table-cell office:value-type="float" office:value="158" calcext:value-type="float">
            <text:p>158</text:p>
          </table:table-cell>
          <table:table-cell table:formula="of:=[.K163]-[.K16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eturnKludgeSP</text:p>
          </table:table-cell>
          <table:table-cell office:value-type="string" calcext:value-type="string">
            <text:p>=</text:p>
          </table:table-cell>
          <table:table-cell table:formula="of:=&quot;0o&quot; &amp; [.G164]" office:value-type="string" office:string-value="0o237" calcext:value-type="string">
            <text:p>0o237</text:p>
          </table:table-cell>
          <table:table-cell table:formula="of:=&quot;0x&quot; &amp; [.I164]" office:value-type="string" office:string-value="0x9F" calcext:value-type="string">
            <text:p>0x9F</text:p>
          </table:table-cell>
          <table:table-cell table:formula="of:=BASE([.K164]; 8)" office:value-type="string" office:string-value="237" calcext:value-type="string">
            <text:p>237</text:p>
          </table:table-cell>
          <table:table-cell/>
          <table:table-cell table:formula="of:=BASE([.K164]; 16)" office:value-type="string" office:string-value="9F" calcext:value-type="string">
            <text:p>9F</text:p>
          </table:table-cell>
          <table:table-cell table:formula="of:=[.C164] &amp; &quot; = &quot; &amp; [.E164] &amp; &quot;, // &quot; &amp; [.F164] &amp; &quot; --- &quot; &amp; [.K164]" office:value-type="string" office:string-value="ReturnKludgeSP = 0o237, // 0x9F --- 159" calcext:value-type="string">
            <text:p>ReturnKludgeSP = 0o237, // 0x9F --- 159</text:p>
          </table:table-cell>
          <table:table-cell office:value-type="float" office:value="159" calcext:value-type="float">
            <text:p>159</text:p>
          </table:table-cell>
          <table:table-cell table:formula="of:=[.K164]-[.K16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eturnKludgeImmediate</text:p>
          </table:table-cell>
          <table:table-cell office:value-type="string" calcext:value-type="string">
            <text:p>=</text:p>
          </table:table-cell>
          <table:table-cell table:formula="of:=&quot;0o&quot; &amp; [.G165]" office:value-type="string" office:string-value="0o240" calcext:value-type="string">
            <text:p>0o240</text:p>
          </table:table-cell>
          <table:table-cell table:formula="of:=&quot;0x&quot; &amp; [.I165]" office:value-type="string" office:string-value="0xA0" calcext:value-type="string">
            <text:p>0xA0</text:p>
          </table:table-cell>
          <table:table-cell table:formula="of:=BASE([.K165]; 8)" office:value-type="string" office:string-value="240" calcext:value-type="string">
            <text:p>240</text:p>
          </table:table-cell>
          <table:table-cell/>
          <table:table-cell table:formula="of:=BASE([.K165]; 16)" office:value-type="string" office:string-value="A0" calcext:value-type="string">
            <text:p>A0</text:p>
          </table:table-cell>
          <table:table-cell table:formula="of:=[.C165] &amp; &quot; = &quot; &amp; [.E165] &amp; &quot;, // &quot; &amp; [.F165] &amp; &quot; --- &quot; &amp; [.K165]" office:value-type="string" office:string-value="ReturnKludgeImmediate = 0o240, // 0xA0 --- 160" calcext:value-type="string">
            <text:p>ReturnKludgeImmediate = 0o240, // 0xA0 --- 160</text:p>
          </table:table-cell>
          <table:table-cell office:value-type="float" office:value="160" calcext:value-type="float">
            <text:p>160</text:p>
          </table:table-cell>
          <table:table-cell table:formula="of:=[.K165]-[.K16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eturnKludgePop</text:p>
          </table:table-cell>
          <table:table-cell office:value-type="string" calcext:value-type="string">
            <text:p>=</text:p>
          </table:table-cell>
          <table:table-cell table:formula="of:=&quot;0o&quot; &amp; [.G166]" office:value-type="string" office:string-value="0o241" calcext:value-type="string">
            <text:p>0o241</text:p>
          </table:table-cell>
          <table:table-cell table:formula="of:=&quot;0x&quot; &amp; [.I166]" office:value-type="string" office:string-value="0xA1" calcext:value-type="string">
            <text:p>0xA1</text:p>
          </table:table-cell>
          <table:table-cell table:formula="of:=BASE([.K166]; 8)" office:value-type="string" office:string-value="241" calcext:value-type="string">
            <text:p>241</text:p>
          </table:table-cell>
          <table:table-cell/>
          <table:table-cell table:formula="of:=BASE([.K166]; 16)" office:value-type="string" office:string-value="A1" calcext:value-type="string">
            <text:p>A1</text:p>
          </table:table-cell>
          <table:table-cell table:formula="of:=[.C166] &amp; &quot; = &quot; &amp; [.E166] &amp; &quot;, // &quot; &amp; [.F166] &amp; &quot; --- &quot; &amp; [.K166]" office:value-type="string" office:string-value="ReturnKludgePop = 0o241, // 0xA1 --- 161" calcext:value-type="string">
            <text:p>ReturnKludgePop = 0o241, // 0xA1 --- 161</text:p>
          </table:table-cell>
          <table:table-cell office:value-type="float" office:value="161" calcext:value-type="float">
            <text:p>161</text:p>
          </table:table-cell>
          <table:table-cell table:formula="of:=[.K166]-[.K16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TakeValues</text:p>
          </table:table-cell>
          <table:table-cell office:value-type="string" calcext:value-type="string">
            <text:p>=</text:p>
          </table:table-cell>
          <table:table-cell table:formula="of:=&quot;0o&quot; &amp; [.G167]" office:value-type="string" office:string-value="0o242" calcext:value-type="string">
            <text:p>0o242</text:p>
          </table:table-cell>
          <table:table-cell table:formula="of:=&quot;0x&quot; &amp; [.I167]" office:value-type="string" office:string-value="0xA2" calcext:value-type="string">
            <text:p>0xA2</text:p>
          </table:table-cell>
          <table:table-cell table:formula="of:=BASE([.K167]; 8)" office:value-type="string" office:string-value="242" calcext:value-type="string">
            <text:p>242</text:p>
          </table:table-cell>
          <table:table-cell/>
          <table:table-cell table:formula="of:=BASE([.K167]; 16)" office:value-type="string" office:string-value="A2" calcext:value-type="string">
            <text:p>A2</text:p>
          </table:table-cell>
          <table:table-cell table:formula="of:=[.C167] &amp; &quot; = &quot; &amp; [.E167] &amp; &quot;, // &quot; &amp; [.F167] &amp; &quot; --- &quot; &amp; [.K167]" office:value-type="string" office:string-value="TakeValues = 0o242, // 0xA2 --- 162" calcext:value-type="string">
            <text:p>TakeValues = 0o242, // 0xA2 --- 162</text:p>
          </table:table-cell>
          <table:table-cell office:value-type="float" office:value="162" calcext:value-type="float">
            <text:p>162</text:p>
          </table:table-cell>
          <table:table-cell table:formula="of:=[.K167]-[.K16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UnbindNImmediate</text:p>
          </table:table-cell>
          <table:table-cell office:value-type="string" calcext:value-type="string">
            <text:p>=</text:p>
          </table:table-cell>
          <table:table-cell table:formula="of:=&quot;0o&quot; &amp; [.G168]" office:value-type="string" office:string-value="0o243" calcext:value-type="string">
            <text:p>0o243</text:p>
          </table:table-cell>
          <table:table-cell table:formula="of:=&quot;0x&quot; &amp; [.I168]" office:value-type="string" office:string-value="0xA3" calcext:value-type="string">
            <text:p>0xA3</text:p>
          </table:table-cell>
          <table:table-cell table:formula="of:=BASE([.K168]; 8)" office:value-type="string" office:string-value="243" calcext:value-type="string">
            <text:p>243</text:p>
          </table:table-cell>
          <table:table-cell/>
          <table:table-cell table:formula="of:=BASE([.K168]; 16)" office:value-type="string" office:string-value="A3" calcext:value-type="string">
            <text:p>A3</text:p>
          </table:table-cell>
          <table:table-cell table:formula="of:=[.C168] &amp; &quot; = &quot; &amp; [.E168] &amp; &quot;, // &quot; &amp; [.F168] &amp; &quot; --- &quot; &amp; [.K168]" office:value-type="string" office:string-value="UnbindNImmediate = 0o243, // 0xA3 --- 163" calcext:value-type="string">
            <text:p>UnbindNImmediate = 0o243, // 0xA3 --- 163</text:p>
          </table:table-cell>
          <table:table-cell office:value-type="float" office:value="163" calcext:value-type="float">
            <text:p>163</text:p>
          </table:table-cell>
          <table:table-cell table:formula="of:=[.K168]-[.K16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UnbindNPop</text:p>
          </table:table-cell>
          <table:table-cell office:value-type="string" calcext:value-type="string">
            <text:p>=</text:p>
          </table:table-cell>
          <table:table-cell table:formula="of:=&quot;0o&quot; &amp; [.G169]" office:value-type="string" office:string-value="0o244" calcext:value-type="string">
            <text:p>0o244</text:p>
          </table:table-cell>
          <table:table-cell table:formula="of:=&quot;0x&quot; &amp; [.I169]" office:value-type="string" office:string-value="0xA4" calcext:value-type="string">
            <text:p>0xA4</text:p>
          </table:table-cell>
          <table:table-cell table:formula="of:=BASE([.K169]; 8)" office:value-type="string" office:string-value="244" calcext:value-type="string">
            <text:p>244</text:p>
          </table:table-cell>
          <table:table-cell/>
          <table:table-cell table:formula="of:=BASE([.K169]; 16)" office:value-type="string" office:string-value="A4" calcext:value-type="string">
            <text:p>A4</text:p>
          </table:table-cell>
          <table:table-cell table:formula="of:=[.C169] &amp; &quot; = &quot; &amp; [.E169] &amp; &quot;, // &quot; &amp; [.F169] &amp; &quot; --- &quot; &amp; [.K169]" office:value-type="string" office:string-value="UnbindNPop = 0o244, // 0xA4 --- 164" calcext:value-type="string">
            <text:p>UnbindNPop = 0o244, // 0xA4 --- 164</text:p>
          </table:table-cell>
          <table:table-cell office:value-type="float" office:value="164" calcext:value-type="float">
            <text:p>164</text:p>
          </table:table-cell>
          <table:table-cell table:formula="of:=[.K169]-[.K16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InstanceVariable</text:p>
          </table:table-cell>
          <table:table-cell office:value-type="string" calcext:value-type="string">
            <text:p>=</text:p>
          </table:table-cell>
          <table:table-cell table:formula="of:=&quot;0o&quot; &amp; [.G170]" office:value-type="string" office:string-value="0o245" calcext:value-type="string">
            <text:p>0o245</text:p>
          </table:table-cell>
          <table:table-cell table:formula="of:=&quot;0x&quot; &amp; [.I170]" office:value-type="string" office:string-value="0xA5" calcext:value-type="string">
            <text:p>0xA5</text:p>
          </table:table-cell>
          <table:table-cell table:formula="of:=BASE([.K170]; 8)" office:value-type="string" office:string-value="245" calcext:value-type="string">
            <text:p>245</text:p>
          </table:table-cell>
          <table:table-cell/>
          <table:table-cell table:formula="of:=BASE([.K170]; 16)" office:value-type="string" office:string-value="A5" calcext:value-type="string">
            <text:p>A5</text:p>
          </table:table-cell>
          <table:table-cell table:formula="of:=[.C170] &amp; &quot; = &quot; &amp; [.E170] &amp; &quot;, // &quot; &amp; [.F170] &amp; &quot; --- &quot; &amp; [.K170]" office:value-type="string" office:string-value="PushInstanceVariable = 0o245, // 0xA5 --- 165" calcext:value-type="string">
            <text:p>PushInstanceVariable = 0o245, // 0xA5 --- 165</text:p>
          </table:table-cell>
          <table:table-cell office:value-type="float" office:value="165" calcext:value-type="float">
            <text:p>165</text:p>
          </table:table-cell>
          <table:table-cell table:formula="of:=[.K170]-[.K16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AddressInstanceVariable</text:p>
          </table:table-cell>
          <table:table-cell office:value-type="string" calcext:value-type="string">
            <text:p>=</text:p>
          </table:table-cell>
          <table:table-cell table:formula="of:=&quot;0o&quot; &amp; [.G171]" office:value-type="string" office:string-value="0o246" calcext:value-type="string">
            <text:p>0o246</text:p>
          </table:table-cell>
          <table:table-cell table:formula="of:=&quot;0x&quot; &amp; [.I171]" office:value-type="string" office:string-value="0xA6" calcext:value-type="string">
            <text:p>0xA6</text:p>
          </table:table-cell>
          <table:table-cell table:formula="of:=BASE([.K171]; 8)" office:value-type="string" office:string-value="246" calcext:value-type="string">
            <text:p>246</text:p>
          </table:table-cell>
          <table:table-cell/>
          <table:table-cell table:formula="of:=BASE([.K171]; 16)" office:value-type="string" office:string-value="A6" calcext:value-type="string">
            <text:p>A6</text:p>
          </table:table-cell>
          <table:table-cell table:formula="of:=[.C171] &amp; &quot; = &quot; &amp; [.E171] &amp; &quot;, // &quot; &amp; [.F171] &amp; &quot; --- &quot; &amp; [.K171]" office:value-type="string" office:string-value="PushAddressInstanceVariable = 0o246, // 0xA6 --- 166" calcext:value-type="string">
            <text:p>PushAddressInstanceVariable = 0o246, // 0xA6 --- 166</text:p>
          </table:table-cell>
          <table:table-cell office:value-type="float" office:value="166" calcext:value-type="float">
            <text:p>166</text:p>
          </table:table-cell>
          <table:table-cell table:formula="of:=[.K171]-[.K17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InstanceVariableOrdered</text:p>
          </table:table-cell>
          <table:table-cell office:value-type="string" calcext:value-type="string">
            <text:p>=</text:p>
          </table:table-cell>
          <table:table-cell table:formula="of:=&quot;0o&quot; &amp; [.G172]" office:value-type="string" office:string-value="0o247" calcext:value-type="string">
            <text:p>0o247</text:p>
          </table:table-cell>
          <table:table-cell table:formula="of:=&quot;0x&quot; &amp; [.I172]" office:value-type="string" office:string-value="0xA7" calcext:value-type="string">
            <text:p>0xA7</text:p>
          </table:table-cell>
          <table:table-cell table:formula="of:=BASE([.K172]; 8)" office:value-type="string" office:string-value="247" calcext:value-type="string">
            <text:p>247</text:p>
          </table:table-cell>
          <table:table-cell/>
          <table:table-cell table:formula="of:=BASE([.K172]; 16)" office:value-type="string" office:string-value="A7" calcext:value-type="string">
            <text:p>A7</text:p>
          </table:table-cell>
          <table:table-cell table:formula="of:=[.C172] &amp; &quot; = &quot; &amp; [.E172] &amp; &quot;, // &quot; &amp; [.F172] &amp; &quot; --- &quot; &amp; [.K172]" office:value-type="string" office:string-value="PushInstanceVariableOrdered = 0o247, // 0xA7 --- 167" calcext:value-type="string">
            <text:p>PushInstanceVariableOrdered = 0o247, // 0xA7 --- 167</text:p>
          </table:table-cell>
          <table:table-cell office:value-type="float" office:value="167" calcext:value-type="float">
            <text:p>167</text:p>
          </table:table-cell>
          <table:table-cell table:formula="of:=[.K172]-[.K17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AddressInstanceVariableOrdered</text:p>
          </table:table-cell>
          <table:table-cell office:value-type="string" calcext:value-type="string">
            <text:p>=</text:p>
          </table:table-cell>
          <table:table-cell table:formula="of:=&quot;0o&quot; &amp; [.G173]" office:value-type="string" office:string-value="0o250" calcext:value-type="string">
            <text:p>0o250</text:p>
          </table:table-cell>
          <table:table-cell table:formula="of:=&quot;0x&quot; &amp; [.I173]" office:value-type="string" office:string-value="0xA8" calcext:value-type="string">
            <text:p>0xA8</text:p>
          </table:table-cell>
          <table:table-cell table:formula="of:=BASE([.K173]; 8)" office:value-type="string" office:string-value="250" calcext:value-type="string">
            <text:p>250</text:p>
          </table:table-cell>
          <table:table-cell/>
          <table:table-cell table:formula="of:=BASE([.K173]; 16)" office:value-type="string" office:string-value="A8" calcext:value-type="string">
            <text:p>A8</text:p>
          </table:table-cell>
          <table:table-cell table:formula="of:=[.C173] &amp; &quot; = &quot; &amp; [.E173] &amp; &quot;, // &quot; &amp; [.F173] &amp; &quot; --- &quot; &amp; [.K173]" office:value-type="string" office:string-value="PushAddressInstanceVariableOrdered = 0o250, // 0xA8 --- 168" calcext:value-type="string">
            <text:p>PushAddressInstanceVariableOrdered = 0o250, // 0xA8 --- 168</text:p>
          </table:table-cell>
          <table:table-cell office:value-type="float" office:value="168" calcext:value-type="float">
            <text:p>168</text:p>
          </table:table-cell>
          <table:table-cell table:formula="of:=[.K173]-[.K17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UnaryMinusFP</text:p>
          </table:table-cell>
          <table:table-cell office:value-type="string" calcext:value-type="string">
            <text:p>=</text:p>
          </table:table-cell>
          <table:table-cell table:formula="of:=&quot;0o&quot; &amp; [.G174]" office:value-type="string" office:string-value="0o251" calcext:value-type="string">
            <text:p>0o251</text:p>
          </table:table-cell>
          <table:table-cell table:formula="of:=&quot;0x&quot; &amp; [.I174]" office:value-type="string" office:string-value="0xA9" calcext:value-type="string">
            <text:p>0xA9</text:p>
          </table:table-cell>
          <table:table-cell table:formula="of:=BASE([.K174]; 8)" office:value-type="string" office:string-value="251" calcext:value-type="string">
            <text:p>251</text:p>
          </table:table-cell>
          <table:table-cell/>
          <table:table-cell table:formula="of:=BASE([.K174]; 16)" office:value-type="string" office:string-value="A9" calcext:value-type="string">
            <text:p>A9</text:p>
          </table:table-cell>
          <table:table-cell table:formula="of:=[.C174] &amp; &quot; = &quot; &amp; [.E174] &amp; &quot;, // &quot; &amp; [.F174] &amp; &quot; --- &quot; &amp; [.K174]" office:value-type="string" office:string-value="UnaryMinusFP = 0o251, // 0xA9 --- 169" calcext:value-type="string">
            <text:p>UnaryMinusFP = 0o251, // 0xA9 --- 169</text:p>
          </table:table-cell>
          <table:table-cell office:value-type="float" office:value="169" calcext:value-type="float">
            <text:p>169</text:p>
          </table:table-cell>
          <table:table-cell table:formula="of:=[.K174]-[.K17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UnaryMinusLP</text:p>
          </table:table-cell>
          <table:table-cell office:value-type="string" calcext:value-type="string">
            <text:p>=</text:p>
          </table:table-cell>
          <table:table-cell table:formula="of:=&quot;0o&quot; &amp; [.G175]" office:value-type="string" office:string-value="0o252" calcext:value-type="string">
            <text:p>0o252</text:p>
          </table:table-cell>
          <table:table-cell table:formula="of:=&quot;0x&quot; &amp; [.I175]" office:value-type="string" office:string-value="0xAA" calcext:value-type="string">
            <text:p>0xAA</text:p>
          </table:table-cell>
          <table:table-cell table:formula="of:=BASE([.K175]; 8)" office:value-type="string" office:string-value="252" calcext:value-type="string">
            <text:p>252</text:p>
          </table:table-cell>
          <table:table-cell/>
          <table:table-cell table:formula="of:=BASE([.K175]; 16)" office:value-type="string" office:string-value="AA" calcext:value-type="string">
            <text:p>AA</text:p>
          </table:table-cell>
          <table:table-cell table:formula="of:=[.C175] &amp; &quot; = &quot; &amp; [.E175] &amp; &quot;, // &quot; &amp; [.F175] &amp; &quot; --- &quot; &amp; [.K175]" office:value-type="string" office:string-value="UnaryMinusLP = 0o252, // 0xAA --- 170" calcext:value-type="string">
            <text:p>UnaryMinusLP = 0o252, // 0xAA --- 170</text:p>
          </table:table-cell>
          <table:table-cell office:value-type="float" office:value="170" calcext:value-type="float">
            <text:p>170</text:p>
          </table:table-cell>
          <table:table-cell table:formula="of:=[.K175]-[.K17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UnaryMinusSP</text:p>
          </table:table-cell>
          <table:table-cell office:value-type="string" calcext:value-type="string">
            <text:p>=</text:p>
          </table:table-cell>
          <table:table-cell table:formula="of:=&quot;0o&quot; &amp; [.G176]" office:value-type="string" office:string-value="0o253" calcext:value-type="string">
            <text:p>0o253</text:p>
          </table:table-cell>
          <table:table-cell table:formula="of:=&quot;0x&quot; &amp; [.I176]" office:value-type="string" office:string-value="0xAB" calcext:value-type="string">
            <text:p>0xAB</text:p>
          </table:table-cell>
          <table:table-cell table:formula="of:=BASE([.K176]; 8)" office:value-type="string" office:string-value="253" calcext:value-type="string">
            <text:p>253</text:p>
          </table:table-cell>
          <table:table-cell/>
          <table:table-cell table:formula="of:=BASE([.K176]; 16)" office:value-type="string" office:string-value="AB" calcext:value-type="string">
            <text:p>AB</text:p>
          </table:table-cell>
          <table:table-cell table:formula="of:=[.C176] &amp; &quot; = &quot; &amp; [.E176] &amp; &quot;, // &quot; &amp; [.F176] &amp; &quot; --- &quot; &amp; [.K176]" office:value-type="string" office:string-value="UnaryMinusSP = 0o253, // 0xAB --- 171" calcext:value-type="string">
            <text:p>UnaryMinusSP = 0o253, // 0xAB --- 171</text:p>
          </table:table-cell>
          <table:table-cell office:value-type="float" office:value="171" calcext:value-type="float">
            <text:p>171</text:p>
          </table:table-cell>
          <table:table-cell table:formula="of:=[.K176]-[.K17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UnaryMinusImmediate</text:p>
          </table:table-cell>
          <table:table-cell office:value-type="string" calcext:value-type="string">
            <text:p>=</text:p>
          </table:table-cell>
          <table:table-cell table:formula="of:=&quot;0o&quot; &amp; [.G177]" office:value-type="string" office:string-value="0o254" calcext:value-type="string">
            <text:p>0o254</text:p>
          </table:table-cell>
          <table:table-cell table:formula="of:=&quot;0x&quot; &amp; [.I177]" office:value-type="string" office:string-value="0xAC" calcext:value-type="string">
            <text:p>0xAC</text:p>
          </table:table-cell>
          <table:table-cell table:formula="of:=BASE([.K177]; 8)" office:value-type="string" office:string-value="254" calcext:value-type="string">
            <text:p>254</text:p>
          </table:table-cell>
          <table:table-cell/>
          <table:table-cell table:formula="of:=BASE([.K177]; 16)" office:value-type="string" office:string-value="AC" calcext:value-type="string">
            <text:p>AC</text:p>
          </table:table-cell>
          <table:table-cell table:formula="of:=[.C177] &amp; &quot; = &quot; &amp; [.E177] &amp; &quot;, // &quot; &amp; [.F177] &amp; &quot; --- &quot; &amp; [.K177]" office:value-type="string" office:string-value="UnaryMinusImmediate = 0o254, // 0xAC --- 172" calcext:value-type="string">
            <text:p>UnaryMinusImmediate = 0o254, // 0xAC --- 172</text:p>
          </table:table-cell>
          <table:table-cell office:value-type="float" office:value="172" calcext:value-type="float">
            <text:p>172</text:p>
          </table:table-cell>
          <table:table-cell table:formula="of:=[.K177]-[.K17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UnaryMinusPop</text:p>
          </table:table-cell>
          <table:table-cell office:value-type="string" calcext:value-type="string">
            <text:p>=</text:p>
          </table:table-cell>
          <table:table-cell table:formula="of:=&quot;0o&quot; &amp; [.G178]" office:value-type="string" office:string-value="0o255" calcext:value-type="string">
            <text:p>0o255</text:p>
          </table:table-cell>
          <table:table-cell table:formula="of:=&quot;0x&quot; &amp; [.I178]" office:value-type="string" office:string-value="0xAD" calcext:value-type="string">
            <text:p>0xAD</text:p>
          </table:table-cell>
          <table:table-cell table:formula="of:=BASE([.K178]; 8)" office:value-type="string" office:string-value="255" calcext:value-type="string">
            <text:p>255</text:p>
          </table:table-cell>
          <table:table-cell/>
          <table:table-cell table:formula="of:=BASE([.K178]; 16)" office:value-type="string" office:string-value="AD" calcext:value-type="string">
            <text:p>AD</text:p>
          </table:table-cell>
          <table:table-cell table:formula="of:=[.C178] &amp; &quot; = &quot; &amp; [.E178] &amp; &quot;, // &quot; &amp; [.F178] &amp; &quot; --- &quot; &amp; [.K178]" office:value-type="string" office:string-value="UnaryMinusPop = 0o255, // 0xAD --- 173" calcext:value-type="string">
            <text:p>UnaryMinusPop = 0o255, // 0xAD --- 173</text:p>
          </table:table-cell>
          <table:table-cell office:value-type="float" office:value="173" calcext:value-type="float">
            <text:p>173</text:p>
          </table:table-cell>
          <table:table-cell table:formula="of:=[.K178]-[.K17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eturnSingleNIL</text:p>
          </table:table-cell>
          <table:table-cell office:value-type="string" calcext:value-type="string">
            <text:p>=</text:p>
          </table:table-cell>
          <table:table-cell table:formula="of:=&quot;0o&quot; &amp; [.G179]" office:value-type="string" office:string-value="0o256" calcext:value-type="string">
            <text:p>0o256</text:p>
          </table:table-cell>
          <table:table-cell table:formula="of:=&quot;0x&quot; &amp; [.I179]" office:value-type="string" office:string-value="0xAE" calcext:value-type="string">
            <text:p>0xAE</text:p>
          </table:table-cell>
          <table:table-cell table:formula="of:=BASE([.K179]; 8)" office:value-type="string" office:string-value="256" calcext:value-type="string">
            <text:p>256</text:p>
          </table:table-cell>
          <table:table-cell/>
          <table:table-cell table:formula="of:=BASE([.K179]; 16)" office:value-type="string" office:string-value="AE" calcext:value-type="string">
            <text:p>AE</text:p>
          </table:table-cell>
          <table:table-cell table:formula="of:=[.C179] &amp; &quot; = &quot; &amp; [.E179] &amp; &quot;, // &quot; &amp; [.F179] &amp; &quot; --- &quot; &amp; [.K179]" office:value-type="string" office:string-value="ReturnSingleNIL = 0o256, // 0xAE --- 174" calcext:value-type="string">
            <text:p>ReturnSingleNIL = 0o256, // 0xAE --- 174</text:p>
          </table:table-cell>
          <table:table-cell office:value-type="float" office:value="174" calcext:value-type="float">
            <text:p>174</text:p>
          </table:table-cell>
          <table:table-cell table:formula="of:=[.K179]-[.K17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eturnSingleT</text:p>
          </table:table-cell>
          <table:table-cell office:value-type="string" calcext:value-type="string">
            <text:p>=</text:p>
          </table:table-cell>
          <table:table-cell table:formula="of:=&quot;0o&quot; &amp; [.G180]" office:value-type="string" office:string-value="0o257" calcext:value-type="string">
            <text:p>0o257</text:p>
          </table:table-cell>
          <table:table-cell table:formula="of:=&quot;0x&quot; &amp; [.I180]" office:value-type="string" office:string-value="0xAF" calcext:value-type="string">
            <text:p>0xAF</text:p>
          </table:table-cell>
          <table:table-cell table:formula="of:=BASE([.K180]; 8)" office:value-type="string" office:string-value="257" calcext:value-type="string">
            <text:p>257</text:p>
          </table:table-cell>
          <table:table-cell/>
          <table:table-cell table:formula="of:=BASE([.K180]; 16)" office:value-type="string" office:string-value="AF" calcext:value-type="string">
            <text:p>AF</text:p>
          </table:table-cell>
          <table:table-cell table:formula="of:=[.C180] &amp; &quot; = &quot; &amp; [.E180] &amp; &quot;, // &quot; &amp; [.F180] &amp; &quot; --- &quot; &amp; [.K180]" office:value-type="string" office:string-value="ReturnSingleT = 0o257, // 0xAF --- 175" calcext:value-type="string">
            <text:p>ReturnSingleT = 0o257, // 0xAF --- 175</text:p>
          </table:table-cell>
          <table:table-cell office:value-type="float" office:value="175" calcext:value-type="float">
            <text:p>175</text:p>
          </table:table-cell>
          <table:table-cell table:formula="of:=[.K180]-[.K17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eturnSingleTOS</text:p>
          </table:table-cell>
          <table:table-cell office:value-type="string" calcext:value-type="string">
            <text:p>=</text:p>
          </table:table-cell>
          <table:table-cell table:formula="of:=&quot;0o&quot; &amp; [.G181]" office:value-type="string" office:string-value="0o260" calcext:value-type="string">
            <text:p>0o260</text:p>
          </table:table-cell>
          <table:table-cell table:formula="of:=&quot;0x&quot; &amp; [.I181]" office:value-type="string" office:string-value="0xB0" calcext:value-type="string">
            <text:p>0xB0</text:p>
          </table:table-cell>
          <table:table-cell table:formula="of:=BASE([.K181]; 8)" office:value-type="string" office:string-value="260" calcext:value-type="string">
            <text:p>260</text:p>
          </table:table-cell>
          <table:table-cell/>
          <table:table-cell table:formula="of:=BASE([.K181]; 16)" office:value-type="string" office:string-value="B0" calcext:value-type="string">
            <text:p>B0</text:p>
          </table:table-cell>
          <table:table-cell table:formula="of:=[.C181] &amp; &quot; = &quot; &amp; [.E181] &amp; &quot;, // &quot; &amp; [.F181] &amp; &quot; --- &quot; &amp; [.K181]" office:value-type="string" office:string-value="ReturnSingleTOS = 0o260, // 0xB0 --- 176" calcext:value-type="string">
            <text:p>ReturnSingleTOS = 0o260, // 0xB0 --- 176</text:p>
          </table:table-cell>
          <table:table-cell office:value-type="float" office:value="176" calcext:value-type="float">
            <text:p>176</text:p>
          </table:table-cell>
          <table:table-cell table:formula="of:=[.K181]-[.K18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emoryRead</text:p>
          </table:table-cell>
          <table:table-cell office:value-type="string" calcext:value-type="string">
            <text:p>=</text:p>
          </table:table-cell>
          <table:table-cell table:formula="of:=&quot;0o&quot; &amp; [.G182]" office:value-type="string" office:string-value="0o261" calcext:value-type="string">
            <text:p>0o261</text:p>
          </table:table-cell>
          <table:table-cell table:formula="of:=&quot;0x&quot; &amp; [.I182]" office:value-type="string" office:string-value="0xB1" calcext:value-type="string">
            <text:p>0xB1</text:p>
          </table:table-cell>
          <table:table-cell table:formula="of:=BASE([.K182]; 8)" office:value-type="string" office:string-value="261" calcext:value-type="string">
            <text:p>261</text:p>
          </table:table-cell>
          <table:table-cell/>
          <table:table-cell table:formula="of:=BASE([.K182]; 16)" office:value-type="string" office:string-value="B1" calcext:value-type="string">
            <text:p>B1</text:p>
          </table:table-cell>
          <table:table-cell table:formula="of:=[.C182] &amp; &quot; = &quot; &amp; [.E182] &amp; &quot;, // &quot; &amp; [.F182] &amp; &quot; --- &quot; &amp; [.K182]" office:value-type="string" office:string-value="MemoryRead = 0o261, // 0xB1 --- 177" calcext:value-type="string">
            <text:p>MemoryRead = 0o261, // 0xB1 --- 177</text:p>
          </table:table-cell>
          <table:table-cell office:value-type="float" office:value="177" calcext:value-type="float">
            <text:p>177</text:p>
          </table:table-cell>
          <table:table-cell table:formula="of:=[.K182]-[.K18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emoryReadAddress</text:p>
          </table:table-cell>
          <table:table-cell office:value-type="string" calcext:value-type="string">
            <text:p>=</text:p>
          </table:table-cell>
          <table:table-cell table:formula="of:=&quot;0o&quot; &amp; [.G183]" office:value-type="string" office:string-value="0o262" calcext:value-type="string">
            <text:p>0o262</text:p>
          </table:table-cell>
          <table:table-cell table:formula="of:=&quot;0x&quot; &amp; [.I183]" office:value-type="string" office:string-value="0xB2" calcext:value-type="string">
            <text:p>0xB2</text:p>
          </table:table-cell>
          <table:table-cell table:formula="of:=BASE([.K183]; 8)" office:value-type="string" office:string-value="262" calcext:value-type="string">
            <text:p>262</text:p>
          </table:table-cell>
          <table:table-cell/>
          <table:table-cell table:formula="of:=BASE([.K183]; 16)" office:value-type="string" office:string-value="B2" calcext:value-type="string">
            <text:p>B2</text:p>
          </table:table-cell>
          <table:table-cell table:formula="of:=[.C183] &amp; &quot; = &quot; &amp; [.E183] &amp; &quot;, // &quot; &amp; [.F183] &amp; &quot; --- &quot; &amp; [.K183]" office:value-type="string" office:string-value="MemoryReadAddress = 0o262, // 0xB2 --- 178" calcext:value-type="string">
            <text:p>MemoryReadAddress = 0o262, // 0xB2 --- 178</text:p>
          </table:table-cell>
          <table:table-cell office:value-type="float" office:value="178" calcext:value-type="float">
            <text:p>178</text:p>
          </table:table-cell>
          <table:table-cell table:formula="of:=[.K183]-[.K18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0Read</text:p>
          </table:table-cell>
          <table:table-cell office:value-type="string" calcext:value-type="string">
            <text:p>=</text:p>
          </table:table-cell>
          <table:table-cell table:formula="of:=&quot;0o&quot; &amp; [.G184]" office:value-type="string" office:string-value="0o263" calcext:value-type="string">
            <text:p>0o263</text:p>
          </table:table-cell>
          <table:table-cell table:formula="of:=&quot;0x&quot; &amp; [.I184]" office:value-type="string" office:string-value="0xB3" calcext:value-type="string">
            <text:p>0xB3</text:p>
          </table:table-cell>
          <table:table-cell table:formula="of:=BASE([.K184]; 8)" office:value-type="string" office:string-value="263" calcext:value-type="string">
            <text:p>263</text:p>
          </table:table-cell>
          <table:table-cell/>
          <table:table-cell table:formula="of:=BASE([.K184]; 16)" office:value-type="string" office:string-value="B3" calcext:value-type="string">
            <text:p>B3</text:p>
          </table:table-cell>
          <table:table-cell table:formula="of:=[.C184] &amp; &quot; = &quot; &amp; [.E184] &amp; &quot;, // &quot; &amp; [.F184] &amp; &quot; --- &quot; &amp; [.K184]" office:value-type="string" office:string-value="Block0Read = 0o263, // 0xB3 --- 179" calcext:value-type="string">
            <text:p>Block0Read = 0o263, // 0xB3 --- 179</text:p>
          </table:table-cell>
          <table:table-cell office:value-type="float" office:value="179" calcext:value-type="float">
            <text:p>179</text:p>
          </table:table-cell>
          <table:table-cell table:formula="of:=[.K184]-[.K18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1Read</text:p>
          </table:table-cell>
          <table:table-cell office:value-type="string" calcext:value-type="string">
            <text:p>=</text:p>
          </table:table-cell>
          <table:table-cell table:formula="of:=&quot;0o&quot; &amp; [.G185]" office:value-type="string" office:string-value="0o264" calcext:value-type="string">
            <text:p>0o264</text:p>
          </table:table-cell>
          <table:table-cell table:formula="of:=&quot;0x&quot; &amp; [.I185]" office:value-type="string" office:string-value="0xB4" calcext:value-type="string">
            <text:p>0xB4</text:p>
          </table:table-cell>
          <table:table-cell table:formula="of:=BASE([.K185]; 8)" office:value-type="string" office:string-value="264" calcext:value-type="string">
            <text:p>264</text:p>
          </table:table-cell>
          <table:table-cell/>
          <table:table-cell table:formula="of:=BASE([.K185]; 16)" office:value-type="string" office:string-value="B4" calcext:value-type="string">
            <text:p>B4</text:p>
          </table:table-cell>
          <table:table-cell table:formula="of:=[.C185] &amp; &quot; = &quot; &amp; [.E185] &amp; &quot;, // &quot; &amp; [.F185] &amp; &quot; --- &quot; &amp; [.K185]" office:value-type="string" office:string-value="Block1Read = 0o264, // 0xB4 --- 180" calcext:value-type="string">
            <text:p>Block1Read = 0o264, // 0xB4 --- 180</text:p>
          </table:table-cell>
          <table:table-cell office:value-type="float" office:value="180" calcext:value-type="float">
            <text:p>180</text:p>
          </table:table-cell>
          <table:table-cell table:formula="of:=[.K185]-[.K18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2Read</text:p>
          </table:table-cell>
          <table:table-cell office:value-type="string" calcext:value-type="string">
            <text:p>=</text:p>
          </table:table-cell>
          <table:table-cell table:formula="of:=&quot;0o&quot; &amp; [.G186]" office:value-type="string" office:string-value="0o265" calcext:value-type="string">
            <text:p>0o265</text:p>
          </table:table-cell>
          <table:table-cell table:formula="of:=&quot;0x&quot; &amp; [.I186]" office:value-type="string" office:string-value="0xB5" calcext:value-type="string">
            <text:p>0xB5</text:p>
          </table:table-cell>
          <table:table-cell table:formula="of:=BASE([.K186]; 8)" office:value-type="string" office:string-value="265" calcext:value-type="string">
            <text:p>265</text:p>
          </table:table-cell>
          <table:table-cell/>
          <table:table-cell table:formula="of:=BASE([.K186]; 16)" office:value-type="string" office:string-value="B5" calcext:value-type="string">
            <text:p>B5</text:p>
          </table:table-cell>
          <table:table-cell table:formula="of:=[.C186] &amp; &quot; = &quot; &amp; [.E186] &amp; &quot;, // &quot; &amp; [.F186] &amp; &quot; --- &quot; &amp; [.K186]" office:value-type="string" office:string-value="Block2Read = 0o265, // 0xB5 --- 181" calcext:value-type="string">
            <text:p>Block2Read = 0o265, // 0xB5 --- 181</text:p>
          </table:table-cell>
          <table:table-cell office:value-type="float" office:value="181" calcext:value-type="float">
            <text:p>181</text:p>
          </table:table-cell>
          <table:table-cell table:formula="of:=[.K186]-[.K18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3Read</text:p>
          </table:table-cell>
          <table:table-cell office:value-type="string" calcext:value-type="string">
            <text:p>=</text:p>
          </table:table-cell>
          <table:table-cell table:formula="of:=&quot;0o&quot; &amp; [.G187]" office:value-type="string" office:string-value="0o266" calcext:value-type="string">
            <text:p>0o266</text:p>
          </table:table-cell>
          <table:table-cell table:formula="of:=&quot;0x&quot; &amp; [.I187]" office:value-type="string" office:string-value="0xB6" calcext:value-type="string">
            <text:p>0xB6</text:p>
          </table:table-cell>
          <table:table-cell table:formula="of:=BASE([.K187]; 8)" office:value-type="string" office:string-value="266" calcext:value-type="string">
            <text:p>266</text:p>
          </table:table-cell>
          <table:table-cell/>
          <table:table-cell table:formula="of:=BASE([.K187]; 16)" office:value-type="string" office:string-value="B6" calcext:value-type="string">
            <text:p>B6</text:p>
          </table:table-cell>
          <table:table-cell table:formula="of:=[.C187] &amp; &quot; = &quot; &amp; [.E187] &amp; &quot;, // &quot; &amp; [.F187] &amp; &quot; --- &quot; &amp; [.K187]" office:value-type="string" office:string-value="Block3Read = 0o266, // 0xB6 --- 182" calcext:value-type="string">
            <text:p>Block3Read = 0o266, // 0xB6 --- 182</text:p>
          </table:table-cell>
          <table:table-cell office:value-type="float" office:value="182" calcext:value-type="float">
            <text:p>182</text:p>
          </table:table-cell>
          <table:table-cell table:formula="of:=[.K187]-[.K18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0ReadShift</text:p>
          </table:table-cell>
          <table:table-cell office:value-type="string" calcext:value-type="string">
            <text:p>=</text:p>
          </table:table-cell>
          <table:table-cell table:formula="of:=&quot;0o&quot; &amp; [.G188]" office:value-type="string" office:string-value="0o267" calcext:value-type="string">
            <text:p>0o267</text:p>
          </table:table-cell>
          <table:table-cell table:formula="of:=&quot;0x&quot; &amp; [.I188]" office:value-type="string" office:string-value="0xB7" calcext:value-type="string">
            <text:p>0xB7</text:p>
          </table:table-cell>
          <table:table-cell table:formula="of:=BASE([.K188]; 8)" office:value-type="string" office:string-value="267" calcext:value-type="string">
            <text:p>267</text:p>
          </table:table-cell>
          <table:table-cell/>
          <table:table-cell table:formula="of:=BASE([.K188]; 16)" office:value-type="string" office:string-value="B7" calcext:value-type="string">
            <text:p>B7</text:p>
          </table:table-cell>
          <table:table-cell table:formula="of:=[.C188] &amp; &quot; = &quot; &amp; [.E188] &amp; &quot;, // &quot; &amp; [.F188] &amp; &quot; --- &quot; &amp; [.K188]" office:value-type="string" office:string-value="Block0ReadShift = 0o267, // 0xB7 --- 183" calcext:value-type="string">
            <text:p>Block0ReadShift = 0o267, // 0xB7 --- 183</text:p>
          </table:table-cell>
          <table:table-cell office:value-type="float" office:value="183" calcext:value-type="float">
            <text:p>183</text:p>
          </table:table-cell>
          <table:table-cell table:formula="of:=[.K188]-[.K18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1ReadShift</text:p>
          </table:table-cell>
          <table:table-cell office:value-type="string" calcext:value-type="string">
            <text:p>=</text:p>
          </table:table-cell>
          <table:table-cell table:formula="of:=&quot;0o&quot; &amp; [.G189]" office:value-type="string" office:string-value="0o270" calcext:value-type="string">
            <text:p>0o270</text:p>
          </table:table-cell>
          <table:table-cell table:formula="of:=&quot;0x&quot; &amp; [.I189]" office:value-type="string" office:string-value="0xB8" calcext:value-type="string">
            <text:p>0xB8</text:p>
          </table:table-cell>
          <table:table-cell table:formula="of:=BASE([.K189]; 8)" office:value-type="string" office:string-value="270" calcext:value-type="string">
            <text:p>270</text:p>
          </table:table-cell>
          <table:table-cell/>
          <table:table-cell table:formula="of:=BASE([.K189]; 16)" office:value-type="string" office:string-value="B8" calcext:value-type="string">
            <text:p>B8</text:p>
          </table:table-cell>
          <table:table-cell table:formula="of:=[.C189] &amp; &quot; = &quot; &amp; [.E189] &amp; &quot;, // &quot; &amp; [.F189] &amp; &quot; --- &quot; &amp; [.K189]" office:value-type="string" office:string-value="Block1ReadShift = 0o270, // 0xB8 --- 184" calcext:value-type="string">
            <text:p>Block1ReadShift = 0o270, // 0xB8 --- 184</text:p>
          </table:table-cell>
          <table:table-cell office:value-type="float" office:value="184" calcext:value-type="float">
            <text:p>184</text:p>
          </table:table-cell>
          <table:table-cell table:formula="of:=[.K189]-[.K18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2ReadShift</text:p>
          </table:table-cell>
          <table:table-cell office:value-type="string" calcext:value-type="string">
            <text:p>=</text:p>
          </table:table-cell>
          <table:table-cell table:formula="of:=&quot;0o&quot; &amp; [.G190]" office:value-type="string" office:string-value="0o271" calcext:value-type="string">
            <text:p>0o271</text:p>
          </table:table-cell>
          <table:table-cell table:formula="of:=&quot;0x&quot; &amp; [.I190]" office:value-type="string" office:string-value="0xB9" calcext:value-type="string">
            <text:p>0xB9</text:p>
          </table:table-cell>
          <table:table-cell table:formula="of:=BASE([.K190]; 8)" office:value-type="string" office:string-value="271" calcext:value-type="string">
            <text:p>271</text:p>
          </table:table-cell>
          <table:table-cell/>
          <table:table-cell table:formula="of:=BASE([.K190]; 16)" office:value-type="string" office:string-value="B9" calcext:value-type="string">
            <text:p>B9</text:p>
          </table:table-cell>
          <table:table-cell table:formula="of:=[.C190] &amp; &quot; = &quot; &amp; [.E190] &amp; &quot;, // &quot; &amp; [.F190] &amp; &quot; --- &quot; &amp; [.K190]" office:value-type="string" office:string-value="Block2ReadShift = 0o271, // 0xB9 --- 185" calcext:value-type="string">
            <text:p>Block2ReadShift = 0o271, // 0xB9 --- 185</text:p>
          </table:table-cell>
          <table:table-cell office:value-type="float" office:value="185" calcext:value-type="float">
            <text:p>185</text:p>
          </table:table-cell>
          <table:table-cell table:formula="of:=[.K190]-[.K18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3ReadShift</text:p>
          </table:table-cell>
          <table:table-cell office:value-type="string" calcext:value-type="string">
            <text:p>=</text:p>
          </table:table-cell>
          <table:table-cell table:formula="of:=&quot;0o&quot; &amp; [.G191]" office:value-type="string" office:string-value="0o272" calcext:value-type="string">
            <text:p>0o272</text:p>
          </table:table-cell>
          <table:table-cell table:formula="of:=&quot;0x&quot; &amp; [.I191]" office:value-type="string" office:string-value="0xBA" calcext:value-type="string">
            <text:p>0xBA</text:p>
          </table:table-cell>
          <table:table-cell table:formula="of:=BASE([.K191]; 8)" office:value-type="string" office:string-value="272" calcext:value-type="string">
            <text:p>272</text:p>
          </table:table-cell>
          <table:table-cell/>
          <table:table-cell table:formula="of:=BASE([.K191]; 16)" office:value-type="string" office:string-value="BA" calcext:value-type="string">
            <text:p>BA</text:p>
          </table:table-cell>
          <table:table-cell table:formula="of:=[.C191] &amp; &quot; = &quot; &amp; [.E191] &amp; &quot;, // &quot; &amp; [.F191] &amp; &quot; --- &quot; &amp; [.K191]" office:value-type="string" office:string-value="Block3ReadShift = 0o272, // 0xBA --- 186" calcext:value-type="string">
            <text:p>Block3ReadShift = 0o272, // 0xBA --- 186</text:p>
          </table:table-cell>
          <table:table-cell office:value-type="float" office:value="186" calcext:value-type="float">
            <text:p>186</text:p>
          </table:table-cell>
          <table:table-cell table:formula="of:=[.K191]-[.K19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0ReadTest</text:p>
          </table:table-cell>
          <table:table-cell office:value-type="string" calcext:value-type="string">
            <text:p>=</text:p>
          </table:table-cell>
          <table:table-cell table:formula="of:=&quot;0o&quot; &amp; [.G192]" office:value-type="string" office:string-value="0o273" calcext:value-type="string">
            <text:p>0o273</text:p>
          </table:table-cell>
          <table:table-cell table:formula="of:=&quot;0x&quot; &amp; [.I192]" office:value-type="string" office:string-value="0xBB" calcext:value-type="string">
            <text:p>0xBB</text:p>
          </table:table-cell>
          <table:table-cell table:formula="of:=BASE([.K192]; 8)" office:value-type="string" office:string-value="273" calcext:value-type="string">
            <text:p>273</text:p>
          </table:table-cell>
          <table:table-cell/>
          <table:table-cell table:formula="of:=BASE([.K192]; 16)" office:value-type="string" office:string-value="BB" calcext:value-type="string">
            <text:p>BB</text:p>
          </table:table-cell>
          <table:table-cell table:formula="of:=[.C192] &amp; &quot; = &quot; &amp; [.E192] &amp; &quot;, // &quot; &amp; [.F192] &amp; &quot; --- &quot; &amp; [.K192]" office:value-type="string" office:string-value="Block0ReadTest = 0o273, // 0xBB --- 187" calcext:value-type="string">
            <text:p>Block0ReadTest = 0o273, // 0xBB --- 187</text:p>
          </table:table-cell>
          <table:table-cell office:value-type="float" office:value="187" calcext:value-type="float">
            <text:p>187</text:p>
          </table:table-cell>
          <table:table-cell table:formula="of:=[.K192]-[.K19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1ReadTest</text:p>
          </table:table-cell>
          <table:table-cell office:value-type="string" calcext:value-type="string">
            <text:p>=</text:p>
          </table:table-cell>
          <table:table-cell table:formula="of:=&quot;0o&quot; &amp; [.G193]" office:value-type="string" office:string-value="0o274" calcext:value-type="string">
            <text:p>0o274</text:p>
          </table:table-cell>
          <table:table-cell table:formula="of:=&quot;0x&quot; &amp; [.I193]" office:value-type="string" office:string-value="0xBC" calcext:value-type="string">
            <text:p>0xBC</text:p>
          </table:table-cell>
          <table:table-cell table:formula="of:=BASE([.K193]; 8)" office:value-type="string" office:string-value="274" calcext:value-type="string">
            <text:p>274</text:p>
          </table:table-cell>
          <table:table-cell/>
          <table:table-cell table:formula="of:=BASE([.K193]; 16)" office:value-type="string" office:string-value="BC" calcext:value-type="string">
            <text:p>BC</text:p>
          </table:table-cell>
          <table:table-cell table:formula="of:=[.C193] &amp; &quot; = &quot; &amp; [.E193] &amp; &quot;, // &quot; &amp; [.F193] &amp; &quot; --- &quot; &amp; [.K193]" office:value-type="string" office:string-value="Block1ReadTest = 0o274, // 0xBC --- 188" calcext:value-type="string">
            <text:p>Block1ReadTest = 0o274, // 0xBC --- 188</text:p>
          </table:table-cell>
          <table:table-cell office:value-type="float" office:value="188" calcext:value-type="float">
            <text:p>188</text:p>
          </table:table-cell>
          <table:table-cell table:formula="of:=[.K193]-[.K19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2ReadTest</text:p>
          </table:table-cell>
          <table:table-cell office:value-type="string" calcext:value-type="string">
            <text:p>=</text:p>
          </table:table-cell>
          <table:table-cell table:formula="of:=&quot;0o&quot; &amp; [.G194]" office:value-type="string" office:string-value="0o275" calcext:value-type="string">
            <text:p>0o275</text:p>
          </table:table-cell>
          <table:table-cell table:formula="of:=&quot;0x&quot; &amp; [.I194]" office:value-type="string" office:string-value="0xBD" calcext:value-type="string">
            <text:p>0xBD</text:p>
          </table:table-cell>
          <table:table-cell table:formula="of:=BASE([.K194]; 8)" office:value-type="string" office:string-value="275" calcext:value-type="string">
            <text:p>275</text:p>
          </table:table-cell>
          <table:table-cell/>
          <table:table-cell table:formula="of:=BASE([.K194]; 16)" office:value-type="string" office:string-value="BD" calcext:value-type="string">
            <text:p>BD</text:p>
          </table:table-cell>
          <table:table-cell table:formula="of:=[.C194] &amp; &quot; = &quot; &amp; [.E194] &amp; &quot;, // &quot; &amp; [.F194] &amp; &quot; --- &quot; &amp; [.K194]" office:value-type="string" office:string-value="Block2ReadTest = 0o275, // 0xBD --- 189" calcext:value-type="string">
            <text:p>Block2ReadTest = 0o275, // 0xBD --- 189</text:p>
          </table:table-cell>
          <table:table-cell office:value-type="float" office:value="189" calcext:value-type="float">
            <text:p>189</text:p>
          </table:table-cell>
          <table:table-cell table:formula="of:=[.K194]-[.K19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3ReadTest</text:p>
          </table:table-cell>
          <table:table-cell office:value-type="string" calcext:value-type="string">
            <text:p>=</text:p>
          </table:table-cell>
          <table:table-cell table:formula="of:=&quot;0o&quot; &amp; [.G195]" office:value-type="string" office:string-value="0o276" calcext:value-type="string">
            <text:p>0o276</text:p>
          </table:table-cell>
          <table:table-cell table:formula="of:=&quot;0x&quot; &amp; [.I195]" office:value-type="string" office:string-value="0xBE" calcext:value-type="string">
            <text:p>0xBE</text:p>
          </table:table-cell>
          <table:table-cell table:formula="of:=BASE([.K195]; 8)" office:value-type="string" office:string-value="276" calcext:value-type="string">
            <text:p>276</text:p>
          </table:table-cell>
          <table:table-cell/>
          <table:table-cell table:formula="of:=BASE([.K195]; 16)" office:value-type="string" office:string-value="BE" calcext:value-type="string">
            <text:p>BE</text:p>
          </table:table-cell>
          <table:table-cell table:formula="of:=[.C195] &amp; &quot; = &quot; &amp; [.E195] &amp; &quot;, // &quot; &amp; [.F195] &amp; &quot; --- &quot; &amp; [.K195]" office:value-type="string" office:string-value="Block3ReadTest = 0o276, // 0xBE --- 190" calcext:value-type="string">
            <text:p>Block3ReadTest = 0o276, // 0xBE --- 190</text:p>
          </table:table-cell>
          <table:table-cell office:value-type="float" office:value="190" calcext:value-type="float">
            <text:p>190</text:p>
          </table:table-cell>
          <table:table-cell table:formula="of:=[.K195]-[.K19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FinishCallN</text:p>
          </table:table-cell>
          <table:table-cell office:value-type="string" calcext:value-type="string">
            <text:p>=</text:p>
          </table:table-cell>
          <table:table-cell table:formula="of:=&quot;0o&quot; &amp; [.G196]" office:value-type="string" office:string-value="0o277" calcext:value-type="string">
            <text:p>0o277</text:p>
          </table:table-cell>
          <table:table-cell table:formula="of:=&quot;0x&quot; &amp; [.I196]" office:value-type="string" office:string-value="0xBF" calcext:value-type="string">
            <text:p>0xBF</text:p>
          </table:table-cell>
          <table:table-cell table:formula="of:=BASE([.K196]; 8)" office:value-type="string" office:string-value="277" calcext:value-type="string">
            <text:p>277</text:p>
          </table:table-cell>
          <table:table-cell/>
          <table:table-cell table:formula="of:=BASE([.K196]; 16)" office:value-type="string" office:string-value="BF" calcext:value-type="string">
            <text:p>BF</text:p>
          </table:table-cell>
          <table:table-cell table:formula="of:=[.C196] &amp; &quot; = &quot; &amp; [.E196] &amp; &quot;, // &quot; &amp; [.F196] &amp; &quot; --- &quot; &amp; [.K196]" office:value-type="string" office:string-value="FinishCallN = 0o277, // 0xBF --- 191" calcext:value-type="string">
            <text:p>FinishCallN = 0o277, // 0xBF --- 191</text:p>
          </table:table-cell>
          <table:table-cell office:value-type="float" office:value="191" calcext:value-type="float">
            <text:p>191</text:p>
          </table:table-cell>
          <table:table-cell table:formula="of:=[.K196]-[.K19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FinishCallNApply</text:p>
          </table:table-cell>
          <table:table-cell office:value-type="string" calcext:value-type="string">
            <text:p>=</text:p>
          </table:table-cell>
          <table:table-cell table:formula="of:=&quot;0o&quot; &amp; [.G197]" office:value-type="string" office:string-value="0o300" calcext:value-type="string">
            <text:p>0o300</text:p>
          </table:table-cell>
          <table:table-cell table:formula="of:=&quot;0x&quot; &amp; [.I197]" office:value-type="string" office:string-value="0xC0" calcext:value-type="string">
            <text:p>0xC0</text:p>
          </table:table-cell>
          <table:table-cell table:formula="of:=BASE([.K197]; 8)" office:value-type="string" office:string-value="300" calcext:value-type="string">
            <text:p>300</text:p>
          </table:table-cell>
          <table:table-cell/>
          <table:table-cell table:formula="of:=BASE([.K197]; 16)" office:value-type="string" office:string-value="C0" calcext:value-type="string">
            <text:p>C0</text:p>
          </table:table-cell>
          <table:table-cell table:formula="of:=[.C197] &amp; &quot; = &quot; &amp; [.E197] &amp; &quot;, // &quot; &amp; [.F197] &amp; &quot; --- &quot; &amp; [.K197]" office:value-type="string" office:string-value="FinishCallNApply = 0o300, // 0xC0 --- 192" calcext:value-type="string">
            <text:p>FinishCallNApply = 0o300, // 0xC0 --- 192</text:p>
          </table:table-cell>
          <table:table-cell office:value-type="float" office:value="192" calcext:value-type="float">
            <text:p>192</text:p>
          </table:table-cell>
          <table:table-cell table:formula="of:=[.K197]-[.K19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FinishCallTos</text:p>
          </table:table-cell>
          <table:table-cell office:value-type="string" calcext:value-type="string">
            <text:p>=</text:p>
          </table:table-cell>
          <table:table-cell table:formula="of:=&quot;0o&quot; &amp; [.G198]" office:value-type="string" office:string-value="0o301" calcext:value-type="string">
            <text:p>0o301</text:p>
          </table:table-cell>
          <table:table-cell table:formula="of:=&quot;0x&quot; &amp; [.I198]" office:value-type="string" office:string-value="0xC1" calcext:value-type="string">
            <text:p>0xC1</text:p>
          </table:table-cell>
          <table:table-cell table:formula="of:=BASE([.K198]; 8)" office:value-type="string" office:string-value="301" calcext:value-type="string">
            <text:p>301</text:p>
          </table:table-cell>
          <table:table-cell/>
          <table:table-cell table:formula="of:=BASE([.K198]; 16)" office:value-type="string" office:string-value="C1" calcext:value-type="string">
            <text:p>C1</text:p>
          </table:table-cell>
          <table:table-cell table:formula="of:=[.C198] &amp; &quot; = &quot; &amp; [.E198] &amp; &quot;, // &quot; &amp; [.F198] &amp; &quot; --- &quot; &amp; [.K198]" office:value-type="string" office:string-value="FinishCallTos = 0o301, // 0xC1 --- 193" calcext:value-type="string">
            <text:p>FinishCallTos = 0o301, // 0xC1 --- 193</text:p>
          </table:table-cell>
          <table:table-cell office:value-type="float" office:value="193" calcext:value-type="float">
            <text:p>193</text:p>
          </table:table-cell>
          <table:table-cell table:formula="of:=[.K198]-[.K19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FinishCallTosApply</text:p>
          </table:table-cell>
          <table:table-cell office:value-type="string" calcext:value-type="string">
            <text:p>=</text:p>
          </table:table-cell>
          <table:table-cell table:formula="of:=&quot;0o&quot; &amp; [.G199]" office:value-type="string" office:string-value="0o302" calcext:value-type="string">
            <text:p>0o302</text:p>
          </table:table-cell>
          <table:table-cell table:formula="of:=&quot;0x&quot; &amp; [.I199]" office:value-type="string" office:string-value="0xC2" calcext:value-type="string">
            <text:p>0xC2</text:p>
          </table:table-cell>
          <table:table-cell table:formula="of:=BASE([.K199]; 8)" office:value-type="string" office:string-value="302" calcext:value-type="string">
            <text:p>302</text:p>
          </table:table-cell>
          <table:table-cell/>
          <table:table-cell table:formula="of:=BASE([.K199]; 16)" office:value-type="string" office:string-value="C2" calcext:value-type="string">
            <text:p>C2</text:p>
          </table:table-cell>
          <table:table-cell table:formula="of:=[.C199] &amp; &quot; = &quot; &amp; [.E199] &amp; &quot;, // &quot; &amp; [.F199] &amp; &quot; --- &quot; &amp; [.K199]" office:value-type="string" office:string-value="FinishCallTosApply = 0o302, // 0xC2 --- 194" calcext:value-type="string">
            <text:p>FinishCallTosApply = 0o302, // 0xC2 --- 194</text:p>
          </table:table-cell>
          <table:table-cell office:value-type="float" office:value="194" calcext:value-type="float">
            <text:p>194</text:p>
          </table:table-cell>
          <table:table-cell table:formula="of:=[.K199]-[.K19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ToCarFP</text:p>
          </table:table-cell>
          <table:table-cell office:value-type="string" calcext:value-type="string">
            <text:p>=</text:p>
          </table:table-cell>
          <table:table-cell table:formula="of:=&quot;0o&quot; &amp; [.G200]" office:value-type="string" office:string-value="0o303" calcext:value-type="string">
            <text:p>0o303</text:p>
          </table:table-cell>
          <table:table-cell table:formula="of:=&quot;0x&quot; &amp; [.I200]" office:value-type="string" office:string-value="0xC3" calcext:value-type="string">
            <text:p>0xC3</text:p>
          </table:table-cell>
          <table:table-cell table:formula="of:=BASE([.K200]; 8)" office:value-type="string" office:string-value="303" calcext:value-type="string">
            <text:p>303</text:p>
          </table:table-cell>
          <table:table-cell/>
          <table:table-cell table:formula="of:=BASE([.K200]; 16)" office:value-type="string" office:string-value="C3" calcext:value-type="string">
            <text:p>C3</text:p>
          </table:table-cell>
          <table:table-cell table:formula="of:=[.C200] &amp; &quot; = &quot; &amp; [.E200] &amp; &quot;, // &quot; &amp; [.F200] &amp; &quot; --- &quot; &amp; [.K200]" office:value-type="string" office:string-value="SetToCarFP = 0o303, // 0xC3 --- 195" calcext:value-type="string">
            <text:p>SetToCarFP = 0o303, // 0xC3 --- 195</text:p>
          </table:table-cell>
          <table:table-cell office:value-type="float" office:value="195" calcext:value-type="float">
            <text:p>195</text:p>
          </table:table-cell>
          <table:table-cell table:formula="of:=[.K200]-[.K19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ToCarLP</text:p>
          </table:table-cell>
          <table:table-cell office:value-type="string" calcext:value-type="string">
            <text:p>=</text:p>
          </table:table-cell>
          <table:table-cell table:formula="of:=&quot;0o&quot; &amp; [.G201]" office:value-type="string" office:string-value="0o304" calcext:value-type="string">
            <text:p>0o304</text:p>
          </table:table-cell>
          <table:table-cell table:formula="of:=&quot;0x&quot; &amp; [.I201]" office:value-type="string" office:string-value="0xC4" calcext:value-type="string">
            <text:p>0xC4</text:p>
          </table:table-cell>
          <table:table-cell table:formula="of:=BASE([.K201]; 8)" office:value-type="string" office:string-value="304" calcext:value-type="string">
            <text:p>304</text:p>
          </table:table-cell>
          <table:table-cell/>
          <table:table-cell table:formula="of:=BASE([.K201]; 16)" office:value-type="string" office:string-value="C4" calcext:value-type="string">
            <text:p>C4</text:p>
          </table:table-cell>
          <table:table-cell table:formula="of:=[.C201] &amp; &quot; = &quot; &amp; [.E201] &amp; &quot;, // &quot; &amp; [.F201] &amp; &quot; --- &quot; &amp; [.K201]" office:value-type="string" office:string-value="SetToCarLP = 0o304, // 0xC4 --- 196" calcext:value-type="string">
            <text:p>SetToCarLP = 0o304, // 0xC4 --- 196</text:p>
          </table:table-cell>
          <table:table-cell office:value-type="float" office:value="196" calcext:value-type="float">
            <text:p>196</text:p>
          </table:table-cell>
          <table:table-cell table:formula="of:=[.K201]-[.K20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ToCarSP</text:p>
          </table:table-cell>
          <table:table-cell office:value-type="string" calcext:value-type="string">
            <text:p>=</text:p>
          </table:table-cell>
          <table:table-cell table:formula="of:=&quot;0o&quot; &amp; [.G202]" office:value-type="string" office:string-value="0o305" calcext:value-type="string">
            <text:p>0o305</text:p>
          </table:table-cell>
          <table:table-cell table:formula="of:=&quot;0x&quot; &amp; [.I202]" office:value-type="string" office:string-value="0xC5" calcext:value-type="string">
            <text:p>0xC5</text:p>
          </table:table-cell>
          <table:table-cell table:formula="of:=BASE([.K202]; 8)" office:value-type="string" office:string-value="305" calcext:value-type="string">
            <text:p>305</text:p>
          </table:table-cell>
          <table:table-cell/>
          <table:table-cell table:formula="of:=BASE([.K202]; 16)" office:value-type="string" office:string-value="C5" calcext:value-type="string">
            <text:p>C5</text:p>
          </table:table-cell>
          <table:table-cell table:formula="of:=[.C202] &amp; &quot; = &quot; &amp; [.E202] &amp; &quot;, // &quot; &amp; [.F202] &amp; &quot; --- &quot; &amp; [.K202]" office:value-type="string" office:string-value="SetToCarSP = 0o305, // 0xC5 --- 197" calcext:value-type="string">
            <text:p>SetToCarSP = 0o305, // 0xC5 --- 197</text:p>
          </table:table-cell>
          <table:table-cell office:value-type="float" office:value="197" calcext:value-type="float">
            <text:p>197</text:p>
          </table:table-cell>
          <table:table-cell table:formula="of:=[.K202]-[.K20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ToCarImmediate</text:p>
          </table:table-cell>
          <table:table-cell office:value-type="string" calcext:value-type="string">
            <text:p>=</text:p>
          </table:table-cell>
          <table:table-cell table:formula="of:=&quot;0o&quot; &amp; [.G203]" office:value-type="string" office:string-value="0o306" calcext:value-type="string">
            <text:p>0o306</text:p>
          </table:table-cell>
          <table:table-cell table:formula="of:=&quot;0x&quot; &amp; [.I203]" office:value-type="string" office:string-value="0xC6" calcext:value-type="string">
            <text:p>0xC6</text:p>
          </table:table-cell>
          <table:table-cell table:formula="of:=BASE([.K203]; 8)" office:value-type="string" office:string-value="306" calcext:value-type="string">
            <text:p>306</text:p>
          </table:table-cell>
          <table:table-cell/>
          <table:table-cell table:formula="of:=BASE([.K203]; 16)" office:value-type="string" office:string-value="C6" calcext:value-type="string">
            <text:p>C6</text:p>
          </table:table-cell>
          <table:table-cell table:formula="of:=[.C203] &amp; &quot; = &quot; &amp; [.E203] &amp; &quot;, // &quot; &amp; [.F203] &amp; &quot; --- &quot; &amp; [.K203]" office:value-type="string" office:string-value="SetToCarImmediate = 0o306, // 0xC6 --- 198" calcext:value-type="string">
            <text:p>SetToCarImmediate = 0o306, // 0xC6 --- 198</text:p>
          </table:table-cell>
          <table:table-cell office:value-type="float" office:value="198" calcext:value-type="float">
            <text:p>198</text:p>
          </table:table-cell>
          <table:table-cell table:formula="of:=[.K203]-[.K20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ToCarPop</text:p>
          </table:table-cell>
          <table:table-cell office:value-type="string" calcext:value-type="string">
            <text:p>=</text:p>
          </table:table-cell>
          <table:table-cell table:formula="of:=&quot;0o&quot; &amp; [.G204]" office:value-type="string" office:string-value="0o307" calcext:value-type="string">
            <text:p>0o307</text:p>
          </table:table-cell>
          <table:table-cell table:formula="of:=&quot;0x&quot; &amp; [.I204]" office:value-type="string" office:string-value="0xC7" calcext:value-type="string">
            <text:p>0xC7</text:p>
          </table:table-cell>
          <table:table-cell table:formula="of:=BASE([.K204]; 8)" office:value-type="string" office:string-value="307" calcext:value-type="string">
            <text:p>307</text:p>
          </table:table-cell>
          <table:table-cell/>
          <table:table-cell table:formula="of:=BASE([.K204]; 16)" office:value-type="string" office:string-value="C7" calcext:value-type="string">
            <text:p>C7</text:p>
          </table:table-cell>
          <table:table-cell table:formula="of:=[.C204] &amp; &quot; = &quot; &amp; [.E204] &amp; &quot;, // &quot; &amp; [.F204] &amp; &quot; --- &quot; &amp; [.K204]" office:value-type="string" office:string-value="SetToCarPop = 0o307, // 0xC7 --- 199" calcext:value-type="string">
            <text:p>SetToCarPop = 0o307, // 0xC7 --- 199</text:p>
          </table:table-cell>
          <table:table-cell office:value-type="float" office:value="199" calcext:value-type="float">
            <text:p>199</text:p>
          </table:table-cell>
          <table:table-cell table:formula="of:=[.K204]-[.K20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ToCdrFP</text:p>
          </table:table-cell>
          <table:table-cell office:value-type="string" calcext:value-type="string">
            <text:p>=</text:p>
          </table:table-cell>
          <table:table-cell table:formula="of:=&quot;0o&quot; &amp; [.G205]" office:value-type="string" office:string-value="0o310" calcext:value-type="string">
            <text:p>0o310</text:p>
          </table:table-cell>
          <table:table-cell table:formula="of:=&quot;0x&quot; &amp; [.I205]" office:value-type="string" office:string-value="0xC8" calcext:value-type="string">
            <text:p>0xC8</text:p>
          </table:table-cell>
          <table:table-cell table:formula="of:=BASE([.K205]; 8)" office:value-type="string" office:string-value="310" calcext:value-type="string">
            <text:p>310</text:p>
          </table:table-cell>
          <table:table-cell/>
          <table:table-cell table:formula="of:=BASE([.K205]; 16)" office:value-type="string" office:string-value="C8" calcext:value-type="string">
            <text:p>C8</text:p>
          </table:table-cell>
          <table:table-cell table:formula="of:=[.C205] &amp; &quot; = &quot; &amp; [.E205] &amp; &quot;, // &quot; &amp; [.F205] &amp; &quot; --- &quot; &amp; [.K205]" office:value-type="string" office:string-value="SetToCdrFP = 0o310, // 0xC8 --- 200" calcext:value-type="string">
            <text:p>SetToCdrFP = 0o310, // 0xC8 --- 200</text:p>
          </table:table-cell>
          <table:table-cell office:value-type="float" office:value="200" calcext:value-type="float">
            <text:p>200</text:p>
          </table:table-cell>
          <table:table-cell table:formula="of:=[.K205]-[.K20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ToCdrLP</text:p>
          </table:table-cell>
          <table:table-cell office:value-type="string" calcext:value-type="string">
            <text:p>=</text:p>
          </table:table-cell>
          <table:table-cell table:formula="of:=&quot;0o&quot; &amp; [.G206]" office:value-type="string" office:string-value="0o311" calcext:value-type="string">
            <text:p>0o311</text:p>
          </table:table-cell>
          <table:table-cell table:formula="of:=&quot;0x&quot; &amp; [.I206]" office:value-type="string" office:string-value="0xC9" calcext:value-type="string">
            <text:p>0xC9</text:p>
          </table:table-cell>
          <table:table-cell table:formula="of:=BASE([.K206]; 8)" office:value-type="string" office:string-value="311" calcext:value-type="string">
            <text:p>311</text:p>
          </table:table-cell>
          <table:table-cell/>
          <table:table-cell table:formula="of:=BASE([.K206]; 16)" office:value-type="string" office:string-value="C9" calcext:value-type="string">
            <text:p>C9</text:p>
          </table:table-cell>
          <table:table-cell table:formula="of:=[.C206] &amp; &quot; = &quot; &amp; [.E206] &amp; &quot;, // &quot; &amp; [.F206] &amp; &quot; --- &quot; &amp; [.K206]" office:value-type="string" office:string-value="SetToCdrLP = 0o311, // 0xC9 --- 201" calcext:value-type="string">
            <text:p>SetToCdrLP = 0o311, // 0xC9 --- 201</text:p>
          </table:table-cell>
          <table:table-cell office:value-type="float" office:value="201" calcext:value-type="float">
            <text:p>201</text:p>
          </table:table-cell>
          <table:table-cell table:formula="of:=[.K206]-[.K20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ToCdrSP</text:p>
          </table:table-cell>
          <table:table-cell office:value-type="string" calcext:value-type="string">
            <text:p>=</text:p>
          </table:table-cell>
          <table:table-cell table:formula="of:=&quot;0o&quot; &amp; [.G207]" office:value-type="string" office:string-value="0o312" calcext:value-type="string">
            <text:p>0o312</text:p>
          </table:table-cell>
          <table:table-cell table:formula="of:=&quot;0x&quot; &amp; [.I207]" office:value-type="string" office:string-value="0xCA" calcext:value-type="string">
            <text:p>0xCA</text:p>
          </table:table-cell>
          <table:table-cell table:formula="of:=BASE([.K207]; 8)" office:value-type="string" office:string-value="312" calcext:value-type="string">
            <text:p>312</text:p>
          </table:table-cell>
          <table:table-cell/>
          <table:table-cell table:formula="of:=BASE([.K207]; 16)" office:value-type="string" office:string-value="CA" calcext:value-type="string">
            <text:p>CA</text:p>
          </table:table-cell>
          <table:table-cell table:formula="of:=[.C207] &amp; &quot; = &quot; &amp; [.E207] &amp; &quot;, // &quot; &amp; [.F207] &amp; &quot; --- &quot; &amp; [.K207]" office:value-type="string" office:string-value="SetToCdrSP = 0o312, // 0xCA --- 202" calcext:value-type="string">
            <text:p>SetToCdrSP = 0o312, // 0xCA --- 202</text:p>
          </table:table-cell>
          <table:table-cell office:value-type="float" office:value="202" calcext:value-type="float">
            <text:p>202</text:p>
          </table:table-cell>
          <table:table-cell table:formula="of:=[.K207]-[.K20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ToCdrImmediate</text:p>
          </table:table-cell>
          <table:table-cell office:value-type="string" calcext:value-type="string">
            <text:p>=</text:p>
          </table:table-cell>
          <table:table-cell table:formula="of:=&quot;0o&quot; &amp; [.G208]" office:value-type="string" office:string-value="0o313" calcext:value-type="string">
            <text:p>0o313</text:p>
          </table:table-cell>
          <table:table-cell table:formula="of:=&quot;0x&quot; &amp; [.I208]" office:value-type="string" office:string-value="0xCB" calcext:value-type="string">
            <text:p>0xCB</text:p>
          </table:table-cell>
          <table:table-cell table:formula="of:=BASE([.K208]; 8)" office:value-type="string" office:string-value="313" calcext:value-type="string">
            <text:p>313</text:p>
          </table:table-cell>
          <table:table-cell/>
          <table:table-cell table:formula="of:=BASE([.K208]; 16)" office:value-type="string" office:string-value="CB" calcext:value-type="string">
            <text:p>CB</text:p>
          </table:table-cell>
          <table:table-cell table:formula="of:=[.C208] &amp; &quot; = &quot; &amp; [.E208] &amp; &quot;, // &quot; &amp; [.F208] &amp; &quot; --- &quot; &amp; [.K208]" office:value-type="string" office:string-value="SetToCdrImmediate = 0o313, // 0xCB --- 203" calcext:value-type="string">
            <text:p>SetToCdrImmediate = 0o313, // 0xCB --- 203</text:p>
          </table:table-cell>
          <table:table-cell office:value-type="float" office:value="203" calcext:value-type="float">
            <text:p>203</text:p>
          </table:table-cell>
          <table:table-cell table:formula="of:=[.K208]-[.K20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ToCdrPop</text:p>
          </table:table-cell>
          <table:table-cell office:value-type="string" calcext:value-type="string">
            <text:p>=</text:p>
          </table:table-cell>
          <table:table-cell table:formula="of:=&quot;0o&quot; &amp; [.G209]" office:value-type="string" office:string-value="0o314" calcext:value-type="string">
            <text:p>0o314</text:p>
          </table:table-cell>
          <table:table-cell table:formula="of:=&quot;0x&quot; &amp; [.I209]" office:value-type="string" office:string-value="0xCC" calcext:value-type="string">
            <text:p>0xCC</text:p>
          </table:table-cell>
          <table:table-cell table:formula="of:=BASE([.K209]; 8)" office:value-type="string" office:string-value="314" calcext:value-type="string">
            <text:p>314</text:p>
          </table:table-cell>
          <table:table-cell/>
          <table:table-cell table:formula="of:=BASE([.K209]; 16)" office:value-type="string" office:string-value="CC" calcext:value-type="string">
            <text:p>CC</text:p>
          </table:table-cell>
          <table:table-cell table:formula="of:=[.C209] &amp; &quot; = &quot; &amp; [.E209] &amp; &quot;, // &quot; &amp; [.F209] &amp; &quot; --- &quot; &amp; [.K209]" office:value-type="string" office:string-value="SetToCdrPop = 0o314, // 0xCC --- 204" calcext:value-type="string">
            <text:p>SetToCdrPop = 0o314, // 0xCC --- 204</text:p>
          </table:table-cell>
          <table:table-cell office:value-type="float" office:value="204" calcext:value-type="float">
            <text:p>204</text:p>
          </table:table-cell>
          <table:table-cell table:formula="of:=[.K209]-[.K20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ToCdrPushCarFP</text:p>
          </table:table-cell>
          <table:table-cell office:value-type="string" calcext:value-type="string">
            <text:p>=</text:p>
          </table:table-cell>
          <table:table-cell table:formula="of:=&quot;0o&quot; &amp; [.G210]" office:value-type="string" office:string-value="0o315" calcext:value-type="string">
            <text:p>0o315</text:p>
          </table:table-cell>
          <table:table-cell table:formula="of:=&quot;0x&quot; &amp; [.I210]" office:value-type="string" office:string-value="0xCD" calcext:value-type="string">
            <text:p>0xCD</text:p>
          </table:table-cell>
          <table:table-cell table:formula="of:=BASE([.K210]; 8)" office:value-type="string" office:string-value="315" calcext:value-type="string">
            <text:p>315</text:p>
          </table:table-cell>
          <table:table-cell/>
          <table:table-cell table:formula="of:=BASE([.K210]; 16)" office:value-type="string" office:string-value="CD" calcext:value-type="string">
            <text:p>CD</text:p>
          </table:table-cell>
          <table:table-cell table:formula="of:=[.C210] &amp; &quot; = &quot; &amp; [.E210] &amp; &quot;, // &quot; &amp; [.F210] &amp; &quot; --- &quot; &amp; [.K210]" office:value-type="string" office:string-value="SetToCdrPushCarFP = 0o315, // 0xCD --- 205" calcext:value-type="string">
            <text:p>SetToCdrPushCarFP = 0o315, // 0xCD --- 205</text:p>
          </table:table-cell>
          <table:table-cell office:value-type="float" office:value="205" calcext:value-type="float">
            <text:p>205</text:p>
          </table:table-cell>
          <table:table-cell table:formula="of:=[.K210]-[.K20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ToCdrPushCarLP</text:p>
          </table:table-cell>
          <table:table-cell office:value-type="string" calcext:value-type="string">
            <text:p>=</text:p>
          </table:table-cell>
          <table:table-cell table:formula="of:=&quot;0o&quot; &amp; [.G211]" office:value-type="string" office:string-value="0o316" calcext:value-type="string">
            <text:p>0o316</text:p>
          </table:table-cell>
          <table:table-cell table:formula="of:=&quot;0x&quot; &amp; [.I211]" office:value-type="string" office:string-value="0xCE" calcext:value-type="string">
            <text:p>0xCE</text:p>
          </table:table-cell>
          <table:table-cell table:formula="of:=BASE([.K211]; 8)" office:value-type="string" office:string-value="316" calcext:value-type="string">
            <text:p>316</text:p>
          </table:table-cell>
          <table:table-cell/>
          <table:table-cell table:formula="of:=BASE([.K211]; 16)" office:value-type="string" office:string-value="CE" calcext:value-type="string">
            <text:p>CE</text:p>
          </table:table-cell>
          <table:table-cell table:formula="of:=[.C211] &amp; &quot; = &quot; &amp; [.E211] &amp; &quot;, // &quot; &amp; [.F211] &amp; &quot; --- &quot; &amp; [.K211]" office:value-type="string" office:string-value="SetToCdrPushCarLP = 0o316, // 0xCE --- 206" calcext:value-type="string">
            <text:p>SetToCdrPushCarLP = 0o316, // 0xCE --- 206</text:p>
          </table:table-cell>
          <table:table-cell office:value-type="float" office:value="206" calcext:value-type="float">
            <text:p>206</text:p>
          </table:table-cell>
          <table:table-cell table:formula="of:=[.K211]-[.K21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ToCdrPushCarSP</text:p>
          </table:table-cell>
          <table:table-cell office:value-type="string" calcext:value-type="string">
            <text:p>=</text:p>
          </table:table-cell>
          <table:table-cell table:formula="of:=&quot;0o&quot; &amp; [.G212]" office:value-type="string" office:string-value="0o317" calcext:value-type="string">
            <text:p>0o317</text:p>
          </table:table-cell>
          <table:table-cell table:formula="of:=&quot;0x&quot; &amp; [.I212]" office:value-type="string" office:string-value="0xCF" calcext:value-type="string">
            <text:p>0xCF</text:p>
          </table:table-cell>
          <table:table-cell table:formula="of:=BASE([.K212]; 8)" office:value-type="string" office:string-value="317" calcext:value-type="string">
            <text:p>317</text:p>
          </table:table-cell>
          <table:table-cell/>
          <table:table-cell table:formula="of:=BASE([.K212]; 16)" office:value-type="string" office:string-value="CF" calcext:value-type="string">
            <text:p>CF</text:p>
          </table:table-cell>
          <table:table-cell table:formula="of:=[.C212] &amp; &quot; = &quot; &amp; [.E212] &amp; &quot;, // &quot; &amp; [.F212] &amp; &quot; --- &quot; &amp; [.K212]" office:value-type="string" office:string-value="SetToCdrPushCarSP = 0o317, // 0xCF --- 207" calcext:value-type="string">
            <text:p>SetToCdrPushCarSP = 0o317, // 0xCF --- 207</text:p>
          </table:table-cell>
          <table:table-cell office:value-type="float" office:value="207" calcext:value-type="float">
            <text:p>207</text:p>
          </table:table-cell>
          <table:table-cell table:formula="of:=[.K212]-[.K21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ToCdrPushCarImmediate</text:p>
          </table:table-cell>
          <table:table-cell office:value-type="string" calcext:value-type="string">
            <text:p>=</text:p>
          </table:table-cell>
          <table:table-cell table:formula="of:=&quot;0o&quot; &amp; [.G213]" office:value-type="string" office:string-value="0o320" calcext:value-type="string">
            <text:p>0o320</text:p>
          </table:table-cell>
          <table:table-cell table:formula="of:=&quot;0x&quot; &amp; [.I213]" office:value-type="string" office:string-value="0xD0" calcext:value-type="string">
            <text:p>0xD0</text:p>
          </table:table-cell>
          <table:table-cell table:formula="of:=BASE([.K213]; 8)" office:value-type="string" office:string-value="320" calcext:value-type="string">
            <text:p>320</text:p>
          </table:table-cell>
          <table:table-cell/>
          <table:table-cell table:formula="of:=BASE([.K213]; 16)" office:value-type="string" office:string-value="D0" calcext:value-type="string">
            <text:p>D0</text:p>
          </table:table-cell>
          <table:table-cell table:formula="of:=[.C213] &amp; &quot; = &quot; &amp; [.E213] &amp; &quot;, // &quot; &amp; [.F213] &amp; &quot; --- &quot; &amp; [.K213]" office:value-type="string" office:string-value="SetToCdrPushCarImmediate = 0o320, // 0xD0 --- 208" calcext:value-type="string">
            <text:p>SetToCdrPushCarImmediate = 0o320, // 0xD0 --- 208</text:p>
          </table:table-cell>
          <table:table-cell office:value-type="float" office:value="208" calcext:value-type="float">
            <text:p>208</text:p>
          </table:table-cell>
          <table:table-cell table:formula="of:=[.K213]-[.K21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ToCdrPushCarPop</text:p>
          </table:table-cell>
          <table:table-cell office:value-type="string" calcext:value-type="string">
            <text:p>=</text:p>
          </table:table-cell>
          <table:table-cell table:formula="of:=&quot;0o&quot; &amp; [.G214]" office:value-type="string" office:string-value="0o321" calcext:value-type="string">
            <text:p>0o321</text:p>
          </table:table-cell>
          <table:table-cell table:formula="of:=&quot;0x&quot; &amp; [.I214]" office:value-type="string" office:string-value="0xD1" calcext:value-type="string">
            <text:p>0xD1</text:p>
          </table:table-cell>
          <table:table-cell table:formula="of:=BASE([.K214]; 8)" office:value-type="string" office:string-value="321" calcext:value-type="string">
            <text:p>321</text:p>
          </table:table-cell>
          <table:table-cell/>
          <table:table-cell table:formula="of:=BASE([.K214]; 16)" office:value-type="string" office:string-value="D1" calcext:value-type="string">
            <text:p>D1</text:p>
          </table:table-cell>
          <table:table-cell table:formula="of:=[.C214] &amp; &quot; = &quot; &amp; [.E214] &amp; &quot;, // &quot; &amp; [.F214] &amp; &quot; --- &quot; &amp; [.K214]" office:value-type="string" office:string-value="SetToCdrPushCarPop = 0o321, // 0xD1 --- 209" calcext:value-type="string">
            <text:p>SetToCdrPushCarPop = 0o321, // 0xD1 --- 209</text:p>
          </table:table-cell>
          <table:table-cell office:value-type="float" office:value="209" calcext:value-type="float">
            <text:p>209</text:p>
          </table:table-cell>
          <table:table-cell table:formula="of:=[.K214]-[.K21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IncrementFP</text:p>
          </table:table-cell>
          <table:table-cell office:value-type="string" calcext:value-type="string">
            <text:p>=</text:p>
          </table:table-cell>
          <table:table-cell table:formula="of:=&quot;0o&quot; &amp; [.G215]" office:value-type="string" office:string-value="0o322" calcext:value-type="string">
            <text:p>0o322</text:p>
          </table:table-cell>
          <table:table-cell table:formula="of:=&quot;0x&quot; &amp; [.I215]" office:value-type="string" office:string-value="0xD2" calcext:value-type="string">
            <text:p>0xD2</text:p>
          </table:table-cell>
          <table:table-cell table:formula="of:=BASE([.K215]; 8)" office:value-type="string" office:string-value="322" calcext:value-type="string">
            <text:p>322</text:p>
          </table:table-cell>
          <table:table-cell/>
          <table:table-cell table:formula="of:=BASE([.K215]; 16)" office:value-type="string" office:string-value="D2" calcext:value-type="string">
            <text:p>D2</text:p>
          </table:table-cell>
          <table:table-cell table:formula="of:=[.C215] &amp; &quot; = &quot; &amp; [.E215] &amp; &quot;, // &quot; &amp; [.F215] &amp; &quot; --- &quot; &amp; [.K215]" office:value-type="string" office:string-value="IncrementFP = 0o322, // 0xD2 --- 210" calcext:value-type="string">
            <text:p>IncrementFP = 0o322, // 0xD2 --- 210</text:p>
          </table:table-cell>
          <table:table-cell office:value-type="float" office:value="210" calcext:value-type="float">
            <text:p>210</text:p>
          </table:table-cell>
          <table:table-cell table:formula="of:=[.K215]-[.K21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IncrementLP</text:p>
          </table:table-cell>
          <table:table-cell office:value-type="string" calcext:value-type="string">
            <text:p>=</text:p>
          </table:table-cell>
          <table:table-cell table:formula="of:=&quot;0o&quot; &amp; [.G216]" office:value-type="string" office:string-value="0o323" calcext:value-type="string">
            <text:p>0o323</text:p>
          </table:table-cell>
          <table:table-cell table:formula="of:=&quot;0x&quot; &amp; [.I216]" office:value-type="string" office:string-value="0xD3" calcext:value-type="string">
            <text:p>0xD3</text:p>
          </table:table-cell>
          <table:table-cell table:formula="of:=BASE([.K216]; 8)" office:value-type="string" office:string-value="323" calcext:value-type="string">
            <text:p>323</text:p>
          </table:table-cell>
          <table:table-cell/>
          <table:table-cell table:formula="of:=BASE([.K216]; 16)" office:value-type="string" office:string-value="D3" calcext:value-type="string">
            <text:p>D3</text:p>
          </table:table-cell>
          <table:table-cell table:formula="of:=[.C216] &amp; &quot; = &quot; &amp; [.E216] &amp; &quot;, // &quot; &amp; [.F216] &amp; &quot; --- &quot; &amp; [.K216]" office:value-type="string" office:string-value="IncrementLP = 0o323, // 0xD3 --- 211" calcext:value-type="string">
            <text:p>IncrementLP = 0o323, // 0xD3 --- 211</text:p>
          </table:table-cell>
          <table:table-cell office:value-type="float" office:value="211" calcext:value-type="float">
            <text:p>211</text:p>
          </table:table-cell>
          <table:table-cell table:formula="of:=[.K216]-[.K21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IncrementSP</text:p>
          </table:table-cell>
          <table:table-cell office:value-type="string" calcext:value-type="string">
            <text:p>=</text:p>
          </table:table-cell>
          <table:table-cell table:formula="of:=&quot;0o&quot; &amp; [.G217]" office:value-type="string" office:string-value="0o324" calcext:value-type="string">
            <text:p>0o324</text:p>
          </table:table-cell>
          <table:table-cell table:formula="of:=&quot;0x&quot; &amp; [.I217]" office:value-type="string" office:string-value="0xD4" calcext:value-type="string">
            <text:p>0xD4</text:p>
          </table:table-cell>
          <table:table-cell table:formula="of:=BASE([.K217]; 8)" office:value-type="string" office:string-value="324" calcext:value-type="string">
            <text:p>324</text:p>
          </table:table-cell>
          <table:table-cell/>
          <table:table-cell table:formula="of:=BASE([.K217]; 16)" office:value-type="string" office:string-value="D4" calcext:value-type="string">
            <text:p>D4</text:p>
          </table:table-cell>
          <table:table-cell table:formula="of:=[.C217] &amp; &quot; = &quot; &amp; [.E217] &amp; &quot;, // &quot; &amp; [.F217] &amp; &quot; --- &quot; &amp; [.K217]" office:value-type="string" office:string-value="IncrementSP = 0o324, // 0xD4 --- 212" calcext:value-type="string">
            <text:p>IncrementSP = 0o324, // 0xD4 --- 212</text:p>
          </table:table-cell>
          <table:table-cell office:value-type="float" office:value="212" calcext:value-type="float">
            <text:p>212</text:p>
          </table:table-cell>
          <table:table-cell table:formula="of:=[.K217]-[.K21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IncrementImmediate</text:p>
          </table:table-cell>
          <table:table-cell office:value-type="string" calcext:value-type="string">
            <text:p>=</text:p>
          </table:table-cell>
          <table:table-cell table:formula="of:=&quot;0o&quot; &amp; [.G218]" office:value-type="string" office:string-value="0o325" calcext:value-type="string">
            <text:p>0o325</text:p>
          </table:table-cell>
          <table:table-cell table:formula="of:=&quot;0x&quot; &amp; [.I218]" office:value-type="string" office:string-value="0xD5" calcext:value-type="string">
            <text:p>0xD5</text:p>
          </table:table-cell>
          <table:table-cell table:formula="of:=BASE([.K218]; 8)" office:value-type="string" office:string-value="325" calcext:value-type="string">
            <text:p>325</text:p>
          </table:table-cell>
          <table:table-cell/>
          <table:table-cell table:formula="of:=BASE([.K218]; 16)" office:value-type="string" office:string-value="D5" calcext:value-type="string">
            <text:p>D5</text:p>
          </table:table-cell>
          <table:table-cell table:formula="of:=[.C218] &amp; &quot; = &quot; &amp; [.E218] &amp; &quot;, // &quot; &amp; [.F218] &amp; &quot; --- &quot; &amp; [.K218]" office:value-type="string" office:string-value="IncrementImmediate = 0o325, // 0xD5 --- 213" calcext:value-type="string">
            <text:p>IncrementImmediate = 0o325, // 0xD5 --- 213</text:p>
          </table:table-cell>
          <table:table-cell office:value-type="float" office:value="213" calcext:value-type="float">
            <text:p>213</text:p>
          </table:table-cell>
          <table:table-cell table:formula="of:=[.K218]-[.K21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IncrementPop</text:p>
          </table:table-cell>
          <table:table-cell office:value-type="string" calcext:value-type="string">
            <text:p>=</text:p>
          </table:table-cell>
          <table:table-cell table:formula="of:=&quot;0o&quot; &amp; [.G219]" office:value-type="string" office:string-value="0o326" calcext:value-type="string">
            <text:p>0o326</text:p>
          </table:table-cell>
          <table:table-cell table:formula="of:=&quot;0x&quot; &amp; [.I219]" office:value-type="string" office:string-value="0xD6" calcext:value-type="string">
            <text:p>0xD6</text:p>
          </table:table-cell>
          <table:table-cell table:formula="of:=BASE([.K219]; 8)" office:value-type="string" office:string-value="326" calcext:value-type="string">
            <text:p>326</text:p>
          </table:table-cell>
          <table:table-cell/>
          <table:table-cell table:formula="of:=BASE([.K219]; 16)" office:value-type="string" office:string-value="D6" calcext:value-type="string">
            <text:p>D6</text:p>
          </table:table-cell>
          <table:table-cell table:formula="of:=[.C219] &amp; &quot; = &quot; &amp; [.E219] &amp; &quot;, // &quot; &amp; [.F219] &amp; &quot; --- &quot; &amp; [.K219]" office:value-type="string" office:string-value="IncrementPop = 0o326, // 0xD6 --- 214" calcext:value-type="string">
            <text:p>IncrementPop = 0o326, // 0xD6 --- 214</text:p>
          </table:table-cell>
          <table:table-cell office:value-type="float" office:value="214" calcext:value-type="float">
            <text:p>214</text:p>
          </table:table-cell>
          <table:table-cell table:formula="of:=[.K219]-[.K21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ecrementFP</text:p>
          </table:table-cell>
          <table:table-cell office:value-type="string" calcext:value-type="string">
            <text:p>=</text:p>
          </table:table-cell>
          <table:table-cell table:formula="of:=&quot;0o&quot; &amp; [.G220]" office:value-type="string" office:string-value="0o327" calcext:value-type="string">
            <text:p>0o327</text:p>
          </table:table-cell>
          <table:table-cell table:formula="of:=&quot;0x&quot; &amp; [.I220]" office:value-type="string" office:string-value="0xD7" calcext:value-type="string">
            <text:p>0xD7</text:p>
          </table:table-cell>
          <table:table-cell table:formula="of:=BASE([.K220]; 8)" office:value-type="string" office:string-value="327" calcext:value-type="string">
            <text:p>327</text:p>
          </table:table-cell>
          <table:table-cell/>
          <table:table-cell table:formula="of:=BASE([.K220]; 16)" office:value-type="string" office:string-value="D7" calcext:value-type="string">
            <text:p>D7</text:p>
          </table:table-cell>
          <table:table-cell table:formula="of:=[.C220] &amp; &quot; = &quot; &amp; [.E220] &amp; &quot;, // &quot; &amp; [.F220] &amp; &quot; --- &quot; &amp; [.K220]" office:value-type="string" office:string-value="DecrementFP = 0o327, // 0xD7 --- 215" calcext:value-type="string">
            <text:p>DecrementFP = 0o327, // 0xD7 --- 215</text:p>
          </table:table-cell>
          <table:table-cell office:value-type="float" office:value="215" calcext:value-type="float">
            <text:p>215</text:p>
          </table:table-cell>
          <table:table-cell table:formula="of:=[.K220]-[.K21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ecrementLP</text:p>
          </table:table-cell>
          <table:table-cell office:value-type="string" calcext:value-type="string">
            <text:p>=</text:p>
          </table:table-cell>
          <table:table-cell table:formula="of:=&quot;0o&quot; &amp; [.G221]" office:value-type="string" office:string-value="0o330" calcext:value-type="string">
            <text:p>0o330</text:p>
          </table:table-cell>
          <table:table-cell table:formula="of:=&quot;0x&quot; &amp; [.I221]" office:value-type="string" office:string-value="0xD8" calcext:value-type="string">
            <text:p>0xD8</text:p>
          </table:table-cell>
          <table:table-cell table:formula="of:=BASE([.K221]; 8)" office:value-type="string" office:string-value="330" calcext:value-type="string">
            <text:p>330</text:p>
          </table:table-cell>
          <table:table-cell/>
          <table:table-cell table:formula="of:=BASE([.K221]; 16)" office:value-type="string" office:string-value="D8" calcext:value-type="string">
            <text:p>D8</text:p>
          </table:table-cell>
          <table:table-cell table:formula="of:=[.C221] &amp; &quot; = &quot; &amp; [.E221] &amp; &quot;, // &quot; &amp; [.F221] &amp; &quot; --- &quot; &amp; [.K221]" office:value-type="string" office:string-value="DecrementLP = 0o330, // 0xD8 --- 216" calcext:value-type="string">
            <text:p>DecrementLP = 0o330, // 0xD8 --- 216</text:p>
          </table:table-cell>
          <table:table-cell office:value-type="float" office:value="216" calcext:value-type="float">
            <text:p>216</text:p>
          </table:table-cell>
          <table:table-cell table:formula="of:=[.K221]-[.K22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ecrementSP</text:p>
          </table:table-cell>
          <table:table-cell office:value-type="string" calcext:value-type="string">
            <text:p>=</text:p>
          </table:table-cell>
          <table:table-cell table:formula="of:=&quot;0o&quot; &amp; [.G222]" office:value-type="string" office:string-value="0o331" calcext:value-type="string">
            <text:p>0o331</text:p>
          </table:table-cell>
          <table:table-cell table:formula="of:=&quot;0x&quot; &amp; [.I222]" office:value-type="string" office:string-value="0xD9" calcext:value-type="string">
            <text:p>0xD9</text:p>
          </table:table-cell>
          <table:table-cell table:formula="of:=BASE([.K222]; 8)" office:value-type="string" office:string-value="331" calcext:value-type="string">
            <text:p>331</text:p>
          </table:table-cell>
          <table:table-cell/>
          <table:table-cell table:formula="of:=BASE([.K222]; 16)" office:value-type="string" office:string-value="D9" calcext:value-type="string">
            <text:p>D9</text:p>
          </table:table-cell>
          <table:table-cell table:formula="of:=[.C222] &amp; &quot; = &quot; &amp; [.E222] &amp; &quot;, // &quot; &amp; [.F222] &amp; &quot; --- &quot; &amp; [.K222]" office:value-type="string" office:string-value="DecrementSP = 0o331, // 0xD9 --- 217" calcext:value-type="string">
            <text:p>DecrementSP = 0o331, // 0xD9 --- 217</text:p>
          </table:table-cell>
          <table:table-cell office:value-type="float" office:value="217" calcext:value-type="float">
            <text:p>217</text:p>
          </table:table-cell>
          <table:table-cell table:formula="of:=[.K222]-[.K22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ecrementImmediate</text:p>
          </table:table-cell>
          <table:table-cell office:value-type="string" calcext:value-type="string">
            <text:p>=</text:p>
          </table:table-cell>
          <table:table-cell table:formula="of:=&quot;0o&quot; &amp; [.G223]" office:value-type="string" office:string-value="0o332" calcext:value-type="string">
            <text:p>0o332</text:p>
          </table:table-cell>
          <table:table-cell table:formula="of:=&quot;0x&quot; &amp; [.I223]" office:value-type="string" office:string-value="0xDA" calcext:value-type="string">
            <text:p>0xDA</text:p>
          </table:table-cell>
          <table:table-cell table:formula="of:=BASE([.K223]; 8)" office:value-type="string" office:string-value="332" calcext:value-type="string">
            <text:p>332</text:p>
          </table:table-cell>
          <table:table-cell/>
          <table:table-cell table:formula="of:=BASE([.K223]; 16)" office:value-type="string" office:string-value="DA" calcext:value-type="string">
            <text:p>DA</text:p>
          </table:table-cell>
          <table:table-cell table:formula="of:=[.C223] &amp; &quot; = &quot; &amp; [.E223] &amp; &quot;, // &quot; &amp; [.F223] &amp; &quot; --- &quot; &amp; [.K223]" office:value-type="string" office:string-value="DecrementImmediate = 0o332, // 0xDA --- 218" calcext:value-type="string">
            <text:p>DecrementImmediate = 0o332, // 0xDA --- 218</text:p>
          </table:table-cell>
          <table:table-cell office:value-type="float" office:value="218" calcext:value-type="float">
            <text:p>218</text:p>
          </table:table-cell>
          <table:table-cell table:formula="of:=[.K223]-[.K22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ecrementPop</text:p>
          </table:table-cell>
          <table:table-cell office:value-type="string" calcext:value-type="string">
            <text:p>=</text:p>
          </table:table-cell>
          <table:table-cell table:formula="of:=&quot;0o&quot; &amp; [.G224]" office:value-type="string" office:string-value="0o333" calcext:value-type="string">
            <text:p>0o333</text:p>
          </table:table-cell>
          <table:table-cell table:formula="of:=&quot;0x&quot; &amp; [.I224]" office:value-type="string" office:string-value="0xDB" calcext:value-type="string">
            <text:p>0xDB</text:p>
          </table:table-cell>
          <table:table-cell table:formula="of:=BASE([.K224]; 8)" office:value-type="string" office:string-value="333" calcext:value-type="string">
            <text:p>333</text:p>
          </table:table-cell>
          <table:table-cell/>
          <table:table-cell table:formula="of:=BASE([.K224]; 16)" office:value-type="string" office:string-value="DB" calcext:value-type="string">
            <text:p>DB</text:p>
          </table:table-cell>
          <table:table-cell table:formula="of:=[.C224] &amp; &quot; = &quot; &amp; [.E224] &amp; &quot;, // &quot; &amp; [.F224] &amp; &quot; --- &quot; &amp; [.K224]" office:value-type="string" office:string-value="DecrementPop = 0o333, // 0xDB --- 219" calcext:value-type="string">
            <text:p>DecrementPop = 0o333, // 0xDB --- 219</text:p>
          </table:table-cell>
          <table:table-cell office:value-type="float" office:value="219" calcext:value-type="float">
            <text:p>219</text:p>
          </table:table-cell>
          <table:table-cell table:formula="of:=[.K224]-[.K22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interIncrementFP</text:p>
          </table:table-cell>
          <table:table-cell office:value-type="string" calcext:value-type="string">
            <text:p>=</text:p>
          </table:table-cell>
          <table:table-cell table:formula="of:=&quot;0o&quot; &amp; [.G225]" office:value-type="string" office:string-value="0o334" calcext:value-type="string">
            <text:p>0o334</text:p>
          </table:table-cell>
          <table:table-cell table:formula="of:=&quot;0x&quot; &amp; [.I225]" office:value-type="string" office:string-value="0xDC" calcext:value-type="string">
            <text:p>0xDC</text:p>
          </table:table-cell>
          <table:table-cell table:formula="of:=BASE([.K225]; 8)" office:value-type="string" office:string-value="334" calcext:value-type="string">
            <text:p>334</text:p>
          </table:table-cell>
          <table:table-cell/>
          <table:table-cell table:formula="of:=BASE([.K225]; 16)" office:value-type="string" office:string-value="DC" calcext:value-type="string">
            <text:p>DC</text:p>
          </table:table-cell>
          <table:table-cell table:formula="of:=[.C225] &amp; &quot; = &quot; &amp; [.E225] &amp; &quot;, // &quot; &amp; [.F225] &amp; &quot; --- &quot; &amp; [.K225]" office:value-type="string" office:string-value="PointerIncrementFP = 0o334, // 0xDC --- 220" calcext:value-type="string">
            <text:p>PointerIncrementFP = 0o334, // 0xDC --- 220</text:p>
          </table:table-cell>
          <table:table-cell office:value-type="float" office:value="220" calcext:value-type="float">
            <text:p>220</text:p>
          </table:table-cell>
          <table:table-cell table:formula="of:=[.K225]-[.K22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interIncrementLP</text:p>
          </table:table-cell>
          <table:table-cell office:value-type="string" calcext:value-type="string">
            <text:p>=</text:p>
          </table:table-cell>
          <table:table-cell table:formula="of:=&quot;0o&quot; &amp; [.G226]" office:value-type="string" office:string-value="0o335" calcext:value-type="string">
            <text:p>0o335</text:p>
          </table:table-cell>
          <table:table-cell table:formula="of:=&quot;0x&quot; &amp; [.I226]" office:value-type="string" office:string-value="0xDD" calcext:value-type="string">
            <text:p>0xDD</text:p>
          </table:table-cell>
          <table:table-cell table:formula="of:=BASE([.K226]; 8)" office:value-type="string" office:string-value="335" calcext:value-type="string">
            <text:p>335</text:p>
          </table:table-cell>
          <table:table-cell/>
          <table:table-cell table:formula="of:=BASE([.K226]; 16)" office:value-type="string" office:string-value="DD" calcext:value-type="string">
            <text:p>DD</text:p>
          </table:table-cell>
          <table:table-cell table:formula="of:=[.C226] &amp; &quot; = &quot; &amp; [.E226] &amp; &quot;, // &quot; &amp; [.F226] &amp; &quot; --- &quot; &amp; [.K226]" office:value-type="string" office:string-value="PointerIncrementLP = 0o335, // 0xDD --- 221" calcext:value-type="string">
            <text:p>PointerIncrementLP = 0o335, // 0xDD --- 221</text:p>
          </table:table-cell>
          <table:table-cell office:value-type="float" office:value="221" calcext:value-type="float">
            <text:p>221</text:p>
          </table:table-cell>
          <table:table-cell table:formula="of:=[.K226]-[.K22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interIncrementSP</text:p>
          </table:table-cell>
          <table:table-cell office:value-type="string" calcext:value-type="string">
            <text:p>=</text:p>
          </table:table-cell>
          <table:table-cell table:formula="of:=&quot;0o&quot; &amp; [.G227]" office:value-type="string" office:string-value="0o336" calcext:value-type="string">
            <text:p>0o336</text:p>
          </table:table-cell>
          <table:table-cell table:formula="of:=&quot;0x&quot; &amp; [.I227]" office:value-type="string" office:string-value="0xDE" calcext:value-type="string">
            <text:p>0xDE</text:p>
          </table:table-cell>
          <table:table-cell table:formula="of:=BASE([.K227]; 8)" office:value-type="string" office:string-value="336" calcext:value-type="string">
            <text:p>336</text:p>
          </table:table-cell>
          <table:table-cell/>
          <table:table-cell table:formula="of:=BASE([.K227]; 16)" office:value-type="string" office:string-value="DE" calcext:value-type="string">
            <text:p>DE</text:p>
          </table:table-cell>
          <table:table-cell table:formula="of:=[.C227] &amp; &quot; = &quot; &amp; [.E227] &amp; &quot;, // &quot; &amp; [.F227] &amp; &quot; --- &quot; &amp; [.K227]" office:value-type="string" office:string-value="PointerIncrementSP = 0o336, // 0xDE --- 222" calcext:value-type="string">
            <text:p>PointerIncrementSP = 0o336, // 0xDE --- 222</text:p>
          </table:table-cell>
          <table:table-cell office:value-type="float" office:value="222" calcext:value-type="float">
            <text:p>222</text:p>
          </table:table-cell>
          <table:table-cell table:formula="of:=[.K227]-[.K22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interIncrementImmediate</text:p>
          </table:table-cell>
          <table:table-cell office:value-type="string" calcext:value-type="string">
            <text:p>=</text:p>
          </table:table-cell>
          <table:table-cell table:formula="of:=&quot;0o&quot; &amp; [.G228]" office:value-type="string" office:string-value="0o337" calcext:value-type="string">
            <text:p>0o337</text:p>
          </table:table-cell>
          <table:table-cell table:formula="of:=&quot;0x&quot; &amp; [.I228]" office:value-type="string" office:string-value="0xDF" calcext:value-type="string">
            <text:p>0xDF</text:p>
          </table:table-cell>
          <table:table-cell table:formula="of:=BASE([.K228]; 8)" office:value-type="string" office:string-value="337" calcext:value-type="string">
            <text:p>337</text:p>
          </table:table-cell>
          <table:table-cell/>
          <table:table-cell table:formula="of:=BASE([.K228]; 16)" office:value-type="string" office:string-value="DF" calcext:value-type="string">
            <text:p>DF</text:p>
          </table:table-cell>
          <table:table-cell table:formula="of:=[.C228] &amp; &quot; = &quot; &amp; [.E228] &amp; &quot;, // &quot; &amp; [.F228] &amp; &quot; --- &quot; &amp; [.K228]" office:value-type="string" office:string-value="PointerIncrementImmediate = 0o337, // 0xDF --- 223" calcext:value-type="string">
            <text:p>PointerIncrementImmediate = 0o337, // 0xDF --- 223</text:p>
          </table:table-cell>
          <table:table-cell office:value-type="float" office:value="223" calcext:value-type="float">
            <text:p>223</text:p>
          </table:table-cell>
          <table:table-cell table:formula="of:=[.K228]-[.K22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interIncrementPop</text:p>
          </table:table-cell>
          <table:table-cell office:value-type="string" calcext:value-type="string">
            <text:p>=</text:p>
          </table:table-cell>
          <table:table-cell table:formula="of:=&quot;0o&quot; &amp; [.G229]" office:value-type="string" office:string-value="0o340" calcext:value-type="string">
            <text:p>0o340</text:p>
          </table:table-cell>
          <table:table-cell table:formula="of:=&quot;0x&quot; &amp; [.I229]" office:value-type="string" office:string-value="0xE0" calcext:value-type="string">
            <text:p>0xE0</text:p>
          </table:table-cell>
          <table:table-cell table:formula="of:=BASE([.K229]; 8)" office:value-type="string" office:string-value="340" calcext:value-type="string">
            <text:p>340</text:p>
          </table:table-cell>
          <table:table-cell/>
          <table:table-cell table:formula="of:=BASE([.K229]; 16)" office:value-type="string" office:string-value="E0" calcext:value-type="string">
            <text:p>E0</text:p>
          </table:table-cell>
          <table:table-cell table:formula="of:=[.C229] &amp; &quot; = &quot; &amp; [.E229] &amp; &quot;, // &quot; &amp; [.F229] &amp; &quot; --- &quot; &amp; [.K229]" office:value-type="string" office:string-value="PointerIncrementPop = 0o340, // 0xE0 --- 224" calcext:value-type="string">
            <text:p>PointerIncrementPop = 0o340, // 0xE0 --- 224</text:p>
          </table:table-cell>
          <table:table-cell office:value-type="float" office:value="224" calcext:value-type="float">
            <text:p>224</text:p>
          </table:table-cell>
          <table:table-cell table:formula="of:=[.K229]-[.K22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CdrCode1FP</text:p>
          </table:table-cell>
          <table:table-cell office:value-type="string" calcext:value-type="string">
            <text:p>=</text:p>
          </table:table-cell>
          <table:table-cell table:formula="of:=&quot;0o&quot; &amp; [.G230]" office:value-type="string" office:string-value="0o341" calcext:value-type="string">
            <text:p>0o341</text:p>
          </table:table-cell>
          <table:table-cell table:formula="of:=&quot;0x&quot; &amp; [.I230]" office:value-type="string" office:string-value="0xE1" calcext:value-type="string">
            <text:p>0xE1</text:p>
          </table:table-cell>
          <table:table-cell table:formula="of:=BASE([.K230]; 8)" office:value-type="string" office:string-value="341" calcext:value-type="string">
            <text:p>341</text:p>
          </table:table-cell>
          <table:table-cell/>
          <table:table-cell table:formula="of:=BASE([.K230]; 16)" office:value-type="string" office:string-value="E1" calcext:value-type="string">
            <text:p>E1</text:p>
          </table:table-cell>
          <table:table-cell table:formula="of:=[.C230] &amp; &quot; = &quot; &amp; [.E230] &amp; &quot;, // &quot; &amp; [.F230] &amp; &quot; --- &quot; &amp; [.K230]" office:value-type="string" office:string-value="SetCdrCode1FP = 0o341, // 0xE1 --- 225" calcext:value-type="string">
            <text:p>SetCdrCode1FP = 0o341, // 0xE1 --- 225</text:p>
          </table:table-cell>
          <table:table-cell office:value-type="float" office:value="225" calcext:value-type="float">
            <text:p>225</text:p>
          </table:table-cell>
          <table:table-cell table:formula="of:=[.K230]-[.K22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CdrCode1LP</text:p>
          </table:table-cell>
          <table:table-cell office:value-type="string" calcext:value-type="string">
            <text:p>=</text:p>
          </table:table-cell>
          <table:table-cell table:formula="of:=&quot;0o&quot; &amp; [.G231]" office:value-type="string" office:string-value="0o342" calcext:value-type="string">
            <text:p>0o342</text:p>
          </table:table-cell>
          <table:table-cell table:formula="of:=&quot;0x&quot; &amp; [.I231]" office:value-type="string" office:string-value="0xE2" calcext:value-type="string">
            <text:p>0xE2</text:p>
          </table:table-cell>
          <table:table-cell table:formula="of:=BASE([.K231]; 8)" office:value-type="string" office:string-value="342" calcext:value-type="string">
            <text:p>342</text:p>
          </table:table-cell>
          <table:table-cell/>
          <table:table-cell table:formula="of:=BASE([.K231]; 16)" office:value-type="string" office:string-value="E2" calcext:value-type="string">
            <text:p>E2</text:p>
          </table:table-cell>
          <table:table-cell table:formula="of:=[.C231] &amp; &quot; = &quot; &amp; [.E231] &amp; &quot;, // &quot; &amp; [.F231] &amp; &quot; --- &quot; &amp; [.K231]" office:value-type="string" office:string-value="SetCdrCode1LP = 0o342, // 0xE2 --- 226" calcext:value-type="string">
            <text:p>SetCdrCode1LP = 0o342, // 0xE2 --- 226</text:p>
          </table:table-cell>
          <table:table-cell office:value-type="float" office:value="226" calcext:value-type="float">
            <text:p>226</text:p>
          </table:table-cell>
          <table:table-cell table:formula="of:=[.K231]-[.K23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CdrCode1SP</text:p>
          </table:table-cell>
          <table:table-cell office:value-type="string" calcext:value-type="string">
            <text:p>=</text:p>
          </table:table-cell>
          <table:table-cell table:formula="of:=&quot;0o&quot; &amp; [.G232]" office:value-type="string" office:string-value="0o343" calcext:value-type="string">
            <text:p>0o343</text:p>
          </table:table-cell>
          <table:table-cell table:formula="of:=&quot;0x&quot; &amp; [.I232]" office:value-type="string" office:string-value="0xE3" calcext:value-type="string">
            <text:p>0xE3</text:p>
          </table:table-cell>
          <table:table-cell table:formula="of:=BASE([.K232]; 8)" office:value-type="string" office:string-value="343" calcext:value-type="string">
            <text:p>343</text:p>
          </table:table-cell>
          <table:table-cell/>
          <table:table-cell table:formula="of:=BASE([.K232]; 16)" office:value-type="string" office:string-value="E3" calcext:value-type="string">
            <text:p>E3</text:p>
          </table:table-cell>
          <table:table-cell table:formula="of:=[.C232] &amp; &quot; = &quot; &amp; [.E232] &amp; &quot;, // &quot; &amp; [.F232] &amp; &quot; --- &quot; &amp; [.K232]" office:value-type="string" office:string-value="SetCdrCode1SP = 0o343, // 0xE3 --- 227" calcext:value-type="string">
            <text:p>SetCdrCode1SP = 0o343, // 0xE3 --- 227</text:p>
          </table:table-cell>
          <table:table-cell office:value-type="float" office:value="227" calcext:value-type="float">
            <text:p>227</text:p>
          </table:table-cell>
          <table:table-cell table:formula="of:=[.K232]-[.K23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CdrCode1Immediate</text:p>
          </table:table-cell>
          <table:table-cell office:value-type="string" calcext:value-type="string">
            <text:p>=</text:p>
          </table:table-cell>
          <table:table-cell table:formula="of:=&quot;0o&quot; &amp; [.G233]" office:value-type="string" office:string-value="0o344" calcext:value-type="string">
            <text:p>0o344</text:p>
          </table:table-cell>
          <table:table-cell table:formula="of:=&quot;0x&quot; &amp; [.I233]" office:value-type="string" office:string-value="0xE4" calcext:value-type="string">
            <text:p>0xE4</text:p>
          </table:table-cell>
          <table:table-cell table:formula="of:=BASE([.K233]; 8)" office:value-type="string" office:string-value="344" calcext:value-type="string">
            <text:p>344</text:p>
          </table:table-cell>
          <table:table-cell/>
          <table:table-cell table:formula="of:=BASE([.K233]; 16)" office:value-type="string" office:string-value="E4" calcext:value-type="string">
            <text:p>E4</text:p>
          </table:table-cell>
          <table:table-cell table:formula="of:=[.C233] &amp; &quot; = &quot; &amp; [.E233] &amp; &quot;, // &quot; &amp; [.F233] &amp; &quot; --- &quot; &amp; [.K233]" office:value-type="string" office:string-value="SetCdrCode1Immediate = 0o344, // 0xE4 --- 228" calcext:value-type="string">
            <text:p>SetCdrCode1Immediate = 0o344, // 0xE4 --- 228</text:p>
          </table:table-cell>
          <table:table-cell office:value-type="float" office:value="228" calcext:value-type="float">
            <text:p>228</text:p>
          </table:table-cell>
          <table:table-cell table:formula="of:=[.K233]-[.K23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CdrCode1Pop</text:p>
          </table:table-cell>
          <table:table-cell office:value-type="string" calcext:value-type="string">
            <text:p>=</text:p>
          </table:table-cell>
          <table:table-cell table:formula="of:=&quot;0o&quot; &amp; [.G234]" office:value-type="string" office:string-value="0o345" calcext:value-type="string">
            <text:p>0o345</text:p>
          </table:table-cell>
          <table:table-cell table:formula="of:=&quot;0x&quot; &amp; [.I234]" office:value-type="string" office:string-value="0xE5" calcext:value-type="string">
            <text:p>0xE5</text:p>
          </table:table-cell>
          <table:table-cell table:formula="of:=BASE([.K234]; 8)" office:value-type="string" office:string-value="345" calcext:value-type="string">
            <text:p>345</text:p>
          </table:table-cell>
          <table:table-cell/>
          <table:table-cell table:formula="of:=BASE([.K234]; 16)" office:value-type="string" office:string-value="E5" calcext:value-type="string">
            <text:p>E5</text:p>
          </table:table-cell>
          <table:table-cell table:formula="of:=[.C234] &amp; &quot; = &quot; &amp; [.E234] &amp; &quot;, // &quot; &amp; [.F234] &amp; &quot; --- &quot; &amp; [.K234]" office:value-type="string" office:string-value="SetCdrCode1Pop = 0o345, // 0xE5 --- 229" calcext:value-type="string">
            <text:p>SetCdrCode1Pop = 0o345, // 0xE5 --- 229</text:p>
          </table:table-cell>
          <table:table-cell office:value-type="float" office:value="229" calcext:value-type="float">
            <text:p>229</text:p>
          </table:table-cell>
          <table:table-cell table:formula="of:=[.K234]-[.K23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CdrCode2FP</text:p>
          </table:table-cell>
          <table:table-cell office:value-type="string" calcext:value-type="string">
            <text:p>=</text:p>
          </table:table-cell>
          <table:table-cell table:formula="of:=&quot;0o&quot; &amp; [.G235]" office:value-type="string" office:string-value="0o346" calcext:value-type="string">
            <text:p>0o346</text:p>
          </table:table-cell>
          <table:table-cell table:formula="of:=&quot;0x&quot; &amp; [.I235]" office:value-type="string" office:string-value="0xE6" calcext:value-type="string">
            <text:p>0xE6</text:p>
          </table:table-cell>
          <table:table-cell table:formula="of:=BASE([.K235]; 8)" office:value-type="string" office:string-value="346" calcext:value-type="string">
            <text:p>346</text:p>
          </table:table-cell>
          <table:table-cell/>
          <table:table-cell table:formula="of:=BASE([.K235]; 16)" office:value-type="string" office:string-value="E6" calcext:value-type="string">
            <text:p>E6</text:p>
          </table:table-cell>
          <table:table-cell table:formula="of:=[.C235] &amp; &quot; = &quot; &amp; [.E235] &amp; &quot;, // &quot; &amp; [.F235] &amp; &quot; --- &quot; &amp; [.K235]" office:value-type="string" office:string-value="SetCdrCode2FP = 0o346, // 0xE6 --- 230" calcext:value-type="string">
            <text:p>SetCdrCode2FP = 0o346, // 0xE6 --- 230</text:p>
          </table:table-cell>
          <table:table-cell office:value-type="float" office:value="230" calcext:value-type="float">
            <text:p>230</text:p>
          </table:table-cell>
          <table:table-cell table:formula="of:=[.K235]-[.K23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CdrCode2LP</text:p>
          </table:table-cell>
          <table:table-cell office:value-type="string" calcext:value-type="string">
            <text:p>=</text:p>
          </table:table-cell>
          <table:table-cell table:formula="of:=&quot;0o&quot; &amp; [.G236]" office:value-type="string" office:string-value="0o347" calcext:value-type="string">
            <text:p>0o347</text:p>
          </table:table-cell>
          <table:table-cell table:formula="of:=&quot;0x&quot; &amp; [.I236]" office:value-type="string" office:string-value="0xE7" calcext:value-type="string">
            <text:p>0xE7</text:p>
          </table:table-cell>
          <table:table-cell table:formula="of:=BASE([.K236]; 8)" office:value-type="string" office:string-value="347" calcext:value-type="string">
            <text:p>347</text:p>
          </table:table-cell>
          <table:table-cell/>
          <table:table-cell table:formula="of:=BASE([.K236]; 16)" office:value-type="string" office:string-value="E7" calcext:value-type="string">
            <text:p>E7</text:p>
          </table:table-cell>
          <table:table-cell table:formula="of:=[.C236] &amp; &quot; = &quot; &amp; [.E236] &amp; &quot;, // &quot; &amp; [.F236] &amp; &quot; --- &quot; &amp; [.K236]" office:value-type="string" office:string-value="SetCdrCode2LP = 0o347, // 0xE7 --- 231" calcext:value-type="string">
            <text:p>SetCdrCode2LP = 0o347, // 0xE7 --- 231</text:p>
          </table:table-cell>
          <table:table-cell office:value-type="float" office:value="231" calcext:value-type="float">
            <text:p>231</text:p>
          </table:table-cell>
          <table:table-cell table:formula="of:=[.K236]-[.K23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CdrCode2SP</text:p>
          </table:table-cell>
          <table:table-cell office:value-type="string" calcext:value-type="string">
            <text:p>=</text:p>
          </table:table-cell>
          <table:table-cell table:formula="of:=&quot;0o&quot; &amp; [.G237]" office:value-type="string" office:string-value="0o350" calcext:value-type="string">
            <text:p>0o350</text:p>
          </table:table-cell>
          <table:table-cell table:formula="of:=&quot;0x&quot; &amp; [.I237]" office:value-type="string" office:string-value="0xE8" calcext:value-type="string">
            <text:p>0xE8</text:p>
          </table:table-cell>
          <table:table-cell table:formula="of:=BASE([.K237]; 8)" office:value-type="string" office:string-value="350" calcext:value-type="string">
            <text:p>350</text:p>
          </table:table-cell>
          <table:table-cell/>
          <table:table-cell table:formula="of:=BASE([.K237]; 16)" office:value-type="string" office:string-value="E8" calcext:value-type="string">
            <text:p>E8</text:p>
          </table:table-cell>
          <table:table-cell table:formula="of:=[.C237] &amp; &quot; = &quot; &amp; [.E237] &amp; &quot;, // &quot; &amp; [.F237] &amp; &quot; --- &quot; &amp; [.K237]" office:value-type="string" office:string-value="SetCdrCode2SP = 0o350, // 0xE8 --- 232" calcext:value-type="string">
            <text:p>SetCdrCode2SP = 0o350, // 0xE8 --- 232</text:p>
          </table:table-cell>
          <table:table-cell office:value-type="float" office:value="232" calcext:value-type="float">
            <text:p>232</text:p>
          </table:table-cell>
          <table:table-cell table:formula="of:=[.K237]-[.K23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CdrCode2Immediate</text:p>
          </table:table-cell>
          <table:table-cell office:value-type="string" calcext:value-type="string">
            <text:p>=</text:p>
          </table:table-cell>
          <table:table-cell table:formula="of:=&quot;0o&quot; &amp; [.G238]" office:value-type="string" office:string-value="0o351" calcext:value-type="string">
            <text:p>0o351</text:p>
          </table:table-cell>
          <table:table-cell table:formula="of:=&quot;0x&quot; &amp; [.I238]" office:value-type="string" office:string-value="0xE9" calcext:value-type="string">
            <text:p>0xE9</text:p>
          </table:table-cell>
          <table:table-cell table:formula="of:=BASE([.K238]; 8)" office:value-type="string" office:string-value="351" calcext:value-type="string">
            <text:p>351</text:p>
          </table:table-cell>
          <table:table-cell/>
          <table:table-cell table:formula="of:=BASE([.K238]; 16)" office:value-type="string" office:string-value="E9" calcext:value-type="string">
            <text:p>E9</text:p>
          </table:table-cell>
          <table:table-cell table:formula="of:=[.C238] &amp; &quot; = &quot; &amp; [.E238] &amp; &quot;, // &quot; &amp; [.F238] &amp; &quot; --- &quot; &amp; [.K238]" office:value-type="string" office:string-value="SetCdrCode2Immediate = 0o351, // 0xE9 --- 233" calcext:value-type="string">
            <text:p>SetCdrCode2Immediate = 0o351, // 0xE9 --- 233</text:p>
          </table:table-cell>
          <table:table-cell office:value-type="float" office:value="233" calcext:value-type="float">
            <text:p>233</text:p>
          </table:table-cell>
          <table:table-cell table:formula="of:=[.K238]-[.K23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CdrCode2Pop</text:p>
          </table:table-cell>
          <table:table-cell office:value-type="string" calcext:value-type="string">
            <text:p>=</text:p>
          </table:table-cell>
          <table:table-cell table:formula="of:=&quot;0o&quot; &amp; [.G239]" office:value-type="string" office:string-value="0o352" calcext:value-type="string">
            <text:p>0o352</text:p>
          </table:table-cell>
          <table:table-cell table:formula="of:=&quot;0x&quot; &amp; [.I239]" office:value-type="string" office:string-value="0xEA" calcext:value-type="string">
            <text:p>0xEA</text:p>
          </table:table-cell>
          <table:table-cell table:formula="of:=BASE([.K239]; 8)" office:value-type="string" office:string-value="352" calcext:value-type="string">
            <text:p>352</text:p>
          </table:table-cell>
          <table:table-cell/>
          <table:table-cell table:formula="of:=BASE([.K239]; 16)" office:value-type="string" office:string-value="EA" calcext:value-type="string">
            <text:p>EA</text:p>
          </table:table-cell>
          <table:table-cell table:formula="of:=[.C239] &amp; &quot; = &quot; &amp; [.E239] &amp; &quot;, // &quot; &amp; [.F239] &amp; &quot; --- &quot; &amp; [.K239]" office:value-type="string" office:string-value="SetCdrCode2Pop = 0o352, // 0xEA --- 234" calcext:value-type="string">
            <text:p>SetCdrCode2Pop = 0o352, // 0xEA --- 234</text:p>
          </table:table-cell>
          <table:table-cell office:value-type="float" office:value="234" calcext:value-type="float">
            <text:p>234</text:p>
          </table:table-cell>
          <table:table-cell table:formula="of:=[.K239]-[.K23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AddressFP</text:p>
          </table:table-cell>
          <table:table-cell office:value-type="string" calcext:value-type="string">
            <text:p>=</text:p>
          </table:table-cell>
          <table:table-cell table:formula="of:=&quot;0o&quot; &amp; [.G240]" office:value-type="string" office:string-value="0o353" calcext:value-type="string">
            <text:p>0o353</text:p>
          </table:table-cell>
          <table:table-cell table:formula="of:=&quot;0x&quot; &amp; [.I240]" office:value-type="string" office:string-value="0xEB" calcext:value-type="string">
            <text:p>0xEB</text:p>
          </table:table-cell>
          <table:table-cell table:formula="of:=BASE([.K240]; 8)" office:value-type="string" office:string-value="353" calcext:value-type="string">
            <text:p>353</text:p>
          </table:table-cell>
          <table:table-cell/>
          <table:table-cell table:formula="of:=BASE([.K240]; 16)" office:value-type="string" office:string-value="EB" calcext:value-type="string">
            <text:p>EB</text:p>
          </table:table-cell>
          <table:table-cell table:formula="of:=[.C240] &amp; &quot; = &quot; &amp; [.E240] &amp; &quot;, // &quot; &amp; [.F240] &amp; &quot; --- &quot; &amp; [.K240]" office:value-type="string" office:string-value="PushAddressFP = 0o353, // 0xEB --- 235" calcext:value-type="string">
            <text:p>PushAddressFP = 0o353, // 0xEB --- 235</text:p>
          </table:table-cell>
          <table:table-cell office:value-type="float" office:value="235" calcext:value-type="float">
            <text:p>235</text:p>
          </table:table-cell>
          <table:table-cell table:formula="of:=[.K240]-[.K23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AddressLP</text:p>
          </table:table-cell>
          <table:table-cell office:value-type="string" calcext:value-type="string">
            <text:p>=</text:p>
          </table:table-cell>
          <table:table-cell table:formula="of:=&quot;0o&quot; &amp; [.G241]" office:value-type="string" office:string-value="0o354" calcext:value-type="string">
            <text:p>0o354</text:p>
          </table:table-cell>
          <table:table-cell table:formula="of:=&quot;0x&quot; &amp; [.I241]" office:value-type="string" office:string-value="0xEC" calcext:value-type="string">
            <text:p>0xEC</text:p>
          </table:table-cell>
          <table:table-cell table:formula="of:=BASE([.K241]; 8)" office:value-type="string" office:string-value="354" calcext:value-type="string">
            <text:p>354</text:p>
          </table:table-cell>
          <table:table-cell/>
          <table:table-cell table:formula="of:=BASE([.K241]; 16)" office:value-type="string" office:string-value="EC" calcext:value-type="string">
            <text:p>EC</text:p>
          </table:table-cell>
          <table:table-cell table:formula="of:=[.C241] &amp; &quot; = &quot; &amp; [.E241] &amp; &quot;, // &quot; &amp; [.F241] &amp; &quot; --- &quot; &amp; [.K241]" office:value-type="string" office:string-value="PushAddressLP = 0o354, // 0xEC --- 236" calcext:value-type="string">
            <text:p>PushAddressLP = 0o354, // 0xEC --- 236</text:p>
          </table:table-cell>
          <table:table-cell office:value-type="float" office:value="236" calcext:value-type="float">
            <text:p>236</text:p>
          </table:table-cell>
          <table:table-cell table:formula="of:=[.K241]-[.K24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AddressSP</text:p>
          </table:table-cell>
          <table:table-cell office:value-type="string" calcext:value-type="string">
            <text:p>=</text:p>
          </table:table-cell>
          <table:table-cell table:formula="of:=&quot;0o&quot; &amp; [.G242]" office:value-type="string" office:string-value="0o355" calcext:value-type="string">
            <text:p>0o355</text:p>
          </table:table-cell>
          <table:table-cell table:formula="of:=&quot;0x&quot; &amp; [.I242]" office:value-type="string" office:string-value="0xED" calcext:value-type="string">
            <text:p>0xED</text:p>
          </table:table-cell>
          <table:table-cell table:formula="of:=BASE([.K242]; 8)" office:value-type="string" office:string-value="355" calcext:value-type="string">
            <text:p>355</text:p>
          </table:table-cell>
          <table:table-cell/>
          <table:table-cell table:formula="of:=BASE([.K242]; 16)" office:value-type="string" office:string-value="ED" calcext:value-type="string">
            <text:p>ED</text:p>
          </table:table-cell>
          <table:table-cell table:formula="of:=[.C242] &amp; &quot; = &quot; &amp; [.E242] &amp; &quot;, // &quot; &amp; [.F242] &amp; &quot; --- &quot; &amp; [.K242]" office:value-type="string" office:string-value="PushAddressSP = 0o355, // 0xED --- 237" calcext:value-type="string">
            <text:p>PushAddressSP = 0o355, // 0xED --- 237</text:p>
          </table:table-cell>
          <table:table-cell office:value-type="float" office:value="237" calcext:value-type="float">
            <text:p>237</text:p>
          </table:table-cell>
          <table:table-cell table:formula="of:=[.K242]-[.K24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AddressImmediate</text:p>
          </table:table-cell>
          <table:table-cell office:value-type="string" calcext:value-type="string">
            <text:p>=</text:p>
          </table:table-cell>
          <table:table-cell table:formula="of:=&quot;0o&quot; &amp; [.G243]" office:value-type="string" office:string-value="0o356" calcext:value-type="string">
            <text:p>0o356</text:p>
          </table:table-cell>
          <table:table-cell table:formula="of:=&quot;0x&quot; &amp; [.I243]" office:value-type="string" office:string-value="0xEE" calcext:value-type="string">
            <text:p>0xEE</text:p>
          </table:table-cell>
          <table:table-cell table:formula="of:=BASE([.K243]; 8)" office:value-type="string" office:string-value="356" calcext:value-type="string">
            <text:p>356</text:p>
          </table:table-cell>
          <table:table-cell/>
          <table:table-cell table:formula="of:=BASE([.K243]; 16)" office:value-type="string" office:string-value="EE" calcext:value-type="string">
            <text:p>EE</text:p>
          </table:table-cell>
          <table:table-cell table:formula="of:=[.C243] &amp; &quot; = &quot; &amp; [.E243] &amp; &quot;, // &quot; &amp; [.F243] &amp; &quot; --- &quot; &amp; [.K243]" office:value-type="string" office:string-value="PushAddressImmediate = 0o356, // 0xEE --- 238" calcext:value-type="string">
            <text:p>PushAddressImmediate = 0o356, // 0xEE --- 238</text:p>
          </table:table-cell>
          <table:table-cell office:value-type="float" office:value="238" calcext:value-type="float">
            <text:p>238</text:p>
          </table:table-cell>
          <table:table-cell table:formula="of:=[.K243]-[.K24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AddressPop</text:p>
          </table:table-cell>
          <table:table-cell office:value-type="string" calcext:value-type="string">
            <text:p>=</text:p>
          </table:table-cell>
          <table:table-cell table:formula="of:=&quot;0o&quot; &amp; [.G244]" office:value-type="string" office:string-value="0o357" calcext:value-type="string">
            <text:p>0o357</text:p>
          </table:table-cell>
          <table:table-cell table:formula="of:=&quot;0x&quot; &amp; [.I244]" office:value-type="string" office:string-value="0xEF" calcext:value-type="string">
            <text:p>0xEF</text:p>
          </table:table-cell>
          <table:table-cell table:formula="of:=BASE([.K244]; 8)" office:value-type="string" office:string-value="357" calcext:value-type="string">
            <text:p>357</text:p>
          </table:table-cell>
          <table:table-cell/>
          <table:table-cell table:formula="of:=BASE([.K244]; 16)" office:value-type="string" office:string-value="EF" calcext:value-type="string">
            <text:p>EF</text:p>
          </table:table-cell>
          <table:table-cell table:formula="of:=[.C244] &amp; &quot; = &quot; &amp; [.E244] &amp; &quot;, // &quot; &amp; [.F244] &amp; &quot; --- &quot; &amp; [.K244]" office:value-type="string" office:string-value="PushAddressPop = 0o357, // 0xEF --- 239" calcext:value-type="string">
            <text:p>PushAddressPop = 0o357, // 0xEF --- 239</text:p>
          </table:table-cell>
          <table:table-cell office:value-type="float" office:value="239" calcext:value-type="float">
            <text:p>239</text:p>
          </table:table-cell>
          <table:table-cell table:formula="of:=[.K244]-[.K24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SpToAddressFP</text:p>
          </table:table-cell>
          <table:table-cell office:value-type="string" calcext:value-type="string">
            <text:p>=</text:p>
          </table:table-cell>
          <table:table-cell table:formula="of:=&quot;0o&quot; &amp; [.G245]" office:value-type="string" office:string-value="0o360" calcext:value-type="string">
            <text:p>0o360</text:p>
          </table:table-cell>
          <table:table-cell table:formula="of:=&quot;0x&quot; &amp; [.I245]" office:value-type="string" office:string-value="0xF0" calcext:value-type="string">
            <text:p>0xF0</text:p>
          </table:table-cell>
          <table:table-cell table:formula="of:=BASE([.K245]; 8)" office:value-type="string" office:string-value="360" calcext:value-type="string">
            <text:p>360</text:p>
          </table:table-cell>
          <table:table-cell/>
          <table:table-cell table:formula="of:=BASE([.K245]; 16)" office:value-type="string" office:string-value="F0" calcext:value-type="string">
            <text:p>F0</text:p>
          </table:table-cell>
          <table:table-cell table:formula="of:=[.C245] &amp; &quot; = &quot; &amp; [.E245] &amp; &quot;, // &quot; &amp; [.F245] &amp; &quot; --- &quot; &amp; [.K245]" office:value-type="string" office:string-value="SetSpToAddressFP = 0o360, // 0xF0 --- 240" calcext:value-type="string">
            <text:p>SetSpToAddressFP = 0o360, // 0xF0 --- 240</text:p>
          </table:table-cell>
          <table:table-cell office:value-type="float" office:value="240" calcext:value-type="float">
            <text:p>240</text:p>
          </table:table-cell>
          <table:table-cell table:formula="of:=[.K245]-[.K24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SpToAddressLP</text:p>
          </table:table-cell>
          <table:table-cell office:value-type="string" calcext:value-type="string">
            <text:p>=</text:p>
          </table:table-cell>
          <table:table-cell table:formula="of:=&quot;0o&quot; &amp; [.G246]" office:value-type="string" office:string-value="0o361" calcext:value-type="string">
            <text:p>0o361</text:p>
          </table:table-cell>
          <table:table-cell table:formula="of:=&quot;0x&quot; &amp; [.I246]" office:value-type="string" office:string-value="0xF1" calcext:value-type="string">
            <text:p>0xF1</text:p>
          </table:table-cell>
          <table:table-cell table:formula="of:=BASE([.K246]; 8)" office:value-type="string" office:string-value="361" calcext:value-type="string">
            <text:p>361</text:p>
          </table:table-cell>
          <table:table-cell/>
          <table:table-cell table:formula="of:=BASE([.K246]; 16)" office:value-type="string" office:string-value="F1" calcext:value-type="string">
            <text:p>F1</text:p>
          </table:table-cell>
          <table:table-cell table:formula="of:=[.C246] &amp; &quot; = &quot; &amp; [.E246] &amp; &quot;, // &quot; &amp; [.F246] &amp; &quot; --- &quot; &amp; [.K246]" office:value-type="string" office:string-value="SetSpToAddressLP = 0o361, // 0xF1 --- 241" calcext:value-type="string">
            <text:p>SetSpToAddressLP = 0o361, // 0xF1 --- 241</text:p>
          </table:table-cell>
          <table:table-cell office:value-type="float" office:value="241" calcext:value-type="float">
            <text:p>241</text:p>
          </table:table-cell>
          <table:table-cell table:formula="of:=[.K246]-[.K24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SpToAddressSP</text:p>
          </table:table-cell>
          <table:table-cell office:value-type="string" calcext:value-type="string">
            <text:p>=</text:p>
          </table:table-cell>
          <table:table-cell table:formula="of:=&quot;0o&quot; &amp; [.G247]" office:value-type="string" office:string-value="0o362" calcext:value-type="string">
            <text:p>0o362</text:p>
          </table:table-cell>
          <table:table-cell table:formula="of:=&quot;0x&quot; &amp; [.I247]" office:value-type="string" office:string-value="0xF2" calcext:value-type="string">
            <text:p>0xF2</text:p>
          </table:table-cell>
          <table:table-cell table:formula="of:=BASE([.K247]; 8)" office:value-type="string" office:string-value="362" calcext:value-type="string">
            <text:p>362</text:p>
          </table:table-cell>
          <table:table-cell/>
          <table:table-cell table:formula="of:=BASE([.K247]; 16)" office:value-type="string" office:string-value="F2" calcext:value-type="string">
            <text:p>F2</text:p>
          </table:table-cell>
          <table:table-cell table:formula="of:=[.C247] &amp; &quot; = &quot; &amp; [.E247] &amp; &quot;, // &quot; &amp; [.F247] &amp; &quot; --- &quot; &amp; [.K247]" office:value-type="string" office:string-value="SetSpToAddressSP = 0o362, // 0xF2 --- 242" calcext:value-type="string">
            <text:p>SetSpToAddressSP = 0o362, // 0xF2 --- 242</text:p>
          </table:table-cell>
          <table:table-cell office:value-type="float" office:value="242" calcext:value-type="float">
            <text:p>242</text:p>
          </table:table-cell>
          <table:table-cell table:formula="of:=[.K247]-[.K24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SpToAddressImmediate</text:p>
          </table:table-cell>
          <table:table-cell office:value-type="string" calcext:value-type="string">
            <text:p>=</text:p>
          </table:table-cell>
          <table:table-cell table:formula="of:=&quot;0o&quot; &amp; [.G248]" office:value-type="string" office:string-value="0o363" calcext:value-type="string">
            <text:p>0o363</text:p>
          </table:table-cell>
          <table:table-cell table:formula="of:=&quot;0x&quot; &amp; [.I248]" office:value-type="string" office:string-value="0xF3" calcext:value-type="string">
            <text:p>0xF3</text:p>
          </table:table-cell>
          <table:table-cell table:formula="of:=BASE([.K248]; 8)" office:value-type="string" office:string-value="363" calcext:value-type="string">
            <text:p>363</text:p>
          </table:table-cell>
          <table:table-cell/>
          <table:table-cell table:formula="of:=BASE([.K248]; 16)" office:value-type="string" office:string-value="F3" calcext:value-type="string">
            <text:p>F3</text:p>
          </table:table-cell>
          <table:table-cell table:formula="of:=[.C248] &amp; &quot; = &quot; &amp; [.E248] &amp; &quot;, // &quot; &amp; [.F248] &amp; &quot; --- &quot; &amp; [.K248]" office:value-type="string" office:string-value="SetSpToAddressImmediate = 0o363, // 0xF3 --- 243" calcext:value-type="string">
            <text:p>SetSpToAddressImmediate = 0o363, // 0xF3 --- 243</text:p>
          </table:table-cell>
          <table:table-cell office:value-type="float" office:value="243" calcext:value-type="float">
            <text:p>243</text:p>
          </table:table-cell>
          <table:table-cell table:formula="of:=[.K248]-[.K24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SpToAddressPop</text:p>
          </table:table-cell>
          <table:table-cell office:value-type="string" calcext:value-type="string">
            <text:p>=</text:p>
          </table:table-cell>
          <table:table-cell table:formula="of:=&quot;0o&quot; &amp; [.G249]" office:value-type="string" office:string-value="0o364" calcext:value-type="string">
            <text:p>0o364</text:p>
          </table:table-cell>
          <table:table-cell table:formula="of:=&quot;0x&quot; &amp; [.I249]" office:value-type="string" office:string-value="0xF4" calcext:value-type="string">
            <text:p>0xF4</text:p>
          </table:table-cell>
          <table:table-cell table:formula="of:=BASE([.K249]; 8)" office:value-type="string" office:string-value="364" calcext:value-type="string">
            <text:p>364</text:p>
          </table:table-cell>
          <table:table-cell/>
          <table:table-cell table:formula="of:=BASE([.K249]; 16)" office:value-type="string" office:string-value="F4" calcext:value-type="string">
            <text:p>F4</text:p>
          </table:table-cell>
          <table:table-cell table:formula="of:=[.C249] &amp; &quot; = &quot; &amp; [.E249] &amp; &quot;, // &quot; &amp; [.F249] &amp; &quot; --- &quot; &amp; [.K249]" office:value-type="string" office:string-value="SetSpToAddressPop = 0o364, // 0xF4 --- 244" calcext:value-type="string">
            <text:p>SetSpToAddressPop = 0o364, // 0xF4 --- 244</text:p>
          </table:table-cell>
          <table:table-cell office:value-type="float" office:value="244" calcext:value-type="float">
            <text:p>244</text:p>
          </table:table-cell>
          <table:table-cell table:formula="of:=[.K249]-[.K24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SpToAddressSaveTosFP</text:p>
          </table:table-cell>
          <table:table-cell office:value-type="string" calcext:value-type="string">
            <text:p>=</text:p>
          </table:table-cell>
          <table:table-cell table:formula="of:=&quot;0o&quot; &amp; [.G250]" office:value-type="string" office:string-value="0o365" calcext:value-type="string">
            <text:p>0o365</text:p>
          </table:table-cell>
          <table:table-cell table:formula="of:=&quot;0x&quot; &amp; [.I250]" office:value-type="string" office:string-value="0xF5" calcext:value-type="string">
            <text:p>0xF5</text:p>
          </table:table-cell>
          <table:table-cell table:formula="of:=BASE([.K250]; 8)" office:value-type="string" office:string-value="365" calcext:value-type="string">
            <text:p>365</text:p>
          </table:table-cell>
          <table:table-cell/>
          <table:table-cell table:formula="of:=BASE([.K250]; 16)" office:value-type="string" office:string-value="F5" calcext:value-type="string">
            <text:p>F5</text:p>
          </table:table-cell>
          <table:table-cell table:formula="of:=[.C250] &amp; &quot; = &quot; &amp; [.E250] &amp; &quot;, // &quot; &amp; [.F250] &amp; &quot; --- &quot; &amp; [.K250]" office:value-type="string" office:string-value="SetSpToAddressSaveTosFP = 0o365, // 0xF5 --- 245" calcext:value-type="string">
            <text:p>SetSpToAddressSaveTosFP = 0o365, // 0xF5 --- 245</text:p>
          </table:table-cell>
          <table:table-cell office:value-type="float" office:value="245" calcext:value-type="float">
            <text:p>245</text:p>
          </table:table-cell>
          <table:table-cell table:formula="of:=[.K250]-[.K24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SpToAddressSaveTosLP</text:p>
          </table:table-cell>
          <table:table-cell office:value-type="string" calcext:value-type="string">
            <text:p>=</text:p>
          </table:table-cell>
          <table:table-cell table:formula="of:=&quot;0o&quot; &amp; [.G251]" office:value-type="string" office:string-value="0o366" calcext:value-type="string">
            <text:p>0o366</text:p>
          </table:table-cell>
          <table:table-cell table:formula="of:=&quot;0x&quot; &amp; [.I251]" office:value-type="string" office:string-value="0xF6" calcext:value-type="string">
            <text:p>0xF6</text:p>
          </table:table-cell>
          <table:table-cell table:formula="of:=BASE([.K251]; 8)" office:value-type="string" office:string-value="366" calcext:value-type="string">
            <text:p>366</text:p>
          </table:table-cell>
          <table:table-cell/>
          <table:table-cell table:formula="of:=BASE([.K251]; 16)" office:value-type="string" office:string-value="F6" calcext:value-type="string">
            <text:p>F6</text:p>
          </table:table-cell>
          <table:table-cell table:formula="of:=[.C251] &amp; &quot; = &quot; &amp; [.E251] &amp; &quot;, // &quot; &amp; [.F251] &amp; &quot; --- &quot; &amp; [.K251]" office:value-type="string" office:string-value="SetSpToAddressSaveTosLP = 0o366, // 0xF6 --- 246" calcext:value-type="string">
            <text:p>SetSpToAddressSaveTosLP = 0o366, // 0xF6 --- 246</text:p>
          </table:table-cell>
          <table:table-cell office:value-type="float" office:value="246" calcext:value-type="float">
            <text:p>246</text:p>
          </table:table-cell>
          <table:table-cell table:formula="of:=[.K251]-[.K25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SpToAddressSaveTosSP</text:p>
          </table:table-cell>
          <table:table-cell office:value-type="string" calcext:value-type="string">
            <text:p>=</text:p>
          </table:table-cell>
          <table:table-cell table:formula="of:=&quot;0o&quot; &amp; [.G252]" office:value-type="string" office:string-value="0o367" calcext:value-type="string">
            <text:p>0o367</text:p>
          </table:table-cell>
          <table:table-cell table:formula="of:=&quot;0x&quot; &amp; [.I252]" office:value-type="string" office:string-value="0xF7" calcext:value-type="string">
            <text:p>0xF7</text:p>
          </table:table-cell>
          <table:table-cell table:formula="of:=BASE([.K252]; 8)" office:value-type="string" office:string-value="367" calcext:value-type="string">
            <text:p>367</text:p>
          </table:table-cell>
          <table:table-cell/>
          <table:table-cell table:formula="of:=BASE([.K252]; 16)" office:value-type="string" office:string-value="F7" calcext:value-type="string">
            <text:p>F7</text:p>
          </table:table-cell>
          <table:table-cell table:formula="of:=[.C252] &amp; &quot; = &quot; &amp; [.E252] &amp; &quot;, // &quot; &amp; [.F252] &amp; &quot; --- &quot; &amp; [.K252]" office:value-type="string" office:string-value="SetSpToAddressSaveTosSP = 0o367, // 0xF7 --- 247" calcext:value-type="string">
            <text:p>SetSpToAddressSaveTosSP = 0o367, // 0xF7 --- 247</text:p>
          </table:table-cell>
          <table:table-cell office:value-type="float" office:value="247" calcext:value-type="float">
            <text:p>247</text:p>
          </table:table-cell>
          <table:table-cell table:formula="of:=[.K252]-[.K25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SpToAddressSaveTosImmediate</text:p>
          </table:table-cell>
          <table:table-cell office:value-type="string" calcext:value-type="string">
            <text:p>=</text:p>
          </table:table-cell>
          <table:table-cell table:formula="of:=&quot;0o&quot; &amp; [.G253]" office:value-type="string" office:string-value="0o370" calcext:value-type="string">
            <text:p>0o370</text:p>
          </table:table-cell>
          <table:table-cell table:formula="of:=&quot;0x&quot; &amp; [.I253]" office:value-type="string" office:string-value="0xF8" calcext:value-type="string">
            <text:p>0xF8</text:p>
          </table:table-cell>
          <table:table-cell table:formula="of:=BASE([.K253]; 8)" office:value-type="string" office:string-value="370" calcext:value-type="string">
            <text:p>370</text:p>
          </table:table-cell>
          <table:table-cell/>
          <table:table-cell table:formula="of:=BASE([.K253]; 16)" office:value-type="string" office:string-value="F8" calcext:value-type="string">
            <text:p>F8</text:p>
          </table:table-cell>
          <table:table-cell table:formula="of:=[.C253] &amp; &quot; = &quot; &amp; [.E253] &amp; &quot;, // &quot; &amp; [.F253] &amp; &quot; --- &quot; &amp; [.K253]" office:value-type="string" office:string-value="SetSpToAddressSaveTosImmediate = 0o370, // 0xF8 --- 248" calcext:value-type="string">
            <text:p>SetSpToAddressSaveTosImmediate = 0o370, // 0xF8 --- 248</text:p>
          </table:table-cell>
          <table:table-cell office:value-type="float" office:value="248" calcext:value-type="float">
            <text:p>248</text:p>
          </table:table-cell>
          <table:table-cell table:formula="of:=[.K253]-[.K25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SpToAddressSaveTosPop</text:p>
          </table:table-cell>
          <table:table-cell office:value-type="string" calcext:value-type="string">
            <text:p>=</text:p>
          </table:table-cell>
          <table:table-cell table:formula="of:=&quot;0o&quot; &amp; [.G254]" office:value-type="string" office:string-value="0o371" calcext:value-type="string">
            <text:p>0o371</text:p>
          </table:table-cell>
          <table:table-cell table:formula="of:=&quot;0x&quot; &amp; [.I254]" office:value-type="string" office:string-value="0xF9" calcext:value-type="string">
            <text:p>0xF9</text:p>
          </table:table-cell>
          <table:table-cell table:formula="of:=BASE([.K254]; 8)" office:value-type="string" office:string-value="371" calcext:value-type="string">
            <text:p>371</text:p>
          </table:table-cell>
          <table:table-cell/>
          <table:table-cell table:formula="of:=BASE([.K254]; 16)" office:value-type="string" office:string-value="F9" calcext:value-type="string">
            <text:p>F9</text:p>
          </table:table-cell>
          <table:table-cell table:formula="of:=[.C254] &amp; &quot; = &quot; &amp; [.E254] &amp; &quot;, // &quot; &amp; [.F254] &amp; &quot; --- &quot; &amp; [.K254]" office:value-type="string" office:string-value="SetSpToAddressSaveTosPop = 0o371, // 0xF9 --- 249" calcext:value-type="string">
            <text:p>SetSpToAddressSaveTosPop = 0o371, // 0xF9 --- 249</text:p>
          </table:table-cell>
          <table:table-cell office:value-type="float" office:value="249" calcext:value-type="float">
            <text:p>249</text:p>
          </table:table-cell>
          <table:table-cell table:formula="of:=[.K254]-[.K25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eadInternalRegister</text:p>
          </table:table-cell>
          <table:table-cell office:value-type="string" calcext:value-type="string">
            <text:p>=</text:p>
          </table:table-cell>
          <table:table-cell table:formula="of:=&quot;0o&quot; &amp; [.G255]" office:value-type="string" office:string-value="0o372" calcext:value-type="string">
            <text:p>0o372</text:p>
          </table:table-cell>
          <table:table-cell table:formula="of:=&quot;0x&quot; &amp; [.I255]" office:value-type="string" office:string-value="0xFA" calcext:value-type="string">
            <text:p>0xFA</text:p>
          </table:table-cell>
          <table:table-cell table:formula="of:=BASE([.K255]; 8)" office:value-type="string" office:string-value="372" calcext:value-type="string">
            <text:p>372</text:p>
          </table:table-cell>
          <table:table-cell/>
          <table:table-cell table:formula="of:=BASE([.K255]; 16)" office:value-type="string" office:string-value="FA" calcext:value-type="string">
            <text:p>FA</text:p>
          </table:table-cell>
          <table:table-cell table:formula="of:=[.C255] &amp; &quot; = &quot; &amp; [.E255] &amp; &quot;, // &quot; &amp; [.F255] &amp; &quot; --- &quot; &amp; [.K255]" office:value-type="string" office:string-value="ReadInternalRegister = 0o372, // 0xFA --- 250" calcext:value-type="string">
            <text:p>ReadInternalRegister = 0o372, // 0xFA --- 250</text:p>
          </table:table-cell>
          <table:table-cell office:value-type="float" office:value="250" calcext:value-type="float">
            <text:p>250</text:p>
          </table:table-cell>
          <table:table-cell table:formula="of:=[.K255]-[.K25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WriteInternalRegister</text:p>
          </table:table-cell>
          <table:table-cell office:value-type="string" calcext:value-type="string">
            <text:p>=</text:p>
          </table:table-cell>
          <table:table-cell table:formula="of:=&quot;0o&quot; &amp; [.G256]" office:value-type="string" office:string-value="0o373" calcext:value-type="string">
            <text:p>0o373</text:p>
          </table:table-cell>
          <table:table-cell table:formula="of:=&quot;0x&quot; &amp; [.I256]" office:value-type="string" office:string-value="0xFB" calcext:value-type="string">
            <text:p>0xFB</text:p>
          </table:table-cell>
          <table:table-cell table:formula="of:=BASE([.K256]; 8)" office:value-type="string" office:string-value="373" calcext:value-type="string">
            <text:p>373</text:p>
          </table:table-cell>
          <table:table-cell/>
          <table:table-cell table:formula="of:=BASE([.K256]; 16)" office:value-type="string" office:string-value="FB" calcext:value-type="string">
            <text:p>FB</text:p>
          </table:table-cell>
          <table:table-cell table:formula="of:=[.C256] &amp; &quot; = &quot; &amp; [.E256] &amp; &quot;, // &quot; &amp; [.F256] &amp; &quot; --- &quot; &amp; [.K256]" office:value-type="string" office:string-value="WriteInternalRegister = 0o373, // 0xFB --- 251" calcext:value-type="string">
            <text:p>WriteInternalRegister = 0o373, // 0xFB --- 251</text:p>
          </table:table-cell>
          <table:table-cell office:value-type="float" office:value="251" calcext:value-type="float">
            <text:p>251</text:p>
          </table:table-cell>
          <table:table-cell table:formula="of:=[.K256]-[.K25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oprocessorRead</text:p>
          </table:table-cell>
          <table:table-cell office:value-type="string" calcext:value-type="string">
            <text:p>=</text:p>
          </table:table-cell>
          <table:table-cell table:formula="of:=&quot;0o&quot; &amp; [.G257]" office:value-type="string" office:string-value="0o374" calcext:value-type="string">
            <text:p>0o374</text:p>
          </table:table-cell>
          <table:table-cell table:formula="of:=&quot;0x&quot; &amp; [.I257]" office:value-type="string" office:string-value="0xFC" calcext:value-type="string">
            <text:p>0xFC</text:p>
          </table:table-cell>
          <table:table-cell table:formula="of:=BASE([.K257]; 8)" office:value-type="string" office:string-value="374" calcext:value-type="string">
            <text:p>374</text:p>
          </table:table-cell>
          <table:table-cell/>
          <table:table-cell table:formula="of:=BASE([.K257]; 16)" office:value-type="string" office:string-value="FC" calcext:value-type="string">
            <text:p>FC</text:p>
          </table:table-cell>
          <table:table-cell table:formula="of:=[.C257] &amp; &quot; = &quot; &amp; [.E257] &amp; &quot;, // &quot; &amp; [.F257] &amp; &quot; --- &quot; &amp; [.K257]" office:value-type="string" office:string-value="CoprocessorRead = 0o374, // 0xFC --- 252" calcext:value-type="string">
            <text:p>CoprocessorRead = 0o374, // 0xFC --- 252</text:p>
          </table:table-cell>
          <table:table-cell office:value-type="float" office:value="252" calcext:value-type="float">
            <text:p>252</text:p>
          </table:table-cell>
          <table:table-cell table:formula="of:=[.K257]-[.K25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oprocessorWrite</text:p>
          </table:table-cell>
          <table:table-cell office:value-type="string" calcext:value-type="string">
            <text:p>=</text:p>
          </table:table-cell>
          <table:table-cell table:formula="of:=&quot;0o&quot; &amp; [.G258]" office:value-type="string" office:string-value="0o375" calcext:value-type="string">
            <text:p>0o375</text:p>
          </table:table-cell>
          <table:table-cell table:formula="of:=&quot;0x&quot; &amp; [.I258]" office:value-type="string" office:string-value="0xFD" calcext:value-type="string">
            <text:p>0xFD</text:p>
          </table:table-cell>
          <table:table-cell table:formula="of:=BASE([.K258]; 8)" office:value-type="string" office:string-value="375" calcext:value-type="string">
            <text:p>375</text:p>
          </table:table-cell>
          <table:table-cell/>
          <table:table-cell table:formula="of:=BASE([.K258]; 16)" office:value-type="string" office:string-value="FD" calcext:value-type="string">
            <text:p>FD</text:p>
          </table:table-cell>
          <table:table-cell table:formula="of:=[.C258] &amp; &quot; = &quot; &amp; [.E258] &amp; &quot;, // &quot; &amp; [.F258] &amp; &quot; --- &quot; &amp; [.K258]" office:value-type="string" office:string-value="CoprocessorWrite = 0o375, // 0xFD --- 253" calcext:value-type="string">
            <text:p>CoprocessorWrite = 0o375, // 0xFD --- 253</text:p>
          </table:table-cell>
          <table:table-cell office:value-type="float" office:value="253" calcext:value-type="float">
            <text:p>253</text:p>
          </table:table-cell>
          <table:table-cell table:formula="of:=[.K258]-[.K25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0ReadAluFP</text:p>
          </table:table-cell>
          <table:table-cell office:value-type="string" calcext:value-type="string">
            <text:p>=</text:p>
          </table:table-cell>
          <table:table-cell table:formula="of:=&quot;0o&quot; &amp; [.G259]" office:value-type="string" office:string-value="0o376" calcext:value-type="string">
            <text:p>0o376</text:p>
          </table:table-cell>
          <table:table-cell table:formula="of:=&quot;0x&quot; &amp; [.I259]" office:value-type="string" office:string-value="0xFE" calcext:value-type="string">
            <text:p>0xFE</text:p>
          </table:table-cell>
          <table:table-cell table:formula="of:=BASE([.K259]; 8)" office:value-type="string" office:string-value="376" calcext:value-type="string">
            <text:p>376</text:p>
          </table:table-cell>
          <table:table-cell/>
          <table:table-cell table:formula="of:=BASE([.K259]; 16)" office:value-type="string" office:string-value="FE" calcext:value-type="string">
            <text:p>FE</text:p>
          </table:table-cell>
          <table:table-cell table:formula="of:=[.C259] &amp; &quot; = &quot; &amp; [.E259] &amp; &quot;, // &quot; &amp; [.F259] &amp; &quot; --- &quot; &amp; [.K259]" office:value-type="string" office:string-value="Block0ReadAluFP = 0o376, // 0xFE --- 254" calcext:value-type="string">
            <text:p>Block0ReadAluFP = 0o376, // 0xFE --- 254</text:p>
          </table:table-cell>
          <table:table-cell office:value-type="float" office:value="254" calcext:value-type="float">
            <text:p>254</text:p>
          </table:table-cell>
          <table:table-cell table:formula="of:=[.K259]-[.K25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0ReadAluLP</text:p>
          </table:table-cell>
          <table:table-cell office:value-type="string" calcext:value-type="string">
            <text:p>=</text:p>
          </table:table-cell>
          <table:table-cell table:formula="of:=&quot;0o&quot; &amp; [.G260]" office:value-type="string" office:string-value="0o377" calcext:value-type="string">
            <text:p>0o377</text:p>
          </table:table-cell>
          <table:table-cell table:formula="of:=&quot;0x&quot; &amp; [.I260]" office:value-type="string" office:string-value="0xFF" calcext:value-type="string">
            <text:p>0xFF</text:p>
          </table:table-cell>
          <table:table-cell table:formula="of:=BASE([.K260]; 8)" office:value-type="string" office:string-value="377" calcext:value-type="string">
            <text:p>377</text:p>
          </table:table-cell>
          <table:table-cell/>
          <table:table-cell table:formula="of:=BASE([.K260]; 16)" office:value-type="string" office:string-value="FF" calcext:value-type="string">
            <text:p>FF</text:p>
          </table:table-cell>
          <table:table-cell table:formula="of:=[.C260] &amp; &quot; = &quot; &amp; [.E260] &amp; &quot;, // &quot; &amp; [.F260] &amp; &quot; --- &quot; &amp; [.K260]" office:value-type="string" office:string-value="Block0ReadAluLP = 0o377, // 0xFF --- 255" calcext:value-type="string">
            <text:p>Block0ReadAluLP = 0o377, // 0xFF --- 255</text:p>
          </table:table-cell>
          <table:table-cell office:value-type="float" office:value="255" calcext:value-type="float">
            <text:p>255</text:p>
          </table:table-cell>
          <table:table-cell table:formula="of:=[.K260]-[.K25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0ReadAluSP</text:p>
          </table:table-cell>
          <table:table-cell office:value-type="string" calcext:value-type="string">
            <text:p>=</text:p>
          </table:table-cell>
          <table:table-cell table:formula="of:=&quot;0o&quot; &amp; [.G261]" office:value-type="string" office:string-value="0o400" calcext:value-type="string">
            <text:p>0o400</text:p>
          </table:table-cell>
          <table:table-cell table:formula="of:=&quot;0x&quot; &amp; [.I261]" office:value-type="string" office:string-value="0x100" calcext:value-type="string">
            <text:p>0x100</text:p>
          </table:table-cell>
          <table:table-cell table:formula="of:=BASE([.K261]; 8)" office:value-type="string" office:string-value="400" calcext:value-type="string">
            <text:p>400</text:p>
          </table:table-cell>
          <table:table-cell/>
          <table:table-cell table:formula="of:=BASE([.K261]; 16)" office:value-type="string" office:string-value="100" calcext:value-type="string">
            <text:p>100</text:p>
          </table:table-cell>
          <table:table-cell table:formula="of:=[.C261] &amp; &quot; = &quot; &amp; [.E261] &amp; &quot;, // &quot; &amp; [.F261] &amp; &quot; --- &quot; &amp; [.K261]" office:value-type="string" office:string-value="Block0ReadAluSP = 0o400, // 0x100 --- 256" calcext:value-type="string">
            <text:p>Block0ReadAluSP = 0o400, // 0x100 --- 256</text:p>
          </table:table-cell>
          <table:table-cell office:value-type="float" office:value="256" calcext:value-type="float">
            <text:p>256</text:p>
          </table:table-cell>
          <table:table-cell table:formula="of:=[.K261]-[.K26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0ReadAluImmediate</text:p>
          </table:table-cell>
          <table:table-cell office:value-type="string" calcext:value-type="string">
            <text:p>=</text:p>
          </table:table-cell>
          <table:table-cell table:formula="of:=&quot;0o&quot; &amp; [.G262]" office:value-type="string" office:string-value="0o401" calcext:value-type="string">
            <text:p>0o401</text:p>
          </table:table-cell>
          <table:table-cell table:formula="of:=&quot;0x&quot; &amp; [.I262]" office:value-type="string" office:string-value="0x101" calcext:value-type="string">
            <text:p>0x101</text:p>
          </table:table-cell>
          <table:table-cell table:formula="of:=BASE([.K262]; 8)" office:value-type="string" office:string-value="401" calcext:value-type="string">
            <text:p>401</text:p>
          </table:table-cell>
          <table:table-cell/>
          <table:table-cell table:formula="of:=BASE([.K262]; 16)" office:value-type="string" office:string-value="101" calcext:value-type="string">
            <text:p>101</text:p>
          </table:table-cell>
          <table:table-cell table:formula="of:=[.C262] &amp; &quot; = &quot; &amp; [.E262] &amp; &quot;, // &quot; &amp; [.F262] &amp; &quot; --- &quot; &amp; [.K262]" office:value-type="string" office:string-value="Block0ReadAluImmediate = 0o401, // 0x101 --- 257" calcext:value-type="string">
            <text:p>Block0ReadAluImmediate = 0o401, // 0x101 --- 257</text:p>
          </table:table-cell>
          <table:table-cell office:value-type="float" office:value="257" calcext:value-type="float">
            <text:p>257</text:p>
          </table:table-cell>
          <table:table-cell table:formula="of:=[.K262]-[.K26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0ReadAluPop</text:p>
          </table:table-cell>
          <table:table-cell office:value-type="string" calcext:value-type="string">
            <text:p>=</text:p>
          </table:table-cell>
          <table:table-cell table:formula="of:=&quot;0o&quot; &amp; [.G263]" office:value-type="string" office:string-value="0o402" calcext:value-type="string">
            <text:p>0o402</text:p>
          </table:table-cell>
          <table:table-cell table:formula="of:=&quot;0x&quot; &amp; [.I263]" office:value-type="string" office:string-value="0x102" calcext:value-type="string">
            <text:p>0x102</text:p>
          </table:table-cell>
          <table:table-cell table:formula="of:=BASE([.K263]; 8)" office:value-type="string" office:string-value="402" calcext:value-type="string">
            <text:p>402</text:p>
          </table:table-cell>
          <table:table-cell/>
          <table:table-cell table:formula="of:=BASE([.K263]; 16)" office:value-type="string" office:string-value="102" calcext:value-type="string">
            <text:p>102</text:p>
          </table:table-cell>
          <table:table-cell table:formula="of:=[.C263] &amp; &quot; = &quot; &amp; [.E263] &amp; &quot;, // &quot; &amp; [.F263] &amp; &quot; --- &quot; &amp; [.K263]" office:value-type="string" office:string-value="Block0ReadAluPop = 0o402, // 0x102 --- 258" calcext:value-type="string">
            <text:p>Block0ReadAluPop = 0o402, // 0x102 --- 258</text:p>
          </table:table-cell>
          <table:table-cell office:value-type="float" office:value="258" calcext:value-type="float">
            <text:p>258</text:p>
          </table:table-cell>
          <table:table-cell table:formula="of:=[.K263]-[.K26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1ReadAluFP</text:p>
          </table:table-cell>
          <table:table-cell office:value-type="string" calcext:value-type="string">
            <text:p>=</text:p>
          </table:table-cell>
          <table:table-cell table:formula="of:=&quot;0o&quot; &amp; [.G264]" office:value-type="string" office:string-value="0o403" calcext:value-type="string">
            <text:p>0o403</text:p>
          </table:table-cell>
          <table:table-cell table:formula="of:=&quot;0x&quot; &amp; [.I264]" office:value-type="string" office:string-value="0x103" calcext:value-type="string">
            <text:p>0x103</text:p>
          </table:table-cell>
          <table:table-cell table:formula="of:=BASE([.K264]; 8)" office:value-type="string" office:string-value="403" calcext:value-type="string">
            <text:p>403</text:p>
          </table:table-cell>
          <table:table-cell/>
          <table:table-cell table:formula="of:=BASE([.K264]; 16)" office:value-type="string" office:string-value="103" calcext:value-type="string">
            <text:p>103</text:p>
          </table:table-cell>
          <table:table-cell table:formula="of:=[.C264] &amp; &quot; = &quot; &amp; [.E264] &amp; &quot;, // &quot; &amp; [.F264] &amp; &quot; --- &quot; &amp; [.K264]" office:value-type="string" office:string-value="Block1ReadAluFP = 0o403, // 0x103 --- 259" calcext:value-type="string">
            <text:p>Block1ReadAluFP = 0o403, // 0x103 --- 259</text:p>
          </table:table-cell>
          <table:table-cell office:value-type="float" office:value="259" calcext:value-type="float">
            <text:p>259</text:p>
          </table:table-cell>
          <table:table-cell table:formula="of:=[.K264]-[.K26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1ReadAluLP</text:p>
          </table:table-cell>
          <table:table-cell office:value-type="string" calcext:value-type="string">
            <text:p>=</text:p>
          </table:table-cell>
          <table:table-cell table:formula="of:=&quot;0o&quot; &amp; [.G265]" office:value-type="string" office:string-value="0o404" calcext:value-type="string">
            <text:p>0o404</text:p>
          </table:table-cell>
          <table:table-cell table:formula="of:=&quot;0x&quot; &amp; [.I265]" office:value-type="string" office:string-value="0x104" calcext:value-type="string">
            <text:p>0x104</text:p>
          </table:table-cell>
          <table:table-cell table:formula="of:=BASE([.K265]; 8)" office:value-type="string" office:string-value="404" calcext:value-type="string">
            <text:p>404</text:p>
          </table:table-cell>
          <table:table-cell/>
          <table:table-cell table:formula="of:=BASE([.K265]; 16)" office:value-type="string" office:string-value="104" calcext:value-type="string">
            <text:p>104</text:p>
          </table:table-cell>
          <table:table-cell table:formula="of:=[.C265] &amp; &quot; = &quot; &amp; [.E265] &amp; &quot;, // &quot; &amp; [.F265] &amp; &quot; --- &quot; &amp; [.K265]" office:value-type="string" office:string-value="Block1ReadAluLP = 0o404, // 0x104 --- 260" calcext:value-type="string">
            <text:p>Block1ReadAluLP = 0o404, // 0x104 --- 260</text:p>
          </table:table-cell>
          <table:table-cell office:value-type="float" office:value="260" calcext:value-type="float">
            <text:p>260</text:p>
          </table:table-cell>
          <table:table-cell table:formula="of:=[.K265]-[.K26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1ReadAluSP</text:p>
          </table:table-cell>
          <table:table-cell office:value-type="string" calcext:value-type="string">
            <text:p>=</text:p>
          </table:table-cell>
          <table:table-cell table:formula="of:=&quot;0o&quot; &amp; [.G266]" office:value-type="string" office:string-value="0o405" calcext:value-type="string">
            <text:p>0o405</text:p>
          </table:table-cell>
          <table:table-cell table:formula="of:=&quot;0x&quot; &amp; [.I266]" office:value-type="string" office:string-value="0x105" calcext:value-type="string">
            <text:p>0x105</text:p>
          </table:table-cell>
          <table:table-cell table:formula="of:=BASE([.K266]; 8)" office:value-type="string" office:string-value="405" calcext:value-type="string">
            <text:p>405</text:p>
          </table:table-cell>
          <table:table-cell/>
          <table:table-cell table:formula="of:=BASE([.K266]; 16)" office:value-type="string" office:string-value="105" calcext:value-type="string">
            <text:p>105</text:p>
          </table:table-cell>
          <table:table-cell table:formula="of:=[.C266] &amp; &quot; = &quot; &amp; [.E266] &amp; &quot;, // &quot; &amp; [.F266] &amp; &quot; --- &quot; &amp; [.K266]" office:value-type="string" office:string-value="Block1ReadAluSP = 0o405, // 0x105 --- 261" calcext:value-type="string">
            <text:p>Block1ReadAluSP = 0o405, // 0x105 --- 261</text:p>
          </table:table-cell>
          <table:table-cell office:value-type="float" office:value="261" calcext:value-type="float">
            <text:p>261</text:p>
          </table:table-cell>
          <table:table-cell table:formula="of:=[.K266]-[.K26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1ReadAluImmediate</text:p>
          </table:table-cell>
          <table:table-cell office:value-type="string" calcext:value-type="string">
            <text:p>=</text:p>
          </table:table-cell>
          <table:table-cell table:formula="of:=&quot;0o&quot; &amp; [.G267]" office:value-type="string" office:string-value="0o406" calcext:value-type="string">
            <text:p>0o406</text:p>
          </table:table-cell>
          <table:table-cell table:formula="of:=&quot;0x&quot; &amp; [.I267]" office:value-type="string" office:string-value="0x106" calcext:value-type="string">
            <text:p>0x106</text:p>
          </table:table-cell>
          <table:table-cell table:formula="of:=BASE([.K267]; 8)" office:value-type="string" office:string-value="406" calcext:value-type="string">
            <text:p>406</text:p>
          </table:table-cell>
          <table:table-cell/>
          <table:table-cell table:formula="of:=BASE([.K267]; 16)" office:value-type="string" office:string-value="106" calcext:value-type="string">
            <text:p>106</text:p>
          </table:table-cell>
          <table:table-cell table:formula="of:=[.C267] &amp; &quot; = &quot; &amp; [.E267] &amp; &quot;, // &quot; &amp; [.F267] &amp; &quot; --- &quot; &amp; [.K267]" office:value-type="string" office:string-value="Block1ReadAluImmediate = 0o406, // 0x106 --- 262" calcext:value-type="string">
            <text:p>Block1ReadAluImmediate = 0o406, // 0x106 --- 262</text:p>
          </table:table-cell>
          <table:table-cell office:value-type="float" office:value="262" calcext:value-type="float">
            <text:p>262</text:p>
          </table:table-cell>
          <table:table-cell table:formula="of:=[.K267]-[.K26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1ReadAluPop</text:p>
          </table:table-cell>
          <table:table-cell office:value-type="string" calcext:value-type="string">
            <text:p>=</text:p>
          </table:table-cell>
          <table:table-cell table:formula="of:=&quot;0o&quot; &amp; [.G268]" office:value-type="string" office:string-value="0o407" calcext:value-type="string">
            <text:p>0o407</text:p>
          </table:table-cell>
          <table:table-cell table:formula="of:=&quot;0x&quot; &amp; [.I268]" office:value-type="string" office:string-value="0x107" calcext:value-type="string">
            <text:p>0x107</text:p>
          </table:table-cell>
          <table:table-cell table:formula="of:=BASE([.K268]; 8)" office:value-type="string" office:string-value="407" calcext:value-type="string">
            <text:p>407</text:p>
          </table:table-cell>
          <table:table-cell/>
          <table:table-cell table:formula="of:=BASE([.K268]; 16)" office:value-type="string" office:string-value="107" calcext:value-type="string">
            <text:p>107</text:p>
          </table:table-cell>
          <table:table-cell table:formula="of:=[.C268] &amp; &quot; = &quot; &amp; [.E268] &amp; &quot;, // &quot; &amp; [.F268] &amp; &quot; --- &quot; &amp; [.K268]" office:value-type="string" office:string-value="Block1ReadAluPop = 0o407, // 0x107 --- 263" calcext:value-type="string">
            <text:p>Block1ReadAluPop = 0o407, // 0x107 --- 263</text:p>
          </table:table-cell>
          <table:table-cell office:value-type="float" office:value="263" calcext:value-type="float">
            <text:p>263</text:p>
          </table:table-cell>
          <table:table-cell table:formula="of:=[.K268]-[.K26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2ReadAluFP</text:p>
          </table:table-cell>
          <table:table-cell office:value-type="string" calcext:value-type="string">
            <text:p>=</text:p>
          </table:table-cell>
          <table:table-cell table:formula="of:=&quot;0o&quot; &amp; [.G269]" office:value-type="string" office:string-value="0o410" calcext:value-type="string">
            <text:p>0o410</text:p>
          </table:table-cell>
          <table:table-cell table:formula="of:=&quot;0x&quot; &amp; [.I269]" office:value-type="string" office:string-value="0x108" calcext:value-type="string">
            <text:p>0x108</text:p>
          </table:table-cell>
          <table:table-cell table:formula="of:=BASE([.K269]; 8)" office:value-type="string" office:string-value="410" calcext:value-type="string">
            <text:p>410</text:p>
          </table:table-cell>
          <table:table-cell/>
          <table:table-cell table:formula="of:=BASE([.K269]; 16)" office:value-type="string" office:string-value="108" calcext:value-type="string">
            <text:p>108</text:p>
          </table:table-cell>
          <table:table-cell table:formula="of:=[.C269] &amp; &quot; = &quot; &amp; [.E269] &amp; &quot;, // &quot; &amp; [.F269] &amp; &quot; --- &quot; &amp; [.K269]" office:value-type="string" office:string-value="Block2ReadAluFP = 0o410, // 0x108 --- 264" calcext:value-type="string">
            <text:p>Block2ReadAluFP = 0o410, // 0x108 --- 264</text:p>
          </table:table-cell>
          <table:table-cell office:value-type="float" office:value="264" calcext:value-type="float">
            <text:p>264</text:p>
          </table:table-cell>
          <table:table-cell table:formula="of:=[.K269]-[.K26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2ReadAluLP</text:p>
          </table:table-cell>
          <table:table-cell office:value-type="string" calcext:value-type="string">
            <text:p>=</text:p>
          </table:table-cell>
          <table:table-cell table:formula="of:=&quot;0o&quot; &amp; [.G270]" office:value-type="string" office:string-value="0o411" calcext:value-type="string">
            <text:p>0o411</text:p>
          </table:table-cell>
          <table:table-cell table:formula="of:=&quot;0x&quot; &amp; [.I270]" office:value-type="string" office:string-value="0x109" calcext:value-type="string">
            <text:p>0x109</text:p>
          </table:table-cell>
          <table:table-cell table:formula="of:=BASE([.K270]; 8)" office:value-type="string" office:string-value="411" calcext:value-type="string">
            <text:p>411</text:p>
          </table:table-cell>
          <table:table-cell/>
          <table:table-cell table:formula="of:=BASE([.K270]; 16)" office:value-type="string" office:string-value="109" calcext:value-type="string">
            <text:p>109</text:p>
          </table:table-cell>
          <table:table-cell table:formula="of:=[.C270] &amp; &quot; = &quot; &amp; [.E270] &amp; &quot;, // &quot; &amp; [.F270] &amp; &quot; --- &quot; &amp; [.K270]" office:value-type="string" office:string-value="Block2ReadAluLP = 0o411, // 0x109 --- 265" calcext:value-type="string">
            <text:p>Block2ReadAluLP = 0o411, // 0x109 --- 265</text:p>
          </table:table-cell>
          <table:table-cell office:value-type="float" office:value="265" calcext:value-type="float">
            <text:p>265</text:p>
          </table:table-cell>
          <table:table-cell table:formula="of:=[.K270]-[.K26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2ReadAluSP</text:p>
          </table:table-cell>
          <table:table-cell office:value-type="string" calcext:value-type="string">
            <text:p>=</text:p>
          </table:table-cell>
          <table:table-cell table:formula="of:=&quot;0o&quot; &amp; [.G271]" office:value-type="string" office:string-value="0o412" calcext:value-type="string">
            <text:p>0o412</text:p>
          </table:table-cell>
          <table:table-cell table:formula="of:=&quot;0x&quot; &amp; [.I271]" office:value-type="string" office:string-value="0x10A" calcext:value-type="string">
            <text:p>0x10A</text:p>
          </table:table-cell>
          <table:table-cell table:formula="of:=BASE([.K271]; 8)" office:value-type="string" office:string-value="412" calcext:value-type="string">
            <text:p>412</text:p>
          </table:table-cell>
          <table:table-cell/>
          <table:table-cell table:formula="of:=BASE([.K271]; 16)" office:value-type="string" office:string-value="10A" calcext:value-type="string">
            <text:p>10A</text:p>
          </table:table-cell>
          <table:table-cell table:formula="of:=[.C271] &amp; &quot; = &quot; &amp; [.E271] &amp; &quot;, // &quot; &amp; [.F271] &amp; &quot; --- &quot; &amp; [.K271]" office:value-type="string" office:string-value="Block2ReadAluSP = 0o412, // 0x10A --- 266" calcext:value-type="string">
            <text:p>Block2ReadAluSP = 0o412, // 0x10A --- 266</text:p>
          </table:table-cell>
          <table:table-cell office:value-type="float" office:value="266" calcext:value-type="float">
            <text:p>266</text:p>
          </table:table-cell>
          <table:table-cell table:formula="of:=[.K271]-[.K27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2ReadAluImmediate</text:p>
          </table:table-cell>
          <table:table-cell office:value-type="string" calcext:value-type="string">
            <text:p>=</text:p>
          </table:table-cell>
          <table:table-cell table:formula="of:=&quot;0o&quot; &amp; [.G272]" office:value-type="string" office:string-value="0o413" calcext:value-type="string">
            <text:p>0o413</text:p>
          </table:table-cell>
          <table:table-cell table:formula="of:=&quot;0x&quot; &amp; [.I272]" office:value-type="string" office:string-value="0x10B" calcext:value-type="string">
            <text:p>0x10B</text:p>
          </table:table-cell>
          <table:table-cell table:formula="of:=BASE([.K272]; 8)" office:value-type="string" office:string-value="413" calcext:value-type="string">
            <text:p>413</text:p>
          </table:table-cell>
          <table:table-cell/>
          <table:table-cell table:formula="of:=BASE([.K272]; 16)" office:value-type="string" office:string-value="10B" calcext:value-type="string">
            <text:p>10B</text:p>
          </table:table-cell>
          <table:table-cell table:formula="of:=[.C272] &amp; &quot; = &quot; &amp; [.E272] &amp; &quot;, // &quot; &amp; [.F272] &amp; &quot; --- &quot; &amp; [.K272]" office:value-type="string" office:string-value="Block2ReadAluImmediate = 0o413, // 0x10B --- 267" calcext:value-type="string">
            <text:p>Block2ReadAluImmediate = 0o413, // 0x10B --- 267</text:p>
          </table:table-cell>
          <table:table-cell office:value-type="float" office:value="267" calcext:value-type="float">
            <text:p>267</text:p>
          </table:table-cell>
          <table:table-cell table:formula="of:=[.K272]-[.K27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2ReadAluPop</text:p>
          </table:table-cell>
          <table:table-cell office:value-type="string" calcext:value-type="string">
            <text:p>=</text:p>
          </table:table-cell>
          <table:table-cell table:formula="of:=&quot;0o&quot; &amp; [.G273]" office:value-type="string" office:string-value="0o414" calcext:value-type="string">
            <text:p>0o414</text:p>
          </table:table-cell>
          <table:table-cell table:formula="of:=&quot;0x&quot; &amp; [.I273]" office:value-type="string" office:string-value="0x10C" calcext:value-type="string">
            <text:p>0x10C</text:p>
          </table:table-cell>
          <table:table-cell table:formula="of:=BASE([.K273]; 8)" office:value-type="string" office:string-value="414" calcext:value-type="string">
            <text:p>414</text:p>
          </table:table-cell>
          <table:table-cell/>
          <table:table-cell table:formula="of:=BASE([.K273]; 16)" office:value-type="string" office:string-value="10C" calcext:value-type="string">
            <text:p>10C</text:p>
          </table:table-cell>
          <table:table-cell table:formula="of:=[.C273] &amp; &quot; = &quot; &amp; [.E273] &amp; &quot;, // &quot; &amp; [.F273] &amp; &quot; --- &quot; &amp; [.K273]" office:value-type="string" office:string-value="Block2ReadAluPop = 0o414, // 0x10C --- 268" calcext:value-type="string">
            <text:p>Block2ReadAluPop = 0o414, // 0x10C --- 268</text:p>
          </table:table-cell>
          <table:table-cell office:value-type="float" office:value="268" calcext:value-type="float">
            <text:p>268</text:p>
          </table:table-cell>
          <table:table-cell table:formula="of:=[.K273]-[.K27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3ReadAluFP</text:p>
          </table:table-cell>
          <table:table-cell office:value-type="string" calcext:value-type="string">
            <text:p>=</text:p>
          </table:table-cell>
          <table:table-cell table:formula="of:=&quot;0o&quot; &amp; [.G274]" office:value-type="string" office:string-value="0o415" calcext:value-type="string">
            <text:p>0o415</text:p>
          </table:table-cell>
          <table:table-cell table:formula="of:=&quot;0x&quot; &amp; [.I274]" office:value-type="string" office:string-value="0x10D" calcext:value-type="string">
            <text:p>0x10D</text:p>
          </table:table-cell>
          <table:table-cell table:formula="of:=BASE([.K274]; 8)" office:value-type="string" office:string-value="415" calcext:value-type="string">
            <text:p>415</text:p>
          </table:table-cell>
          <table:table-cell/>
          <table:table-cell table:formula="of:=BASE([.K274]; 16)" office:value-type="string" office:string-value="10D" calcext:value-type="string">
            <text:p>10D</text:p>
          </table:table-cell>
          <table:table-cell table:formula="of:=[.C274] &amp; &quot; = &quot; &amp; [.E274] &amp; &quot;, // &quot; &amp; [.F274] &amp; &quot; --- &quot; &amp; [.K274]" office:value-type="string" office:string-value="Block3ReadAluFP = 0o415, // 0x10D --- 269" calcext:value-type="string">
            <text:p>Block3ReadAluFP = 0o415, // 0x10D --- 269</text:p>
          </table:table-cell>
          <table:table-cell office:value-type="float" office:value="269" calcext:value-type="float">
            <text:p>269</text:p>
          </table:table-cell>
          <table:table-cell table:formula="of:=[.K274]-[.K27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3ReadAluLP</text:p>
          </table:table-cell>
          <table:table-cell office:value-type="string" calcext:value-type="string">
            <text:p>=</text:p>
          </table:table-cell>
          <table:table-cell table:formula="of:=&quot;0o&quot; &amp; [.G275]" office:value-type="string" office:string-value="0o416" calcext:value-type="string">
            <text:p>0o416</text:p>
          </table:table-cell>
          <table:table-cell table:formula="of:=&quot;0x&quot; &amp; [.I275]" office:value-type="string" office:string-value="0x10E" calcext:value-type="string">
            <text:p>0x10E</text:p>
          </table:table-cell>
          <table:table-cell table:formula="of:=BASE([.K275]; 8)" office:value-type="string" office:string-value="416" calcext:value-type="string">
            <text:p>416</text:p>
          </table:table-cell>
          <table:table-cell/>
          <table:table-cell table:formula="of:=BASE([.K275]; 16)" office:value-type="string" office:string-value="10E" calcext:value-type="string">
            <text:p>10E</text:p>
          </table:table-cell>
          <table:table-cell table:formula="of:=[.C275] &amp; &quot; = &quot; &amp; [.E275] &amp; &quot;, // &quot; &amp; [.F275] &amp; &quot; --- &quot; &amp; [.K275]" office:value-type="string" office:string-value="Block3ReadAluLP = 0o416, // 0x10E --- 270" calcext:value-type="string">
            <text:p>Block3ReadAluLP = 0o416, // 0x10E --- 270</text:p>
          </table:table-cell>
          <table:table-cell office:value-type="float" office:value="270" calcext:value-type="float">
            <text:p>270</text:p>
          </table:table-cell>
          <table:table-cell table:formula="of:=[.K275]-[.K27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3ReadAluSP</text:p>
          </table:table-cell>
          <table:table-cell office:value-type="string" calcext:value-type="string">
            <text:p>=</text:p>
          </table:table-cell>
          <table:table-cell table:formula="of:=&quot;0o&quot; &amp; [.G276]" office:value-type="string" office:string-value="0o417" calcext:value-type="string">
            <text:p>0o417</text:p>
          </table:table-cell>
          <table:table-cell table:formula="of:=&quot;0x&quot; &amp; [.I276]" office:value-type="string" office:string-value="0x10F" calcext:value-type="string">
            <text:p>0x10F</text:p>
          </table:table-cell>
          <table:table-cell table:formula="of:=BASE([.K276]; 8)" office:value-type="string" office:string-value="417" calcext:value-type="string">
            <text:p>417</text:p>
          </table:table-cell>
          <table:table-cell/>
          <table:table-cell table:formula="of:=BASE([.K276]; 16)" office:value-type="string" office:string-value="10F" calcext:value-type="string">
            <text:p>10F</text:p>
          </table:table-cell>
          <table:table-cell table:formula="of:=[.C276] &amp; &quot; = &quot; &amp; [.E276] &amp; &quot;, // &quot; &amp; [.F276] &amp; &quot; --- &quot; &amp; [.K276]" office:value-type="string" office:string-value="Block3ReadAluSP = 0o417, // 0x10F --- 271" calcext:value-type="string">
            <text:p>Block3ReadAluSP = 0o417, // 0x10F --- 271</text:p>
          </table:table-cell>
          <table:table-cell office:value-type="float" office:value="271" calcext:value-type="float">
            <text:p>271</text:p>
          </table:table-cell>
          <table:table-cell table:formula="of:=[.K276]-[.K27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3ReadAluImmediate</text:p>
          </table:table-cell>
          <table:table-cell office:value-type="string" calcext:value-type="string">
            <text:p>=</text:p>
          </table:table-cell>
          <table:table-cell table:formula="of:=&quot;0o&quot; &amp; [.G277]" office:value-type="string" office:string-value="0o420" calcext:value-type="string">
            <text:p>0o420</text:p>
          </table:table-cell>
          <table:table-cell table:formula="of:=&quot;0x&quot; &amp; [.I277]" office:value-type="string" office:string-value="0x110" calcext:value-type="string">
            <text:p>0x110</text:p>
          </table:table-cell>
          <table:table-cell table:formula="of:=BASE([.K277]; 8)" office:value-type="string" office:string-value="420" calcext:value-type="string">
            <text:p>420</text:p>
          </table:table-cell>
          <table:table-cell/>
          <table:table-cell table:formula="of:=BASE([.K277]; 16)" office:value-type="string" office:string-value="110" calcext:value-type="string">
            <text:p>110</text:p>
          </table:table-cell>
          <table:table-cell table:formula="of:=[.C277] &amp; &quot; = &quot; &amp; [.E277] &amp; &quot;, // &quot; &amp; [.F277] &amp; &quot; --- &quot; &amp; [.K277]" office:value-type="string" office:string-value="Block3ReadAluImmediate = 0o420, // 0x110 --- 272" calcext:value-type="string">
            <text:p>Block3ReadAluImmediate = 0o420, // 0x110 --- 272</text:p>
          </table:table-cell>
          <table:table-cell office:value-type="float" office:value="272" calcext:value-type="float">
            <text:p>272</text:p>
          </table:table-cell>
          <table:table-cell table:formula="of:=[.K277]-[.K27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lock3ReadAluPop</text:p>
          </table:table-cell>
          <table:table-cell office:value-type="string" calcext:value-type="string">
            <text:p>=</text:p>
          </table:table-cell>
          <table:table-cell table:formula="of:=&quot;0o&quot; &amp; [.G278]" office:value-type="string" office:string-value="0o421" calcext:value-type="string">
            <text:p>0o421</text:p>
          </table:table-cell>
          <table:table-cell table:formula="of:=&quot;0x&quot; &amp; [.I278]" office:value-type="string" office:string-value="0x111" calcext:value-type="string">
            <text:p>0x111</text:p>
          </table:table-cell>
          <table:table-cell table:formula="of:=BASE([.K278]; 8)" office:value-type="string" office:string-value="421" calcext:value-type="string">
            <text:p>421</text:p>
          </table:table-cell>
          <table:table-cell/>
          <table:table-cell table:formula="of:=BASE([.K278]; 16)" office:value-type="string" office:string-value="111" calcext:value-type="string">
            <text:p>111</text:p>
          </table:table-cell>
          <table:table-cell table:formula="of:=[.C278] &amp; &quot; = &quot; &amp; [.E278] &amp; &quot;, // &quot; &amp; [.F278] &amp; &quot; --- &quot; &amp; [.K278]" office:value-type="string" office:string-value="Block3ReadAluPop = 0o421, // 0x111 --- 273" calcext:value-type="string">
            <text:p>Block3ReadAluPop = 0o421, // 0x111 --- 273</text:p>
          </table:table-cell>
          <table:table-cell office:value-type="float" office:value="273" calcext:value-type="float">
            <text:p>273</text:p>
          </table:table-cell>
          <table:table-cell table:formula="of:=[.K278]-[.K27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db</text:p>
          </table:table-cell>
          <table:table-cell office:value-type="string" calcext:value-type="string">
            <text:p>=</text:p>
          </table:table-cell>
          <table:table-cell table:formula="of:=&quot;0o&quot; &amp; [.G279]" office:value-type="string" office:string-value="0o422" calcext:value-type="string">
            <text:p>0o422</text:p>
          </table:table-cell>
          <table:table-cell table:formula="of:=&quot;0x&quot; &amp; [.I279]" office:value-type="string" office:string-value="0x112" calcext:value-type="string">
            <text:p>0x112</text:p>
          </table:table-cell>
          <table:table-cell table:formula="of:=BASE([.K279]; 8)" office:value-type="string" office:string-value="422" calcext:value-type="string">
            <text:p>422</text:p>
          </table:table-cell>
          <table:table-cell/>
          <table:table-cell table:formula="of:=BASE([.K279]; 16)" office:value-type="string" office:string-value="112" calcext:value-type="string">
            <text:p>112</text:p>
          </table:table-cell>
          <table:table-cell table:formula="of:=[.C279] &amp; &quot; = &quot; &amp; [.E279] &amp; &quot;, // &quot; &amp; [.F279] &amp; &quot; --- &quot; &amp; [.K279]" office:value-type="string" office:string-value="Ldb = 0o422, // 0x112 --- 274" calcext:value-type="string">
            <text:p>Ldb = 0o422, // 0x112 --- 274</text:p>
          </table:table-cell>
          <table:table-cell office:value-type="float" office:value="274" calcext:value-type="float">
            <text:p>274</text:p>
          </table:table-cell>
          <table:table-cell table:formula="of:=[.K279]-[.K27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harLdb</text:p>
          </table:table-cell>
          <table:table-cell office:value-type="string" calcext:value-type="string">
            <text:p>=</text:p>
          </table:table-cell>
          <table:table-cell table:formula="of:=&quot;0o&quot; &amp; [.G280]" office:value-type="string" office:string-value="0o423" calcext:value-type="string">
            <text:p>0o423</text:p>
          </table:table-cell>
          <table:table-cell table:formula="of:=&quot;0x&quot; &amp; [.I280]" office:value-type="string" office:string-value="0x113" calcext:value-type="string">
            <text:p>0x113</text:p>
          </table:table-cell>
          <table:table-cell table:formula="of:=BASE([.K280]; 8)" office:value-type="string" office:string-value="423" calcext:value-type="string">
            <text:p>423</text:p>
          </table:table-cell>
          <table:table-cell/>
          <table:table-cell table:formula="of:=BASE([.K280]; 16)" office:value-type="string" office:string-value="113" calcext:value-type="string">
            <text:p>113</text:p>
          </table:table-cell>
          <table:table-cell table:formula="of:=[.C280] &amp; &quot; = &quot; &amp; [.E280] &amp; &quot;, // &quot; &amp; [.F280] &amp; &quot; --- &quot; &amp; [.K280]" office:value-type="string" office:string-value="CharLdb = 0o423, // 0x113 --- 275" calcext:value-type="string">
            <text:p>CharLdb = 0o423, // 0x113 --- 275</text:p>
          </table:table-cell>
          <table:table-cell office:value-type="float" office:value="275" calcext:value-type="float">
            <text:p>275</text:p>
          </table:table-cell>
          <table:table-cell table:formula="of:=[.K280]-[.K27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Ldb</text:p>
          </table:table-cell>
          <table:table-cell office:value-type="string" calcext:value-type="string">
            <text:p>=</text:p>
          </table:table-cell>
          <table:table-cell table:formula="of:=&quot;0o&quot; &amp; [.G281]" office:value-type="string" office:string-value="0o424" calcext:value-type="string">
            <text:p>0o424</text:p>
          </table:table-cell>
          <table:table-cell table:formula="of:=&quot;0x&quot; &amp; [.I281]" office:value-type="string" office:string-value="0x114" calcext:value-type="string">
            <text:p>0x114</text:p>
          </table:table-cell>
          <table:table-cell table:formula="of:=BASE([.K281]; 8)" office:value-type="string" office:string-value="424" calcext:value-type="string">
            <text:p>424</text:p>
          </table:table-cell>
          <table:table-cell/>
          <table:table-cell table:formula="of:=BASE([.K281]; 16)" office:value-type="string" office:string-value="114" calcext:value-type="string">
            <text:p>114</text:p>
          </table:table-cell>
          <table:table-cell table:formula="of:=[.C281] &amp; &quot; = &quot; &amp; [.E281] &amp; &quot;, // &quot; &amp; [.F281] &amp; &quot; --- &quot; &amp; [.K281]" office:value-type="string" office:string-value="PLdb = 0o424, // 0x114 --- 276" calcext:value-type="string">
            <text:p>PLdb = 0o424, // 0x114 --- 276</text:p>
          </table:table-cell>
          <table:table-cell office:value-type="float" office:value="276" calcext:value-type="float">
            <text:p>276</text:p>
          </table:table-cell>
          <table:table-cell table:formula="of:=[.K281]-[.K28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TagLdb</text:p>
          </table:table-cell>
          <table:table-cell office:value-type="string" calcext:value-type="string">
            <text:p>=</text:p>
          </table:table-cell>
          <table:table-cell table:formula="of:=&quot;0o&quot; &amp; [.G282]" office:value-type="string" office:string-value="0o425" calcext:value-type="string">
            <text:p>0o425</text:p>
          </table:table-cell>
          <table:table-cell table:formula="of:=&quot;0x&quot; &amp; [.I282]" office:value-type="string" office:string-value="0x115" calcext:value-type="string">
            <text:p>0x115</text:p>
          </table:table-cell>
          <table:table-cell table:formula="of:=BASE([.K282]; 8)" office:value-type="string" office:string-value="425" calcext:value-type="string">
            <text:p>425</text:p>
          </table:table-cell>
          <table:table-cell/>
          <table:table-cell table:formula="of:=BASE([.K282]; 16)" office:value-type="string" office:string-value="115" calcext:value-type="string">
            <text:p>115</text:p>
          </table:table-cell>
          <table:table-cell table:formula="of:=[.C282] &amp; &quot; = &quot; &amp; [.E282] &amp; &quot;, // &quot; &amp; [.F282] &amp; &quot; --- &quot; &amp; [.K282]" office:value-type="string" office:string-value="PTagLdb = 0o425, // 0x115 --- 277" calcext:value-type="string">
            <text:p>PTagLdb = 0o425, // 0x115 --- 277</text:p>
          </table:table-cell>
          <table:table-cell office:value-type="float" office:value="277" calcext:value-type="float">
            <text:p>277</text:p>
          </table:table-cell>
          <table:table-cell table:formula="of:=[.K282]-[.K28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ranch</text:p>
          </table:table-cell>
          <table:table-cell office:value-type="string" calcext:value-type="string">
            <text:p>=</text:p>
          </table:table-cell>
          <table:table-cell table:formula="of:=&quot;0o&quot; &amp; [.G283]" office:value-type="string" office:string-value="0o426" calcext:value-type="string">
            <text:p>0o426</text:p>
          </table:table-cell>
          <table:table-cell table:formula="of:=&quot;0x&quot; &amp; [.I283]" office:value-type="string" office:string-value="0x116" calcext:value-type="string">
            <text:p>0x116</text:p>
          </table:table-cell>
          <table:table-cell table:formula="of:=BASE([.K283]; 8)" office:value-type="string" office:string-value="426" calcext:value-type="string">
            <text:p>426</text:p>
          </table:table-cell>
          <table:table-cell/>
          <table:table-cell table:formula="of:=BASE([.K283]; 16)" office:value-type="string" office:string-value="116" calcext:value-type="string">
            <text:p>116</text:p>
          </table:table-cell>
          <table:table-cell table:formula="of:=[.C283] &amp; &quot; = &quot; &amp; [.E283] &amp; &quot;, // &quot; &amp; [.F283] &amp; &quot; --- &quot; &amp; [.K283]" office:value-type="string" office:string-value="Branch = 0o426, // 0x116 --- 278" calcext:value-type="string">
            <text:p>Branch = 0o426, // 0x116 --- 278</text:p>
          </table:table-cell>
          <table:table-cell office:value-type="float" office:value="278" calcext:value-type="float">
            <text:p>278</text:p>
          </table:table-cell>
          <table:table-cell table:formula="of:=[.K283]-[.K28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opDecrementTos</text:p>
          </table:table-cell>
          <table:table-cell office:value-type="string" calcext:value-type="string">
            <text:p>=</text:p>
          </table:table-cell>
          <table:table-cell table:formula="of:=&quot;0o&quot; &amp; [.G284]" office:value-type="string" office:string-value="0o427" calcext:value-type="string">
            <text:p>0o427</text:p>
          </table:table-cell>
          <table:table-cell table:formula="of:=&quot;0x&quot; &amp; [.I284]" office:value-type="string" office:string-value="0x117" calcext:value-type="string">
            <text:p>0x117</text:p>
          </table:table-cell>
          <table:table-cell table:formula="of:=BASE([.K284]; 8)" office:value-type="string" office:string-value="427" calcext:value-type="string">
            <text:p>427</text:p>
          </table:table-cell>
          <table:table-cell/>
          <table:table-cell table:formula="of:=BASE([.K284]; 16)" office:value-type="string" office:string-value="117" calcext:value-type="string">
            <text:p>117</text:p>
          </table:table-cell>
          <table:table-cell table:formula="of:=[.C284] &amp; &quot; = &quot; &amp; [.E284] &amp; &quot;, // &quot; &amp; [.F284] &amp; &quot; --- &quot; &amp; [.K284]" office:value-type="string" office:string-value="LoopDecrementTos = 0o427, // 0x117 --- 279" calcext:value-type="string">
            <text:p>LoopDecrementTos = 0o427, // 0x117 --- 279</text:p>
          </table:table-cell>
          <table:table-cell office:value-type="float" office:value="279" calcext:value-type="float">
            <text:p>279</text:p>
          </table:table-cell>
          <table:table-cell table:formula="of:=[.K284]-[.K28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ntryRestAccepted</text:p>
          </table:table-cell>
          <table:table-cell office:value-type="string" calcext:value-type="string">
            <text:p>=</text:p>
          </table:table-cell>
          <table:table-cell table:formula="of:=&quot;0o&quot; &amp; [.G285]" office:value-type="string" office:string-value="0o430" calcext:value-type="string">
            <text:p>0o430</text:p>
          </table:table-cell>
          <table:table-cell table:formula="of:=&quot;0x&quot; &amp; [.I285]" office:value-type="string" office:string-value="0x118" calcext:value-type="string">
            <text:p>0x118</text:p>
          </table:table-cell>
          <table:table-cell table:formula="of:=BASE([.K285]; 8)" office:value-type="string" office:string-value="430" calcext:value-type="string">
            <text:p>430</text:p>
          </table:table-cell>
          <table:table-cell/>
          <table:table-cell table:formula="of:=BASE([.K285]; 16)" office:value-type="string" office:string-value="118" calcext:value-type="string">
            <text:p>118</text:p>
          </table:table-cell>
          <table:table-cell table:formula="of:=[.C285] &amp; &quot; = &quot; &amp; [.E285] &amp; &quot;, // &quot; &amp; [.F285] &amp; &quot; --- &quot; &amp; [.K285]" office:value-type="string" office:string-value="EntryRestAccepted = 0o430, // 0x118 --- 280" calcext:value-type="string">
            <text:p>EntryRestAccepted = 0o430, // 0x118 --- 280</text:p>
          </table:table-cell>
          <table:table-cell office:value-type="float" office:value="280" calcext:value-type="float">
            <text:p>280</text:p>
          </table:table-cell>
          <table:table-cell table:formula="of:=[.K285]-[.K28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ntryRestNotAccepted</text:p>
          </table:table-cell>
          <table:table-cell office:value-type="string" calcext:value-type="string">
            <text:p>=</text:p>
          </table:table-cell>
          <table:table-cell table:formula="of:=&quot;0o&quot; &amp; [.G286]" office:value-type="string" office:string-value="0o431" calcext:value-type="string">
            <text:p>0o431</text:p>
          </table:table-cell>
          <table:table-cell table:formula="of:=&quot;0x&quot; &amp; [.I286]" office:value-type="string" office:string-value="0x119" calcext:value-type="string">
            <text:p>0x119</text:p>
          </table:table-cell>
          <table:table-cell table:formula="of:=BASE([.K286]; 8)" office:value-type="string" office:string-value="431" calcext:value-type="string">
            <text:p>431</text:p>
          </table:table-cell>
          <table:table-cell/>
          <table:table-cell table:formula="of:=BASE([.K286]; 16)" office:value-type="string" office:string-value="119" calcext:value-type="string">
            <text:p>119</text:p>
          </table:table-cell>
          <table:table-cell table:formula="of:=[.C286] &amp; &quot; = &quot; &amp; [.E286] &amp; &quot;, // &quot; &amp; [.F286] &amp; &quot; --- &quot; &amp; [.K286]" office:value-type="string" office:string-value="EntryRestNotAccepted = 0o431, // 0x119 --- 281" calcext:value-type="string">
            <text:p>EntryRestNotAccepted = 0o431, // 0x119 --- 281</text:p>
          </table:table-cell>
          <table:table-cell office:value-type="float" office:value="281" calcext:value-type="float">
            <text:p>281</text:p>
          </table:table-cell>
          <table:table-cell table:formula="of:=[.K286]-[.K28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placaFP</text:p>
          </table:table-cell>
          <table:table-cell office:value-type="string" calcext:value-type="string">
            <text:p>=</text:p>
          </table:table-cell>
          <table:table-cell table:formula="of:=&quot;0o&quot; &amp; [.G287]" office:value-type="string" office:string-value="0o432" calcext:value-type="string">
            <text:p>0o432</text:p>
          </table:table-cell>
          <table:table-cell table:formula="of:=&quot;0x&quot; &amp; [.I287]" office:value-type="string" office:string-value="0x11A" calcext:value-type="string">
            <text:p>0x11A</text:p>
          </table:table-cell>
          <table:table-cell table:formula="of:=BASE([.K287]; 8)" office:value-type="string" office:string-value="432" calcext:value-type="string">
            <text:p>432</text:p>
          </table:table-cell>
          <table:table-cell/>
          <table:table-cell table:formula="of:=BASE([.K287]; 16)" office:value-type="string" office:string-value="11A" calcext:value-type="string">
            <text:p>11A</text:p>
          </table:table-cell>
          <table:table-cell table:formula="of:=[.C287] &amp; &quot; = &quot; &amp; [.E287] &amp; &quot;, // &quot; &amp; [.F287] &amp; &quot; --- &quot; &amp; [.K287]" office:value-type="string" office:string-value="RplacaFP = 0o432, // 0x11A --- 282" calcext:value-type="string">
            <text:p>RplacaFP = 0o432, // 0x11A --- 282</text:p>
          </table:table-cell>
          <table:table-cell office:value-type="float" office:value="282" calcext:value-type="float">
            <text:p>282</text:p>
          </table:table-cell>
          <table:table-cell table:formula="of:=[.K287]-[.K28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placaLP</text:p>
          </table:table-cell>
          <table:table-cell office:value-type="string" calcext:value-type="string">
            <text:p>=</text:p>
          </table:table-cell>
          <table:table-cell table:formula="of:=&quot;0o&quot; &amp; [.G288]" office:value-type="string" office:string-value="0o433" calcext:value-type="string">
            <text:p>0o433</text:p>
          </table:table-cell>
          <table:table-cell table:formula="of:=&quot;0x&quot; &amp; [.I288]" office:value-type="string" office:string-value="0x11B" calcext:value-type="string">
            <text:p>0x11B</text:p>
          </table:table-cell>
          <table:table-cell table:formula="of:=BASE([.K288]; 8)" office:value-type="string" office:string-value="433" calcext:value-type="string">
            <text:p>433</text:p>
          </table:table-cell>
          <table:table-cell/>
          <table:table-cell table:formula="of:=BASE([.K288]; 16)" office:value-type="string" office:string-value="11B" calcext:value-type="string">
            <text:p>11B</text:p>
          </table:table-cell>
          <table:table-cell table:formula="of:=[.C288] &amp; &quot; = &quot; &amp; [.E288] &amp; &quot;, // &quot; &amp; [.F288] &amp; &quot; --- &quot; &amp; [.K288]" office:value-type="string" office:string-value="RplacaLP = 0o433, // 0x11B --- 283" calcext:value-type="string">
            <text:p>RplacaLP = 0o433, // 0x11B --- 283</text:p>
          </table:table-cell>
          <table:table-cell office:value-type="float" office:value="283" calcext:value-type="float">
            <text:p>283</text:p>
          </table:table-cell>
          <table:table-cell table:formula="of:=[.K288]-[.K28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placaSP</text:p>
          </table:table-cell>
          <table:table-cell office:value-type="string" calcext:value-type="string">
            <text:p>=</text:p>
          </table:table-cell>
          <table:table-cell table:formula="of:=&quot;0o&quot; &amp; [.G289]" office:value-type="string" office:string-value="0o434" calcext:value-type="string">
            <text:p>0o434</text:p>
          </table:table-cell>
          <table:table-cell table:formula="of:=&quot;0x&quot; &amp; [.I289]" office:value-type="string" office:string-value="0x11C" calcext:value-type="string">
            <text:p>0x11C</text:p>
          </table:table-cell>
          <table:table-cell table:formula="of:=BASE([.K289]; 8)" office:value-type="string" office:string-value="434" calcext:value-type="string">
            <text:p>434</text:p>
          </table:table-cell>
          <table:table-cell/>
          <table:table-cell table:formula="of:=BASE([.K289]; 16)" office:value-type="string" office:string-value="11C" calcext:value-type="string">
            <text:p>11C</text:p>
          </table:table-cell>
          <table:table-cell table:formula="of:=[.C289] &amp; &quot; = &quot; &amp; [.E289] &amp; &quot;, // &quot; &amp; [.F289] &amp; &quot; --- &quot; &amp; [.K289]" office:value-type="string" office:string-value="RplacaSP = 0o434, // 0x11C --- 284" calcext:value-type="string">
            <text:p>RplacaSP = 0o434, // 0x11C --- 284</text:p>
          </table:table-cell>
          <table:table-cell office:value-type="float" office:value="284" calcext:value-type="float">
            <text:p>284</text:p>
          </table:table-cell>
          <table:table-cell table:formula="of:=[.K289]-[.K28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placaImmediate</text:p>
          </table:table-cell>
          <table:table-cell office:value-type="string" calcext:value-type="string">
            <text:p>=</text:p>
          </table:table-cell>
          <table:table-cell table:formula="of:=&quot;0o&quot; &amp; [.G290]" office:value-type="string" office:string-value="0o435" calcext:value-type="string">
            <text:p>0o435</text:p>
          </table:table-cell>
          <table:table-cell table:formula="of:=&quot;0x&quot; &amp; [.I290]" office:value-type="string" office:string-value="0x11D" calcext:value-type="string">
            <text:p>0x11D</text:p>
          </table:table-cell>
          <table:table-cell table:formula="of:=BASE([.K290]; 8)" office:value-type="string" office:string-value="435" calcext:value-type="string">
            <text:p>435</text:p>
          </table:table-cell>
          <table:table-cell/>
          <table:table-cell table:formula="of:=BASE([.K290]; 16)" office:value-type="string" office:string-value="11D" calcext:value-type="string">
            <text:p>11D</text:p>
          </table:table-cell>
          <table:table-cell table:formula="of:=[.C290] &amp; &quot; = &quot; &amp; [.E290] &amp; &quot;, // &quot; &amp; [.F290] &amp; &quot; --- &quot; &amp; [.K290]" office:value-type="string" office:string-value="RplacaImmediate = 0o435, // 0x11D --- 285" calcext:value-type="string">
            <text:p>RplacaImmediate = 0o435, // 0x11D --- 285</text:p>
          </table:table-cell>
          <table:table-cell office:value-type="float" office:value="285" calcext:value-type="float">
            <text:p>285</text:p>
          </table:table-cell>
          <table:table-cell table:formula="of:=[.K290]-[.K28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placaPop</text:p>
          </table:table-cell>
          <table:table-cell office:value-type="string" calcext:value-type="string">
            <text:p>=</text:p>
          </table:table-cell>
          <table:table-cell table:formula="of:=&quot;0o&quot; &amp; [.G291]" office:value-type="string" office:string-value="0o436" calcext:value-type="string">
            <text:p>0o436</text:p>
          </table:table-cell>
          <table:table-cell table:formula="of:=&quot;0x&quot; &amp; [.I291]" office:value-type="string" office:string-value="0x11E" calcext:value-type="string">
            <text:p>0x11E</text:p>
          </table:table-cell>
          <table:table-cell table:formula="of:=BASE([.K291]; 8)" office:value-type="string" office:string-value="436" calcext:value-type="string">
            <text:p>436</text:p>
          </table:table-cell>
          <table:table-cell/>
          <table:table-cell table:formula="of:=BASE([.K291]; 16)" office:value-type="string" office:string-value="11E" calcext:value-type="string">
            <text:p>11E</text:p>
          </table:table-cell>
          <table:table-cell table:formula="of:=[.C291] &amp; &quot; = &quot; &amp; [.E291] &amp; &quot;, // &quot; &amp; [.F291] &amp; &quot; --- &quot; &amp; [.K291]" office:value-type="string" office:string-value="RplacaPop = 0o436, // 0x11E --- 286" calcext:value-type="string">
            <text:p>RplacaPop = 0o436, // 0x11E --- 286</text:p>
          </table:table-cell>
          <table:table-cell office:value-type="float" office:value="286" calcext:value-type="float">
            <text:p>286</text:p>
          </table:table-cell>
          <table:table-cell table:formula="of:=[.K291]-[.K29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placdFP</text:p>
          </table:table-cell>
          <table:table-cell office:value-type="string" calcext:value-type="string">
            <text:p>=</text:p>
          </table:table-cell>
          <table:table-cell table:formula="of:=&quot;0o&quot; &amp; [.G292]" office:value-type="string" office:string-value="0o437" calcext:value-type="string">
            <text:p>0o437</text:p>
          </table:table-cell>
          <table:table-cell table:formula="of:=&quot;0x&quot; &amp; [.I292]" office:value-type="string" office:string-value="0x11F" calcext:value-type="string">
            <text:p>0x11F</text:p>
          </table:table-cell>
          <table:table-cell table:formula="of:=BASE([.K292]; 8)" office:value-type="string" office:string-value="437" calcext:value-type="string">
            <text:p>437</text:p>
          </table:table-cell>
          <table:table-cell/>
          <table:table-cell table:formula="of:=BASE([.K292]; 16)" office:value-type="string" office:string-value="11F" calcext:value-type="string">
            <text:p>11F</text:p>
          </table:table-cell>
          <table:table-cell table:formula="of:=[.C292] &amp; &quot; = &quot; &amp; [.E292] &amp; &quot;, // &quot; &amp; [.F292] &amp; &quot; --- &quot; &amp; [.K292]" office:value-type="string" office:string-value="RplacdFP = 0o437, // 0x11F --- 287" calcext:value-type="string">
            <text:p>RplacdFP = 0o437, // 0x11F --- 287</text:p>
          </table:table-cell>
          <table:table-cell office:value-type="float" office:value="287" calcext:value-type="float">
            <text:p>287</text:p>
          </table:table-cell>
          <table:table-cell table:formula="of:=[.K292]-[.K29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placdLP</text:p>
          </table:table-cell>
          <table:table-cell office:value-type="string" calcext:value-type="string">
            <text:p>=</text:p>
          </table:table-cell>
          <table:table-cell table:formula="of:=&quot;0o&quot; &amp; [.G293]" office:value-type="string" office:string-value="0o440" calcext:value-type="string">
            <text:p>0o440</text:p>
          </table:table-cell>
          <table:table-cell table:formula="of:=&quot;0x&quot; &amp; [.I293]" office:value-type="string" office:string-value="0x120" calcext:value-type="string">
            <text:p>0x120</text:p>
          </table:table-cell>
          <table:table-cell table:formula="of:=BASE([.K293]; 8)" office:value-type="string" office:string-value="440" calcext:value-type="string">
            <text:p>440</text:p>
          </table:table-cell>
          <table:table-cell/>
          <table:table-cell table:formula="of:=BASE([.K293]; 16)" office:value-type="string" office:string-value="120" calcext:value-type="string">
            <text:p>120</text:p>
          </table:table-cell>
          <table:table-cell table:formula="of:=[.C293] &amp; &quot; = &quot; &amp; [.E293] &amp; &quot;, // &quot; &amp; [.F293] &amp; &quot; --- &quot; &amp; [.K293]" office:value-type="string" office:string-value="RplacdLP = 0o440, // 0x120 --- 288" calcext:value-type="string">
            <text:p>RplacdLP = 0o440, // 0x120 --- 288</text:p>
          </table:table-cell>
          <table:table-cell office:value-type="float" office:value="288" calcext:value-type="float">
            <text:p>288</text:p>
          </table:table-cell>
          <table:table-cell table:formula="of:=[.K293]-[.K29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placdSP</text:p>
          </table:table-cell>
          <table:table-cell office:value-type="string" calcext:value-type="string">
            <text:p>=</text:p>
          </table:table-cell>
          <table:table-cell table:formula="of:=&quot;0o&quot; &amp; [.G294]" office:value-type="string" office:string-value="0o441" calcext:value-type="string">
            <text:p>0o441</text:p>
          </table:table-cell>
          <table:table-cell table:formula="of:=&quot;0x&quot; &amp; [.I294]" office:value-type="string" office:string-value="0x121" calcext:value-type="string">
            <text:p>0x121</text:p>
          </table:table-cell>
          <table:table-cell table:formula="of:=BASE([.K294]; 8)" office:value-type="string" office:string-value="441" calcext:value-type="string">
            <text:p>441</text:p>
          </table:table-cell>
          <table:table-cell/>
          <table:table-cell table:formula="of:=BASE([.K294]; 16)" office:value-type="string" office:string-value="121" calcext:value-type="string">
            <text:p>121</text:p>
          </table:table-cell>
          <table:table-cell table:formula="of:=[.C294] &amp; &quot; = &quot; &amp; [.E294] &amp; &quot;, // &quot; &amp; [.F294] &amp; &quot; --- &quot; &amp; [.K294]" office:value-type="string" office:string-value="RplacdSP = 0o441, // 0x121 --- 289" calcext:value-type="string">
            <text:p>RplacdSP = 0o441, // 0x121 --- 289</text:p>
          </table:table-cell>
          <table:table-cell office:value-type="float" office:value="289" calcext:value-type="float">
            <text:p>289</text:p>
          </table:table-cell>
          <table:table-cell table:formula="of:=[.K294]-[.K29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placdImmediate</text:p>
          </table:table-cell>
          <table:table-cell office:value-type="string" calcext:value-type="string">
            <text:p>=</text:p>
          </table:table-cell>
          <table:table-cell table:formula="of:=&quot;0o&quot; &amp; [.G295]" office:value-type="string" office:string-value="0o442" calcext:value-type="string">
            <text:p>0o442</text:p>
          </table:table-cell>
          <table:table-cell table:formula="of:=&quot;0x&quot; &amp; [.I295]" office:value-type="string" office:string-value="0x122" calcext:value-type="string">
            <text:p>0x122</text:p>
          </table:table-cell>
          <table:table-cell table:formula="of:=BASE([.K295]; 8)" office:value-type="string" office:string-value="442" calcext:value-type="string">
            <text:p>442</text:p>
          </table:table-cell>
          <table:table-cell/>
          <table:table-cell table:formula="of:=BASE([.K295]; 16)" office:value-type="string" office:string-value="122" calcext:value-type="string">
            <text:p>122</text:p>
          </table:table-cell>
          <table:table-cell table:formula="of:=[.C295] &amp; &quot; = &quot; &amp; [.E295] &amp; &quot;, // &quot; &amp; [.F295] &amp; &quot; --- &quot; &amp; [.K295]" office:value-type="string" office:string-value="RplacdImmediate = 0o442, // 0x122 --- 290" calcext:value-type="string">
            <text:p>RplacdImmediate = 0o442, // 0x122 --- 290</text:p>
          </table:table-cell>
          <table:table-cell office:value-type="float" office:value="290" calcext:value-type="float">
            <text:p>290</text:p>
          </table:table-cell>
          <table:table-cell table:formula="of:=[.K295]-[.K29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placdPop</text:p>
          </table:table-cell>
          <table:table-cell office:value-type="string" calcext:value-type="string">
            <text:p>=</text:p>
          </table:table-cell>
          <table:table-cell table:formula="of:=&quot;0o&quot; &amp; [.G296]" office:value-type="string" office:string-value="0o443" calcext:value-type="string">
            <text:p>0o443</text:p>
          </table:table-cell>
          <table:table-cell table:formula="of:=&quot;0x&quot; &amp; [.I296]" office:value-type="string" office:string-value="0x123" calcext:value-type="string">
            <text:p>0x123</text:p>
          </table:table-cell>
          <table:table-cell table:formula="of:=BASE([.K296]; 8)" office:value-type="string" office:string-value="443" calcext:value-type="string">
            <text:p>443</text:p>
          </table:table-cell>
          <table:table-cell/>
          <table:table-cell table:formula="of:=BASE([.K296]; 16)" office:value-type="string" office:string-value="123" calcext:value-type="string">
            <text:p>123</text:p>
          </table:table-cell>
          <table:table-cell table:formula="of:=[.C296] &amp; &quot; = &quot; &amp; [.E296] &amp; &quot;, // &quot; &amp; [.F296] &amp; &quot; --- &quot; &amp; [.K296]" office:value-type="string" office:string-value="RplacdPop = 0o443, // 0x123 --- 291" calcext:value-type="string">
            <text:p>RplacdPop = 0o443, // 0x123 --- 291</text:p>
          </table:table-cell>
          <table:table-cell office:value-type="float" office:value="291" calcext:value-type="float">
            <text:p>291</text:p>
          </table:table-cell>
          <table:table-cell table:formula="of:=[.K296]-[.K29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ultiplyFP</text:p>
          </table:table-cell>
          <table:table-cell office:value-type="string" calcext:value-type="string">
            <text:p>=</text:p>
          </table:table-cell>
          <table:table-cell table:formula="of:=&quot;0o&quot; &amp; [.G297]" office:value-type="string" office:string-value="0o444" calcext:value-type="string">
            <text:p>0o444</text:p>
          </table:table-cell>
          <table:table-cell table:formula="of:=&quot;0x&quot; &amp; [.I297]" office:value-type="string" office:string-value="0x124" calcext:value-type="string">
            <text:p>0x124</text:p>
          </table:table-cell>
          <table:table-cell table:formula="of:=BASE([.K297]; 8)" office:value-type="string" office:string-value="444" calcext:value-type="string">
            <text:p>444</text:p>
          </table:table-cell>
          <table:table-cell/>
          <table:table-cell table:formula="of:=BASE([.K297]; 16)" office:value-type="string" office:string-value="124" calcext:value-type="string">
            <text:p>124</text:p>
          </table:table-cell>
          <table:table-cell table:formula="of:=[.C297] &amp; &quot; = &quot; &amp; [.E297] &amp; &quot;, // &quot; &amp; [.F297] &amp; &quot; --- &quot; &amp; [.K297]" office:value-type="string" office:string-value="MultiplyFP = 0o444, // 0x124 --- 292" calcext:value-type="string">
            <text:p>MultiplyFP = 0o444, // 0x124 --- 292</text:p>
          </table:table-cell>
          <table:table-cell office:value-type="float" office:value="292" calcext:value-type="float">
            <text:p>292</text:p>
          </table:table-cell>
          <table:table-cell table:formula="of:=[.K297]-[.K29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ultiplyLP</text:p>
          </table:table-cell>
          <table:table-cell office:value-type="string" calcext:value-type="string">
            <text:p>=</text:p>
          </table:table-cell>
          <table:table-cell table:formula="of:=&quot;0o&quot; &amp; [.G298]" office:value-type="string" office:string-value="0o445" calcext:value-type="string">
            <text:p>0o445</text:p>
          </table:table-cell>
          <table:table-cell table:formula="of:=&quot;0x&quot; &amp; [.I298]" office:value-type="string" office:string-value="0x125" calcext:value-type="string">
            <text:p>0x125</text:p>
          </table:table-cell>
          <table:table-cell table:formula="of:=BASE([.K298]; 8)" office:value-type="string" office:string-value="445" calcext:value-type="string">
            <text:p>445</text:p>
          </table:table-cell>
          <table:table-cell/>
          <table:table-cell table:formula="of:=BASE([.K298]; 16)" office:value-type="string" office:string-value="125" calcext:value-type="string">
            <text:p>125</text:p>
          </table:table-cell>
          <table:table-cell table:formula="of:=[.C298] &amp; &quot; = &quot; &amp; [.E298] &amp; &quot;, // &quot; &amp; [.F298] &amp; &quot; --- &quot; &amp; [.K298]" office:value-type="string" office:string-value="MultiplyLP = 0o445, // 0x125 --- 293" calcext:value-type="string">
            <text:p>MultiplyLP = 0o445, // 0x125 --- 293</text:p>
          </table:table-cell>
          <table:table-cell office:value-type="float" office:value="293" calcext:value-type="float">
            <text:p>293</text:p>
          </table:table-cell>
          <table:table-cell table:formula="of:=[.K298]-[.K29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ultiplySP</text:p>
          </table:table-cell>
          <table:table-cell office:value-type="string" calcext:value-type="string">
            <text:p>=</text:p>
          </table:table-cell>
          <table:table-cell table:formula="of:=&quot;0o&quot; &amp; [.G299]" office:value-type="string" office:string-value="0o446" calcext:value-type="string">
            <text:p>0o446</text:p>
          </table:table-cell>
          <table:table-cell table:formula="of:=&quot;0x&quot; &amp; [.I299]" office:value-type="string" office:string-value="0x126" calcext:value-type="string">
            <text:p>0x126</text:p>
          </table:table-cell>
          <table:table-cell table:formula="of:=BASE([.K299]; 8)" office:value-type="string" office:string-value="446" calcext:value-type="string">
            <text:p>446</text:p>
          </table:table-cell>
          <table:table-cell/>
          <table:table-cell table:formula="of:=BASE([.K299]; 16)" office:value-type="string" office:string-value="126" calcext:value-type="string">
            <text:p>126</text:p>
          </table:table-cell>
          <table:table-cell table:formula="of:=[.C299] &amp; &quot; = &quot; &amp; [.E299] &amp; &quot;, // &quot; &amp; [.F299] &amp; &quot; --- &quot; &amp; [.K299]" office:value-type="string" office:string-value="MultiplySP = 0o446, // 0x126 --- 294" calcext:value-type="string">
            <text:p>MultiplySP = 0o446, // 0x126 --- 294</text:p>
          </table:table-cell>
          <table:table-cell office:value-type="float" office:value="294" calcext:value-type="float">
            <text:p>294</text:p>
          </table:table-cell>
          <table:table-cell table:formula="of:=[.K299]-[.K29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ultiplyImmediate</text:p>
          </table:table-cell>
          <table:table-cell office:value-type="string" calcext:value-type="string">
            <text:p>=</text:p>
          </table:table-cell>
          <table:table-cell table:formula="of:=&quot;0o&quot; &amp; [.G300]" office:value-type="string" office:string-value="0o447" calcext:value-type="string">
            <text:p>0o447</text:p>
          </table:table-cell>
          <table:table-cell table:formula="of:=&quot;0x&quot; &amp; [.I300]" office:value-type="string" office:string-value="0x127" calcext:value-type="string">
            <text:p>0x127</text:p>
          </table:table-cell>
          <table:table-cell table:formula="of:=BASE([.K300]; 8)" office:value-type="string" office:string-value="447" calcext:value-type="string">
            <text:p>447</text:p>
          </table:table-cell>
          <table:table-cell/>
          <table:table-cell table:formula="of:=BASE([.K300]; 16)" office:value-type="string" office:string-value="127" calcext:value-type="string">
            <text:p>127</text:p>
          </table:table-cell>
          <table:table-cell table:formula="of:=[.C300] &amp; &quot; = &quot; &amp; [.E300] &amp; &quot;, // &quot; &amp; [.F300] &amp; &quot; --- &quot; &amp; [.K300]" office:value-type="string" office:string-value="MultiplyImmediate = 0o447, // 0x127 --- 295" calcext:value-type="string">
            <text:p>MultiplyImmediate = 0o447, // 0x127 --- 295</text:p>
          </table:table-cell>
          <table:table-cell office:value-type="float" office:value="295" calcext:value-type="float">
            <text:p>295</text:p>
          </table:table-cell>
          <table:table-cell table:formula="of:=[.K300]-[.K29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ultiplyPop</text:p>
          </table:table-cell>
          <table:table-cell office:value-type="string" calcext:value-type="string">
            <text:p>=</text:p>
          </table:table-cell>
          <table:table-cell table:formula="of:=&quot;0o&quot; &amp; [.G301]" office:value-type="string" office:string-value="0o450" calcext:value-type="string">
            <text:p>0o450</text:p>
          </table:table-cell>
          <table:table-cell table:formula="of:=&quot;0x&quot; &amp; [.I301]" office:value-type="string" office:string-value="0x128" calcext:value-type="string">
            <text:p>0x128</text:p>
          </table:table-cell>
          <table:table-cell table:formula="of:=BASE([.K301]; 8)" office:value-type="string" office:string-value="450" calcext:value-type="string">
            <text:p>450</text:p>
          </table:table-cell>
          <table:table-cell/>
          <table:table-cell table:formula="of:=BASE([.K301]; 16)" office:value-type="string" office:string-value="128" calcext:value-type="string">
            <text:p>128</text:p>
          </table:table-cell>
          <table:table-cell table:formula="of:=[.C301] &amp; &quot; = &quot; &amp; [.E301] &amp; &quot;, // &quot; &amp; [.F301] &amp; &quot; --- &quot; &amp; [.K301]" office:value-type="string" office:string-value="MultiplyPop = 0o450, // 0x128 --- 296" calcext:value-type="string">
            <text:p>MultiplyPop = 0o450, // 0x128 --- 296</text:p>
          </table:table-cell>
          <table:table-cell office:value-type="float" office:value="296" calcext:value-type="float">
            <text:p>296</text:p>
          </table:table-cell>
          <table:table-cell table:formula="of:=[.K301]-[.K30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QuotientFP</text:p>
          </table:table-cell>
          <table:table-cell office:value-type="string" calcext:value-type="string">
            <text:p>=</text:p>
          </table:table-cell>
          <table:table-cell table:formula="of:=&quot;0o&quot; &amp; [.G302]" office:value-type="string" office:string-value="0o451" calcext:value-type="string">
            <text:p>0o451</text:p>
          </table:table-cell>
          <table:table-cell table:formula="of:=&quot;0x&quot; &amp; [.I302]" office:value-type="string" office:string-value="0x129" calcext:value-type="string">
            <text:p>0x129</text:p>
          </table:table-cell>
          <table:table-cell table:formula="of:=BASE([.K302]; 8)" office:value-type="string" office:string-value="451" calcext:value-type="string">
            <text:p>451</text:p>
          </table:table-cell>
          <table:table-cell/>
          <table:table-cell table:formula="of:=BASE([.K302]; 16)" office:value-type="string" office:string-value="129" calcext:value-type="string">
            <text:p>129</text:p>
          </table:table-cell>
          <table:table-cell table:formula="of:=[.C302] &amp; &quot; = &quot; &amp; [.E302] &amp; &quot;, // &quot; &amp; [.F302] &amp; &quot; --- &quot; &amp; [.K302]" office:value-type="string" office:string-value="QuotientFP = 0o451, // 0x129 --- 297" calcext:value-type="string">
            <text:p>QuotientFP = 0o451, // 0x129 --- 297</text:p>
          </table:table-cell>
          <table:table-cell office:value-type="float" office:value="297" calcext:value-type="float">
            <text:p>297</text:p>
          </table:table-cell>
          <table:table-cell table:formula="of:=[.K302]-[.K30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QuotientLP</text:p>
          </table:table-cell>
          <table:table-cell office:value-type="string" calcext:value-type="string">
            <text:p>=</text:p>
          </table:table-cell>
          <table:table-cell table:formula="of:=&quot;0o&quot; &amp; [.G303]" office:value-type="string" office:string-value="0o452" calcext:value-type="string">
            <text:p>0o452</text:p>
          </table:table-cell>
          <table:table-cell table:formula="of:=&quot;0x&quot; &amp; [.I303]" office:value-type="string" office:string-value="0x12A" calcext:value-type="string">
            <text:p>0x12A</text:p>
          </table:table-cell>
          <table:table-cell table:formula="of:=BASE([.K303]; 8)" office:value-type="string" office:string-value="452" calcext:value-type="string">
            <text:p>452</text:p>
          </table:table-cell>
          <table:table-cell/>
          <table:table-cell table:formula="of:=BASE([.K303]; 16)" office:value-type="string" office:string-value="12A" calcext:value-type="string">
            <text:p>12A</text:p>
          </table:table-cell>
          <table:table-cell table:formula="of:=[.C303] &amp; &quot; = &quot; &amp; [.E303] &amp; &quot;, // &quot; &amp; [.F303] &amp; &quot; --- &quot; &amp; [.K303]" office:value-type="string" office:string-value="QuotientLP = 0o452, // 0x12A --- 298" calcext:value-type="string">
            <text:p>QuotientLP = 0o452, // 0x12A --- 298</text:p>
          </table:table-cell>
          <table:table-cell office:value-type="float" office:value="298" calcext:value-type="float">
            <text:p>298</text:p>
          </table:table-cell>
          <table:table-cell table:formula="of:=[.K303]-[.K30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QuotientSP</text:p>
          </table:table-cell>
          <table:table-cell office:value-type="string" calcext:value-type="string">
            <text:p>=</text:p>
          </table:table-cell>
          <table:table-cell table:formula="of:=&quot;0o&quot; &amp; [.G304]" office:value-type="string" office:string-value="0o453" calcext:value-type="string">
            <text:p>0o453</text:p>
          </table:table-cell>
          <table:table-cell table:formula="of:=&quot;0x&quot; &amp; [.I304]" office:value-type="string" office:string-value="0x12B" calcext:value-type="string">
            <text:p>0x12B</text:p>
          </table:table-cell>
          <table:table-cell table:formula="of:=BASE([.K304]; 8)" office:value-type="string" office:string-value="453" calcext:value-type="string">
            <text:p>453</text:p>
          </table:table-cell>
          <table:table-cell/>
          <table:table-cell table:formula="of:=BASE([.K304]; 16)" office:value-type="string" office:string-value="12B" calcext:value-type="string">
            <text:p>12B</text:p>
          </table:table-cell>
          <table:table-cell table:formula="of:=[.C304] &amp; &quot; = &quot; &amp; [.E304] &amp; &quot;, // &quot; &amp; [.F304] &amp; &quot; --- &quot; &amp; [.K304]" office:value-type="string" office:string-value="QuotientSP = 0o453, // 0x12B --- 299" calcext:value-type="string">
            <text:p>QuotientSP = 0o453, // 0x12B --- 299</text:p>
          </table:table-cell>
          <table:table-cell office:value-type="float" office:value="299" calcext:value-type="float">
            <text:p>299</text:p>
          </table:table-cell>
          <table:table-cell table:formula="of:=[.K304]-[.K30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QuotientImmediate</text:p>
          </table:table-cell>
          <table:table-cell office:value-type="string" calcext:value-type="string">
            <text:p>=</text:p>
          </table:table-cell>
          <table:table-cell table:formula="of:=&quot;0o&quot; &amp; [.G305]" office:value-type="string" office:string-value="0o454" calcext:value-type="string">
            <text:p>0o454</text:p>
          </table:table-cell>
          <table:table-cell table:formula="of:=&quot;0x&quot; &amp; [.I305]" office:value-type="string" office:string-value="0x12C" calcext:value-type="string">
            <text:p>0x12C</text:p>
          </table:table-cell>
          <table:table-cell table:formula="of:=BASE([.K305]; 8)" office:value-type="string" office:string-value="454" calcext:value-type="string">
            <text:p>454</text:p>
          </table:table-cell>
          <table:table-cell/>
          <table:table-cell table:formula="of:=BASE([.K305]; 16)" office:value-type="string" office:string-value="12C" calcext:value-type="string">
            <text:p>12C</text:p>
          </table:table-cell>
          <table:table-cell table:formula="of:=[.C305] &amp; &quot; = &quot; &amp; [.E305] &amp; &quot;, // &quot; &amp; [.F305] &amp; &quot; --- &quot; &amp; [.K305]" office:value-type="string" office:string-value="QuotientImmediate = 0o454, // 0x12C --- 300" calcext:value-type="string">
            <text:p>QuotientImmediate = 0o454, // 0x12C --- 300</text:p>
          </table:table-cell>
          <table:table-cell office:value-type="float" office:value="300" calcext:value-type="float">
            <text:p>300</text:p>
          </table:table-cell>
          <table:table-cell table:formula="of:=[.K305]-[.K30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QuotientPop</text:p>
          </table:table-cell>
          <table:table-cell office:value-type="string" calcext:value-type="string">
            <text:p>=</text:p>
          </table:table-cell>
          <table:table-cell table:formula="of:=&quot;0o&quot; &amp; [.G306]" office:value-type="string" office:string-value="0o455" calcext:value-type="string">
            <text:p>0o455</text:p>
          </table:table-cell>
          <table:table-cell table:formula="of:=&quot;0x&quot; &amp; [.I306]" office:value-type="string" office:string-value="0x12D" calcext:value-type="string">
            <text:p>0x12D</text:p>
          </table:table-cell>
          <table:table-cell table:formula="of:=BASE([.K306]; 8)" office:value-type="string" office:string-value="455" calcext:value-type="string">
            <text:p>455</text:p>
          </table:table-cell>
          <table:table-cell/>
          <table:table-cell table:formula="of:=BASE([.K306]; 16)" office:value-type="string" office:string-value="12D" calcext:value-type="string">
            <text:p>12D</text:p>
          </table:table-cell>
          <table:table-cell table:formula="of:=[.C306] &amp; &quot; = &quot; &amp; [.E306] &amp; &quot;, // &quot; &amp; [.F306] &amp; &quot; --- &quot; &amp; [.K306]" office:value-type="string" office:string-value="QuotientPop = 0o455, // 0x12D --- 301" calcext:value-type="string">
            <text:p>QuotientPop = 0o455, // 0x12D --- 301</text:p>
          </table:table-cell>
          <table:table-cell office:value-type="float" office:value="301" calcext:value-type="float">
            <text:p>301</text:p>
          </table:table-cell>
          <table:table-cell table:formula="of:=[.K306]-[.K30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eilingFP</text:p>
          </table:table-cell>
          <table:table-cell office:value-type="string" calcext:value-type="string">
            <text:p>=</text:p>
          </table:table-cell>
          <table:table-cell table:formula="of:=&quot;0o&quot; &amp; [.G307]" office:value-type="string" office:string-value="0o456" calcext:value-type="string">
            <text:p>0o456</text:p>
          </table:table-cell>
          <table:table-cell table:formula="of:=&quot;0x&quot; &amp; [.I307]" office:value-type="string" office:string-value="0x12E" calcext:value-type="string">
            <text:p>0x12E</text:p>
          </table:table-cell>
          <table:table-cell table:formula="of:=BASE([.K307]; 8)" office:value-type="string" office:string-value="456" calcext:value-type="string">
            <text:p>456</text:p>
          </table:table-cell>
          <table:table-cell/>
          <table:table-cell table:formula="of:=BASE([.K307]; 16)" office:value-type="string" office:string-value="12E" calcext:value-type="string">
            <text:p>12E</text:p>
          </table:table-cell>
          <table:table-cell table:formula="of:=[.C307] &amp; &quot; = &quot; &amp; [.E307] &amp; &quot;, // &quot; &amp; [.F307] &amp; &quot; --- &quot; &amp; [.K307]" office:value-type="string" office:string-value="CeilingFP = 0o456, // 0x12E --- 302" calcext:value-type="string">
            <text:p>CeilingFP = 0o456, // 0x12E --- 302</text:p>
          </table:table-cell>
          <table:table-cell office:value-type="float" office:value="302" calcext:value-type="float">
            <text:p>302</text:p>
          </table:table-cell>
          <table:table-cell table:formula="of:=[.K307]-[.K30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eilingLP</text:p>
          </table:table-cell>
          <table:table-cell office:value-type="string" calcext:value-type="string">
            <text:p>=</text:p>
          </table:table-cell>
          <table:table-cell table:formula="of:=&quot;0o&quot; &amp; [.G308]" office:value-type="string" office:string-value="0o457" calcext:value-type="string">
            <text:p>0o457</text:p>
          </table:table-cell>
          <table:table-cell table:formula="of:=&quot;0x&quot; &amp; [.I308]" office:value-type="string" office:string-value="0x12F" calcext:value-type="string">
            <text:p>0x12F</text:p>
          </table:table-cell>
          <table:table-cell table:formula="of:=BASE([.K308]; 8)" office:value-type="string" office:string-value="457" calcext:value-type="string">
            <text:p>457</text:p>
          </table:table-cell>
          <table:table-cell/>
          <table:table-cell table:formula="of:=BASE([.K308]; 16)" office:value-type="string" office:string-value="12F" calcext:value-type="string">
            <text:p>12F</text:p>
          </table:table-cell>
          <table:table-cell table:formula="of:=[.C308] &amp; &quot; = &quot; &amp; [.E308] &amp; &quot;, // &quot; &amp; [.F308] &amp; &quot; --- &quot; &amp; [.K308]" office:value-type="string" office:string-value="CeilingLP = 0o457, // 0x12F --- 303" calcext:value-type="string">
            <text:p>CeilingLP = 0o457, // 0x12F --- 303</text:p>
          </table:table-cell>
          <table:table-cell office:value-type="float" office:value="303" calcext:value-type="float">
            <text:p>303</text:p>
          </table:table-cell>
          <table:table-cell table:formula="of:=[.K308]-[.K30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eilingSP</text:p>
          </table:table-cell>
          <table:table-cell office:value-type="string" calcext:value-type="string">
            <text:p>=</text:p>
          </table:table-cell>
          <table:table-cell table:formula="of:=&quot;0o&quot; &amp; [.G309]" office:value-type="string" office:string-value="0o460" calcext:value-type="string">
            <text:p>0o460</text:p>
          </table:table-cell>
          <table:table-cell table:formula="of:=&quot;0x&quot; &amp; [.I309]" office:value-type="string" office:string-value="0x130" calcext:value-type="string">
            <text:p>0x130</text:p>
          </table:table-cell>
          <table:table-cell table:formula="of:=BASE([.K309]; 8)" office:value-type="string" office:string-value="460" calcext:value-type="string">
            <text:p>460</text:p>
          </table:table-cell>
          <table:table-cell/>
          <table:table-cell table:formula="of:=BASE([.K309]; 16)" office:value-type="string" office:string-value="130" calcext:value-type="string">
            <text:p>130</text:p>
          </table:table-cell>
          <table:table-cell table:formula="of:=[.C309] &amp; &quot; = &quot; &amp; [.E309] &amp; &quot;, // &quot; &amp; [.F309] &amp; &quot; --- &quot; &amp; [.K309]" office:value-type="string" office:string-value="CeilingSP = 0o460, // 0x130 --- 304" calcext:value-type="string">
            <text:p>CeilingSP = 0o460, // 0x130 --- 304</text:p>
          </table:table-cell>
          <table:table-cell office:value-type="float" office:value="304" calcext:value-type="float">
            <text:p>304</text:p>
          </table:table-cell>
          <table:table-cell table:formula="of:=[.K309]-[.K30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eilingImmediate</text:p>
          </table:table-cell>
          <table:table-cell office:value-type="string" calcext:value-type="string">
            <text:p>=</text:p>
          </table:table-cell>
          <table:table-cell table:formula="of:=&quot;0o&quot; &amp; [.G310]" office:value-type="string" office:string-value="0o461" calcext:value-type="string">
            <text:p>0o461</text:p>
          </table:table-cell>
          <table:table-cell table:formula="of:=&quot;0x&quot; &amp; [.I310]" office:value-type="string" office:string-value="0x131" calcext:value-type="string">
            <text:p>0x131</text:p>
          </table:table-cell>
          <table:table-cell table:formula="of:=BASE([.K310]; 8)" office:value-type="string" office:string-value="461" calcext:value-type="string">
            <text:p>461</text:p>
          </table:table-cell>
          <table:table-cell/>
          <table:table-cell table:formula="of:=BASE([.K310]; 16)" office:value-type="string" office:string-value="131" calcext:value-type="string">
            <text:p>131</text:p>
          </table:table-cell>
          <table:table-cell table:formula="of:=[.C310] &amp; &quot; = &quot; &amp; [.E310] &amp; &quot;, // &quot; &amp; [.F310] &amp; &quot; --- &quot; &amp; [.K310]" office:value-type="string" office:string-value="CeilingImmediate = 0o461, // 0x131 --- 305" calcext:value-type="string">
            <text:p>CeilingImmediate = 0o461, // 0x131 --- 305</text:p>
          </table:table-cell>
          <table:table-cell office:value-type="float" office:value="305" calcext:value-type="float">
            <text:p>305</text:p>
          </table:table-cell>
          <table:table-cell table:formula="of:=[.K310]-[.K30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eilingPop</text:p>
          </table:table-cell>
          <table:table-cell office:value-type="string" calcext:value-type="string">
            <text:p>=</text:p>
          </table:table-cell>
          <table:table-cell table:formula="of:=&quot;0o&quot; &amp; [.G311]" office:value-type="string" office:string-value="0o462" calcext:value-type="string">
            <text:p>0o462</text:p>
          </table:table-cell>
          <table:table-cell table:formula="of:=&quot;0x&quot; &amp; [.I311]" office:value-type="string" office:string-value="0x132" calcext:value-type="string">
            <text:p>0x132</text:p>
          </table:table-cell>
          <table:table-cell table:formula="of:=BASE([.K311]; 8)" office:value-type="string" office:string-value="462" calcext:value-type="string">
            <text:p>462</text:p>
          </table:table-cell>
          <table:table-cell/>
          <table:table-cell table:formula="of:=BASE([.K311]; 16)" office:value-type="string" office:string-value="132" calcext:value-type="string">
            <text:p>132</text:p>
          </table:table-cell>
          <table:table-cell table:formula="of:=[.C311] &amp; &quot; = &quot; &amp; [.E311] &amp; &quot;, // &quot; &amp; [.F311] &amp; &quot; --- &quot; &amp; [.K311]" office:value-type="string" office:string-value="CeilingPop = 0o462, // 0x132 --- 306" calcext:value-type="string">
            <text:p>CeilingPop = 0o462, // 0x132 --- 306</text:p>
          </table:table-cell>
          <table:table-cell office:value-type="float" office:value="306" calcext:value-type="float">
            <text:p>306</text:p>
          </table:table-cell>
          <table:table-cell table:formula="of:=[.K311]-[.K31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FloorFP</text:p>
          </table:table-cell>
          <table:table-cell office:value-type="string" calcext:value-type="string">
            <text:p>=</text:p>
          </table:table-cell>
          <table:table-cell table:formula="of:=&quot;0o&quot; &amp; [.G312]" office:value-type="string" office:string-value="0o463" calcext:value-type="string">
            <text:p>0o463</text:p>
          </table:table-cell>
          <table:table-cell table:formula="of:=&quot;0x&quot; &amp; [.I312]" office:value-type="string" office:string-value="0x133" calcext:value-type="string">
            <text:p>0x133</text:p>
          </table:table-cell>
          <table:table-cell table:formula="of:=BASE([.K312]; 8)" office:value-type="string" office:string-value="463" calcext:value-type="string">
            <text:p>463</text:p>
          </table:table-cell>
          <table:table-cell/>
          <table:table-cell table:formula="of:=BASE([.K312]; 16)" office:value-type="string" office:string-value="133" calcext:value-type="string">
            <text:p>133</text:p>
          </table:table-cell>
          <table:table-cell table:formula="of:=[.C312] &amp; &quot; = &quot; &amp; [.E312] &amp; &quot;, // &quot; &amp; [.F312] &amp; &quot; --- &quot; &amp; [.K312]" office:value-type="string" office:string-value="FloorFP = 0o463, // 0x133 --- 307" calcext:value-type="string">
            <text:p>FloorFP = 0o463, // 0x133 --- 307</text:p>
          </table:table-cell>
          <table:table-cell office:value-type="float" office:value="307" calcext:value-type="float">
            <text:p>307</text:p>
          </table:table-cell>
          <table:table-cell table:formula="of:=[.K312]-[.K31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FloorLP</text:p>
          </table:table-cell>
          <table:table-cell office:value-type="string" calcext:value-type="string">
            <text:p>=</text:p>
          </table:table-cell>
          <table:table-cell table:formula="of:=&quot;0o&quot; &amp; [.G313]" office:value-type="string" office:string-value="0o464" calcext:value-type="string">
            <text:p>0o464</text:p>
          </table:table-cell>
          <table:table-cell table:formula="of:=&quot;0x&quot; &amp; [.I313]" office:value-type="string" office:string-value="0x134" calcext:value-type="string">
            <text:p>0x134</text:p>
          </table:table-cell>
          <table:table-cell table:formula="of:=BASE([.K313]; 8)" office:value-type="string" office:string-value="464" calcext:value-type="string">
            <text:p>464</text:p>
          </table:table-cell>
          <table:table-cell/>
          <table:table-cell table:formula="of:=BASE([.K313]; 16)" office:value-type="string" office:string-value="134" calcext:value-type="string">
            <text:p>134</text:p>
          </table:table-cell>
          <table:table-cell table:formula="of:=[.C313] &amp; &quot; = &quot; &amp; [.E313] &amp; &quot;, // &quot; &amp; [.F313] &amp; &quot; --- &quot; &amp; [.K313]" office:value-type="string" office:string-value="FloorLP = 0o464, // 0x134 --- 308" calcext:value-type="string">
            <text:p>FloorLP = 0o464, // 0x134 --- 308</text:p>
          </table:table-cell>
          <table:table-cell office:value-type="float" office:value="308" calcext:value-type="float">
            <text:p>308</text:p>
          </table:table-cell>
          <table:table-cell table:formula="of:=[.K313]-[.K31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FloorSP</text:p>
          </table:table-cell>
          <table:table-cell office:value-type="string" calcext:value-type="string">
            <text:p>=</text:p>
          </table:table-cell>
          <table:table-cell table:formula="of:=&quot;0o&quot; &amp; [.G314]" office:value-type="string" office:string-value="0o465" calcext:value-type="string">
            <text:p>0o465</text:p>
          </table:table-cell>
          <table:table-cell table:formula="of:=&quot;0x&quot; &amp; [.I314]" office:value-type="string" office:string-value="0x135" calcext:value-type="string">
            <text:p>0x135</text:p>
          </table:table-cell>
          <table:table-cell table:formula="of:=BASE([.K314]; 8)" office:value-type="string" office:string-value="465" calcext:value-type="string">
            <text:p>465</text:p>
          </table:table-cell>
          <table:table-cell/>
          <table:table-cell table:formula="of:=BASE([.K314]; 16)" office:value-type="string" office:string-value="135" calcext:value-type="string">
            <text:p>135</text:p>
          </table:table-cell>
          <table:table-cell table:formula="of:=[.C314] &amp; &quot; = &quot; &amp; [.E314] &amp; &quot;, // &quot; &amp; [.F314] &amp; &quot; --- &quot; &amp; [.K314]" office:value-type="string" office:string-value="FloorSP = 0o465, // 0x135 --- 309" calcext:value-type="string">
            <text:p>FloorSP = 0o465, // 0x135 --- 309</text:p>
          </table:table-cell>
          <table:table-cell office:value-type="float" office:value="309" calcext:value-type="float">
            <text:p>309</text:p>
          </table:table-cell>
          <table:table-cell table:formula="of:=[.K314]-[.K31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FloorImmediate</text:p>
          </table:table-cell>
          <table:table-cell office:value-type="string" calcext:value-type="string">
            <text:p>=</text:p>
          </table:table-cell>
          <table:table-cell table:formula="of:=&quot;0o&quot; &amp; [.G315]" office:value-type="string" office:string-value="0o466" calcext:value-type="string">
            <text:p>0o466</text:p>
          </table:table-cell>
          <table:table-cell table:formula="of:=&quot;0x&quot; &amp; [.I315]" office:value-type="string" office:string-value="0x136" calcext:value-type="string">
            <text:p>0x136</text:p>
          </table:table-cell>
          <table:table-cell table:formula="of:=BASE([.K315]; 8)" office:value-type="string" office:string-value="466" calcext:value-type="string">
            <text:p>466</text:p>
          </table:table-cell>
          <table:table-cell/>
          <table:table-cell table:formula="of:=BASE([.K315]; 16)" office:value-type="string" office:string-value="136" calcext:value-type="string">
            <text:p>136</text:p>
          </table:table-cell>
          <table:table-cell table:formula="of:=[.C315] &amp; &quot; = &quot; &amp; [.E315] &amp; &quot;, // &quot; &amp; [.F315] &amp; &quot; --- &quot; &amp; [.K315]" office:value-type="string" office:string-value="FloorImmediate = 0o466, // 0x136 --- 310" calcext:value-type="string">
            <text:p>FloorImmediate = 0o466, // 0x136 --- 310</text:p>
          </table:table-cell>
          <table:table-cell office:value-type="float" office:value="310" calcext:value-type="float">
            <text:p>310</text:p>
          </table:table-cell>
          <table:table-cell table:formula="of:=[.K315]-[.K31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FloorPop</text:p>
          </table:table-cell>
          <table:table-cell office:value-type="string" calcext:value-type="string">
            <text:p>=</text:p>
          </table:table-cell>
          <table:table-cell table:formula="of:=&quot;0o&quot; &amp; [.G316]" office:value-type="string" office:string-value="0o467" calcext:value-type="string">
            <text:p>0o467</text:p>
          </table:table-cell>
          <table:table-cell table:formula="of:=&quot;0x&quot; &amp; [.I316]" office:value-type="string" office:string-value="0x137" calcext:value-type="string">
            <text:p>0x137</text:p>
          </table:table-cell>
          <table:table-cell table:formula="of:=BASE([.K316]; 8)" office:value-type="string" office:string-value="467" calcext:value-type="string">
            <text:p>467</text:p>
          </table:table-cell>
          <table:table-cell/>
          <table:table-cell table:formula="of:=BASE([.K316]; 16)" office:value-type="string" office:string-value="137" calcext:value-type="string">
            <text:p>137</text:p>
          </table:table-cell>
          <table:table-cell table:formula="of:=[.C316] &amp; &quot; = &quot; &amp; [.E316] &amp; &quot;, // &quot; &amp; [.F316] &amp; &quot; --- &quot; &amp; [.K316]" office:value-type="string" office:string-value="FloorPop = 0o467, // 0x137 --- 311" calcext:value-type="string">
            <text:p>FloorPop = 0o467, // 0x137 --- 311</text:p>
          </table:table-cell>
          <table:table-cell office:value-type="float" office:value="311" calcext:value-type="float">
            <text:p>311</text:p>
          </table:table-cell>
          <table:table-cell table:formula="of:=[.K316]-[.K31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TruncateFP</text:p>
          </table:table-cell>
          <table:table-cell office:value-type="string" calcext:value-type="string">
            <text:p>=</text:p>
          </table:table-cell>
          <table:table-cell table:formula="of:=&quot;0o&quot; &amp; [.G317]" office:value-type="string" office:string-value="0o470" calcext:value-type="string">
            <text:p>0o470</text:p>
          </table:table-cell>
          <table:table-cell table:formula="of:=&quot;0x&quot; &amp; [.I317]" office:value-type="string" office:string-value="0x138" calcext:value-type="string">
            <text:p>0x138</text:p>
          </table:table-cell>
          <table:table-cell table:formula="of:=BASE([.K317]; 8)" office:value-type="string" office:string-value="470" calcext:value-type="string">
            <text:p>470</text:p>
          </table:table-cell>
          <table:table-cell/>
          <table:table-cell table:formula="of:=BASE([.K317]; 16)" office:value-type="string" office:string-value="138" calcext:value-type="string">
            <text:p>138</text:p>
          </table:table-cell>
          <table:table-cell table:formula="of:=[.C317] &amp; &quot; = &quot; &amp; [.E317] &amp; &quot;, // &quot; &amp; [.F317] &amp; &quot; --- &quot; &amp; [.K317]" office:value-type="string" office:string-value="TruncateFP = 0o470, // 0x138 --- 312" calcext:value-type="string">
            <text:p>TruncateFP = 0o470, // 0x138 --- 312</text:p>
          </table:table-cell>
          <table:table-cell office:value-type="float" office:value="312" calcext:value-type="float">
            <text:p>312</text:p>
          </table:table-cell>
          <table:table-cell table:formula="of:=[.K317]-[.K31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TruncateLP</text:p>
          </table:table-cell>
          <table:table-cell office:value-type="string" calcext:value-type="string">
            <text:p>=</text:p>
          </table:table-cell>
          <table:table-cell table:formula="of:=&quot;0o&quot; &amp; [.G318]" office:value-type="string" office:string-value="0o471" calcext:value-type="string">
            <text:p>0o471</text:p>
          </table:table-cell>
          <table:table-cell table:formula="of:=&quot;0x&quot; &amp; [.I318]" office:value-type="string" office:string-value="0x139" calcext:value-type="string">
            <text:p>0x139</text:p>
          </table:table-cell>
          <table:table-cell table:formula="of:=BASE([.K318]; 8)" office:value-type="string" office:string-value="471" calcext:value-type="string">
            <text:p>471</text:p>
          </table:table-cell>
          <table:table-cell/>
          <table:table-cell table:formula="of:=BASE([.K318]; 16)" office:value-type="string" office:string-value="139" calcext:value-type="string">
            <text:p>139</text:p>
          </table:table-cell>
          <table:table-cell table:formula="of:=[.C318] &amp; &quot; = &quot; &amp; [.E318] &amp; &quot;, // &quot; &amp; [.F318] &amp; &quot; --- &quot; &amp; [.K318]" office:value-type="string" office:string-value="TruncateLP = 0o471, // 0x139 --- 313" calcext:value-type="string">
            <text:p>TruncateLP = 0o471, // 0x139 --- 313</text:p>
          </table:table-cell>
          <table:table-cell office:value-type="float" office:value="313" calcext:value-type="float">
            <text:p>313</text:p>
          </table:table-cell>
          <table:table-cell table:formula="of:=[.K318]-[.K31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TruncateSP</text:p>
          </table:table-cell>
          <table:table-cell office:value-type="string" calcext:value-type="string">
            <text:p>=</text:p>
          </table:table-cell>
          <table:table-cell table:formula="of:=&quot;0o&quot; &amp; [.G319]" office:value-type="string" office:string-value="0o472" calcext:value-type="string">
            <text:p>0o472</text:p>
          </table:table-cell>
          <table:table-cell table:formula="of:=&quot;0x&quot; &amp; [.I319]" office:value-type="string" office:string-value="0x13A" calcext:value-type="string">
            <text:p>0x13A</text:p>
          </table:table-cell>
          <table:table-cell table:formula="of:=BASE([.K319]; 8)" office:value-type="string" office:string-value="472" calcext:value-type="string">
            <text:p>472</text:p>
          </table:table-cell>
          <table:table-cell/>
          <table:table-cell table:formula="of:=BASE([.K319]; 16)" office:value-type="string" office:string-value="13A" calcext:value-type="string">
            <text:p>13A</text:p>
          </table:table-cell>
          <table:table-cell table:formula="of:=[.C319] &amp; &quot; = &quot; &amp; [.E319] &amp; &quot;, // &quot; &amp; [.F319] &amp; &quot; --- &quot; &amp; [.K319]" office:value-type="string" office:string-value="TruncateSP = 0o472, // 0x13A --- 314" calcext:value-type="string">
            <text:p>TruncateSP = 0o472, // 0x13A --- 314</text:p>
          </table:table-cell>
          <table:table-cell office:value-type="float" office:value="314" calcext:value-type="float">
            <text:p>314</text:p>
          </table:table-cell>
          <table:table-cell table:formula="of:=[.K319]-[.K31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TruncateImmediate</text:p>
          </table:table-cell>
          <table:table-cell office:value-type="string" calcext:value-type="string">
            <text:p>=</text:p>
          </table:table-cell>
          <table:table-cell table:formula="of:=&quot;0o&quot; &amp; [.G320]" office:value-type="string" office:string-value="0o473" calcext:value-type="string">
            <text:p>0o473</text:p>
          </table:table-cell>
          <table:table-cell table:formula="of:=&quot;0x&quot; &amp; [.I320]" office:value-type="string" office:string-value="0x13B" calcext:value-type="string">
            <text:p>0x13B</text:p>
          </table:table-cell>
          <table:table-cell table:formula="of:=BASE([.K320]; 8)" office:value-type="string" office:string-value="473" calcext:value-type="string">
            <text:p>473</text:p>
          </table:table-cell>
          <table:table-cell/>
          <table:table-cell table:formula="of:=BASE([.K320]; 16)" office:value-type="string" office:string-value="13B" calcext:value-type="string">
            <text:p>13B</text:p>
          </table:table-cell>
          <table:table-cell table:formula="of:=[.C320] &amp; &quot; = &quot; &amp; [.E320] &amp; &quot;, // &quot; &amp; [.F320] &amp; &quot; --- &quot; &amp; [.K320]" office:value-type="string" office:string-value="TruncateImmediate = 0o473, // 0x13B --- 315" calcext:value-type="string">
            <text:p>TruncateImmediate = 0o473, // 0x13B --- 315</text:p>
          </table:table-cell>
          <table:table-cell office:value-type="float" office:value="315" calcext:value-type="float">
            <text:p>315</text:p>
          </table:table-cell>
          <table:table-cell table:formula="of:=[.K320]-[.K31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TruncatePop</text:p>
          </table:table-cell>
          <table:table-cell office:value-type="string" calcext:value-type="string">
            <text:p>=</text:p>
          </table:table-cell>
          <table:table-cell table:formula="of:=&quot;0o&quot; &amp; [.G321]" office:value-type="string" office:string-value="0o474" calcext:value-type="string">
            <text:p>0o474</text:p>
          </table:table-cell>
          <table:table-cell table:formula="of:=&quot;0x&quot; &amp; [.I321]" office:value-type="string" office:string-value="0x13C" calcext:value-type="string">
            <text:p>0x13C</text:p>
          </table:table-cell>
          <table:table-cell table:formula="of:=BASE([.K321]; 8)" office:value-type="string" office:string-value="474" calcext:value-type="string">
            <text:p>474</text:p>
          </table:table-cell>
          <table:table-cell/>
          <table:table-cell table:formula="of:=BASE([.K321]; 16)" office:value-type="string" office:string-value="13C" calcext:value-type="string">
            <text:p>13C</text:p>
          </table:table-cell>
          <table:table-cell table:formula="of:=[.C321] &amp; &quot; = &quot; &amp; [.E321] &amp; &quot;, // &quot; &amp; [.F321] &amp; &quot; --- &quot; &amp; [.K321]" office:value-type="string" office:string-value="TruncatePop = 0o474, // 0x13C --- 316" calcext:value-type="string">
            <text:p>TruncatePop = 0o474, // 0x13C --- 316</text:p>
          </table:table-cell>
          <table:table-cell office:value-type="float" office:value="316" calcext:value-type="float">
            <text:p>316</text:p>
          </table:table-cell>
          <table:table-cell table:formula="of:=[.K321]-[.K32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oundFP</text:p>
          </table:table-cell>
          <table:table-cell office:value-type="string" calcext:value-type="string">
            <text:p>=</text:p>
          </table:table-cell>
          <table:table-cell table:formula="of:=&quot;0o&quot; &amp; [.G322]" office:value-type="string" office:string-value="0o475" calcext:value-type="string">
            <text:p>0o475</text:p>
          </table:table-cell>
          <table:table-cell table:formula="of:=&quot;0x&quot; &amp; [.I322]" office:value-type="string" office:string-value="0x13D" calcext:value-type="string">
            <text:p>0x13D</text:p>
          </table:table-cell>
          <table:table-cell table:formula="of:=BASE([.K322]; 8)" office:value-type="string" office:string-value="475" calcext:value-type="string">
            <text:p>475</text:p>
          </table:table-cell>
          <table:table-cell/>
          <table:table-cell table:formula="of:=BASE([.K322]; 16)" office:value-type="string" office:string-value="13D" calcext:value-type="string">
            <text:p>13D</text:p>
          </table:table-cell>
          <table:table-cell table:formula="of:=[.C322] &amp; &quot; = &quot; &amp; [.E322] &amp; &quot;, // &quot; &amp; [.F322] &amp; &quot; --- &quot; &amp; [.K322]" office:value-type="string" office:string-value="RoundFP = 0o475, // 0x13D --- 317" calcext:value-type="string">
            <text:p>RoundFP = 0o475, // 0x13D --- 317</text:p>
          </table:table-cell>
          <table:table-cell office:value-type="float" office:value="317" calcext:value-type="float">
            <text:p>317</text:p>
          </table:table-cell>
          <table:table-cell table:formula="of:=[.K322]-[.K32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oundLP</text:p>
          </table:table-cell>
          <table:table-cell office:value-type="string" calcext:value-type="string">
            <text:p>=</text:p>
          </table:table-cell>
          <table:table-cell table:formula="of:=&quot;0o&quot; &amp; [.G323]" office:value-type="string" office:string-value="0o476" calcext:value-type="string">
            <text:p>0o476</text:p>
          </table:table-cell>
          <table:table-cell table:formula="of:=&quot;0x&quot; &amp; [.I323]" office:value-type="string" office:string-value="0x13E" calcext:value-type="string">
            <text:p>0x13E</text:p>
          </table:table-cell>
          <table:table-cell table:formula="of:=BASE([.K323]; 8)" office:value-type="string" office:string-value="476" calcext:value-type="string">
            <text:p>476</text:p>
          </table:table-cell>
          <table:table-cell/>
          <table:table-cell table:formula="of:=BASE([.K323]; 16)" office:value-type="string" office:string-value="13E" calcext:value-type="string">
            <text:p>13E</text:p>
          </table:table-cell>
          <table:table-cell table:formula="of:=[.C323] &amp; &quot; = &quot; &amp; [.E323] &amp; &quot;, // &quot; &amp; [.F323] &amp; &quot; --- &quot; &amp; [.K323]" office:value-type="string" office:string-value="RoundLP = 0o476, // 0x13E --- 318" calcext:value-type="string">
            <text:p>RoundLP = 0o476, // 0x13E --- 318</text:p>
          </table:table-cell>
          <table:table-cell office:value-type="float" office:value="318" calcext:value-type="float">
            <text:p>318</text:p>
          </table:table-cell>
          <table:table-cell table:formula="of:=[.K323]-[.K32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oundSP</text:p>
          </table:table-cell>
          <table:table-cell office:value-type="string" calcext:value-type="string">
            <text:p>=</text:p>
          </table:table-cell>
          <table:table-cell table:formula="of:=&quot;0o&quot; &amp; [.G324]" office:value-type="string" office:string-value="0o477" calcext:value-type="string">
            <text:p>0o477</text:p>
          </table:table-cell>
          <table:table-cell table:formula="of:=&quot;0x&quot; &amp; [.I324]" office:value-type="string" office:string-value="0x13F" calcext:value-type="string">
            <text:p>0x13F</text:p>
          </table:table-cell>
          <table:table-cell table:formula="of:=BASE([.K324]; 8)" office:value-type="string" office:string-value="477" calcext:value-type="string">
            <text:p>477</text:p>
          </table:table-cell>
          <table:table-cell/>
          <table:table-cell table:formula="of:=BASE([.K324]; 16)" office:value-type="string" office:string-value="13F" calcext:value-type="string">
            <text:p>13F</text:p>
          </table:table-cell>
          <table:table-cell table:formula="of:=[.C324] &amp; &quot; = &quot; &amp; [.E324] &amp; &quot;, // &quot; &amp; [.F324] &amp; &quot; --- &quot; &amp; [.K324]" office:value-type="string" office:string-value="RoundSP = 0o477, // 0x13F --- 319" calcext:value-type="string">
            <text:p>RoundSP = 0o477, // 0x13F --- 319</text:p>
          </table:table-cell>
          <table:table-cell office:value-type="float" office:value="319" calcext:value-type="float">
            <text:p>319</text:p>
          </table:table-cell>
          <table:table-cell table:formula="of:=[.K324]-[.K32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oundImmediate</text:p>
          </table:table-cell>
          <table:table-cell office:value-type="string" calcext:value-type="string">
            <text:p>=</text:p>
          </table:table-cell>
          <table:table-cell table:formula="of:=&quot;0o&quot; &amp; [.G325]" office:value-type="string" office:string-value="0o500" calcext:value-type="string">
            <text:p>0o500</text:p>
          </table:table-cell>
          <table:table-cell table:formula="of:=&quot;0x&quot; &amp; [.I325]" office:value-type="string" office:string-value="0x140" calcext:value-type="string">
            <text:p>0x140</text:p>
          </table:table-cell>
          <table:table-cell table:formula="of:=BASE([.K325]; 8)" office:value-type="string" office:string-value="500" calcext:value-type="string">
            <text:p>500</text:p>
          </table:table-cell>
          <table:table-cell/>
          <table:table-cell table:formula="of:=BASE([.K325]; 16)" office:value-type="string" office:string-value="140" calcext:value-type="string">
            <text:p>140</text:p>
          </table:table-cell>
          <table:table-cell table:formula="of:=[.C325] &amp; &quot; = &quot; &amp; [.E325] &amp; &quot;, // &quot; &amp; [.F325] &amp; &quot; --- &quot; &amp; [.K325]" office:value-type="string" office:string-value="RoundImmediate = 0o500, // 0x140 --- 320" calcext:value-type="string">
            <text:p>RoundImmediate = 0o500, // 0x140 --- 320</text:p>
          </table:table-cell>
          <table:table-cell office:value-type="float" office:value="320" calcext:value-type="float">
            <text:p>320</text:p>
          </table:table-cell>
          <table:table-cell table:formula="of:=[.K325]-[.K32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oundPop</text:p>
          </table:table-cell>
          <table:table-cell office:value-type="string" calcext:value-type="string">
            <text:p>=</text:p>
          </table:table-cell>
          <table:table-cell table:formula="of:=&quot;0o&quot; &amp; [.G326]" office:value-type="string" office:string-value="0o501" calcext:value-type="string">
            <text:p>0o501</text:p>
          </table:table-cell>
          <table:table-cell table:formula="of:=&quot;0x&quot; &amp; [.I326]" office:value-type="string" office:string-value="0x141" calcext:value-type="string">
            <text:p>0x141</text:p>
          </table:table-cell>
          <table:table-cell table:formula="of:=BASE([.K326]; 8)" office:value-type="string" office:string-value="501" calcext:value-type="string">
            <text:p>501</text:p>
          </table:table-cell>
          <table:table-cell/>
          <table:table-cell table:formula="of:=BASE([.K326]; 16)" office:value-type="string" office:string-value="141" calcext:value-type="string">
            <text:p>141</text:p>
          </table:table-cell>
          <table:table-cell table:formula="of:=[.C326] &amp; &quot; = &quot; &amp; [.E326] &amp; &quot;, // &quot; &amp; [.F326] &amp; &quot; --- &quot; &amp; [.K326]" office:value-type="string" office:string-value="RoundPop = 0o501, // 0x141 --- 321" calcext:value-type="string">
            <text:p>RoundPop = 0o501, // 0x141 --- 321</text:p>
          </table:table-cell>
          <table:table-cell office:value-type="float" office:value="321" calcext:value-type="float">
            <text:p>321</text:p>
          </table:table-cell>
          <table:table-cell table:formula="of:=[.K326]-[.K32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ationalQuotientFP</text:p>
          </table:table-cell>
          <table:table-cell office:value-type="string" calcext:value-type="string">
            <text:p>=</text:p>
          </table:table-cell>
          <table:table-cell table:formula="of:=&quot;0o&quot; &amp; [.G327]" office:value-type="string" office:string-value="0o502" calcext:value-type="string">
            <text:p>0o502</text:p>
          </table:table-cell>
          <table:table-cell table:formula="of:=&quot;0x&quot; &amp; [.I327]" office:value-type="string" office:string-value="0x142" calcext:value-type="string">
            <text:p>0x142</text:p>
          </table:table-cell>
          <table:table-cell table:formula="of:=BASE([.K327]; 8)" office:value-type="string" office:string-value="502" calcext:value-type="string">
            <text:p>502</text:p>
          </table:table-cell>
          <table:table-cell/>
          <table:table-cell table:formula="of:=BASE([.K327]; 16)" office:value-type="string" office:string-value="142" calcext:value-type="string">
            <text:p>142</text:p>
          </table:table-cell>
          <table:table-cell table:formula="of:=[.C327] &amp; &quot; = &quot; &amp; [.E327] &amp; &quot;, // &quot; &amp; [.F327] &amp; &quot; --- &quot; &amp; [.K327]" office:value-type="string" office:string-value="RationalQuotientFP = 0o502, // 0x142 --- 322" calcext:value-type="string">
            <text:p>RationalQuotientFP = 0o502, // 0x142 --- 322</text:p>
          </table:table-cell>
          <table:table-cell office:value-type="float" office:value="322" calcext:value-type="float">
            <text:p>322</text:p>
          </table:table-cell>
          <table:table-cell table:formula="of:=[.K327]-[.K32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ationalQuotientLP</text:p>
          </table:table-cell>
          <table:table-cell office:value-type="string" calcext:value-type="string">
            <text:p>=</text:p>
          </table:table-cell>
          <table:table-cell table:formula="of:=&quot;0o&quot; &amp; [.G328]" office:value-type="string" office:string-value="0o503" calcext:value-type="string">
            <text:p>0o503</text:p>
          </table:table-cell>
          <table:table-cell table:formula="of:=&quot;0x&quot; &amp; [.I328]" office:value-type="string" office:string-value="0x143" calcext:value-type="string">
            <text:p>0x143</text:p>
          </table:table-cell>
          <table:table-cell table:formula="of:=BASE([.K328]; 8)" office:value-type="string" office:string-value="503" calcext:value-type="string">
            <text:p>503</text:p>
          </table:table-cell>
          <table:table-cell/>
          <table:table-cell table:formula="of:=BASE([.K328]; 16)" office:value-type="string" office:string-value="143" calcext:value-type="string">
            <text:p>143</text:p>
          </table:table-cell>
          <table:table-cell table:formula="of:=[.C328] &amp; &quot; = &quot; &amp; [.E328] &amp; &quot;, // &quot; &amp; [.F328] &amp; &quot; --- &quot; &amp; [.K328]" office:value-type="string" office:string-value="RationalQuotientLP = 0o503, // 0x143 --- 323" calcext:value-type="string">
            <text:p>RationalQuotientLP = 0o503, // 0x143 --- 323</text:p>
          </table:table-cell>
          <table:table-cell office:value-type="float" office:value="323" calcext:value-type="float">
            <text:p>323</text:p>
          </table:table-cell>
          <table:table-cell table:formula="of:=[.K328]-[.K32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ationalQuotientSP</text:p>
          </table:table-cell>
          <table:table-cell office:value-type="string" calcext:value-type="string">
            <text:p>=</text:p>
          </table:table-cell>
          <table:table-cell table:formula="of:=&quot;0o&quot; &amp; [.G329]" office:value-type="string" office:string-value="0o504" calcext:value-type="string">
            <text:p>0o504</text:p>
          </table:table-cell>
          <table:table-cell table:formula="of:=&quot;0x&quot; &amp; [.I329]" office:value-type="string" office:string-value="0x144" calcext:value-type="string">
            <text:p>0x144</text:p>
          </table:table-cell>
          <table:table-cell table:formula="of:=BASE([.K329]; 8)" office:value-type="string" office:string-value="504" calcext:value-type="string">
            <text:p>504</text:p>
          </table:table-cell>
          <table:table-cell/>
          <table:table-cell table:formula="of:=BASE([.K329]; 16)" office:value-type="string" office:string-value="144" calcext:value-type="string">
            <text:p>144</text:p>
          </table:table-cell>
          <table:table-cell table:formula="of:=[.C329] &amp; &quot; = &quot; &amp; [.E329] &amp; &quot;, // &quot; &amp; [.F329] &amp; &quot; --- &quot; &amp; [.K329]" office:value-type="string" office:string-value="RationalQuotientSP = 0o504, // 0x144 --- 324" calcext:value-type="string">
            <text:p>RationalQuotientSP = 0o504, // 0x144 --- 324</text:p>
          </table:table-cell>
          <table:table-cell office:value-type="float" office:value="324" calcext:value-type="float">
            <text:p>324</text:p>
          </table:table-cell>
          <table:table-cell table:formula="of:=[.K329]-[.K32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ationalQuotientImmediate</text:p>
          </table:table-cell>
          <table:table-cell office:value-type="string" calcext:value-type="string">
            <text:p>=</text:p>
          </table:table-cell>
          <table:table-cell table:formula="of:=&quot;0o&quot; &amp; [.G330]" office:value-type="string" office:string-value="0o505" calcext:value-type="string">
            <text:p>0o505</text:p>
          </table:table-cell>
          <table:table-cell table:formula="of:=&quot;0x&quot; &amp; [.I330]" office:value-type="string" office:string-value="0x145" calcext:value-type="string">
            <text:p>0x145</text:p>
          </table:table-cell>
          <table:table-cell table:formula="of:=BASE([.K330]; 8)" office:value-type="string" office:string-value="505" calcext:value-type="string">
            <text:p>505</text:p>
          </table:table-cell>
          <table:table-cell/>
          <table:table-cell table:formula="of:=BASE([.K330]; 16)" office:value-type="string" office:string-value="145" calcext:value-type="string">
            <text:p>145</text:p>
          </table:table-cell>
          <table:table-cell table:formula="of:=[.C330] &amp; &quot; = &quot; &amp; [.E330] &amp; &quot;, // &quot; &amp; [.F330] &amp; &quot; --- &quot; &amp; [.K330]" office:value-type="string" office:string-value="RationalQuotientImmediate = 0o505, // 0x145 --- 325" calcext:value-type="string">
            <text:p>RationalQuotientImmediate = 0o505, // 0x145 --- 325</text:p>
          </table:table-cell>
          <table:table-cell office:value-type="float" office:value="325" calcext:value-type="float">
            <text:p>325</text:p>
          </table:table-cell>
          <table:table-cell table:formula="of:=[.K330]-[.K32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ationalQuotientPop</text:p>
          </table:table-cell>
          <table:table-cell office:value-type="string" calcext:value-type="string">
            <text:p>=</text:p>
          </table:table-cell>
          <table:table-cell table:formula="of:=&quot;0o&quot; &amp; [.G331]" office:value-type="string" office:string-value="0o506" calcext:value-type="string">
            <text:p>0o506</text:p>
          </table:table-cell>
          <table:table-cell table:formula="of:=&quot;0x&quot; &amp; [.I331]" office:value-type="string" office:string-value="0x146" calcext:value-type="string">
            <text:p>0x146</text:p>
          </table:table-cell>
          <table:table-cell table:formula="of:=BASE([.K331]; 8)" office:value-type="string" office:string-value="506" calcext:value-type="string">
            <text:p>506</text:p>
          </table:table-cell>
          <table:table-cell/>
          <table:table-cell table:formula="of:=BASE([.K331]; 16)" office:value-type="string" office:string-value="146" calcext:value-type="string">
            <text:p>146</text:p>
          </table:table-cell>
          <table:table-cell table:formula="of:=[.C331] &amp; &quot; = &quot; &amp; [.E331] &amp; &quot;, // &quot; &amp; [.F331] &amp; &quot; --- &quot; &amp; [.K331]" office:value-type="string" office:string-value="RationalQuotientPop = 0o506, // 0x146 --- 326" calcext:value-type="string">
            <text:p>RationalQuotientPop = 0o506, // 0x146 --- 326</text:p>
          </table:table-cell>
          <table:table-cell office:value-type="float" office:value="326" calcext:value-type="float">
            <text:p>326</text:p>
          </table:table-cell>
          <table:table-cell table:formula="of:=[.K331]-[.K33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inFP</text:p>
          </table:table-cell>
          <table:table-cell office:value-type="string" calcext:value-type="string">
            <text:p>=</text:p>
          </table:table-cell>
          <table:table-cell table:formula="of:=&quot;0o&quot; &amp; [.G332]" office:value-type="string" office:string-value="0o507" calcext:value-type="string">
            <text:p>0o507</text:p>
          </table:table-cell>
          <table:table-cell table:formula="of:=&quot;0x&quot; &amp; [.I332]" office:value-type="string" office:string-value="0x147" calcext:value-type="string">
            <text:p>0x147</text:p>
          </table:table-cell>
          <table:table-cell table:formula="of:=BASE([.K332]; 8)" office:value-type="string" office:string-value="507" calcext:value-type="string">
            <text:p>507</text:p>
          </table:table-cell>
          <table:table-cell/>
          <table:table-cell table:formula="of:=BASE([.K332]; 16)" office:value-type="string" office:string-value="147" calcext:value-type="string">
            <text:p>147</text:p>
          </table:table-cell>
          <table:table-cell table:formula="of:=[.C332] &amp; &quot; = &quot; &amp; [.E332] &amp; &quot;, // &quot; &amp; [.F332] &amp; &quot; --- &quot; &amp; [.K332]" office:value-type="string" office:string-value="MinFP = 0o507, // 0x147 --- 327" calcext:value-type="string">
            <text:p>MinFP = 0o507, // 0x147 --- 327</text:p>
          </table:table-cell>
          <table:table-cell office:value-type="float" office:value="327" calcext:value-type="float">
            <text:p>327</text:p>
          </table:table-cell>
          <table:table-cell table:formula="of:=[.K332]-[.K33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inLP</text:p>
          </table:table-cell>
          <table:table-cell office:value-type="string" calcext:value-type="string">
            <text:p>=</text:p>
          </table:table-cell>
          <table:table-cell table:formula="of:=&quot;0o&quot; &amp; [.G333]" office:value-type="string" office:string-value="0o510" calcext:value-type="string">
            <text:p>0o510</text:p>
          </table:table-cell>
          <table:table-cell table:formula="of:=&quot;0x&quot; &amp; [.I333]" office:value-type="string" office:string-value="0x148" calcext:value-type="string">
            <text:p>0x148</text:p>
          </table:table-cell>
          <table:table-cell table:formula="of:=BASE([.K333]; 8)" office:value-type="string" office:string-value="510" calcext:value-type="string">
            <text:p>510</text:p>
          </table:table-cell>
          <table:table-cell/>
          <table:table-cell table:formula="of:=BASE([.K333]; 16)" office:value-type="string" office:string-value="148" calcext:value-type="string">
            <text:p>148</text:p>
          </table:table-cell>
          <table:table-cell table:formula="of:=[.C333] &amp; &quot; = &quot; &amp; [.E333] &amp; &quot;, // &quot; &amp; [.F333] &amp; &quot; --- &quot; &amp; [.K333]" office:value-type="string" office:string-value="MinLP = 0o510, // 0x148 --- 328" calcext:value-type="string">
            <text:p>MinLP = 0o510, // 0x148 --- 328</text:p>
          </table:table-cell>
          <table:table-cell office:value-type="float" office:value="328" calcext:value-type="float">
            <text:p>328</text:p>
          </table:table-cell>
          <table:table-cell table:formula="of:=[.K333]-[.K33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inSP</text:p>
          </table:table-cell>
          <table:table-cell office:value-type="string" calcext:value-type="string">
            <text:p>=</text:p>
          </table:table-cell>
          <table:table-cell table:formula="of:=&quot;0o&quot; &amp; [.G334]" office:value-type="string" office:string-value="0o511" calcext:value-type="string">
            <text:p>0o511</text:p>
          </table:table-cell>
          <table:table-cell table:formula="of:=&quot;0x&quot; &amp; [.I334]" office:value-type="string" office:string-value="0x149" calcext:value-type="string">
            <text:p>0x149</text:p>
          </table:table-cell>
          <table:table-cell table:formula="of:=BASE([.K334]; 8)" office:value-type="string" office:string-value="511" calcext:value-type="string">
            <text:p>511</text:p>
          </table:table-cell>
          <table:table-cell/>
          <table:table-cell table:formula="of:=BASE([.K334]; 16)" office:value-type="string" office:string-value="149" calcext:value-type="string">
            <text:p>149</text:p>
          </table:table-cell>
          <table:table-cell table:formula="of:=[.C334] &amp; &quot; = &quot; &amp; [.E334] &amp; &quot;, // &quot; &amp; [.F334] &amp; &quot; --- &quot; &amp; [.K334]" office:value-type="string" office:string-value="MinSP = 0o511, // 0x149 --- 329" calcext:value-type="string">
            <text:p>MinSP = 0o511, // 0x149 --- 329</text:p>
          </table:table-cell>
          <table:table-cell office:value-type="float" office:value="329" calcext:value-type="float">
            <text:p>329</text:p>
          </table:table-cell>
          <table:table-cell table:formula="of:=[.K334]-[.K33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inImmediate</text:p>
          </table:table-cell>
          <table:table-cell office:value-type="string" calcext:value-type="string">
            <text:p>=</text:p>
          </table:table-cell>
          <table:table-cell table:formula="of:=&quot;0o&quot; &amp; [.G335]" office:value-type="string" office:string-value="0o512" calcext:value-type="string">
            <text:p>0o512</text:p>
          </table:table-cell>
          <table:table-cell table:formula="of:=&quot;0x&quot; &amp; [.I335]" office:value-type="string" office:string-value="0x14A" calcext:value-type="string">
            <text:p>0x14A</text:p>
          </table:table-cell>
          <table:table-cell table:formula="of:=BASE([.K335]; 8)" office:value-type="string" office:string-value="512" calcext:value-type="string">
            <text:p>512</text:p>
          </table:table-cell>
          <table:table-cell/>
          <table:table-cell table:formula="of:=BASE([.K335]; 16)" office:value-type="string" office:string-value="14A" calcext:value-type="string">
            <text:p>14A</text:p>
          </table:table-cell>
          <table:table-cell table:formula="of:=[.C335] &amp; &quot; = &quot; &amp; [.E335] &amp; &quot;, // &quot; &amp; [.F335] &amp; &quot; --- &quot; &amp; [.K335]" office:value-type="string" office:string-value="MinImmediate = 0o512, // 0x14A --- 330" calcext:value-type="string">
            <text:p>MinImmediate = 0o512, // 0x14A --- 330</text:p>
          </table:table-cell>
          <table:table-cell office:value-type="float" office:value="330" calcext:value-type="float">
            <text:p>330</text:p>
          </table:table-cell>
          <table:table-cell table:formula="of:=[.K335]-[.K33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inPop</text:p>
          </table:table-cell>
          <table:table-cell office:value-type="string" calcext:value-type="string">
            <text:p>=</text:p>
          </table:table-cell>
          <table:table-cell table:formula="of:=&quot;0o&quot; &amp; [.G336]" office:value-type="string" office:string-value="0o513" calcext:value-type="string">
            <text:p>0o513</text:p>
          </table:table-cell>
          <table:table-cell table:formula="of:=&quot;0x&quot; &amp; [.I336]" office:value-type="string" office:string-value="0x14B" calcext:value-type="string">
            <text:p>0x14B</text:p>
          </table:table-cell>
          <table:table-cell table:formula="of:=BASE([.K336]; 8)" office:value-type="string" office:string-value="513" calcext:value-type="string">
            <text:p>513</text:p>
          </table:table-cell>
          <table:table-cell/>
          <table:table-cell table:formula="of:=BASE([.K336]; 16)" office:value-type="string" office:string-value="14B" calcext:value-type="string">
            <text:p>14B</text:p>
          </table:table-cell>
          <table:table-cell table:formula="of:=[.C336] &amp; &quot; = &quot; &amp; [.E336] &amp; &quot;, // &quot; &amp; [.F336] &amp; &quot; --- &quot; &amp; [.K336]" office:value-type="string" office:string-value="MinPop = 0o513, // 0x14B --- 331" calcext:value-type="string">
            <text:p>MinPop = 0o513, // 0x14B --- 331</text:p>
          </table:table-cell>
          <table:table-cell office:value-type="float" office:value="331" calcext:value-type="float">
            <text:p>331</text:p>
          </table:table-cell>
          <table:table-cell table:formula="of:=[.K336]-[.K33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axFP</text:p>
          </table:table-cell>
          <table:table-cell office:value-type="string" calcext:value-type="string">
            <text:p>=</text:p>
          </table:table-cell>
          <table:table-cell table:formula="of:=&quot;0o&quot; &amp; [.G337]" office:value-type="string" office:string-value="0o514" calcext:value-type="string">
            <text:p>0o514</text:p>
          </table:table-cell>
          <table:table-cell table:formula="of:=&quot;0x&quot; &amp; [.I337]" office:value-type="string" office:string-value="0x14C" calcext:value-type="string">
            <text:p>0x14C</text:p>
          </table:table-cell>
          <table:table-cell table:formula="of:=BASE([.K337]; 8)" office:value-type="string" office:string-value="514" calcext:value-type="string">
            <text:p>514</text:p>
          </table:table-cell>
          <table:table-cell/>
          <table:table-cell table:formula="of:=BASE([.K337]; 16)" office:value-type="string" office:string-value="14C" calcext:value-type="string">
            <text:p>14C</text:p>
          </table:table-cell>
          <table:table-cell table:formula="of:=[.C337] &amp; &quot; = &quot; &amp; [.E337] &amp; &quot;, // &quot; &amp; [.F337] &amp; &quot; --- &quot; &amp; [.K337]" office:value-type="string" office:string-value="MaxFP = 0o514, // 0x14C --- 332" calcext:value-type="string">
            <text:p>MaxFP = 0o514, // 0x14C --- 332</text:p>
          </table:table-cell>
          <table:table-cell office:value-type="float" office:value="332" calcext:value-type="float">
            <text:p>332</text:p>
          </table:table-cell>
          <table:table-cell table:formula="of:=[.K337]-[.K33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axLP</text:p>
          </table:table-cell>
          <table:table-cell office:value-type="string" calcext:value-type="string">
            <text:p>=</text:p>
          </table:table-cell>
          <table:table-cell table:formula="of:=&quot;0o&quot; &amp; [.G338]" office:value-type="string" office:string-value="0o515" calcext:value-type="string">
            <text:p>0o515</text:p>
          </table:table-cell>
          <table:table-cell table:formula="of:=&quot;0x&quot; &amp; [.I338]" office:value-type="string" office:string-value="0x14D" calcext:value-type="string">
            <text:p>0x14D</text:p>
          </table:table-cell>
          <table:table-cell table:formula="of:=BASE([.K338]; 8)" office:value-type="string" office:string-value="515" calcext:value-type="string">
            <text:p>515</text:p>
          </table:table-cell>
          <table:table-cell/>
          <table:table-cell table:formula="of:=BASE([.K338]; 16)" office:value-type="string" office:string-value="14D" calcext:value-type="string">
            <text:p>14D</text:p>
          </table:table-cell>
          <table:table-cell table:formula="of:=[.C338] &amp; &quot; = &quot; &amp; [.E338] &amp; &quot;, // &quot; &amp; [.F338] &amp; &quot; --- &quot; &amp; [.K338]" office:value-type="string" office:string-value="MaxLP = 0o515, // 0x14D --- 333" calcext:value-type="string">
            <text:p>MaxLP = 0o515, // 0x14D --- 333</text:p>
          </table:table-cell>
          <table:table-cell office:value-type="float" office:value="333" calcext:value-type="float">
            <text:p>333</text:p>
          </table:table-cell>
          <table:table-cell table:formula="of:=[.K338]-[.K33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axSP</text:p>
          </table:table-cell>
          <table:table-cell office:value-type="string" calcext:value-type="string">
            <text:p>=</text:p>
          </table:table-cell>
          <table:table-cell table:formula="of:=&quot;0o&quot; &amp; [.G339]" office:value-type="string" office:string-value="0o516" calcext:value-type="string">
            <text:p>0o516</text:p>
          </table:table-cell>
          <table:table-cell table:formula="of:=&quot;0x&quot; &amp; [.I339]" office:value-type="string" office:string-value="0x14E" calcext:value-type="string">
            <text:p>0x14E</text:p>
          </table:table-cell>
          <table:table-cell table:formula="of:=BASE([.K339]; 8)" office:value-type="string" office:string-value="516" calcext:value-type="string">
            <text:p>516</text:p>
          </table:table-cell>
          <table:table-cell/>
          <table:table-cell table:formula="of:=BASE([.K339]; 16)" office:value-type="string" office:string-value="14E" calcext:value-type="string">
            <text:p>14E</text:p>
          </table:table-cell>
          <table:table-cell table:formula="of:=[.C339] &amp; &quot; = &quot; &amp; [.E339] &amp; &quot;, // &quot; &amp; [.F339] &amp; &quot; --- &quot; &amp; [.K339]" office:value-type="string" office:string-value="MaxSP = 0o516, // 0x14E --- 334" calcext:value-type="string">
            <text:p>MaxSP = 0o516, // 0x14E --- 334</text:p>
          </table:table-cell>
          <table:table-cell office:value-type="float" office:value="334" calcext:value-type="float">
            <text:p>334</text:p>
          </table:table-cell>
          <table:table-cell table:formula="of:=[.K339]-[.K33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axImmediate</text:p>
          </table:table-cell>
          <table:table-cell office:value-type="string" calcext:value-type="string">
            <text:p>=</text:p>
          </table:table-cell>
          <table:table-cell table:formula="of:=&quot;0o&quot; &amp; [.G340]" office:value-type="string" office:string-value="0o517" calcext:value-type="string">
            <text:p>0o517</text:p>
          </table:table-cell>
          <table:table-cell table:formula="of:=&quot;0x&quot; &amp; [.I340]" office:value-type="string" office:string-value="0x14F" calcext:value-type="string">
            <text:p>0x14F</text:p>
          </table:table-cell>
          <table:table-cell table:formula="of:=BASE([.K340]; 8)" office:value-type="string" office:string-value="517" calcext:value-type="string">
            <text:p>517</text:p>
          </table:table-cell>
          <table:table-cell/>
          <table:table-cell table:formula="of:=BASE([.K340]; 16)" office:value-type="string" office:string-value="14F" calcext:value-type="string">
            <text:p>14F</text:p>
          </table:table-cell>
          <table:table-cell table:formula="of:=[.C340] &amp; &quot; = &quot; &amp; [.E340] &amp; &quot;, // &quot; &amp; [.F340] &amp; &quot; --- &quot; &amp; [.K340]" office:value-type="string" office:string-value="MaxImmediate = 0o517, // 0x14F --- 335" calcext:value-type="string">
            <text:p>MaxImmediate = 0o517, // 0x14F --- 335</text:p>
          </table:table-cell>
          <table:table-cell office:value-type="float" office:value="335" calcext:value-type="float">
            <text:p>335</text:p>
          </table:table-cell>
          <table:table-cell table:formula="of:=[.K340]-[.K33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axPop</text:p>
          </table:table-cell>
          <table:table-cell office:value-type="string" calcext:value-type="string">
            <text:p>=</text:p>
          </table:table-cell>
          <table:table-cell table:formula="of:=&quot;0o&quot; &amp; [.G341]" office:value-type="string" office:string-value="0o520" calcext:value-type="string">
            <text:p>0o520</text:p>
          </table:table-cell>
          <table:table-cell table:formula="of:=&quot;0x&quot; &amp; [.I341]" office:value-type="string" office:string-value="0x150" calcext:value-type="string">
            <text:p>0x150</text:p>
          </table:table-cell>
          <table:table-cell table:formula="of:=BASE([.K341]; 8)" office:value-type="string" office:string-value="520" calcext:value-type="string">
            <text:p>520</text:p>
          </table:table-cell>
          <table:table-cell/>
          <table:table-cell table:formula="of:=BASE([.K341]; 16)" office:value-type="string" office:string-value="150" calcext:value-type="string">
            <text:p>150</text:p>
          </table:table-cell>
          <table:table-cell table:formula="of:=[.C341] &amp; &quot; = &quot; &amp; [.E341] &amp; &quot;, // &quot; &amp; [.F341] &amp; &quot; --- &quot; &amp; [.K341]" office:value-type="string" office:string-value="MaxPop = 0o520, // 0x150 --- 336" calcext:value-type="string">
            <text:p>MaxPop = 0o520, // 0x150 --- 336</text:p>
          </table:table-cell>
          <table:table-cell office:value-type="float" office:value="336" calcext:value-type="float">
            <text:p>336</text:p>
          </table:table-cell>
          <table:table-cell table:formula="of:=[.K341]-[.K34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uFP</text:p>
          </table:table-cell>
          <table:table-cell office:value-type="string" calcext:value-type="string">
            <text:p>=</text:p>
          </table:table-cell>
          <table:table-cell table:formula="of:=&quot;0o&quot; &amp; [.G342]" office:value-type="string" office:string-value="0o521" calcext:value-type="string">
            <text:p>0o521</text:p>
          </table:table-cell>
          <table:table-cell table:formula="of:=&quot;0x&quot; &amp; [.I342]" office:value-type="string" office:string-value="0x151" calcext:value-type="string">
            <text:p>0x151</text:p>
          </table:table-cell>
          <table:table-cell table:formula="of:=BASE([.K342]; 8)" office:value-type="string" office:string-value="521" calcext:value-type="string">
            <text:p>521</text:p>
          </table:table-cell>
          <table:table-cell/>
          <table:table-cell table:formula="of:=BASE([.K342]; 16)" office:value-type="string" office:string-value="151" calcext:value-type="string">
            <text:p>151</text:p>
          </table:table-cell>
          <table:table-cell table:formula="of:=[.C342] &amp; &quot; = &quot; &amp; [.E342] &amp; &quot;, // &quot; &amp; [.F342] &amp; &quot; --- &quot; &amp; [.K342]" office:value-type="string" office:string-value="AluFP = 0o521, // 0x151 --- 337" calcext:value-type="string">
            <text:p>AluFP = 0o521, // 0x151 --- 337</text:p>
          </table:table-cell>
          <table:table-cell office:value-type="float" office:value="337" calcext:value-type="float">
            <text:p>337</text:p>
          </table:table-cell>
          <table:table-cell table:formula="of:=[.K342]-[.K34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uLP</text:p>
          </table:table-cell>
          <table:table-cell office:value-type="string" calcext:value-type="string">
            <text:p>=</text:p>
          </table:table-cell>
          <table:table-cell table:formula="of:=&quot;0o&quot; &amp; [.G343]" office:value-type="string" office:string-value="0o522" calcext:value-type="string">
            <text:p>0o522</text:p>
          </table:table-cell>
          <table:table-cell table:formula="of:=&quot;0x&quot; &amp; [.I343]" office:value-type="string" office:string-value="0x152" calcext:value-type="string">
            <text:p>0x152</text:p>
          </table:table-cell>
          <table:table-cell table:formula="of:=BASE([.K343]; 8)" office:value-type="string" office:string-value="522" calcext:value-type="string">
            <text:p>522</text:p>
          </table:table-cell>
          <table:table-cell/>
          <table:table-cell table:formula="of:=BASE([.K343]; 16)" office:value-type="string" office:string-value="152" calcext:value-type="string">
            <text:p>152</text:p>
          </table:table-cell>
          <table:table-cell table:formula="of:=[.C343] &amp; &quot; = &quot; &amp; [.E343] &amp; &quot;, // &quot; &amp; [.F343] &amp; &quot; --- &quot; &amp; [.K343]" office:value-type="string" office:string-value="AluLP = 0o522, // 0x152 --- 338" calcext:value-type="string">
            <text:p>AluLP = 0o522, // 0x152 --- 338</text:p>
          </table:table-cell>
          <table:table-cell office:value-type="float" office:value="338" calcext:value-type="float">
            <text:p>338</text:p>
          </table:table-cell>
          <table:table-cell table:formula="of:=[.K343]-[.K34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uSP</text:p>
          </table:table-cell>
          <table:table-cell office:value-type="string" calcext:value-type="string">
            <text:p>=</text:p>
          </table:table-cell>
          <table:table-cell table:formula="of:=&quot;0o&quot; &amp; [.G344]" office:value-type="string" office:string-value="0o523" calcext:value-type="string">
            <text:p>0o523</text:p>
          </table:table-cell>
          <table:table-cell table:formula="of:=&quot;0x&quot; &amp; [.I344]" office:value-type="string" office:string-value="0x153" calcext:value-type="string">
            <text:p>0x153</text:p>
          </table:table-cell>
          <table:table-cell table:formula="of:=BASE([.K344]; 8)" office:value-type="string" office:string-value="523" calcext:value-type="string">
            <text:p>523</text:p>
          </table:table-cell>
          <table:table-cell/>
          <table:table-cell table:formula="of:=BASE([.K344]; 16)" office:value-type="string" office:string-value="153" calcext:value-type="string">
            <text:p>153</text:p>
          </table:table-cell>
          <table:table-cell table:formula="of:=[.C344] &amp; &quot; = &quot; &amp; [.E344] &amp; &quot;, // &quot; &amp; [.F344] &amp; &quot; --- &quot; &amp; [.K344]" office:value-type="string" office:string-value="AluSP = 0o523, // 0x153 --- 339" calcext:value-type="string">
            <text:p>AluSP = 0o523, // 0x153 --- 339</text:p>
          </table:table-cell>
          <table:table-cell office:value-type="float" office:value="339" calcext:value-type="float">
            <text:p>339</text:p>
          </table:table-cell>
          <table:table-cell table:formula="of:=[.K344]-[.K34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uImmediate</text:p>
          </table:table-cell>
          <table:table-cell office:value-type="string" calcext:value-type="string">
            <text:p>=</text:p>
          </table:table-cell>
          <table:table-cell table:formula="of:=&quot;0o&quot; &amp; [.G345]" office:value-type="string" office:string-value="0o524" calcext:value-type="string">
            <text:p>0o524</text:p>
          </table:table-cell>
          <table:table-cell table:formula="of:=&quot;0x&quot; &amp; [.I345]" office:value-type="string" office:string-value="0x154" calcext:value-type="string">
            <text:p>0x154</text:p>
          </table:table-cell>
          <table:table-cell table:formula="of:=BASE([.K345]; 8)" office:value-type="string" office:string-value="524" calcext:value-type="string">
            <text:p>524</text:p>
          </table:table-cell>
          <table:table-cell/>
          <table:table-cell table:formula="of:=BASE([.K345]; 16)" office:value-type="string" office:string-value="154" calcext:value-type="string">
            <text:p>154</text:p>
          </table:table-cell>
          <table:table-cell table:formula="of:=[.C345] &amp; &quot; = &quot; &amp; [.E345] &amp; &quot;, // &quot; &amp; [.F345] &amp; &quot; --- &quot; &amp; [.K345]" office:value-type="string" office:string-value="AluImmediate = 0o524, // 0x154 --- 340" calcext:value-type="string">
            <text:p>AluImmediate = 0o524, // 0x154 --- 340</text:p>
          </table:table-cell>
          <table:table-cell office:value-type="float" office:value="340" calcext:value-type="float">
            <text:p>340</text:p>
          </table:table-cell>
          <table:table-cell table:formula="of:=[.K345]-[.K34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uPop</text:p>
          </table:table-cell>
          <table:table-cell office:value-type="string" calcext:value-type="string">
            <text:p>=</text:p>
          </table:table-cell>
          <table:table-cell table:formula="of:=&quot;0o&quot; &amp; [.G346]" office:value-type="string" office:string-value="0o525" calcext:value-type="string">
            <text:p>0o525</text:p>
          </table:table-cell>
          <table:table-cell table:formula="of:=&quot;0x&quot; &amp; [.I346]" office:value-type="string" office:string-value="0x155" calcext:value-type="string">
            <text:p>0x155</text:p>
          </table:table-cell>
          <table:table-cell table:formula="of:=BASE([.K346]; 8)" office:value-type="string" office:string-value="525" calcext:value-type="string">
            <text:p>525</text:p>
          </table:table-cell>
          <table:table-cell/>
          <table:table-cell table:formula="of:=BASE([.K346]; 16)" office:value-type="string" office:string-value="155" calcext:value-type="string">
            <text:p>155</text:p>
          </table:table-cell>
          <table:table-cell table:formula="of:=[.C346] &amp; &quot; = &quot; &amp; [.E346] &amp; &quot;, // &quot; &amp; [.F346] &amp; &quot; --- &quot; &amp; [.K346]" office:value-type="string" office:string-value="AluPop = 0o525, // 0x155 --- 341" calcext:value-type="string">
            <text:p>AluPop = 0o525, // 0x155 --- 341</text:p>
          </table:table-cell>
          <table:table-cell office:value-type="float" office:value="341" calcext:value-type="float">
            <text:p>341</text:p>
          </table:table-cell>
          <table:table-cell table:formula="of:=[.K346]-[.K34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andFP</text:p>
          </table:table-cell>
          <table:table-cell office:value-type="string" calcext:value-type="string">
            <text:p>=</text:p>
          </table:table-cell>
          <table:table-cell table:formula="of:=&quot;0o&quot; &amp; [.G347]" office:value-type="string" office:string-value="0o526" calcext:value-type="string">
            <text:p>0o526</text:p>
          </table:table-cell>
          <table:table-cell table:formula="of:=&quot;0x&quot; &amp; [.I347]" office:value-type="string" office:string-value="0x156" calcext:value-type="string">
            <text:p>0x156</text:p>
          </table:table-cell>
          <table:table-cell table:formula="of:=BASE([.K347]; 8)" office:value-type="string" office:string-value="526" calcext:value-type="string">
            <text:p>526</text:p>
          </table:table-cell>
          <table:table-cell/>
          <table:table-cell table:formula="of:=BASE([.K347]; 16)" office:value-type="string" office:string-value="156" calcext:value-type="string">
            <text:p>156</text:p>
          </table:table-cell>
          <table:table-cell table:formula="of:=[.C347] &amp; &quot; = &quot; &amp; [.E347] &amp; &quot;, // &quot; &amp; [.F347] &amp; &quot; --- &quot; &amp; [.K347]" office:value-type="string" office:string-value="LogandFP = 0o526, // 0x156 --- 342" calcext:value-type="string">
            <text:p>LogandFP = 0o526, // 0x156 --- 342</text:p>
          </table:table-cell>
          <table:table-cell office:value-type="float" office:value="342" calcext:value-type="float">
            <text:p>342</text:p>
          </table:table-cell>
          <table:table-cell table:formula="of:=[.K347]-[.K34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andLP</text:p>
          </table:table-cell>
          <table:table-cell office:value-type="string" calcext:value-type="string">
            <text:p>=</text:p>
          </table:table-cell>
          <table:table-cell table:formula="of:=&quot;0o&quot; &amp; [.G348]" office:value-type="string" office:string-value="0o527" calcext:value-type="string">
            <text:p>0o527</text:p>
          </table:table-cell>
          <table:table-cell table:formula="of:=&quot;0x&quot; &amp; [.I348]" office:value-type="string" office:string-value="0x157" calcext:value-type="string">
            <text:p>0x157</text:p>
          </table:table-cell>
          <table:table-cell table:formula="of:=BASE([.K348]; 8)" office:value-type="string" office:string-value="527" calcext:value-type="string">
            <text:p>527</text:p>
          </table:table-cell>
          <table:table-cell/>
          <table:table-cell table:formula="of:=BASE([.K348]; 16)" office:value-type="string" office:string-value="157" calcext:value-type="string">
            <text:p>157</text:p>
          </table:table-cell>
          <table:table-cell table:formula="of:=[.C348] &amp; &quot; = &quot; &amp; [.E348] &amp; &quot;, // &quot; &amp; [.F348] &amp; &quot; --- &quot; &amp; [.K348]" office:value-type="string" office:string-value="LogandLP = 0o527, // 0x157 --- 343" calcext:value-type="string">
            <text:p>LogandLP = 0o527, // 0x157 --- 343</text:p>
          </table:table-cell>
          <table:table-cell office:value-type="float" office:value="343" calcext:value-type="float">
            <text:p>343</text:p>
          </table:table-cell>
          <table:table-cell table:formula="of:=[.K348]-[.K34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andSP</text:p>
          </table:table-cell>
          <table:table-cell office:value-type="string" calcext:value-type="string">
            <text:p>=</text:p>
          </table:table-cell>
          <table:table-cell table:formula="of:=&quot;0o&quot; &amp; [.G349]" office:value-type="string" office:string-value="0o530" calcext:value-type="string">
            <text:p>0o530</text:p>
          </table:table-cell>
          <table:table-cell table:formula="of:=&quot;0x&quot; &amp; [.I349]" office:value-type="string" office:string-value="0x158" calcext:value-type="string">
            <text:p>0x158</text:p>
          </table:table-cell>
          <table:table-cell table:formula="of:=BASE([.K349]; 8)" office:value-type="string" office:string-value="530" calcext:value-type="string">
            <text:p>530</text:p>
          </table:table-cell>
          <table:table-cell/>
          <table:table-cell table:formula="of:=BASE([.K349]; 16)" office:value-type="string" office:string-value="158" calcext:value-type="string">
            <text:p>158</text:p>
          </table:table-cell>
          <table:table-cell table:formula="of:=[.C349] &amp; &quot; = &quot; &amp; [.E349] &amp; &quot;, // &quot; &amp; [.F349] &amp; &quot; --- &quot; &amp; [.K349]" office:value-type="string" office:string-value="LogandSP = 0o530, // 0x158 --- 344" calcext:value-type="string">
            <text:p>LogandSP = 0o530, // 0x158 --- 344</text:p>
          </table:table-cell>
          <table:table-cell office:value-type="float" office:value="344" calcext:value-type="float">
            <text:p>344</text:p>
          </table:table-cell>
          <table:table-cell table:formula="of:=[.K349]-[.K34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andImmediate</text:p>
          </table:table-cell>
          <table:table-cell office:value-type="string" calcext:value-type="string">
            <text:p>=</text:p>
          </table:table-cell>
          <table:table-cell table:formula="of:=&quot;0o&quot; &amp; [.G350]" office:value-type="string" office:string-value="0o531" calcext:value-type="string">
            <text:p>0o531</text:p>
          </table:table-cell>
          <table:table-cell table:formula="of:=&quot;0x&quot; &amp; [.I350]" office:value-type="string" office:string-value="0x159" calcext:value-type="string">
            <text:p>0x159</text:p>
          </table:table-cell>
          <table:table-cell table:formula="of:=BASE([.K350]; 8)" office:value-type="string" office:string-value="531" calcext:value-type="string">
            <text:p>531</text:p>
          </table:table-cell>
          <table:table-cell/>
          <table:table-cell table:formula="of:=BASE([.K350]; 16)" office:value-type="string" office:string-value="159" calcext:value-type="string">
            <text:p>159</text:p>
          </table:table-cell>
          <table:table-cell table:formula="of:=[.C350] &amp; &quot; = &quot; &amp; [.E350] &amp; &quot;, // &quot; &amp; [.F350] &amp; &quot; --- &quot; &amp; [.K350]" office:value-type="string" office:string-value="LogandImmediate = 0o531, // 0x159 --- 345" calcext:value-type="string">
            <text:p>LogandImmediate = 0o531, // 0x159 --- 345</text:p>
          </table:table-cell>
          <table:table-cell office:value-type="float" office:value="345" calcext:value-type="float">
            <text:p>345</text:p>
          </table:table-cell>
          <table:table-cell table:formula="of:=[.K350]-[.K34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andPop</text:p>
          </table:table-cell>
          <table:table-cell office:value-type="string" calcext:value-type="string">
            <text:p>=</text:p>
          </table:table-cell>
          <table:table-cell table:formula="of:=&quot;0o&quot; &amp; [.G351]" office:value-type="string" office:string-value="0o532" calcext:value-type="string">
            <text:p>0o532</text:p>
          </table:table-cell>
          <table:table-cell table:formula="of:=&quot;0x&quot; &amp; [.I351]" office:value-type="string" office:string-value="0x15A" calcext:value-type="string">
            <text:p>0x15A</text:p>
          </table:table-cell>
          <table:table-cell table:formula="of:=BASE([.K351]; 8)" office:value-type="string" office:string-value="532" calcext:value-type="string">
            <text:p>532</text:p>
          </table:table-cell>
          <table:table-cell/>
          <table:table-cell table:formula="of:=BASE([.K351]; 16)" office:value-type="string" office:string-value="15A" calcext:value-type="string">
            <text:p>15A</text:p>
          </table:table-cell>
          <table:table-cell table:formula="of:=[.C351] &amp; &quot; = &quot; &amp; [.E351] &amp; &quot;, // &quot; &amp; [.F351] &amp; &quot; --- &quot; &amp; [.K351]" office:value-type="string" office:string-value="LogandPop = 0o532, // 0x15A --- 346" calcext:value-type="string">
            <text:p>LogandPop = 0o532, // 0x15A --- 346</text:p>
          </table:table-cell>
          <table:table-cell office:value-type="float" office:value="346" calcext:value-type="float">
            <text:p>346</text:p>
          </table:table-cell>
          <table:table-cell table:formula="of:=[.K351]-[.K35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xorFP</text:p>
          </table:table-cell>
          <table:table-cell office:value-type="string" calcext:value-type="string">
            <text:p>=</text:p>
          </table:table-cell>
          <table:table-cell table:formula="of:=&quot;0o&quot; &amp; [.G352]" office:value-type="string" office:string-value="0o533" calcext:value-type="string">
            <text:p>0o533</text:p>
          </table:table-cell>
          <table:table-cell table:formula="of:=&quot;0x&quot; &amp; [.I352]" office:value-type="string" office:string-value="0x15B" calcext:value-type="string">
            <text:p>0x15B</text:p>
          </table:table-cell>
          <table:table-cell table:formula="of:=BASE([.K352]; 8)" office:value-type="string" office:string-value="533" calcext:value-type="string">
            <text:p>533</text:p>
          </table:table-cell>
          <table:table-cell/>
          <table:table-cell table:formula="of:=BASE([.K352]; 16)" office:value-type="string" office:string-value="15B" calcext:value-type="string">
            <text:p>15B</text:p>
          </table:table-cell>
          <table:table-cell table:formula="of:=[.C352] &amp; &quot; = &quot; &amp; [.E352] &amp; &quot;, // &quot; &amp; [.F352] &amp; &quot; --- &quot; &amp; [.K352]" office:value-type="string" office:string-value="LogxorFP = 0o533, // 0x15B --- 347" calcext:value-type="string">
            <text:p>LogxorFP = 0o533, // 0x15B --- 347</text:p>
          </table:table-cell>
          <table:table-cell office:value-type="float" office:value="347" calcext:value-type="float">
            <text:p>347</text:p>
          </table:table-cell>
          <table:table-cell table:formula="of:=[.K352]-[.K35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xorLP</text:p>
          </table:table-cell>
          <table:table-cell office:value-type="string" calcext:value-type="string">
            <text:p>=</text:p>
          </table:table-cell>
          <table:table-cell table:formula="of:=&quot;0o&quot; &amp; [.G353]" office:value-type="string" office:string-value="0o534" calcext:value-type="string">
            <text:p>0o534</text:p>
          </table:table-cell>
          <table:table-cell table:formula="of:=&quot;0x&quot; &amp; [.I353]" office:value-type="string" office:string-value="0x15C" calcext:value-type="string">
            <text:p>0x15C</text:p>
          </table:table-cell>
          <table:table-cell table:formula="of:=BASE([.K353]; 8)" office:value-type="string" office:string-value="534" calcext:value-type="string">
            <text:p>534</text:p>
          </table:table-cell>
          <table:table-cell/>
          <table:table-cell table:formula="of:=BASE([.K353]; 16)" office:value-type="string" office:string-value="15C" calcext:value-type="string">
            <text:p>15C</text:p>
          </table:table-cell>
          <table:table-cell table:formula="of:=[.C353] &amp; &quot; = &quot; &amp; [.E353] &amp; &quot;, // &quot; &amp; [.F353] &amp; &quot; --- &quot; &amp; [.K353]" office:value-type="string" office:string-value="LogxorLP = 0o534, // 0x15C --- 348" calcext:value-type="string">
            <text:p>LogxorLP = 0o534, // 0x15C --- 348</text:p>
          </table:table-cell>
          <table:table-cell office:value-type="float" office:value="348" calcext:value-type="float">
            <text:p>348</text:p>
          </table:table-cell>
          <table:table-cell table:formula="of:=[.K353]-[.K35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xorSP</text:p>
          </table:table-cell>
          <table:table-cell office:value-type="string" calcext:value-type="string">
            <text:p>=</text:p>
          </table:table-cell>
          <table:table-cell table:formula="of:=&quot;0o&quot; &amp; [.G354]" office:value-type="string" office:string-value="0o535" calcext:value-type="string">
            <text:p>0o535</text:p>
          </table:table-cell>
          <table:table-cell table:formula="of:=&quot;0x&quot; &amp; [.I354]" office:value-type="string" office:string-value="0x15D" calcext:value-type="string">
            <text:p>0x15D</text:p>
          </table:table-cell>
          <table:table-cell table:formula="of:=BASE([.K354]; 8)" office:value-type="string" office:string-value="535" calcext:value-type="string">
            <text:p>535</text:p>
          </table:table-cell>
          <table:table-cell/>
          <table:table-cell table:formula="of:=BASE([.K354]; 16)" office:value-type="string" office:string-value="15D" calcext:value-type="string">
            <text:p>15D</text:p>
          </table:table-cell>
          <table:table-cell table:formula="of:=[.C354] &amp; &quot; = &quot; &amp; [.E354] &amp; &quot;, // &quot; &amp; [.F354] &amp; &quot; --- &quot; &amp; [.K354]" office:value-type="string" office:string-value="LogxorSP = 0o535, // 0x15D --- 349" calcext:value-type="string">
            <text:p>LogxorSP = 0o535, // 0x15D --- 349</text:p>
          </table:table-cell>
          <table:table-cell office:value-type="float" office:value="349" calcext:value-type="float">
            <text:p>349</text:p>
          </table:table-cell>
          <table:table-cell table:formula="of:=[.K354]-[.K35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xorImmediate</text:p>
          </table:table-cell>
          <table:table-cell office:value-type="string" calcext:value-type="string">
            <text:p>=</text:p>
          </table:table-cell>
          <table:table-cell table:formula="of:=&quot;0o&quot; &amp; [.G355]" office:value-type="string" office:string-value="0o536" calcext:value-type="string">
            <text:p>0o536</text:p>
          </table:table-cell>
          <table:table-cell table:formula="of:=&quot;0x&quot; &amp; [.I355]" office:value-type="string" office:string-value="0x15E" calcext:value-type="string">
            <text:p>0x15E</text:p>
          </table:table-cell>
          <table:table-cell table:formula="of:=BASE([.K355]; 8)" office:value-type="string" office:string-value="536" calcext:value-type="string">
            <text:p>536</text:p>
          </table:table-cell>
          <table:table-cell/>
          <table:table-cell table:formula="of:=BASE([.K355]; 16)" office:value-type="string" office:string-value="15E" calcext:value-type="string">
            <text:p>15E</text:p>
          </table:table-cell>
          <table:table-cell table:formula="of:=[.C355] &amp; &quot; = &quot; &amp; [.E355] &amp; &quot;, // &quot; &amp; [.F355] &amp; &quot; --- &quot; &amp; [.K355]" office:value-type="string" office:string-value="LogxorImmediate = 0o536, // 0x15E --- 350" calcext:value-type="string">
            <text:p>LogxorImmediate = 0o536, // 0x15E --- 350</text:p>
          </table:table-cell>
          <table:table-cell office:value-type="float" office:value="350" calcext:value-type="float">
            <text:p>350</text:p>
          </table:table-cell>
          <table:table-cell table:formula="of:=[.K355]-[.K35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xorPop</text:p>
          </table:table-cell>
          <table:table-cell office:value-type="string" calcext:value-type="string">
            <text:p>=</text:p>
          </table:table-cell>
          <table:table-cell table:formula="of:=&quot;0o&quot; &amp; [.G356]" office:value-type="string" office:string-value="0o537" calcext:value-type="string">
            <text:p>0o537</text:p>
          </table:table-cell>
          <table:table-cell table:formula="of:=&quot;0x&quot; &amp; [.I356]" office:value-type="string" office:string-value="0x15F" calcext:value-type="string">
            <text:p>0x15F</text:p>
          </table:table-cell>
          <table:table-cell table:formula="of:=BASE([.K356]; 8)" office:value-type="string" office:string-value="537" calcext:value-type="string">
            <text:p>537</text:p>
          </table:table-cell>
          <table:table-cell/>
          <table:table-cell table:formula="of:=BASE([.K356]; 16)" office:value-type="string" office:string-value="15F" calcext:value-type="string">
            <text:p>15F</text:p>
          </table:table-cell>
          <table:table-cell table:formula="of:=[.C356] &amp; &quot; = &quot; &amp; [.E356] &amp; &quot;, // &quot; &amp; [.F356] &amp; &quot; --- &quot; &amp; [.K356]" office:value-type="string" office:string-value="LogxorPop = 0o537, // 0x15F --- 351" calcext:value-type="string">
            <text:p>LogxorPop = 0o537, // 0x15F --- 351</text:p>
          </table:table-cell>
          <table:table-cell office:value-type="float" office:value="351" calcext:value-type="float">
            <text:p>351</text:p>
          </table:table-cell>
          <table:table-cell table:formula="of:=[.K356]-[.K35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iorFP</text:p>
          </table:table-cell>
          <table:table-cell office:value-type="string" calcext:value-type="string">
            <text:p>=</text:p>
          </table:table-cell>
          <table:table-cell table:formula="of:=&quot;0o&quot; &amp; [.G357]" office:value-type="string" office:string-value="0o540" calcext:value-type="string">
            <text:p>0o540</text:p>
          </table:table-cell>
          <table:table-cell table:formula="of:=&quot;0x&quot; &amp; [.I357]" office:value-type="string" office:string-value="0x160" calcext:value-type="string">
            <text:p>0x160</text:p>
          </table:table-cell>
          <table:table-cell table:formula="of:=BASE([.K357]; 8)" office:value-type="string" office:string-value="540" calcext:value-type="string">
            <text:p>540</text:p>
          </table:table-cell>
          <table:table-cell/>
          <table:table-cell table:formula="of:=BASE([.K357]; 16)" office:value-type="string" office:string-value="160" calcext:value-type="string">
            <text:p>160</text:p>
          </table:table-cell>
          <table:table-cell table:formula="of:=[.C357] &amp; &quot; = &quot; &amp; [.E357] &amp; &quot;, // &quot; &amp; [.F357] &amp; &quot; --- &quot; &amp; [.K357]" office:value-type="string" office:string-value="LogiorFP = 0o540, // 0x160 --- 352" calcext:value-type="string">
            <text:p>LogiorFP = 0o540, // 0x160 --- 352</text:p>
          </table:table-cell>
          <table:table-cell office:value-type="float" office:value="352" calcext:value-type="float">
            <text:p>352</text:p>
          </table:table-cell>
          <table:table-cell table:formula="of:=[.K357]-[.K35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iorLP</text:p>
          </table:table-cell>
          <table:table-cell office:value-type="string" calcext:value-type="string">
            <text:p>=</text:p>
          </table:table-cell>
          <table:table-cell table:formula="of:=&quot;0o&quot; &amp; [.G358]" office:value-type="string" office:string-value="0o541" calcext:value-type="string">
            <text:p>0o541</text:p>
          </table:table-cell>
          <table:table-cell table:formula="of:=&quot;0x&quot; &amp; [.I358]" office:value-type="string" office:string-value="0x161" calcext:value-type="string">
            <text:p>0x161</text:p>
          </table:table-cell>
          <table:table-cell table:formula="of:=BASE([.K358]; 8)" office:value-type="string" office:string-value="541" calcext:value-type="string">
            <text:p>541</text:p>
          </table:table-cell>
          <table:table-cell/>
          <table:table-cell table:formula="of:=BASE([.K358]; 16)" office:value-type="string" office:string-value="161" calcext:value-type="string">
            <text:p>161</text:p>
          </table:table-cell>
          <table:table-cell table:formula="of:=[.C358] &amp; &quot; = &quot; &amp; [.E358] &amp; &quot;, // &quot; &amp; [.F358] &amp; &quot; --- &quot; &amp; [.K358]" office:value-type="string" office:string-value="LogiorLP = 0o541, // 0x161 --- 353" calcext:value-type="string">
            <text:p>LogiorLP = 0o541, // 0x161 --- 353</text:p>
          </table:table-cell>
          <table:table-cell office:value-type="float" office:value="353" calcext:value-type="float">
            <text:p>353</text:p>
          </table:table-cell>
          <table:table-cell table:formula="of:=[.K358]-[.K35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iorSP</text:p>
          </table:table-cell>
          <table:table-cell office:value-type="string" calcext:value-type="string">
            <text:p>=</text:p>
          </table:table-cell>
          <table:table-cell table:formula="of:=&quot;0o&quot; &amp; [.G359]" office:value-type="string" office:string-value="0o542" calcext:value-type="string">
            <text:p>0o542</text:p>
          </table:table-cell>
          <table:table-cell table:formula="of:=&quot;0x&quot; &amp; [.I359]" office:value-type="string" office:string-value="0x162" calcext:value-type="string">
            <text:p>0x162</text:p>
          </table:table-cell>
          <table:table-cell table:formula="of:=BASE([.K359]; 8)" office:value-type="string" office:string-value="542" calcext:value-type="string">
            <text:p>542</text:p>
          </table:table-cell>
          <table:table-cell/>
          <table:table-cell table:formula="of:=BASE([.K359]; 16)" office:value-type="string" office:string-value="162" calcext:value-type="string">
            <text:p>162</text:p>
          </table:table-cell>
          <table:table-cell table:formula="of:=[.C359] &amp; &quot; = &quot; &amp; [.E359] &amp; &quot;, // &quot; &amp; [.F359] &amp; &quot; --- &quot; &amp; [.K359]" office:value-type="string" office:string-value="LogiorSP = 0o542, // 0x162 --- 354" calcext:value-type="string">
            <text:p>LogiorSP = 0o542, // 0x162 --- 354</text:p>
          </table:table-cell>
          <table:table-cell office:value-type="float" office:value="354" calcext:value-type="float">
            <text:p>354</text:p>
          </table:table-cell>
          <table:table-cell table:formula="of:=[.K359]-[.K35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iorImmediate</text:p>
          </table:table-cell>
          <table:table-cell office:value-type="string" calcext:value-type="string">
            <text:p>=</text:p>
          </table:table-cell>
          <table:table-cell table:formula="of:=&quot;0o&quot; &amp; [.G360]" office:value-type="string" office:string-value="0o543" calcext:value-type="string">
            <text:p>0o543</text:p>
          </table:table-cell>
          <table:table-cell table:formula="of:=&quot;0x&quot; &amp; [.I360]" office:value-type="string" office:string-value="0x163" calcext:value-type="string">
            <text:p>0x163</text:p>
          </table:table-cell>
          <table:table-cell table:formula="of:=BASE([.K360]; 8)" office:value-type="string" office:string-value="543" calcext:value-type="string">
            <text:p>543</text:p>
          </table:table-cell>
          <table:table-cell/>
          <table:table-cell table:formula="of:=BASE([.K360]; 16)" office:value-type="string" office:string-value="163" calcext:value-type="string">
            <text:p>163</text:p>
          </table:table-cell>
          <table:table-cell table:formula="of:=[.C360] &amp; &quot; = &quot; &amp; [.E360] &amp; &quot;, // &quot; &amp; [.F360] &amp; &quot; --- &quot; &amp; [.K360]" office:value-type="string" office:string-value="LogiorImmediate = 0o543, // 0x163 --- 355" calcext:value-type="string">
            <text:p>LogiorImmediate = 0o543, // 0x163 --- 355</text:p>
          </table:table-cell>
          <table:table-cell office:value-type="float" office:value="355" calcext:value-type="float">
            <text:p>355</text:p>
          </table:table-cell>
          <table:table-cell table:formula="of:=[.K360]-[.K35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iorPop</text:p>
          </table:table-cell>
          <table:table-cell office:value-type="string" calcext:value-type="string">
            <text:p>=</text:p>
          </table:table-cell>
          <table:table-cell table:formula="of:=&quot;0o&quot; &amp; [.G361]" office:value-type="string" office:string-value="0o544" calcext:value-type="string">
            <text:p>0o544</text:p>
          </table:table-cell>
          <table:table-cell table:formula="of:=&quot;0x&quot; &amp; [.I361]" office:value-type="string" office:string-value="0x164" calcext:value-type="string">
            <text:p>0x164</text:p>
          </table:table-cell>
          <table:table-cell table:formula="of:=BASE([.K361]; 8)" office:value-type="string" office:string-value="544" calcext:value-type="string">
            <text:p>544</text:p>
          </table:table-cell>
          <table:table-cell/>
          <table:table-cell table:formula="of:=BASE([.K361]; 16)" office:value-type="string" office:string-value="164" calcext:value-type="string">
            <text:p>164</text:p>
          </table:table-cell>
          <table:table-cell table:formula="of:=[.C361] &amp; &quot; = &quot; &amp; [.E361] &amp; &quot;, // &quot; &amp; [.F361] &amp; &quot; --- &quot; &amp; [.K361]" office:value-type="string" office:string-value="LogiorPop = 0o544, // 0x164 --- 356" calcext:value-type="string">
            <text:p>LogiorPop = 0o544, // 0x164 --- 356</text:p>
          </table:table-cell>
          <table:table-cell office:value-type="float" office:value="356" calcext:value-type="float">
            <text:p>356</text:p>
          </table:table-cell>
          <table:table-cell table:formula="of:=[.K361]-[.K36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otFP</text:p>
          </table:table-cell>
          <table:table-cell office:value-type="string" calcext:value-type="string">
            <text:p>=</text:p>
          </table:table-cell>
          <table:table-cell table:formula="of:=&quot;0o&quot; &amp; [.G362]" office:value-type="string" office:string-value="0o545" calcext:value-type="string">
            <text:p>0o545</text:p>
          </table:table-cell>
          <table:table-cell table:formula="of:=&quot;0x&quot; &amp; [.I362]" office:value-type="string" office:string-value="0x165" calcext:value-type="string">
            <text:p>0x165</text:p>
          </table:table-cell>
          <table:table-cell table:formula="of:=BASE([.K362]; 8)" office:value-type="string" office:string-value="545" calcext:value-type="string">
            <text:p>545</text:p>
          </table:table-cell>
          <table:table-cell/>
          <table:table-cell table:formula="of:=BASE([.K362]; 16)" office:value-type="string" office:string-value="165" calcext:value-type="string">
            <text:p>165</text:p>
          </table:table-cell>
          <table:table-cell table:formula="of:=[.C362] &amp; &quot; = &quot; &amp; [.E362] &amp; &quot;, // &quot; &amp; [.F362] &amp; &quot; --- &quot; &amp; [.K362]" office:value-type="string" office:string-value="RotFP = 0o545, // 0x165 --- 357" calcext:value-type="string">
            <text:p>RotFP = 0o545, // 0x165 --- 357</text:p>
          </table:table-cell>
          <table:table-cell office:value-type="float" office:value="357" calcext:value-type="float">
            <text:p>357</text:p>
          </table:table-cell>
          <table:table-cell table:formula="of:=[.K362]-[.K36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otLP</text:p>
          </table:table-cell>
          <table:table-cell office:value-type="string" calcext:value-type="string">
            <text:p>=</text:p>
          </table:table-cell>
          <table:table-cell table:formula="of:=&quot;0o&quot; &amp; [.G363]" office:value-type="string" office:string-value="0o546" calcext:value-type="string">
            <text:p>0o546</text:p>
          </table:table-cell>
          <table:table-cell table:formula="of:=&quot;0x&quot; &amp; [.I363]" office:value-type="string" office:string-value="0x166" calcext:value-type="string">
            <text:p>0x166</text:p>
          </table:table-cell>
          <table:table-cell table:formula="of:=BASE([.K363]; 8)" office:value-type="string" office:string-value="546" calcext:value-type="string">
            <text:p>546</text:p>
          </table:table-cell>
          <table:table-cell/>
          <table:table-cell table:formula="of:=BASE([.K363]; 16)" office:value-type="string" office:string-value="166" calcext:value-type="string">
            <text:p>166</text:p>
          </table:table-cell>
          <table:table-cell table:formula="of:=[.C363] &amp; &quot; = &quot; &amp; [.E363] &amp; &quot;, // &quot; &amp; [.F363] &amp; &quot; --- &quot; &amp; [.K363]" office:value-type="string" office:string-value="RotLP = 0o546, // 0x166 --- 358" calcext:value-type="string">
            <text:p>RotLP = 0o546, // 0x166 --- 358</text:p>
          </table:table-cell>
          <table:table-cell office:value-type="float" office:value="358" calcext:value-type="float">
            <text:p>358</text:p>
          </table:table-cell>
          <table:table-cell table:formula="of:=[.K363]-[.K36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otSP</text:p>
          </table:table-cell>
          <table:table-cell office:value-type="string" calcext:value-type="string">
            <text:p>=</text:p>
          </table:table-cell>
          <table:table-cell table:formula="of:=&quot;0o&quot; &amp; [.G364]" office:value-type="string" office:string-value="0o547" calcext:value-type="string">
            <text:p>0o547</text:p>
          </table:table-cell>
          <table:table-cell table:formula="of:=&quot;0x&quot; &amp; [.I364]" office:value-type="string" office:string-value="0x167" calcext:value-type="string">
            <text:p>0x167</text:p>
          </table:table-cell>
          <table:table-cell table:formula="of:=BASE([.K364]; 8)" office:value-type="string" office:string-value="547" calcext:value-type="string">
            <text:p>547</text:p>
          </table:table-cell>
          <table:table-cell/>
          <table:table-cell table:formula="of:=BASE([.K364]; 16)" office:value-type="string" office:string-value="167" calcext:value-type="string">
            <text:p>167</text:p>
          </table:table-cell>
          <table:table-cell table:formula="of:=[.C364] &amp; &quot; = &quot; &amp; [.E364] &amp; &quot;, // &quot; &amp; [.F364] &amp; &quot; --- &quot; &amp; [.K364]" office:value-type="string" office:string-value="RotSP = 0o547, // 0x167 --- 359" calcext:value-type="string">
            <text:p>RotSP = 0o547, // 0x167 --- 359</text:p>
          </table:table-cell>
          <table:table-cell office:value-type="float" office:value="359" calcext:value-type="float">
            <text:p>359</text:p>
          </table:table-cell>
          <table:table-cell table:formula="of:=[.K364]-[.K36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otImmediate</text:p>
          </table:table-cell>
          <table:table-cell office:value-type="string" calcext:value-type="string">
            <text:p>=</text:p>
          </table:table-cell>
          <table:table-cell table:formula="of:=&quot;0o&quot; &amp; [.G365]" office:value-type="string" office:string-value="0o550" calcext:value-type="string">
            <text:p>0o550</text:p>
          </table:table-cell>
          <table:table-cell table:formula="of:=&quot;0x&quot; &amp; [.I365]" office:value-type="string" office:string-value="0x168" calcext:value-type="string">
            <text:p>0x168</text:p>
          </table:table-cell>
          <table:table-cell table:formula="of:=BASE([.K365]; 8)" office:value-type="string" office:string-value="550" calcext:value-type="string">
            <text:p>550</text:p>
          </table:table-cell>
          <table:table-cell/>
          <table:table-cell table:formula="of:=BASE([.K365]; 16)" office:value-type="string" office:string-value="168" calcext:value-type="string">
            <text:p>168</text:p>
          </table:table-cell>
          <table:table-cell table:formula="of:=[.C365] &amp; &quot; = &quot; &amp; [.E365] &amp; &quot;, // &quot; &amp; [.F365] &amp; &quot; --- &quot; &amp; [.K365]" office:value-type="string" office:string-value="RotImmediate = 0o550, // 0x168 --- 360" calcext:value-type="string">
            <text:p>RotImmediate = 0o550, // 0x168 --- 360</text:p>
          </table:table-cell>
          <table:table-cell office:value-type="float" office:value="360" calcext:value-type="float">
            <text:p>360</text:p>
          </table:table-cell>
          <table:table-cell table:formula="of:=[.K365]-[.K36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otPop</text:p>
          </table:table-cell>
          <table:table-cell office:value-type="string" calcext:value-type="string">
            <text:p>=</text:p>
          </table:table-cell>
          <table:table-cell table:formula="of:=&quot;0o&quot; &amp; [.G366]" office:value-type="string" office:string-value="0o551" calcext:value-type="string">
            <text:p>0o551</text:p>
          </table:table-cell>
          <table:table-cell table:formula="of:=&quot;0x&quot; &amp; [.I366]" office:value-type="string" office:string-value="0x169" calcext:value-type="string">
            <text:p>0x169</text:p>
          </table:table-cell>
          <table:table-cell table:formula="of:=BASE([.K366]; 8)" office:value-type="string" office:string-value="551" calcext:value-type="string">
            <text:p>551</text:p>
          </table:table-cell>
          <table:table-cell/>
          <table:table-cell table:formula="of:=BASE([.K366]; 16)" office:value-type="string" office:string-value="169" calcext:value-type="string">
            <text:p>169</text:p>
          </table:table-cell>
          <table:table-cell table:formula="of:=[.C366] &amp; &quot; = &quot; &amp; [.E366] &amp; &quot;, // &quot; &amp; [.F366] &amp; &quot; --- &quot; &amp; [.K366]" office:value-type="string" office:string-value="RotPop = 0o551, // 0x169 --- 361" calcext:value-type="string">
            <text:p>RotPop = 0o551, // 0x169 --- 361</text:p>
          </table:table-cell>
          <table:table-cell office:value-type="float" office:value="361" calcext:value-type="float">
            <text:p>361</text:p>
          </table:table-cell>
          <table:table-cell table:formula="of:=[.K366]-[.K36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shFP</text:p>
          </table:table-cell>
          <table:table-cell office:value-type="string" calcext:value-type="string">
            <text:p>=</text:p>
          </table:table-cell>
          <table:table-cell table:formula="of:=&quot;0o&quot; &amp; [.G367]" office:value-type="string" office:string-value="0o552" calcext:value-type="string">
            <text:p>0o552</text:p>
          </table:table-cell>
          <table:table-cell table:formula="of:=&quot;0x&quot; &amp; [.I367]" office:value-type="string" office:string-value="0x16A" calcext:value-type="string">
            <text:p>0x16A</text:p>
          </table:table-cell>
          <table:table-cell table:formula="of:=BASE([.K367]; 8)" office:value-type="string" office:string-value="552" calcext:value-type="string">
            <text:p>552</text:p>
          </table:table-cell>
          <table:table-cell/>
          <table:table-cell table:formula="of:=BASE([.K367]; 16)" office:value-type="string" office:string-value="16A" calcext:value-type="string">
            <text:p>16A</text:p>
          </table:table-cell>
          <table:table-cell table:formula="of:=[.C367] &amp; &quot; = &quot; &amp; [.E367] &amp; &quot;, // &quot; &amp; [.F367] &amp; &quot; --- &quot; &amp; [.K367]" office:value-type="string" office:string-value="LshFP = 0o552, // 0x16A --- 362" calcext:value-type="string">
            <text:p>LshFP = 0o552, // 0x16A --- 362</text:p>
          </table:table-cell>
          <table:table-cell office:value-type="float" office:value="362" calcext:value-type="float">
            <text:p>362</text:p>
          </table:table-cell>
          <table:table-cell table:formula="of:=[.K367]-[.K36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shLP</text:p>
          </table:table-cell>
          <table:table-cell office:value-type="string" calcext:value-type="string">
            <text:p>=</text:p>
          </table:table-cell>
          <table:table-cell table:formula="of:=&quot;0o&quot; &amp; [.G368]" office:value-type="string" office:string-value="0o553" calcext:value-type="string">
            <text:p>0o553</text:p>
          </table:table-cell>
          <table:table-cell table:formula="of:=&quot;0x&quot; &amp; [.I368]" office:value-type="string" office:string-value="0x16B" calcext:value-type="string">
            <text:p>0x16B</text:p>
          </table:table-cell>
          <table:table-cell table:formula="of:=BASE([.K368]; 8)" office:value-type="string" office:string-value="553" calcext:value-type="string">
            <text:p>553</text:p>
          </table:table-cell>
          <table:table-cell/>
          <table:table-cell table:formula="of:=BASE([.K368]; 16)" office:value-type="string" office:string-value="16B" calcext:value-type="string">
            <text:p>16B</text:p>
          </table:table-cell>
          <table:table-cell table:formula="of:=[.C368] &amp; &quot; = &quot; &amp; [.E368] &amp; &quot;, // &quot; &amp; [.F368] &amp; &quot; --- &quot; &amp; [.K368]" office:value-type="string" office:string-value="LshLP = 0o553, // 0x16B --- 363" calcext:value-type="string">
            <text:p>LshLP = 0o553, // 0x16B --- 363</text:p>
          </table:table-cell>
          <table:table-cell office:value-type="float" office:value="363" calcext:value-type="float">
            <text:p>363</text:p>
          </table:table-cell>
          <table:table-cell table:formula="of:=[.K368]-[.K36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shSP</text:p>
          </table:table-cell>
          <table:table-cell office:value-type="string" calcext:value-type="string">
            <text:p>=</text:p>
          </table:table-cell>
          <table:table-cell table:formula="of:=&quot;0o&quot; &amp; [.G369]" office:value-type="string" office:string-value="0o554" calcext:value-type="string">
            <text:p>0o554</text:p>
          </table:table-cell>
          <table:table-cell table:formula="of:=&quot;0x&quot; &amp; [.I369]" office:value-type="string" office:string-value="0x16C" calcext:value-type="string">
            <text:p>0x16C</text:p>
          </table:table-cell>
          <table:table-cell table:formula="of:=BASE([.K369]; 8)" office:value-type="string" office:string-value="554" calcext:value-type="string">
            <text:p>554</text:p>
          </table:table-cell>
          <table:table-cell/>
          <table:table-cell table:formula="of:=BASE([.K369]; 16)" office:value-type="string" office:string-value="16C" calcext:value-type="string">
            <text:p>16C</text:p>
          </table:table-cell>
          <table:table-cell table:formula="of:=[.C369] &amp; &quot; = &quot; &amp; [.E369] &amp; &quot;, // &quot; &amp; [.F369] &amp; &quot; --- &quot; &amp; [.K369]" office:value-type="string" office:string-value="LshSP = 0o554, // 0x16C --- 364" calcext:value-type="string">
            <text:p>LshSP = 0o554, // 0x16C --- 364</text:p>
          </table:table-cell>
          <table:table-cell office:value-type="float" office:value="364" calcext:value-type="float">
            <text:p>364</text:p>
          </table:table-cell>
          <table:table-cell table:formula="of:=[.K369]-[.K36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shImmediate</text:p>
          </table:table-cell>
          <table:table-cell office:value-type="string" calcext:value-type="string">
            <text:p>=</text:p>
          </table:table-cell>
          <table:table-cell table:formula="of:=&quot;0o&quot; &amp; [.G370]" office:value-type="string" office:string-value="0o555" calcext:value-type="string">
            <text:p>0o555</text:p>
          </table:table-cell>
          <table:table-cell table:formula="of:=&quot;0x&quot; &amp; [.I370]" office:value-type="string" office:string-value="0x16D" calcext:value-type="string">
            <text:p>0x16D</text:p>
          </table:table-cell>
          <table:table-cell table:formula="of:=BASE([.K370]; 8)" office:value-type="string" office:string-value="555" calcext:value-type="string">
            <text:p>555</text:p>
          </table:table-cell>
          <table:table-cell/>
          <table:table-cell table:formula="of:=BASE([.K370]; 16)" office:value-type="string" office:string-value="16D" calcext:value-type="string">
            <text:p>16D</text:p>
          </table:table-cell>
          <table:table-cell table:formula="of:=[.C370] &amp; &quot; = &quot; &amp; [.E370] &amp; &quot;, // &quot; &amp; [.F370] &amp; &quot; --- &quot; &amp; [.K370]" office:value-type="string" office:string-value="LshImmediate = 0o555, // 0x16D --- 365" calcext:value-type="string">
            <text:p>LshImmediate = 0o555, // 0x16D --- 365</text:p>
          </table:table-cell>
          <table:table-cell office:value-type="float" office:value="365" calcext:value-type="float">
            <text:p>365</text:p>
          </table:table-cell>
          <table:table-cell table:formula="of:=[.K370]-[.K36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shPop</text:p>
          </table:table-cell>
          <table:table-cell office:value-type="string" calcext:value-type="string">
            <text:p>=</text:p>
          </table:table-cell>
          <table:table-cell table:formula="of:=&quot;0o&quot; &amp; [.G371]" office:value-type="string" office:string-value="0o556" calcext:value-type="string">
            <text:p>0o556</text:p>
          </table:table-cell>
          <table:table-cell table:formula="of:=&quot;0x&quot; &amp; [.I371]" office:value-type="string" office:string-value="0x16E" calcext:value-type="string">
            <text:p>0x16E</text:p>
          </table:table-cell>
          <table:table-cell table:formula="of:=BASE([.K371]; 8)" office:value-type="string" office:string-value="556" calcext:value-type="string">
            <text:p>556</text:p>
          </table:table-cell>
          <table:table-cell/>
          <table:table-cell table:formula="of:=BASE([.K371]; 16)" office:value-type="string" office:string-value="16E" calcext:value-type="string">
            <text:p>16E</text:p>
          </table:table-cell>
          <table:table-cell table:formula="of:=[.C371] &amp; &quot; = &quot; &amp; [.E371] &amp; &quot;, // &quot; &amp; [.F371] &amp; &quot; --- &quot; &amp; [.K371]" office:value-type="string" office:string-value="LshPop = 0o556, // 0x16E --- 366" calcext:value-type="string">
            <text:p>LshPop = 0o556, // 0x16E --- 366</text:p>
          </table:table-cell>
          <table:table-cell office:value-type="float" office:value="366" calcext:value-type="float">
            <text:p>366</text:p>
          </table:table-cell>
          <table:table-cell table:formula="of:=[.K371]-[.K37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ultiplyDoubleFP</text:p>
          </table:table-cell>
          <table:table-cell office:value-type="string" calcext:value-type="string">
            <text:p>=</text:p>
          </table:table-cell>
          <table:table-cell table:formula="of:=&quot;0o&quot; &amp; [.G372]" office:value-type="string" office:string-value="0o557" calcext:value-type="string">
            <text:p>0o557</text:p>
          </table:table-cell>
          <table:table-cell table:formula="of:=&quot;0x&quot; &amp; [.I372]" office:value-type="string" office:string-value="0x16F" calcext:value-type="string">
            <text:p>0x16F</text:p>
          </table:table-cell>
          <table:table-cell table:formula="of:=BASE([.K372]; 8)" office:value-type="string" office:string-value="557" calcext:value-type="string">
            <text:p>557</text:p>
          </table:table-cell>
          <table:table-cell/>
          <table:table-cell table:formula="of:=BASE([.K372]; 16)" office:value-type="string" office:string-value="16F" calcext:value-type="string">
            <text:p>16F</text:p>
          </table:table-cell>
          <table:table-cell table:formula="of:=[.C372] &amp; &quot; = &quot; &amp; [.E372] &amp; &quot;, // &quot; &amp; [.F372] &amp; &quot; --- &quot; &amp; [.K372]" office:value-type="string" office:string-value="MultiplyDoubleFP = 0o557, // 0x16F --- 367" calcext:value-type="string">
            <text:p>MultiplyDoubleFP = 0o557, // 0x16F --- 367</text:p>
          </table:table-cell>
          <table:table-cell office:value-type="float" office:value="367" calcext:value-type="float">
            <text:p>367</text:p>
          </table:table-cell>
          <table:table-cell table:formula="of:=[.K372]-[.K37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ultiplyDoubleLP</text:p>
          </table:table-cell>
          <table:table-cell office:value-type="string" calcext:value-type="string">
            <text:p>=</text:p>
          </table:table-cell>
          <table:table-cell table:formula="of:=&quot;0o&quot; &amp; [.G373]" office:value-type="string" office:string-value="0o560" calcext:value-type="string">
            <text:p>0o560</text:p>
          </table:table-cell>
          <table:table-cell table:formula="of:=&quot;0x&quot; &amp; [.I373]" office:value-type="string" office:string-value="0x170" calcext:value-type="string">
            <text:p>0x170</text:p>
          </table:table-cell>
          <table:table-cell table:formula="of:=BASE([.K373]; 8)" office:value-type="string" office:string-value="560" calcext:value-type="string">
            <text:p>560</text:p>
          </table:table-cell>
          <table:table-cell/>
          <table:table-cell table:formula="of:=BASE([.K373]; 16)" office:value-type="string" office:string-value="170" calcext:value-type="string">
            <text:p>170</text:p>
          </table:table-cell>
          <table:table-cell table:formula="of:=[.C373] &amp; &quot; = &quot; &amp; [.E373] &amp; &quot;, // &quot; &amp; [.F373] &amp; &quot; --- &quot; &amp; [.K373]" office:value-type="string" office:string-value="MultiplyDoubleLP = 0o560, // 0x170 --- 368" calcext:value-type="string">
            <text:p>MultiplyDoubleLP = 0o560, // 0x170 --- 368</text:p>
          </table:table-cell>
          <table:table-cell office:value-type="float" office:value="368" calcext:value-type="float">
            <text:p>368</text:p>
          </table:table-cell>
          <table:table-cell table:formula="of:=[.K373]-[.K37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ultiplyDoubleSP</text:p>
          </table:table-cell>
          <table:table-cell office:value-type="string" calcext:value-type="string">
            <text:p>=</text:p>
          </table:table-cell>
          <table:table-cell table:formula="of:=&quot;0o&quot; &amp; [.G374]" office:value-type="string" office:string-value="0o561" calcext:value-type="string">
            <text:p>0o561</text:p>
          </table:table-cell>
          <table:table-cell table:formula="of:=&quot;0x&quot; &amp; [.I374]" office:value-type="string" office:string-value="0x171" calcext:value-type="string">
            <text:p>0x171</text:p>
          </table:table-cell>
          <table:table-cell table:formula="of:=BASE([.K374]; 8)" office:value-type="string" office:string-value="561" calcext:value-type="string">
            <text:p>561</text:p>
          </table:table-cell>
          <table:table-cell/>
          <table:table-cell table:formula="of:=BASE([.K374]; 16)" office:value-type="string" office:string-value="171" calcext:value-type="string">
            <text:p>171</text:p>
          </table:table-cell>
          <table:table-cell table:formula="of:=[.C374] &amp; &quot; = &quot; &amp; [.E374] &amp; &quot;, // &quot; &amp; [.F374] &amp; &quot; --- &quot; &amp; [.K374]" office:value-type="string" office:string-value="MultiplyDoubleSP = 0o561, // 0x171 --- 369" calcext:value-type="string">
            <text:p>MultiplyDoubleSP = 0o561, // 0x171 --- 369</text:p>
          </table:table-cell>
          <table:table-cell office:value-type="float" office:value="369" calcext:value-type="float">
            <text:p>369</text:p>
          </table:table-cell>
          <table:table-cell table:formula="of:=[.K374]-[.K37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ultiplyDoubleImmediate</text:p>
          </table:table-cell>
          <table:table-cell office:value-type="string" calcext:value-type="string">
            <text:p>=</text:p>
          </table:table-cell>
          <table:table-cell table:formula="of:=&quot;0o&quot; &amp; [.G375]" office:value-type="string" office:string-value="0o562" calcext:value-type="string">
            <text:p>0o562</text:p>
          </table:table-cell>
          <table:table-cell table:formula="of:=&quot;0x&quot; &amp; [.I375]" office:value-type="string" office:string-value="0x172" calcext:value-type="string">
            <text:p>0x172</text:p>
          </table:table-cell>
          <table:table-cell table:formula="of:=BASE([.K375]; 8)" office:value-type="string" office:string-value="562" calcext:value-type="string">
            <text:p>562</text:p>
          </table:table-cell>
          <table:table-cell/>
          <table:table-cell table:formula="of:=BASE([.K375]; 16)" office:value-type="string" office:string-value="172" calcext:value-type="string">
            <text:p>172</text:p>
          </table:table-cell>
          <table:table-cell table:formula="of:=[.C375] &amp; &quot; = &quot; &amp; [.E375] &amp; &quot;, // &quot; &amp; [.F375] &amp; &quot; --- &quot; &amp; [.K375]" office:value-type="string" office:string-value="MultiplyDoubleImmediate = 0o562, // 0x172 --- 370" calcext:value-type="string">
            <text:p>MultiplyDoubleImmediate = 0o562, // 0x172 --- 370</text:p>
          </table:table-cell>
          <table:table-cell office:value-type="float" office:value="370" calcext:value-type="float">
            <text:p>370</text:p>
          </table:table-cell>
          <table:table-cell table:formula="of:=[.K375]-[.K37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ultiplyDoublePop</text:p>
          </table:table-cell>
          <table:table-cell office:value-type="string" calcext:value-type="string">
            <text:p>=</text:p>
          </table:table-cell>
          <table:table-cell table:formula="of:=&quot;0o&quot; &amp; [.G376]" office:value-type="string" office:string-value="0o563" calcext:value-type="string">
            <text:p>0o563</text:p>
          </table:table-cell>
          <table:table-cell table:formula="of:=&quot;0x&quot; &amp; [.I376]" office:value-type="string" office:string-value="0x173" calcext:value-type="string">
            <text:p>0x173</text:p>
          </table:table-cell>
          <table:table-cell table:formula="of:=BASE([.K376]; 8)" office:value-type="string" office:string-value="563" calcext:value-type="string">
            <text:p>563</text:p>
          </table:table-cell>
          <table:table-cell/>
          <table:table-cell table:formula="of:=BASE([.K376]; 16)" office:value-type="string" office:string-value="173" calcext:value-type="string">
            <text:p>173</text:p>
          </table:table-cell>
          <table:table-cell table:formula="of:=[.C376] &amp; &quot; = &quot; &amp; [.E376] &amp; &quot;, // &quot; &amp; [.F376] &amp; &quot; --- &quot; &amp; [.K376]" office:value-type="string" office:string-value="MultiplyDoublePop = 0o563, // 0x173 --- 371" calcext:value-type="string">
            <text:p>MultiplyDoublePop = 0o563, // 0x173 --- 371</text:p>
          </table:table-cell>
          <table:table-cell office:value-type="float" office:value="371" calcext:value-type="float">
            <text:p>371</text:p>
          </table:table-cell>
          <table:table-cell table:formula="of:=[.K376]-[.K37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shcBignumStepFP</text:p>
          </table:table-cell>
          <table:table-cell office:value-type="string" calcext:value-type="string">
            <text:p>=</text:p>
          </table:table-cell>
          <table:table-cell table:formula="of:=&quot;0o&quot; &amp; [.G377]" office:value-type="string" office:string-value="0o564" calcext:value-type="string">
            <text:p>0o564</text:p>
          </table:table-cell>
          <table:table-cell table:formula="of:=&quot;0x&quot; &amp; [.I377]" office:value-type="string" office:string-value="0x174" calcext:value-type="string">
            <text:p>0x174</text:p>
          </table:table-cell>
          <table:table-cell table:formula="of:=BASE([.K377]; 8)" office:value-type="string" office:string-value="564" calcext:value-type="string">
            <text:p>564</text:p>
          </table:table-cell>
          <table:table-cell/>
          <table:table-cell table:formula="of:=BASE([.K377]; 16)" office:value-type="string" office:string-value="174" calcext:value-type="string">
            <text:p>174</text:p>
          </table:table-cell>
          <table:table-cell table:formula="of:=[.C377] &amp; &quot; = &quot; &amp; [.E377] &amp; &quot;, // &quot; &amp; [.F377] &amp; &quot; --- &quot; &amp; [.K377]" office:value-type="string" office:string-value="LshcBignumStepFP = 0o564, // 0x174 --- 372" calcext:value-type="string">
            <text:p>LshcBignumStepFP = 0o564, // 0x174 --- 372</text:p>
          </table:table-cell>
          <table:table-cell office:value-type="float" office:value="372" calcext:value-type="float">
            <text:p>372</text:p>
          </table:table-cell>
          <table:table-cell table:formula="of:=[.K377]-[.K37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shcBignumStepLP</text:p>
          </table:table-cell>
          <table:table-cell office:value-type="string" calcext:value-type="string">
            <text:p>=</text:p>
          </table:table-cell>
          <table:table-cell table:formula="of:=&quot;0o&quot; &amp; [.G378]" office:value-type="string" office:string-value="0o565" calcext:value-type="string">
            <text:p>0o565</text:p>
          </table:table-cell>
          <table:table-cell table:formula="of:=&quot;0x&quot; &amp; [.I378]" office:value-type="string" office:string-value="0x175" calcext:value-type="string">
            <text:p>0x175</text:p>
          </table:table-cell>
          <table:table-cell table:formula="of:=BASE([.K378]; 8)" office:value-type="string" office:string-value="565" calcext:value-type="string">
            <text:p>565</text:p>
          </table:table-cell>
          <table:table-cell/>
          <table:table-cell table:formula="of:=BASE([.K378]; 16)" office:value-type="string" office:string-value="175" calcext:value-type="string">
            <text:p>175</text:p>
          </table:table-cell>
          <table:table-cell table:formula="of:=[.C378] &amp; &quot; = &quot; &amp; [.E378] &amp; &quot;, // &quot; &amp; [.F378] &amp; &quot; --- &quot; &amp; [.K378]" office:value-type="string" office:string-value="LshcBignumStepLP = 0o565, // 0x175 --- 373" calcext:value-type="string">
            <text:p>LshcBignumStepLP = 0o565, // 0x175 --- 373</text:p>
          </table:table-cell>
          <table:table-cell office:value-type="float" office:value="373" calcext:value-type="float">
            <text:p>373</text:p>
          </table:table-cell>
          <table:table-cell table:formula="of:=[.K378]-[.K37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shcBignumStepSP</text:p>
          </table:table-cell>
          <table:table-cell office:value-type="string" calcext:value-type="string">
            <text:p>=</text:p>
          </table:table-cell>
          <table:table-cell table:formula="of:=&quot;0o&quot; &amp; [.G379]" office:value-type="string" office:string-value="0o566" calcext:value-type="string">
            <text:p>0o566</text:p>
          </table:table-cell>
          <table:table-cell table:formula="of:=&quot;0x&quot; &amp; [.I379]" office:value-type="string" office:string-value="0x176" calcext:value-type="string">
            <text:p>0x176</text:p>
          </table:table-cell>
          <table:table-cell table:formula="of:=BASE([.K379]; 8)" office:value-type="string" office:string-value="566" calcext:value-type="string">
            <text:p>566</text:p>
          </table:table-cell>
          <table:table-cell/>
          <table:table-cell table:formula="of:=BASE([.K379]; 16)" office:value-type="string" office:string-value="176" calcext:value-type="string">
            <text:p>176</text:p>
          </table:table-cell>
          <table:table-cell table:formula="of:=[.C379] &amp; &quot; = &quot; &amp; [.E379] &amp; &quot;, // &quot; &amp; [.F379] &amp; &quot; --- &quot; &amp; [.K379]" office:value-type="string" office:string-value="LshcBignumStepSP = 0o566, // 0x176 --- 374" calcext:value-type="string">
            <text:p>LshcBignumStepSP = 0o566, // 0x176 --- 374</text:p>
          </table:table-cell>
          <table:table-cell office:value-type="float" office:value="374" calcext:value-type="float">
            <text:p>374</text:p>
          </table:table-cell>
          <table:table-cell table:formula="of:=[.K379]-[.K37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shcBignumStepImmediate</text:p>
          </table:table-cell>
          <table:table-cell office:value-type="string" calcext:value-type="string">
            <text:p>=</text:p>
          </table:table-cell>
          <table:table-cell table:formula="of:=&quot;0o&quot; &amp; [.G380]" office:value-type="string" office:string-value="0o567" calcext:value-type="string">
            <text:p>0o567</text:p>
          </table:table-cell>
          <table:table-cell table:formula="of:=&quot;0x&quot; &amp; [.I380]" office:value-type="string" office:string-value="0x177" calcext:value-type="string">
            <text:p>0x177</text:p>
          </table:table-cell>
          <table:table-cell table:formula="of:=BASE([.K380]; 8)" office:value-type="string" office:string-value="567" calcext:value-type="string">
            <text:p>567</text:p>
          </table:table-cell>
          <table:table-cell/>
          <table:table-cell table:formula="of:=BASE([.K380]; 16)" office:value-type="string" office:string-value="177" calcext:value-type="string">
            <text:p>177</text:p>
          </table:table-cell>
          <table:table-cell table:formula="of:=[.C380] &amp; &quot; = &quot; &amp; [.E380] &amp; &quot;, // &quot; &amp; [.F380] &amp; &quot; --- &quot; &amp; [.K380]" office:value-type="string" office:string-value="LshcBignumStepImmediate = 0o567, // 0x177 --- 375" calcext:value-type="string">
            <text:p>LshcBignumStepImmediate = 0o567, // 0x177 --- 375</text:p>
          </table:table-cell>
          <table:table-cell office:value-type="float" office:value="375" calcext:value-type="float">
            <text:p>375</text:p>
          </table:table-cell>
          <table:table-cell table:formula="of:=[.K380]-[.K37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shcBignumStepPop</text:p>
          </table:table-cell>
          <table:table-cell office:value-type="string" calcext:value-type="string">
            <text:p>=</text:p>
          </table:table-cell>
          <table:table-cell table:formula="of:=&quot;0o&quot; &amp; [.G381]" office:value-type="string" office:string-value="0o570" calcext:value-type="string">
            <text:p>0o570</text:p>
          </table:table-cell>
          <table:table-cell table:formula="of:=&quot;0x&quot; &amp; [.I381]" office:value-type="string" office:string-value="0x178" calcext:value-type="string">
            <text:p>0x178</text:p>
          </table:table-cell>
          <table:table-cell table:formula="of:=BASE([.K381]; 8)" office:value-type="string" office:string-value="570" calcext:value-type="string">
            <text:p>570</text:p>
          </table:table-cell>
          <table:table-cell/>
          <table:table-cell table:formula="of:=BASE([.K381]; 16)" office:value-type="string" office:string-value="178" calcext:value-type="string">
            <text:p>178</text:p>
          </table:table-cell>
          <table:table-cell table:formula="of:=[.C381] &amp; &quot; = &quot; &amp; [.E381] &amp; &quot;, // &quot; &amp; [.F381] &amp; &quot; --- &quot; &amp; [.K381]" office:value-type="string" office:string-value="LshcBignumStepPop = 0o570, // 0x178 --- 376" calcext:value-type="string">
            <text:p>LshcBignumStepPop = 0o570, // 0x178 --- 376</text:p>
          </table:table-cell>
          <table:table-cell office:value-type="float" office:value="376" calcext:value-type="float">
            <text:p>376</text:p>
          </table:table-cell>
          <table:table-cell table:formula="of:=[.K381]-[.K38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ackBltFP</text:p>
          </table:table-cell>
          <table:table-cell office:value-type="string" calcext:value-type="string">
            <text:p>=</text:p>
          </table:table-cell>
          <table:table-cell table:formula="of:=&quot;0o&quot; &amp; [.G382]" office:value-type="string" office:string-value="0o571" calcext:value-type="string">
            <text:p>0o571</text:p>
          </table:table-cell>
          <table:table-cell table:formula="of:=&quot;0x&quot; &amp; [.I382]" office:value-type="string" office:string-value="0x179" calcext:value-type="string">
            <text:p>0x179</text:p>
          </table:table-cell>
          <table:table-cell table:formula="of:=BASE([.K382]; 8)" office:value-type="string" office:string-value="571" calcext:value-type="string">
            <text:p>571</text:p>
          </table:table-cell>
          <table:table-cell/>
          <table:table-cell table:formula="of:=BASE([.K382]; 16)" office:value-type="string" office:string-value="179" calcext:value-type="string">
            <text:p>179</text:p>
          </table:table-cell>
          <table:table-cell table:formula="of:=[.C382] &amp; &quot; = &quot; &amp; [.E382] &amp; &quot;, // &quot; &amp; [.F382] &amp; &quot; --- &quot; &amp; [.K382]" office:value-type="string" office:string-value="StackBltFP = 0o571, // 0x179 --- 377" calcext:value-type="string">
            <text:p>StackBltFP = 0o571, // 0x179 --- 377</text:p>
          </table:table-cell>
          <table:table-cell office:value-type="float" office:value="377" calcext:value-type="float">
            <text:p>377</text:p>
          </table:table-cell>
          <table:table-cell table:formula="of:=[.K382]-[.K38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ackBltLP</text:p>
          </table:table-cell>
          <table:table-cell office:value-type="string" calcext:value-type="string">
            <text:p>=</text:p>
          </table:table-cell>
          <table:table-cell table:formula="of:=&quot;0o&quot; &amp; [.G383]" office:value-type="string" office:string-value="0o572" calcext:value-type="string">
            <text:p>0o572</text:p>
          </table:table-cell>
          <table:table-cell table:formula="of:=&quot;0x&quot; &amp; [.I383]" office:value-type="string" office:string-value="0x17A" calcext:value-type="string">
            <text:p>0x17A</text:p>
          </table:table-cell>
          <table:table-cell table:formula="of:=BASE([.K383]; 8)" office:value-type="string" office:string-value="572" calcext:value-type="string">
            <text:p>572</text:p>
          </table:table-cell>
          <table:table-cell/>
          <table:table-cell table:formula="of:=BASE([.K383]; 16)" office:value-type="string" office:string-value="17A" calcext:value-type="string">
            <text:p>17A</text:p>
          </table:table-cell>
          <table:table-cell table:formula="of:=[.C383] &amp; &quot; = &quot; &amp; [.E383] &amp; &quot;, // &quot; &amp; [.F383] &amp; &quot; --- &quot; &amp; [.K383]" office:value-type="string" office:string-value="StackBltLP = 0o572, // 0x17A --- 378" calcext:value-type="string">
            <text:p>StackBltLP = 0o572, // 0x17A --- 378</text:p>
          </table:table-cell>
          <table:table-cell office:value-type="float" office:value="378" calcext:value-type="float">
            <text:p>378</text:p>
          </table:table-cell>
          <table:table-cell table:formula="of:=[.K383]-[.K38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ackBltSP</text:p>
          </table:table-cell>
          <table:table-cell office:value-type="string" calcext:value-type="string">
            <text:p>=</text:p>
          </table:table-cell>
          <table:table-cell table:formula="of:=&quot;0o&quot; &amp; [.G384]" office:value-type="string" office:string-value="0o573" calcext:value-type="string">
            <text:p>0o573</text:p>
          </table:table-cell>
          <table:table-cell table:formula="of:=&quot;0x&quot; &amp; [.I384]" office:value-type="string" office:string-value="0x17B" calcext:value-type="string">
            <text:p>0x17B</text:p>
          </table:table-cell>
          <table:table-cell table:formula="of:=BASE([.K384]; 8)" office:value-type="string" office:string-value="573" calcext:value-type="string">
            <text:p>573</text:p>
          </table:table-cell>
          <table:table-cell/>
          <table:table-cell table:formula="of:=BASE([.K384]; 16)" office:value-type="string" office:string-value="17B" calcext:value-type="string">
            <text:p>17B</text:p>
          </table:table-cell>
          <table:table-cell table:formula="of:=[.C384] &amp; &quot; = &quot; &amp; [.E384] &amp; &quot;, // &quot; &amp; [.F384] &amp; &quot; --- &quot; &amp; [.K384]" office:value-type="string" office:string-value="StackBltSP = 0o573, // 0x17B --- 379" calcext:value-type="string">
            <text:p>StackBltSP = 0o573, // 0x17B --- 379</text:p>
          </table:table-cell>
          <table:table-cell office:value-type="float" office:value="379" calcext:value-type="float">
            <text:p>379</text:p>
          </table:table-cell>
          <table:table-cell table:formula="of:=[.K384]-[.K38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ackBltImmediate</text:p>
          </table:table-cell>
          <table:table-cell office:value-type="string" calcext:value-type="string">
            <text:p>=</text:p>
          </table:table-cell>
          <table:table-cell table:formula="of:=&quot;0o&quot; &amp; [.G385]" office:value-type="string" office:string-value="0o574" calcext:value-type="string">
            <text:p>0o574</text:p>
          </table:table-cell>
          <table:table-cell table:formula="of:=&quot;0x&quot; &amp; [.I385]" office:value-type="string" office:string-value="0x17C" calcext:value-type="string">
            <text:p>0x17C</text:p>
          </table:table-cell>
          <table:table-cell table:formula="of:=BASE([.K385]; 8)" office:value-type="string" office:string-value="574" calcext:value-type="string">
            <text:p>574</text:p>
          </table:table-cell>
          <table:table-cell/>
          <table:table-cell table:formula="of:=BASE([.K385]; 16)" office:value-type="string" office:string-value="17C" calcext:value-type="string">
            <text:p>17C</text:p>
          </table:table-cell>
          <table:table-cell table:formula="of:=[.C385] &amp; &quot; = &quot; &amp; [.E385] &amp; &quot;, // &quot; &amp; [.F385] &amp; &quot; --- &quot; &amp; [.K385]" office:value-type="string" office:string-value="StackBltImmediate = 0o574, // 0x17C --- 380" calcext:value-type="string">
            <text:p>StackBltImmediate = 0o574, // 0x17C --- 380</text:p>
          </table:table-cell>
          <table:table-cell office:value-type="float" office:value="380" calcext:value-type="float">
            <text:p>380</text:p>
          </table:table-cell>
          <table:table-cell table:formula="of:=[.K385]-[.K38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ackBltPop</text:p>
          </table:table-cell>
          <table:table-cell office:value-type="string" calcext:value-type="string">
            <text:p>=</text:p>
          </table:table-cell>
          <table:table-cell table:formula="of:=&quot;0o&quot; &amp; [.G386]" office:value-type="string" office:string-value="0o575" calcext:value-type="string">
            <text:p>0o575</text:p>
          </table:table-cell>
          <table:table-cell table:formula="of:=&quot;0x&quot; &amp; [.I386]" office:value-type="string" office:string-value="0x17D" calcext:value-type="string">
            <text:p>0x17D</text:p>
          </table:table-cell>
          <table:table-cell table:formula="of:=BASE([.K386]; 8)" office:value-type="string" office:string-value="575" calcext:value-type="string">
            <text:p>575</text:p>
          </table:table-cell>
          <table:table-cell/>
          <table:table-cell table:formula="of:=BASE([.K386]; 16)" office:value-type="string" office:string-value="17D" calcext:value-type="string">
            <text:p>17D</text:p>
          </table:table-cell>
          <table:table-cell table:formula="of:=[.C386] &amp; &quot; = &quot; &amp; [.E386] &amp; &quot;, // &quot; &amp; [.F386] &amp; &quot; --- &quot; &amp; [.K386]" office:value-type="string" office:string-value="StackBltPop = 0o575, // 0x17D --- 381" calcext:value-type="string">
            <text:p>StackBltPop = 0o575, // 0x17D --- 381</text:p>
          </table:table-cell>
          <table:table-cell office:value-type="float" office:value="381" calcext:value-type="float">
            <text:p>381</text:p>
          </table:table-cell>
          <table:table-cell table:formula="of:=[.K386]-[.K38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getfFP</text:p>
          </table:table-cell>
          <table:table-cell office:value-type="string" calcext:value-type="string">
            <text:p>=</text:p>
          </table:table-cell>
          <table:table-cell table:formula="of:=&quot;0o&quot; &amp; [.G387]" office:value-type="string" office:string-value="0o576" calcext:value-type="string">
            <text:p>0o576</text:p>
          </table:table-cell>
          <table:table-cell table:formula="of:=&quot;0x&quot; &amp; [.I387]" office:value-type="string" office:string-value="0x17E" calcext:value-type="string">
            <text:p>0x17E</text:p>
          </table:table-cell>
          <table:table-cell table:formula="of:=BASE([.K387]; 8)" office:value-type="string" office:string-value="576" calcext:value-type="string">
            <text:p>576</text:p>
          </table:table-cell>
          <table:table-cell/>
          <table:table-cell table:formula="of:=BASE([.K387]; 16)" office:value-type="string" office:string-value="17E" calcext:value-type="string">
            <text:p>17E</text:p>
          </table:table-cell>
          <table:table-cell table:formula="of:=[.C387] &amp; &quot; = &quot; &amp; [.E387] &amp; &quot;, // &quot; &amp; [.F387] &amp; &quot; --- &quot; &amp; [.K387]" office:value-type="string" office:string-value="RgetfFP = 0o576, // 0x17E --- 382" calcext:value-type="string">
            <text:p>RgetfFP = 0o576, // 0x17E --- 382</text:p>
          </table:table-cell>
          <table:table-cell office:value-type="float" office:value="382" calcext:value-type="float">
            <text:p>382</text:p>
          </table:table-cell>
          <table:table-cell table:formula="of:=[.K387]-[.K38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getfLP</text:p>
          </table:table-cell>
          <table:table-cell office:value-type="string" calcext:value-type="string">
            <text:p>=</text:p>
          </table:table-cell>
          <table:table-cell table:formula="of:=&quot;0o&quot; &amp; [.G388]" office:value-type="string" office:string-value="0o577" calcext:value-type="string">
            <text:p>0o577</text:p>
          </table:table-cell>
          <table:table-cell table:formula="of:=&quot;0x&quot; &amp; [.I388]" office:value-type="string" office:string-value="0x17F" calcext:value-type="string">
            <text:p>0x17F</text:p>
          </table:table-cell>
          <table:table-cell table:formula="of:=BASE([.K388]; 8)" office:value-type="string" office:string-value="577" calcext:value-type="string">
            <text:p>577</text:p>
          </table:table-cell>
          <table:table-cell/>
          <table:table-cell table:formula="of:=BASE([.K388]; 16)" office:value-type="string" office:string-value="17F" calcext:value-type="string">
            <text:p>17F</text:p>
          </table:table-cell>
          <table:table-cell table:formula="of:=[.C388] &amp; &quot; = &quot; &amp; [.E388] &amp; &quot;, // &quot; &amp; [.F388] &amp; &quot; --- &quot; &amp; [.K388]" office:value-type="string" office:string-value="RgetfLP = 0o577, // 0x17F --- 383" calcext:value-type="string">
            <text:p>RgetfLP = 0o577, // 0x17F --- 383</text:p>
          </table:table-cell>
          <table:table-cell office:value-type="float" office:value="383" calcext:value-type="float">
            <text:p>383</text:p>
          </table:table-cell>
          <table:table-cell table:formula="of:=[.K388]-[.K38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getfSP</text:p>
          </table:table-cell>
          <table:table-cell office:value-type="string" calcext:value-type="string">
            <text:p>=</text:p>
          </table:table-cell>
          <table:table-cell table:formula="of:=&quot;0o&quot; &amp; [.G389]" office:value-type="string" office:string-value="0o600" calcext:value-type="string">
            <text:p>0o600</text:p>
          </table:table-cell>
          <table:table-cell table:formula="of:=&quot;0x&quot; &amp; [.I389]" office:value-type="string" office:string-value="0x180" calcext:value-type="string">
            <text:p>0x180</text:p>
          </table:table-cell>
          <table:table-cell table:formula="of:=BASE([.K389]; 8)" office:value-type="string" office:string-value="600" calcext:value-type="string">
            <text:p>600</text:p>
          </table:table-cell>
          <table:table-cell/>
          <table:table-cell table:formula="of:=BASE([.K389]; 16)" office:value-type="string" office:string-value="180" calcext:value-type="string">
            <text:p>180</text:p>
          </table:table-cell>
          <table:table-cell table:formula="of:=[.C389] &amp; &quot; = &quot; &amp; [.E389] &amp; &quot;, // &quot; &amp; [.F389] &amp; &quot; --- &quot; &amp; [.K389]" office:value-type="string" office:string-value="RgetfSP = 0o600, // 0x180 --- 384" calcext:value-type="string">
            <text:p>RgetfSP = 0o600, // 0x180 --- 384</text:p>
          </table:table-cell>
          <table:table-cell office:value-type="float" office:value="384" calcext:value-type="float">
            <text:p>384</text:p>
          </table:table-cell>
          <table:table-cell table:formula="of:=[.K389]-[.K38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getfImmediate</text:p>
          </table:table-cell>
          <table:table-cell office:value-type="string" calcext:value-type="string">
            <text:p>=</text:p>
          </table:table-cell>
          <table:table-cell table:formula="of:=&quot;0o&quot; &amp; [.G390]" office:value-type="string" office:string-value="0o601" calcext:value-type="string">
            <text:p>0o601</text:p>
          </table:table-cell>
          <table:table-cell table:formula="of:=&quot;0x&quot; &amp; [.I390]" office:value-type="string" office:string-value="0x181" calcext:value-type="string">
            <text:p>0x181</text:p>
          </table:table-cell>
          <table:table-cell table:formula="of:=BASE([.K390]; 8)" office:value-type="string" office:string-value="601" calcext:value-type="string">
            <text:p>601</text:p>
          </table:table-cell>
          <table:table-cell/>
          <table:table-cell table:formula="of:=BASE([.K390]; 16)" office:value-type="string" office:string-value="181" calcext:value-type="string">
            <text:p>181</text:p>
          </table:table-cell>
          <table:table-cell table:formula="of:=[.C390] &amp; &quot; = &quot; &amp; [.E390] &amp; &quot;, // &quot; &amp; [.F390] &amp; &quot; --- &quot; &amp; [.K390]" office:value-type="string" office:string-value="RgetfImmediate = 0o601, // 0x181 --- 385" calcext:value-type="string">
            <text:p>RgetfImmediate = 0o601, // 0x181 --- 385</text:p>
          </table:table-cell>
          <table:table-cell office:value-type="float" office:value="385" calcext:value-type="float">
            <text:p>385</text:p>
          </table:table-cell>
          <table:table-cell table:formula="of:=[.K390]-[.K38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RgetfPop</text:p>
          </table:table-cell>
          <table:table-cell office:value-type="string" calcext:value-type="string">
            <text:p>=</text:p>
          </table:table-cell>
          <table:table-cell table:formula="of:=&quot;0o&quot; &amp; [.G391]" office:value-type="string" office:string-value="0o602" calcext:value-type="string">
            <text:p>0o602</text:p>
          </table:table-cell>
          <table:table-cell table:formula="of:=&quot;0x&quot; &amp; [.I391]" office:value-type="string" office:string-value="0x182" calcext:value-type="string">
            <text:p>0x182</text:p>
          </table:table-cell>
          <table:table-cell table:formula="of:=BASE([.K391]; 8)" office:value-type="string" office:string-value="602" calcext:value-type="string">
            <text:p>602</text:p>
          </table:table-cell>
          <table:table-cell/>
          <table:table-cell table:formula="of:=BASE([.K391]; 16)" office:value-type="string" office:string-value="182" calcext:value-type="string">
            <text:p>182</text:p>
          </table:table-cell>
          <table:table-cell table:formula="of:=[.C391] &amp; &quot; = &quot; &amp; [.E391] &amp; &quot;, // &quot; &amp; [.F391] &amp; &quot; --- &quot; &amp; [.K391]" office:value-type="string" office:string-value="RgetfPop = 0o602, // 0x182 --- 386" calcext:value-type="string">
            <text:p>RgetfPop = 0o602, // 0x182 --- 386</text:p>
          </table:table-cell>
          <table:table-cell office:value-type="float" office:value="386" calcext:value-type="float">
            <text:p>386</text:p>
          </table:table-cell>
          <table:table-cell table:formula="of:=[.K391]-[.K39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emberFP</text:p>
          </table:table-cell>
          <table:table-cell office:value-type="string" calcext:value-type="string">
            <text:p>=</text:p>
          </table:table-cell>
          <table:table-cell table:formula="of:=&quot;0o&quot; &amp; [.G392]" office:value-type="string" office:string-value="0o603" calcext:value-type="string">
            <text:p>0o603</text:p>
          </table:table-cell>
          <table:table-cell table:formula="of:=&quot;0x&quot; &amp; [.I392]" office:value-type="string" office:string-value="0x183" calcext:value-type="string">
            <text:p>0x183</text:p>
          </table:table-cell>
          <table:table-cell table:formula="of:=BASE([.K392]; 8)" office:value-type="string" office:string-value="603" calcext:value-type="string">
            <text:p>603</text:p>
          </table:table-cell>
          <table:table-cell/>
          <table:table-cell table:formula="of:=BASE([.K392]; 16)" office:value-type="string" office:string-value="183" calcext:value-type="string">
            <text:p>183</text:p>
          </table:table-cell>
          <table:table-cell table:formula="of:=[.C392] &amp; &quot; = &quot; &amp; [.E392] &amp; &quot;, // &quot; &amp; [.F392] &amp; &quot; --- &quot; &amp; [.K392]" office:value-type="string" office:string-value="MemberFP = 0o603, // 0x183 --- 387" calcext:value-type="string">
            <text:p>MemberFP = 0o603, // 0x183 --- 387</text:p>
          </table:table-cell>
          <table:table-cell office:value-type="float" office:value="387" calcext:value-type="float">
            <text:p>387</text:p>
          </table:table-cell>
          <table:table-cell table:formula="of:=[.K392]-[.K39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emberLP</text:p>
          </table:table-cell>
          <table:table-cell office:value-type="string" calcext:value-type="string">
            <text:p>=</text:p>
          </table:table-cell>
          <table:table-cell table:formula="of:=&quot;0o&quot; &amp; [.G393]" office:value-type="string" office:string-value="0o604" calcext:value-type="string">
            <text:p>0o604</text:p>
          </table:table-cell>
          <table:table-cell table:formula="of:=&quot;0x&quot; &amp; [.I393]" office:value-type="string" office:string-value="0x184" calcext:value-type="string">
            <text:p>0x184</text:p>
          </table:table-cell>
          <table:table-cell table:formula="of:=BASE([.K393]; 8)" office:value-type="string" office:string-value="604" calcext:value-type="string">
            <text:p>604</text:p>
          </table:table-cell>
          <table:table-cell/>
          <table:table-cell table:formula="of:=BASE([.K393]; 16)" office:value-type="string" office:string-value="184" calcext:value-type="string">
            <text:p>184</text:p>
          </table:table-cell>
          <table:table-cell table:formula="of:=[.C393] &amp; &quot; = &quot; &amp; [.E393] &amp; &quot;, // &quot; &amp; [.F393] &amp; &quot; --- &quot; &amp; [.K393]" office:value-type="string" office:string-value="MemberLP = 0o604, // 0x184 --- 388" calcext:value-type="string">
            <text:p>MemberLP = 0o604, // 0x184 --- 388</text:p>
          </table:table-cell>
          <table:table-cell office:value-type="float" office:value="388" calcext:value-type="float">
            <text:p>388</text:p>
          </table:table-cell>
          <table:table-cell table:formula="of:=[.K393]-[.K39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emberSP</text:p>
          </table:table-cell>
          <table:table-cell office:value-type="string" calcext:value-type="string">
            <text:p>=</text:p>
          </table:table-cell>
          <table:table-cell table:formula="of:=&quot;0o&quot; &amp; [.G394]" office:value-type="string" office:string-value="0o605" calcext:value-type="string">
            <text:p>0o605</text:p>
          </table:table-cell>
          <table:table-cell table:formula="of:=&quot;0x&quot; &amp; [.I394]" office:value-type="string" office:string-value="0x185" calcext:value-type="string">
            <text:p>0x185</text:p>
          </table:table-cell>
          <table:table-cell table:formula="of:=BASE([.K394]; 8)" office:value-type="string" office:string-value="605" calcext:value-type="string">
            <text:p>605</text:p>
          </table:table-cell>
          <table:table-cell/>
          <table:table-cell table:formula="of:=BASE([.K394]; 16)" office:value-type="string" office:string-value="185" calcext:value-type="string">
            <text:p>185</text:p>
          </table:table-cell>
          <table:table-cell table:formula="of:=[.C394] &amp; &quot; = &quot; &amp; [.E394] &amp; &quot;, // &quot; &amp; [.F394] &amp; &quot; --- &quot; &amp; [.K394]" office:value-type="string" office:string-value="MemberSP = 0o605, // 0x185 --- 389" calcext:value-type="string">
            <text:p>MemberSP = 0o605, // 0x185 --- 389</text:p>
          </table:table-cell>
          <table:table-cell office:value-type="float" office:value="389" calcext:value-type="float">
            <text:p>389</text:p>
          </table:table-cell>
          <table:table-cell table:formula="of:=[.K394]-[.K39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emberImmediate</text:p>
          </table:table-cell>
          <table:table-cell office:value-type="string" calcext:value-type="string">
            <text:p>=</text:p>
          </table:table-cell>
          <table:table-cell table:formula="of:=&quot;0o&quot; &amp; [.G395]" office:value-type="string" office:string-value="0o606" calcext:value-type="string">
            <text:p>0o606</text:p>
          </table:table-cell>
          <table:table-cell table:formula="of:=&quot;0x&quot; &amp; [.I395]" office:value-type="string" office:string-value="0x186" calcext:value-type="string">
            <text:p>0x186</text:p>
          </table:table-cell>
          <table:table-cell table:formula="of:=BASE([.K395]; 8)" office:value-type="string" office:string-value="606" calcext:value-type="string">
            <text:p>606</text:p>
          </table:table-cell>
          <table:table-cell/>
          <table:table-cell table:formula="of:=BASE([.K395]; 16)" office:value-type="string" office:string-value="186" calcext:value-type="string">
            <text:p>186</text:p>
          </table:table-cell>
          <table:table-cell table:formula="of:=[.C395] &amp; &quot; = &quot; &amp; [.E395] &amp; &quot;, // &quot; &amp; [.F395] &amp; &quot; --- &quot; &amp; [.K395]" office:value-type="string" office:string-value="MemberImmediate = 0o606, // 0x186 --- 390" calcext:value-type="string">
            <text:p>MemberImmediate = 0o606, // 0x186 --- 390</text:p>
          </table:table-cell>
          <table:table-cell office:value-type="float" office:value="390" calcext:value-type="float">
            <text:p>390</text:p>
          </table:table-cell>
          <table:table-cell table:formula="of:=[.K395]-[.K39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emberPop</text:p>
          </table:table-cell>
          <table:table-cell office:value-type="string" calcext:value-type="string">
            <text:p>=</text:p>
          </table:table-cell>
          <table:table-cell table:formula="of:=&quot;0o&quot; &amp; [.G396]" office:value-type="string" office:string-value="0o607" calcext:value-type="string">
            <text:p>0o607</text:p>
          </table:table-cell>
          <table:table-cell table:formula="of:=&quot;0x&quot; &amp; [.I396]" office:value-type="string" office:string-value="0x187" calcext:value-type="string">
            <text:p>0x187</text:p>
          </table:table-cell>
          <table:table-cell table:formula="of:=BASE([.K396]; 8)" office:value-type="string" office:string-value="607" calcext:value-type="string">
            <text:p>607</text:p>
          </table:table-cell>
          <table:table-cell/>
          <table:table-cell table:formula="of:=BASE([.K396]; 16)" office:value-type="string" office:string-value="187" calcext:value-type="string">
            <text:p>187</text:p>
          </table:table-cell>
          <table:table-cell table:formula="of:=[.C396] &amp; &quot; = &quot; &amp; [.E396] &amp; &quot;, // &quot; &amp; [.F396] &amp; &quot; --- &quot; &amp; [.K396]" office:value-type="string" office:string-value="MemberPop = 0o607, // 0x187 --- 391" calcext:value-type="string">
            <text:p>MemberPop = 0o607, // 0x187 --- 391</text:p>
          </table:table-cell>
          <table:table-cell office:value-type="float" office:value="391" calcext:value-type="float">
            <text:p>391</text:p>
          </table:table-cell>
          <table:table-cell table:formula="of:=[.K396]-[.K39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ssocFP</text:p>
          </table:table-cell>
          <table:table-cell office:value-type="string" calcext:value-type="string">
            <text:p>=</text:p>
          </table:table-cell>
          <table:table-cell table:formula="of:=&quot;0o&quot; &amp; [.G397]" office:value-type="string" office:string-value="0o610" calcext:value-type="string">
            <text:p>0o610</text:p>
          </table:table-cell>
          <table:table-cell table:formula="of:=&quot;0x&quot; &amp; [.I397]" office:value-type="string" office:string-value="0x188" calcext:value-type="string">
            <text:p>0x188</text:p>
          </table:table-cell>
          <table:table-cell table:formula="of:=BASE([.K397]; 8)" office:value-type="string" office:string-value="610" calcext:value-type="string">
            <text:p>610</text:p>
          </table:table-cell>
          <table:table-cell/>
          <table:table-cell table:formula="of:=BASE([.K397]; 16)" office:value-type="string" office:string-value="188" calcext:value-type="string">
            <text:p>188</text:p>
          </table:table-cell>
          <table:table-cell table:formula="of:=[.C397] &amp; &quot; = &quot; &amp; [.E397] &amp; &quot;, // &quot; &amp; [.F397] &amp; &quot; --- &quot; &amp; [.K397]" office:value-type="string" office:string-value="AssocFP = 0o610, // 0x188 --- 392" calcext:value-type="string">
            <text:p>AssocFP = 0o610, // 0x188 --- 392</text:p>
          </table:table-cell>
          <table:table-cell office:value-type="float" office:value="392" calcext:value-type="float">
            <text:p>392</text:p>
          </table:table-cell>
          <table:table-cell table:formula="of:=[.K397]-[.K39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ssocLP</text:p>
          </table:table-cell>
          <table:table-cell office:value-type="string" calcext:value-type="string">
            <text:p>=</text:p>
          </table:table-cell>
          <table:table-cell table:formula="of:=&quot;0o&quot; &amp; [.G398]" office:value-type="string" office:string-value="0o611" calcext:value-type="string">
            <text:p>0o611</text:p>
          </table:table-cell>
          <table:table-cell table:formula="of:=&quot;0x&quot; &amp; [.I398]" office:value-type="string" office:string-value="0x189" calcext:value-type="string">
            <text:p>0x189</text:p>
          </table:table-cell>
          <table:table-cell table:formula="of:=BASE([.K398]; 8)" office:value-type="string" office:string-value="611" calcext:value-type="string">
            <text:p>611</text:p>
          </table:table-cell>
          <table:table-cell/>
          <table:table-cell table:formula="of:=BASE([.K398]; 16)" office:value-type="string" office:string-value="189" calcext:value-type="string">
            <text:p>189</text:p>
          </table:table-cell>
          <table:table-cell table:formula="of:=[.C398] &amp; &quot; = &quot; &amp; [.E398] &amp; &quot;, // &quot; &amp; [.F398] &amp; &quot; --- &quot; &amp; [.K398]" office:value-type="string" office:string-value="AssocLP = 0o611, // 0x189 --- 393" calcext:value-type="string">
            <text:p>AssocLP = 0o611, // 0x189 --- 393</text:p>
          </table:table-cell>
          <table:table-cell office:value-type="float" office:value="393" calcext:value-type="float">
            <text:p>393</text:p>
          </table:table-cell>
          <table:table-cell table:formula="of:=[.K398]-[.K39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ssocSP</text:p>
          </table:table-cell>
          <table:table-cell office:value-type="string" calcext:value-type="string">
            <text:p>=</text:p>
          </table:table-cell>
          <table:table-cell table:formula="of:=&quot;0o&quot; &amp; [.G399]" office:value-type="string" office:string-value="0o612" calcext:value-type="string">
            <text:p>0o612</text:p>
          </table:table-cell>
          <table:table-cell table:formula="of:=&quot;0x&quot; &amp; [.I399]" office:value-type="string" office:string-value="0x18A" calcext:value-type="string">
            <text:p>0x18A</text:p>
          </table:table-cell>
          <table:table-cell table:formula="of:=BASE([.K399]; 8)" office:value-type="string" office:string-value="612" calcext:value-type="string">
            <text:p>612</text:p>
          </table:table-cell>
          <table:table-cell/>
          <table:table-cell table:formula="of:=BASE([.K399]; 16)" office:value-type="string" office:string-value="18A" calcext:value-type="string">
            <text:p>18A</text:p>
          </table:table-cell>
          <table:table-cell table:formula="of:=[.C399] &amp; &quot; = &quot; &amp; [.E399] &amp; &quot;, // &quot; &amp; [.F399] &amp; &quot; --- &quot; &amp; [.K399]" office:value-type="string" office:string-value="AssocSP = 0o612, // 0x18A --- 394" calcext:value-type="string">
            <text:p>AssocSP = 0o612, // 0x18A --- 394</text:p>
          </table:table-cell>
          <table:table-cell office:value-type="float" office:value="394" calcext:value-type="float">
            <text:p>394</text:p>
          </table:table-cell>
          <table:table-cell table:formula="of:=[.K399]-[.K39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ssocImmediate</text:p>
          </table:table-cell>
          <table:table-cell office:value-type="string" calcext:value-type="string">
            <text:p>=</text:p>
          </table:table-cell>
          <table:table-cell table:formula="of:=&quot;0o&quot; &amp; [.G400]" office:value-type="string" office:string-value="0o613" calcext:value-type="string">
            <text:p>0o613</text:p>
          </table:table-cell>
          <table:table-cell table:formula="of:=&quot;0x&quot; &amp; [.I400]" office:value-type="string" office:string-value="0x18B" calcext:value-type="string">
            <text:p>0x18B</text:p>
          </table:table-cell>
          <table:table-cell table:formula="of:=BASE([.K400]; 8)" office:value-type="string" office:string-value="613" calcext:value-type="string">
            <text:p>613</text:p>
          </table:table-cell>
          <table:table-cell/>
          <table:table-cell table:formula="of:=BASE([.K400]; 16)" office:value-type="string" office:string-value="18B" calcext:value-type="string">
            <text:p>18B</text:p>
          </table:table-cell>
          <table:table-cell table:formula="of:=[.C400] &amp; &quot; = &quot; &amp; [.E400] &amp; &quot;, // &quot; &amp; [.F400] &amp; &quot; --- &quot; &amp; [.K400]" office:value-type="string" office:string-value="AssocImmediate = 0o613, // 0x18B --- 395" calcext:value-type="string">
            <text:p>AssocImmediate = 0o613, // 0x18B --- 395</text:p>
          </table:table-cell>
          <table:table-cell office:value-type="float" office:value="395" calcext:value-type="float">
            <text:p>395</text:p>
          </table:table-cell>
          <table:table-cell table:formula="of:=[.K400]-[.K39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ssocPop</text:p>
          </table:table-cell>
          <table:table-cell office:value-type="string" calcext:value-type="string">
            <text:p>=</text:p>
          </table:table-cell>
          <table:table-cell table:formula="of:=&quot;0o&quot; &amp; [.G401]" office:value-type="string" office:string-value="0o614" calcext:value-type="string">
            <text:p>0o614</text:p>
          </table:table-cell>
          <table:table-cell table:formula="of:=&quot;0x&quot; &amp; [.I401]" office:value-type="string" office:string-value="0x18C" calcext:value-type="string">
            <text:p>0x18C</text:p>
          </table:table-cell>
          <table:table-cell table:formula="of:=BASE([.K401]; 8)" office:value-type="string" office:string-value="614" calcext:value-type="string">
            <text:p>614</text:p>
          </table:table-cell>
          <table:table-cell/>
          <table:table-cell table:formula="of:=BASE([.K401]; 16)" office:value-type="string" office:string-value="18C" calcext:value-type="string">
            <text:p>18C</text:p>
          </table:table-cell>
          <table:table-cell table:formula="of:=[.C401] &amp; &quot; = &quot; &amp; [.E401] &amp; &quot;, // &quot; &amp; [.F401] &amp; &quot; --- &quot; &amp; [.K401]" office:value-type="string" office:string-value="AssocPop = 0o614, // 0x18C --- 396" calcext:value-type="string">
            <text:p>AssocPop = 0o614, // 0x18C --- 396</text:p>
          </table:table-cell>
          <table:table-cell office:value-type="float" office:value="396" calcext:value-type="float">
            <text:p>396</text:p>
          </table:table-cell>
          <table:table-cell table:formula="of:=[.K401]-[.K40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interPlusFP</text:p>
          </table:table-cell>
          <table:table-cell office:value-type="string" calcext:value-type="string">
            <text:p>=</text:p>
          </table:table-cell>
          <table:table-cell table:formula="of:=&quot;0o&quot; &amp; [.G402]" office:value-type="string" office:string-value="0o615" calcext:value-type="string">
            <text:p>0o615</text:p>
          </table:table-cell>
          <table:table-cell table:formula="of:=&quot;0x&quot; &amp; [.I402]" office:value-type="string" office:string-value="0x18D" calcext:value-type="string">
            <text:p>0x18D</text:p>
          </table:table-cell>
          <table:table-cell table:formula="of:=BASE([.K402]; 8)" office:value-type="string" office:string-value="615" calcext:value-type="string">
            <text:p>615</text:p>
          </table:table-cell>
          <table:table-cell/>
          <table:table-cell table:formula="of:=BASE([.K402]; 16)" office:value-type="string" office:string-value="18D" calcext:value-type="string">
            <text:p>18D</text:p>
          </table:table-cell>
          <table:table-cell table:formula="of:=[.C402] &amp; &quot; = &quot; &amp; [.E402] &amp; &quot;, // &quot; &amp; [.F402] &amp; &quot; --- &quot; &amp; [.K402]" office:value-type="string" office:string-value="PointerPlusFP = 0o615, // 0x18D --- 397" calcext:value-type="string">
            <text:p>PointerPlusFP = 0o615, // 0x18D --- 397</text:p>
          </table:table-cell>
          <table:table-cell office:value-type="float" office:value="397" calcext:value-type="float">
            <text:p>397</text:p>
          </table:table-cell>
          <table:table-cell table:formula="of:=[.K402]-[.K40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interPlusLP</text:p>
          </table:table-cell>
          <table:table-cell office:value-type="string" calcext:value-type="string">
            <text:p>=</text:p>
          </table:table-cell>
          <table:table-cell table:formula="of:=&quot;0o&quot; &amp; [.G403]" office:value-type="string" office:string-value="0o616" calcext:value-type="string">
            <text:p>0o616</text:p>
          </table:table-cell>
          <table:table-cell table:formula="of:=&quot;0x&quot; &amp; [.I403]" office:value-type="string" office:string-value="0x18E" calcext:value-type="string">
            <text:p>0x18E</text:p>
          </table:table-cell>
          <table:table-cell table:formula="of:=BASE([.K403]; 8)" office:value-type="string" office:string-value="616" calcext:value-type="string">
            <text:p>616</text:p>
          </table:table-cell>
          <table:table-cell/>
          <table:table-cell table:formula="of:=BASE([.K403]; 16)" office:value-type="string" office:string-value="18E" calcext:value-type="string">
            <text:p>18E</text:p>
          </table:table-cell>
          <table:table-cell table:formula="of:=[.C403] &amp; &quot; = &quot; &amp; [.E403] &amp; &quot;, // &quot; &amp; [.F403] &amp; &quot; --- &quot; &amp; [.K403]" office:value-type="string" office:string-value="PointerPlusLP = 0o616, // 0x18E --- 398" calcext:value-type="string">
            <text:p>PointerPlusLP = 0o616, // 0x18E --- 398</text:p>
          </table:table-cell>
          <table:table-cell office:value-type="float" office:value="398" calcext:value-type="float">
            <text:p>398</text:p>
          </table:table-cell>
          <table:table-cell table:formula="of:=[.K403]-[.K40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interPlusSP</text:p>
          </table:table-cell>
          <table:table-cell office:value-type="string" calcext:value-type="string">
            <text:p>=</text:p>
          </table:table-cell>
          <table:table-cell table:formula="of:=&quot;0o&quot; &amp; [.G404]" office:value-type="string" office:string-value="0o617" calcext:value-type="string">
            <text:p>0o617</text:p>
          </table:table-cell>
          <table:table-cell table:formula="of:=&quot;0x&quot; &amp; [.I404]" office:value-type="string" office:string-value="0x18F" calcext:value-type="string">
            <text:p>0x18F</text:p>
          </table:table-cell>
          <table:table-cell table:formula="of:=BASE([.K404]; 8)" office:value-type="string" office:string-value="617" calcext:value-type="string">
            <text:p>617</text:p>
          </table:table-cell>
          <table:table-cell/>
          <table:table-cell table:formula="of:=BASE([.K404]; 16)" office:value-type="string" office:string-value="18F" calcext:value-type="string">
            <text:p>18F</text:p>
          </table:table-cell>
          <table:table-cell table:formula="of:=[.C404] &amp; &quot; = &quot; &amp; [.E404] &amp; &quot;, // &quot; &amp; [.F404] &amp; &quot; --- &quot; &amp; [.K404]" office:value-type="string" office:string-value="PointerPlusSP = 0o617, // 0x18F --- 399" calcext:value-type="string">
            <text:p>PointerPlusSP = 0o617, // 0x18F --- 399</text:p>
          </table:table-cell>
          <table:table-cell office:value-type="float" office:value="399" calcext:value-type="float">
            <text:p>399</text:p>
          </table:table-cell>
          <table:table-cell table:formula="of:=[.K404]-[.K40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interPlusImmediate</text:p>
          </table:table-cell>
          <table:table-cell office:value-type="string" calcext:value-type="string">
            <text:p>=</text:p>
          </table:table-cell>
          <table:table-cell table:formula="of:=&quot;0o&quot; &amp; [.G405]" office:value-type="string" office:string-value="0o620" calcext:value-type="string">
            <text:p>0o620</text:p>
          </table:table-cell>
          <table:table-cell table:formula="of:=&quot;0x&quot; &amp; [.I405]" office:value-type="string" office:string-value="0x190" calcext:value-type="string">
            <text:p>0x190</text:p>
          </table:table-cell>
          <table:table-cell table:formula="of:=BASE([.K405]; 8)" office:value-type="string" office:string-value="620" calcext:value-type="string">
            <text:p>620</text:p>
          </table:table-cell>
          <table:table-cell/>
          <table:table-cell table:formula="of:=BASE([.K405]; 16)" office:value-type="string" office:string-value="190" calcext:value-type="string">
            <text:p>190</text:p>
          </table:table-cell>
          <table:table-cell table:formula="of:=[.C405] &amp; &quot; = &quot; &amp; [.E405] &amp; &quot;, // &quot; &amp; [.F405] &amp; &quot; --- &quot; &amp; [.K405]" office:value-type="string" office:string-value="PointerPlusImmediate = 0o620, // 0x190 --- 400" calcext:value-type="string">
            <text:p>PointerPlusImmediate = 0o620, // 0x190 --- 400</text:p>
          </table:table-cell>
          <table:table-cell office:value-type="float" office:value="400" calcext:value-type="float">
            <text:p>400</text:p>
          </table:table-cell>
          <table:table-cell table:formula="of:=[.K405]-[.K40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interPlusPop</text:p>
          </table:table-cell>
          <table:table-cell office:value-type="string" calcext:value-type="string">
            <text:p>=</text:p>
          </table:table-cell>
          <table:table-cell table:formula="of:=&quot;0o&quot; &amp; [.G406]" office:value-type="string" office:string-value="0o621" calcext:value-type="string">
            <text:p>0o621</text:p>
          </table:table-cell>
          <table:table-cell table:formula="of:=&quot;0x&quot; &amp; [.I406]" office:value-type="string" office:string-value="0x191" calcext:value-type="string">
            <text:p>0x191</text:p>
          </table:table-cell>
          <table:table-cell table:formula="of:=BASE([.K406]; 8)" office:value-type="string" office:string-value="621" calcext:value-type="string">
            <text:p>621</text:p>
          </table:table-cell>
          <table:table-cell/>
          <table:table-cell table:formula="of:=BASE([.K406]; 16)" office:value-type="string" office:string-value="191" calcext:value-type="string">
            <text:p>191</text:p>
          </table:table-cell>
          <table:table-cell table:formula="of:=[.C406] &amp; &quot; = &quot; &amp; [.E406] &amp; &quot;, // &quot; &amp; [.F406] &amp; &quot; --- &quot; &amp; [.K406]" office:value-type="string" office:string-value="PointerPlusPop = 0o621, // 0x191 --- 401" calcext:value-type="string">
            <text:p>PointerPlusPop = 0o621, // 0x191 --- 401</text:p>
          </table:table-cell>
          <table:table-cell office:value-type="float" office:value="401" calcext:value-type="float">
            <text:p>401</text:p>
          </table:table-cell>
          <table:table-cell table:formula="of:=[.K406]-[.K40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interDifferenceFP</text:p>
          </table:table-cell>
          <table:table-cell office:value-type="string" calcext:value-type="string">
            <text:p>=</text:p>
          </table:table-cell>
          <table:table-cell table:formula="of:=&quot;0o&quot; &amp; [.G407]" office:value-type="string" office:string-value="0o622" calcext:value-type="string">
            <text:p>0o622</text:p>
          </table:table-cell>
          <table:table-cell table:formula="of:=&quot;0x&quot; &amp; [.I407]" office:value-type="string" office:string-value="0x192" calcext:value-type="string">
            <text:p>0x192</text:p>
          </table:table-cell>
          <table:table-cell table:formula="of:=BASE([.K407]; 8)" office:value-type="string" office:string-value="622" calcext:value-type="string">
            <text:p>622</text:p>
          </table:table-cell>
          <table:table-cell/>
          <table:table-cell table:formula="of:=BASE([.K407]; 16)" office:value-type="string" office:string-value="192" calcext:value-type="string">
            <text:p>192</text:p>
          </table:table-cell>
          <table:table-cell table:formula="of:=[.C407] &amp; &quot; = &quot; &amp; [.E407] &amp; &quot;, // &quot; &amp; [.F407] &amp; &quot; --- &quot; &amp; [.K407]" office:value-type="string" office:string-value="PointerDifferenceFP = 0o622, // 0x192 --- 402" calcext:value-type="string">
            <text:p>PointerDifferenceFP = 0o622, // 0x192 --- 402</text:p>
          </table:table-cell>
          <table:table-cell office:value-type="float" office:value="402" calcext:value-type="float">
            <text:p>402</text:p>
          </table:table-cell>
          <table:table-cell table:formula="of:=[.K407]-[.K40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interDifferenceLP</text:p>
          </table:table-cell>
          <table:table-cell office:value-type="string" calcext:value-type="string">
            <text:p>=</text:p>
          </table:table-cell>
          <table:table-cell table:formula="of:=&quot;0o&quot; &amp; [.G408]" office:value-type="string" office:string-value="0o623" calcext:value-type="string">
            <text:p>0o623</text:p>
          </table:table-cell>
          <table:table-cell table:formula="of:=&quot;0x&quot; &amp; [.I408]" office:value-type="string" office:string-value="0x193" calcext:value-type="string">
            <text:p>0x193</text:p>
          </table:table-cell>
          <table:table-cell table:formula="of:=BASE([.K408]; 8)" office:value-type="string" office:string-value="623" calcext:value-type="string">
            <text:p>623</text:p>
          </table:table-cell>
          <table:table-cell/>
          <table:table-cell table:formula="of:=BASE([.K408]; 16)" office:value-type="string" office:string-value="193" calcext:value-type="string">
            <text:p>193</text:p>
          </table:table-cell>
          <table:table-cell table:formula="of:=[.C408] &amp; &quot; = &quot; &amp; [.E408] &amp; &quot;, // &quot; &amp; [.F408] &amp; &quot; --- &quot; &amp; [.K408]" office:value-type="string" office:string-value="PointerDifferenceLP = 0o623, // 0x193 --- 403" calcext:value-type="string">
            <text:p>PointerDifferenceLP = 0o623, // 0x193 --- 403</text:p>
          </table:table-cell>
          <table:table-cell office:value-type="float" office:value="403" calcext:value-type="float">
            <text:p>403</text:p>
          </table:table-cell>
          <table:table-cell table:formula="of:=[.K408]-[.K40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interDifferenceSP</text:p>
          </table:table-cell>
          <table:table-cell office:value-type="string" calcext:value-type="string">
            <text:p>=</text:p>
          </table:table-cell>
          <table:table-cell table:formula="of:=&quot;0o&quot; &amp; [.G409]" office:value-type="string" office:string-value="0o624" calcext:value-type="string">
            <text:p>0o624</text:p>
          </table:table-cell>
          <table:table-cell table:formula="of:=&quot;0x&quot; &amp; [.I409]" office:value-type="string" office:string-value="0x194" calcext:value-type="string">
            <text:p>0x194</text:p>
          </table:table-cell>
          <table:table-cell table:formula="of:=BASE([.K409]; 8)" office:value-type="string" office:string-value="624" calcext:value-type="string">
            <text:p>624</text:p>
          </table:table-cell>
          <table:table-cell/>
          <table:table-cell table:formula="of:=BASE([.K409]; 16)" office:value-type="string" office:string-value="194" calcext:value-type="string">
            <text:p>194</text:p>
          </table:table-cell>
          <table:table-cell table:formula="of:=[.C409] &amp; &quot; = &quot; &amp; [.E409] &amp; &quot;, // &quot; &amp; [.F409] &amp; &quot; --- &quot; &amp; [.K409]" office:value-type="string" office:string-value="PointerDifferenceSP = 0o624, // 0x194 --- 404" calcext:value-type="string">
            <text:p>PointerDifferenceSP = 0o624, // 0x194 --- 404</text:p>
          </table:table-cell>
          <table:table-cell office:value-type="float" office:value="404" calcext:value-type="float">
            <text:p>404</text:p>
          </table:table-cell>
          <table:table-cell table:formula="of:=[.K409]-[.K40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interDifferenceImmediate</text:p>
          </table:table-cell>
          <table:table-cell office:value-type="string" calcext:value-type="string">
            <text:p>=</text:p>
          </table:table-cell>
          <table:table-cell table:formula="of:=&quot;0o&quot; &amp; [.G410]" office:value-type="string" office:string-value="0o625" calcext:value-type="string">
            <text:p>0o625</text:p>
          </table:table-cell>
          <table:table-cell table:formula="of:=&quot;0x&quot; &amp; [.I410]" office:value-type="string" office:string-value="0x195" calcext:value-type="string">
            <text:p>0x195</text:p>
          </table:table-cell>
          <table:table-cell table:formula="of:=BASE([.K410]; 8)" office:value-type="string" office:string-value="625" calcext:value-type="string">
            <text:p>625</text:p>
          </table:table-cell>
          <table:table-cell/>
          <table:table-cell table:formula="of:=BASE([.K410]; 16)" office:value-type="string" office:string-value="195" calcext:value-type="string">
            <text:p>195</text:p>
          </table:table-cell>
          <table:table-cell table:formula="of:=[.C410] &amp; &quot; = &quot; &amp; [.E410] &amp; &quot;, // &quot; &amp; [.F410] &amp; &quot; --- &quot; &amp; [.K410]" office:value-type="string" office:string-value="PointerDifferenceImmediate = 0o625, // 0x195 --- 405" calcext:value-type="string">
            <text:p>PointerDifferenceImmediate = 0o625, // 0x195 --- 405</text:p>
          </table:table-cell>
          <table:table-cell office:value-type="float" office:value="405" calcext:value-type="float">
            <text:p>405</text:p>
          </table:table-cell>
          <table:table-cell table:formula="of:=[.K410]-[.K40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interDifferencePop</text:p>
          </table:table-cell>
          <table:table-cell office:value-type="string" calcext:value-type="string">
            <text:p>=</text:p>
          </table:table-cell>
          <table:table-cell table:formula="of:=&quot;0o&quot; &amp; [.G411]" office:value-type="string" office:string-value="0o626" calcext:value-type="string">
            <text:p>0o626</text:p>
          </table:table-cell>
          <table:table-cell table:formula="of:=&quot;0x&quot; &amp; [.I411]" office:value-type="string" office:string-value="0x196" calcext:value-type="string">
            <text:p>0x196</text:p>
          </table:table-cell>
          <table:table-cell table:formula="of:=BASE([.K411]; 8)" office:value-type="string" office:string-value="626" calcext:value-type="string">
            <text:p>626</text:p>
          </table:table-cell>
          <table:table-cell/>
          <table:table-cell table:formula="of:=BASE([.K411]; 16)" office:value-type="string" office:string-value="196" calcext:value-type="string">
            <text:p>196</text:p>
          </table:table-cell>
          <table:table-cell table:formula="of:=[.C411] &amp; &quot; = &quot; &amp; [.E411] &amp; &quot;, // &quot; &amp; [.F411] &amp; &quot; --- &quot; &amp; [.K411]" office:value-type="string" office:string-value="PointerDifferencePop = 0o626, // 0x196 --- 406" calcext:value-type="string">
            <text:p>PointerDifferencePop = 0o626, // 0x196 --- 406</text:p>
          </table:table-cell>
          <table:table-cell office:value-type="float" office:value="406" calcext:value-type="float">
            <text:p>406</text:p>
          </table:table-cell>
          <table:table-cell table:formula="of:=[.K411]-[.K41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shFP</text:p>
          </table:table-cell>
          <table:table-cell office:value-type="string" calcext:value-type="string">
            <text:p>=</text:p>
          </table:table-cell>
          <table:table-cell table:formula="of:=&quot;0o&quot; &amp; [.G412]" office:value-type="string" office:string-value="0o627" calcext:value-type="string">
            <text:p>0o627</text:p>
          </table:table-cell>
          <table:table-cell table:formula="of:=&quot;0x&quot; &amp; [.I412]" office:value-type="string" office:string-value="0x197" calcext:value-type="string">
            <text:p>0x197</text:p>
          </table:table-cell>
          <table:table-cell table:formula="of:=BASE([.K412]; 8)" office:value-type="string" office:string-value="627" calcext:value-type="string">
            <text:p>627</text:p>
          </table:table-cell>
          <table:table-cell/>
          <table:table-cell table:formula="of:=BASE([.K412]; 16)" office:value-type="string" office:string-value="197" calcext:value-type="string">
            <text:p>197</text:p>
          </table:table-cell>
          <table:table-cell table:formula="of:=[.C412] &amp; &quot; = &quot; &amp; [.E412] &amp; &quot;, // &quot; &amp; [.F412] &amp; &quot; --- &quot; &amp; [.K412]" office:value-type="string" office:string-value="AshFP = 0o627, // 0x197 --- 407" calcext:value-type="string">
            <text:p>AshFP = 0o627, // 0x197 --- 407</text:p>
          </table:table-cell>
          <table:table-cell office:value-type="float" office:value="407" calcext:value-type="float">
            <text:p>407</text:p>
          </table:table-cell>
          <table:table-cell table:formula="of:=[.K412]-[.K41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shLP</text:p>
          </table:table-cell>
          <table:table-cell office:value-type="string" calcext:value-type="string">
            <text:p>=</text:p>
          </table:table-cell>
          <table:table-cell table:formula="of:=&quot;0o&quot; &amp; [.G413]" office:value-type="string" office:string-value="0o630" calcext:value-type="string">
            <text:p>0o630</text:p>
          </table:table-cell>
          <table:table-cell table:formula="of:=&quot;0x&quot; &amp; [.I413]" office:value-type="string" office:string-value="0x198" calcext:value-type="string">
            <text:p>0x198</text:p>
          </table:table-cell>
          <table:table-cell table:formula="of:=BASE([.K413]; 8)" office:value-type="string" office:string-value="630" calcext:value-type="string">
            <text:p>630</text:p>
          </table:table-cell>
          <table:table-cell/>
          <table:table-cell table:formula="of:=BASE([.K413]; 16)" office:value-type="string" office:string-value="198" calcext:value-type="string">
            <text:p>198</text:p>
          </table:table-cell>
          <table:table-cell table:formula="of:=[.C413] &amp; &quot; = &quot; &amp; [.E413] &amp; &quot;, // &quot; &amp; [.F413] &amp; &quot; --- &quot; &amp; [.K413]" office:value-type="string" office:string-value="AshLP = 0o630, // 0x198 --- 408" calcext:value-type="string">
            <text:p>AshLP = 0o630, // 0x198 --- 408</text:p>
          </table:table-cell>
          <table:table-cell office:value-type="float" office:value="408" calcext:value-type="float">
            <text:p>408</text:p>
          </table:table-cell>
          <table:table-cell table:formula="of:=[.K413]-[.K41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shSP</text:p>
          </table:table-cell>
          <table:table-cell office:value-type="string" calcext:value-type="string">
            <text:p>=</text:p>
          </table:table-cell>
          <table:table-cell table:formula="of:=&quot;0o&quot; &amp; [.G414]" office:value-type="string" office:string-value="0o631" calcext:value-type="string">
            <text:p>0o631</text:p>
          </table:table-cell>
          <table:table-cell table:formula="of:=&quot;0x&quot; &amp; [.I414]" office:value-type="string" office:string-value="0x199" calcext:value-type="string">
            <text:p>0x199</text:p>
          </table:table-cell>
          <table:table-cell table:formula="of:=BASE([.K414]; 8)" office:value-type="string" office:string-value="631" calcext:value-type="string">
            <text:p>631</text:p>
          </table:table-cell>
          <table:table-cell/>
          <table:table-cell table:formula="of:=BASE([.K414]; 16)" office:value-type="string" office:string-value="199" calcext:value-type="string">
            <text:p>199</text:p>
          </table:table-cell>
          <table:table-cell table:formula="of:=[.C414] &amp; &quot; = &quot; &amp; [.E414] &amp; &quot;, // &quot; &amp; [.F414] &amp; &quot; --- &quot; &amp; [.K414]" office:value-type="string" office:string-value="AshSP = 0o631, // 0x199 --- 409" calcext:value-type="string">
            <text:p>AshSP = 0o631, // 0x199 --- 409</text:p>
          </table:table-cell>
          <table:table-cell office:value-type="float" office:value="409" calcext:value-type="float">
            <text:p>409</text:p>
          </table:table-cell>
          <table:table-cell table:formula="of:=[.K414]-[.K41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shImmediate</text:p>
          </table:table-cell>
          <table:table-cell office:value-type="string" calcext:value-type="string">
            <text:p>=</text:p>
          </table:table-cell>
          <table:table-cell table:formula="of:=&quot;0o&quot; &amp; [.G415]" office:value-type="string" office:string-value="0o632" calcext:value-type="string">
            <text:p>0o632</text:p>
          </table:table-cell>
          <table:table-cell table:formula="of:=&quot;0x&quot; &amp; [.I415]" office:value-type="string" office:string-value="0x19A" calcext:value-type="string">
            <text:p>0x19A</text:p>
          </table:table-cell>
          <table:table-cell table:formula="of:=BASE([.K415]; 8)" office:value-type="string" office:string-value="632" calcext:value-type="string">
            <text:p>632</text:p>
          </table:table-cell>
          <table:table-cell/>
          <table:table-cell table:formula="of:=BASE([.K415]; 16)" office:value-type="string" office:string-value="19A" calcext:value-type="string">
            <text:p>19A</text:p>
          </table:table-cell>
          <table:table-cell table:formula="of:=[.C415] &amp; &quot; = &quot; &amp; [.E415] &amp; &quot;, // &quot; &amp; [.F415] &amp; &quot; --- &quot; &amp; [.K415]" office:value-type="string" office:string-value="AshImmediate = 0o632, // 0x19A --- 410" calcext:value-type="string">
            <text:p>AshImmediate = 0o632, // 0x19A --- 410</text:p>
          </table:table-cell>
          <table:table-cell office:value-type="float" office:value="410" calcext:value-type="float">
            <text:p>410</text:p>
          </table:table-cell>
          <table:table-cell table:formula="of:=[.K415]-[.K41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shPop</text:p>
          </table:table-cell>
          <table:table-cell office:value-type="string" calcext:value-type="string">
            <text:p>=</text:p>
          </table:table-cell>
          <table:table-cell table:formula="of:=&quot;0o&quot; &amp; [.G416]" office:value-type="string" office:string-value="0o633" calcext:value-type="string">
            <text:p>0o633</text:p>
          </table:table-cell>
          <table:table-cell table:formula="of:=&quot;0x&quot; &amp; [.I416]" office:value-type="string" office:string-value="0x19B" calcext:value-type="string">
            <text:p>0x19B</text:p>
          </table:table-cell>
          <table:table-cell table:formula="of:=BASE([.K416]; 8)" office:value-type="string" office:string-value="633" calcext:value-type="string">
            <text:p>633</text:p>
          </table:table-cell>
          <table:table-cell/>
          <table:table-cell table:formula="of:=BASE([.K416]; 16)" office:value-type="string" office:string-value="19B" calcext:value-type="string">
            <text:p>19B</text:p>
          </table:table-cell>
          <table:table-cell table:formula="of:=[.C416] &amp; &quot; = &quot; &amp; [.E416] &amp; &quot;, // &quot; &amp; [.F416] &amp; &quot; --- &quot; &amp; [.K416]" office:value-type="string" office:string-value="AshPop = 0o633, // 0x19B --- 411" calcext:value-type="string">
            <text:p>AshPop = 0o633, // 0x19B --- 411</text:p>
          </table:table-cell>
          <table:table-cell office:value-type="float" office:value="411" calcext:value-type="float">
            <text:p>411</text:p>
          </table:table-cell>
          <table:table-cell table:formula="of:=[.K416]-[.K41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oreConditionalFP</text:p>
          </table:table-cell>
          <table:table-cell office:value-type="string" calcext:value-type="string">
            <text:p>=</text:p>
          </table:table-cell>
          <table:table-cell table:formula="of:=&quot;0o&quot; &amp; [.G417]" office:value-type="string" office:string-value="0o634" calcext:value-type="string">
            <text:p>0o634</text:p>
          </table:table-cell>
          <table:table-cell table:formula="of:=&quot;0x&quot; &amp; [.I417]" office:value-type="string" office:string-value="0x19C" calcext:value-type="string">
            <text:p>0x19C</text:p>
          </table:table-cell>
          <table:table-cell table:formula="of:=BASE([.K417]; 8)" office:value-type="string" office:string-value="634" calcext:value-type="string">
            <text:p>634</text:p>
          </table:table-cell>
          <table:table-cell/>
          <table:table-cell table:formula="of:=BASE([.K417]; 16)" office:value-type="string" office:string-value="19C" calcext:value-type="string">
            <text:p>19C</text:p>
          </table:table-cell>
          <table:table-cell table:formula="of:=[.C417] &amp; &quot; = &quot; &amp; [.E417] &amp; &quot;, // &quot; &amp; [.F417] &amp; &quot; --- &quot; &amp; [.K417]" office:value-type="string" office:string-value="StoreConditionalFP = 0o634, // 0x19C --- 412" calcext:value-type="string">
            <text:p>StoreConditionalFP = 0o634, // 0x19C --- 412</text:p>
          </table:table-cell>
          <table:table-cell office:value-type="float" office:value="412" calcext:value-type="float">
            <text:p>412</text:p>
          </table:table-cell>
          <table:table-cell table:formula="of:=[.K417]-[.K41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oreConditionalLP</text:p>
          </table:table-cell>
          <table:table-cell office:value-type="string" calcext:value-type="string">
            <text:p>=</text:p>
          </table:table-cell>
          <table:table-cell table:formula="of:=&quot;0o&quot; &amp; [.G418]" office:value-type="string" office:string-value="0o635" calcext:value-type="string">
            <text:p>0o635</text:p>
          </table:table-cell>
          <table:table-cell table:formula="of:=&quot;0x&quot; &amp; [.I418]" office:value-type="string" office:string-value="0x19D" calcext:value-type="string">
            <text:p>0x19D</text:p>
          </table:table-cell>
          <table:table-cell table:formula="of:=BASE([.K418]; 8)" office:value-type="string" office:string-value="635" calcext:value-type="string">
            <text:p>635</text:p>
          </table:table-cell>
          <table:table-cell/>
          <table:table-cell table:formula="of:=BASE([.K418]; 16)" office:value-type="string" office:string-value="19D" calcext:value-type="string">
            <text:p>19D</text:p>
          </table:table-cell>
          <table:table-cell table:formula="of:=[.C418] &amp; &quot; = &quot; &amp; [.E418] &amp; &quot;, // &quot; &amp; [.F418] &amp; &quot; --- &quot; &amp; [.K418]" office:value-type="string" office:string-value="StoreConditionalLP = 0o635, // 0x19D --- 413" calcext:value-type="string">
            <text:p>StoreConditionalLP = 0o635, // 0x19D --- 413</text:p>
          </table:table-cell>
          <table:table-cell office:value-type="float" office:value="413" calcext:value-type="float">
            <text:p>413</text:p>
          </table:table-cell>
          <table:table-cell table:formula="of:=[.K418]-[.K41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oreConditionalSP</text:p>
          </table:table-cell>
          <table:table-cell office:value-type="string" calcext:value-type="string">
            <text:p>=</text:p>
          </table:table-cell>
          <table:table-cell table:formula="of:=&quot;0o&quot; &amp; [.G419]" office:value-type="string" office:string-value="0o636" calcext:value-type="string">
            <text:p>0o636</text:p>
          </table:table-cell>
          <table:table-cell table:formula="of:=&quot;0x&quot; &amp; [.I419]" office:value-type="string" office:string-value="0x19E" calcext:value-type="string">
            <text:p>0x19E</text:p>
          </table:table-cell>
          <table:table-cell table:formula="of:=BASE([.K419]; 8)" office:value-type="string" office:string-value="636" calcext:value-type="string">
            <text:p>636</text:p>
          </table:table-cell>
          <table:table-cell/>
          <table:table-cell table:formula="of:=BASE([.K419]; 16)" office:value-type="string" office:string-value="19E" calcext:value-type="string">
            <text:p>19E</text:p>
          </table:table-cell>
          <table:table-cell table:formula="of:=[.C419] &amp; &quot; = &quot; &amp; [.E419] &amp; &quot;, // &quot; &amp; [.F419] &amp; &quot; --- &quot; &amp; [.K419]" office:value-type="string" office:string-value="StoreConditionalSP = 0o636, // 0x19E --- 414" calcext:value-type="string">
            <text:p>StoreConditionalSP = 0o636, // 0x19E --- 414</text:p>
          </table:table-cell>
          <table:table-cell office:value-type="float" office:value="414" calcext:value-type="float">
            <text:p>414</text:p>
          </table:table-cell>
          <table:table-cell table:formula="of:=[.K419]-[.K41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oreConditionalImmediate</text:p>
          </table:table-cell>
          <table:table-cell office:value-type="string" calcext:value-type="string">
            <text:p>=</text:p>
          </table:table-cell>
          <table:table-cell table:formula="of:=&quot;0o&quot; &amp; [.G420]" office:value-type="string" office:string-value="0o637" calcext:value-type="string">
            <text:p>0o637</text:p>
          </table:table-cell>
          <table:table-cell table:formula="of:=&quot;0x&quot; &amp; [.I420]" office:value-type="string" office:string-value="0x19F" calcext:value-type="string">
            <text:p>0x19F</text:p>
          </table:table-cell>
          <table:table-cell table:formula="of:=BASE([.K420]; 8)" office:value-type="string" office:string-value="637" calcext:value-type="string">
            <text:p>637</text:p>
          </table:table-cell>
          <table:table-cell/>
          <table:table-cell table:formula="of:=BASE([.K420]; 16)" office:value-type="string" office:string-value="19F" calcext:value-type="string">
            <text:p>19F</text:p>
          </table:table-cell>
          <table:table-cell table:formula="of:=[.C420] &amp; &quot; = &quot; &amp; [.E420] &amp; &quot;, // &quot; &amp; [.F420] &amp; &quot; --- &quot; &amp; [.K420]" office:value-type="string" office:string-value="StoreConditionalImmediate = 0o637, // 0x19F --- 415" calcext:value-type="string">
            <text:p>StoreConditionalImmediate = 0o637, // 0x19F --- 415</text:p>
          </table:table-cell>
          <table:table-cell office:value-type="float" office:value="415" calcext:value-type="float">
            <text:p>415</text:p>
          </table:table-cell>
          <table:table-cell table:formula="of:=[.K420]-[.K41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oreConditionalPop</text:p>
          </table:table-cell>
          <table:table-cell office:value-type="string" calcext:value-type="string">
            <text:p>=</text:p>
          </table:table-cell>
          <table:table-cell table:formula="of:=&quot;0o&quot; &amp; [.G421]" office:value-type="string" office:string-value="0o640" calcext:value-type="string">
            <text:p>0o640</text:p>
          </table:table-cell>
          <table:table-cell table:formula="of:=&quot;0x&quot; &amp; [.I421]" office:value-type="string" office:string-value="0x1A0" calcext:value-type="string">
            <text:p>0x1A0</text:p>
          </table:table-cell>
          <table:table-cell table:formula="of:=BASE([.K421]; 8)" office:value-type="string" office:string-value="640" calcext:value-type="string">
            <text:p>640</text:p>
          </table:table-cell>
          <table:table-cell/>
          <table:table-cell table:formula="of:=BASE([.K421]; 16)" office:value-type="string" office:string-value="1A0" calcext:value-type="string">
            <text:p>1A0</text:p>
          </table:table-cell>
          <table:table-cell table:formula="of:=[.C421] &amp; &quot; = &quot; &amp; [.E421] &amp; &quot;, // &quot; &amp; [.F421] &amp; &quot; --- &quot; &amp; [.K421]" office:value-type="string" office:string-value="StoreConditionalPop = 0o640, // 0x1A0 --- 416" calcext:value-type="string">
            <text:p>StoreConditionalPop = 0o640, // 0x1A0 --- 416</text:p>
          </table:table-cell>
          <table:table-cell office:value-type="float" office:value="416" calcext:value-type="float">
            <text:p>416</text:p>
          </table:table-cell>
          <table:table-cell table:formula="of:=[.K421]-[.K42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emoryWriteFP</text:p>
          </table:table-cell>
          <table:table-cell office:value-type="string" calcext:value-type="string">
            <text:p>=</text:p>
          </table:table-cell>
          <table:table-cell table:formula="of:=&quot;0o&quot; &amp; [.G422]" office:value-type="string" office:string-value="0o641" calcext:value-type="string">
            <text:p>0o641</text:p>
          </table:table-cell>
          <table:table-cell table:formula="of:=&quot;0x&quot; &amp; [.I422]" office:value-type="string" office:string-value="0x1A1" calcext:value-type="string">
            <text:p>0x1A1</text:p>
          </table:table-cell>
          <table:table-cell table:formula="of:=BASE([.K422]; 8)" office:value-type="string" office:string-value="641" calcext:value-type="string">
            <text:p>641</text:p>
          </table:table-cell>
          <table:table-cell/>
          <table:table-cell table:formula="of:=BASE([.K422]; 16)" office:value-type="string" office:string-value="1A1" calcext:value-type="string">
            <text:p>1A1</text:p>
          </table:table-cell>
          <table:table-cell table:formula="of:=[.C422] &amp; &quot; = &quot; &amp; [.E422] &amp; &quot;, // &quot; &amp; [.F422] &amp; &quot; --- &quot; &amp; [.K422]" office:value-type="string" office:string-value="MemoryWriteFP = 0o641, // 0x1A1 --- 417" calcext:value-type="string">
            <text:p>MemoryWriteFP = 0o641, // 0x1A1 --- 417</text:p>
          </table:table-cell>
          <table:table-cell office:value-type="float" office:value="417" calcext:value-type="float">
            <text:p>417</text:p>
          </table:table-cell>
          <table:table-cell table:formula="of:=[.K422]-[.K42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emoryWriteLP</text:p>
          </table:table-cell>
          <table:table-cell office:value-type="string" calcext:value-type="string">
            <text:p>=</text:p>
          </table:table-cell>
          <table:table-cell table:formula="of:=&quot;0o&quot; &amp; [.G423]" office:value-type="string" office:string-value="0o642" calcext:value-type="string">
            <text:p>0o642</text:p>
          </table:table-cell>
          <table:table-cell table:formula="of:=&quot;0x&quot; &amp; [.I423]" office:value-type="string" office:string-value="0x1A2" calcext:value-type="string">
            <text:p>0x1A2</text:p>
          </table:table-cell>
          <table:table-cell table:formula="of:=BASE([.K423]; 8)" office:value-type="string" office:string-value="642" calcext:value-type="string">
            <text:p>642</text:p>
          </table:table-cell>
          <table:table-cell/>
          <table:table-cell table:formula="of:=BASE([.K423]; 16)" office:value-type="string" office:string-value="1A2" calcext:value-type="string">
            <text:p>1A2</text:p>
          </table:table-cell>
          <table:table-cell table:formula="of:=[.C423] &amp; &quot; = &quot; &amp; [.E423] &amp; &quot;, // &quot; &amp; [.F423] &amp; &quot; --- &quot; &amp; [.K423]" office:value-type="string" office:string-value="MemoryWriteLP = 0o642, // 0x1A2 --- 418" calcext:value-type="string">
            <text:p>MemoryWriteLP = 0o642, // 0x1A2 --- 418</text:p>
          </table:table-cell>
          <table:table-cell office:value-type="float" office:value="418" calcext:value-type="float">
            <text:p>418</text:p>
          </table:table-cell>
          <table:table-cell table:formula="of:=[.K423]-[.K42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emoryWriteSP</text:p>
          </table:table-cell>
          <table:table-cell office:value-type="string" calcext:value-type="string">
            <text:p>=</text:p>
          </table:table-cell>
          <table:table-cell table:formula="of:=&quot;0o&quot; &amp; [.G424]" office:value-type="string" office:string-value="0o643" calcext:value-type="string">
            <text:p>0o643</text:p>
          </table:table-cell>
          <table:table-cell table:formula="of:=&quot;0x&quot; &amp; [.I424]" office:value-type="string" office:string-value="0x1A3" calcext:value-type="string">
            <text:p>0x1A3</text:p>
          </table:table-cell>
          <table:table-cell table:formula="of:=BASE([.K424]; 8)" office:value-type="string" office:string-value="643" calcext:value-type="string">
            <text:p>643</text:p>
          </table:table-cell>
          <table:table-cell/>
          <table:table-cell table:formula="of:=BASE([.K424]; 16)" office:value-type="string" office:string-value="1A3" calcext:value-type="string">
            <text:p>1A3</text:p>
          </table:table-cell>
          <table:table-cell table:formula="of:=[.C424] &amp; &quot; = &quot; &amp; [.E424] &amp; &quot;, // &quot; &amp; [.F424] &amp; &quot; --- &quot; &amp; [.K424]" office:value-type="string" office:string-value="MemoryWriteSP = 0o643, // 0x1A3 --- 419" calcext:value-type="string">
            <text:p>MemoryWriteSP = 0o643, // 0x1A3 --- 419</text:p>
          </table:table-cell>
          <table:table-cell office:value-type="float" office:value="419" calcext:value-type="float">
            <text:p>419</text:p>
          </table:table-cell>
          <table:table-cell table:formula="of:=[.K424]-[.K42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emoryWriteImmediate</text:p>
          </table:table-cell>
          <table:table-cell office:value-type="string" calcext:value-type="string">
            <text:p>=</text:p>
          </table:table-cell>
          <table:table-cell table:formula="of:=&quot;0o&quot; &amp; [.G425]" office:value-type="string" office:string-value="0o644" calcext:value-type="string">
            <text:p>0o644</text:p>
          </table:table-cell>
          <table:table-cell table:formula="of:=&quot;0x&quot; &amp; [.I425]" office:value-type="string" office:string-value="0x1A4" calcext:value-type="string">
            <text:p>0x1A4</text:p>
          </table:table-cell>
          <table:table-cell table:formula="of:=BASE([.K425]; 8)" office:value-type="string" office:string-value="644" calcext:value-type="string">
            <text:p>644</text:p>
          </table:table-cell>
          <table:table-cell/>
          <table:table-cell table:formula="of:=BASE([.K425]; 16)" office:value-type="string" office:string-value="1A4" calcext:value-type="string">
            <text:p>1A4</text:p>
          </table:table-cell>
          <table:table-cell table:formula="of:=[.C425] &amp; &quot; = &quot; &amp; [.E425] &amp; &quot;, // &quot; &amp; [.F425] &amp; &quot; --- &quot; &amp; [.K425]" office:value-type="string" office:string-value="MemoryWriteImmediate = 0o644, // 0x1A4 --- 420" calcext:value-type="string">
            <text:p>MemoryWriteImmediate = 0o644, // 0x1A4 --- 420</text:p>
          </table:table-cell>
          <table:table-cell office:value-type="float" office:value="420" calcext:value-type="float">
            <text:p>420</text:p>
          </table:table-cell>
          <table:table-cell table:formula="of:=[.K425]-[.K42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emoryWritePop</text:p>
          </table:table-cell>
          <table:table-cell office:value-type="string" calcext:value-type="string">
            <text:p>=</text:p>
          </table:table-cell>
          <table:table-cell table:formula="of:=&quot;0o&quot; &amp; [.G426]" office:value-type="string" office:string-value="0o645" calcext:value-type="string">
            <text:p>0o645</text:p>
          </table:table-cell>
          <table:table-cell table:formula="of:=&quot;0x&quot; &amp; [.I426]" office:value-type="string" office:string-value="0x1A5" calcext:value-type="string">
            <text:p>0x1A5</text:p>
          </table:table-cell>
          <table:table-cell table:formula="of:=BASE([.K426]; 8)" office:value-type="string" office:string-value="645" calcext:value-type="string">
            <text:p>645</text:p>
          </table:table-cell>
          <table:table-cell/>
          <table:table-cell table:formula="of:=BASE([.K426]; 16)" office:value-type="string" office:string-value="1A5" calcext:value-type="string">
            <text:p>1A5</text:p>
          </table:table-cell>
          <table:table-cell table:formula="of:=[.C426] &amp; &quot; = &quot; &amp; [.E426] &amp; &quot;, // &quot; &amp; [.F426] &amp; &quot; --- &quot; &amp; [.K426]" office:value-type="string" office:string-value="MemoryWritePop = 0o645, // 0x1A5 --- 421" calcext:value-type="string">
            <text:p>MemoryWritePop = 0o645, // 0x1A5 --- 421</text:p>
          </table:table-cell>
          <table:table-cell office:value-type="float" office:value="421" calcext:value-type="float">
            <text:p>421</text:p>
          </table:table-cell>
          <table:table-cell table:formula="of:=[.K426]-[.K42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StoreContentsFP</text:p>
          </table:table-cell>
          <table:table-cell office:value-type="string" calcext:value-type="string">
            <text:p>=</text:p>
          </table:table-cell>
          <table:table-cell table:formula="of:=&quot;0o&quot; &amp; [.G427]" office:value-type="string" office:string-value="0o646" calcext:value-type="string">
            <text:p>0o646</text:p>
          </table:table-cell>
          <table:table-cell table:formula="of:=&quot;0x&quot; &amp; [.I427]" office:value-type="string" office:string-value="0x1A6" calcext:value-type="string">
            <text:p>0x1A6</text:p>
          </table:table-cell>
          <table:table-cell table:formula="of:=BASE([.K427]; 8)" office:value-type="string" office:string-value="646" calcext:value-type="string">
            <text:p>646</text:p>
          </table:table-cell>
          <table:table-cell/>
          <table:table-cell table:formula="of:=BASE([.K427]; 16)" office:value-type="string" office:string-value="1A6" calcext:value-type="string">
            <text:p>1A6</text:p>
          </table:table-cell>
          <table:table-cell table:formula="of:=[.C427] &amp; &quot; = &quot; &amp; [.E427] &amp; &quot;, // &quot; &amp; [.F427] &amp; &quot; --- &quot; &amp; [.K427]" office:value-type="string" office:string-value="PStoreContentsFP = 0o646, // 0x1A6 --- 422" calcext:value-type="string">
            <text:p>PStoreContentsFP = 0o646, // 0x1A6 --- 422</text:p>
          </table:table-cell>
          <table:table-cell office:value-type="float" office:value="422" calcext:value-type="float">
            <text:p>422</text:p>
          </table:table-cell>
          <table:table-cell table:formula="of:=[.K427]-[.K42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StoreContentsLP</text:p>
          </table:table-cell>
          <table:table-cell office:value-type="string" calcext:value-type="string">
            <text:p>=</text:p>
          </table:table-cell>
          <table:table-cell table:formula="of:=&quot;0o&quot; &amp; [.G428]" office:value-type="string" office:string-value="0o647" calcext:value-type="string">
            <text:p>0o647</text:p>
          </table:table-cell>
          <table:table-cell table:formula="of:=&quot;0x&quot; &amp; [.I428]" office:value-type="string" office:string-value="0x1A7" calcext:value-type="string">
            <text:p>0x1A7</text:p>
          </table:table-cell>
          <table:table-cell table:formula="of:=BASE([.K428]; 8)" office:value-type="string" office:string-value="647" calcext:value-type="string">
            <text:p>647</text:p>
          </table:table-cell>
          <table:table-cell/>
          <table:table-cell table:formula="of:=BASE([.K428]; 16)" office:value-type="string" office:string-value="1A7" calcext:value-type="string">
            <text:p>1A7</text:p>
          </table:table-cell>
          <table:table-cell table:formula="of:=[.C428] &amp; &quot; = &quot; &amp; [.E428] &amp; &quot;, // &quot; &amp; [.F428] &amp; &quot; --- &quot; &amp; [.K428]" office:value-type="string" office:string-value="PStoreContentsLP = 0o647, // 0x1A7 --- 423" calcext:value-type="string">
            <text:p>PStoreContentsLP = 0o647, // 0x1A7 --- 423</text:p>
          </table:table-cell>
          <table:table-cell office:value-type="float" office:value="423" calcext:value-type="float">
            <text:p>423</text:p>
          </table:table-cell>
          <table:table-cell table:formula="of:=[.K428]-[.K42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StoreContentsSP</text:p>
          </table:table-cell>
          <table:table-cell office:value-type="string" calcext:value-type="string">
            <text:p>=</text:p>
          </table:table-cell>
          <table:table-cell table:formula="of:=&quot;0o&quot; &amp; [.G429]" office:value-type="string" office:string-value="0o650" calcext:value-type="string">
            <text:p>0o650</text:p>
          </table:table-cell>
          <table:table-cell table:formula="of:=&quot;0x&quot; &amp; [.I429]" office:value-type="string" office:string-value="0x1A8" calcext:value-type="string">
            <text:p>0x1A8</text:p>
          </table:table-cell>
          <table:table-cell table:formula="of:=BASE([.K429]; 8)" office:value-type="string" office:string-value="650" calcext:value-type="string">
            <text:p>650</text:p>
          </table:table-cell>
          <table:table-cell/>
          <table:table-cell table:formula="of:=BASE([.K429]; 16)" office:value-type="string" office:string-value="1A8" calcext:value-type="string">
            <text:p>1A8</text:p>
          </table:table-cell>
          <table:table-cell table:formula="of:=[.C429] &amp; &quot; = &quot; &amp; [.E429] &amp; &quot;, // &quot; &amp; [.F429] &amp; &quot; --- &quot; &amp; [.K429]" office:value-type="string" office:string-value="PStoreContentsSP = 0o650, // 0x1A8 --- 424" calcext:value-type="string">
            <text:p>PStoreContentsSP = 0o650, // 0x1A8 --- 424</text:p>
          </table:table-cell>
          <table:table-cell office:value-type="float" office:value="424" calcext:value-type="float">
            <text:p>424</text:p>
          </table:table-cell>
          <table:table-cell table:formula="of:=[.K429]-[.K42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StoreContentsImmediate</text:p>
          </table:table-cell>
          <table:table-cell office:value-type="string" calcext:value-type="string">
            <text:p>=</text:p>
          </table:table-cell>
          <table:table-cell table:formula="of:=&quot;0o&quot; &amp; [.G430]" office:value-type="string" office:string-value="0o651" calcext:value-type="string">
            <text:p>0o651</text:p>
          </table:table-cell>
          <table:table-cell table:formula="of:=&quot;0x&quot; &amp; [.I430]" office:value-type="string" office:string-value="0x1A9" calcext:value-type="string">
            <text:p>0x1A9</text:p>
          </table:table-cell>
          <table:table-cell table:formula="of:=BASE([.K430]; 8)" office:value-type="string" office:string-value="651" calcext:value-type="string">
            <text:p>651</text:p>
          </table:table-cell>
          <table:table-cell/>
          <table:table-cell table:formula="of:=BASE([.K430]; 16)" office:value-type="string" office:string-value="1A9" calcext:value-type="string">
            <text:p>1A9</text:p>
          </table:table-cell>
          <table:table-cell table:formula="of:=[.C430] &amp; &quot; = &quot; &amp; [.E430] &amp; &quot;, // &quot; &amp; [.F430] &amp; &quot; --- &quot; &amp; [.K430]" office:value-type="string" office:string-value="PStoreContentsImmediate = 0o651, // 0x1A9 --- 425" calcext:value-type="string">
            <text:p>PStoreContentsImmediate = 0o651, // 0x1A9 --- 425</text:p>
          </table:table-cell>
          <table:table-cell office:value-type="float" office:value="425" calcext:value-type="float">
            <text:p>425</text:p>
          </table:table-cell>
          <table:table-cell table:formula="of:=[.K430]-[.K42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StoreContentsPop</text:p>
          </table:table-cell>
          <table:table-cell office:value-type="string" calcext:value-type="string">
            <text:p>=</text:p>
          </table:table-cell>
          <table:table-cell table:formula="of:=&quot;0o&quot; &amp; [.G431]" office:value-type="string" office:string-value="0o652" calcext:value-type="string">
            <text:p>0o652</text:p>
          </table:table-cell>
          <table:table-cell table:formula="of:=&quot;0x&quot; &amp; [.I431]" office:value-type="string" office:string-value="0x1AA" calcext:value-type="string">
            <text:p>0x1AA</text:p>
          </table:table-cell>
          <table:table-cell table:formula="of:=BASE([.K431]; 8)" office:value-type="string" office:string-value="652" calcext:value-type="string">
            <text:p>652</text:p>
          </table:table-cell>
          <table:table-cell/>
          <table:table-cell table:formula="of:=BASE([.K431]; 16)" office:value-type="string" office:string-value="1AA" calcext:value-type="string">
            <text:p>1AA</text:p>
          </table:table-cell>
          <table:table-cell table:formula="of:=[.C431] &amp; &quot; = &quot; &amp; [.E431] &amp; &quot;, // &quot; &amp; [.F431] &amp; &quot; --- &quot; &amp; [.K431]" office:value-type="string" office:string-value="PStoreContentsPop = 0o652, // 0x1AA --- 426" calcext:value-type="string">
            <text:p>PStoreContentsPop = 0o652, // 0x1AA --- 426</text:p>
          </table:table-cell>
          <table:table-cell office:value-type="float" office:value="426" calcext:value-type="float">
            <text:p>426</text:p>
          </table:table-cell>
          <table:table-cell table:formula="of:=[.K431]-[.K43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indLocativeToValueFP</text:p>
          </table:table-cell>
          <table:table-cell office:value-type="string" calcext:value-type="string">
            <text:p>=</text:p>
          </table:table-cell>
          <table:table-cell table:formula="of:=&quot;0o&quot; &amp; [.G432]" office:value-type="string" office:string-value="0o653" calcext:value-type="string">
            <text:p>0o653</text:p>
          </table:table-cell>
          <table:table-cell table:formula="of:=&quot;0x&quot; &amp; [.I432]" office:value-type="string" office:string-value="0x1AB" calcext:value-type="string">
            <text:p>0x1AB</text:p>
          </table:table-cell>
          <table:table-cell table:formula="of:=BASE([.K432]; 8)" office:value-type="string" office:string-value="653" calcext:value-type="string">
            <text:p>653</text:p>
          </table:table-cell>
          <table:table-cell/>
          <table:table-cell table:formula="of:=BASE([.K432]; 16)" office:value-type="string" office:string-value="1AB" calcext:value-type="string">
            <text:p>1AB</text:p>
          </table:table-cell>
          <table:table-cell table:formula="of:=[.C432] &amp; &quot; = &quot; &amp; [.E432] &amp; &quot;, // &quot; &amp; [.F432] &amp; &quot; --- &quot; &amp; [.K432]" office:value-type="string" office:string-value="BindLocativeToValueFP = 0o653, // 0x1AB --- 427" calcext:value-type="string">
            <text:p>BindLocativeToValueFP = 0o653, // 0x1AB --- 427</text:p>
          </table:table-cell>
          <table:table-cell office:value-type="float" office:value="427" calcext:value-type="float">
            <text:p>427</text:p>
          </table:table-cell>
          <table:table-cell table:formula="of:=[.K432]-[.K43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indLocativeToValueLP</text:p>
          </table:table-cell>
          <table:table-cell office:value-type="string" calcext:value-type="string">
            <text:p>=</text:p>
          </table:table-cell>
          <table:table-cell table:formula="of:=&quot;0o&quot; &amp; [.G433]" office:value-type="string" office:string-value="0o654" calcext:value-type="string">
            <text:p>0o654</text:p>
          </table:table-cell>
          <table:table-cell table:formula="of:=&quot;0x&quot; &amp; [.I433]" office:value-type="string" office:string-value="0x1AC" calcext:value-type="string">
            <text:p>0x1AC</text:p>
          </table:table-cell>
          <table:table-cell table:formula="of:=BASE([.K433]; 8)" office:value-type="string" office:string-value="654" calcext:value-type="string">
            <text:p>654</text:p>
          </table:table-cell>
          <table:table-cell/>
          <table:table-cell table:formula="of:=BASE([.K433]; 16)" office:value-type="string" office:string-value="1AC" calcext:value-type="string">
            <text:p>1AC</text:p>
          </table:table-cell>
          <table:table-cell table:formula="of:=[.C433] &amp; &quot; = &quot; &amp; [.E433] &amp; &quot;, // &quot; &amp; [.F433] &amp; &quot; --- &quot; &amp; [.K433]" office:value-type="string" office:string-value="BindLocativeToValueLP = 0o654, // 0x1AC --- 428" calcext:value-type="string">
            <text:p>BindLocativeToValueLP = 0o654, // 0x1AC --- 428</text:p>
          </table:table-cell>
          <table:table-cell office:value-type="float" office:value="428" calcext:value-type="float">
            <text:p>428</text:p>
          </table:table-cell>
          <table:table-cell table:formula="of:=[.K433]-[.K43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indLocativeToValueSP</text:p>
          </table:table-cell>
          <table:table-cell office:value-type="string" calcext:value-type="string">
            <text:p>=</text:p>
          </table:table-cell>
          <table:table-cell table:formula="of:=&quot;0o&quot; &amp; [.G434]" office:value-type="string" office:string-value="0o655" calcext:value-type="string">
            <text:p>0o655</text:p>
          </table:table-cell>
          <table:table-cell table:formula="of:=&quot;0x&quot; &amp; [.I434]" office:value-type="string" office:string-value="0x1AD" calcext:value-type="string">
            <text:p>0x1AD</text:p>
          </table:table-cell>
          <table:table-cell table:formula="of:=BASE([.K434]; 8)" office:value-type="string" office:string-value="655" calcext:value-type="string">
            <text:p>655</text:p>
          </table:table-cell>
          <table:table-cell/>
          <table:table-cell table:formula="of:=BASE([.K434]; 16)" office:value-type="string" office:string-value="1AD" calcext:value-type="string">
            <text:p>1AD</text:p>
          </table:table-cell>
          <table:table-cell table:formula="of:=[.C434] &amp; &quot; = &quot; &amp; [.E434] &amp; &quot;, // &quot; &amp; [.F434] &amp; &quot; --- &quot; &amp; [.K434]" office:value-type="string" office:string-value="BindLocativeToValueSP = 0o655, // 0x1AD --- 429" calcext:value-type="string">
            <text:p>BindLocativeToValueSP = 0o655, // 0x1AD --- 429</text:p>
          </table:table-cell>
          <table:table-cell office:value-type="float" office:value="429" calcext:value-type="float">
            <text:p>429</text:p>
          </table:table-cell>
          <table:table-cell table:formula="of:=[.K434]-[.K43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indLocativeToValueImmediate</text:p>
          </table:table-cell>
          <table:table-cell office:value-type="string" calcext:value-type="string">
            <text:p>=</text:p>
          </table:table-cell>
          <table:table-cell table:formula="of:=&quot;0o&quot; &amp; [.G435]" office:value-type="string" office:string-value="0o656" calcext:value-type="string">
            <text:p>0o656</text:p>
          </table:table-cell>
          <table:table-cell table:formula="of:=&quot;0x&quot; &amp; [.I435]" office:value-type="string" office:string-value="0x1AE" calcext:value-type="string">
            <text:p>0x1AE</text:p>
          </table:table-cell>
          <table:table-cell table:formula="of:=BASE([.K435]; 8)" office:value-type="string" office:string-value="656" calcext:value-type="string">
            <text:p>656</text:p>
          </table:table-cell>
          <table:table-cell/>
          <table:table-cell table:formula="of:=BASE([.K435]; 16)" office:value-type="string" office:string-value="1AE" calcext:value-type="string">
            <text:p>1AE</text:p>
          </table:table-cell>
          <table:table-cell table:formula="of:=[.C435] &amp; &quot; = &quot; &amp; [.E435] &amp; &quot;, // &quot; &amp; [.F435] &amp; &quot; --- &quot; &amp; [.K435]" office:value-type="string" office:string-value="BindLocativeToValueImmediate = 0o656, // 0x1AE --- 430" calcext:value-type="string">
            <text:p>BindLocativeToValueImmediate = 0o656, // 0x1AE --- 430</text:p>
          </table:table-cell>
          <table:table-cell office:value-type="float" office:value="430" calcext:value-type="float">
            <text:p>430</text:p>
          </table:table-cell>
          <table:table-cell table:formula="of:=[.K435]-[.K43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BindLocativeToValuePop</text:p>
          </table:table-cell>
          <table:table-cell office:value-type="string" calcext:value-type="string">
            <text:p>=</text:p>
          </table:table-cell>
          <table:table-cell table:formula="of:=&quot;0o&quot; &amp; [.G436]" office:value-type="string" office:string-value="0o657" calcext:value-type="string">
            <text:p>0o657</text:p>
          </table:table-cell>
          <table:table-cell table:formula="of:=&quot;0x&quot; &amp; [.I436]" office:value-type="string" office:string-value="0x1AF" calcext:value-type="string">
            <text:p>0x1AF</text:p>
          </table:table-cell>
          <table:table-cell table:formula="of:=BASE([.K436]; 8)" office:value-type="string" office:string-value="657" calcext:value-type="string">
            <text:p>657</text:p>
          </table:table-cell>
          <table:table-cell/>
          <table:table-cell table:formula="of:=BASE([.K436]; 16)" office:value-type="string" office:string-value="1AF" calcext:value-type="string">
            <text:p>1AF</text:p>
          </table:table-cell>
          <table:table-cell table:formula="of:=[.C436] &amp; &quot; = &quot; &amp; [.E436] &amp; &quot;, // &quot; &amp; [.F436] &amp; &quot; --- &quot; &amp; [.K436]" office:value-type="string" office:string-value="BindLocativeToValuePop = 0o657, // 0x1AF --- 431" calcext:value-type="string">
            <text:p>BindLocativeToValuePop = 0o657, // 0x1AF --- 431</text:p>
          </table:table-cell>
          <table:table-cell office:value-type="float" office:value="431" calcext:value-type="float">
            <text:p>431</text:p>
          </table:table-cell>
          <table:table-cell table:formula="of:=[.K436]-[.K43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UnifyFP</text:p>
          </table:table-cell>
          <table:table-cell office:value-type="string" calcext:value-type="string">
            <text:p>=</text:p>
          </table:table-cell>
          <table:table-cell table:formula="of:=&quot;0o&quot; &amp; [.G437]" office:value-type="string" office:string-value="0o660" calcext:value-type="string">
            <text:p>0o660</text:p>
          </table:table-cell>
          <table:table-cell table:formula="of:=&quot;0x&quot; &amp; [.I437]" office:value-type="string" office:string-value="0x1B0" calcext:value-type="string">
            <text:p>0x1B0</text:p>
          </table:table-cell>
          <table:table-cell table:formula="of:=BASE([.K437]; 8)" office:value-type="string" office:string-value="660" calcext:value-type="string">
            <text:p>660</text:p>
          </table:table-cell>
          <table:table-cell/>
          <table:table-cell table:formula="of:=BASE([.K437]; 16)" office:value-type="string" office:string-value="1B0" calcext:value-type="string">
            <text:p>1B0</text:p>
          </table:table-cell>
          <table:table-cell table:formula="of:=[.C437] &amp; &quot; = &quot; &amp; [.E437] &amp; &quot;, // &quot; &amp; [.F437] &amp; &quot; --- &quot; &amp; [.K437]" office:value-type="string" office:string-value="UnifyFP = 0o660, // 0x1B0 --- 432" calcext:value-type="string">
            <text:p>UnifyFP = 0o660, // 0x1B0 --- 432</text:p>
          </table:table-cell>
          <table:table-cell office:value-type="float" office:value="432" calcext:value-type="float">
            <text:p>432</text:p>
          </table:table-cell>
          <table:table-cell table:formula="of:=[.K437]-[.K43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UnifyLP</text:p>
          </table:table-cell>
          <table:table-cell office:value-type="string" calcext:value-type="string">
            <text:p>=</text:p>
          </table:table-cell>
          <table:table-cell table:formula="of:=&quot;0o&quot; &amp; [.G438]" office:value-type="string" office:string-value="0o661" calcext:value-type="string">
            <text:p>0o661</text:p>
          </table:table-cell>
          <table:table-cell table:formula="of:=&quot;0x&quot; &amp; [.I438]" office:value-type="string" office:string-value="0x1B1" calcext:value-type="string">
            <text:p>0x1B1</text:p>
          </table:table-cell>
          <table:table-cell table:formula="of:=BASE([.K438]; 8)" office:value-type="string" office:string-value="661" calcext:value-type="string">
            <text:p>661</text:p>
          </table:table-cell>
          <table:table-cell/>
          <table:table-cell table:formula="of:=BASE([.K438]; 16)" office:value-type="string" office:string-value="1B1" calcext:value-type="string">
            <text:p>1B1</text:p>
          </table:table-cell>
          <table:table-cell table:formula="of:=[.C438] &amp; &quot; = &quot; &amp; [.E438] &amp; &quot;, // &quot; &amp; [.F438] &amp; &quot; --- &quot; &amp; [.K438]" office:value-type="string" office:string-value="UnifyLP = 0o661, // 0x1B1 --- 433" calcext:value-type="string">
            <text:p>UnifyLP = 0o661, // 0x1B1 --- 433</text:p>
          </table:table-cell>
          <table:table-cell office:value-type="float" office:value="433" calcext:value-type="float">
            <text:p>433</text:p>
          </table:table-cell>
          <table:table-cell table:formula="of:=[.K438]-[.K43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UnifySP</text:p>
          </table:table-cell>
          <table:table-cell office:value-type="string" calcext:value-type="string">
            <text:p>=</text:p>
          </table:table-cell>
          <table:table-cell table:formula="of:=&quot;0o&quot; &amp; [.G439]" office:value-type="string" office:string-value="0o662" calcext:value-type="string">
            <text:p>0o662</text:p>
          </table:table-cell>
          <table:table-cell table:formula="of:=&quot;0x&quot; &amp; [.I439]" office:value-type="string" office:string-value="0x1B2" calcext:value-type="string">
            <text:p>0x1B2</text:p>
          </table:table-cell>
          <table:table-cell table:formula="of:=BASE([.K439]; 8)" office:value-type="string" office:string-value="662" calcext:value-type="string">
            <text:p>662</text:p>
          </table:table-cell>
          <table:table-cell/>
          <table:table-cell table:formula="of:=BASE([.K439]; 16)" office:value-type="string" office:string-value="1B2" calcext:value-type="string">
            <text:p>1B2</text:p>
          </table:table-cell>
          <table:table-cell table:formula="of:=[.C439] &amp; &quot; = &quot; &amp; [.E439] &amp; &quot;, // &quot; &amp; [.F439] &amp; &quot; --- &quot; &amp; [.K439]" office:value-type="string" office:string-value="UnifySP = 0o662, // 0x1B2 --- 434" calcext:value-type="string">
            <text:p>UnifySP = 0o662, // 0x1B2 --- 434</text:p>
          </table:table-cell>
          <table:table-cell office:value-type="float" office:value="434" calcext:value-type="float">
            <text:p>434</text:p>
          </table:table-cell>
          <table:table-cell table:formula="of:=[.K439]-[.K43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UnifyImmediate</text:p>
          </table:table-cell>
          <table:table-cell office:value-type="string" calcext:value-type="string">
            <text:p>=</text:p>
          </table:table-cell>
          <table:table-cell table:formula="of:=&quot;0o&quot; &amp; [.G440]" office:value-type="string" office:string-value="0o663" calcext:value-type="string">
            <text:p>0o663</text:p>
          </table:table-cell>
          <table:table-cell table:formula="of:=&quot;0x&quot; &amp; [.I440]" office:value-type="string" office:string-value="0x1B3" calcext:value-type="string">
            <text:p>0x1B3</text:p>
          </table:table-cell>
          <table:table-cell table:formula="of:=BASE([.K440]; 8)" office:value-type="string" office:string-value="663" calcext:value-type="string">
            <text:p>663</text:p>
          </table:table-cell>
          <table:table-cell/>
          <table:table-cell table:formula="of:=BASE([.K440]; 16)" office:value-type="string" office:string-value="1B3" calcext:value-type="string">
            <text:p>1B3</text:p>
          </table:table-cell>
          <table:table-cell table:formula="of:=[.C440] &amp; &quot; = &quot; &amp; [.E440] &amp; &quot;, // &quot; &amp; [.F440] &amp; &quot; --- &quot; &amp; [.K440]" office:value-type="string" office:string-value="UnifyImmediate = 0o663, // 0x1B3 --- 435" calcext:value-type="string">
            <text:p>UnifyImmediate = 0o663, // 0x1B3 --- 435</text:p>
          </table:table-cell>
          <table:table-cell office:value-type="float" office:value="435" calcext:value-type="float">
            <text:p>435</text:p>
          </table:table-cell>
          <table:table-cell table:formula="of:=[.K440]-[.K43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UnifyPop</text:p>
          </table:table-cell>
          <table:table-cell office:value-type="string" calcext:value-type="string">
            <text:p>=</text:p>
          </table:table-cell>
          <table:table-cell table:formula="of:=&quot;0o&quot; &amp; [.G441]" office:value-type="string" office:string-value="0o664" calcext:value-type="string">
            <text:p>0o664</text:p>
          </table:table-cell>
          <table:table-cell table:formula="of:=&quot;0x&quot; &amp; [.I441]" office:value-type="string" office:string-value="0x1B4" calcext:value-type="string">
            <text:p>0x1B4</text:p>
          </table:table-cell>
          <table:table-cell table:formula="of:=BASE([.K441]; 8)" office:value-type="string" office:string-value="664" calcext:value-type="string">
            <text:p>664</text:p>
          </table:table-cell>
          <table:table-cell/>
          <table:table-cell table:formula="of:=BASE([.K441]; 16)" office:value-type="string" office:string-value="1B4" calcext:value-type="string">
            <text:p>1B4</text:p>
          </table:table-cell>
          <table:table-cell table:formula="of:=[.C441] &amp; &quot; = &quot; &amp; [.E441] &amp; &quot;, // &quot; &amp; [.F441] &amp; &quot; --- &quot; &amp; [.K441]" office:value-type="string" office:string-value="UnifyPop = 0o664, // 0x1B4 --- 436" calcext:value-type="string">
            <text:p>UnifyPop = 0o664, // 0x1B4 --- 436</text:p>
          </table:table-cell>
          <table:table-cell office:value-type="float" office:value="436" calcext:value-type="float">
            <text:p>436</text:p>
          </table:table-cell>
          <table:table-cell table:formula="of:=[.K441]-[.K44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pLexicalVarFP</text:p>
          </table:table-cell>
          <table:table-cell office:value-type="string" calcext:value-type="string">
            <text:p>=</text:p>
          </table:table-cell>
          <table:table-cell table:formula="of:=&quot;0o&quot; &amp; [.G442]" office:value-type="string" office:string-value="0o665" calcext:value-type="string">
            <text:p>0o665</text:p>
          </table:table-cell>
          <table:table-cell table:formula="of:=&quot;0x&quot; &amp; [.I442]" office:value-type="string" office:string-value="0x1B5" calcext:value-type="string">
            <text:p>0x1B5</text:p>
          </table:table-cell>
          <table:table-cell table:formula="of:=BASE([.K442]; 8)" office:value-type="string" office:string-value="665" calcext:value-type="string">
            <text:p>665</text:p>
          </table:table-cell>
          <table:table-cell/>
          <table:table-cell table:formula="of:=BASE([.K442]; 16)" office:value-type="string" office:string-value="1B5" calcext:value-type="string">
            <text:p>1B5</text:p>
          </table:table-cell>
          <table:table-cell table:formula="of:=[.C442] &amp; &quot; = &quot; &amp; [.E442] &amp; &quot;, // &quot; &amp; [.F442] &amp; &quot; --- &quot; &amp; [.K442]" office:value-type="string" office:string-value="PopLexicalVarFP = 0o665, // 0x1B5 --- 437" calcext:value-type="string">
            <text:p>PopLexicalVarFP = 0o665, // 0x1B5 --- 437</text:p>
          </table:table-cell>
          <table:table-cell office:value-type="float" office:value="437" calcext:value-type="float">
            <text:p>437</text:p>
          </table:table-cell>
          <table:table-cell table:formula="of:=[.K442]-[.K44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pLexicalVarLP</text:p>
          </table:table-cell>
          <table:table-cell office:value-type="string" calcext:value-type="string">
            <text:p>=</text:p>
          </table:table-cell>
          <table:table-cell table:formula="of:=&quot;0o&quot; &amp; [.G443]" office:value-type="string" office:string-value="0o666" calcext:value-type="string">
            <text:p>0o666</text:p>
          </table:table-cell>
          <table:table-cell table:formula="of:=&quot;0x&quot; &amp; [.I443]" office:value-type="string" office:string-value="0x1B6" calcext:value-type="string">
            <text:p>0x1B6</text:p>
          </table:table-cell>
          <table:table-cell table:formula="of:=BASE([.K443]; 8)" office:value-type="string" office:string-value="666" calcext:value-type="string">
            <text:p>666</text:p>
          </table:table-cell>
          <table:table-cell/>
          <table:table-cell table:formula="of:=BASE([.K443]; 16)" office:value-type="string" office:string-value="1B6" calcext:value-type="string">
            <text:p>1B6</text:p>
          </table:table-cell>
          <table:table-cell table:formula="of:=[.C443] &amp; &quot; = &quot; &amp; [.E443] &amp; &quot;, // &quot; &amp; [.F443] &amp; &quot; --- &quot; &amp; [.K443]" office:value-type="string" office:string-value="PopLexicalVarLP = 0o666, // 0x1B6 --- 438" calcext:value-type="string">
            <text:p>PopLexicalVarLP = 0o666, // 0x1B6 --- 438</text:p>
          </table:table-cell>
          <table:table-cell office:value-type="float" office:value="438" calcext:value-type="float">
            <text:p>438</text:p>
          </table:table-cell>
          <table:table-cell table:formula="of:=[.K443]-[.K44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pLexicalVarSP</text:p>
          </table:table-cell>
          <table:table-cell office:value-type="string" calcext:value-type="string">
            <text:p>=</text:p>
          </table:table-cell>
          <table:table-cell table:formula="of:=&quot;0o&quot; &amp; [.G444]" office:value-type="string" office:string-value="0o667" calcext:value-type="string">
            <text:p>0o667</text:p>
          </table:table-cell>
          <table:table-cell table:formula="of:=&quot;0x&quot; &amp; [.I444]" office:value-type="string" office:string-value="0x1B7" calcext:value-type="string">
            <text:p>0x1B7</text:p>
          </table:table-cell>
          <table:table-cell table:formula="of:=BASE([.K444]; 8)" office:value-type="string" office:string-value="667" calcext:value-type="string">
            <text:p>667</text:p>
          </table:table-cell>
          <table:table-cell/>
          <table:table-cell table:formula="of:=BASE([.K444]; 16)" office:value-type="string" office:string-value="1B7" calcext:value-type="string">
            <text:p>1B7</text:p>
          </table:table-cell>
          <table:table-cell table:formula="of:=[.C444] &amp; &quot; = &quot; &amp; [.E444] &amp; &quot;, // &quot; &amp; [.F444] &amp; &quot; --- &quot; &amp; [.K444]" office:value-type="string" office:string-value="PopLexicalVarSP = 0o667, // 0x1B7 --- 439" calcext:value-type="string">
            <text:p>PopLexicalVarSP = 0o667, // 0x1B7 --- 439</text:p>
          </table:table-cell>
          <table:table-cell office:value-type="float" office:value="439" calcext:value-type="float">
            <text:p>439</text:p>
          </table:table-cell>
          <table:table-cell table:formula="of:=[.K444]-[.K44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pLexicalVarImmediate</text:p>
          </table:table-cell>
          <table:table-cell office:value-type="string" calcext:value-type="string">
            <text:p>=</text:p>
          </table:table-cell>
          <table:table-cell table:formula="of:=&quot;0o&quot; &amp; [.G445]" office:value-type="string" office:string-value="0o670" calcext:value-type="string">
            <text:p>0o670</text:p>
          </table:table-cell>
          <table:table-cell table:formula="of:=&quot;0x&quot; &amp; [.I445]" office:value-type="string" office:string-value="0x1B8" calcext:value-type="string">
            <text:p>0x1B8</text:p>
          </table:table-cell>
          <table:table-cell table:formula="of:=BASE([.K445]; 8)" office:value-type="string" office:string-value="670" calcext:value-type="string">
            <text:p>670</text:p>
          </table:table-cell>
          <table:table-cell/>
          <table:table-cell table:formula="of:=BASE([.K445]; 16)" office:value-type="string" office:string-value="1B8" calcext:value-type="string">
            <text:p>1B8</text:p>
          </table:table-cell>
          <table:table-cell table:formula="of:=[.C445] &amp; &quot; = &quot; &amp; [.E445] &amp; &quot;, // &quot; &amp; [.F445] &amp; &quot; --- &quot; &amp; [.K445]" office:value-type="string" office:string-value="PopLexicalVarImmediate = 0o670, // 0x1B8 --- 440" calcext:value-type="string">
            <text:p>PopLexicalVarImmediate = 0o670, // 0x1B8 --- 440</text:p>
          </table:table-cell>
          <table:table-cell office:value-type="float" office:value="440" calcext:value-type="float">
            <text:p>440</text:p>
          </table:table-cell>
          <table:table-cell table:formula="of:=[.K445]-[.K44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pLexicalVarPop</text:p>
          </table:table-cell>
          <table:table-cell office:value-type="string" calcext:value-type="string">
            <text:p>=</text:p>
          </table:table-cell>
          <table:table-cell table:formula="of:=&quot;0o&quot; &amp; [.G446]" office:value-type="string" office:string-value="0o671" calcext:value-type="string">
            <text:p>0o671</text:p>
          </table:table-cell>
          <table:table-cell table:formula="of:=&quot;0x&quot; &amp; [.I446]" office:value-type="string" office:string-value="0x1B9" calcext:value-type="string">
            <text:p>0x1B9</text:p>
          </table:table-cell>
          <table:table-cell table:formula="of:=BASE([.K446]; 8)" office:value-type="string" office:string-value="671" calcext:value-type="string">
            <text:p>671</text:p>
          </table:table-cell>
          <table:table-cell/>
          <table:table-cell table:formula="of:=BASE([.K446]; 16)" office:value-type="string" office:string-value="1B9" calcext:value-type="string">
            <text:p>1B9</text:p>
          </table:table-cell>
          <table:table-cell table:formula="of:=[.C446] &amp; &quot; = &quot; &amp; [.E446] &amp; &quot;, // &quot; &amp; [.F446] &amp; &quot; --- &quot; &amp; [.K446]" office:value-type="string" office:string-value="PopLexicalVarPop = 0o671, // 0x1B9 --- 441" calcext:value-type="string">
            <text:p>PopLexicalVarPop = 0o671, // 0x1B9 --- 441</text:p>
          </table:table-cell>
          <table:table-cell office:value-type="float" office:value="441" calcext:value-type="float">
            <text:p>441</text:p>
          </table:table-cell>
          <table:table-cell table:formula="of:=[.K446]-[.K44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ovemLexicalVarFP</text:p>
          </table:table-cell>
          <table:table-cell office:value-type="string" calcext:value-type="string">
            <text:p>=</text:p>
          </table:table-cell>
          <table:table-cell table:formula="of:=&quot;0o&quot; &amp; [.G447]" office:value-type="string" office:string-value="0o672" calcext:value-type="string">
            <text:p>0o672</text:p>
          </table:table-cell>
          <table:table-cell table:formula="of:=&quot;0x&quot; &amp; [.I447]" office:value-type="string" office:string-value="0x1BA" calcext:value-type="string">
            <text:p>0x1BA</text:p>
          </table:table-cell>
          <table:table-cell table:formula="of:=BASE([.K447]; 8)" office:value-type="string" office:string-value="672" calcext:value-type="string">
            <text:p>672</text:p>
          </table:table-cell>
          <table:table-cell/>
          <table:table-cell table:formula="of:=BASE([.K447]; 16)" office:value-type="string" office:string-value="1BA" calcext:value-type="string">
            <text:p>1BA</text:p>
          </table:table-cell>
          <table:table-cell table:formula="of:=[.C447] &amp; &quot; = &quot; &amp; [.E447] &amp; &quot;, // &quot; &amp; [.F447] &amp; &quot; --- &quot; &amp; [.K447]" office:value-type="string" office:string-value="MovemLexicalVarFP = 0o672, // 0x1BA --- 442" calcext:value-type="string">
            <text:p>MovemLexicalVarFP = 0o672, // 0x1BA --- 442</text:p>
          </table:table-cell>
          <table:table-cell office:value-type="float" office:value="442" calcext:value-type="float">
            <text:p>442</text:p>
          </table:table-cell>
          <table:table-cell table:formula="of:=[.K447]-[.K44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ovemLexicalVarLP</text:p>
          </table:table-cell>
          <table:table-cell office:value-type="string" calcext:value-type="string">
            <text:p>=</text:p>
          </table:table-cell>
          <table:table-cell table:formula="of:=&quot;0o&quot; &amp; [.G448]" office:value-type="string" office:string-value="0o673" calcext:value-type="string">
            <text:p>0o673</text:p>
          </table:table-cell>
          <table:table-cell table:formula="of:=&quot;0x&quot; &amp; [.I448]" office:value-type="string" office:string-value="0x1BB" calcext:value-type="string">
            <text:p>0x1BB</text:p>
          </table:table-cell>
          <table:table-cell table:formula="of:=BASE([.K448]; 8)" office:value-type="string" office:string-value="673" calcext:value-type="string">
            <text:p>673</text:p>
          </table:table-cell>
          <table:table-cell/>
          <table:table-cell table:formula="of:=BASE([.K448]; 16)" office:value-type="string" office:string-value="1BB" calcext:value-type="string">
            <text:p>1BB</text:p>
          </table:table-cell>
          <table:table-cell table:formula="of:=[.C448] &amp; &quot; = &quot; &amp; [.E448] &amp; &quot;, // &quot; &amp; [.F448] &amp; &quot; --- &quot; &amp; [.K448]" office:value-type="string" office:string-value="MovemLexicalVarLP = 0o673, // 0x1BB --- 443" calcext:value-type="string">
            <text:p>MovemLexicalVarLP = 0o673, // 0x1BB --- 443</text:p>
          </table:table-cell>
          <table:table-cell office:value-type="float" office:value="443" calcext:value-type="float">
            <text:p>443</text:p>
          </table:table-cell>
          <table:table-cell table:formula="of:=[.K448]-[.K44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ovemLexicalVarSP</text:p>
          </table:table-cell>
          <table:table-cell office:value-type="string" calcext:value-type="string">
            <text:p>=</text:p>
          </table:table-cell>
          <table:table-cell table:formula="of:=&quot;0o&quot; &amp; [.G449]" office:value-type="string" office:string-value="0o674" calcext:value-type="string">
            <text:p>0o674</text:p>
          </table:table-cell>
          <table:table-cell table:formula="of:=&quot;0x&quot; &amp; [.I449]" office:value-type="string" office:string-value="0x1BC" calcext:value-type="string">
            <text:p>0x1BC</text:p>
          </table:table-cell>
          <table:table-cell table:formula="of:=BASE([.K449]; 8)" office:value-type="string" office:string-value="674" calcext:value-type="string">
            <text:p>674</text:p>
          </table:table-cell>
          <table:table-cell/>
          <table:table-cell table:formula="of:=BASE([.K449]; 16)" office:value-type="string" office:string-value="1BC" calcext:value-type="string">
            <text:p>1BC</text:p>
          </table:table-cell>
          <table:table-cell table:formula="of:=[.C449] &amp; &quot; = &quot; &amp; [.E449] &amp; &quot;, // &quot; &amp; [.F449] &amp; &quot; --- &quot; &amp; [.K449]" office:value-type="string" office:string-value="MovemLexicalVarSP = 0o674, // 0x1BC --- 444" calcext:value-type="string">
            <text:p>MovemLexicalVarSP = 0o674, // 0x1BC --- 444</text:p>
          </table:table-cell>
          <table:table-cell office:value-type="float" office:value="444" calcext:value-type="float">
            <text:p>444</text:p>
          </table:table-cell>
          <table:table-cell table:formula="of:=[.K449]-[.K44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ovemLexicalVarImmediate</text:p>
          </table:table-cell>
          <table:table-cell office:value-type="string" calcext:value-type="string">
            <text:p>=</text:p>
          </table:table-cell>
          <table:table-cell table:formula="of:=&quot;0o&quot; &amp; [.G450]" office:value-type="string" office:string-value="0o675" calcext:value-type="string">
            <text:p>0o675</text:p>
          </table:table-cell>
          <table:table-cell table:formula="of:=&quot;0x&quot; &amp; [.I450]" office:value-type="string" office:string-value="0x1BD" calcext:value-type="string">
            <text:p>0x1BD</text:p>
          </table:table-cell>
          <table:table-cell table:formula="of:=BASE([.K450]; 8)" office:value-type="string" office:string-value="675" calcext:value-type="string">
            <text:p>675</text:p>
          </table:table-cell>
          <table:table-cell/>
          <table:table-cell table:formula="of:=BASE([.K450]; 16)" office:value-type="string" office:string-value="1BD" calcext:value-type="string">
            <text:p>1BD</text:p>
          </table:table-cell>
          <table:table-cell table:formula="of:=[.C450] &amp; &quot; = &quot; &amp; [.E450] &amp; &quot;, // &quot; &amp; [.F450] &amp; &quot; --- &quot; &amp; [.K450]" office:value-type="string" office:string-value="MovemLexicalVarImmediate = 0o675, // 0x1BD --- 445" calcext:value-type="string">
            <text:p>MovemLexicalVarImmediate = 0o675, // 0x1BD --- 445</text:p>
          </table:table-cell>
          <table:table-cell office:value-type="float" office:value="445" calcext:value-type="float">
            <text:p>445</text:p>
          </table:table-cell>
          <table:table-cell table:formula="of:=[.K450]-[.K44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ovemLexicalVarPop</text:p>
          </table:table-cell>
          <table:table-cell office:value-type="string" calcext:value-type="string">
            <text:p>=</text:p>
          </table:table-cell>
          <table:table-cell table:formula="of:=&quot;0o&quot; &amp; [.G451]" office:value-type="string" office:string-value="0o676" calcext:value-type="string">
            <text:p>0o676</text:p>
          </table:table-cell>
          <table:table-cell table:formula="of:=&quot;0x&quot; &amp; [.I451]" office:value-type="string" office:string-value="0x1BE" calcext:value-type="string">
            <text:p>0x1BE</text:p>
          </table:table-cell>
          <table:table-cell table:formula="of:=BASE([.K451]; 8)" office:value-type="string" office:string-value="676" calcext:value-type="string">
            <text:p>676</text:p>
          </table:table-cell>
          <table:table-cell/>
          <table:table-cell table:formula="of:=BASE([.K451]; 16)" office:value-type="string" office:string-value="1BE" calcext:value-type="string">
            <text:p>1BE</text:p>
          </table:table-cell>
          <table:table-cell table:formula="of:=[.C451] &amp; &quot; = &quot; &amp; [.E451] &amp; &quot;, // &quot; &amp; [.F451] &amp; &quot; --- &quot; &amp; [.K451]" office:value-type="string" office:string-value="MovemLexicalVarPop = 0o676, // 0x1BE --- 446" calcext:value-type="string">
            <text:p>MovemLexicalVarPop = 0o676, // 0x1BE --- 446</text:p>
          </table:table-cell>
          <table:table-cell office:value-type="float" office:value="446" calcext:value-type="float">
            <text:p>446</text:p>
          </table:table-cell>
          <table:table-cell table:formula="of:=[.K451]-[.K45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ualNumberFP</text:p>
          </table:table-cell>
          <table:table-cell office:value-type="string" calcext:value-type="string">
            <text:p>=</text:p>
          </table:table-cell>
          <table:table-cell table:formula="of:=&quot;0o&quot; &amp; [.G452]" office:value-type="string" office:string-value="0o677" calcext:value-type="string">
            <text:p>0o677</text:p>
          </table:table-cell>
          <table:table-cell table:formula="of:=&quot;0x&quot; &amp; [.I452]" office:value-type="string" office:string-value="0x1BF" calcext:value-type="string">
            <text:p>0x1BF</text:p>
          </table:table-cell>
          <table:table-cell table:formula="of:=BASE([.K452]; 8)" office:value-type="string" office:string-value="677" calcext:value-type="string">
            <text:p>677</text:p>
          </table:table-cell>
          <table:table-cell/>
          <table:table-cell table:formula="of:=BASE([.K452]; 16)" office:value-type="string" office:string-value="1BF" calcext:value-type="string">
            <text:p>1BF</text:p>
          </table:table-cell>
          <table:table-cell table:formula="of:=[.C452] &amp; &quot; = &quot; &amp; [.E452] &amp; &quot;, // &quot; &amp; [.F452] &amp; &quot; --- &quot; &amp; [.K452]" office:value-type="string" office:string-value="EqualNumberFP = 0o677, // 0x1BF --- 447" calcext:value-type="string">
            <text:p>EqualNumberFP = 0o677, // 0x1BF --- 447</text:p>
          </table:table-cell>
          <table:table-cell office:value-type="float" office:value="447" calcext:value-type="float">
            <text:p>447</text:p>
          </table:table-cell>
          <table:table-cell table:formula="of:=[.K452]-[.K45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ualNumberLP</text:p>
          </table:table-cell>
          <table:table-cell office:value-type="string" calcext:value-type="string">
            <text:p>=</text:p>
          </table:table-cell>
          <table:table-cell table:formula="of:=&quot;0o&quot; &amp; [.G453]" office:value-type="string" office:string-value="0o700" calcext:value-type="string">
            <text:p>0o700</text:p>
          </table:table-cell>
          <table:table-cell table:formula="of:=&quot;0x&quot; &amp; [.I453]" office:value-type="string" office:string-value="0x1C0" calcext:value-type="string">
            <text:p>0x1C0</text:p>
          </table:table-cell>
          <table:table-cell table:formula="of:=BASE([.K453]; 8)" office:value-type="string" office:string-value="700" calcext:value-type="string">
            <text:p>700</text:p>
          </table:table-cell>
          <table:table-cell/>
          <table:table-cell table:formula="of:=BASE([.K453]; 16)" office:value-type="string" office:string-value="1C0" calcext:value-type="string">
            <text:p>1C0</text:p>
          </table:table-cell>
          <table:table-cell table:formula="of:=[.C453] &amp; &quot; = &quot; &amp; [.E453] &amp; &quot;, // &quot; &amp; [.F453] &amp; &quot; --- &quot; &amp; [.K453]" office:value-type="string" office:string-value="EqualNumberLP = 0o700, // 0x1C0 --- 448" calcext:value-type="string">
            <text:p>EqualNumberLP = 0o700, // 0x1C0 --- 448</text:p>
          </table:table-cell>
          <table:table-cell office:value-type="float" office:value="448" calcext:value-type="float">
            <text:p>448</text:p>
          </table:table-cell>
          <table:table-cell table:formula="of:=[.K453]-[.K45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ualNumberSP</text:p>
          </table:table-cell>
          <table:table-cell office:value-type="string" calcext:value-type="string">
            <text:p>=</text:p>
          </table:table-cell>
          <table:table-cell table:formula="of:=&quot;0o&quot; &amp; [.G454]" office:value-type="string" office:string-value="0o701" calcext:value-type="string">
            <text:p>0o701</text:p>
          </table:table-cell>
          <table:table-cell table:formula="of:=&quot;0x&quot; &amp; [.I454]" office:value-type="string" office:string-value="0x1C1" calcext:value-type="string">
            <text:p>0x1C1</text:p>
          </table:table-cell>
          <table:table-cell table:formula="of:=BASE([.K454]; 8)" office:value-type="string" office:string-value="701" calcext:value-type="string">
            <text:p>701</text:p>
          </table:table-cell>
          <table:table-cell/>
          <table:table-cell table:formula="of:=BASE([.K454]; 16)" office:value-type="string" office:string-value="1C1" calcext:value-type="string">
            <text:p>1C1</text:p>
          </table:table-cell>
          <table:table-cell table:formula="of:=[.C454] &amp; &quot; = &quot; &amp; [.E454] &amp; &quot;, // &quot; &amp; [.F454] &amp; &quot; --- &quot; &amp; [.K454]" office:value-type="string" office:string-value="EqualNumberSP = 0o701, // 0x1C1 --- 449" calcext:value-type="string">
            <text:p>EqualNumberSP = 0o701, // 0x1C1 --- 449</text:p>
          </table:table-cell>
          <table:table-cell office:value-type="float" office:value="449" calcext:value-type="float">
            <text:p>449</text:p>
          </table:table-cell>
          <table:table-cell table:formula="of:=[.K454]-[.K45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ualNumberImmediate</text:p>
          </table:table-cell>
          <table:table-cell office:value-type="string" calcext:value-type="string">
            <text:p>=</text:p>
          </table:table-cell>
          <table:table-cell table:formula="of:=&quot;0o&quot; &amp; [.G455]" office:value-type="string" office:string-value="0o702" calcext:value-type="string">
            <text:p>0o702</text:p>
          </table:table-cell>
          <table:table-cell table:formula="of:=&quot;0x&quot; &amp; [.I455]" office:value-type="string" office:string-value="0x1C2" calcext:value-type="string">
            <text:p>0x1C2</text:p>
          </table:table-cell>
          <table:table-cell table:formula="of:=BASE([.K455]; 8)" office:value-type="string" office:string-value="702" calcext:value-type="string">
            <text:p>702</text:p>
          </table:table-cell>
          <table:table-cell/>
          <table:table-cell table:formula="of:=BASE([.K455]; 16)" office:value-type="string" office:string-value="1C2" calcext:value-type="string">
            <text:p>1C2</text:p>
          </table:table-cell>
          <table:table-cell table:formula="of:=[.C455] &amp; &quot; = &quot; &amp; [.E455] &amp; &quot;, // &quot; &amp; [.F455] &amp; &quot; --- &quot; &amp; [.K455]" office:value-type="string" office:string-value="EqualNumberImmediate = 0o702, // 0x1C2 --- 450" calcext:value-type="string">
            <text:p>EqualNumberImmediate = 0o702, // 0x1C2 --- 450</text:p>
          </table:table-cell>
          <table:table-cell office:value-type="float" office:value="450" calcext:value-type="float">
            <text:p>450</text:p>
          </table:table-cell>
          <table:table-cell table:formula="of:=[.K455]-[.K45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ualNumberPop</text:p>
          </table:table-cell>
          <table:table-cell office:value-type="string" calcext:value-type="string">
            <text:p>=</text:p>
          </table:table-cell>
          <table:table-cell table:formula="of:=&quot;0o&quot; &amp; [.G456]" office:value-type="string" office:string-value="0o703" calcext:value-type="string">
            <text:p>0o703</text:p>
          </table:table-cell>
          <table:table-cell table:formula="of:=&quot;0x&quot; &amp; [.I456]" office:value-type="string" office:string-value="0x1C3" calcext:value-type="string">
            <text:p>0x1C3</text:p>
          </table:table-cell>
          <table:table-cell table:formula="of:=BASE([.K456]; 8)" office:value-type="string" office:string-value="703" calcext:value-type="string">
            <text:p>703</text:p>
          </table:table-cell>
          <table:table-cell/>
          <table:table-cell table:formula="of:=BASE([.K456]; 16)" office:value-type="string" office:string-value="1C3" calcext:value-type="string">
            <text:p>1C3</text:p>
          </table:table-cell>
          <table:table-cell table:formula="of:=[.C456] &amp; &quot; = &quot; &amp; [.E456] &amp; &quot;, // &quot; &amp; [.F456] &amp; &quot; --- &quot; &amp; [.K456]" office:value-type="string" office:string-value="EqualNumberPop = 0o703, // 0x1C3 --- 451" calcext:value-type="string">
            <text:p>EqualNumberPop = 0o703, // 0x1C3 --- 451</text:p>
          </table:table-cell>
          <table:table-cell office:value-type="float" office:value="451" calcext:value-type="float">
            <text:p>451</text:p>
          </table:table-cell>
          <table:table-cell table:formula="of:=[.K456]-[.K45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esspFP</text:p>
          </table:table-cell>
          <table:table-cell office:value-type="string" calcext:value-type="string">
            <text:p>=</text:p>
          </table:table-cell>
          <table:table-cell table:formula="of:=&quot;0o&quot; &amp; [.G457]" office:value-type="string" office:string-value="0o704" calcext:value-type="string">
            <text:p>0o704</text:p>
          </table:table-cell>
          <table:table-cell table:formula="of:=&quot;0x&quot; &amp; [.I457]" office:value-type="string" office:string-value="0x1C4" calcext:value-type="string">
            <text:p>0x1C4</text:p>
          </table:table-cell>
          <table:table-cell table:formula="of:=BASE([.K457]; 8)" office:value-type="string" office:string-value="704" calcext:value-type="string">
            <text:p>704</text:p>
          </table:table-cell>
          <table:table-cell/>
          <table:table-cell table:formula="of:=BASE([.K457]; 16)" office:value-type="string" office:string-value="1C4" calcext:value-type="string">
            <text:p>1C4</text:p>
          </table:table-cell>
          <table:table-cell table:formula="of:=[.C457] &amp; &quot; = &quot; &amp; [.E457] &amp; &quot;, // &quot; &amp; [.F457] &amp; &quot; --- &quot; &amp; [.K457]" office:value-type="string" office:string-value="LesspFP = 0o704, // 0x1C4 --- 452" calcext:value-type="string">
            <text:p>LesspFP = 0o704, // 0x1C4 --- 452</text:p>
          </table:table-cell>
          <table:table-cell office:value-type="float" office:value="452" calcext:value-type="float">
            <text:p>452</text:p>
          </table:table-cell>
          <table:table-cell table:formula="of:=[.K457]-[.K45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esspLP</text:p>
          </table:table-cell>
          <table:table-cell office:value-type="string" calcext:value-type="string">
            <text:p>=</text:p>
          </table:table-cell>
          <table:table-cell table:formula="of:=&quot;0o&quot; &amp; [.G458]" office:value-type="string" office:string-value="0o705" calcext:value-type="string">
            <text:p>0o705</text:p>
          </table:table-cell>
          <table:table-cell table:formula="of:=&quot;0x&quot; &amp; [.I458]" office:value-type="string" office:string-value="0x1C5" calcext:value-type="string">
            <text:p>0x1C5</text:p>
          </table:table-cell>
          <table:table-cell table:formula="of:=BASE([.K458]; 8)" office:value-type="string" office:string-value="705" calcext:value-type="string">
            <text:p>705</text:p>
          </table:table-cell>
          <table:table-cell/>
          <table:table-cell table:formula="of:=BASE([.K458]; 16)" office:value-type="string" office:string-value="1C5" calcext:value-type="string">
            <text:p>1C5</text:p>
          </table:table-cell>
          <table:table-cell table:formula="of:=[.C458] &amp; &quot; = &quot; &amp; [.E458] &amp; &quot;, // &quot; &amp; [.F458] &amp; &quot; --- &quot; &amp; [.K458]" office:value-type="string" office:string-value="LesspLP = 0o705, // 0x1C5 --- 453" calcext:value-type="string">
            <text:p>LesspLP = 0o705, // 0x1C5 --- 453</text:p>
          </table:table-cell>
          <table:table-cell office:value-type="float" office:value="453" calcext:value-type="float">
            <text:p>453</text:p>
          </table:table-cell>
          <table:table-cell table:formula="of:=[.K458]-[.K45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esspSP</text:p>
          </table:table-cell>
          <table:table-cell office:value-type="string" calcext:value-type="string">
            <text:p>=</text:p>
          </table:table-cell>
          <table:table-cell table:formula="of:=&quot;0o&quot; &amp; [.G459]" office:value-type="string" office:string-value="0o706" calcext:value-type="string">
            <text:p>0o706</text:p>
          </table:table-cell>
          <table:table-cell table:formula="of:=&quot;0x&quot; &amp; [.I459]" office:value-type="string" office:string-value="0x1C6" calcext:value-type="string">
            <text:p>0x1C6</text:p>
          </table:table-cell>
          <table:table-cell table:formula="of:=BASE([.K459]; 8)" office:value-type="string" office:string-value="706" calcext:value-type="string">
            <text:p>706</text:p>
          </table:table-cell>
          <table:table-cell/>
          <table:table-cell table:formula="of:=BASE([.K459]; 16)" office:value-type="string" office:string-value="1C6" calcext:value-type="string">
            <text:p>1C6</text:p>
          </table:table-cell>
          <table:table-cell table:formula="of:=[.C459] &amp; &quot; = &quot; &amp; [.E459] &amp; &quot;, // &quot; &amp; [.F459] &amp; &quot; --- &quot; &amp; [.K459]" office:value-type="string" office:string-value="LesspSP = 0o706, // 0x1C6 --- 454" calcext:value-type="string">
            <text:p>LesspSP = 0o706, // 0x1C6 --- 454</text:p>
          </table:table-cell>
          <table:table-cell office:value-type="float" office:value="454" calcext:value-type="float">
            <text:p>454</text:p>
          </table:table-cell>
          <table:table-cell table:formula="of:=[.K459]-[.K45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esspImmediate</text:p>
          </table:table-cell>
          <table:table-cell office:value-type="string" calcext:value-type="string">
            <text:p>=</text:p>
          </table:table-cell>
          <table:table-cell table:formula="of:=&quot;0o&quot; &amp; [.G460]" office:value-type="string" office:string-value="0o707" calcext:value-type="string">
            <text:p>0o707</text:p>
          </table:table-cell>
          <table:table-cell table:formula="of:=&quot;0x&quot; &amp; [.I460]" office:value-type="string" office:string-value="0x1C7" calcext:value-type="string">
            <text:p>0x1C7</text:p>
          </table:table-cell>
          <table:table-cell table:formula="of:=BASE([.K460]; 8)" office:value-type="string" office:string-value="707" calcext:value-type="string">
            <text:p>707</text:p>
          </table:table-cell>
          <table:table-cell/>
          <table:table-cell table:formula="of:=BASE([.K460]; 16)" office:value-type="string" office:string-value="1C7" calcext:value-type="string">
            <text:p>1C7</text:p>
          </table:table-cell>
          <table:table-cell table:formula="of:=[.C460] &amp; &quot; = &quot; &amp; [.E460] &amp; &quot;, // &quot; &amp; [.F460] &amp; &quot; --- &quot; &amp; [.K460]" office:value-type="string" office:string-value="LesspImmediate = 0o707, // 0x1C7 --- 455" calcext:value-type="string">
            <text:p>LesspImmediate = 0o707, // 0x1C7 --- 455</text:p>
          </table:table-cell>
          <table:table-cell office:value-type="float" office:value="455" calcext:value-type="float">
            <text:p>455</text:p>
          </table:table-cell>
          <table:table-cell table:formula="of:=[.K460]-[.K45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esspPop</text:p>
          </table:table-cell>
          <table:table-cell office:value-type="string" calcext:value-type="string">
            <text:p>=</text:p>
          </table:table-cell>
          <table:table-cell table:formula="of:=&quot;0o&quot; &amp; [.G461]" office:value-type="string" office:string-value="0o710" calcext:value-type="string">
            <text:p>0o710</text:p>
          </table:table-cell>
          <table:table-cell table:formula="of:=&quot;0x&quot; &amp; [.I461]" office:value-type="string" office:string-value="0x1C8" calcext:value-type="string">
            <text:p>0x1C8</text:p>
          </table:table-cell>
          <table:table-cell table:formula="of:=BASE([.K461]; 8)" office:value-type="string" office:string-value="710" calcext:value-type="string">
            <text:p>710</text:p>
          </table:table-cell>
          <table:table-cell/>
          <table:table-cell table:formula="of:=BASE([.K461]; 16)" office:value-type="string" office:string-value="1C8" calcext:value-type="string">
            <text:p>1C8</text:p>
          </table:table-cell>
          <table:table-cell table:formula="of:=[.C461] &amp; &quot; = &quot; &amp; [.E461] &amp; &quot;, // &quot; &amp; [.F461] &amp; &quot; --- &quot; &amp; [.K461]" office:value-type="string" office:string-value="LesspPop = 0o710, // 0x1C8 --- 456" calcext:value-type="string">
            <text:p>LesspPop = 0o710, // 0x1C8 --- 456</text:p>
          </table:table-cell>
          <table:table-cell office:value-type="float" office:value="456" calcext:value-type="float">
            <text:p>456</text:p>
          </table:table-cell>
          <table:table-cell table:formula="of:=[.K461]-[.K46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GreaterpFP</text:p>
          </table:table-cell>
          <table:table-cell office:value-type="string" calcext:value-type="string">
            <text:p>=</text:p>
          </table:table-cell>
          <table:table-cell table:formula="of:=&quot;0o&quot; &amp; [.G462]" office:value-type="string" office:string-value="0o711" calcext:value-type="string">
            <text:p>0o711</text:p>
          </table:table-cell>
          <table:table-cell table:formula="of:=&quot;0x&quot; &amp; [.I462]" office:value-type="string" office:string-value="0x1C9" calcext:value-type="string">
            <text:p>0x1C9</text:p>
          </table:table-cell>
          <table:table-cell table:formula="of:=BASE([.K462]; 8)" office:value-type="string" office:string-value="711" calcext:value-type="string">
            <text:p>711</text:p>
          </table:table-cell>
          <table:table-cell/>
          <table:table-cell table:formula="of:=BASE([.K462]; 16)" office:value-type="string" office:string-value="1C9" calcext:value-type="string">
            <text:p>1C9</text:p>
          </table:table-cell>
          <table:table-cell table:formula="of:=[.C462] &amp; &quot; = &quot; &amp; [.E462] &amp; &quot;, // &quot; &amp; [.F462] &amp; &quot; --- &quot; &amp; [.K462]" office:value-type="string" office:string-value="GreaterpFP = 0o711, // 0x1C9 --- 457" calcext:value-type="string">
            <text:p>GreaterpFP = 0o711, // 0x1C9 --- 457</text:p>
          </table:table-cell>
          <table:table-cell office:value-type="float" office:value="457" calcext:value-type="float">
            <text:p>457</text:p>
          </table:table-cell>
          <table:table-cell table:formula="of:=[.K462]-[.K46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GreaterpLP</text:p>
          </table:table-cell>
          <table:table-cell office:value-type="string" calcext:value-type="string">
            <text:p>=</text:p>
          </table:table-cell>
          <table:table-cell table:formula="of:=&quot;0o&quot; &amp; [.G463]" office:value-type="string" office:string-value="0o712" calcext:value-type="string">
            <text:p>0o712</text:p>
          </table:table-cell>
          <table:table-cell table:formula="of:=&quot;0x&quot; &amp; [.I463]" office:value-type="string" office:string-value="0x1CA" calcext:value-type="string">
            <text:p>0x1CA</text:p>
          </table:table-cell>
          <table:table-cell table:formula="of:=BASE([.K463]; 8)" office:value-type="string" office:string-value="712" calcext:value-type="string">
            <text:p>712</text:p>
          </table:table-cell>
          <table:table-cell/>
          <table:table-cell table:formula="of:=BASE([.K463]; 16)" office:value-type="string" office:string-value="1CA" calcext:value-type="string">
            <text:p>1CA</text:p>
          </table:table-cell>
          <table:table-cell table:formula="of:=[.C463] &amp; &quot; = &quot; &amp; [.E463] &amp; &quot;, // &quot; &amp; [.F463] &amp; &quot; --- &quot; &amp; [.K463]" office:value-type="string" office:string-value="GreaterpLP = 0o712, // 0x1CA --- 458" calcext:value-type="string">
            <text:p>GreaterpLP = 0o712, // 0x1CA --- 458</text:p>
          </table:table-cell>
          <table:table-cell office:value-type="float" office:value="458" calcext:value-type="float">
            <text:p>458</text:p>
          </table:table-cell>
          <table:table-cell table:formula="of:=[.K463]-[.K46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GreaterpSP</text:p>
          </table:table-cell>
          <table:table-cell office:value-type="string" calcext:value-type="string">
            <text:p>=</text:p>
          </table:table-cell>
          <table:table-cell table:formula="of:=&quot;0o&quot; &amp; [.G464]" office:value-type="string" office:string-value="0o713" calcext:value-type="string">
            <text:p>0o713</text:p>
          </table:table-cell>
          <table:table-cell table:formula="of:=&quot;0x&quot; &amp; [.I464]" office:value-type="string" office:string-value="0x1CB" calcext:value-type="string">
            <text:p>0x1CB</text:p>
          </table:table-cell>
          <table:table-cell table:formula="of:=BASE([.K464]; 8)" office:value-type="string" office:string-value="713" calcext:value-type="string">
            <text:p>713</text:p>
          </table:table-cell>
          <table:table-cell/>
          <table:table-cell table:formula="of:=BASE([.K464]; 16)" office:value-type="string" office:string-value="1CB" calcext:value-type="string">
            <text:p>1CB</text:p>
          </table:table-cell>
          <table:table-cell table:formula="of:=[.C464] &amp; &quot; = &quot; &amp; [.E464] &amp; &quot;, // &quot; &amp; [.F464] &amp; &quot; --- &quot; &amp; [.K464]" office:value-type="string" office:string-value="GreaterpSP = 0o713, // 0x1CB --- 459" calcext:value-type="string">
            <text:p>GreaterpSP = 0o713, // 0x1CB --- 459</text:p>
          </table:table-cell>
          <table:table-cell office:value-type="float" office:value="459" calcext:value-type="float">
            <text:p>459</text:p>
          </table:table-cell>
          <table:table-cell table:formula="of:=[.K464]-[.K46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GreaterpImmediate</text:p>
          </table:table-cell>
          <table:table-cell office:value-type="string" calcext:value-type="string">
            <text:p>=</text:p>
          </table:table-cell>
          <table:table-cell table:formula="of:=&quot;0o&quot; &amp; [.G465]" office:value-type="string" office:string-value="0o714" calcext:value-type="string">
            <text:p>0o714</text:p>
          </table:table-cell>
          <table:table-cell table:formula="of:=&quot;0x&quot; &amp; [.I465]" office:value-type="string" office:string-value="0x1CC" calcext:value-type="string">
            <text:p>0x1CC</text:p>
          </table:table-cell>
          <table:table-cell table:formula="of:=BASE([.K465]; 8)" office:value-type="string" office:string-value="714" calcext:value-type="string">
            <text:p>714</text:p>
          </table:table-cell>
          <table:table-cell/>
          <table:table-cell table:formula="of:=BASE([.K465]; 16)" office:value-type="string" office:string-value="1CC" calcext:value-type="string">
            <text:p>1CC</text:p>
          </table:table-cell>
          <table:table-cell table:formula="of:=[.C465] &amp; &quot; = &quot; &amp; [.E465] &amp; &quot;, // &quot; &amp; [.F465] &amp; &quot; --- &quot; &amp; [.K465]" office:value-type="string" office:string-value="GreaterpImmediate = 0o714, // 0x1CC --- 460" calcext:value-type="string">
            <text:p>GreaterpImmediate = 0o714, // 0x1CC --- 460</text:p>
          </table:table-cell>
          <table:table-cell office:value-type="float" office:value="460" calcext:value-type="float">
            <text:p>460</text:p>
          </table:table-cell>
          <table:table-cell table:formula="of:=[.K465]-[.K46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GreaterpPop</text:p>
          </table:table-cell>
          <table:table-cell office:value-type="string" calcext:value-type="string">
            <text:p>=</text:p>
          </table:table-cell>
          <table:table-cell table:formula="of:=&quot;0o&quot; &amp; [.G466]" office:value-type="string" office:string-value="0o715" calcext:value-type="string">
            <text:p>0o715</text:p>
          </table:table-cell>
          <table:table-cell table:formula="of:=&quot;0x&quot; &amp; [.I466]" office:value-type="string" office:string-value="0x1CD" calcext:value-type="string">
            <text:p>0x1CD</text:p>
          </table:table-cell>
          <table:table-cell table:formula="of:=BASE([.K466]; 8)" office:value-type="string" office:string-value="715" calcext:value-type="string">
            <text:p>715</text:p>
          </table:table-cell>
          <table:table-cell/>
          <table:table-cell table:formula="of:=BASE([.K466]; 16)" office:value-type="string" office:string-value="1CD" calcext:value-type="string">
            <text:p>1CD</text:p>
          </table:table-cell>
          <table:table-cell table:formula="of:=[.C466] &amp; &quot; = &quot; &amp; [.E466] &amp; &quot;, // &quot; &amp; [.F466] &amp; &quot; --- &quot; &amp; [.K466]" office:value-type="string" office:string-value="GreaterpPop = 0o715, // 0x1CD --- 461" calcext:value-type="string">
            <text:p>GreaterpPop = 0o715, // 0x1CD --- 461</text:p>
          </table:table-cell>
          <table:table-cell office:value-type="float" office:value="461" calcext:value-type="float">
            <text:p>461</text:p>
          </table:table-cell>
          <table:table-cell table:formula="of:=[.K466]-[.K46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lFP</text:p>
          </table:table-cell>
          <table:table-cell office:value-type="string" calcext:value-type="string">
            <text:p>=</text:p>
          </table:table-cell>
          <table:table-cell table:formula="of:=&quot;0o&quot; &amp; [.G467]" office:value-type="string" office:string-value="0o716" calcext:value-type="string">
            <text:p>0o716</text:p>
          </table:table-cell>
          <table:table-cell table:formula="of:=&quot;0x&quot; &amp; [.I467]" office:value-type="string" office:string-value="0x1CE" calcext:value-type="string">
            <text:p>0x1CE</text:p>
          </table:table-cell>
          <table:table-cell table:formula="of:=BASE([.K467]; 8)" office:value-type="string" office:string-value="716" calcext:value-type="string">
            <text:p>716</text:p>
          </table:table-cell>
          <table:table-cell/>
          <table:table-cell table:formula="of:=BASE([.K467]; 16)" office:value-type="string" office:string-value="1CE" calcext:value-type="string">
            <text:p>1CE</text:p>
          </table:table-cell>
          <table:table-cell table:formula="of:=[.C467] &amp; &quot; = &quot; &amp; [.E467] &amp; &quot;, // &quot; &amp; [.F467] &amp; &quot; --- &quot; &amp; [.K467]" office:value-type="string" office:string-value="EqlFP = 0o716, // 0x1CE --- 462" calcext:value-type="string">
            <text:p>EqlFP = 0o716, // 0x1CE --- 462</text:p>
          </table:table-cell>
          <table:table-cell office:value-type="float" office:value="462" calcext:value-type="float">
            <text:p>462</text:p>
          </table:table-cell>
          <table:table-cell table:formula="of:=[.K467]-[.K46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lLP</text:p>
          </table:table-cell>
          <table:table-cell office:value-type="string" calcext:value-type="string">
            <text:p>=</text:p>
          </table:table-cell>
          <table:table-cell table:formula="of:=&quot;0o&quot; &amp; [.G468]" office:value-type="string" office:string-value="0o717" calcext:value-type="string">
            <text:p>0o717</text:p>
          </table:table-cell>
          <table:table-cell table:formula="of:=&quot;0x&quot; &amp; [.I468]" office:value-type="string" office:string-value="0x1CF" calcext:value-type="string">
            <text:p>0x1CF</text:p>
          </table:table-cell>
          <table:table-cell table:formula="of:=BASE([.K468]; 8)" office:value-type="string" office:string-value="717" calcext:value-type="string">
            <text:p>717</text:p>
          </table:table-cell>
          <table:table-cell/>
          <table:table-cell table:formula="of:=BASE([.K468]; 16)" office:value-type="string" office:string-value="1CF" calcext:value-type="string">
            <text:p>1CF</text:p>
          </table:table-cell>
          <table:table-cell table:formula="of:=[.C468] &amp; &quot; = &quot; &amp; [.E468] &amp; &quot;, // &quot; &amp; [.F468] &amp; &quot; --- &quot; &amp; [.K468]" office:value-type="string" office:string-value="EqlLP = 0o717, // 0x1CF --- 463" calcext:value-type="string">
            <text:p>EqlLP = 0o717, // 0x1CF --- 463</text:p>
          </table:table-cell>
          <table:table-cell office:value-type="float" office:value="463" calcext:value-type="float">
            <text:p>463</text:p>
          </table:table-cell>
          <table:table-cell table:formula="of:=[.K468]-[.K46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lSP</text:p>
          </table:table-cell>
          <table:table-cell office:value-type="string" calcext:value-type="string">
            <text:p>=</text:p>
          </table:table-cell>
          <table:table-cell table:formula="of:=&quot;0o&quot; &amp; [.G469]" office:value-type="string" office:string-value="0o720" calcext:value-type="string">
            <text:p>0o720</text:p>
          </table:table-cell>
          <table:table-cell table:formula="of:=&quot;0x&quot; &amp; [.I469]" office:value-type="string" office:string-value="0x1D0" calcext:value-type="string">
            <text:p>0x1D0</text:p>
          </table:table-cell>
          <table:table-cell table:formula="of:=BASE([.K469]; 8)" office:value-type="string" office:string-value="720" calcext:value-type="string">
            <text:p>720</text:p>
          </table:table-cell>
          <table:table-cell/>
          <table:table-cell table:formula="of:=BASE([.K469]; 16)" office:value-type="string" office:string-value="1D0" calcext:value-type="string">
            <text:p>1D0</text:p>
          </table:table-cell>
          <table:table-cell table:formula="of:=[.C469] &amp; &quot; = &quot; &amp; [.E469] &amp; &quot;, // &quot; &amp; [.F469] &amp; &quot; --- &quot; &amp; [.K469]" office:value-type="string" office:string-value="EqlSP = 0o720, // 0x1D0 --- 464" calcext:value-type="string">
            <text:p>EqlSP = 0o720, // 0x1D0 --- 464</text:p>
          </table:table-cell>
          <table:table-cell office:value-type="float" office:value="464" calcext:value-type="float">
            <text:p>464</text:p>
          </table:table-cell>
          <table:table-cell table:formula="of:=[.K469]-[.K46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lImmediate</text:p>
          </table:table-cell>
          <table:table-cell office:value-type="string" calcext:value-type="string">
            <text:p>=</text:p>
          </table:table-cell>
          <table:table-cell table:formula="of:=&quot;0o&quot; &amp; [.G470]" office:value-type="string" office:string-value="0o721" calcext:value-type="string">
            <text:p>0o721</text:p>
          </table:table-cell>
          <table:table-cell table:formula="of:=&quot;0x&quot; &amp; [.I470]" office:value-type="string" office:string-value="0x1D1" calcext:value-type="string">
            <text:p>0x1D1</text:p>
          </table:table-cell>
          <table:table-cell table:formula="of:=BASE([.K470]; 8)" office:value-type="string" office:string-value="721" calcext:value-type="string">
            <text:p>721</text:p>
          </table:table-cell>
          <table:table-cell/>
          <table:table-cell table:formula="of:=BASE([.K470]; 16)" office:value-type="string" office:string-value="1D1" calcext:value-type="string">
            <text:p>1D1</text:p>
          </table:table-cell>
          <table:table-cell table:formula="of:=[.C470] &amp; &quot; = &quot; &amp; [.E470] &amp; &quot;, // &quot; &amp; [.F470] &amp; &quot; --- &quot; &amp; [.K470]" office:value-type="string" office:string-value="EqlImmediate = 0o721, // 0x1D1 --- 465" calcext:value-type="string">
            <text:p>EqlImmediate = 0o721, // 0x1D1 --- 465</text:p>
          </table:table-cell>
          <table:table-cell office:value-type="float" office:value="465" calcext:value-type="float">
            <text:p>465</text:p>
          </table:table-cell>
          <table:table-cell table:formula="of:=[.K470]-[.K46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lPop</text:p>
          </table:table-cell>
          <table:table-cell office:value-type="string" calcext:value-type="string">
            <text:p>=</text:p>
          </table:table-cell>
          <table:table-cell table:formula="of:=&quot;0o&quot; &amp; [.G471]" office:value-type="string" office:string-value="0o722" calcext:value-type="string">
            <text:p>0o722</text:p>
          </table:table-cell>
          <table:table-cell table:formula="of:=&quot;0x&quot; &amp; [.I471]" office:value-type="string" office:string-value="0x1D2" calcext:value-type="string">
            <text:p>0x1D2</text:p>
          </table:table-cell>
          <table:table-cell table:formula="of:=BASE([.K471]; 8)" office:value-type="string" office:string-value="722" calcext:value-type="string">
            <text:p>722</text:p>
          </table:table-cell>
          <table:table-cell/>
          <table:table-cell table:formula="of:=BASE([.K471]; 16)" office:value-type="string" office:string-value="1D2" calcext:value-type="string">
            <text:p>1D2</text:p>
          </table:table-cell>
          <table:table-cell table:formula="of:=[.C471] &amp; &quot; = &quot; &amp; [.E471] &amp; &quot;, // &quot; &amp; [.F471] &amp; &quot; --- &quot; &amp; [.K471]" office:value-type="string" office:string-value="EqlPop = 0o722, // 0x1D2 --- 466" calcext:value-type="string">
            <text:p>EqlPop = 0o722, // 0x1D2 --- 466</text:p>
          </table:table-cell>
          <table:table-cell office:value-type="float" office:value="466" calcext:value-type="float">
            <text:p>466</text:p>
          </table:table-cell>
          <table:table-cell table:formula="of:=[.K471]-[.K47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ualNumberNoPopFP</text:p>
          </table:table-cell>
          <table:table-cell office:value-type="string" calcext:value-type="string">
            <text:p>=</text:p>
          </table:table-cell>
          <table:table-cell table:formula="of:=&quot;0o&quot; &amp; [.G472]" office:value-type="string" office:string-value="0o723" calcext:value-type="string">
            <text:p>0o723</text:p>
          </table:table-cell>
          <table:table-cell table:formula="of:=&quot;0x&quot; &amp; [.I472]" office:value-type="string" office:string-value="0x1D3" calcext:value-type="string">
            <text:p>0x1D3</text:p>
          </table:table-cell>
          <table:table-cell table:formula="of:=BASE([.K472]; 8)" office:value-type="string" office:string-value="723" calcext:value-type="string">
            <text:p>723</text:p>
          </table:table-cell>
          <table:table-cell/>
          <table:table-cell table:formula="of:=BASE([.K472]; 16)" office:value-type="string" office:string-value="1D3" calcext:value-type="string">
            <text:p>1D3</text:p>
          </table:table-cell>
          <table:table-cell table:formula="of:=[.C472] &amp; &quot; = &quot; &amp; [.E472] &amp; &quot;, // &quot; &amp; [.F472] &amp; &quot; --- &quot; &amp; [.K472]" office:value-type="string" office:string-value="EqualNumberNoPopFP = 0o723, // 0x1D3 --- 467" calcext:value-type="string">
            <text:p>EqualNumberNoPopFP = 0o723, // 0x1D3 --- 467</text:p>
          </table:table-cell>
          <table:table-cell office:value-type="float" office:value="467" calcext:value-type="float">
            <text:p>467</text:p>
          </table:table-cell>
          <table:table-cell table:formula="of:=[.K472]-[.K47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ualNumberNoPopLP</text:p>
          </table:table-cell>
          <table:table-cell office:value-type="string" calcext:value-type="string">
            <text:p>=</text:p>
          </table:table-cell>
          <table:table-cell table:formula="of:=&quot;0o&quot; &amp; [.G473]" office:value-type="string" office:string-value="0o724" calcext:value-type="string">
            <text:p>0o724</text:p>
          </table:table-cell>
          <table:table-cell table:formula="of:=&quot;0x&quot; &amp; [.I473]" office:value-type="string" office:string-value="0x1D4" calcext:value-type="string">
            <text:p>0x1D4</text:p>
          </table:table-cell>
          <table:table-cell table:formula="of:=BASE([.K473]; 8)" office:value-type="string" office:string-value="724" calcext:value-type="string">
            <text:p>724</text:p>
          </table:table-cell>
          <table:table-cell/>
          <table:table-cell table:formula="of:=BASE([.K473]; 16)" office:value-type="string" office:string-value="1D4" calcext:value-type="string">
            <text:p>1D4</text:p>
          </table:table-cell>
          <table:table-cell table:formula="of:=[.C473] &amp; &quot; = &quot; &amp; [.E473] &amp; &quot;, // &quot; &amp; [.F473] &amp; &quot; --- &quot; &amp; [.K473]" office:value-type="string" office:string-value="EqualNumberNoPopLP = 0o724, // 0x1D4 --- 468" calcext:value-type="string">
            <text:p>EqualNumberNoPopLP = 0o724, // 0x1D4 --- 468</text:p>
          </table:table-cell>
          <table:table-cell office:value-type="float" office:value="468" calcext:value-type="float">
            <text:p>468</text:p>
          </table:table-cell>
          <table:table-cell table:formula="of:=[.K473]-[.K47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ualNumberNoPopSP</text:p>
          </table:table-cell>
          <table:table-cell office:value-type="string" calcext:value-type="string">
            <text:p>=</text:p>
          </table:table-cell>
          <table:table-cell table:formula="of:=&quot;0o&quot; &amp; [.G474]" office:value-type="string" office:string-value="0o725" calcext:value-type="string">
            <text:p>0o725</text:p>
          </table:table-cell>
          <table:table-cell table:formula="of:=&quot;0x&quot; &amp; [.I474]" office:value-type="string" office:string-value="0x1D5" calcext:value-type="string">
            <text:p>0x1D5</text:p>
          </table:table-cell>
          <table:table-cell table:formula="of:=BASE([.K474]; 8)" office:value-type="string" office:string-value="725" calcext:value-type="string">
            <text:p>725</text:p>
          </table:table-cell>
          <table:table-cell/>
          <table:table-cell table:formula="of:=BASE([.K474]; 16)" office:value-type="string" office:string-value="1D5" calcext:value-type="string">
            <text:p>1D5</text:p>
          </table:table-cell>
          <table:table-cell table:formula="of:=[.C474] &amp; &quot; = &quot; &amp; [.E474] &amp; &quot;, // &quot; &amp; [.F474] &amp; &quot; --- &quot; &amp; [.K474]" office:value-type="string" office:string-value="EqualNumberNoPopSP = 0o725, // 0x1D5 --- 469" calcext:value-type="string">
            <text:p>EqualNumberNoPopSP = 0o725, // 0x1D5 --- 469</text:p>
          </table:table-cell>
          <table:table-cell office:value-type="float" office:value="469" calcext:value-type="float">
            <text:p>469</text:p>
          </table:table-cell>
          <table:table-cell table:formula="of:=[.K474]-[.K47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ualNumberNoPopImmediate</text:p>
          </table:table-cell>
          <table:table-cell office:value-type="string" calcext:value-type="string">
            <text:p>=</text:p>
          </table:table-cell>
          <table:table-cell table:formula="of:=&quot;0o&quot; &amp; [.G475]" office:value-type="string" office:string-value="0o726" calcext:value-type="string">
            <text:p>0o726</text:p>
          </table:table-cell>
          <table:table-cell table:formula="of:=&quot;0x&quot; &amp; [.I475]" office:value-type="string" office:string-value="0x1D6" calcext:value-type="string">
            <text:p>0x1D6</text:p>
          </table:table-cell>
          <table:table-cell table:formula="of:=BASE([.K475]; 8)" office:value-type="string" office:string-value="726" calcext:value-type="string">
            <text:p>726</text:p>
          </table:table-cell>
          <table:table-cell/>
          <table:table-cell table:formula="of:=BASE([.K475]; 16)" office:value-type="string" office:string-value="1D6" calcext:value-type="string">
            <text:p>1D6</text:p>
          </table:table-cell>
          <table:table-cell table:formula="of:=[.C475] &amp; &quot; = &quot; &amp; [.E475] &amp; &quot;, // &quot; &amp; [.F475] &amp; &quot; --- &quot; &amp; [.K475]" office:value-type="string" office:string-value="EqualNumberNoPopImmediate = 0o726, // 0x1D6 --- 470" calcext:value-type="string">
            <text:p>EqualNumberNoPopImmediate = 0o726, // 0x1D6 --- 470</text:p>
          </table:table-cell>
          <table:table-cell office:value-type="float" office:value="470" calcext:value-type="float">
            <text:p>470</text:p>
          </table:table-cell>
          <table:table-cell table:formula="of:=[.K475]-[.K47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ualNumberNoPopPop</text:p>
          </table:table-cell>
          <table:table-cell office:value-type="string" calcext:value-type="string">
            <text:p>=</text:p>
          </table:table-cell>
          <table:table-cell table:formula="of:=&quot;0o&quot; &amp; [.G476]" office:value-type="string" office:string-value="0o727" calcext:value-type="string">
            <text:p>0o727</text:p>
          </table:table-cell>
          <table:table-cell table:formula="of:=&quot;0x&quot; &amp; [.I476]" office:value-type="string" office:string-value="0x1D7" calcext:value-type="string">
            <text:p>0x1D7</text:p>
          </table:table-cell>
          <table:table-cell table:formula="of:=BASE([.K476]; 8)" office:value-type="string" office:string-value="727" calcext:value-type="string">
            <text:p>727</text:p>
          </table:table-cell>
          <table:table-cell/>
          <table:table-cell table:formula="of:=BASE([.K476]; 16)" office:value-type="string" office:string-value="1D7" calcext:value-type="string">
            <text:p>1D7</text:p>
          </table:table-cell>
          <table:table-cell table:formula="of:=[.C476] &amp; &quot; = &quot; &amp; [.E476] &amp; &quot;, // &quot; &amp; [.F476] &amp; &quot; --- &quot; &amp; [.K476]" office:value-type="string" office:string-value="EqualNumberNoPopPop = 0o727, // 0x1D7 --- 471" calcext:value-type="string">
            <text:p>EqualNumberNoPopPop = 0o727, // 0x1D7 --- 471</text:p>
          </table:table-cell>
          <table:table-cell office:value-type="float" office:value="471" calcext:value-type="float">
            <text:p>471</text:p>
          </table:table-cell>
          <table:table-cell table:formula="of:=[.K476]-[.K47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esspNoPopFP</text:p>
          </table:table-cell>
          <table:table-cell office:value-type="string" calcext:value-type="string">
            <text:p>=</text:p>
          </table:table-cell>
          <table:table-cell table:formula="of:=&quot;0o&quot; &amp; [.G477]" office:value-type="string" office:string-value="0o730" calcext:value-type="string">
            <text:p>0o730</text:p>
          </table:table-cell>
          <table:table-cell table:formula="of:=&quot;0x&quot; &amp; [.I477]" office:value-type="string" office:string-value="0x1D8" calcext:value-type="string">
            <text:p>0x1D8</text:p>
          </table:table-cell>
          <table:table-cell table:formula="of:=BASE([.K477]; 8)" office:value-type="string" office:string-value="730" calcext:value-type="string">
            <text:p>730</text:p>
          </table:table-cell>
          <table:table-cell/>
          <table:table-cell table:formula="of:=BASE([.K477]; 16)" office:value-type="string" office:string-value="1D8" calcext:value-type="string">
            <text:p>1D8</text:p>
          </table:table-cell>
          <table:table-cell table:formula="of:=[.C477] &amp; &quot; = &quot; &amp; [.E477] &amp; &quot;, // &quot; &amp; [.F477] &amp; &quot; --- &quot; &amp; [.K477]" office:value-type="string" office:string-value="LesspNoPopFP = 0o730, // 0x1D8 --- 472" calcext:value-type="string">
            <text:p>LesspNoPopFP = 0o730, // 0x1D8 --- 472</text:p>
          </table:table-cell>
          <table:table-cell office:value-type="float" office:value="472" calcext:value-type="float">
            <text:p>472</text:p>
          </table:table-cell>
          <table:table-cell table:formula="of:=[.K477]-[.K47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esspNoPopLP</text:p>
          </table:table-cell>
          <table:table-cell office:value-type="string" calcext:value-type="string">
            <text:p>=</text:p>
          </table:table-cell>
          <table:table-cell table:formula="of:=&quot;0o&quot; &amp; [.G478]" office:value-type="string" office:string-value="0o731" calcext:value-type="string">
            <text:p>0o731</text:p>
          </table:table-cell>
          <table:table-cell table:formula="of:=&quot;0x&quot; &amp; [.I478]" office:value-type="string" office:string-value="0x1D9" calcext:value-type="string">
            <text:p>0x1D9</text:p>
          </table:table-cell>
          <table:table-cell table:formula="of:=BASE([.K478]; 8)" office:value-type="string" office:string-value="731" calcext:value-type="string">
            <text:p>731</text:p>
          </table:table-cell>
          <table:table-cell/>
          <table:table-cell table:formula="of:=BASE([.K478]; 16)" office:value-type="string" office:string-value="1D9" calcext:value-type="string">
            <text:p>1D9</text:p>
          </table:table-cell>
          <table:table-cell table:formula="of:=[.C478] &amp; &quot; = &quot; &amp; [.E478] &amp; &quot;, // &quot; &amp; [.F478] &amp; &quot; --- &quot; &amp; [.K478]" office:value-type="string" office:string-value="LesspNoPopLP = 0o731, // 0x1D9 --- 473" calcext:value-type="string">
            <text:p>LesspNoPopLP = 0o731, // 0x1D9 --- 473</text:p>
          </table:table-cell>
          <table:table-cell office:value-type="float" office:value="473" calcext:value-type="float">
            <text:p>473</text:p>
          </table:table-cell>
          <table:table-cell table:formula="of:=[.K478]-[.K47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esspNoPopSP</text:p>
          </table:table-cell>
          <table:table-cell office:value-type="string" calcext:value-type="string">
            <text:p>=</text:p>
          </table:table-cell>
          <table:table-cell table:formula="of:=&quot;0o&quot; &amp; [.G479]" office:value-type="string" office:string-value="0o732" calcext:value-type="string">
            <text:p>0o732</text:p>
          </table:table-cell>
          <table:table-cell table:formula="of:=&quot;0x&quot; &amp; [.I479]" office:value-type="string" office:string-value="0x1DA" calcext:value-type="string">
            <text:p>0x1DA</text:p>
          </table:table-cell>
          <table:table-cell table:formula="of:=BASE([.K479]; 8)" office:value-type="string" office:string-value="732" calcext:value-type="string">
            <text:p>732</text:p>
          </table:table-cell>
          <table:table-cell/>
          <table:table-cell table:formula="of:=BASE([.K479]; 16)" office:value-type="string" office:string-value="1DA" calcext:value-type="string">
            <text:p>1DA</text:p>
          </table:table-cell>
          <table:table-cell table:formula="of:=[.C479] &amp; &quot; = &quot; &amp; [.E479] &amp; &quot;, // &quot; &amp; [.F479] &amp; &quot; --- &quot; &amp; [.K479]" office:value-type="string" office:string-value="LesspNoPopSP = 0o732, // 0x1DA --- 474" calcext:value-type="string">
            <text:p>LesspNoPopSP = 0o732, // 0x1DA --- 474</text:p>
          </table:table-cell>
          <table:table-cell office:value-type="float" office:value="474" calcext:value-type="float">
            <text:p>474</text:p>
          </table:table-cell>
          <table:table-cell table:formula="of:=[.K479]-[.K47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esspNoPopImmediate</text:p>
          </table:table-cell>
          <table:table-cell office:value-type="string" calcext:value-type="string">
            <text:p>=</text:p>
          </table:table-cell>
          <table:table-cell table:formula="of:=&quot;0o&quot; &amp; [.G480]" office:value-type="string" office:string-value="0o733" calcext:value-type="string">
            <text:p>0o733</text:p>
          </table:table-cell>
          <table:table-cell table:formula="of:=&quot;0x&quot; &amp; [.I480]" office:value-type="string" office:string-value="0x1DB" calcext:value-type="string">
            <text:p>0x1DB</text:p>
          </table:table-cell>
          <table:table-cell table:formula="of:=BASE([.K480]; 8)" office:value-type="string" office:string-value="733" calcext:value-type="string">
            <text:p>733</text:p>
          </table:table-cell>
          <table:table-cell/>
          <table:table-cell table:formula="of:=BASE([.K480]; 16)" office:value-type="string" office:string-value="1DB" calcext:value-type="string">
            <text:p>1DB</text:p>
          </table:table-cell>
          <table:table-cell table:formula="of:=[.C480] &amp; &quot; = &quot; &amp; [.E480] &amp; &quot;, // &quot; &amp; [.F480] &amp; &quot; --- &quot; &amp; [.K480]" office:value-type="string" office:string-value="LesspNoPopImmediate = 0o733, // 0x1DB --- 475" calcext:value-type="string">
            <text:p>LesspNoPopImmediate = 0o733, // 0x1DB --- 475</text:p>
          </table:table-cell>
          <table:table-cell office:value-type="float" office:value="475" calcext:value-type="float">
            <text:p>475</text:p>
          </table:table-cell>
          <table:table-cell table:formula="of:=[.K480]-[.K47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esspNoPopPop</text:p>
          </table:table-cell>
          <table:table-cell office:value-type="string" calcext:value-type="string">
            <text:p>=</text:p>
          </table:table-cell>
          <table:table-cell table:formula="of:=&quot;0o&quot; &amp; [.G481]" office:value-type="string" office:string-value="0o734" calcext:value-type="string">
            <text:p>0o734</text:p>
          </table:table-cell>
          <table:table-cell table:formula="of:=&quot;0x&quot; &amp; [.I481]" office:value-type="string" office:string-value="0x1DC" calcext:value-type="string">
            <text:p>0x1DC</text:p>
          </table:table-cell>
          <table:table-cell table:formula="of:=BASE([.K481]; 8)" office:value-type="string" office:string-value="734" calcext:value-type="string">
            <text:p>734</text:p>
          </table:table-cell>
          <table:table-cell/>
          <table:table-cell table:formula="of:=BASE([.K481]; 16)" office:value-type="string" office:string-value="1DC" calcext:value-type="string">
            <text:p>1DC</text:p>
          </table:table-cell>
          <table:table-cell table:formula="of:=[.C481] &amp; &quot; = &quot; &amp; [.E481] &amp; &quot;, // &quot; &amp; [.F481] &amp; &quot; --- &quot; &amp; [.K481]" office:value-type="string" office:string-value="LesspNoPopPop = 0o734, // 0x1DC --- 476" calcext:value-type="string">
            <text:p>LesspNoPopPop = 0o734, // 0x1DC --- 476</text:p>
          </table:table-cell>
          <table:table-cell office:value-type="float" office:value="476" calcext:value-type="float">
            <text:p>476</text:p>
          </table:table-cell>
          <table:table-cell table:formula="of:=[.K481]-[.K48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GreaterpNoPopFP</text:p>
          </table:table-cell>
          <table:table-cell office:value-type="string" calcext:value-type="string">
            <text:p>=</text:p>
          </table:table-cell>
          <table:table-cell table:formula="of:=&quot;0o&quot; &amp; [.G482]" office:value-type="string" office:string-value="0o735" calcext:value-type="string">
            <text:p>0o735</text:p>
          </table:table-cell>
          <table:table-cell table:formula="of:=&quot;0x&quot; &amp; [.I482]" office:value-type="string" office:string-value="0x1DD" calcext:value-type="string">
            <text:p>0x1DD</text:p>
          </table:table-cell>
          <table:table-cell table:formula="of:=BASE([.K482]; 8)" office:value-type="string" office:string-value="735" calcext:value-type="string">
            <text:p>735</text:p>
          </table:table-cell>
          <table:table-cell/>
          <table:table-cell table:formula="of:=BASE([.K482]; 16)" office:value-type="string" office:string-value="1DD" calcext:value-type="string">
            <text:p>1DD</text:p>
          </table:table-cell>
          <table:table-cell table:formula="of:=[.C482] &amp; &quot; = &quot; &amp; [.E482] &amp; &quot;, // &quot; &amp; [.F482] &amp; &quot; --- &quot; &amp; [.K482]" office:value-type="string" office:string-value="GreaterpNoPopFP = 0o735, // 0x1DD --- 477" calcext:value-type="string">
            <text:p>GreaterpNoPopFP = 0o735, // 0x1DD --- 477</text:p>
          </table:table-cell>
          <table:table-cell office:value-type="float" office:value="477" calcext:value-type="float">
            <text:p>477</text:p>
          </table:table-cell>
          <table:table-cell table:formula="of:=[.K482]-[.K48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GreaterpNoPopLP</text:p>
          </table:table-cell>
          <table:table-cell office:value-type="string" calcext:value-type="string">
            <text:p>=</text:p>
          </table:table-cell>
          <table:table-cell table:formula="of:=&quot;0o&quot; &amp; [.G483]" office:value-type="string" office:string-value="0o736" calcext:value-type="string">
            <text:p>0o736</text:p>
          </table:table-cell>
          <table:table-cell table:formula="of:=&quot;0x&quot; &amp; [.I483]" office:value-type="string" office:string-value="0x1DE" calcext:value-type="string">
            <text:p>0x1DE</text:p>
          </table:table-cell>
          <table:table-cell table:formula="of:=BASE([.K483]; 8)" office:value-type="string" office:string-value="736" calcext:value-type="string">
            <text:p>736</text:p>
          </table:table-cell>
          <table:table-cell/>
          <table:table-cell table:formula="of:=BASE([.K483]; 16)" office:value-type="string" office:string-value="1DE" calcext:value-type="string">
            <text:p>1DE</text:p>
          </table:table-cell>
          <table:table-cell table:formula="of:=[.C483] &amp; &quot; = &quot; &amp; [.E483] &amp; &quot;, // &quot; &amp; [.F483] &amp; &quot; --- &quot; &amp; [.K483]" office:value-type="string" office:string-value="GreaterpNoPopLP = 0o736, // 0x1DE --- 478" calcext:value-type="string">
            <text:p>GreaterpNoPopLP = 0o736, // 0x1DE --- 478</text:p>
          </table:table-cell>
          <table:table-cell office:value-type="float" office:value="478" calcext:value-type="float">
            <text:p>478</text:p>
          </table:table-cell>
          <table:table-cell table:formula="of:=[.K483]-[.K48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GreaterpNoPopSP</text:p>
          </table:table-cell>
          <table:table-cell office:value-type="string" calcext:value-type="string">
            <text:p>=</text:p>
          </table:table-cell>
          <table:table-cell table:formula="of:=&quot;0o&quot; &amp; [.G484]" office:value-type="string" office:string-value="0o737" calcext:value-type="string">
            <text:p>0o737</text:p>
          </table:table-cell>
          <table:table-cell table:formula="of:=&quot;0x&quot; &amp; [.I484]" office:value-type="string" office:string-value="0x1DF" calcext:value-type="string">
            <text:p>0x1DF</text:p>
          </table:table-cell>
          <table:table-cell table:formula="of:=BASE([.K484]; 8)" office:value-type="string" office:string-value="737" calcext:value-type="string">
            <text:p>737</text:p>
          </table:table-cell>
          <table:table-cell/>
          <table:table-cell table:formula="of:=BASE([.K484]; 16)" office:value-type="string" office:string-value="1DF" calcext:value-type="string">
            <text:p>1DF</text:p>
          </table:table-cell>
          <table:table-cell table:formula="of:=[.C484] &amp; &quot; = &quot; &amp; [.E484] &amp; &quot;, // &quot; &amp; [.F484] &amp; &quot; --- &quot; &amp; [.K484]" office:value-type="string" office:string-value="GreaterpNoPopSP = 0o737, // 0x1DF --- 479" calcext:value-type="string">
            <text:p>GreaterpNoPopSP = 0o737, // 0x1DF --- 479</text:p>
          </table:table-cell>
          <table:table-cell office:value-type="float" office:value="479" calcext:value-type="float">
            <text:p>479</text:p>
          </table:table-cell>
          <table:table-cell table:formula="of:=[.K484]-[.K48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GreaterpNoPopImmediate</text:p>
          </table:table-cell>
          <table:table-cell office:value-type="string" calcext:value-type="string">
            <text:p>=</text:p>
          </table:table-cell>
          <table:table-cell table:formula="of:=&quot;0o&quot; &amp; [.G485]" office:value-type="string" office:string-value="0o740" calcext:value-type="string">
            <text:p>0o740</text:p>
          </table:table-cell>
          <table:table-cell table:formula="of:=&quot;0x&quot; &amp; [.I485]" office:value-type="string" office:string-value="0x1E0" calcext:value-type="string">
            <text:p>0x1E0</text:p>
          </table:table-cell>
          <table:table-cell table:formula="of:=BASE([.K485]; 8)" office:value-type="string" office:string-value="740" calcext:value-type="string">
            <text:p>740</text:p>
          </table:table-cell>
          <table:table-cell/>
          <table:table-cell table:formula="of:=BASE([.K485]; 16)" office:value-type="string" office:string-value="1E0" calcext:value-type="string">
            <text:p>1E0</text:p>
          </table:table-cell>
          <table:table-cell table:formula="of:=[.C485] &amp; &quot; = &quot; &amp; [.E485] &amp; &quot;, // &quot; &amp; [.F485] &amp; &quot; --- &quot; &amp; [.K485]" office:value-type="string" office:string-value="GreaterpNoPopImmediate = 0o740, // 0x1E0 --- 480" calcext:value-type="string">
            <text:p>GreaterpNoPopImmediate = 0o740, // 0x1E0 --- 480</text:p>
          </table:table-cell>
          <table:table-cell office:value-type="float" office:value="480" calcext:value-type="float">
            <text:p>480</text:p>
          </table:table-cell>
          <table:table-cell table:formula="of:=[.K485]-[.K48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GreaterpNoPopPop</text:p>
          </table:table-cell>
          <table:table-cell office:value-type="string" calcext:value-type="string">
            <text:p>=</text:p>
          </table:table-cell>
          <table:table-cell table:formula="of:=&quot;0o&quot; &amp; [.G486]" office:value-type="string" office:string-value="0o741" calcext:value-type="string">
            <text:p>0o741</text:p>
          </table:table-cell>
          <table:table-cell table:formula="of:=&quot;0x&quot; &amp; [.I486]" office:value-type="string" office:string-value="0x1E1" calcext:value-type="string">
            <text:p>0x1E1</text:p>
          </table:table-cell>
          <table:table-cell table:formula="of:=BASE([.K486]; 8)" office:value-type="string" office:string-value="741" calcext:value-type="string">
            <text:p>741</text:p>
          </table:table-cell>
          <table:table-cell/>
          <table:table-cell table:formula="of:=BASE([.K486]; 16)" office:value-type="string" office:string-value="1E1" calcext:value-type="string">
            <text:p>1E1</text:p>
          </table:table-cell>
          <table:table-cell table:formula="of:=[.C486] &amp; &quot; = &quot; &amp; [.E486] &amp; &quot;, // &quot; &amp; [.F486] &amp; &quot; --- &quot; &amp; [.K486]" office:value-type="string" office:string-value="GreaterpNoPopPop = 0o741, // 0x1E1 --- 481" calcext:value-type="string">
            <text:p>GreaterpNoPopPop = 0o741, // 0x1E1 --- 481</text:p>
          </table:table-cell>
          <table:table-cell office:value-type="float" office:value="481" calcext:value-type="float">
            <text:p>481</text:p>
          </table:table-cell>
          <table:table-cell table:formula="of:=[.K486]-[.K48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lNoPopFP</text:p>
          </table:table-cell>
          <table:table-cell office:value-type="string" calcext:value-type="string">
            <text:p>=</text:p>
          </table:table-cell>
          <table:table-cell table:formula="of:=&quot;0o&quot; &amp; [.G487]" office:value-type="string" office:string-value="0o742" calcext:value-type="string">
            <text:p>0o742</text:p>
          </table:table-cell>
          <table:table-cell table:formula="of:=&quot;0x&quot; &amp; [.I487]" office:value-type="string" office:string-value="0x1E2" calcext:value-type="string">
            <text:p>0x1E2</text:p>
          </table:table-cell>
          <table:table-cell table:formula="of:=BASE([.K487]; 8)" office:value-type="string" office:string-value="742" calcext:value-type="string">
            <text:p>742</text:p>
          </table:table-cell>
          <table:table-cell/>
          <table:table-cell table:formula="of:=BASE([.K487]; 16)" office:value-type="string" office:string-value="1E2" calcext:value-type="string">
            <text:p>1E2</text:p>
          </table:table-cell>
          <table:table-cell table:formula="of:=[.C487] &amp; &quot; = &quot; &amp; [.E487] &amp; &quot;, // &quot; &amp; [.F487] &amp; &quot; --- &quot; &amp; [.K487]" office:value-type="string" office:string-value="EqlNoPopFP = 0o742, // 0x1E2 --- 482" calcext:value-type="string">
            <text:p>EqlNoPopFP = 0o742, // 0x1E2 --- 482</text:p>
          </table:table-cell>
          <table:table-cell office:value-type="float" office:value="482" calcext:value-type="float">
            <text:p>482</text:p>
          </table:table-cell>
          <table:table-cell table:formula="of:=[.K487]-[.K48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lNoPopLP</text:p>
          </table:table-cell>
          <table:table-cell office:value-type="string" calcext:value-type="string">
            <text:p>=</text:p>
          </table:table-cell>
          <table:table-cell table:formula="of:=&quot;0o&quot; &amp; [.G488]" office:value-type="string" office:string-value="0o743" calcext:value-type="string">
            <text:p>0o743</text:p>
          </table:table-cell>
          <table:table-cell table:formula="of:=&quot;0x&quot; &amp; [.I488]" office:value-type="string" office:string-value="0x1E3" calcext:value-type="string">
            <text:p>0x1E3</text:p>
          </table:table-cell>
          <table:table-cell table:formula="of:=BASE([.K488]; 8)" office:value-type="string" office:string-value="743" calcext:value-type="string">
            <text:p>743</text:p>
          </table:table-cell>
          <table:table-cell/>
          <table:table-cell table:formula="of:=BASE([.K488]; 16)" office:value-type="string" office:string-value="1E3" calcext:value-type="string">
            <text:p>1E3</text:p>
          </table:table-cell>
          <table:table-cell table:formula="of:=[.C488] &amp; &quot; = &quot; &amp; [.E488] &amp; &quot;, // &quot; &amp; [.F488] &amp; &quot; --- &quot; &amp; [.K488]" office:value-type="string" office:string-value="EqlNoPopLP = 0o743, // 0x1E3 --- 483" calcext:value-type="string">
            <text:p>EqlNoPopLP = 0o743, // 0x1E3 --- 483</text:p>
          </table:table-cell>
          <table:table-cell office:value-type="float" office:value="483" calcext:value-type="float">
            <text:p>483</text:p>
          </table:table-cell>
          <table:table-cell table:formula="of:=[.K488]-[.K48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lNoPopSP</text:p>
          </table:table-cell>
          <table:table-cell office:value-type="string" calcext:value-type="string">
            <text:p>=</text:p>
          </table:table-cell>
          <table:table-cell table:formula="of:=&quot;0o&quot; &amp; [.G489]" office:value-type="string" office:string-value="0o744" calcext:value-type="string">
            <text:p>0o744</text:p>
          </table:table-cell>
          <table:table-cell table:formula="of:=&quot;0x&quot; &amp; [.I489]" office:value-type="string" office:string-value="0x1E4" calcext:value-type="string">
            <text:p>0x1E4</text:p>
          </table:table-cell>
          <table:table-cell table:formula="of:=BASE([.K489]; 8)" office:value-type="string" office:string-value="744" calcext:value-type="string">
            <text:p>744</text:p>
          </table:table-cell>
          <table:table-cell/>
          <table:table-cell table:formula="of:=BASE([.K489]; 16)" office:value-type="string" office:string-value="1E4" calcext:value-type="string">
            <text:p>1E4</text:p>
          </table:table-cell>
          <table:table-cell table:formula="of:=[.C489] &amp; &quot; = &quot; &amp; [.E489] &amp; &quot;, // &quot; &amp; [.F489] &amp; &quot; --- &quot; &amp; [.K489]" office:value-type="string" office:string-value="EqlNoPopSP = 0o744, // 0x1E4 --- 484" calcext:value-type="string">
            <text:p>EqlNoPopSP = 0o744, // 0x1E4 --- 484</text:p>
          </table:table-cell>
          <table:table-cell office:value-type="float" office:value="484" calcext:value-type="float">
            <text:p>484</text:p>
          </table:table-cell>
          <table:table-cell table:formula="of:=[.K489]-[.K48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lNoPopImmediate</text:p>
          </table:table-cell>
          <table:table-cell office:value-type="string" calcext:value-type="string">
            <text:p>=</text:p>
          </table:table-cell>
          <table:table-cell table:formula="of:=&quot;0o&quot; &amp; [.G490]" office:value-type="string" office:string-value="0o745" calcext:value-type="string">
            <text:p>0o745</text:p>
          </table:table-cell>
          <table:table-cell table:formula="of:=&quot;0x&quot; &amp; [.I490]" office:value-type="string" office:string-value="0x1E5" calcext:value-type="string">
            <text:p>0x1E5</text:p>
          </table:table-cell>
          <table:table-cell table:formula="of:=BASE([.K490]; 8)" office:value-type="string" office:string-value="745" calcext:value-type="string">
            <text:p>745</text:p>
          </table:table-cell>
          <table:table-cell/>
          <table:table-cell table:formula="of:=BASE([.K490]; 16)" office:value-type="string" office:string-value="1E5" calcext:value-type="string">
            <text:p>1E5</text:p>
          </table:table-cell>
          <table:table-cell table:formula="of:=[.C490] &amp; &quot; = &quot; &amp; [.E490] &amp; &quot;, // &quot; &amp; [.F490] &amp; &quot; --- &quot; &amp; [.K490]" office:value-type="string" office:string-value="EqlNoPopImmediate = 0o745, // 0x1E5 --- 485" calcext:value-type="string">
            <text:p>EqlNoPopImmediate = 0o745, // 0x1E5 --- 485</text:p>
          </table:table-cell>
          <table:table-cell office:value-type="float" office:value="485" calcext:value-type="float">
            <text:p>485</text:p>
          </table:table-cell>
          <table:table-cell table:formula="of:=[.K490]-[.K48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lNoPopPop</text:p>
          </table:table-cell>
          <table:table-cell office:value-type="string" calcext:value-type="string">
            <text:p>=</text:p>
          </table:table-cell>
          <table:table-cell table:formula="of:=&quot;0o&quot; &amp; [.G491]" office:value-type="string" office:string-value="0o746" calcext:value-type="string">
            <text:p>0o746</text:p>
          </table:table-cell>
          <table:table-cell table:formula="of:=&quot;0x&quot; &amp; [.I491]" office:value-type="string" office:string-value="0x1E6" calcext:value-type="string">
            <text:p>0x1E6</text:p>
          </table:table-cell>
          <table:table-cell table:formula="of:=BASE([.K491]; 8)" office:value-type="string" office:string-value="746" calcext:value-type="string">
            <text:p>746</text:p>
          </table:table-cell>
          <table:table-cell/>
          <table:table-cell table:formula="of:=BASE([.K491]; 16)" office:value-type="string" office:string-value="1E6" calcext:value-type="string">
            <text:p>1E6</text:p>
          </table:table-cell>
          <table:table-cell table:formula="of:=[.C491] &amp; &quot; = &quot; &amp; [.E491] &amp; &quot;, // &quot; &amp; [.F491] &amp; &quot; --- &quot; &amp; [.K491]" office:value-type="string" office:string-value="EqlNoPopPop = 0o746, // 0x1E6 --- 486" calcext:value-type="string">
            <text:p>EqlNoPopPop = 0o746, // 0x1E6 --- 486</text:p>
          </table:table-cell>
          <table:table-cell office:value-type="float" office:value="486" calcext:value-type="float">
            <text:p>486</text:p>
          </table:table-cell>
          <table:table-cell table:formula="of:=[.K491]-[.K49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FP</text:p>
          </table:table-cell>
          <table:table-cell office:value-type="string" calcext:value-type="string">
            <text:p>=</text:p>
          </table:table-cell>
          <table:table-cell table:formula="of:=&quot;0o&quot; &amp; [.G492]" office:value-type="string" office:string-value="0o747" calcext:value-type="string">
            <text:p>0o747</text:p>
          </table:table-cell>
          <table:table-cell table:formula="of:=&quot;0x&quot; &amp; [.I492]" office:value-type="string" office:string-value="0x1E7" calcext:value-type="string">
            <text:p>0x1E7</text:p>
          </table:table-cell>
          <table:table-cell table:formula="of:=BASE([.K492]; 8)" office:value-type="string" office:string-value="747" calcext:value-type="string">
            <text:p>747</text:p>
          </table:table-cell>
          <table:table-cell/>
          <table:table-cell table:formula="of:=BASE([.K492]; 16)" office:value-type="string" office:string-value="1E7" calcext:value-type="string">
            <text:p>1E7</text:p>
          </table:table-cell>
          <table:table-cell table:formula="of:=[.C492] &amp; &quot; = &quot; &amp; [.E492] &amp; &quot;, // &quot; &amp; [.F492] &amp; &quot; --- &quot; &amp; [.K492]" office:value-type="string" office:string-value="EqFP = 0o747, // 0x1E7 --- 487" calcext:value-type="string">
            <text:p>EqFP = 0o747, // 0x1E7 --- 487</text:p>
          </table:table-cell>
          <table:table-cell office:value-type="float" office:value="487" calcext:value-type="float">
            <text:p>487</text:p>
          </table:table-cell>
          <table:table-cell table:formula="of:=[.K492]-[.K49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LP</text:p>
          </table:table-cell>
          <table:table-cell office:value-type="string" calcext:value-type="string">
            <text:p>=</text:p>
          </table:table-cell>
          <table:table-cell table:formula="of:=&quot;0o&quot; &amp; [.G493]" office:value-type="string" office:string-value="0o750" calcext:value-type="string">
            <text:p>0o750</text:p>
          </table:table-cell>
          <table:table-cell table:formula="of:=&quot;0x&quot; &amp; [.I493]" office:value-type="string" office:string-value="0x1E8" calcext:value-type="string">
            <text:p>0x1E8</text:p>
          </table:table-cell>
          <table:table-cell table:formula="of:=BASE([.K493]; 8)" office:value-type="string" office:string-value="750" calcext:value-type="string">
            <text:p>750</text:p>
          </table:table-cell>
          <table:table-cell/>
          <table:table-cell table:formula="of:=BASE([.K493]; 16)" office:value-type="string" office:string-value="1E8" calcext:value-type="string">
            <text:p>1E8</text:p>
          </table:table-cell>
          <table:table-cell table:formula="of:=[.C493] &amp; &quot; = &quot; &amp; [.E493] &amp; &quot;, // &quot; &amp; [.F493] &amp; &quot; --- &quot; &amp; [.K493]" office:value-type="string" office:string-value="EqLP = 0o750, // 0x1E8 --- 488" calcext:value-type="string">
            <text:p>EqLP = 0o750, // 0x1E8 --- 488</text:p>
          </table:table-cell>
          <table:table-cell office:value-type="float" office:value="488" calcext:value-type="float">
            <text:p>488</text:p>
          </table:table-cell>
          <table:table-cell table:formula="of:=[.K493]-[.K49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SP</text:p>
          </table:table-cell>
          <table:table-cell office:value-type="string" calcext:value-type="string">
            <text:p>=</text:p>
          </table:table-cell>
          <table:table-cell table:formula="of:=&quot;0o&quot; &amp; [.G494]" office:value-type="string" office:string-value="0o751" calcext:value-type="string">
            <text:p>0o751</text:p>
          </table:table-cell>
          <table:table-cell table:formula="of:=&quot;0x&quot; &amp; [.I494]" office:value-type="string" office:string-value="0x1E9" calcext:value-type="string">
            <text:p>0x1E9</text:p>
          </table:table-cell>
          <table:table-cell table:formula="of:=BASE([.K494]; 8)" office:value-type="string" office:string-value="751" calcext:value-type="string">
            <text:p>751</text:p>
          </table:table-cell>
          <table:table-cell/>
          <table:table-cell table:formula="of:=BASE([.K494]; 16)" office:value-type="string" office:string-value="1E9" calcext:value-type="string">
            <text:p>1E9</text:p>
          </table:table-cell>
          <table:table-cell table:formula="of:=[.C494] &amp; &quot; = &quot; &amp; [.E494] &amp; &quot;, // &quot; &amp; [.F494] &amp; &quot; --- &quot; &amp; [.K494]" office:value-type="string" office:string-value="EqSP = 0o751, // 0x1E9 --- 489" calcext:value-type="string">
            <text:p>EqSP = 0o751, // 0x1E9 --- 489</text:p>
          </table:table-cell>
          <table:table-cell office:value-type="float" office:value="489" calcext:value-type="float">
            <text:p>489</text:p>
          </table:table-cell>
          <table:table-cell table:formula="of:=[.K494]-[.K49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Immediate</text:p>
          </table:table-cell>
          <table:table-cell office:value-type="string" calcext:value-type="string">
            <text:p>=</text:p>
          </table:table-cell>
          <table:table-cell table:formula="of:=&quot;0o&quot; &amp; [.G495]" office:value-type="string" office:string-value="0o752" calcext:value-type="string">
            <text:p>0o752</text:p>
          </table:table-cell>
          <table:table-cell table:formula="of:=&quot;0x&quot; &amp; [.I495]" office:value-type="string" office:string-value="0x1EA" calcext:value-type="string">
            <text:p>0x1EA</text:p>
          </table:table-cell>
          <table:table-cell table:formula="of:=BASE([.K495]; 8)" office:value-type="string" office:string-value="752" calcext:value-type="string">
            <text:p>752</text:p>
          </table:table-cell>
          <table:table-cell/>
          <table:table-cell table:formula="of:=BASE([.K495]; 16)" office:value-type="string" office:string-value="1EA" calcext:value-type="string">
            <text:p>1EA</text:p>
          </table:table-cell>
          <table:table-cell table:formula="of:=[.C495] &amp; &quot; = &quot; &amp; [.E495] &amp; &quot;, // &quot; &amp; [.F495] &amp; &quot; --- &quot; &amp; [.K495]" office:value-type="string" office:string-value="EqImmediate = 0o752, // 0x1EA --- 490" calcext:value-type="string">
            <text:p>EqImmediate = 0o752, // 0x1EA --- 490</text:p>
          </table:table-cell>
          <table:table-cell office:value-type="float" office:value="490" calcext:value-type="float">
            <text:p>490</text:p>
          </table:table-cell>
          <table:table-cell table:formula="of:=[.K495]-[.K49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Pop</text:p>
          </table:table-cell>
          <table:table-cell office:value-type="string" calcext:value-type="string">
            <text:p>=</text:p>
          </table:table-cell>
          <table:table-cell table:formula="of:=&quot;0o&quot; &amp; [.G496]" office:value-type="string" office:string-value="0o753" calcext:value-type="string">
            <text:p>0o753</text:p>
          </table:table-cell>
          <table:table-cell table:formula="of:=&quot;0x&quot; &amp; [.I496]" office:value-type="string" office:string-value="0x1EB" calcext:value-type="string">
            <text:p>0x1EB</text:p>
          </table:table-cell>
          <table:table-cell table:formula="of:=BASE([.K496]; 8)" office:value-type="string" office:string-value="753" calcext:value-type="string">
            <text:p>753</text:p>
          </table:table-cell>
          <table:table-cell/>
          <table:table-cell table:formula="of:=BASE([.K496]; 16)" office:value-type="string" office:string-value="1EB" calcext:value-type="string">
            <text:p>1EB</text:p>
          </table:table-cell>
          <table:table-cell table:formula="of:=[.C496] &amp; &quot; = &quot; &amp; [.E496] &amp; &quot;, // &quot; &amp; [.F496] &amp; &quot; --- &quot; &amp; [.K496]" office:value-type="string" office:string-value="EqPop = 0o753, // 0x1EB --- 491" calcext:value-type="string">
            <text:p>EqPop = 0o753, // 0x1EB --- 491</text:p>
          </table:table-cell>
          <table:table-cell office:value-type="float" office:value="491" calcext:value-type="float">
            <text:p>491</text:p>
          </table:table-cell>
          <table:table-cell table:formula="of:=[.K496]-[.K49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testFP</text:p>
          </table:table-cell>
          <table:table-cell office:value-type="string" calcext:value-type="string">
            <text:p>=</text:p>
          </table:table-cell>
          <table:table-cell table:formula="of:=&quot;0o&quot; &amp; [.G497]" office:value-type="string" office:string-value="0o754" calcext:value-type="string">
            <text:p>0o754</text:p>
          </table:table-cell>
          <table:table-cell table:formula="of:=&quot;0x&quot; &amp; [.I497]" office:value-type="string" office:string-value="0x1EC" calcext:value-type="string">
            <text:p>0x1EC</text:p>
          </table:table-cell>
          <table:table-cell table:formula="of:=BASE([.K497]; 8)" office:value-type="string" office:string-value="754" calcext:value-type="string">
            <text:p>754</text:p>
          </table:table-cell>
          <table:table-cell/>
          <table:table-cell table:formula="of:=BASE([.K497]; 16)" office:value-type="string" office:string-value="1EC" calcext:value-type="string">
            <text:p>1EC</text:p>
          </table:table-cell>
          <table:table-cell table:formula="of:=[.C497] &amp; &quot; = &quot; &amp; [.E497] &amp; &quot;, // &quot; &amp; [.F497] &amp; &quot; --- &quot; &amp; [.K497]" office:value-type="string" office:string-value="LogtestFP = 0o754, // 0x1EC --- 492" calcext:value-type="string">
            <text:p>LogtestFP = 0o754, // 0x1EC --- 492</text:p>
          </table:table-cell>
          <table:table-cell office:value-type="float" office:value="492" calcext:value-type="float">
            <text:p>492</text:p>
          </table:table-cell>
          <table:table-cell table:formula="of:=[.K497]-[.K49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testLP</text:p>
          </table:table-cell>
          <table:table-cell office:value-type="string" calcext:value-type="string">
            <text:p>=</text:p>
          </table:table-cell>
          <table:table-cell table:formula="of:=&quot;0o&quot; &amp; [.G498]" office:value-type="string" office:string-value="0o755" calcext:value-type="string">
            <text:p>0o755</text:p>
          </table:table-cell>
          <table:table-cell table:formula="of:=&quot;0x&quot; &amp; [.I498]" office:value-type="string" office:string-value="0x1ED" calcext:value-type="string">
            <text:p>0x1ED</text:p>
          </table:table-cell>
          <table:table-cell table:formula="of:=BASE([.K498]; 8)" office:value-type="string" office:string-value="755" calcext:value-type="string">
            <text:p>755</text:p>
          </table:table-cell>
          <table:table-cell/>
          <table:table-cell table:formula="of:=BASE([.K498]; 16)" office:value-type="string" office:string-value="1ED" calcext:value-type="string">
            <text:p>1ED</text:p>
          </table:table-cell>
          <table:table-cell table:formula="of:=[.C498] &amp; &quot; = &quot; &amp; [.E498] &amp; &quot;, // &quot; &amp; [.F498] &amp; &quot; --- &quot; &amp; [.K498]" office:value-type="string" office:string-value="LogtestLP = 0o755, // 0x1ED --- 493" calcext:value-type="string">
            <text:p>LogtestLP = 0o755, // 0x1ED --- 493</text:p>
          </table:table-cell>
          <table:table-cell office:value-type="float" office:value="493" calcext:value-type="float">
            <text:p>493</text:p>
          </table:table-cell>
          <table:table-cell table:formula="of:=[.K498]-[.K49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testSP</text:p>
          </table:table-cell>
          <table:table-cell office:value-type="string" calcext:value-type="string">
            <text:p>=</text:p>
          </table:table-cell>
          <table:table-cell table:formula="of:=&quot;0o&quot; &amp; [.G499]" office:value-type="string" office:string-value="0o756" calcext:value-type="string">
            <text:p>0o756</text:p>
          </table:table-cell>
          <table:table-cell table:formula="of:=&quot;0x&quot; &amp; [.I499]" office:value-type="string" office:string-value="0x1EE" calcext:value-type="string">
            <text:p>0x1EE</text:p>
          </table:table-cell>
          <table:table-cell table:formula="of:=BASE([.K499]; 8)" office:value-type="string" office:string-value="756" calcext:value-type="string">
            <text:p>756</text:p>
          </table:table-cell>
          <table:table-cell/>
          <table:table-cell table:formula="of:=BASE([.K499]; 16)" office:value-type="string" office:string-value="1EE" calcext:value-type="string">
            <text:p>1EE</text:p>
          </table:table-cell>
          <table:table-cell table:formula="of:=[.C499] &amp; &quot; = &quot; &amp; [.E499] &amp; &quot;, // &quot; &amp; [.F499] &amp; &quot; --- &quot; &amp; [.K499]" office:value-type="string" office:string-value="LogtestSP = 0o756, // 0x1EE --- 494" calcext:value-type="string">
            <text:p>LogtestSP = 0o756, // 0x1EE --- 494</text:p>
          </table:table-cell>
          <table:table-cell office:value-type="float" office:value="494" calcext:value-type="float">
            <text:p>494</text:p>
          </table:table-cell>
          <table:table-cell table:formula="of:=[.K499]-[.K49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testImmediate</text:p>
          </table:table-cell>
          <table:table-cell office:value-type="string" calcext:value-type="string">
            <text:p>=</text:p>
          </table:table-cell>
          <table:table-cell table:formula="of:=&quot;0o&quot; &amp; [.G500]" office:value-type="string" office:string-value="0o757" calcext:value-type="string">
            <text:p>0o757</text:p>
          </table:table-cell>
          <table:table-cell table:formula="of:=&quot;0x&quot; &amp; [.I500]" office:value-type="string" office:string-value="0x1EF" calcext:value-type="string">
            <text:p>0x1EF</text:p>
          </table:table-cell>
          <table:table-cell table:formula="of:=BASE([.K500]; 8)" office:value-type="string" office:string-value="757" calcext:value-type="string">
            <text:p>757</text:p>
          </table:table-cell>
          <table:table-cell/>
          <table:table-cell table:formula="of:=BASE([.K500]; 16)" office:value-type="string" office:string-value="1EF" calcext:value-type="string">
            <text:p>1EF</text:p>
          </table:table-cell>
          <table:table-cell table:formula="of:=[.C500] &amp; &quot; = &quot; &amp; [.E500] &amp; &quot;, // &quot; &amp; [.F500] &amp; &quot; --- &quot; &amp; [.K500]" office:value-type="string" office:string-value="LogtestImmediate = 0o757, // 0x1EF --- 495" calcext:value-type="string">
            <text:p>LogtestImmediate = 0o757, // 0x1EF --- 495</text:p>
          </table:table-cell>
          <table:table-cell office:value-type="float" office:value="495" calcext:value-type="float">
            <text:p>495</text:p>
          </table:table-cell>
          <table:table-cell table:formula="of:=[.K500]-[.K49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testPop</text:p>
          </table:table-cell>
          <table:table-cell office:value-type="string" calcext:value-type="string">
            <text:p>=</text:p>
          </table:table-cell>
          <table:table-cell table:formula="of:=&quot;0o&quot; &amp; [.G501]" office:value-type="string" office:string-value="0o760" calcext:value-type="string">
            <text:p>0o760</text:p>
          </table:table-cell>
          <table:table-cell table:formula="of:=&quot;0x&quot; &amp; [.I501]" office:value-type="string" office:string-value="0x1F0" calcext:value-type="string">
            <text:p>0x1F0</text:p>
          </table:table-cell>
          <table:table-cell table:formula="of:=BASE([.K501]; 8)" office:value-type="string" office:string-value="760" calcext:value-type="string">
            <text:p>760</text:p>
          </table:table-cell>
          <table:table-cell/>
          <table:table-cell table:formula="of:=BASE([.K501]; 16)" office:value-type="string" office:string-value="1F0" calcext:value-type="string">
            <text:p>1F0</text:p>
          </table:table-cell>
          <table:table-cell table:formula="of:=[.C501] &amp; &quot; = &quot; &amp; [.E501] &amp; &quot;, // &quot; &amp; [.F501] &amp; &quot; --- &quot; &amp; [.K501]" office:value-type="string" office:string-value="LogtestPop = 0o760, // 0x1F0 --- 496" calcext:value-type="string">
            <text:p>LogtestPop = 0o760, // 0x1F0 --- 496</text:p>
          </table:table-cell>
          <table:table-cell office:value-type="float" office:value="496" calcext:value-type="float">
            <text:p>496</text:p>
          </table:table-cell>
          <table:table-cell table:formula="of:=[.K501]-[.K50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NoPopFP</text:p>
          </table:table-cell>
          <table:table-cell office:value-type="string" calcext:value-type="string">
            <text:p>=</text:p>
          </table:table-cell>
          <table:table-cell table:formula="of:=&quot;0o&quot; &amp; [.G502]" office:value-type="string" office:string-value="0o761" calcext:value-type="string">
            <text:p>0o761</text:p>
          </table:table-cell>
          <table:table-cell table:formula="of:=&quot;0x&quot; &amp; [.I502]" office:value-type="string" office:string-value="0x1F1" calcext:value-type="string">
            <text:p>0x1F1</text:p>
          </table:table-cell>
          <table:table-cell table:formula="of:=BASE([.K502]; 8)" office:value-type="string" office:string-value="761" calcext:value-type="string">
            <text:p>761</text:p>
          </table:table-cell>
          <table:table-cell/>
          <table:table-cell table:formula="of:=BASE([.K502]; 16)" office:value-type="string" office:string-value="1F1" calcext:value-type="string">
            <text:p>1F1</text:p>
          </table:table-cell>
          <table:table-cell table:formula="of:=[.C502] &amp; &quot; = &quot; &amp; [.E502] &amp; &quot;, // &quot; &amp; [.F502] &amp; &quot; --- &quot; &amp; [.K502]" office:value-type="string" office:string-value="EqNoPopFP = 0o761, // 0x1F1 --- 497" calcext:value-type="string">
            <text:p>EqNoPopFP = 0o761, // 0x1F1 --- 497</text:p>
          </table:table-cell>
          <table:table-cell office:value-type="float" office:value="497" calcext:value-type="float">
            <text:p>497</text:p>
          </table:table-cell>
          <table:table-cell table:formula="of:=[.K502]-[.K50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NoPopLP</text:p>
          </table:table-cell>
          <table:table-cell office:value-type="string" calcext:value-type="string">
            <text:p>=</text:p>
          </table:table-cell>
          <table:table-cell table:formula="of:=&quot;0o&quot; &amp; [.G503]" office:value-type="string" office:string-value="0o762" calcext:value-type="string">
            <text:p>0o762</text:p>
          </table:table-cell>
          <table:table-cell table:formula="of:=&quot;0x&quot; &amp; [.I503]" office:value-type="string" office:string-value="0x1F2" calcext:value-type="string">
            <text:p>0x1F2</text:p>
          </table:table-cell>
          <table:table-cell table:formula="of:=BASE([.K503]; 8)" office:value-type="string" office:string-value="762" calcext:value-type="string">
            <text:p>762</text:p>
          </table:table-cell>
          <table:table-cell/>
          <table:table-cell table:formula="of:=BASE([.K503]; 16)" office:value-type="string" office:string-value="1F2" calcext:value-type="string">
            <text:p>1F2</text:p>
          </table:table-cell>
          <table:table-cell table:formula="of:=[.C503] &amp; &quot; = &quot; &amp; [.E503] &amp; &quot;, // &quot; &amp; [.F503] &amp; &quot; --- &quot; &amp; [.K503]" office:value-type="string" office:string-value="EqNoPopLP = 0o762, // 0x1F2 --- 498" calcext:value-type="string">
            <text:p>EqNoPopLP = 0o762, // 0x1F2 --- 498</text:p>
          </table:table-cell>
          <table:table-cell office:value-type="float" office:value="498" calcext:value-type="float">
            <text:p>498</text:p>
          </table:table-cell>
          <table:table-cell table:formula="of:=[.K503]-[.K50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NoPopSP</text:p>
          </table:table-cell>
          <table:table-cell office:value-type="string" calcext:value-type="string">
            <text:p>=</text:p>
          </table:table-cell>
          <table:table-cell table:formula="of:=&quot;0o&quot; &amp; [.G504]" office:value-type="string" office:string-value="0o763" calcext:value-type="string">
            <text:p>0o763</text:p>
          </table:table-cell>
          <table:table-cell table:formula="of:=&quot;0x&quot; &amp; [.I504]" office:value-type="string" office:string-value="0x1F3" calcext:value-type="string">
            <text:p>0x1F3</text:p>
          </table:table-cell>
          <table:table-cell table:formula="of:=BASE([.K504]; 8)" office:value-type="string" office:string-value="763" calcext:value-type="string">
            <text:p>763</text:p>
          </table:table-cell>
          <table:table-cell/>
          <table:table-cell table:formula="of:=BASE([.K504]; 16)" office:value-type="string" office:string-value="1F3" calcext:value-type="string">
            <text:p>1F3</text:p>
          </table:table-cell>
          <table:table-cell table:formula="of:=[.C504] &amp; &quot; = &quot; &amp; [.E504] &amp; &quot;, // &quot; &amp; [.F504] &amp; &quot; --- &quot; &amp; [.K504]" office:value-type="string" office:string-value="EqNoPopSP = 0o763, // 0x1F3 --- 499" calcext:value-type="string">
            <text:p>EqNoPopSP = 0o763, // 0x1F3 --- 499</text:p>
          </table:table-cell>
          <table:table-cell office:value-type="float" office:value="499" calcext:value-type="float">
            <text:p>499</text:p>
          </table:table-cell>
          <table:table-cell table:formula="of:=[.K504]-[.K50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NoPopImmediate</text:p>
          </table:table-cell>
          <table:table-cell office:value-type="string" calcext:value-type="string">
            <text:p>=</text:p>
          </table:table-cell>
          <table:table-cell table:formula="of:=&quot;0o&quot; &amp; [.G505]" office:value-type="string" office:string-value="0o764" calcext:value-type="string">
            <text:p>0o764</text:p>
          </table:table-cell>
          <table:table-cell table:formula="of:=&quot;0x&quot; &amp; [.I505]" office:value-type="string" office:string-value="0x1F4" calcext:value-type="string">
            <text:p>0x1F4</text:p>
          </table:table-cell>
          <table:table-cell table:formula="of:=BASE([.K505]; 8)" office:value-type="string" office:string-value="764" calcext:value-type="string">
            <text:p>764</text:p>
          </table:table-cell>
          <table:table-cell/>
          <table:table-cell table:formula="of:=BASE([.K505]; 16)" office:value-type="string" office:string-value="1F4" calcext:value-type="string">
            <text:p>1F4</text:p>
          </table:table-cell>
          <table:table-cell table:formula="of:=[.C505] &amp; &quot; = &quot; &amp; [.E505] &amp; &quot;, // &quot; &amp; [.F505] &amp; &quot; --- &quot; &amp; [.K505]" office:value-type="string" office:string-value="EqNoPopImmediate = 0o764, // 0x1F4 --- 500" calcext:value-type="string">
            <text:p>EqNoPopImmediate = 0o764, // 0x1F4 --- 500</text:p>
          </table:table-cell>
          <table:table-cell office:value-type="float" office:value="500" calcext:value-type="float">
            <text:p>500</text:p>
          </table:table-cell>
          <table:table-cell table:formula="of:=[.K505]-[.K50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EqNoPopPop</text:p>
          </table:table-cell>
          <table:table-cell office:value-type="string" calcext:value-type="string">
            <text:p>=</text:p>
          </table:table-cell>
          <table:table-cell table:formula="of:=&quot;0o&quot; &amp; [.G506]" office:value-type="string" office:string-value="0o765" calcext:value-type="string">
            <text:p>0o765</text:p>
          </table:table-cell>
          <table:table-cell table:formula="of:=&quot;0x&quot; &amp; [.I506]" office:value-type="string" office:string-value="0x1F5" calcext:value-type="string">
            <text:p>0x1F5</text:p>
          </table:table-cell>
          <table:table-cell table:formula="of:=BASE([.K506]; 8)" office:value-type="string" office:string-value="765" calcext:value-type="string">
            <text:p>765</text:p>
          </table:table-cell>
          <table:table-cell/>
          <table:table-cell table:formula="of:=BASE([.K506]; 16)" office:value-type="string" office:string-value="1F5" calcext:value-type="string">
            <text:p>1F5</text:p>
          </table:table-cell>
          <table:table-cell table:formula="of:=[.C506] &amp; &quot; = &quot; &amp; [.E506] &amp; &quot;, // &quot; &amp; [.F506] &amp; &quot; --- &quot; &amp; [.K506]" office:value-type="string" office:string-value="EqNoPopPop = 0o765, // 0x1F5 --- 501" calcext:value-type="string">
            <text:p>EqNoPopPop = 0o765, // 0x1F5 --- 501</text:p>
          </table:table-cell>
          <table:table-cell office:value-type="float" office:value="501" calcext:value-type="float">
            <text:p>501</text:p>
          </table:table-cell>
          <table:table-cell table:formula="of:=[.K506]-[.K50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testNoPopFP</text:p>
          </table:table-cell>
          <table:table-cell office:value-type="string" calcext:value-type="string">
            <text:p>=</text:p>
          </table:table-cell>
          <table:table-cell table:formula="of:=&quot;0o&quot; &amp; [.G507]" office:value-type="string" office:string-value="0o766" calcext:value-type="string">
            <text:p>0o766</text:p>
          </table:table-cell>
          <table:table-cell table:formula="of:=&quot;0x&quot; &amp; [.I507]" office:value-type="string" office:string-value="0x1F6" calcext:value-type="string">
            <text:p>0x1F6</text:p>
          </table:table-cell>
          <table:table-cell table:formula="of:=BASE([.K507]; 8)" office:value-type="string" office:string-value="766" calcext:value-type="string">
            <text:p>766</text:p>
          </table:table-cell>
          <table:table-cell/>
          <table:table-cell table:formula="of:=BASE([.K507]; 16)" office:value-type="string" office:string-value="1F6" calcext:value-type="string">
            <text:p>1F6</text:p>
          </table:table-cell>
          <table:table-cell table:formula="of:=[.C507] &amp; &quot; = &quot; &amp; [.E507] &amp; &quot;, // &quot; &amp; [.F507] &amp; &quot; --- &quot; &amp; [.K507]" office:value-type="string" office:string-value="LogtestNoPopFP = 0o766, // 0x1F6 --- 502" calcext:value-type="string">
            <text:p>LogtestNoPopFP = 0o766, // 0x1F6 --- 502</text:p>
          </table:table-cell>
          <table:table-cell office:value-type="float" office:value="502" calcext:value-type="float">
            <text:p>502</text:p>
          </table:table-cell>
          <table:table-cell table:formula="of:=[.K507]-[.K50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testNoPopLP</text:p>
          </table:table-cell>
          <table:table-cell office:value-type="string" calcext:value-type="string">
            <text:p>=</text:p>
          </table:table-cell>
          <table:table-cell table:formula="of:=&quot;0o&quot; &amp; [.G508]" office:value-type="string" office:string-value="0o767" calcext:value-type="string">
            <text:p>0o767</text:p>
          </table:table-cell>
          <table:table-cell table:formula="of:=&quot;0x&quot; &amp; [.I508]" office:value-type="string" office:string-value="0x1F7" calcext:value-type="string">
            <text:p>0x1F7</text:p>
          </table:table-cell>
          <table:table-cell table:formula="of:=BASE([.K508]; 8)" office:value-type="string" office:string-value="767" calcext:value-type="string">
            <text:p>767</text:p>
          </table:table-cell>
          <table:table-cell/>
          <table:table-cell table:formula="of:=BASE([.K508]; 16)" office:value-type="string" office:string-value="1F7" calcext:value-type="string">
            <text:p>1F7</text:p>
          </table:table-cell>
          <table:table-cell table:formula="of:=[.C508] &amp; &quot; = &quot; &amp; [.E508] &amp; &quot;, // &quot; &amp; [.F508] &amp; &quot; --- &quot; &amp; [.K508]" office:value-type="string" office:string-value="LogtestNoPopLP = 0o767, // 0x1F7 --- 503" calcext:value-type="string">
            <text:p>LogtestNoPopLP = 0o767, // 0x1F7 --- 503</text:p>
          </table:table-cell>
          <table:table-cell office:value-type="float" office:value="503" calcext:value-type="float">
            <text:p>503</text:p>
          </table:table-cell>
          <table:table-cell table:formula="of:=[.K508]-[.K50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testNoPopSP</text:p>
          </table:table-cell>
          <table:table-cell office:value-type="string" calcext:value-type="string">
            <text:p>=</text:p>
          </table:table-cell>
          <table:table-cell table:formula="of:=&quot;0o&quot; &amp; [.G509]" office:value-type="string" office:string-value="0o770" calcext:value-type="string">
            <text:p>0o770</text:p>
          </table:table-cell>
          <table:table-cell table:formula="of:=&quot;0x&quot; &amp; [.I509]" office:value-type="string" office:string-value="0x1F8" calcext:value-type="string">
            <text:p>0x1F8</text:p>
          </table:table-cell>
          <table:table-cell table:formula="of:=BASE([.K509]; 8)" office:value-type="string" office:string-value="770" calcext:value-type="string">
            <text:p>770</text:p>
          </table:table-cell>
          <table:table-cell/>
          <table:table-cell table:formula="of:=BASE([.K509]; 16)" office:value-type="string" office:string-value="1F8" calcext:value-type="string">
            <text:p>1F8</text:p>
          </table:table-cell>
          <table:table-cell table:formula="of:=[.C509] &amp; &quot; = &quot; &amp; [.E509] &amp; &quot;, // &quot; &amp; [.F509] &amp; &quot; --- &quot; &amp; [.K509]" office:value-type="string" office:string-value="LogtestNoPopSP = 0o770, // 0x1F8 --- 504" calcext:value-type="string">
            <text:p>LogtestNoPopSP = 0o770, // 0x1F8 --- 504</text:p>
          </table:table-cell>
          <table:table-cell office:value-type="float" office:value="504" calcext:value-type="float">
            <text:p>504</text:p>
          </table:table-cell>
          <table:table-cell table:formula="of:=[.K509]-[.K50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testNoPopImmediate</text:p>
          </table:table-cell>
          <table:table-cell office:value-type="string" calcext:value-type="string">
            <text:p>=</text:p>
          </table:table-cell>
          <table:table-cell table:formula="of:=&quot;0o&quot; &amp; [.G510]" office:value-type="string" office:string-value="0o771" calcext:value-type="string">
            <text:p>0o771</text:p>
          </table:table-cell>
          <table:table-cell table:formula="of:=&quot;0x&quot; &amp; [.I510]" office:value-type="string" office:string-value="0x1F9" calcext:value-type="string">
            <text:p>0x1F9</text:p>
          </table:table-cell>
          <table:table-cell table:formula="of:=BASE([.K510]; 8)" office:value-type="string" office:string-value="771" calcext:value-type="string">
            <text:p>771</text:p>
          </table:table-cell>
          <table:table-cell/>
          <table:table-cell table:formula="of:=BASE([.K510]; 16)" office:value-type="string" office:string-value="1F9" calcext:value-type="string">
            <text:p>1F9</text:p>
          </table:table-cell>
          <table:table-cell table:formula="of:=[.C510] &amp; &quot; = &quot; &amp; [.E510] &amp; &quot;, // &quot; &amp; [.F510] &amp; &quot; --- &quot; &amp; [.K510]" office:value-type="string" office:string-value="LogtestNoPopImmediate = 0o771, // 0x1F9 --- 505" calcext:value-type="string">
            <text:p>LogtestNoPopImmediate = 0o771, // 0x1F9 --- 505</text:p>
          </table:table-cell>
          <table:table-cell office:value-type="float" office:value="505" calcext:value-type="float">
            <text:p>505</text:p>
          </table:table-cell>
          <table:table-cell table:formula="of:=[.K510]-[.K50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gtestNoPopPop</text:p>
          </table:table-cell>
          <table:table-cell office:value-type="string" calcext:value-type="string">
            <text:p>=</text:p>
          </table:table-cell>
          <table:table-cell table:formula="of:=&quot;0o&quot; &amp; [.G511]" office:value-type="string" office:string-value="0o772" calcext:value-type="string">
            <text:p>0o772</text:p>
          </table:table-cell>
          <table:table-cell table:formula="of:=&quot;0x&quot; &amp; [.I511]" office:value-type="string" office:string-value="0x1FA" calcext:value-type="string">
            <text:p>0x1FA</text:p>
          </table:table-cell>
          <table:table-cell table:formula="of:=BASE([.K511]; 8)" office:value-type="string" office:string-value="772" calcext:value-type="string">
            <text:p>772</text:p>
          </table:table-cell>
          <table:table-cell/>
          <table:table-cell table:formula="of:=BASE([.K511]; 16)" office:value-type="string" office:string-value="1FA" calcext:value-type="string">
            <text:p>1FA</text:p>
          </table:table-cell>
          <table:table-cell table:formula="of:=[.C511] &amp; &quot; = &quot; &amp; [.E511] &amp; &quot;, // &quot; &amp; [.F511] &amp; &quot; --- &quot; &amp; [.K511]" office:value-type="string" office:string-value="LogtestNoPopPop = 0o772, // 0x1FA --- 506" calcext:value-type="string">
            <text:p>LogtestNoPopPop = 0o772, // 0x1FA --- 506</text:p>
          </table:table-cell>
          <table:table-cell office:value-type="float" office:value="506" calcext:value-type="float">
            <text:p>506</text:p>
          </table:table-cell>
          <table:table-cell table:formula="of:=[.K511]-[.K51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ddFP</text:p>
          </table:table-cell>
          <table:table-cell office:value-type="string" calcext:value-type="string">
            <text:p>=</text:p>
          </table:table-cell>
          <table:table-cell table:formula="of:=&quot;0o&quot; &amp; [.G512]" office:value-type="string" office:string-value="0o773" calcext:value-type="string">
            <text:p>0o773</text:p>
          </table:table-cell>
          <table:table-cell table:formula="of:=&quot;0x&quot; &amp; [.I512]" office:value-type="string" office:string-value="0x1FB" calcext:value-type="string">
            <text:p>0x1FB</text:p>
          </table:table-cell>
          <table:table-cell table:formula="of:=BASE([.K512]; 8)" office:value-type="string" office:string-value="773" calcext:value-type="string">
            <text:p>773</text:p>
          </table:table-cell>
          <table:table-cell/>
          <table:table-cell table:formula="of:=BASE([.K512]; 16)" office:value-type="string" office:string-value="1FB" calcext:value-type="string">
            <text:p>1FB</text:p>
          </table:table-cell>
          <table:table-cell table:formula="of:=[.C512] &amp; &quot; = &quot; &amp; [.E512] &amp; &quot;, // &quot; &amp; [.F512] &amp; &quot; --- &quot; &amp; [.K512]" office:value-type="string" office:string-value="AddFP = 0o773, // 0x1FB --- 507" calcext:value-type="string">
            <text:p>AddFP = 0o773, // 0x1FB --- 507</text:p>
          </table:table-cell>
          <table:table-cell office:value-type="float" office:value="507" calcext:value-type="float">
            <text:p>507</text:p>
          </table:table-cell>
          <table:table-cell table:formula="of:=[.K512]-[.K51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ddLP</text:p>
          </table:table-cell>
          <table:table-cell office:value-type="string" calcext:value-type="string">
            <text:p>=</text:p>
          </table:table-cell>
          <table:table-cell table:formula="of:=&quot;0o&quot; &amp; [.G513]" office:value-type="string" office:string-value="0o774" calcext:value-type="string">
            <text:p>0o774</text:p>
          </table:table-cell>
          <table:table-cell table:formula="of:=&quot;0x&quot; &amp; [.I513]" office:value-type="string" office:string-value="0x1FC" calcext:value-type="string">
            <text:p>0x1FC</text:p>
          </table:table-cell>
          <table:table-cell table:formula="of:=BASE([.K513]; 8)" office:value-type="string" office:string-value="774" calcext:value-type="string">
            <text:p>774</text:p>
          </table:table-cell>
          <table:table-cell/>
          <table:table-cell table:formula="of:=BASE([.K513]; 16)" office:value-type="string" office:string-value="1FC" calcext:value-type="string">
            <text:p>1FC</text:p>
          </table:table-cell>
          <table:table-cell table:formula="of:=[.C513] &amp; &quot; = &quot; &amp; [.E513] &amp; &quot;, // &quot; &amp; [.F513] &amp; &quot; --- &quot; &amp; [.K513]" office:value-type="string" office:string-value="AddLP = 0o774, // 0x1FC --- 508" calcext:value-type="string">
            <text:p>AddLP = 0o774, // 0x1FC --- 508</text:p>
          </table:table-cell>
          <table:table-cell office:value-type="float" office:value="508" calcext:value-type="float">
            <text:p>508</text:p>
          </table:table-cell>
          <table:table-cell table:formula="of:=[.K513]-[.K51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ddSP</text:p>
          </table:table-cell>
          <table:table-cell office:value-type="string" calcext:value-type="string">
            <text:p>=</text:p>
          </table:table-cell>
          <table:table-cell table:formula="of:=&quot;0o&quot; &amp; [.G514]" office:value-type="string" office:string-value="0o775" calcext:value-type="string">
            <text:p>0o775</text:p>
          </table:table-cell>
          <table:table-cell table:formula="of:=&quot;0x&quot; &amp; [.I514]" office:value-type="string" office:string-value="0x1FD" calcext:value-type="string">
            <text:p>0x1FD</text:p>
          </table:table-cell>
          <table:table-cell table:formula="of:=BASE([.K514]; 8)" office:value-type="string" office:string-value="775" calcext:value-type="string">
            <text:p>775</text:p>
          </table:table-cell>
          <table:table-cell/>
          <table:table-cell table:formula="of:=BASE([.K514]; 16)" office:value-type="string" office:string-value="1FD" calcext:value-type="string">
            <text:p>1FD</text:p>
          </table:table-cell>
          <table:table-cell table:formula="of:=[.C514] &amp; &quot; = &quot; &amp; [.E514] &amp; &quot;, // &quot; &amp; [.F514] &amp; &quot; --- &quot; &amp; [.K514]" office:value-type="string" office:string-value="AddSP = 0o775, // 0x1FD --- 509" calcext:value-type="string">
            <text:p>AddSP = 0o775, // 0x1FD --- 509</text:p>
          </table:table-cell>
          <table:table-cell office:value-type="float" office:value="509" calcext:value-type="float">
            <text:p>509</text:p>
          </table:table-cell>
          <table:table-cell table:formula="of:=[.K514]-[.K51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ddImmediate</text:p>
          </table:table-cell>
          <table:table-cell office:value-type="string" calcext:value-type="string">
            <text:p>=</text:p>
          </table:table-cell>
          <table:table-cell table:formula="of:=&quot;0o&quot; &amp; [.G515]" office:value-type="string" office:string-value="0o776" calcext:value-type="string">
            <text:p>0o776</text:p>
          </table:table-cell>
          <table:table-cell table:formula="of:=&quot;0x&quot; &amp; [.I515]" office:value-type="string" office:string-value="0x1FE" calcext:value-type="string">
            <text:p>0x1FE</text:p>
          </table:table-cell>
          <table:table-cell table:formula="of:=BASE([.K515]; 8)" office:value-type="string" office:string-value="776" calcext:value-type="string">
            <text:p>776</text:p>
          </table:table-cell>
          <table:table-cell/>
          <table:table-cell table:formula="of:=BASE([.K515]; 16)" office:value-type="string" office:string-value="1FE" calcext:value-type="string">
            <text:p>1FE</text:p>
          </table:table-cell>
          <table:table-cell table:formula="of:=[.C515] &amp; &quot; = &quot; &amp; [.E515] &amp; &quot;, // &quot; &amp; [.F515] &amp; &quot; --- &quot; &amp; [.K515]" office:value-type="string" office:string-value="AddImmediate = 0o776, // 0x1FE --- 510" calcext:value-type="string">
            <text:p>AddImmediate = 0o776, // 0x1FE --- 510</text:p>
          </table:table-cell>
          <table:table-cell office:value-type="float" office:value="510" calcext:value-type="float">
            <text:p>510</text:p>
          </table:table-cell>
          <table:table-cell table:formula="of:=[.K515]-[.K51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ddPop</text:p>
          </table:table-cell>
          <table:table-cell office:value-type="string" calcext:value-type="string">
            <text:p>=</text:p>
          </table:table-cell>
          <table:table-cell table:formula="of:=&quot;0o&quot; &amp; [.G516]" office:value-type="string" office:string-value="0o777" calcext:value-type="string">
            <text:p>0o777</text:p>
          </table:table-cell>
          <table:table-cell table:formula="of:=&quot;0x&quot; &amp; [.I516]" office:value-type="string" office:string-value="0x1FF" calcext:value-type="string">
            <text:p>0x1FF</text:p>
          </table:table-cell>
          <table:table-cell table:formula="of:=BASE([.K516]; 8)" office:value-type="string" office:string-value="777" calcext:value-type="string">
            <text:p>777</text:p>
          </table:table-cell>
          <table:table-cell/>
          <table:table-cell table:formula="of:=BASE([.K516]; 16)" office:value-type="string" office:string-value="1FF" calcext:value-type="string">
            <text:p>1FF</text:p>
          </table:table-cell>
          <table:table-cell table:formula="of:=[.C516] &amp; &quot; = &quot; &amp; [.E516] &amp; &quot;, // &quot; &amp; [.F516] &amp; &quot; --- &quot; &amp; [.K516]" office:value-type="string" office:string-value="AddPop = 0o777, // 0x1FF --- 511" calcext:value-type="string">
            <text:p>AddPop = 0o777, // 0x1FF --- 511</text:p>
          </table:table-cell>
          <table:table-cell office:value-type="float" office:value="511" calcext:value-type="float">
            <text:p>511</text:p>
          </table:table-cell>
          <table:table-cell table:formula="of:=[.K516]-[.K51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ubFP</text:p>
          </table:table-cell>
          <table:table-cell office:value-type="string" calcext:value-type="string">
            <text:p>=</text:p>
          </table:table-cell>
          <table:table-cell table:formula="of:=&quot;0o&quot; &amp; [.G517]" office:value-type="string" office:string-value="0o1000" calcext:value-type="string">
            <text:p>0o1000</text:p>
          </table:table-cell>
          <table:table-cell table:formula="of:=&quot;0x&quot; &amp; [.I517]" office:value-type="string" office:string-value="0x200" calcext:value-type="string">
            <text:p>0x200</text:p>
          </table:table-cell>
          <table:table-cell table:formula="of:=BASE([.K517]; 8)" office:value-type="string" office:string-value="1000" calcext:value-type="string">
            <text:p>1000</text:p>
          </table:table-cell>
          <table:table-cell/>
          <table:table-cell table:formula="of:=BASE([.K517]; 16)" office:value-type="string" office:string-value="200" calcext:value-type="string">
            <text:p>200</text:p>
          </table:table-cell>
          <table:table-cell table:formula="of:=[.C517] &amp; &quot; = &quot; &amp; [.E517] &amp; &quot;, // &quot; &amp; [.F517] &amp; &quot; --- &quot; &amp; [.K517]" office:value-type="string" office:string-value="SubFP = 0o1000, // 0x200 --- 512" calcext:value-type="string">
            <text:p>SubFP = 0o1000, // 0x200 --- 512</text:p>
          </table:table-cell>
          <table:table-cell office:value-type="float" office:value="512" calcext:value-type="float">
            <text:p>512</text:p>
          </table:table-cell>
          <table:table-cell table:formula="of:=[.K517]-[.K51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ubLP</text:p>
          </table:table-cell>
          <table:table-cell office:value-type="string" calcext:value-type="string">
            <text:p>=</text:p>
          </table:table-cell>
          <table:table-cell table:formula="of:=&quot;0o&quot; &amp; [.G518]" office:value-type="string" office:string-value="0o1001" calcext:value-type="string">
            <text:p>0o1001</text:p>
          </table:table-cell>
          <table:table-cell table:formula="of:=&quot;0x&quot; &amp; [.I518]" office:value-type="string" office:string-value="0x201" calcext:value-type="string">
            <text:p>0x201</text:p>
          </table:table-cell>
          <table:table-cell table:formula="of:=BASE([.K518]; 8)" office:value-type="string" office:string-value="1001" calcext:value-type="string">
            <text:p>1001</text:p>
          </table:table-cell>
          <table:table-cell/>
          <table:table-cell table:formula="of:=BASE([.K518]; 16)" office:value-type="string" office:string-value="201" calcext:value-type="string">
            <text:p>201</text:p>
          </table:table-cell>
          <table:table-cell table:formula="of:=[.C518] &amp; &quot; = &quot; &amp; [.E518] &amp; &quot;, // &quot; &amp; [.F518] &amp; &quot; --- &quot; &amp; [.K518]" office:value-type="string" office:string-value="SubLP = 0o1001, // 0x201 --- 513" calcext:value-type="string">
            <text:p>SubLP = 0o1001, // 0x201 --- 513</text:p>
          </table:table-cell>
          <table:table-cell office:value-type="float" office:value="513" calcext:value-type="float">
            <text:p>513</text:p>
          </table:table-cell>
          <table:table-cell table:formula="of:=[.K518]-[.K51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ubSP</text:p>
          </table:table-cell>
          <table:table-cell office:value-type="string" calcext:value-type="string">
            <text:p>=</text:p>
          </table:table-cell>
          <table:table-cell table:formula="of:=&quot;0o&quot; &amp; [.G519]" office:value-type="string" office:string-value="0o1002" calcext:value-type="string">
            <text:p>0o1002</text:p>
          </table:table-cell>
          <table:table-cell table:formula="of:=&quot;0x&quot; &amp; [.I519]" office:value-type="string" office:string-value="0x202" calcext:value-type="string">
            <text:p>0x202</text:p>
          </table:table-cell>
          <table:table-cell table:formula="of:=BASE([.K519]; 8)" office:value-type="string" office:string-value="1002" calcext:value-type="string">
            <text:p>1002</text:p>
          </table:table-cell>
          <table:table-cell/>
          <table:table-cell table:formula="of:=BASE([.K519]; 16)" office:value-type="string" office:string-value="202" calcext:value-type="string">
            <text:p>202</text:p>
          </table:table-cell>
          <table:table-cell table:formula="of:=[.C519] &amp; &quot; = &quot; &amp; [.E519] &amp; &quot;, // &quot; &amp; [.F519] &amp; &quot; --- &quot; &amp; [.K519]" office:value-type="string" office:string-value="SubSP = 0o1002, // 0x202 --- 514" calcext:value-type="string">
            <text:p>SubSP = 0o1002, // 0x202 --- 514</text:p>
          </table:table-cell>
          <table:table-cell office:value-type="float" office:value="514" calcext:value-type="float">
            <text:p>514</text:p>
          </table:table-cell>
          <table:table-cell table:formula="of:=[.K519]-[.K51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ubImmediate</text:p>
          </table:table-cell>
          <table:table-cell office:value-type="string" calcext:value-type="string">
            <text:p>=</text:p>
          </table:table-cell>
          <table:table-cell table:formula="of:=&quot;0o&quot; &amp; [.G520]" office:value-type="string" office:string-value="0o1003" calcext:value-type="string">
            <text:p>0o1003</text:p>
          </table:table-cell>
          <table:table-cell table:formula="of:=&quot;0x&quot; &amp; [.I520]" office:value-type="string" office:string-value="0x203" calcext:value-type="string">
            <text:p>0x203</text:p>
          </table:table-cell>
          <table:table-cell table:formula="of:=BASE([.K520]; 8)" office:value-type="string" office:string-value="1003" calcext:value-type="string">
            <text:p>1003</text:p>
          </table:table-cell>
          <table:table-cell/>
          <table:table-cell table:formula="of:=BASE([.K520]; 16)" office:value-type="string" office:string-value="203" calcext:value-type="string">
            <text:p>203</text:p>
          </table:table-cell>
          <table:table-cell table:formula="of:=[.C520] &amp; &quot; = &quot; &amp; [.E520] &amp; &quot;, // &quot; &amp; [.F520] &amp; &quot; --- &quot; &amp; [.K520]" office:value-type="string" office:string-value="SubImmediate = 0o1003, // 0x203 --- 515" calcext:value-type="string">
            <text:p>SubImmediate = 0o1003, // 0x203 --- 515</text:p>
          </table:table-cell>
          <table:table-cell office:value-type="float" office:value="515" calcext:value-type="float">
            <text:p>515</text:p>
          </table:table-cell>
          <table:table-cell table:formula="of:=[.K520]-[.K51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ubPop</text:p>
          </table:table-cell>
          <table:table-cell office:value-type="string" calcext:value-type="string">
            <text:p>=</text:p>
          </table:table-cell>
          <table:table-cell table:formula="of:=&quot;0o&quot; &amp; [.G521]" office:value-type="string" office:string-value="0o1004" calcext:value-type="string">
            <text:p>0o1004</text:p>
          </table:table-cell>
          <table:table-cell table:formula="of:=&quot;0x&quot; &amp; [.I521]" office:value-type="string" office:string-value="0x204" calcext:value-type="string">
            <text:p>0x204</text:p>
          </table:table-cell>
          <table:table-cell table:formula="of:=BASE([.K521]; 8)" office:value-type="string" office:string-value="1004" calcext:value-type="string">
            <text:p>1004</text:p>
          </table:table-cell>
          <table:table-cell/>
          <table:table-cell table:formula="of:=BASE([.K521]; 16)" office:value-type="string" office:string-value="204" calcext:value-type="string">
            <text:p>204</text:p>
          </table:table-cell>
          <table:table-cell table:formula="of:=[.C521] &amp; &quot; = &quot; &amp; [.E521] &amp; &quot;, // &quot; &amp; [.F521] &amp; &quot; --- &quot; &amp; [.K521]" office:value-type="string" office:string-value="SubPop = 0o1004, // 0x204 --- 516" calcext:value-type="string">
            <text:p>SubPop = 0o1004, // 0x204 --- 516</text:p>
          </table:table-cell>
          <table:table-cell office:value-type="float" office:value="516" calcext:value-type="float">
            <text:p>516</text:p>
          </table:table-cell>
          <table:table-cell table:formula="of:=[.K521]-[.K52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ispatch32BitPlusFP</text:p>
          </table:table-cell>
          <table:table-cell office:value-type="string" calcext:value-type="string">
            <text:p>=</text:p>
          </table:table-cell>
          <table:table-cell table:formula="of:=&quot;0o&quot; &amp; [.G522]" office:value-type="string" office:string-value="0o1005" calcext:value-type="string">
            <text:p>0o1005</text:p>
          </table:table-cell>
          <table:table-cell table:formula="of:=&quot;0x&quot; &amp; [.I522]" office:value-type="string" office:string-value="0x205" calcext:value-type="string">
            <text:p>0x205</text:p>
          </table:table-cell>
          <table:table-cell table:formula="of:=BASE([.K522]; 8)" office:value-type="string" office:string-value="1005" calcext:value-type="string">
            <text:p>1005</text:p>
          </table:table-cell>
          <table:table-cell/>
          <table:table-cell table:formula="of:=BASE([.K522]; 16)" office:value-type="string" office:string-value="205" calcext:value-type="string">
            <text:p>205</text:p>
          </table:table-cell>
          <table:table-cell table:formula="of:=[.C522] &amp; &quot; = &quot; &amp; [.E522] &amp; &quot;, // &quot; &amp; [.F522] &amp; &quot; --- &quot; &amp; [.K522]" office:value-type="string" office:string-value="Dispatch32BitPlusFP = 0o1005, // 0x205 --- 517" calcext:value-type="string">
            <text:p>Dispatch32BitPlusFP = 0o1005, // 0x205 --- 517</text:p>
          </table:table-cell>
          <table:table-cell office:value-type="float" office:value="517" calcext:value-type="float">
            <text:p>517</text:p>
          </table:table-cell>
          <table:table-cell table:formula="of:=[.K522]-[.K52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ispatch32BitPlusLP</text:p>
          </table:table-cell>
          <table:table-cell office:value-type="string" calcext:value-type="string">
            <text:p>=</text:p>
          </table:table-cell>
          <table:table-cell table:formula="of:=&quot;0o&quot; &amp; [.G523]" office:value-type="string" office:string-value="0o1006" calcext:value-type="string">
            <text:p>0o1006</text:p>
          </table:table-cell>
          <table:table-cell table:formula="of:=&quot;0x&quot; &amp; [.I523]" office:value-type="string" office:string-value="0x206" calcext:value-type="string">
            <text:p>0x206</text:p>
          </table:table-cell>
          <table:table-cell table:formula="of:=BASE([.K523]; 8)" office:value-type="string" office:string-value="1006" calcext:value-type="string">
            <text:p>1006</text:p>
          </table:table-cell>
          <table:table-cell/>
          <table:table-cell table:formula="of:=BASE([.K523]; 16)" office:value-type="string" office:string-value="206" calcext:value-type="string">
            <text:p>206</text:p>
          </table:table-cell>
          <table:table-cell table:formula="of:=[.C523] &amp; &quot; = &quot; &amp; [.E523] &amp; &quot;, // &quot; &amp; [.F523] &amp; &quot; --- &quot; &amp; [.K523]" office:value-type="string" office:string-value="Dispatch32BitPlusLP = 0o1006, // 0x206 --- 518" calcext:value-type="string">
            <text:p>Dispatch32BitPlusLP = 0o1006, // 0x206 --- 518</text:p>
          </table:table-cell>
          <table:table-cell office:value-type="float" office:value="518" calcext:value-type="float">
            <text:p>518</text:p>
          </table:table-cell>
          <table:table-cell table:formula="of:=[.K523]-[.K52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ispatch32BitPlusSP</text:p>
          </table:table-cell>
          <table:table-cell office:value-type="string" calcext:value-type="string">
            <text:p>=</text:p>
          </table:table-cell>
          <table:table-cell table:formula="of:=&quot;0o&quot; &amp; [.G524]" office:value-type="string" office:string-value="0o1007" calcext:value-type="string">
            <text:p>0o1007</text:p>
          </table:table-cell>
          <table:table-cell table:formula="of:=&quot;0x&quot; &amp; [.I524]" office:value-type="string" office:string-value="0x207" calcext:value-type="string">
            <text:p>0x207</text:p>
          </table:table-cell>
          <table:table-cell table:formula="of:=BASE([.K524]; 8)" office:value-type="string" office:string-value="1007" calcext:value-type="string">
            <text:p>1007</text:p>
          </table:table-cell>
          <table:table-cell/>
          <table:table-cell table:formula="of:=BASE([.K524]; 16)" office:value-type="string" office:string-value="207" calcext:value-type="string">
            <text:p>207</text:p>
          </table:table-cell>
          <table:table-cell table:formula="of:=[.C524] &amp; &quot; = &quot; &amp; [.E524] &amp; &quot;, // &quot; &amp; [.F524] &amp; &quot; --- &quot; &amp; [.K524]" office:value-type="string" office:string-value="Dispatch32BitPlusSP = 0o1007, // 0x207 --- 519" calcext:value-type="string">
            <text:p>Dispatch32BitPlusSP = 0o1007, // 0x207 --- 519</text:p>
          </table:table-cell>
          <table:table-cell office:value-type="float" office:value="519" calcext:value-type="float">
            <text:p>519</text:p>
          </table:table-cell>
          <table:table-cell table:formula="of:=[.K524]-[.K52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ispatch32BitPlusImmediate</text:p>
          </table:table-cell>
          <table:table-cell office:value-type="string" calcext:value-type="string">
            <text:p>=</text:p>
          </table:table-cell>
          <table:table-cell table:formula="of:=&quot;0o&quot; &amp; [.G525]" office:value-type="string" office:string-value="0o1010" calcext:value-type="string">
            <text:p>0o1010</text:p>
          </table:table-cell>
          <table:table-cell table:formula="of:=&quot;0x&quot; &amp; [.I525]" office:value-type="string" office:string-value="0x208" calcext:value-type="string">
            <text:p>0x208</text:p>
          </table:table-cell>
          <table:table-cell table:formula="of:=BASE([.K525]; 8)" office:value-type="string" office:string-value="1010" calcext:value-type="string">
            <text:p>1010</text:p>
          </table:table-cell>
          <table:table-cell/>
          <table:table-cell table:formula="of:=BASE([.K525]; 16)" office:value-type="string" office:string-value="208" calcext:value-type="string">
            <text:p>208</text:p>
          </table:table-cell>
          <table:table-cell table:formula="of:=[.C525] &amp; &quot; = &quot; &amp; [.E525] &amp; &quot;, // &quot; &amp; [.F525] &amp; &quot; --- &quot; &amp; [.K525]" office:value-type="string" office:string-value="Dispatch32BitPlusImmediate = 0o1010, // 0x208 --- 520" calcext:value-type="string">
            <text:p>Dispatch32BitPlusImmediate = 0o1010, // 0x208 --- 520</text:p>
          </table:table-cell>
          <table:table-cell office:value-type="float" office:value="520" calcext:value-type="float">
            <text:p>520</text:p>
          </table:table-cell>
          <table:table-cell table:formula="of:=[.K525]-[.K52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ispatch32BitPlusPop</text:p>
          </table:table-cell>
          <table:table-cell office:value-type="string" calcext:value-type="string">
            <text:p>=</text:p>
          </table:table-cell>
          <table:table-cell table:formula="of:=&quot;0o&quot; &amp; [.G526]" office:value-type="string" office:string-value="0o1011" calcext:value-type="string">
            <text:p>0o1011</text:p>
          </table:table-cell>
          <table:table-cell table:formula="of:=&quot;0x&quot; &amp; [.I526]" office:value-type="string" office:string-value="0x209" calcext:value-type="string">
            <text:p>0x209</text:p>
          </table:table-cell>
          <table:table-cell table:formula="of:=BASE([.K526]; 8)" office:value-type="string" office:string-value="1011" calcext:value-type="string">
            <text:p>1011</text:p>
          </table:table-cell>
          <table:table-cell/>
          <table:table-cell table:formula="of:=BASE([.K526]; 16)" office:value-type="string" office:string-value="209" calcext:value-type="string">
            <text:p>209</text:p>
          </table:table-cell>
          <table:table-cell table:formula="of:=[.C526] &amp; &quot; = &quot; &amp; [.E526] &amp; &quot;, // &quot; &amp; [.F526] &amp; &quot; --- &quot; &amp; [.K526]" office:value-type="string" office:string-value="Dispatch32BitPlusPop = 0o1011, // 0x209 --- 521" calcext:value-type="string">
            <text:p>Dispatch32BitPlusPop = 0o1011, // 0x209 --- 521</text:p>
          </table:table-cell>
          <table:table-cell office:value-type="float" office:value="521" calcext:value-type="float">
            <text:p>521</text:p>
          </table:table-cell>
          <table:table-cell table:formula="of:=[.K526]-[.K52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ispatch32BitDifferenceFP</text:p>
          </table:table-cell>
          <table:table-cell office:value-type="string" calcext:value-type="string">
            <text:p>=</text:p>
          </table:table-cell>
          <table:table-cell table:formula="of:=&quot;0o&quot; &amp; [.G527]" office:value-type="string" office:string-value="0o1012" calcext:value-type="string">
            <text:p>0o1012</text:p>
          </table:table-cell>
          <table:table-cell table:formula="of:=&quot;0x&quot; &amp; [.I527]" office:value-type="string" office:string-value="0x20A" calcext:value-type="string">
            <text:p>0x20A</text:p>
          </table:table-cell>
          <table:table-cell table:formula="of:=BASE([.K527]; 8)" office:value-type="string" office:string-value="1012" calcext:value-type="string">
            <text:p>1012</text:p>
          </table:table-cell>
          <table:table-cell/>
          <table:table-cell table:formula="of:=BASE([.K527]; 16)" office:value-type="string" office:string-value="20A" calcext:value-type="string">
            <text:p>20A</text:p>
          </table:table-cell>
          <table:table-cell table:formula="of:=[.C527] &amp; &quot; = &quot; &amp; [.E527] &amp; &quot;, // &quot; &amp; [.F527] &amp; &quot; --- &quot; &amp; [.K527]" office:value-type="string" office:string-value="Dispatch32BitDifferenceFP = 0o1012, // 0x20A --- 522" calcext:value-type="string">
            <text:p>Dispatch32BitDifferenceFP = 0o1012, // 0x20A --- 522</text:p>
          </table:table-cell>
          <table:table-cell office:value-type="float" office:value="522" calcext:value-type="float">
            <text:p>522</text:p>
          </table:table-cell>
          <table:table-cell table:formula="of:=[.K527]-[.K52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ispatch32BitDifferenceLP</text:p>
          </table:table-cell>
          <table:table-cell office:value-type="string" calcext:value-type="string">
            <text:p>=</text:p>
          </table:table-cell>
          <table:table-cell table:formula="of:=&quot;0o&quot; &amp; [.G528]" office:value-type="string" office:string-value="0o1013" calcext:value-type="string">
            <text:p>0o1013</text:p>
          </table:table-cell>
          <table:table-cell table:formula="of:=&quot;0x&quot; &amp; [.I528]" office:value-type="string" office:string-value="0x20B" calcext:value-type="string">
            <text:p>0x20B</text:p>
          </table:table-cell>
          <table:table-cell table:formula="of:=BASE([.K528]; 8)" office:value-type="string" office:string-value="1013" calcext:value-type="string">
            <text:p>1013</text:p>
          </table:table-cell>
          <table:table-cell/>
          <table:table-cell table:formula="of:=BASE([.K528]; 16)" office:value-type="string" office:string-value="20B" calcext:value-type="string">
            <text:p>20B</text:p>
          </table:table-cell>
          <table:table-cell table:formula="of:=[.C528] &amp; &quot; = &quot; &amp; [.E528] &amp; &quot;, // &quot; &amp; [.F528] &amp; &quot; --- &quot; &amp; [.K528]" office:value-type="string" office:string-value="Dispatch32BitDifferenceLP = 0o1013, // 0x20B --- 523" calcext:value-type="string">
            <text:p>Dispatch32BitDifferenceLP = 0o1013, // 0x20B --- 523</text:p>
          </table:table-cell>
          <table:table-cell office:value-type="float" office:value="523" calcext:value-type="float">
            <text:p>523</text:p>
          </table:table-cell>
          <table:table-cell table:formula="of:=[.K528]-[.K52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ispatch32BitDifferenceSP</text:p>
          </table:table-cell>
          <table:table-cell office:value-type="string" calcext:value-type="string">
            <text:p>=</text:p>
          </table:table-cell>
          <table:table-cell table:formula="of:=&quot;0o&quot; &amp; [.G529]" office:value-type="string" office:string-value="0o1014" calcext:value-type="string">
            <text:p>0o1014</text:p>
          </table:table-cell>
          <table:table-cell table:formula="of:=&quot;0x&quot; &amp; [.I529]" office:value-type="string" office:string-value="0x20C" calcext:value-type="string">
            <text:p>0x20C</text:p>
          </table:table-cell>
          <table:table-cell table:formula="of:=BASE([.K529]; 8)" office:value-type="string" office:string-value="1014" calcext:value-type="string">
            <text:p>1014</text:p>
          </table:table-cell>
          <table:table-cell/>
          <table:table-cell table:formula="of:=BASE([.K529]; 16)" office:value-type="string" office:string-value="20C" calcext:value-type="string">
            <text:p>20C</text:p>
          </table:table-cell>
          <table:table-cell table:formula="of:=[.C529] &amp; &quot; = &quot; &amp; [.E529] &amp; &quot;, // &quot; &amp; [.F529] &amp; &quot; --- &quot; &amp; [.K529]" office:value-type="string" office:string-value="Dispatch32BitDifferenceSP = 0o1014, // 0x20C --- 524" calcext:value-type="string">
            <text:p>Dispatch32BitDifferenceSP = 0o1014, // 0x20C --- 524</text:p>
          </table:table-cell>
          <table:table-cell office:value-type="float" office:value="524" calcext:value-type="float">
            <text:p>524</text:p>
          </table:table-cell>
          <table:table-cell table:formula="of:=[.K529]-[.K52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ispatch32BitDifferenceImmediate</text:p>
          </table:table-cell>
          <table:table-cell office:value-type="string" calcext:value-type="string">
            <text:p>=</text:p>
          </table:table-cell>
          <table:table-cell table:formula="of:=&quot;0o&quot; &amp; [.G530]" office:value-type="string" office:string-value="0o1015" calcext:value-type="string">
            <text:p>0o1015</text:p>
          </table:table-cell>
          <table:table-cell table:formula="of:=&quot;0x&quot; &amp; [.I530]" office:value-type="string" office:string-value="0x20D" calcext:value-type="string">
            <text:p>0x20D</text:p>
          </table:table-cell>
          <table:table-cell table:formula="of:=BASE([.K530]; 8)" office:value-type="string" office:string-value="1015" calcext:value-type="string">
            <text:p>1015</text:p>
          </table:table-cell>
          <table:table-cell/>
          <table:table-cell table:formula="of:=BASE([.K530]; 16)" office:value-type="string" office:string-value="20D" calcext:value-type="string">
            <text:p>20D</text:p>
          </table:table-cell>
          <table:table-cell table:formula="of:=[.C530] &amp; &quot; = &quot; &amp; [.E530] &amp; &quot;, // &quot; &amp; [.F530] &amp; &quot; --- &quot; &amp; [.K530]" office:value-type="string" office:string-value="Dispatch32BitDifferenceImmediate = 0o1015, // 0x20D --- 525" calcext:value-type="string">
            <text:p>Dispatch32BitDifferenceImmediate = 0o1015, // 0x20D --- 525</text:p>
          </table:table-cell>
          <table:table-cell office:value-type="float" office:value="525" calcext:value-type="float">
            <text:p>525</text:p>
          </table:table-cell>
          <table:table-cell table:formula="of:=[.K530]-[.K52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ispatch32BitDifferencePop</text:p>
          </table:table-cell>
          <table:table-cell office:value-type="string" calcext:value-type="string">
            <text:p>=</text:p>
          </table:table-cell>
          <table:table-cell table:formula="of:=&quot;0o&quot; &amp; [.G531]" office:value-type="string" office:string-value="0o1016" calcext:value-type="string">
            <text:p>0o1016</text:p>
          </table:table-cell>
          <table:table-cell table:formula="of:=&quot;0x&quot; &amp; [.I531]" office:value-type="string" office:string-value="0x20E" calcext:value-type="string">
            <text:p>0x20E</text:p>
          </table:table-cell>
          <table:table-cell table:formula="of:=BASE([.K531]; 8)" office:value-type="string" office:string-value="1016" calcext:value-type="string">
            <text:p>1016</text:p>
          </table:table-cell>
          <table:table-cell/>
          <table:table-cell table:formula="of:=BASE([.K531]; 16)" office:value-type="string" office:string-value="20E" calcext:value-type="string">
            <text:p>20E</text:p>
          </table:table-cell>
          <table:table-cell table:formula="of:=[.C531] &amp; &quot; = &quot; &amp; [.E531] &amp; &quot;, // &quot; &amp; [.F531] &amp; &quot; --- &quot; &amp; [.K531]" office:value-type="string" office:string-value="Dispatch32BitDifferencePop = 0o1016, // 0x20E --- 526" calcext:value-type="string">
            <text:p>Dispatch32BitDifferencePop = 0o1016, // 0x20E --- 526</text:p>
          </table:table-cell>
          <table:table-cell office:value-type="float" office:value="526" calcext:value-type="float">
            <text:p>526</text:p>
          </table:table-cell>
          <table:table-cell table:formula="of:=[.K531]-[.K53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ddBignumStepFP</text:p>
          </table:table-cell>
          <table:table-cell office:value-type="string" calcext:value-type="string">
            <text:p>=</text:p>
          </table:table-cell>
          <table:table-cell table:formula="of:=&quot;0o&quot; &amp; [.G532]" office:value-type="string" office:string-value="0o1017" calcext:value-type="string">
            <text:p>0o1017</text:p>
          </table:table-cell>
          <table:table-cell table:formula="of:=&quot;0x&quot; &amp; [.I532]" office:value-type="string" office:string-value="0x20F" calcext:value-type="string">
            <text:p>0x20F</text:p>
          </table:table-cell>
          <table:table-cell table:formula="of:=BASE([.K532]; 8)" office:value-type="string" office:string-value="1017" calcext:value-type="string">
            <text:p>1017</text:p>
          </table:table-cell>
          <table:table-cell/>
          <table:table-cell table:formula="of:=BASE([.K532]; 16)" office:value-type="string" office:string-value="20F" calcext:value-type="string">
            <text:p>20F</text:p>
          </table:table-cell>
          <table:table-cell table:formula="of:=[.C532] &amp; &quot; = &quot; &amp; [.E532] &amp; &quot;, // &quot; &amp; [.F532] &amp; &quot; --- &quot; &amp; [.K532]" office:value-type="string" office:string-value="AddBignumStepFP = 0o1017, // 0x20F --- 527" calcext:value-type="string">
            <text:p>AddBignumStepFP = 0o1017, // 0x20F --- 527</text:p>
          </table:table-cell>
          <table:table-cell office:value-type="float" office:value="527" calcext:value-type="float">
            <text:p>527</text:p>
          </table:table-cell>
          <table:table-cell table:formula="of:=[.K532]-[.K53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ddBignumStepLP</text:p>
          </table:table-cell>
          <table:table-cell office:value-type="string" calcext:value-type="string">
            <text:p>=</text:p>
          </table:table-cell>
          <table:table-cell table:formula="of:=&quot;0o&quot; &amp; [.G533]" office:value-type="string" office:string-value="0o1020" calcext:value-type="string">
            <text:p>0o1020</text:p>
          </table:table-cell>
          <table:table-cell table:formula="of:=&quot;0x&quot; &amp; [.I533]" office:value-type="string" office:string-value="0x210" calcext:value-type="string">
            <text:p>0x210</text:p>
          </table:table-cell>
          <table:table-cell table:formula="of:=BASE([.K533]; 8)" office:value-type="string" office:string-value="1020" calcext:value-type="string">
            <text:p>1020</text:p>
          </table:table-cell>
          <table:table-cell/>
          <table:table-cell table:formula="of:=BASE([.K533]; 16)" office:value-type="string" office:string-value="210" calcext:value-type="string">
            <text:p>210</text:p>
          </table:table-cell>
          <table:table-cell table:formula="of:=[.C533] &amp; &quot; = &quot; &amp; [.E533] &amp; &quot;, // &quot; &amp; [.F533] &amp; &quot; --- &quot; &amp; [.K533]" office:value-type="string" office:string-value="AddBignumStepLP = 0o1020, // 0x210 --- 528" calcext:value-type="string">
            <text:p>AddBignumStepLP = 0o1020, // 0x210 --- 528</text:p>
          </table:table-cell>
          <table:table-cell office:value-type="float" office:value="528" calcext:value-type="float">
            <text:p>528</text:p>
          </table:table-cell>
          <table:table-cell table:formula="of:=[.K533]-[.K53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ddBignumStepSP</text:p>
          </table:table-cell>
          <table:table-cell office:value-type="string" calcext:value-type="string">
            <text:p>=</text:p>
          </table:table-cell>
          <table:table-cell table:formula="of:=&quot;0o&quot; &amp; [.G534]" office:value-type="string" office:string-value="0o1021" calcext:value-type="string">
            <text:p>0o1021</text:p>
          </table:table-cell>
          <table:table-cell table:formula="of:=&quot;0x&quot; &amp; [.I534]" office:value-type="string" office:string-value="0x211" calcext:value-type="string">
            <text:p>0x211</text:p>
          </table:table-cell>
          <table:table-cell table:formula="of:=BASE([.K534]; 8)" office:value-type="string" office:string-value="1021" calcext:value-type="string">
            <text:p>1021</text:p>
          </table:table-cell>
          <table:table-cell/>
          <table:table-cell table:formula="of:=BASE([.K534]; 16)" office:value-type="string" office:string-value="211" calcext:value-type="string">
            <text:p>211</text:p>
          </table:table-cell>
          <table:table-cell table:formula="of:=[.C534] &amp; &quot; = &quot; &amp; [.E534] &amp; &quot;, // &quot; &amp; [.F534] &amp; &quot; --- &quot; &amp; [.K534]" office:value-type="string" office:string-value="AddBignumStepSP = 0o1021, // 0x211 --- 529" calcext:value-type="string">
            <text:p>AddBignumStepSP = 0o1021, // 0x211 --- 529</text:p>
          </table:table-cell>
          <table:table-cell office:value-type="float" office:value="529" calcext:value-type="float">
            <text:p>529</text:p>
          </table:table-cell>
          <table:table-cell table:formula="of:=[.K534]-[.K53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ddBignumStepImmediate</text:p>
          </table:table-cell>
          <table:table-cell office:value-type="string" calcext:value-type="string">
            <text:p>=</text:p>
          </table:table-cell>
          <table:table-cell table:formula="of:=&quot;0o&quot; &amp; [.G535]" office:value-type="string" office:string-value="0o1022" calcext:value-type="string">
            <text:p>0o1022</text:p>
          </table:table-cell>
          <table:table-cell table:formula="of:=&quot;0x&quot; &amp; [.I535]" office:value-type="string" office:string-value="0x212" calcext:value-type="string">
            <text:p>0x212</text:p>
          </table:table-cell>
          <table:table-cell table:formula="of:=BASE([.K535]; 8)" office:value-type="string" office:string-value="1022" calcext:value-type="string">
            <text:p>1022</text:p>
          </table:table-cell>
          <table:table-cell/>
          <table:table-cell table:formula="of:=BASE([.K535]; 16)" office:value-type="string" office:string-value="212" calcext:value-type="string">
            <text:p>212</text:p>
          </table:table-cell>
          <table:table-cell table:formula="of:=[.C535] &amp; &quot; = &quot; &amp; [.E535] &amp; &quot;, // &quot; &amp; [.F535] &amp; &quot; --- &quot; &amp; [.K535]" office:value-type="string" office:string-value="AddBignumStepImmediate = 0o1022, // 0x212 --- 530" calcext:value-type="string">
            <text:p>AddBignumStepImmediate = 0o1022, // 0x212 --- 530</text:p>
          </table:table-cell>
          <table:table-cell office:value-type="float" office:value="530" calcext:value-type="float">
            <text:p>530</text:p>
          </table:table-cell>
          <table:table-cell table:formula="of:=[.K535]-[.K53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ddBignumStepPop</text:p>
          </table:table-cell>
          <table:table-cell office:value-type="string" calcext:value-type="string">
            <text:p>=</text:p>
          </table:table-cell>
          <table:table-cell table:formula="of:=&quot;0o&quot; &amp; [.G536]" office:value-type="string" office:string-value="0o1023" calcext:value-type="string">
            <text:p>0o1023</text:p>
          </table:table-cell>
          <table:table-cell table:formula="of:=&quot;0x&quot; &amp; [.I536]" office:value-type="string" office:string-value="0x213" calcext:value-type="string">
            <text:p>0x213</text:p>
          </table:table-cell>
          <table:table-cell table:formula="of:=BASE([.K536]; 8)" office:value-type="string" office:string-value="1023" calcext:value-type="string">
            <text:p>1023</text:p>
          </table:table-cell>
          <table:table-cell/>
          <table:table-cell table:formula="of:=BASE([.K536]; 16)" office:value-type="string" office:string-value="213" calcext:value-type="string">
            <text:p>213</text:p>
          </table:table-cell>
          <table:table-cell table:formula="of:=[.C536] &amp; &quot; = &quot; &amp; [.E536] &amp; &quot;, // &quot; &amp; [.F536] &amp; &quot; --- &quot; &amp; [.K536]" office:value-type="string" office:string-value="AddBignumStepPop = 0o1023, // 0x213 --- 531" calcext:value-type="string">
            <text:p>AddBignumStepPop = 0o1023, // 0x213 --- 531</text:p>
          </table:table-cell>
          <table:table-cell office:value-type="float" office:value="531" calcext:value-type="float">
            <text:p>531</text:p>
          </table:table-cell>
          <table:table-cell table:formula="of:=[.K536]-[.K53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ubBignumStepFP</text:p>
          </table:table-cell>
          <table:table-cell office:value-type="string" calcext:value-type="string">
            <text:p>=</text:p>
          </table:table-cell>
          <table:table-cell table:formula="of:=&quot;0o&quot; &amp; [.G537]" office:value-type="string" office:string-value="0o1024" calcext:value-type="string">
            <text:p>0o1024</text:p>
          </table:table-cell>
          <table:table-cell table:formula="of:=&quot;0x&quot; &amp; [.I537]" office:value-type="string" office:string-value="0x214" calcext:value-type="string">
            <text:p>0x214</text:p>
          </table:table-cell>
          <table:table-cell table:formula="of:=BASE([.K537]; 8)" office:value-type="string" office:string-value="1024" calcext:value-type="string">
            <text:p>1024</text:p>
          </table:table-cell>
          <table:table-cell/>
          <table:table-cell table:formula="of:=BASE([.K537]; 16)" office:value-type="string" office:string-value="214" calcext:value-type="string">
            <text:p>214</text:p>
          </table:table-cell>
          <table:table-cell table:formula="of:=[.C537] &amp; &quot; = &quot; &amp; [.E537] &amp; &quot;, // &quot; &amp; [.F537] &amp; &quot; --- &quot; &amp; [.K537]" office:value-type="string" office:string-value="SubBignumStepFP = 0o1024, // 0x214 --- 532" calcext:value-type="string">
            <text:p>SubBignumStepFP = 0o1024, // 0x214 --- 532</text:p>
          </table:table-cell>
          <table:table-cell office:value-type="float" office:value="532" calcext:value-type="float">
            <text:p>532</text:p>
          </table:table-cell>
          <table:table-cell table:formula="of:=[.K537]-[.K53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ubBignumStepLP</text:p>
          </table:table-cell>
          <table:table-cell office:value-type="string" calcext:value-type="string">
            <text:p>=</text:p>
          </table:table-cell>
          <table:table-cell table:formula="of:=&quot;0o&quot; &amp; [.G538]" office:value-type="string" office:string-value="0o1025" calcext:value-type="string">
            <text:p>0o1025</text:p>
          </table:table-cell>
          <table:table-cell table:formula="of:=&quot;0x&quot; &amp; [.I538]" office:value-type="string" office:string-value="0x215" calcext:value-type="string">
            <text:p>0x215</text:p>
          </table:table-cell>
          <table:table-cell table:formula="of:=BASE([.K538]; 8)" office:value-type="string" office:string-value="1025" calcext:value-type="string">
            <text:p>1025</text:p>
          </table:table-cell>
          <table:table-cell/>
          <table:table-cell table:formula="of:=BASE([.K538]; 16)" office:value-type="string" office:string-value="215" calcext:value-type="string">
            <text:p>215</text:p>
          </table:table-cell>
          <table:table-cell table:formula="of:=[.C538] &amp; &quot; = &quot; &amp; [.E538] &amp; &quot;, // &quot; &amp; [.F538] &amp; &quot; --- &quot; &amp; [.K538]" office:value-type="string" office:string-value="SubBignumStepLP = 0o1025, // 0x215 --- 533" calcext:value-type="string">
            <text:p>SubBignumStepLP = 0o1025, // 0x215 --- 533</text:p>
          </table:table-cell>
          <table:table-cell office:value-type="float" office:value="533" calcext:value-type="float">
            <text:p>533</text:p>
          </table:table-cell>
          <table:table-cell table:formula="of:=[.K538]-[.K53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ubBignumStepSP</text:p>
          </table:table-cell>
          <table:table-cell office:value-type="string" calcext:value-type="string">
            <text:p>=</text:p>
          </table:table-cell>
          <table:table-cell table:formula="of:=&quot;0o&quot; &amp; [.G539]" office:value-type="string" office:string-value="0o1026" calcext:value-type="string">
            <text:p>0o1026</text:p>
          </table:table-cell>
          <table:table-cell table:formula="of:=&quot;0x&quot; &amp; [.I539]" office:value-type="string" office:string-value="0x216" calcext:value-type="string">
            <text:p>0x216</text:p>
          </table:table-cell>
          <table:table-cell table:formula="of:=BASE([.K539]; 8)" office:value-type="string" office:string-value="1026" calcext:value-type="string">
            <text:p>1026</text:p>
          </table:table-cell>
          <table:table-cell/>
          <table:table-cell table:formula="of:=BASE([.K539]; 16)" office:value-type="string" office:string-value="216" calcext:value-type="string">
            <text:p>216</text:p>
          </table:table-cell>
          <table:table-cell table:formula="of:=[.C539] &amp; &quot; = &quot; &amp; [.E539] &amp; &quot;, // &quot; &amp; [.F539] &amp; &quot; --- &quot; &amp; [.K539]" office:value-type="string" office:string-value="SubBignumStepSP = 0o1026, // 0x216 --- 534" calcext:value-type="string">
            <text:p>SubBignumStepSP = 0o1026, // 0x216 --- 534</text:p>
          </table:table-cell>
          <table:table-cell office:value-type="float" office:value="534" calcext:value-type="float">
            <text:p>534</text:p>
          </table:table-cell>
          <table:table-cell table:formula="of:=[.K539]-[.K53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ubBignumStepImmediate</text:p>
          </table:table-cell>
          <table:table-cell office:value-type="string" calcext:value-type="string">
            <text:p>=</text:p>
          </table:table-cell>
          <table:table-cell table:formula="of:=&quot;0o&quot; &amp; [.G540]" office:value-type="string" office:string-value="0o1027" calcext:value-type="string">
            <text:p>0o1027</text:p>
          </table:table-cell>
          <table:table-cell table:formula="of:=&quot;0x&quot; &amp; [.I540]" office:value-type="string" office:string-value="0x217" calcext:value-type="string">
            <text:p>0x217</text:p>
          </table:table-cell>
          <table:table-cell table:formula="of:=BASE([.K540]; 8)" office:value-type="string" office:string-value="1027" calcext:value-type="string">
            <text:p>1027</text:p>
          </table:table-cell>
          <table:table-cell/>
          <table:table-cell table:formula="of:=BASE([.K540]; 16)" office:value-type="string" office:string-value="217" calcext:value-type="string">
            <text:p>217</text:p>
          </table:table-cell>
          <table:table-cell table:formula="of:=[.C540] &amp; &quot; = &quot; &amp; [.E540] &amp; &quot;, // &quot; &amp; [.F540] &amp; &quot; --- &quot; &amp; [.K540]" office:value-type="string" office:string-value="SubBignumStepImmediate = 0o1027, // 0x217 --- 535" calcext:value-type="string">
            <text:p>SubBignumStepImmediate = 0o1027, // 0x217 --- 535</text:p>
          </table:table-cell>
          <table:table-cell office:value-type="float" office:value="535" calcext:value-type="float">
            <text:p>535</text:p>
          </table:table-cell>
          <table:table-cell table:formula="of:=[.K540]-[.K53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ubBignumStepPop</text:p>
          </table:table-cell>
          <table:table-cell office:value-type="string" calcext:value-type="string">
            <text:p>=</text:p>
          </table:table-cell>
          <table:table-cell table:formula="of:=&quot;0o&quot; &amp; [.G541]" office:value-type="string" office:string-value="0o1030" calcext:value-type="string">
            <text:p>0o1030</text:p>
          </table:table-cell>
          <table:table-cell table:formula="of:=&quot;0x&quot; &amp; [.I541]" office:value-type="string" office:string-value="0x218" calcext:value-type="string">
            <text:p>0x218</text:p>
          </table:table-cell>
          <table:table-cell table:formula="of:=BASE([.K541]; 8)" office:value-type="string" office:string-value="1030" calcext:value-type="string">
            <text:p>1030</text:p>
          </table:table-cell>
          <table:table-cell/>
          <table:table-cell table:formula="of:=BASE([.K541]; 16)" office:value-type="string" office:string-value="218" calcext:value-type="string">
            <text:p>218</text:p>
          </table:table-cell>
          <table:table-cell table:formula="of:=[.C541] &amp; &quot; = &quot; &amp; [.E541] &amp; &quot;, // &quot; &amp; [.F541] &amp; &quot; --- &quot; &amp; [.K541]" office:value-type="string" office:string-value="SubBignumStepPop = 0o1030, // 0x218 --- 536" calcext:value-type="string">
            <text:p>SubBignumStepPop = 0o1030, // 0x218 --- 536</text:p>
          </table:table-cell>
          <table:table-cell office:value-type="float" office:value="536" calcext:value-type="float">
            <text:p>536</text:p>
          </table:table-cell>
          <table:table-cell table:formula="of:=[.K541]-[.K54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ultiplyBignumStepFP</text:p>
          </table:table-cell>
          <table:table-cell office:value-type="string" calcext:value-type="string">
            <text:p>=</text:p>
          </table:table-cell>
          <table:table-cell table:formula="of:=&quot;0o&quot; &amp; [.G542]" office:value-type="string" office:string-value="0o1031" calcext:value-type="string">
            <text:p>0o1031</text:p>
          </table:table-cell>
          <table:table-cell table:formula="of:=&quot;0x&quot; &amp; [.I542]" office:value-type="string" office:string-value="0x219" calcext:value-type="string">
            <text:p>0x219</text:p>
          </table:table-cell>
          <table:table-cell table:formula="of:=BASE([.K542]; 8)" office:value-type="string" office:string-value="1031" calcext:value-type="string">
            <text:p>1031</text:p>
          </table:table-cell>
          <table:table-cell/>
          <table:table-cell table:formula="of:=BASE([.K542]; 16)" office:value-type="string" office:string-value="219" calcext:value-type="string">
            <text:p>219</text:p>
          </table:table-cell>
          <table:table-cell table:formula="of:=[.C542] &amp; &quot; = &quot; &amp; [.E542] &amp; &quot;, // &quot; &amp; [.F542] &amp; &quot; --- &quot; &amp; [.K542]" office:value-type="string" office:string-value="MultiplyBignumStepFP = 0o1031, // 0x219 --- 537" calcext:value-type="string">
            <text:p>MultiplyBignumStepFP = 0o1031, // 0x219 --- 537</text:p>
          </table:table-cell>
          <table:table-cell office:value-type="float" office:value="537" calcext:value-type="float">
            <text:p>537</text:p>
          </table:table-cell>
          <table:table-cell table:formula="of:=[.K542]-[.K54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ultiplyBignumStepLP</text:p>
          </table:table-cell>
          <table:table-cell office:value-type="string" calcext:value-type="string">
            <text:p>=</text:p>
          </table:table-cell>
          <table:table-cell table:formula="of:=&quot;0o&quot; &amp; [.G543]" office:value-type="string" office:string-value="0o1032" calcext:value-type="string">
            <text:p>0o1032</text:p>
          </table:table-cell>
          <table:table-cell table:formula="of:=&quot;0x&quot; &amp; [.I543]" office:value-type="string" office:string-value="0x21A" calcext:value-type="string">
            <text:p>0x21A</text:p>
          </table:table-cell>
          <table:table-cell table:formula="of:=BASE([.K543]; 8)" office:value-type="string" office:string-value="1032" calcext:value-type="string">
            <text:p>1032</text:p>
          </table:table-cell>
          <table:table-cell/>
          <table:table-cell table:formula="of:=BASE([.K543]; 16)" office:value-type="string" office:string-value="21A" calcext:value-type="string">
            <text:p>21A</text:p>
          </table:table-cell>
          <table:table-cell table:formula="of:=[.C543] &amp; &quot; = &quot; &amp; [.E543] &amp; &quot;, // &quot; &amp; [.F543] &amp; &quot; --- &quot; &amp; [.K543]" office:value-type="string" office:string-value="MultiplyBignumStepLP = 0o1032, // 0x21A --- 538" calcext:value-type="string">
            <text:p>MultiplyBignumStepLP = 0o1032, // 0x21A --- 538</text:p>
          </table:table-cell>
          <table:table-cell office:value-type="float" office:value="538" calcext:value-type="float">
            <text:p>538</text:p>
          </table:table-cell>
          <table:table-cell table:formula="of:=[.K543]-[.K54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ultiplyBignumStepSP</text:p>
          </table:table-cell>
          <table:table-cell office:value-type="string" calcext:value-type="string">
            <text:p>=</text:p>
          </table:table-cell>
          <table:table-cell table:formula="of:=&quot;0o&quot; &amp; [.G544]" office:value-type="string" office:string-value="0o1033" calcext:value-type="string">
            <text:p>0o1033</text:p>
          </table:table-cell>
          <table:table-cell table:formula="of:=&quot;0x&quot; &amp; [.I544]" office:value-type="string" office:string-value="0x21B" calcext:value-type="string">
            <text:p>0x21B</text:p>
          </table:table-cell>
          <table:table-cell table:formula="of:=BASE([.K544]; 8)" office:value-type="string" office:string-value="1033" calcext:value-type="string">
            <text:p>1033</text:p>
          </table:table-cell>
          <table:table-cell/>
          <table:table-cell table:formula="of:=BASE([.K544]; 16)" office:value-type="string" office:string-value="21B" calcext:value-type="string">
            <text:p>21B</text:p>
          </table:table-cell>
          <table:table-cell table:formula="of:=[.C544] &amp; &quot; = &quot; &amp; [.E544] &amp; &quot;, // &quot; &amp; [.F544] &amp; &quot; --- &quot; &amp; [.K544]" office:value-type="string" office:string-value="MultiplyBignumStepSP = 0o1033, // 0x21B --- 539" calcext:value-type="string">
            <text:p>MultiplyBignumStepSP = 0o1033, // 0x21B --- 539</text:p>
          </table:table-cell>
          <table:table-cell office:value-type="float" office:value="539" calcext:value-type="float">
            <text:p>539</text:p>
          </table:table-cell>
          <table:table-cell table:formula="of:=[.K544]-[.K54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ultiplyBignumStepImmediate</text:p>
          </table:table-cell>
          <table:table-cell office:value-type="string" calcext:value-type="string">
            <text:p>=</text:p>
          </table:table-cell>
          <table:table-cell table:formula="of:=&quot;0o&quot; &amp; [.G545]" office:value-type="string" office:string-value="0o1034" calcext:value-type="string">
            <text:p>0o1034</text:p>
          </table:table-cell>
          <table:table-cell table:formula="of:=&quot;0x&quot; &amp; [.I545]" office:value-type="string" office:string-value="0x21C" calcext:value-type="string">
            <text:p>0x21C</text:p>
          </table:table-cell>
          <table:table-cell table:formula="of:=BASE([.K545]; 8)" office:value-type="string" office:string-value="1034" calcext:value-type="string">
            <text:p>1034</text:p>
          </table:table-cell>
          <table:table-cell/>
          <table:table-cell table:formula="of:=BASE([.K545]; 16)" office:value-type="string" office:string-value="21C" calcext:value-type="string">
            <text:p>21C</text:p>
          </table:table-cell>
          <table:table-cell table:formula="of:=[.C545] &amp; &quot; = &quot; &amp; [.E545] &amp; &quot;, // &quot; &amp; [.F545] &amp; &quot; --- &quot; &amp; [.K545]" office:value-type="string" office:string-value="MultiplyBignumStepImmediate = 0o1034, // 0x21C --- 540" calcext:value-type="string">
            <text:p>MultiplyBignumStepImmediate = 0o1034, // 0x21C --- 540</text:p>
          </table:table-cell>
          <table:table-cell office:value-type="float" office:value="540" calcext:value-type="float">
            <text:p>540</text:p>
          </table:table-cell>
          <table:table-cell table:formula="of:=[.K545]-[.K54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ultiplyBignumStepPop</text:p>
          </table:table-cell>
          <table:table-cell office:value-type="string" calcext:value-type="string">
            <text:p>=</text:p>
          </table:table-cell>
          <table:table-cell table:formula="of:=&quot;0o&quot; &amp; [.G546]" office:value-type="string" office:string-value="0o1035" calcext:value-type="string">
            <text:p>0o1035</text:p>
          </table:table-cell>
          <table:table-cell table:formula="of:=&quot;0x&quot; &amp; [.I546]" office:value-type="string" office:string-value="0x21D" calcext:value-type="string">
            <text:p>0x21D</text:p>
          </table:table-cell>
          <table:table-cell table:formula="of:=BASE([.K546]; 8)" office:value-type="string" office:string-value="1035" calcext:value-type="string">
            <text:p>1035</text:p>
          </table:table-cell>
          <table:table-cell/>
          <table:table-cell table:formula="of:=BASE([.K546]; 16)" office:value-type="string" office:string-value="21D" calcext:value-type="string">
            <text:p>21D</text:p>
          </table:table-cell>
          <table:table-cell table:formula="of:=[.C546] &amp; &quot; = &quot; &amp; [.E546] &amp; &quot;, // &quot; &amp; [.F546] &amp; &quot; --- &quot; &amp; [.K546]" office:value-type="string" office:string-value="MultiplyBignumStepPop = 0o1035, // 0x21D --- 541" calcext:value-type="string">
            <text:p>MultiplyBignumStepPop = 0o1035, // 0x21D --- 541</text:p>
          </table:table-cell>
          <table:table-cell office:value-type="float" office:value="541" calcext:value-type="float">
            <text:p>541</text:p>
          </table:table-cell>
          <table:table-cell table:formula="of:=[.K546]-[.K54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ivideBignumStepFP</text:p>
          </table:table-cell>
          <table:table-cell office:value-type="string" calcext:value-type="string">
            <text:p>=</text:p>
          </table:table-cell>
          <table:table-cell table:formula="of:=&quot;0o&quot; &amp; [.G547]" office:value-type="string" office:string-value="0o1036" calcext:value-type="string">
            <text:p>0o1036</text:p>
          </table:table-cell>
          <table:table-cell table:formula="of:=&quot;0x&quot; &amp; [.I547]" office:value-type="string" office:string-value="0x21E" calcext:value-type="string">
            <text:p>0x21E</text:p>
          </table:table-cell>
          <table:table-cell table:formula="of:=BASE([.K547]; 8)" office:value-type="string" office:string-value="1036" calcext:value-type="string">
            <text:p>1036</text:p>
          </table:table-cell>
          <table:table-cell/>
          <table:table-cell table:formula="of:=BASE([.K547]; 16)" office:value-type="string" office:string-value="21E" calcext:value-type="string">
            <text:p>21E</text:p>
          </table:table-cell>
          <table:table-cell table:formula="of:=[.C547] &amp; &quot; = &quot; &amp; [.E547] &amp; &quot;, // &quot; &amp; [.F547] &amp; &quot; --- &quot; &amp; [.K547]" office:value-type="string" office:string-value="DivideBignumStepFP = 0o1036, // 0x21E --- 542" calcext:value-type="string">
            <text:p>DivideBignumStepFP = 0o1036, // 0x21E --- 542</text:p>
          </table:table-cell>
          <table:table-cell office:value-type="float" office:value="542" calcext:value-type="float">
            <text:p>542</text:p>
          </table:table-cell>
          <table:table-cell table:formula="of:=[.K547]-[.K54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ivideBignumStepLP</text:p>
          </table:table-cell>
          <table:table-cell office:value-type="string" calcext:value-type="string">
            <text:p>=</text:p>
          </table:table-cell>
          <table:table-cell table:formula="of:=&quot;0o&quot; &amp; [.G548]" office:value-type="string" office:string-value="0o1037" calcext:value-type="string">
            <text:p>0o1037</text:p>
          </table:table-cell>
          <table:table-cell table:formula="of:=&quot;0x&quot; &amp; [.I548]" office:value-type="string" office:string-value="0x21F" calcext:value-type="string">
            <text:p>0x21F</text:p>
          </table:table-cell>
          <table:table-cell table:formula="of:=BASE([.K548]; 8)" office:value-type="string" office:string-value="1037" calcext:value-type="string">
            <text:p>1037</text:p>
          </table:table-cell>
          <table:table-cell/>
          <table:table-cell table:formula="of:=BASE([.K548]; 16)" office:value-type="string" office:string-value="21F" calcext:value-type="string">
            <text:p>21F</text:p>
          </table:table-cell>
          <table:table-cell table:formula="of:=[.C548] &amp; &quot; = &quot; &amp; [.E548] &amp; &quot;, // &quot; &amp; [.F548] &amp; &quot; --- &quot; &amp; [.K548]" office:value-type="string" office:string-value="DivideBignumStepLP = 0o1037, // 0x21F --- 543" calcext:value-type="string">
            <text:p>DivideBignumStepLP = 0o1037, // 0x21F --- 543</text:p>
          </table:table-cell>
          <table:table-cell office:value-type="float" office:value="543" calcext:value-type="float">
            <text:p>543</text:p>
          </table:table-cell>
          <table:table-cell table:formula="of:=[.K548]-[.K54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ivideBignumStepSP</text:p>
          </table:table-cell>
          <table:table-cell office:value-type="string" calcext:value-type="string">
            <text:p>=</text:p>
          </table:table-cell>
          <table:table-cell table:formula="of:=&quot;0o&quot; &amp; [.G549]" office:value-type="string" office:string-value="0o1040" calcext:value-type="string">
            <text:p>0o1040</text:p>
          </table:table-cell>
          <table:table-cell table:formula="of:=&quot;0x&quot; &amp; [.I549]" office:value-type="string" office:string-value="0x220" calcext:value-type="string">
            <text:p>0x220</text:p>
          </table:table-cell>
          <table:table-cell table:formula="of:=BASE([.K549]; 8)" office:value-type="string" office:string-value="1040" calcext:value-type="string">
            <text:p>1040</text:p>
          </table:table-cell>
          <table:table-cell/>
          <table:table-cell table:formula="of:=BASE([.K549]; 16)" office:value-type="string" office:string-value="220" calcext:value-type="string">
            <text:p>220</text:p>
          </table:table-cell>
          <table:table-cell table:formula="of:=[.C549] &amp; &quot; = &quot; &amp; [.E549] &amp; &quot;, // &quot; &amp; [.F549] &amp; &quot; --- &quot; &amp; [.K549]" office:value-type="string" office:string-value="DivideBignumStepSP = 0o1040, // 0x220 --- 544" calcext:value-type="string">
            <text:p>DivideBignumStepSP = 0o1040, // 0x220 --- 544</text:p>
          </table:table-cell>
          <table:table-cell office:value-type="float" office:value="544" calcext:value-type="float">
            <text:p>544</text:p>
          </table:table-cell>
          <table:table-cell table:formula="of:=[.K549]-[.K54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ivideBignumStepImmediate</text:p>
          </table:table-cell>
          <table:table-cell office:value-type="string" calcext:value-type="string">
            <text:p>=</text:p>
          </table:table-cell>
          <table:table-cell table:formula="of:=&quot;0o&quot; &amp; [.G550]" office:value-type="string" office:string-value="0o1041" calcext:value-type="string">
            <text:p>0o1041</text:p>
          </table:table-cell>
          <table:table-cell table:formula="of:=&quot;0x&quot; &amp; [.I550]" office:value-type="string" office:string-value="0x221" calcext:value-type="string">
            <text:p>0x221</text:p>
          </table:table-cell>
          <table:table-cell table:formula="of:=BASE([.K550]; 8)" office:value-type="string" office:string-value="1041" calcext:value-type="string">
            <text:p>1041</text:p>
          </table:table-cell>
          <table:table-cell/>
          <table:table-cell table:formula="of:=BASE([.K550]; 16)" office:value-type="string" office:string-value="221" calcext:value-type="string">
            <text:p>221</text:p>
          </table:table-cell>
          <table:table-cell table:formula="of:=[.C550] &amp; &quot; = &quot; &amp; [.E550] &amp; &quot;, // &quot; &amp; [.F550] &amp; &quot; --- &quot; &amp; [.K550]" office:value-type="string" office:string-value="DivideBignumStepImmediate = 0o1041, // 0x221 --- 545" calcext:value-type="string">
            <text:p>DivideBignumStepImmediate = 0o1041, // 0x221 --- 545</text:p>
          </table:table-cell>
          <table:table-cell office:value-type="float" office:value="545" calcext:value-type="float">
            <text:p>545</text:p>
          </table:table-cell>
          <table:table-cell table:formula="of:=[.K550]-[.K54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ivideBignumStepPop</text:p>
          </table:table-cell>
          <table:table-cell office:value-type="string" calcext:value-type="string">
            <text:p>=</text:p>
          </table:table-cell>
          <table:table-cell table:formula="of:=&quot;0o&quot; &amp; [.G551]" office:value-type="string" office:string-value="0o1042" calcext:value-type="string">
            <text:p>0o1042</text:p>
          </table:table-cell>
          <table:table-cell table:formula="of:=&quot;0x&quot; &amp; [.I551]" office:value-type="string" office:string-value="0x222" calcext:value-type="string">
            <text:p>0x222</text:p>
          </table:table-cell>
          <table:table-cell table:formula="of:=BASE([.K551]; 8)" office:value-type="string" office:string-value="1042" calcext:value-type="string">
            <text:p>1042</text:p>
          </table:table-cell>
          <table:table-cell/>
          <table:table-cell table:formula="of:=BASE([.K551]; 16)" office:value-type="string" office:string-value="222" calcext:value-type="string">
            <text:p>222</text:p>
          </table:table-cell>
          <table:table-cell table:formula="of:=[.C551] &amp; &quot; = &quot; &amp; [.E551] &amp; &quot;, // &quot; &amp; [.F551] &amp; &quot; --- &quot; &amp; [.K551]" office:value-type="string" office:string-value="DivideBignumStepPop = 0o1042, // 0x222 --- 546" calcext:value-type="string">
            <text:p>DivideBignumStepPop = 0o1042, // 0x222 --- 546</text:p>
          </table:table-cell>
          <table:table-cell office:value-type="float" office:value="546" calcext:value-type="float">
            <text:p>546</text:p>
          </table:table-cell>
          <table:table-cell table:formula="of:=[.K551]-[.K55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set1FP</text:p>
          </table:table-cell>
          <table:table-cell office:value-type="string" calcext:value-type="string">
            <text:p>=</text:p>
          </table:table-cell>
          <table:table-cell table:formula="of:=&quot;0o&quot; &amp; [.G552]" office:value-type="string" office:string-value="0o1043" calcext:value-type="string">
            <text:p>0o1043</text:p>
          </table:table-cell>
          <table:table-cell table:formula="of:=&quot;0x&quot; &amp; [.I552]" office:value-type="string" office:string-value="0x223" calcext:value-type="string">
            <text:p>0x223</text:p>
          </table:table-cell>
          <table:table-cell table:formula="of:=BASE([.K552]; 8)" office:value-type="string" office:string-value="1043" calcext:value-type="string">
            <text:p>1043</text:p>
          </table:table-cell>
          <table:table-cell/>
          <table:table-cell table:formula="of:=BASE([.K552]; 16)" office:value-type="string" office:string-value="223" calcext:value-type="string">
            <text:p>223</text:p>
          </table:table-cell>
          <table:table-cell table:formula="of:=[.C552] &amp; &quot; = &quot; &amp; [.E552] &amp; &quot;, // &quot; &amp; [.F552] &amp; &quot; --- &quot; &amp; [.K552]" office:value-type="string" office:string-value="Aset1FP = 0o1043, // 0x223 --- 547" calcext:value-type="string">
            <text:p>Aset1FP = 0o1043, // 0x223 --- 547</text:p>
          </table:table-cell>
          <table:table-cell office:value-type="float" office:value="547" calcext:value-type="float">
            <text:p>547</text:p>
          </table:table-cell>
          <table:table-cell table:formula="of:=[.K552]-[.K55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set1LP</text:p>
          </table:table-cell>
          <table:table-cell office:value-type="string" calcext:value-type="string">
            <text:p>=</text:p>
          </table:table-cell>
          <table:table-cell table:formula="of:=&quot;0o&quot; &amp; [.G553]" office:value-type="string" office:string-value="0o1044" calcext:value-type="string">
            <text:p>0o1044</text:p>
          </table:table-cell>
          <table:table-cell table:formula="of:=&quot;0x&quot; &amp; [.I553]" office:value-type="string" office:string-value="0x224" calcext:value-type="string">
            <text:p>0x224</text:p>
          </table:table-cell>
          <table:table-cell table:formula="of:=BASE([.K553]; 8)" office:value-type="string" office:string-value="1044" calcext:value-type="string">
            <text:p>1044</text:p>
          </table:table-cell>
          <table:table-cell/>
          <table:table-cell table:formula="of:=BASE([.K553]; 16)" office:value-type="string" office:string-value="224" calcext:value-type="string">
            <text:p>224</text:p>
          </table:table-cell>
          <table:table-cell table:formula="of:=[.C553] &amp; &quot; = &quot; &amp; [.E553] &amp; &quot;, // &quot; &amp; [.F553] &amp; &quot; --- &quot; &amp; [.K553]" office:value-type="string" office:string-value="Aset1LP = 0o1044, // 0x224 --- 548" calcext:value-type="string">
            <text:p>Aset1LP = 0o1044, // 0x224 --- 548</text:p>
          </table:table-cell>
          <table:table-cell office:value-type="float" office:value="548" calcext:value-type="float">
            <text:p>548</text:p>
          </table:table-cell>
          <table:table-cell table:formula="of:=[.K553]-[.K55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set1SP</text:p>
          </table:table-cell>
          <table:table-cell office:value-type="string" calcext:value-type="string">
            <text:p>=</text:p>
          </table:table-cell>
          <table:table-cell table:formula="of:=&quot;0o&quot; &amp; [.G554]" office:value-type="string" office:string-value="0o1045" calcext:value-type="string">
            <text:p>0o1045</text:p>
          </table:table-cell>
          <table:table-cell table:formula="of:=&quot;0x&quot; &amp; [.I554]" office:value-type="string" office:string-value="0x225" calcext:value-type="string">
            <text:p>0x225</text:p>
          </table:table-cell>
          <table:table-cell table:formula="of:=BASE([.K554]; 8)" office:value-type="string" office:string-value="1045" calcext:value-type="string">
            <text:p>1045</text:p>
          </table:table-cell>
          <table:table-cell/>
          <table:table-cell table:formula="of:=BASE([.K554]; 16)" office:value-type="string" office:string-value="225" calcext:value-type="string">
            <text:p>225</text:p>
          </table:table-cell>
          <table:table-cell table:formula="of:=[.C554] &amp; &quot; = &quot; &amp; [.E554] &amp; &quot;, // &quot; &amp; [.F554] &amp; &quot; --- &quot; &amp; [.K554]" office:value-type="string" office:string-value="Aset1SP = 0o1045, // 0x225 --- 549" calcext:value-type="string">
            <text:p>Aset1SP = 0o1045, // 0x225 --- 549</text:p>
          </table:table-cell>
          <table:table-cell office:value-type="float" office:value="549" calcext:value-type="float">
            <text:p>549</text:p>
          </table:table-cell>
          <table:table-cell table:formula="of:=[.K554]-[.K55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set1Immediate</text:p>
          </table:table-cell>
          <table:table-cell office:value-type="string" calcext:value-type="string">
            <text:p>=</text:p>
          </table:table-cell>
          <table:table-cell table:formula="of:=&quot;0o&quot; &amp; [.G555]" office:value-type="string" office:string-value="0o1046" calcext:value-type="string">
            <text:p>0o1046</text:p>
          </table:table-cell>
          <table:table-cell table:formula="of:=&quot;0x&quot; &amp; [.I555]" office:value-type="string" office:string-value="0x226" calcext:value-type="string">
            <text:p>0x226</text:p>
          </table:table-cell>
          <table:table-cell table:formula="of:=BASE([.K555]; 8)" office:value-type="string" office:string-value="1046" calcext:value-type="string">
            <text:p>1046</text:p>
          </table:table-cell>
          <table:table-cell/>
          <table:table-cell table:formula="of:=BASE([.K555]; 16)" office:value-type="string" office:string-value="226" calcext:value-type="string">
            <text:p>226</text:p>
          </table:table-cell>
          <table:table-cell table:formula="of:=[.C555] &amp; &quot; = &quot; &amp; [.E555] &amp; &quot;, // &quot; &amp; [.F555] &amp; &quot; --- &quot; &amp; [.K555]" office:value-type="string" office:string-value="Aset1Immediate = 0o1046, // 0x226 --- 550" calcext:value-type="string">
            <text:p>Aset1Immediate = 0o1046, // 0x226 --- 550</text:p>
          </table:table-cell>
          <table:table-cell office:value-type="float" office:value="550" calcext:value-type="float">
            <text:p>550</text:p>
          </table:table-cell>
          <table:table-cell table:formula="of:=[.K555]-[.K55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set1Pop</text:p>
          </table:table-cell>
          <table:table-cell office:value-type="string" calcext:value-type="string">
            <text:p>=</text:p>
          </table:table-cell>
          <table:table-cell table:formula="of:=&quot;0o&quot; &amp; [.G556]" office:value-type="string" office:string-value="0o1047" calcext:value-type="string">
            <text:p>0o1047</text:p>
          </table:table-cell>
          <table:table-cell table:formula="of:=&quot;0x&quot; &amp; [.I556]" office:value-type="string" office:string-value="0x227" calcext:value-type="string">
            <text:p>0x227</text:p>
          </table:table-cell>
          <table:table-cell table:formula="of:=BASE([.K556]; 8)" office:value-type="string" office:string-value="1047" calcext:value-type="string">
            <text:p>1047</text:p>
          </table:table-cell>
          <table:table-cell/>
          <table:table-cell table:formula="of:=BASE([.K556]; 16)" office:value-type="string" office:string-value="227" calcext:value-type="string">
            <text:p>227</text:p>
          </table:table-cell>
          <table:table-cell table:formula="of:=[.C556] &amp; &quot; = &quot; &amp; [.E556] &amp; &quot;, // &quot; &amp; [.F556] &amp; &quot; --- &quot; &amp; [.K556]" office:value-type="string" office:string-value="Aset1Pop = 0o1047, // 0x227 --- 551" calcext:value-type="string">
            <text:p>Aset1Pop = 0o1047, // 0x227 --- 551</text:p>
          </table:table-cell>
          <table:table-cell office:value-type="float" office:value="551" calcext:value-type="float">
            <text:p>551</text:p>
          </table:table-cell>
          <table:table-cell table:formula="of:=[.K556]-[.K55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locateListBlockFP</text:p>
          </table:table-cell>
          <table:table-cell office:value-type="string" calcext:value-type="string">
            <text:p>=</text:p>
          </table:table-cell>
          <table:table-cell table:formula="of:=&quot;0o&quot; &amp; [.G557]" office:value-type="string" office:string-value="0o1050" calcext:value-type="string">
            <text:p>0o1050</text:p>
          </table:table-cell>
          <table:table-cell table:formula="of:=&quot;0x&quot; &amp; [.I557]" office:value-type="string" office:string-value="0x228" calcext:value-type="string">
            <text:p>0x228</text:p>
          </table:table-cell>
          <table:table-cell table:formula="of:=BASE([.K557]; 8)" office:value-type="string" office:string-value="1050" calcext:value-type="string">
            <text:p>1050</text:p>
          </table:table-cell>
          <table:table-cell/>
          <table:table-cell table:formula="of:=BASE([.K557]; 16)" office:value-type="string" office:string-value="228" calcext:value-type="string">
            <text:p>228</text:p>
          </table:table-cell>
          <table:table-cell table:formula="of:=[.C557] &amp; &quot; = &quot; &amp; [.E557] &amp; &quot;, // &quot; &amp; [.F557] &amp; &quot; --- &quot; &amp; [.K557]" office:value-type="string" office:string-value="AllocateListBlockFP = 0o1050, // 0x228 --- 552" calcext:value-type="string">
            <text:p>AllocateListBlockFP = 0o1050, // 0x228 --- 552</text:p>
          </table:table-cell>
          <table:table-cell office:value-type="float" office:value="552" calcext:value-type="float">
            <text:p>552</text:p>
          </table:table-cell>
          <table:table-cell table:formula="of:=[.K557]-[.K55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locateListBlockLP</text:p>
          </table:table-cell>
          <table:table-cell office:value-type="string" calcext:value-type="string">
            <text:p>=</text:p>
          </table:table-cell>
          <table:table-cell table:formula="of:=&quot;0o&quot; &amp; [.G558]" office:value-type="string" office:string-value="0o1051" calcext:value-type="string">
            <text:p>0o1051</text:p>
          </table:table-cell>
          <table:table-cell table:formula="of:=&quot;0x&quot; &amp; [.I558]" office:value-type="string" office:string-value="0x229" calcext:value-type="string">
            <text:p>0x229</text:p>
          </table:table-cell>
          <table:table-cell table:formula="of:=BASE([.K558]; 8)" office:value-type="string" office:string-value="1051" calcext:value-type="string">
            <text:p>1051</text:p>
          </table:table-cell>
          <table:table-cell/>
          <table:table-cell table:formula="of:=BASE([.K558]; 16)" office:value-type="string" office:string-value="229" calcext:value-type="string">
            <text:p>229</text:p>
          </table:table-cell>
          <table:table-cell table:formula="of:=[.C558] &amp; &quot; = &quot; &amp; [.E558] &amp; &quot;, // &quot; &amp; [.F558] &amp; &quot; --- &quot; &amp; [.K558]" office:value-type="string" office:string-value="AllocateListBlockLP = 0o1051, // 0x229 --- 553" calcext:value-type="string">
            <text:p>AllocateListBlockLP = 0o1051, // 0x229 --- 553</text:p>
          </table:table-cell>
          <table:table-cell office:value-type="float" office:value="553" calcext:value-type="float">
            <text:p>553</text:p>
          </table:table-cell>
          <table:table-cell table:formula="of:=[.K558]-[.K55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locateListBlockSP</text:p>
          </table:table-cell>
          <table:table-cell office:value-type="string" calcext:value-type="string">
            <text:p>=</text:p>
          </table:table-cell>
          <table:table-cell table:formula="of:=&quot;0o&quot; &amp; [.G559]" office:value-type="string" office:string-value="0o1052" calcext:value-type="string">
            <text:p>0o1052</text:p>
          </table:table-cell>
          <table:table-cell table:formula="of:=&quot;0x&quot; &amp; [.I559]" office:value-type="string" office:string-value="0x22A" calcext:value-type="string">
            <text:p>0x22A</text:p>
          </table:table-cell>
          <table:table-cell table:formula="of:=BASE([.K559]; 8)" office:value-type="string" office:string-value="1052" calcext:value-type="string">
            <text:p>1052</text:p>
          </table:table-cell>
          <table:table-cell/>
          <table:table-cell table:formula="of:=BASE([.K559]; 16)" office:value-type="string" office:string-value="22A" calcext:value-type="string">
            <text:p>22A</text:p>
          </table:table-cell>
          <table:table-cell table:formula="of:=[.C559] &amp; &quot; = &quot; &amp; [.E559] &amp; &quot;, // &quot; &amp; [.F559] &amp; &quot; --- &quot; &amp; [.K559]" office:value-type="string" office:string-value="AllocateListBlockSP = 0o1052, // 0x22A --- 554" calcext:value-type="string">
            <text:p>AllocateListBlockSP = 0o1052, // 0x22A --- 554</text:p>
          </table:table-cell>
          <table:table-cell office:value-type="float" office:value="554" calcext:value-type="float">
            <text:p>554</text:p>
          </table:table-cell>
          <table:table-cell table:formula="of:=[.K559]-[.K55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locateListBlockImmediate</text:p>
          </table:table-cell>
          <table:table-cell office:value-type="string" calcext:value-type="string">
            <text:p>=</text:p>
          </table:table-cell>
          <table:table-cell table:formula="of:=&quot;0o&quot; &amp; [.G560]" office:value-type="string" office:string-value="0o1053" calcext:value-type="string">
            <text:p>0o1053</text:p>
          </table:table-cell>
          <table:table-cell table:formula="of:=&quot;0x&quot; &amp; [.I560]" office:value-type="string" office:string-value="0x22B" calcext:value-type="string">
            <text:p>0x22B</text:p>
          </table:table-cell>
          <table:table-cell table:formula="of:=BASE([.K560]; 8)" office:value-type="string" office:string-value="1053" calcext:value-type="string">
            <text:p>1053</text:p>
          </table:table-cell>
          <table:table-cell/>
          <table:table-cell table:formula="of:=BASE([.K560]; 16)" office:value-type="string" office:string-value="22B" calcext:value-type="string">
            <text:p>22B</text:p>
          </table:table-cell>
          <table:table-cell table:formula="of:=[.C560] &amp; &quot; = &quot; &amp; [.E560] &amp; &quot;, // &quot; &amp; [.F560] &amp; &quot; --- &quot; &amp; [.K560]" office:value-type="string" office:string-value="AllocateListBlockImmediate = 0o1053, // 0x22B --- 555" calcext:value-type="string">
            <text:p>AllocateListBlockImmediate = 0o1053, // 0x22B --- 555</text:p>
          </table:table-cell>
          <table:table-cell office:value-type="float" office:value="555" calcext:value-type="float">
            <text:p>555</text:p>
          </table:table-cell>
          <table:table-cell table:formula="of:=[.K560]-[.K55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locateListBlockPop</text:p>
          </table:table-cell>
          <table:table-cell office:value-type="string" calcext:value-type="string">
            <text:p>=</text:p>
          </table:table-cell>
          <table:table-cell table:formula="of:=&quot;0o&quot; &amp; [.G561]" office:value-type="string" office:string-value="0o1054" calcext:value-type="string">
            <text:p>0o1054</text:p>
          </table:table-cell>
          <table:table-cell table:formula="of:=&quot;0x&quot; &amp; [.I561]" office:value-type="string" office:string-value="0x22C" calcext:value-type="string">
            <text:p>0x22C</text:p>
          </table:table-cell>
          <table:table-cell table:formula="of:=BASE([.K561]; 8)" office:value-type="string" office:string-value="1054" calcext:value-type="string">
            <text:p>1054</text:p>
          </table:table-cell>
          <table:table-cell/>
          <table:table-cell table:formula="of:=BASE([.K561]; 16)" office:value-type="string" office:string-value="22C" calcext:value-type="string">
            <text:p>22C</text:p>
          </table:table-cell>
          <table:table-cell table:formula="of:=[.C561] &amp; &quot; = &quot; &amp; [.E561] &amp; &quot;, // &quot; &amp; [.F561] &amp; &quot; --- &quot; &amp; [.K561]" office:value-type="string" office:string-value="AllocateListBlockPop = 0o1054, // 0x22C --- 556" calcext:value-type="string">
            <text:p>AllocateListBlockPop = 0o1054, // 0x22C --- 556</text:p>
          </table:table-cell>
          <table:table-cell office:value-type="float" office:value="556" calcext:value-type="float">
            <text:p>556</text:p>
          </table:table-cell>
          <table:table-cell table:formula="of:=[.K561]-[.K56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ref1FP</text:p>
          </table:table-cell>
          <table:table-cell office:value-type="string" calcext:value-type="string">
            <text:p>=</text:p>
          </table:table-cell>
          <table:table-cell table:formula="of:=&quot;0o&quot; &amp; [.G562]" office:value-type="string" office:string-value="0o1055" calcext:value-type="string">
            <text:p>0o1055</text:p>
          </table:table-cell>
          <table:table-cell table:formula="of:=&quot;0x&quot; &amp; [.I562]" office:value-type="string" office:string-value="0x22D" calcext:value-type="string">
            <text:p>0x22D</text:p>
          </table:table-cell>
          <table:table-cell table:formula="of:=BASE([.K562]; 8)" office:value-type="string" office:string-value="1055" calcext:value-type="string">
            <text:p>1055</text:p>
          </table:table-cell>
          <table:table-cell/>
          <table:table-cell table:formula="of:=BASE([.K562]; 16)" office:value-type="string" office:string-value="22D" calcext:value-type="string">
            <text:p>22D</text:p>
          </table:table-cell>
          <table:table-cell table:formula="of:=[.C562] &amp; &quot; = &quot; &amp; [.E562] &amp; &quot;, // &quot; &amp; [.F562] &amp; &quot; --- &quot; &amp; [.K562]" office:value-type="string" office:string-value="Aref1FP = 0o1055, // 0x22D --- 557" calcext:value-type="string">
            <text:p>Aref1FP = 0o1055, // 0x22D --- 557</text:p>
          </table:table-cell>
          <table:table-cell office:value-type="float" office:value="557" calcext:value-type="float">
            <text:p>557</text:p>
          </table:table-cell>
          <table:table-cell table:formula="of:=[.K562]-[.K56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ref1LP</text:p>
          </table:table-cell>
          <table:table-cell office:value-type="string" calcext:value-type="string">
            <text:p>=</text:p>
          </table:table-cell>
          <table:table-cell table:formula="of:=&quot;0o&quot; &amp; [.G563]" office:value-type="string" office:string-value="0o1056" calcext:value-type="string">
            <text:p>0o1056</text:p>
          </table:table-cell>
          <table:table-cell table:formula="of:=&quot;0x&quot; &amp; [.I563]" office:value-type="string" office:string-value="0x22E" calcext:value-type="string">
            <text:p>0x22E</text:p>
          </table:table-cell>
          <table:table-cell table:formula="of:=BASE([.K563]; 8)" office:value-type="string" office:string-value="1056" calcext:value-type="string">
            <text:p>1056</text:p>
          </table:table-cell>
          <table:table-cell/>
          <table:table-cell table:formula="of:=BASE([.K563]; 16)" office:value-type="string" office:string-value="22E" calcext:value-type="string">
            <text:p>22E</text:p>
          </table:table-cell>
          <table:table-cell table:formula="of:=[.C563] &amp; &quot; = &quot; &amp; [.E563] &amp; &quot;, // &quot; &amp; [.F563] &amp; &quot; --- &quot; &amp; [.K563]" office:value-type="string" office:string-value="Aref1LP = 0o1056, // 0x22E --- 558" calcext:value-type="string">
            <text:p>Aref1LP = 0o1056, // 0x22E --- 558</text:p>
          </table:table-cell>
          <table:table-cell office:value-type="float" office:value="558" calcext:value-type="float">
            <text:p>558</text:p>
          </table:table-cell>
          <table:table-cell table:formula="of:=[.K563]-[.K56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ref1SP</text:p>
          </table:table-cell>
          <table:table-cell office:value-type="string" calcext:value-type="string">
            <text:p>=</text:p>
          </table:table-cell>
          <table:table-cell table:formula="of:=&quot;0o&quot; &amp; [.G564]" office:value-type="string" office:string-value="0o1057" calcext:value-type="string">
            <text:p>0o1057</text:p>
          </table:table-cell>
          <table:table-cell table:formula="of:=&quot;0x&quot; &amp; [.I564]" office:value-type="string" office:string-value="0x22F" calcext:value-type="string">
            <text:p>0x22F</text:p>
          </table:table-cell>
          <table:table-cell table:formula="of:=BASE([.K564]; 8)" office:value-type="string" office:string-value="1057" calcext:value-type="string">
            <text:p>1057</text:p>
          </table:table-cell>
          <table:table-cell/>
          <table:table-cell table:formula="of:=BASE([.K564]; 16)" office:value-type="string" office:string-value="22F" calcext:value-type="string">
            <text:p>22F</text:p>
          </table:table-cell>
          <table:table-cell table:formula="of:=[.C564] &amp; &quot; = &quot; &amp; [.E564] &amp; &quot;, // &quot; &amp; [.F564] &amp; &quot; --- &quot; &amp; [.K564]" office:value-type="string" office:string-value="Aref1SP = 0o1057, // 0x22F --- 559" calcext:value-type="string">
            <text:p>Aref1SP = 0o1057, // 0x22F --- 559</text:p>
          </table:table-cell>
          <table:table-cell office:value-type="float" office:value="559" calcext:value-type="float">
            <text:p>559</text:p>
          </table:table-cell>
          <table:table-cell table:formula="of:=[.K564]-[.K56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ref1Immediate</text:p>
          </table:table-cell>
          <table:table-cell office:value-type="string" calcext:value-type="string">
            <text:p>=</text:p>
          </table:table-cell>
          <table:table-cell table:formula="of:=&quot;0o&quot; &amp; [.G565]" office:value-type="string" office:string-value="0o1060" calcext:value-type="string">
            <text:p>0o1060</text:p>
          </table:table-cell>
          <table:table-cell table:formula="of:=&quot;0x&quot; &amp; [.I565]" office:value-type="string" office:string-value="0x230" calcext:value-type="string">
            <text:p>0x230</text:p>
          </table:table-cell>
          <table:table-cell table:formula="of:=BASE([.K565]; 8)" office:value-type="string" office:string-value="1060" calcext:value-type="string">
            <text:p>1060</text:p>
          </table:table-cell>
          <table:table-cell/>
          <table:table-cell table:formula="of:=BASE([.K565]; 16)" office:value-type="string" office:string-value="230" calcext:value-type="string">
            <text:p>230</text:p>
          </table:table-cell>
          <table:table-cell table:formula="of:=[.C565] &amp; &quot; = &quot; &amp; [.E565] &amp; &quot;, // &quot; &amp; [.F565] &amp; &quot; --- &quot; &amp; [.K565]" office:value-type="string" office:string-value="Aref1Immediate = 0o1060, // 0x230 --- 560" calcext:value-type="string">
            <text:p>Aref1Immediate = 0o1060, // 0x230 --- 560</text:p>
          </table:table-cell>
          <table:table-cell office:value-type="float" office:value="560" calcext:value-type="float">
            <text:p>560</text:p>
          </table:table-cell>
          <table:table-cell table:formula="of:=[.K565]-[.K56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ref1Pop</text:p>
          </table:table-cell>
          <table:table-cell office:value-type="string" calcext:value-type="string">
            <text:p>=</text:p>
          </table:table-cell>
          <table:table-cell table:formula="of:=&quot;0o&quot; &amp; [.G566]" office:value-type="string" office:string-value="0o1061" calcext:value-type="string">
            <text:p>0o1061</text:p>
          </table:table-cell>
          <table:table-cell table:formula="of:=&quot;0x&quot; &amp; [.I566]" office:value-type="string" office:string-value="0x231" calcext:value-type="string">
            <text:p>0x231</text:p>
          </table:table-cell>
          <table:table-cell table:formula="of:=BASE([.K566]; 8)" office:value-type="string" office:string-value="1061" calcext:value-type="string">
            <text:p>1061</text:p>
          </table:table-cell>
          <table:table-cell/>
          <table:table-cell table:formula="of:=BASE([.K566]; 16)" office:value-type="string" office:string-value="231" calcext:value-type="string">
            <text:p>231</text:p>
          </table:table-cell>
          <table:table-cell table:formula="of:=[.C566] &amp; &quot; = &quot; &amp; [.E566] &amp; &quot;, // &quot; &amp; [.F566] &amp; &quot; --- &quot; &amp; [.K566]" office:value-type="string" office:string-value="Aref1Pop = 0o1061, // 0x231 --- 561" calcext:value-type="string">
            <text:p>Aref1Pop = 0o1061, // 0x231 --- 561</text:p>
          </table:table-cell>
          <table:table-cell office:value-type="float" office:value="561" calcext:value-type="float">
            <text:p>561</text:p>
          </table:table-cell>
          <table:table-cell table:formula="of:=[.K566]-[.K56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oc1FP</text:p>
          </table:table-cell>
          <table:table-cell office:value-type="string" calcext:value-type="string">
            <text:p>=</text:p>
          </table:table-cell>
          <table:table-cell table:formula="of:=&quot;0o&quot; &amp; [.G567]" office:value-type="string" office:string-value="0o1062" calcext:value-type="string">
            <text:p>0o1062</text:p>
          </table:table-cell>
          <table:table-cell table:formula="of:=&quot;0x&quot; &amp; [.I567]" office:value-type="string" office:string-value="0x232" calcext:value-type="string">
            <text:p>0x232</text:p>
          </table:table-cell>
          <table:table-cell table:formula="of:=BASE([.K567]; 8)" office:value-type="string" office:string-value="1062" calcext:value-type="string">
            <text:p>1062</text:p>
          </table:table-cell>
          <table:table-cell/>
          <table:table-cell table:formula="of:=BASE([.K567]; 16)" office:value-type="string" office:string-value="232" calcext:value-type="string">
            <text:p>232</text:p>
          </table:table-cell>
          <table:table-cell table:formula="of:=[.C567] &amp; &quot; = &quot; &amp; [.E567] &amp; &quot;, // &quot; &amp; [.F567] &amp; &quot; --- &quot; &amp; [.K567]" office:value-type="string" office:string-value="Aloc1FP = 0o1062, // 0x232 --- 562" calcext:value-type="string">
            <text:p>Aloc1FP = 0o1062, // 0x232 --- 562</text:p>
          </table:table-cell>
          <table:table-cell office:value-type="float" office:value="562" calcext:value-type="float">
            <text:p>562</text:p>
          </table:table-cell>
          <table:table-cell table:formula="of:=[.K567]-[.K56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oc1LP</text:p>
          </table:table-cell>
          <table:table-cell office:value-type="string" calcext:value-type="string">
            <text:p>=</text:p>
          </table:table-cell>
          <table:table-cell table:formula="of:=&quot;0o&quot; &amp; [.G568]" office:value-type="string" office:string-value="0o1063" calcext:value-type="string">
            <text:p>0o1063</text:p>
          </table:table-cell>
          <table:table-cell table:formula="of:=&quot;0x&quot; &amp; [.I568]" office:value-type="string" office:string-value="0x233" calcext:value-type="string">
            <text:p>0x233</text:p>
          </table:table-cell>
          <table:table-cell table:formula="of:=BASE([.K568]; 8)" office:value-type="string" office:string-value="1063" calcext:value-type="string">
            <text:p>1063</text:p>
          </table:table-cell>
          <table:table-cell/>
          <table:table-cell table:formula="of:=BASE([.K568]; 16)" office:value-type="string" office:string-value="233" calcext:value-type="string">
            <text:p>233</text:p>
          </table:table-cell>
          <table:table-cell table:formula="of:=[.C568] &amp; &quot; = &quot; &amp; [.E568] &amp; &quot;, // &quot; &amp; [.F568] &amp; &quot; --- &quot; &amp; [.K568]" office:value-type="string" office:string-value="Aloc1LP = 0o1063, // 0x233 --- 563" calcext:value-type="string">
            <text:p>Aloc1LP = 0o1063, // 0x233 --- 563</text:p>
          </table:table-cell>
          <table:table-cell office:value-type="float" office:value="563" calcext:value-type="float">
            <text:p>563</text:p>
          </table:table-cell>
          <table:table-cell table:formula="of:=[.K568]-[.K56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oc1SP</text:p>
          </table:table-cell>
          <table:table-cell office:value-type="string" calcext:value-type="string">
            <text:p>=</text:p>
          </table:table-cell>
          <table:table-cell table:formula="of:=&quot;0o&quot; &amp; [.G569]" office:value-type="string" office:string-value="0o1064" calcext:value-type="string">
            <text:p>0o1064</text:p>
          </table:table-cell>
          <table:table-cell table:formula="of:=&quot;0x&quot; &amp; [.I569]" office:value-type="string" office:string-value="0x234" calcext:value-type="string">
            <text:p>0x234</text:p>
          </table:table-cell>
          <table:table-cell table:formula="of:=BASE([.K569]; 8)" office:value-type="string" office:string-value="1064" calcext:value-type="string">
            <text:p>1064</text:p>
          </table:table-cell>
          <table:table-cell/>
          <table:table-cell table:formula="of:=BASE([.K569]; 16)" office:value-type="string" office:string-value="234" calcext:value-type="string">
            <text:p>234</text:p>
          </table:table-cell>
          <table:table-cell table:formula="of:=[.C569] &amp; &quot; = &quot; &amp; [.E569] &amp; &quot;, // &quot; &amp; [.F569] &amp; &quot; --- &quot; &amp; [.K569]" office:value-type="string" office:string-value="Aloc1SP = 0o1064, // 0x234 --- 564" calcext:value-type="string">
            <text:p>Aloc1SP = 0o1064, // 0x234 --- 564</text:p>
          </table:table-cell>
          <table:table-cell office:value-type="float" office:value="564" calcext:value-type="float">
            <text:p>564</text:p>
          </table:table-cell>
          <table:table-cell table:formula="of:=[.K569]-[.K56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oc1Immediate</text:p>
          </table:table-cell>
          <table:table-cell office:value-type="string" calcext:value-type="string">
            <text:p>=</text:p>
          </table:table-cell>
          <table:table-cell table:formula="of:=&quot;0o&quot; &amp; [.G570]" office:value-type="string" office:string-value="0o1065" calcext:value-type="string">
            <text:p>0o1065</text:p>
          </table:table-cell>
          <table:table-cell table:formula="of:=&quot;0x&quot; &amp; [.I570]" office:value-type="string" office:string-value="0x235" calcext:value-type="string">
            <text:p>0x235</text:p>
          </table:table-cell>
          <table:table-cell table:formula="of:=BASE([.K570]; 8)" office:value-type="string" office:string-value="1065" calcext:value-type="string">
            <text:p>1065</text:p>
          </table:table-cell>
          <table:table-cell/>
          <table:table-cell table:formula="of:=BASE([.K570]; 16)" office:value-type="string" office:string-value="235" calcext:value-type="string">
            <text:p>235</text:p>
          </table:table-cell>
          <table:table-cell table:formula="of:=[.C570] &amp; &quot; = &quot; &amp; [.E570] &amp; &quot;, // &quot; &amp; [.F570] &amp; &quot; --- &quot; &amp; [.K570]" office:value-type="string" office:string-value="Aloc1Immediate = 0o1065, // 0x235 --- 565" calcext:value-type="string">
            <text:p>Aloc1Immediate = 0o1065, // 0x235 --- 565</text:p>
          </table:table-cell>
          <table:table-cell office:value-type="float" office:value="565" calcext:value-type="float">
            <text:p>565</text:p>
          </table:table-cell>
          <table:table-cell table:formula="of:=[.K570]-[.K56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oc1Pop</text:p>
          </table:table-cell>
          <table:table-cell office:value-type="string" calcext:value-type="string">
            <text:p>=</text:p>
          </table:table-cell>
          <table:table-cell table:formula="of:=&quot;0o&quot; &amp; [.G571]" office:value-type="string" office:string-value="0o1066" calcext:value-type="string">
            <text:p>0o1066</text:p>
          </table:table-cell>
          <table:table-cell table:formula="of:=&quot;0x&quot; &amp; [.I571]" office:value-type="string" office:string-value="0x236" calcext:value-type="string">
            <text:p>0x236</text:p>
          </table:table-cell>
          <table:table-cell table:formula="of:=BASE([.K571]; 8)" office:value-type="string" office:string-value="1066" calcext:value-type="string">
            <text:p>1066</text:p>
          </table:table-cell>
          <table:table-cell/>
          <table:table-cell table:formula="of:=BASE([.K571]; 16)" office:value-type="string" office:string-value="236" calcext:value-type="string">
            <text:p>236</text:p>
          </table:table-cell>
          <table:table-cell table:formula="of:=[.C571] &amp; &quot; = &quot; &amp; [.E571] &amp; &quot;, // &quot; &amp; [.F571] &amp; &quot; --- &quot; &amp; [.K571]" office:value-type="string" office:string-value="Aloc1Pop = 0o1066, // 0x236 --- 566" calcext:value-type="string">
            <text:p>Aloc1Pop = 0o1066, // 0x236 --- 566</text:p>
          </table:table-cell>
          <table:table-cell office:value-type="float" office:value="566" calcext:value-type="float">
            <text:p>566</text:p>
          </table:table-cell>
          <table:table-cell table:formula="of:=[.K571]-[.K57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oreArrayLeaderFP</text:p>
          </table:table-cell>
          <table:table-cell office:value-type="string" calcext:value-type="string">
            <text:p>=</text:p>
          </table:table-cell>
          <table:table-cell table:formula="of:=&quot;0o&quot; &amp; [.G572]" office:value-type="string" office:string-value="0o1067" calcext:value-type="string">
            <text:p>0o1067</text:p>
          </table:table-cell>
          <table:table-cell table:formula="of:=&quot;0x&quot; &amp; [.I572]" office:value-type="string" office:string-value="0x237" calcext:value-type="string">
            <text:p>0x237</text:p>
          </table:table-cell>
          <table:table-cell table:formula="of:=BASE([.K572]; 8)" office:value-type="string" office:string-value="1067" calcext:value-type="string">
            <text:p>1067</text:p>
          </table:table-cell>
          <table:table-cell/>
          <table:table-cell table:formula="of:=BASE([.K572]; 16)" office:value-type="string" office:string-value="237" calcext:value-type="string">
            <text:p>237</text:p>
          </table:table-cell>
          <table:table-cell table:formula="of:=[.C572] &amp; &quot; = &quot; &amp; [.E572] &amp; &quot;, // &quot; &amp; [.F572] &amp; &quot; --- &quot; &amp; [.K572]" office:value-type="string" office:string-value="StoreArrayLeaderFP = 0o1067, // 0x237 --- 567" calcext:value-type="string">
            <text:p>StoreArrayLeaderFP = 0o1067, // 0x237 --- 567</text:p>
          </table:table-cell>
          <table:table-cell office:value-type="float" office:value="567" calcext:value-type="float">
            <text:p>567</text:p>
          </table:table-cell>
          <table:table-cell table:formula="of:=[.K572]-[.K57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oreArrayLeaderLP</text:p>
          </table:table-cell>
          <table:table-cell office:value-type="string" calcext:value-type="string">
            <text:p>=</text:p>
          </table:table-cell>
          <table:table-cell table:formula="of:=&quot;0o&quot; &amp; [.G573]" office:value-type="string" office:string-value="0o1070" calcext:value-type="string">
            <text:p>0o1070</text:p>
          </table:table-cell>
          <table:table-cell table:formula="of:=&quot;0x&quot; &amp; [.I573]" office:value-type="string" office:string-value="0x238" calcext:value-type="string">
            <text:p>0x238</text:p>
          </table:table-cell>
          <table:table-cell table:formula="of:=BASE([.K573]; 8)" office:value-type="string" office:string-value="1070" calcext:value-type="string">
            <text:p>1070</text:p>
          </table:table-cell>
          <table:table-cell/>
          <table:table-cell table:formula="of:=BASE([.K573]; 16)" office:value-type="string" office:string-value="238" calcext:value-type="string">
            <text:p>238</text:p>
          </table:table-cell>
          <table:table-cell table:formula="of:=[.C573] &amp; &quot; = &quot; &amp; [.E573] &amp; &quot;, // &quot; &amp; [.F573] &amp; &quot; --- &quot; &amp; [.K573]" office:value-type="string" office:string-value="StoreArrayLeaderLP = 0o1070, // 0x238 --- 568" calcext:value-type="string">
            <text:p>StoreArrayLeaderLP = 0o1070, // 0x238 --- 568</text:p>
          </table:table-cell>
          <table:table-cell office:value-type="float" office:value="568" calcext:value-type="float">
            <text:p>568</text:p>
          </table:table-cell>
          <table:table-cell table:formula="of:=[.K573]-[.K57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oreArrayLeaderSP</text:p>
          </table:table-cell>
          <table:table-cell office:value-type="string" calcext:value-type="string">
            <text:p>=</text:p>
          </table:table-cell>
          <table:table-cell table:formula="of:=&quot;0o&quot; &amp; [.G574]" office:value-type="string" office:string-value="0o1071" calcext:value-type="string">
            <text:p>0o1071</text:p>
          </table:table-cell>
          <table:table-cell table:formula="of:=&quot;0x&quot; &amp; [.I574]" office:value-type="string" office:string-value="0x239" calcext:value-type="string">
            <text:p>0x239</text:p>
          </table:table-cell>
          <table:table-cell table:formula="of:=BASE([.K574]; 8)" office:value-type="string" office:string-value="1071" calcext:value-type="string">
            <text:p>1071</text:p>
          </table:table-cell>
          <table:table-cell/>
          <table:table-cell table:formula="of:=BASE([.K574]; 16)" office:value-type="string" office:string-value="239" calcext:value-type="string">
            <text:p>239</text:p>
          </table:table-cell>
          <table:table-cell table:formula="of:=[.C574] &amp; &quot; = &quot; &amp; [.E574] &amp; &quot;, // &quot; &amp; [.F574] &amp; &quot; --- &quot; &amp; [.K574]" office:value-type="string" office:string-value="StoreArrayLeaderSP = 0o1071, // 0x239 --- 569" calcext:value-type="string">
            <text:p>StoreArrayLeaderSP = 0o1071, // 0x239 --- 569</text:p>
          </table:table-cell>
          <table:table-cell office:value-type="float" office:value="569" calcext:value-type="float">
            <text:p>569</text:p>
          </table:table-cell>
          <table:table-cell table:formula="of:=[.K574]-[.K57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oreArrayLeaderImmediate</text:p>
          </table:table-cell>
          <table:table-cell office:value-type="string" calcext:value-type="string">
            <text:p>=</text:p>
          </table:table-cell>
          <table:table-cell table:formula="of:=&quot;0o&quot; &amp; [.G575]" office:value-type="string" office:string-value="0o1072" calcext:value-type="string">
            <text:p>0o1072</text:p>
          </table:table-cell>
          <table:table-cell table:formula="of:=&quot;0x&quot; &amp; [.I575]" office:value-type="string" office:string-value="0x23A" calcext:value-type="string">
            <text:p>0x23A</text:p>
          </table:table-cell>
          <table:table-cell table:formula="of:=BASE([.K575]; 8)" office:value-type="string" office:string-value="1072" calcext:value-type="string">
            <text:p>1072</text:p>
          </table:table-cell>
          <table:table-cell/>
          <table:table-cell table:formula="of:=BASE([.K575]; 16)" office:value-type="string" office:string-value="23A" calcext:value-type="string">
            <text:p>23A</text:p>
          </table:table-cell>
          <table:table-cell table:formula="of:=[.C575] &amp; &quot; = &quot; &amp; [.E575] &amp; &quot;, // &quot; &amp; [.F575] &amp; &quot; --- &quot; &amp; [.K575]" office:value-type="string" office:string-value="StoreArrayLeaderImmediate = 0o1072, // 0x23A --- 570" calcext:value-type="string">
            <text:p>StoreArrayLeaderImmediate = 0o1072, // 0x23A --- 570</text:p>
          </table:table-cell>
          <table:table-cell office:value-type="float" office:value="570" calcext:value-type="float">
            <text:p>570</text:p>
          </table:table-cell>
          <table:table-cell table:formula="of:=[.K575]-[.K57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oreArrayLeaderPop</text:p>
          </table:table-cell>
          <table:table-cell office:value-type="string" calcext:value-type="string">
            <text:p>=</text:p>
          </table:table-cell>
          <table:table-cell table:formula="of:=&quot;0o&quot; &amp; [.G576]" office:value-type="string" office:string-value="0o1073" calcext:value-type="string">
            <text:p>0o1073</text:p>
          </table:table-cell>
          <table:table-cell table:formula="of:=&quot;0x&quot; &amp; [.I576]" office:value-type="string" office:string-value="0x23B" calcext:value-type="string">
            <text:p>0x23B</text:p>
          </table:table-cell>
          <table:table-cell table:formula="of:=BASE([.K576]; 8)" office:value-type="string" office:string-value="1073" calcext:value-type="string">
            <text:p>1073</text:p>
          </table:table-cell>
          <table:table-cell/>
          <table:table-cell table:formula="of:=BASE([.K576]; 16)" office:value-type="string" office:string-value="23B" calcext:value-type="string">
            <text:p>23B</text:p>
          </table:table-cell>
          <table:table-cell table:formula="of:=[.C576] &amp; &quot; = &quot; &amp; [.E576] &amp; &quot;, // &quot; &amp; [.F576] &amp; &quot; --- &quot; &amp; [.K576]" office:value-type="string" office:string-value="StoreArrayLeaderPop = 0o1073, // 0x23B --- 571" calcext:value-type="string">
            <text:p>StoreArrayLeaderPop = 0o1073, // 0x23B --- 571</text:p>
          </table:table-cell>
          <table:table-cell office:value-type="float" office:value="571" calcext:value-type="float">
            <text:p>571</text:p>
          </table:table-cell>
          <table:table-cell table:formula="of:=[.K576]-[.K57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locateStructureBlockFP</text:p>
          </table:table-cell>
          <table:table-cell office:value-type="string" calcext:value-type="string">
            <text:p>=</text:p>
          </table:table-cell>
          <table:table-cell table:formula="of:=&quot;0o&quot; &amp; [.G577]" office:value-type="string" office:string-value="0o1074" calcext:value-type="string">
            <text:p>0o1074</text:p>
          </table:table-cell>
          <table:table-cell table:formula="of:=&quot;0x&quot; &amp; [.I577]" office:value-type="string" office:string-value="0x23C" calcext:value-type="string">
            <text:p>0x23C</text:p>
          </table:table-cell>
          <table:table-cell table:formula="of:=BASE([.K577]; 8)" office:value-type="string" office:string-value="1074" calcext:value-type="string">
            <text:p>1074</text:p>
          </table:table-cell>
          <table:table-cell/>
          <table:table-cell table:formula="of:=BASE([.K577]; 16)" office:value-type="string" office:string-value="23C" calcext:value-type="string">
            <text:p>23C</text:p>
          </table:table-cell>
          <table:table-cell table:formula="of:=[.C577] &amp; &quot; = &quot; &amp; [.E577] &amp; &quot;, // &quot; &amp; [.F577] &amp; &quot; --- &quot; &amp; [.K577]" office:value-type="string" office:string-value="AllocateStructureBlockFP = 0o1074, // 0x23C --- 572" calcext:value-type="string">
            <text:p>AllocateStructureBlockFP = 0o1074, // 0x23C --- 572</text:p>
          </table:table-cell>
          <table:table-cell office:value-type="float" office:value="572" calcext:value-type="float">
            <text:p>572</text:p>
          </table:table-cell>
          <table:table-cell table:formula="of:=[.K577]-[.K57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locateStructureBlockLP</text:p>
          </table:table-cell>
          <table:table-cell office:value-type="string" calcext:value-type="string">
            <text:p>=</text:p>
          </table:table-cell>
          <table:table-cell table:formula="of:=&quot;0o&quot; &amp; [.G578]" office:value-type="string" office:string-value="0o1075" calcext:value-type="string">
            <text:p>0o1075</text:p>
          </table:table-cell>
          <table:table-cell table:formula="of:=&quot;0x&quot; &amp; [.I578]" office:value-type="string" office:string-value="0x23D" calcext:value-type="string">
            <text:p>0x23D</text:p>
          </table:table-cell>
          <table:table-cell table:formula="of:=BASE([.K578]; 8)" office:value-type="string" office:string-value="1075" calcext:value-type="string">
            <text:p>1075</text:p>
          </table:table-cell>
          <table:table-cell/>
          <table:table-cell table:formula="of:=BASE([.K578]; 16)" office:value-type="string" office:string-value="23D" calcext:value-type="string">
            <text:p>23D</text:p>
          </table:table-cell>
          <table:table-cell table:formula="of:=[.C578] &amp; &quot; = &quot; &amp; [.E578] &amp; &quot;, // &quot; &amp; [.F578] &amp; &quot; --- &quot; &amp; [.K578]" office:value-type="string" office:string-value="AllocateStructureBlockLP = 0o1075, // 0x23D --- 573" calcext:value-type="string">
            <text:p>AllocateStructureBlockLP = 0o1075, // 0x23D --- 573</text:p>
          </table:table-cell>
          <table:table-cell office:value-type="float" office:value="573" calcext:value-type="float">
            <text:p>573</text:p>
          </table:table-cell>
          <table:table-cell table:formula="of:=[.K578]-[.K57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locateStructureBlockSP</text:p>
          </table:table-cell>
          <table:table-cell office:value-type="string" calcext:value-type="string">
            <text:p>=</text:p>
          </table:table-cell>
          <table:table-cell table:formula="of:=&quot;0o&quot; &amp; [.G579]" office:value-type="string" office:string-value="0o1076" calcext:value-type="string">
            <text:p>0o1076</text:p>
          </table:table-cell>
          <table:table-cell table:formula="of:=&quot;0x&quot; &amp; [.I579]" office:value-type="string" office:string-value="0x23E" calcext:value-type="string">
            <text:p>0x23E</text:p>
          </table:table-cell>
          <table:table-cell table:formula="of:=BASE([.K579]; 8)" office:value-type="string" office:string-value="1076" calcext:value-type="string">
            <text:p>1076</text:p>
          </table:table-cell>
          <table:table-cell/>
          <table:table-cell table:formula="of:=BASE([.K579]; 16)" office:value-type="string" office:string-value="23E" calcext:value-type="string">
            <text:p>23E</text:p>
          </table:table-cell>
          <table:table-cell table:formula="of:=[.C579] &amp; &quot; = &quot; &amp; [.E579] &amp; &quot;, // &quot; &amp; [.F579] &amp; &quot; --- &quot; &amp; [.K579]" office:value-type="string" office:string-value="AllocateStructureBlockSP = 0o1076, // 0x23E --- 574" calcext:value-type="string">
            <text:p>AllocateStructureBlockSP = 0o1076, // 0x23E --- 574</text:p>
          </table:table-cell>
          <table:table-cell office:value-type="float" office:value="574" calcext:value-type="float">
            <text:p>574</text:p>
          </table:table-cell>
          <table:table-cell table:formula="of:=[.K579]-[.K57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locateStructureBlockImmediate</text:p>
          </table:table-cell>
          <table:table-cell office:value-type="string" calcext:value-type="string">
            <text:p>=</text:p>
          </table:table-cell>
          <table:table-cell table:formula="of:=&quot;0o&quot; &amp; [.G580]" office:value-type="string" office:string-value="0o1077" calcext:value-type="string">
            <text:p>0o1077</text:p>
          </table:table-cell>
          <table:table-cell table:formula="of:=&quot;0x&quot; &amp; [.I580]" office:value-type="string" office:string-value="0x23F" calcext:value-type="string">
            <text:p>0x23F</text:p>
          </table:table-cell>
          <table:table-cell table:formula="of:=BASE([.K580]; 8)" office:value-type="string" office:string-value="1077" calcext:value-type="string">
            <text:p>1077</text:p>
          </table:table-cell>
          <table:table-cell/>
          <table:table-cell table:formula="of:=BASE([.K580]; 16)" office:value-type="string" office:string-value="23F" calcext:value-type="string">
            <text:p>23F</text:p>
          </table:table-cell>
          <table:table-cell table:formula="of:=[.C580] &amp; &quot; = &quot; &amp; [.E580] &amp; &quot;, // &quot; &amp; [.F580] &amp; &quot; --- &quot; &amp; [.K580]" office:value-type="string" office:string-value="AllocateStructureBlockImmediate = 0o1077, // 0x23F --- 575" calcext:value-type="string">
            <text:p>AllocateStructureBlockImmediate = 0o1077, // 0x23F --- 575</text:p>
          </table:table-cell>
          <table:table-cell office:value-type="float" office:value="575" calcext:value-type="float">
            <text:p>575</text:p>
          </table:table-cell>
          <table:table-cell table:formula="of:=[.K580]-[.K57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locateStructureBlockPop</text:p>
          </table:table-cell>
          <table:table-cell office:value-type="string" calcext:value-type="string">
            <text:p>=</text:p>
          </table:table-cell>
          <table:table-cell table:formula="of:=&quot;0o&quot; &amp; [.G581]" office:value-type="string" office:string-value="0o1100" calcext:value-type="string">
            <text:p>0o1100</text:p>
          </table:table-cell>
          <table:table-cell table:formula="of:=&quot;0x&quot; &amp; [.I581]" office:value-type="string" office:string-value="0x240" calcext:value-type="string">
            <text:p>0x240</text:p>
          </table:table-cell>
          <table:table-cell table:formula="of:=BASE([.K581]; 8)" office:value-type="string" office:string-value="1100" calcext:value-type="string">
            <text:p>1100</text:p>
          </table:table-cell>
          <table:table-cell/>
          <table:table-cell table:formula="of:=BASE([.K581]; 16)" office:value-type="string" office:string-value="240" calcext:value-type="string">
            <text:p>240</text:p>
          </table:table-cell>
          <table:table-cell table:formula="of:=[.C581] &amp; &quot; = &quot; &amp; [.E581] &amp; &quot;, // &quot; &amp; [.F581] &amp; &quot; --- &quot; &amp; [.K581]" office:value-type="string" office:string-value="AllocateStructureBlockPop = 0o1100, // 0x240 --- 576" calcext:value-type="string">
            <text:p>AllocateStructureBlockPop = 0o1100, // 0x240 --- 576</text:p>
          </table:table-cell>
          <table:table-cell office:value-type="float" office:value="576" calcext:value-type="float">
            <text:p>576</text:p>
          </table:table-cell>
          <table:table-cell table:formula="of:=[.K581]-[.K58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rrayLeaderFP</text:p>
          </table:table-cell>
          <table:table-cell office:value-type="string" calcext:value-type="string">
            <text:p>=</text:p>
          </table:table-cell>
          <table:table-cell table:formula="of:=&quot;0o&quot; &amp; [.G582]" office:value-type="string" office:string-value="0o1101" calcext:value-type="string">
            <text:p>0o1101</text:p>
          </table:table-cell>
          <table:table-cell table:formula="of:=&quot;0x&quot; &amp; [.I582]" office:value-type="string" office:string-value="0x241" calcext:value-type="string">
            <text:p>0x241</text:p>
          </table:table-cell>
          <table:table-cell table:formula="of:=BASE([.K582]; 8)" office:value-type="string" office:string-value="1101" calcext:value-type="string">
            <text:p>1101</text:p>
          </table:table-cell>
          <table:table-cell/>
          <table:table-cell table:formula="of:=BASE([.K582]; 16)" office:value-type="string" office:string-value="241" calcext:value-type="string">
            <text:p>241</text:p>
          </table:table-cell>
          <table:table-cell table:formula="of:=[.C582] &amp; &quot; = &quot; &amp; [.E582] &amp; &quot;, // &quot; &amp; [.F582] &amp; &quot; --- &quot; &amp; [.K582]" office:value-type="string" office:string-value="ArrayLeaderFP = 0o1101, // 0x241 --- 577" calcext:value-type="string">
            <text:p>ArrayLeaderFP = 0o1101, // 0x241 --- 577</text:p>
          </table:table-cell>
          <table:table-cell office:value-type="float" office:value="577" calcext:value-type="float">
            <text:p>577</text:p>
          </table:table-cell>
          <table:table-cell table:formula="of:=[.K582]-[.K58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rrayLeaderLP</text:p>
          </table:table-cell>
          <table:table-cell office:value-type="string" calcext:value-type="string">
            <text:p>=</text:p>
          </table:table-cell>
          <table:table-cell table:formula="of:=&quot;0o&quot; &amp; [.G583]" office:value-type="string" office:string-value="0o1102" calcext:value-type="string">
            <text:p>0o1102</text:p>
          </table:table-cell>
          <table:table-cell table:formula="of:=&quot;0x&quot; &amp; [.I583]" office:value-type="string" office:string-value="0x242" calcext:value-type="string">
            <text:p>0x242</text:p>
          </table:table-cell>
          <table:table-cell table:formula="of:=BASE([.K583]; 8)" office:value-type="string" office:string-value="1102" calcext:value-type="string">
            <text:p>1102</text:p>
          </table:table-cell>
          <table:table-cell/>
          <table:table-cell table:formula="of:=BASE([.K583]; 16)" office:value-type="string" office:string-value="242" calcext:value-type="string">
            <text:p>242</text:p>
          </table:table-cell>
          <table:table-cell table:formula="of:=[.C583] &amp; &quot; = &quot; &amp; [.E583] &amp; &quot;, // &quot; &amp; [.F583] &amp; &quot; --- &quot; &amp; [.K583]" office:value-type="string" office:string-value="ArrayLeaderLP = 0o1102, // 0x242 --- 578" calcext:value-type="string">
            <text:p>ArrayLeaderLP = 0o1102, // 0x242 --- 578</text:p>
          </table:table-cell>
          <table:table-cell office:value-type="float" office:value="578" calcext:value-type="float">
            <text:p>578</text:p>
          </table:table-cell>
          <table:table-cell table:formula="of:=[.K583]-[.K58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rrayLeaderSP</text:p>
          </table:table-cell>
          <table:table-cell office:value-type="string" calcext:value-type="string">
            <text:p>=</text:p>
          </table:table-cell>
          <table:table-cell table:formula="of:=&quot;0o&quot; &amp; [.G584]" office:value-type="string" office:string-value="0o1103" calcext:value-type="string">
            <text:p>0o1103</text:p>
          </table:table-cell>
          <table:table-cell table:formula="of:=&quot;0x&quot; &amp; [.I584]" office:value-type="string" office:string-value="0x243" calcext:value-type="string">
            <text:p>0x243</text:p>
          </table:table-cell>
          <table:table-cell table:formula="of:=BASE([.K584]; 8)" office:value-type="string" office:string-value="1103" calcext:value-type="string">
            <text:p>1103</text:p>
          </table:table-cell>
          <table:table-cell/>
          <table:table-cell table:formula="of:=BASE([.K584]; 16)" office:value-type="string" office:string-value="243" calcext:value-type="string">
            <text:p>243</text:p>
          </table:table-cell>
          <table:table-cell table:formula="of:=[.C584] &amp; &quot; = &quot; &amp; [.E584] &amp; &quot;, // &quot; &amp; [.F584] &amp; &quot; --- &quot; &amp; [.K584]" office:value-type="string" office:string-value="ArrayLeaderSP = 0o1103, // 0x243 --- 579" calcext:value-type="string">
            <text:p>ArrayLeaderSP = 0o1103, // 0x243 --- 579</text:p>
          </table:table-cell>
          <table:table-cell office:value-type="float" office:value="579" calcext:value-type="float">
            <text:p>579</text:p>
          </table:table-cell>
          <table:table-cell table:formula="of:=[.K584]-[.K58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rrayLeaderImmediate</text:p>
          </table:table-cell>
          <table:table-cell office:value-type="string" calcext:value-type="string">
            <text:p>=</text:p>
          </table:table-cell>
          <table:table-cell table:formula="of:=&quot;0o&quot; &amp; [.G585]" office:value-type="string" office:string-value="0o1104" calcext:value-type="string">
            <text:p>0o1104</text:p>
          </table:table-cell>
          <table:table-cell table:formula="of:=&quot;0x&quot; &amp; [.I585]" office:value-type="string" office:string-value="0x244" calcext:value-type="string">
            <text:p>0x244</text:p>
          </table:table-cell>
          <table:table-cell table:formula="of:=BASE([.K585]; 8)" office:value-type="string" office:string-value="1104" calcext:value-type="string">
            <text:p>1104</text:p>
          </table:table-cell>
          <table:table-cell/>
          <table:table-cell table:formula="of:=BASE([.K585]; 16)" office:value-type="string" office:string-value="244" calcext:value-type="string">
            <text:p>244</text:p>
          </table:table-cell>
          <table:table-cell table:formula="of:=[.C585] &amp; &quot; = &quot; &amp; [.E585] &amp; &quot;, // &quot; &amp; [.F585] &amp; &quot; --- &quot; &amp; [.K585]" office:value-type="string" office:string-value="ArrayLeaderImmediate = 0o1104, // 0x244 --- 580" calcext:value-type="string">
            <text:p>ArrayLeaderImmediate = 0o1104, // 0x244 --- 580</text:p>
          </table:table-cell>
          <table:table-cell office:value-type="float" office:value="580" calcext:value-type="float">
            <text:p>580</text:p>
          </table:table-cell>
          <table:table-cell table:formula="of:=[.K585]-[.K58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rrayLeaderPop</text:p>
          </table:table-cell>
          <table:table-cell office:value-type="string" calcext:value-type="string">
            <text:p>=</text:p>
          </table:table-cell>
          <table:table-cell table:formula="of:=&quot;0o&quot; &amp; [.G586]" office:value-type="string" office:string-value="0o1105" calcext:value-type="string">
            <text:p>0o1105</text:p>
          </table:table-cell>
          <table:table-cell table:formula="of:=&quot;0x&quot; &amp; [.I586]" office:value-type="string" office:string-value="0x245" calcext:value-type="string">
            <text:p>0x245</text:p>
          </table:table-cell>
          <table:table-cell table:formula="of:=BASE([.K586]; 8)" office:value-type="string" office:string-value="1105" calcext:value-type="string">
            <text:p>1105</text:p>
          </table:table-cell>
          <table:table-cell/>
          <table:table-cell table:formula="of:=BASE([.K586]; 16)" office:value-type="string" office:string-value="245" calcext:value-type="string">
            <text:p>245</text:p>
          </table:table-cell>
          <table:table-cell table:formula="of:=[.C586] &amp; &quot; = &quot; &amp; [.E586] &amp; &quot;, // &quot; &amp; [.F586] &amp; &quot; --- &quot; &amp; [.K586]" office:value-type="string" office:string-value="ArrayLeaderPop = 0o1105, // 0x245 --- 581" calcext:value-type="string">
            <text:p>ArrayLeaderPop = 0o1105, // 0x245 --- 581</text:p>
          </table:table-cell>
          <table:table-cell office:value-type="float" office:value="581" calcext:value-type="float">
            <text:p>581</text:p>
          </table:table-cell>
          <table:table-cell table:formula="of:=[.K586]-[.K58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ocLeaderFP</text:p>
          </table:table-cell>
          <table:table-cell office:value-type="string" calcext:value-type="string">
            <text:p>=</text:p>
          </table:table-cell>
          <table:table-cell table:formula="of:=&quot;0o&quot; &amp; [.G587]" office:value-type="string" office:string-value="0o1106" calcext:value-type="string">
            <text:p>0o1106</text:p>
          </table:table-cell>
          <table:table-cell table:formula="of:=&quot;0x&quot; &amp; [.I587]" office:value-type="string" office:string-value="0x246" calcext:value-type="string">
            <text:p>0x246</text:p>
          </table:table-cell>
          <table:table-cell table:formula="of:=BASE([.K587]; 8)" office:value-type="string" office:string-value="1106" calcext:value-type="string">
            <text:p>1106</text:p>
          </table:table-cell>
          <table:table-cell/>
          <table:table-cell table:formula="of:=BASE([.K587]; 16)" office:value-type="string" office:string-value="246" calcext:value-type="string">
            <text:p>246</text:p>
          </table:table-cell>
          <table:table-cell table:formula="of:=[.C587] &amp; &quot; = &quot; &amp; [.E587] &amp; &quot;, // &quot; &amp; [.F587] &amp; &quot; --- &quot; &amp; [.K587]" office:value-type="string" office:string-value="AlocLeaderFP = 0o1106, // 0x246 --- 582" calcext:value-type="string">
            <text:p>AlocLeaderFP = 0o1106, // 0x246 --- 582</text:p>
          </table:table-cell>
          <table:table-cell office:value-type="float" office:value="582" calcext:value-type="float">
            <text:p>582</text:p>
          </table:table-cell>
          <table:table-cell table:formula="of:=[.K587]-[.K58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ocLeaderLP</text:p>
          </table:table-cell>
          <table:table-cell office:value-type="string" calcext:value-type="string">
            <text:p>=</text:p>
          </table:table-cell>
          <table:table-cell table:formula="of:=&quot;0o&quot; &amp; [.G588]" office:value-type="string" office:string-value="0o1107" calcext:value-type="string">
            <text:p>0o1107</text:p>
          </table:table-cell>
          <table:table-cell table:formula="of:=&quot;0x&quot; &amp; [.I588]" office:value-type="string" office:string-value="0x247" calcext:value-type="string">
            <text:p>0x247</text:p>
          </table:table-cell>
          <table:table-cell table:formula="of:=BASE([.K588]; 8)" office:value-type="string" office:string-value="1107" calcext:value-type="string">
            <text:p>1107</text:p>
          </table:table-cell>
          <table:table-cell/>
          <table:table-cell table:formula="of:=BASE([.K588]; 16)" office:value-type="string" office:string-value="247" calcext:value-type="string">
            <text:p>247</text:p>
          </table:table-cell>
          <table:table-cell table:formula="of:=[.C588] &amp; &quot; = &quot; &amp; [.E588] &amp; &quot;, // &quot; &amp; [.F588] &amp; &quot; --- &quot; &amp; [.K588]" office:value-type="string" office:string-value="AlocLeaderLP = 0o1107, // 0x247 --- 583" calcext:value-type="string">
            <text:p>AlocLeaderLP = 0o1107, // 0x247 --- 583</text:p>
          </table:table-cell>
          <table:table-cell office:value-type="float" office:value="583" calcext:value-type="float">
            <text:p>583</text:p>
          </table:table-cell>
          <table:table-cell table:formula="of:=[.K588]-[.K58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ocLeaderSP</text:p>
          </table:table-cell>
          <table:table-cell office:value-type="string" calcext:value-type="string">
            <text:p>=</text:p>
          </table:table-cell>
          <table:table-cell table:formula="of:=&quot;0o&quot; &amp; [.G589]" office:value-type="string" office:string-value="0o1110" calcext:value-type="string">
            <text:p>0o1110</text:p>
          </table:table-cell>
          <table:table-cell table:formula="of:=&quot;0x&quot; &amp; [.I589]" office:value-type="string" office:string-value="0x248" calcext:value-type="string">
            <text:p>0x248</text:p>
          </table:table-cell>
          <table:table-cell table:formula="of:=BASE([.K589]; 8)" office:value-type="string" office:string-value="1110" calcext:value-type="string">
            <text:p>1110</text:p>
          </table:table-cell>
          <table:table-cell/>
          <table:table-cell table:formula="of:=BASE([.K589]; 16)" office:value-type="string" office:string-value="248" calcext:value-type="string">
            <text:p>248</text:p>
          </table:table-cell>
          <table:table-cell table:formula="of:=[.C589] &amp; &quot; = &quot; &amp; [.E589] &amp; &quot;, // &quot; &amp; [.F589] &amp; &quot; --- &quot; &amp; [.K589]" office:value-type="string" office:string-value="AlocLeaderSP = 0o1110, // 0x248 --- 584" calcext:value-type="string">
            <text:p>AlocLeaderSP = 0o1110, // 0x248 --- 584</text:p>
          </table:table-cell>
          <table:table-cell office:value-type="float" office:value="584" calcext:value-type="float">
            <text:p>584</text:p>
          </table:table-cell>
          <table:table-cell table:formula="of:=[.K589]-[.K58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ocLeaderImmediate</text:p>
          </table:table-cell>
          <table:table-cell office:value-type="string" calcext:value-type="string">
            <text:p>=</text:p>
          </table:table-cell>
          <table:table-cell table:formula="of:=&quot;0o&quot; &amp; [.G590]" office:value-type="string" office:string-value="0o1111" calcext:value-type="string">
            <text:p>0o1111</text:p>
          </table:table-cell>
          <table:table-cell table:formula="of:=&quot;0x&quot; &amp; [.I590]" office:value-type="string" office:string-value="0x249" calcext:value-type="string">
            <text:p>0x249</text:p>
          </table:table-cell>
          <table:table-cell table:formula="of:=BASE([.K590]; 8)" office:value-type="string" office:string-value="1111" calcext:value-type="string">
            <text:p>1111</text:p>
          </table:table-cell>
          <table:table-cell/>
          <table:table-cell table:formula="of:=BASE([.K590]; 16)" office:value-type="string" office:string-value="249" calcext:value-type="string">
            <text:p>249</text:p>
          </table:table-cell>
          <table:table-cell table:formula="of:=[.C590] &amp; &quot; = &quot; &amp; [.E590] &amp; &quot;, // &quot; &amp; [.F590] &amp; &quot; --- &quot; &amp; [.K590]" office:value-type="string" office:string-value="AlocLeaderImmediate = 0o1111, // 0x249 --- 585" calcext:value-type="string">
            <text:p>AlocLeaderImmediate = 0o1111, // 0x249 --- 585</text:p>
          </table:table-cell>
          <table:table-cell office:value-type="float" office:value="585" calcext:value-type="float">
            <text:p>585</text:p>
          </table:table-cell>
          <table:table-cell table:formula="of:=[.K590]-[.K58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AlocLeaderPop</text:p>
          </table:table-cell>
          <table:table-cell office:value-type="string" calcext:value-type="string">
            <text:p>=</text:p>
          </table:table-cell>
          <table:table-cell table:formula="of:=&quot;0o&quot; &amp; [.G591]" office:value-type="string" office:string-value="0o1112" calcext:value-type="string">
            <text:p>0o1112</text:p>
          </table:table-cell>
          <table:table-cell table:formula="of:=&quot;0x&quot; &amp; [.I591]" office:value-type="string" office:string-value="0x24A" calcext:value-type="string">
            <text:p>0x24A</text:p>
          </table:table-cell>
          <table:table-cell table:formula="of:=BASE([.K591]; 8)" office:value-type="string" office:string-value="1112" calcext:value-type="string">
            <text:p>1112</text:p>
          </table:table-cell>
          <table:table-cell/>
          <table:table-cell table:formula="of:=BASE([.K591]; 16)" office:value-type="string" office:string-value="24A" calcext:value-type="string">
            <text:p>24A</text:p>
          </table:table-cell>
          <table:table-cell table:formula="of:=[.C591] &amp; &quot; = &quot; &amp; [.E591] &amp; &quot;, // &quot; &amp; [.F591] &amp; &quot; --- &quot; &amp; [.K591]" office:value-type="string" office:string-value="AlocLeaderPop = 0o1112, // 0x24A --- 586" calcext:value-type="string">
            <text:p>AlocLeaderPop = 0o1112, // 0x24A --- 586</text:p>
          </table:table-cell>
          <table:table-cell office:value-type="float" office:value="586" calcext:value-type="float">
            <text:p>586</text:p>
          </table:table-cell>
          <table:table-cell table:formula="of:=[.K591]-[.K59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pInstanceVariable</text:p>
          </table:table-cell>
          <table:table-cell office:value-type="string" calcext:value-type="string">
            <text:p>=</text:p>
          </table:table-cell>
          <table:table-cell table:formula="of:=&quot;0o&quot; &amp; [.G592]" office:value-type="string" office:string-value="0o1113" calcext:value-type="string">
            <text:p>0o1113</text:p>
          </table:table-cell>
          <table:table-cell table:formula="of:=&quot;0x&quot; &amp; [.I592]" office:value-type="string" office:string-value="0x24B" calcext:value-type="string">
            <text:p>0x24B</text:p>
          </table:table-cell>
          <table:table-cell table:formula="of:=BASE([.K592]; 8)" office:value-type="string" office:string-value="1113" calcext:value-type="string">
            <text:p>1113</text:p>
          </table:table-cell>
          <table:table-cell/>
          <table:table-cell table:formula="of:=BASE([.K592]; 16)" office:value-type="string" office:string-value="24B" calcext:value-type="string">
            <text:p>24B</text:p>
          </table:table-cell>
          <table:table-cell table:formula="of:=[.C592] &amp; &quot; = &quot; &amp; [.E592] &amp; &quot;, // &quot; &amp; [.F592] &amp; &quot; --- &quot; &amp; [.K592]" office:value-type="string" office:string-value="PopInstanceVariable = 0o1113, // 0x24B --- 587" calcext:value-type="string">
            <text:p>PopInstanceVariable = 0o1113, // 0x24B --- 587</text:p>
          </table:table-cell>
          <table:table-cell office:value-type="float" office:value="587" calcext:value-type="float">
            <text:p>587</text:p>
          </table:table-cell>
          <table:table-cell table:formula="of:=[.K592]-[.K59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ovemInstanceVariable</text:p>
          </table:table-cell>
          <table:table-cell office:value-type="string" calcext:value-type="string">
            <text:p>=</text:p>
          </table:table-cell>
          <table:table-cell table:formula="of:=&quot;0o&quot; &amp; [.G593]" office:value-type="string" office:string-value="0o1114" calcext:value-type="string">
            <text:p>0o1114</text:p>
          </table:table-cell>
          <table:table-cell table:formula="of:=&quot;0x&quot; &amp; [.I593]" office:value-type="string" office:string-value="0x24C" calcext:value-type="string">
            <text:p>0x24C</text:p>
          </table:table-cell>
          <table:table-cell table:formula="of:=BASE([.K593]; 8)" office:value-type="string" office:string-value="1114" calcext:value-type="string">
            <text:p>1114</text:p>
          </table:table-cell>
          <table:table-cell/>
          <table:table-cell table:formula="of:=BASE([.K593]; 16)" office:value-type="string" office:string-value="24C" calcext:value-type="string">
            <text:p>24C</text:p>
          </table:table-cell>
          <table:table-cell table:formula="of:=[.C593] &amp; &quot; = &quot; &amp; [.E593] &amp; &quot;, // &quot; &amp; [.F593] &amp; &quot; --- &quot; &amp; [.K593]" office:value-type="string" office:string-value="MovemInstanceVariable = 0o1114, // 0x24C --- 588" calcext:value-type="string">
            <text:p>MovemInstanceVariable = 0o1114, // 0x24C --- 588</text:p>
          </table:table-cell>
          <table:table-cell office:value-type="float" office:value="588" calcext:value-type="float">
            <text:p>588</text:p>
          </table:table-cell>
          <table:table-cell table:formula="of:=[.K593]-[.K59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pInstanceVariableOrdered</text:p>
          </table:table-cell>
          <table:table-cell office:value-type="string" calcext:value-type="string">
            <text:p>=</text:p>
          </table:table-cell>
          <table:table-cell table:formula="of:=&quot;0o&quot; &amp; [.G594]" office:value-type="string" office:string-value="0o1115" calcext:value-type="string">
            <text:p>0o1115</text:p>
          </table:table-cell>
          <table:table-cell table:formula="of:=&quot;0x&quot; &amp; [.I594]" office:value-type="string" office:string-value="0x24D" calcext:value-type="string">
            <text:p>0x24D</text:p>
          </table:table-cell>
          <table:table-cell table:formula="of:=BASE([.K594]; 8)" office:value-type="string" office:string-value="1115" calcext:value-type="string">
            <text:p>1115</text:p>
          </table:table-cell>
          <table:table-cell/>
          <table:table-cell table:formula="of:=BASE([.K594]; 16)" office:value-type="string" office:string-value="24D" calcext:value-type="string">
            <text:p>24D</text:p>
          </table:table-cell>
          <table:table-cell table:formula="of:=[.C594] &amp; &quot; = &quot; &amp; [.E594] &amp; &quot;, // &quot; &amp; [.F594] &amp; &quot; --- &quot; &amp; [.K594]" office:value-type="string" office:string-value="PopInstanceVariableOrdered = 0o1115, // 0x24D --- 589" calcext:value-type="string">
            <text:p>PopInstanceVariableOrdered = 0o1115, // 0x24D --- 589</text:p>
          </table:table-cell>
          <table:table-cell office:value-type="float" office:value="589" calcext:value-type="float">
            <text:p>589</text:p>
          </table:table-cell>
          <table:table-cell table:formula="of:=[.K594]-[.K59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ovemInstanceVariableOrdered</text:p>
          </table:table-cell>
          <table:table-cell office:value-type="string" calcext:value-type="string">
            <text:p>=</text:p>
          </table:table-cell>
          <table:table-cell table:formula="of:=&quot;0o&quot; &amp; [.G595]" office:value-type="string" office:string-value="0o1116" calcext:value-type="string">
            <text:p>0o1116</text:p>
          </table:table-cell>
          <table:table-cell table:formula="of:=&quot;0x&quot; &amp; [.I595]" office:value-type="string" office:string-value="0x24E" calcext:value-type="string">
            <text:p>0x24E</text:p>
          </table:table-cell>
          <table:table-cell table:formula="of:=BASE([.K595]; 8)" office:value-type="string" office:string-value="1116" calcext:value-type="string">
            <text:p>1116</text:p>
          </table:table-cell>
          <table:table-cell/>
          <table:table-cell table:formula="of:=BASE([.K595]; 16)" office:value-type="string" office:string-value="24E" calcext:value-type="string">
            <text:p>24E</text:p>
          </table:table-cell>
          <table:table-cell table:formula="of:=[.C595] &amp; &quot; = &quot; &amp; [.E595] &amp; &quot;, // &quot; &amp; [.F595] &amp; &quot; --- &quot; &amp; [.K595]" office:value-type="string" office:string-value="MovemInstanceVariableOrdered = 0o1116, // 0x24E --- 590" calcext:value-type="string">
            <text:p>MovemInstanceVariableOrdered = 0o1116, // 0x24E --- 590</text:p>
          </table:table-cell>
          <table:table-cell office:value-type="float" office:value="590" calcext:value-type="float">
            <text:p>590</text:p>
          </table:table-cell>
          <table:table-cell table:formula="of:=[.K595]-[.K59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InstanceRefFP</text:p>
          </table:table-cell>
          <table:table-cell office:value-type="string" calcext:value-type="string">
            <text:p>=</text:p>
          </table:table-cell>
          <table:table-cell table:formula="of:=&quot;0o&quot; &amp; [.G596]" office:value-type="string" office:string-value="0o1117" calcext:value-type="string">
            <text:p>0o1117</text:p>
          </table:table-cell>
          <table:table-cell table:formula="of:=&quot;0x&quot; &amp; [.I596]" office:value-type="string" office:string-value="0x24F" calcext:value-type="string">
            <text:p>0x24F</text:p>
          </table:table-cell>
          <table:table-cell table:formula="of:=BASE([.K596]; 8)" office:value-type="string" office:string-value="1117" calcext:value-type="string">
            <text:p>1117</text:p>
          </table:table-cell>
          <table:table-cell/>
          <table:table-cell table:formula="of:=BASE([.K596]; 16)" office:value-type="string" office:string-value="24F" calcext:value-type="string">
            <text:p>24F</text:p>
          </table:table-cell>
          <table:table-cell table:formula="of:=[.C596] &amp; &quot; = &quot; &amp; [.E596] &amp; &quot;, // &quot; &amp; [.F596] &amp; &quot; --- &quot; &amp; [.K596]" office:value-type="string" office:string-value="InstanceRefFP = 0o1117, // 0x24F --- 591" calcext:value-type="string">
            <text:p>InstanceRefFP = 0o1117, // 0x24F --- 591</text:p>
          </table:table-cell>
          <table:table-cell office:value-type="float" office:value="591" calcext:value-type="float">
            <text:p>591</text:p>
          </table:table-cell>
          <table:table-cell table:formula="of:=[.K596]-[.K59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InstanceRefLP</text:p>
          </table:table-cell>
          <table:table-cell office:value-type="string" calcext:value-type="string">
            <text:p>=</text:p>
          </table:table-cell>
          <table:table-cell table:formula="of:=&quot;0o&quot; &amp; [.G597]" office:value-type="string" office:string-value="0o1120" calcext:value-type="string">
            <text:p>0o1120</text:p>
          </table:table-cell>
          <table:table-cell table:formula="of:=&quot;0x&quot; &amp; [.I597]" office:value-type="string" office:string-value="0x250" calcext:value-type="string">
            <text:p>0x250</text:p>
          </table:table-cell>
          <table:table-cell table:formula="of:=BASE([.K597]; 8)" office:value-type="string" office:string-value="1120" calcext:value-type="string">
            <text:p>1120</text:p>
          </table:table-cell>
          <table:table-cell/>
          <table:table-cell table:formula="of:=BASE([.K597]; 16)" office:value-type="string" office:string-value="250" calcext:value-type="string">
            <text:p>250</text:p>
          </table:table-cell>
          <table:table-cell table:formula="of:=[.C597] &amp; &quot; = &quot; &amp; [.E597] &amp; &quot;, // &quot; &amp; [.F597] &amp; &quot; --- &quot; &amp; [.K597]" office:value-type="string" office:string-value="InstanceRefLP = 0o1120, // 0x250 --- 592" calcext:value-type="string">
            <text:p>InstanceRefLP = 0o1120, // 0x250 --- 592</text:p>
          </table:table-cell>
          <table:table-cell office:value-type="float" office:value="592" calcext:value-type="float">
            <text:p>592</text:p>
          </table:table-cell>
          <table:table-cell table:formula="of:=[.K597]-[.K59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InstanceRefSP</text:p>
          </table:table-cell>
          <table:table-cell office:value-type="string" calcext:value-type="string">
            <text:p>=</text:p>
          </table:table-cell>
          <table:table-cell table:formula="of:=&quot;0o&quot; &amp; [.G598]" office:value-type="string" office:string-value="0o1121" calcext:value-type="string">
            <text:p>0o1121</text:p>
          </table:table-cell>
          <table:table-cell table:formula="of:=&quot;0x&quot; &amp; [.I598]" office:value-type="string" office:string-value="0x251" calcext:value-type="string">
            <text:p>0x251</text:p>
          </table:table-cell>
          <table:table-cell table:formula="of:=BASE([.K598]; 8)" office:value-type="string" office:string-value="1121" calcext:value-type="string">
            <text:p>1121</text:p>
          </table:table-cell>
          <table:table-cell/>
          <table:table-cell table:formula="of:=BASE([.K598]; 16)" office:value-type="string" office:string-value="251" calcext:value-type="string">
            <text:p>251</text:p>
          </table:table-cell>
          <table:table-cell table:formula="of:=[.C598] &amp; &quot; = &quot; &amp; [.E598] &amp; &quot;, // &quot; &amp; [.F598] &amp; &quot; --- &quot; &amp; [.K598]" office:value-type="string" office:string-value="InstanceRefSP = 0o1121, // 0x251 --- 593" calcext:value-type="string">
            <text:p>InstanceRefSP = 0o1121, // 0x251 --- 593</text:p>
          </table:table-cell>
          <table:table-cell office:value-type="float" office:value="593" calcext:value-type="float">
            <text:p>593</text:p>
          </table:table-cell>
          <table:table-cell table:formula="of:=[.K598]-[.K59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InstanceRefImmediate</text:p>
          </table:table-cell>
          <table:table-cell office:value-type="string" calcext:value-type="string">
            <text:p>=</text:p>
          </table:table-cell>
          <table:table-cell table:formula="of:=&quot;0o&quot; &amp; [.G599]" office:value-type="string" office:string-value="0o1122" calcext:value-type="string">
            <text:p>0o1122</text:p>
          </table:table-cell>
          <table:table-cell table:formula="of:=&quot;0x&quot; &amp; [.I599]" office:value-type="string" office:string-value="0x252" calcext:value-type="string">
            <text:p>0x252</text:p>
          </table:table-cell>
          <table:table-cell table:formula="of:=BASE([.K599]; 8)" office:value-type="string" office:string-value="1122" calcext:value-type="string">
            <text:p>1122</text:p>
          </table:table-cell>
          <table:table-cell/>
          <table:table-cell table:formula="of:=BASE([.K599]; 16)" office:value-type="string" office:string-value="252" calcext:value-type="string">
            <text:p>252</text:p>
          </table:table-cell>
          <table:table-cell table:formula="of:=[.C599] &amp; &quot; = &quot; &amp; [.E599] &amp; &quot;, // &quot; &amp; [.F599] &amp; &quot; --- &quot; &amp; [.K599]" office:value-type="string" office:string-value="InstanceRefImmediate = 0o1122, // 0x252 --- 594" calcext:value-type="string">
            <text:p>InstanceRefImmediate = 0o1122, // 0x252 --- 594</text:p>
          </table:table-cell>
          <table:table-cell office:value-type="float" office:value="594" calcext:value-type="float">
            <text:p>594</text:p>
          </table:table-cell>
          <table:table-cell table:formula="of:=[.K599]-[.K59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InstanceRefPop</text:p>
          </table:table-cell>
          <table:table-cell office:value-type="string" calcext:value-type="string">
            <text:p>=</text:p>
          </table:table-cell>
          <table:table-cell table:formula="of:=&quot;0o&quot; &amp; [.G600]" office:value-type="string" office:string-value="0o1123" calcext:value-type="string">
            <text:p>0o1123</text:p>
          </table:table-cell>
          <table:table-cell table:formula="of:=&quot;0x&quot; &amp; [.I600]" office:value-type="string" office:string-value="0x253" calcext:value-type="string">
            <text:p>0x253</text:p>
          </table:table-cell>
          <table:table-cell table:formula="of:=BASE([.K600]; 8)" office:value-type="string" office:string-value="1123" calcext:value-type="string">
            <text:p>1123</text:p>
          </table:table-cell>
          <table:table-cell/>
          <table:table-cell table:formula="of:=BASE([.K600]; 16)" office:value-type="string" office:string-value="253" calcext:value-type="string">
            <text:p>253</text:p>
          </table:table-cell>
          <table:table-cell table:formula="of:=[.C600] &amp; &quot; = &quot; &amp; [.E600] &amp; &quot;, // &quot; &amp; [.F600] &amp; &quot; --- &quot; &amp; [.K600]" office:value-type="string" office:string-value="InstanceRefPop = 0o1123, // 0x253 --- 595" calcext:value-type="string">
            <text:p>InstanceRefPop = 0o1123, // 0x253 --- 595</text:p>
          </table:table-cell>
          <table:table-cell office:value-type="float" office:value="595" calcext:value-type="float">
            <text:p>595</text:p>
          </table:table-cell>
          <table:table-cell table:formula="of:=[.K600]-[.K59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InstanceSetFP</text:p>
          </table:table-cell>
          <table:table-cell office:value-type="string" calcext:value-type="string">
            <text:p>=</text:p>
          </table:table-cell>
          <table:table-cell table:formula="of:=&quot;0o&quot; &amp; [.G601]" office:value-type="string" office:string-value="0o1124" calcext:value-type="string">
            <text:p>0o1124</text:p>
          </table:table-cell>
          <table:table-cell table:formula="of:=&quot;0x&quot; &amp; [.I601]" office:value-type="string" office:string-value="0x254" calcext:value-type="string">
            <text:p>0x254</text:p>
          </table:table-cell>
          <table:table-cell table:formula="of:=BASE([.K601]; 8)" office:value-type="string" office:string-value="1124" calcext:value-type="string">
            <text:p>1124</text:p>
          </table:table-cell>
          <table:table-cell/>
          <table:table-cell table:formula="of:=BASE([.K601]; 16)" office:value-type="string" office:string-value="254" calcext:value-type="string">
            <text:p>254</text:p>
          </table:table-cell>
          <table:table-cell table:formula="of:=[.C601] &amp; &quot; = &quot; &amp; [.E601] &amp; &quot;, // &quot; &amp; [.F601] &amp; &quot; --- &quot; &amp; [.K601]" office:value-type="string" office:string-value="InstanceSetFP = 0o1124, // 0x254 --- 596" calcext:value-type="string">
            <text:p>InstanceSetFP = 0o1124, // 0x254 --- 596</text:p>
          </table:table-cell>
          <table:table-cell office:value-type="float" office:value="596" calcext:value-type="float">
            <text:p>596</text:p>
          </table:table-cell>
          <table:table-cell table:formula="of:=[.K601]-[.K60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InstanceSetLP</text:p>
          </table:table-cell>
          <table:table-cell office:value-type="string" calcext:value-type="string">
            <text:p>=</text:p>
          </table:table-cell>
          <table:table-cell table:formula="of:=&quot;0o&quot; &amp; [.G602]" office:value-type="string" office:string-value="0o1125" calcext:value-type="string">
            <text:p>0o1125</text:p>
          </table:table-cell>
          <table:table-cell table:formula="of:=&quot;0x&quot; &amp; [.I602]" office:value-type="string" office:string-value="0x255" calcext:value-type="string">
            <text:p>0x255</text:p>
          </table:table-cell>
          <table:table-cell table:formula="of:=BASE([.K602]; 8)" office:value-type="string" office:string-value="1125" calcext:value-type="string">
            <text:p>1125</text:p>
          </table:table-cell>
          <table:table-cell/>
          <table:table-cell table:formula="of:=BASE([.K602]; 16)" office:value-type="string" office:string-value="255" calcext:value-type="string">
            <text:p>255</text:p>
          </table:table-cell>
          <table:table-cell table:formula="of:=[.C602] &amp; &quot; = &quot; &amp; [.E602] &amp; &quot;, // &quot; &amp; [.F602] &amp; &quot; --- &quot; &amp; [.K602]" office:value-type="string" office:string-value="InstanceSetLP = 0o1125, // 0x255 --- 597" calcext:value-type="string">
            <text:p>InstanceSetLP = 0o1125, // 0x255 --- 597</text:p>
          </table:table-cell>
          <table:table-cell office:value-type="float" office:value="597" calcext:value-type="float">
            <text:p>597</text:p>
          </table:table-cell>
          <table:table-cell table:formula="of:=[.K602]-[.K60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InstanceSetSP</text:p>
          </table:table-cell>
          <table:table-cell office:value-type="string" calcext:value-type="string">
            <text:p>=</text:p>
          </table:table-cell>
          <table:table-cell table:formula="of:=&quot;0o&quot; &amp; [.G603]" office:value-type="string" office:string-value="0o1126" calcext:value-type="string">
            <text:p>0o1126</text:p>
          </table:table-cell>
          <table:table-cell table:formula="of:=&quot;0x&quot; &amp; [.I603]" office:value-type="string" office:string-value="0x256" calcext:value-type="string">
            <text:p>0x256</text:p>
          </table:table-cell>
          <table:table-cell table:formula="of:=BASE([.K603]; 8)" office:value-type="string" office:string-value="1126" calcext:value-type="string">
            <text:p>1126</text:p>
          </table:table-cell>
          <table:table-cell/>
          <table:table-cell table:formula="of:=BASE([.K603]; 16)" office:value-type="string" office:string-value="256" calcext:value-type="string">
            <text:p>256</text:p>
          </table:table-cell>
          <table:table-cell table:formula="of:=[.C603] &amp; &quot; = &quot; &amp; [.E603] &amp; &quot;, // &quot; &amp; [.F603] &amp; &quot; --- &quot; &amp; [.K603]" office:value-type="string" office:string-value="InstanceSetSP = 0o1126, // 0x256 --- 598" calcext:value-type="string">
            <text:p>InstanceSetSP = 0o1126, // 0x256 --- 598</text:p>
          </table:table-cell>
          <table:table-cell office:value-type="float" office:value="598" calcext:value-type="float">
            <text:p>598</text:p>
          </table:table-cell>
          <table:table-cell table:formula="of:=[.K603]-[.K60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InstanceSetImmediate</text:p>
          </table:table-cell>
          <table:table-cell office:value-type="string" calcext:value-type="string">
            <text:p>=</text:p>
          </table:table-cell>
          <table:table-cell table:formula="of:=&quot;0o&quot; &amp; [.G604]" office:value-type="string" office:string-value="0o1127" calcext:value-type="string">
            <text:p>0o1127</text:p>
          </table:table-cell>
          <table:table-cell table:formula="of:=&quot;0x&quot; &amp; [.I604]" office:value-type="string" office:string-value="0x257" calcext:value-type="string">
            <text:p>0x257</text:p>
          </table:table-cell>
          <table:table-cell table:formula="of:=BASE([.K604]; 8)" office:value-type="string" office:string-value="1127" calcext:value-type="string">
            <text:p>1127</text:p>
          </table:table-cell>
          <table:table-cell/>
          <table:table-cell table:formula="of:=BASE([.K604]; 16)" office:value-type="string" office:string-value="257" calcext:value-type="string">
            <text:p>257</text:p>
          </table:table-cell>
          <table:table-cell table:formula="of:=[.C604] &amp; &quot; = &quot; &amp; [.E604] &amp; &quot;, // &quot; &amp; [.F604] &amp; &quot; --- &quot; &amp; [.K604]" office:value-type="string" office:string-value="InstanceSetImmediate = 0o1127, // 0x257 --- 599" calcext:value-type="string">
            <text:p>InstanceSetImmediate = 0o1127, // 0x257 --- 599</text:p>
          </table:table-cell>
          <table:table-cell office:value-type="float" office:value="599" calcext:value-type="float">
            <text:p>599</text:p>
          </table:table-cell>
          <table:table-cell table:formula="of:=[.K604]-[.K60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InstanceSetPop</text:p>
          </table:table-cell>
          <table:table-cell office:value-type="string" calcext:value-type="string">
            <text:p>=</text:p>
          </table:table-cell>
          <table:table-cell table:formula="of:=&quot;0o&quot; &amp; [.G605]" office:value-type="string" office:string-value="0o1130" calcext:value-type="string">
            <text:p>0o1130</text:p>
          </table:table-cell>
          <table:table-cell table:formula="of:=&quot;0x&quot; &amp; [.I605]" office:value-type="string" office:string-value="0x258" calcext:value-type="string">
            <text:p>0x258</text:p>
          </table:table-cell>
          <table:table-cell table:formula="of:=BASE([.K605]; 8)" office:value-type="string" office:string-value="1130" calcext:value-type="string">
            <text:p>1130</text:p>
          </table:table-cell>
          <table:table-cell/>
          <table:table-cell table:formula="of:=BASE([.K605]; 16)" office:value-type="string" office:string-value="258" calcext:value-type="string">
            <text:p>258</text:p>
          </table:table-cell>
          <table:table-cell table:formula="of:=[.C605] &amp; &quot; = &quot; &amp; [.E605] &amp; &quot;, // &quot; &amp; [.F605] &amp; &quot; --- &quot; &amp; [.K605]" office:value-type="string" office:string-value="InstanceSetPop = 0o1130, // 0x258 --- 600" calcext:value-type="string">
            <text:p>InstanceSetPop = 0o1130, // 0x258 --- 600</text:p>
          </table:table-cell>
          <table:table-cell office:value-type="float" office:value="600" calcext:value-type="float">
            <text:p>600</text:p>
          </table:table-cell>
          <table:table-cell table:formula="of:=[.K605]-[.K60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InstanceLocFP</text:p>
          </table:table-cell>
          <table:table-cell office:value-type="string" calcext:value-type="string">
            <text:p>=</text:p>
          </table:table-cell>
          <table:table-cell table:formula="of:=&quot;0o&quot; &amp; [.G606]" office:value-type="string" office:string-value="0o1131" calcext:value-type="string">
            <text:p>0o1131</text:p>
          </table:table-cell>
          <table:table-cell table:formula="of:=&quot;0x&quot; &amp; [.I606]" office:value-type="string" office:string-value="0x259" calcext:value-type="string">
            <text:p>0x259</text:p>
          </table:table-cell>
          <table:table-cell table:formula="of:=BASE([.K606]; 8)" office:value-type="string" office:string-value="1131" calcext:value-type="string">
            <text:p>1131</text:p>
          </table:table-cell>
          <table:table-cell/>
          <table:table-cell table:formula="of:=BASE([.K606]; 16)" office:value-type="string" office:string-value="259" calcext:value-type="string">
            <text:p>259</text:p>
          </table:table-cell>
          <table:table-cell table:formula="of:=[.C606] &amp; &quot; = &quot; &amp; [.E606] &amp; &quot;, // &quot; &amp; [.F606] &amp; &quot; --- &quot; &amp; [.K606]" office:value-type="string" office:string-value="InstanceLocFP = 0o1131, // 0x259 --- 601" calcext:value-type="string">
            <text:p>InstanceLocFP = 0o1131, // 0x259 --- 601</text:p>
          </table:table-cell>
          <table:table-cell office:value-type="float" office:value="601" calcext:value-type="float">
            <text:p>601</text:p>
          </table:table-cell>
          <table:table-cell table:formula="of:=[.K606]-[.K60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InstanceLocLP</text:p>
          </table:table-cell>
          <table:table-cell office:value-type="string" calcext:value-type="string">
            <text:p>=</text:p>
          </table:table-cell>
          <table:table-cell table:formula="of:=&quot;0o&quot; &amp; [.G607]" office:value-type="string" office:string-value="0o1132" calcext:value-type="string">
            <text:p>0o1132</text:p>
          </table:table-cell>
          <table:table-cell table:formula="of:=&quot;0x&quot; &amp; [.I607]" office:value-type="string" office:string-value="0x25A" calcext:value-type="string">
            <text:p>0x25A</text:p>
          </table:table-cell>
          <table:table-cell table:formula="of:=BASE([.K607]; 8)" office:value-type="string" office:string-value="1132" calcext:value-type="string">
            <text:p>1132</text:p>
          </table:table-cell>
          <table:table-cell/>
          <table:table-cell table:formula="of:=BASE([.K607]; 16)" office:value-type="string" office:string-value="25A" calcext:value-type="string">
            <text:p>25A</text:p>
          </table:table-cell>
          <table:table-cell table:formula="of:=[.C607] &amp; &quot; = &quot; &amp; [.E607] &amp; &quot;, // &quot; &amp; [.F607] &amp; &quot; --- &quot; &amp; [.K607]" office:value-type="string" office:string-value="InstanceLocLP = 0o1132, // 0x25A --- 602" calcext:value-type="string">
            <text:p>InstanceLocLP = 0o1132, // 0x25A --- 602</text:p>
          </table:table-cell>
          <table:table-cell office:value-type="float" office:value="602" calcext:value-type="float">
            <text:p>602</text:p>
          </table:table-cell>
          <table:table-cell table:formula="of:=[.K607]-[.K60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InstanceLocSP</text:p>
          </table:table-cell>
          <table:table-cell office:value-type="string" calcext:value-type="string">
            <text:p>=</text:p>
          </table:table-cell>
          <table:table-cell table:formula="of:=&quot;0o&quot; &amp; [.G608]" office:value-type="string" office:string-value="0o1133" calcext:value-type="string">
            <text:p>0o1133</text:p>
          </table:table-cell>
          <table:table-cell table:formula="of:=&quot;0x&quot; &amp; [.I608]" office:value-type="string" office:string-value="0x25B" calcext:value-type="string">
            <text:p>0x25B</text:p>
          </table:table-cell>
          <table:table-cell table:formula="of:=BASE([.K608]; 8)" office:value-type="string" office:string-value="1133" calcext:value-type="string">
            <text:p>1133</text:p>
          </table:table-cell>
          <table:table-cell/>
          <table:table-cell table:formula="of:=BASE([.K608]; 16)" office:value-type="string" office:string-value="25B" calcext:value-type="string">
            <text:p>25B</text:p>
          </table:table-cell>
          <table:table-cell table:formula="of:=[.C608] &amp; &quot; = &quot; &amp; [.E608] &amp; &quot;, // &quot; &amp; [.F608] &amp; &quot; --- &quot; &amp; [.K608]" office:value-type="string" office:string-value="InstanceLocSP = 0o1133, // 0x25B --- 603" calcext:value-type="string">
            <text:p>InstanceLocSP = 0o1133, // 0x25B --- 603</text:p>
          </table:table-cell>
          <table:table-cell office:value-type="float" office:value="603" calcext:value-type="float">
            <text:p>603</text:p>
          </table:table-cell>
          <table:table-cell table:formula="of:=[.K608]-[.K60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InstanceLocImmediate</text:p>
          </table:table-cell>
          <table:table-cell office:value-type="string" calcext:value-type="string">
            <text:p>=</text:p>
          </table:table-cell>
          <table:table-cell table:formula="of:=&quot;0o&quot; &amp; [.G609]" office:value-type="string" office:string-value="0o1134" calcext:value-type="string">
            <text:p>0o1134</text:p>
          </table:table-cell>
          <table:table-cell table:formula="of:=&quot;0x&quot; &amp; [.I609]" office:value-type="string" office:string-value="0x25C" calcext:value-type="string">
            <text:p>0x25C</text:p>
          </table:table-cell>
          <table:table-cell table:formula="of:=BASE([.K609]; 8)" office:value-type="string" office:string-value="1134" calcext:value-type="string">
            <text:p>1134</text:p>
          </table:table-cell>
          <table:table-cell/>
          <table:table-cell table:formula="of:=BASE([.K609]; 16)" office:value-type="string" office:string-value="25C" calcext:value-type="string">
            <text:p>25C</text:p>
          </table:table-cell>
          <table:table-cell table:formula="of:=[.C609] &amp; &quot; = &quot; &amp; [.E609] &amp; &quot;, // &quot; &amp; [.F609] &amp; &quot; --- &quot; &amp; [.K609]" office:value-type="string" office:string-value="InstanceLocImmediate = 0o1134, // 0x25C --- 604" calcext:value-type="string">
            <text:p>InstanceLocImmediate = 0o1134, // 0x25C --- 604</text:p>
          </table:table-cell>
          <table:table-cell office:value-type="float" office:value="604" calcext:value-type="float">
            <text:p>604</text:p>
          </table:table-cell>
          <table:table-cell table:formula="of:=[.K609]-[.K60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InstanceLocPop</text:p>
          </table:table-cell>
          <table:table-cell office:value-type="string" calcext:value-type="string">
            <text:p>=</text:p>
          </table:table-cell>
          <table:table-cell table:formula="of:=&quot;0o&quot; &amp; [.G610]" office:value-type="string" office:string-value="0o1135" calcext:value-type="string">
            <text:p>0o1135</text:p>
          </table:table-cell>
          <table:table-cell table:formula="of:=&quot;0x&quot; &amp; [.I610]" office:value-type="string" office:string-value="0x25D" calcext:value-type="string">
            <text:p>0x25D</text:p>
          </table:table-cell>
          <table:table-cell table:formula="of:=BASE([.K610]; 8)" office:value-type="string" office:string-value="1135" calcext:value-type="string">
            <text:p>1135</text:p>
          </table:table-cell>
          <table:table-cell/>
          <table:table-cell table:formula="of:=BASE([.K610]; 16)" office:value-type="string" office:string-value="25D" calcext:value-type="string">
            <text:p>25D</text:p>
          </table:table-cell>
          <table:table-cell table:formula="of:=[.C610] &amp; &quot; = &quot; &amp; [.E610] &amp; &quot;, // &quot; &amp; [.F610] &amp; &quot; --- &quot; &amp; [.K610]" office:value-type="string" office:string-value="InstanceLocPop = 0o1135, // 0x25D --- 605" calcext:value-type="string">
            <text:p>InstanceLocPop = 0o1135, // 0x25D --- 605</text:p>
          </table:table-cell>
          <table:table-cell office:value-type="float" office:value="605" calcext:value-type="float">
            <text:p>605</text:p>
          </table:table-cell>
          <table:table-cell table:formula="of:=[.K610]-[.K60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TagFP</text:p>
          </table:table-cell>
          <table:table-cell office:value-type="string" calcext:value-type="string">
            <text:p>=</text:p>
          </table:table-cell>
          <table:table-cell table:formula="of:=&quot;0o&quot; &amp; [.G611]" office:value-type="string" office:string-value="0o1136" calcext:value-type="string">
            <text:p>0o1136</text:p>
          </table:table-cell>
          <table:table-cell table:formula="of:=&quot;0x&quot; &amp; [.I611]" office:value-type="string" office:string-value="0x25E" calcext:value-type="string">
            <text:p>0x25E</text:p>
          </table:table-cell>
          <table:table-cell table:formula="of:=BASE([.K611]; 8)" office:value-type="string" office:string-value="1136" calcext:value-type="string">
            <text:p>1136</text:p>
          </table:table-cell>
          <table:table-cell/>
          <table:table-cell table:formula="of:=BASE([.K611]; 16)" office:value-type="string" office:string-value="25E" calcext:value-type="string">
            <text:p>25E</text:p>
          </table:table-cell>
          <table:table-cell table:formula="of:=[.C611] &amp; &quot; = &quot; &amp; [.E611] &amp; &quot;, // &quot; &amp; [.F611] &amp; &quot; --- &quot; &amp; [.K611]" office:value-type="string" office:string-value="SetTagFP = 0o1136, // 0x25E --- 606" calcext:value-type="string">
            <text:p>SetTagFP = 0o1136, // 0x25E --- 606</text:p>
          </table:table-cell>
          <table:table-cell office:value-type="float" office:value="606" calcext:value-type="float">
            <text:p>606</text:p>
          </table:table-cell>
          <table:table-cell table:formula="of:=[.K611]-[.K61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TagLP</text:p>
          </table:table-cell>
          <table:table-cell office:value-type="string" calcext:value-type="string">
            <text:p>=</text:p>
          </table:table-cell>
          <table:table-cell table:formula="of:=&quot;0o&quot; &amp; [.G612]" office:value-type="string" office:string-value="0o1137" calcext:value-type="string">
            <text:p>0o1137</text:p>
          </table:table-cell>
          <table:table-cell table:formula="of:=&quot;0x&quot; &amp; [.I612]" office:value-type="string" office:string-value="0x25F" calcext:value-type="string">
            <text:p>0x25F</text:p>
          </table:table-cell>
          <table:table-cell table:formula="of:=BASE([.K612]; 8)" office:value-type="string" office:string-value="1137" calcext:value-type="string">
            <text:p>1137</text:p>
          </table:table-cell>
          <table:table-cell/>
          <table:table-cell table:formula="of:=BASE([.K612]; 16)" office:value-type="string" office:string-value="25F" calcext:value-type="string">
            <text:p>25F</text:p>
          </table:table-cell>
          <table:table-cell table:formula="of:=[.C612] &amp; &quot; = &quot; &amp; [.E612] &amp; &quot;, // &quot; &amp; [.F612] &amp; &quot; --- &quot; &amp; [.K612]" office:value-type="string" office:string-value="SetTagLP = 0o1137, // 0x25F --- 607" calcext:value-type="string">
            <text:p>SetTagLP = 0o1137, // 0x25F --- 607</text:p>
          </table:table-cell>
          <table:table-cell office:value-type="float" office:value="607" calcext:value-type="float">
            <text:p>607</text:p>
          </table:table-cell>
          <table:table-cell table:formula="of:=[.K612]-[.K61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TagSP</text:p>
          </table:table-cell>
          <table:table-cell office:value-type="string" calcext:value-type="string">
            <text:p>=</text:p>
          </table:table-cell>
          <table:table-cell table:formula="of:=&quot;0o&quot; &amp; [.G613]" office:value-type="string" office:string-value="0o1140" calcext:value-type="string">
            <text:p>0o1140</text:p>
          </table:table-cell>
          <table:table-cell table:formula="of:=&quot;0x&quot; &amp; [.I613]" office:value-type="string" office:string-value="0x260" calcext:value-type="string">
            <text:p>0x260</text:p>
          </table:table-cell>
          <table:table-cell table:formula="of:=BASE([.K613]; 8)" office:value-type="string" office:string-value="1140" calcext:value-type="string">
            <text:p>1140</text:p>
          </table:table-cell>
          <table:table-cell/>
          <table:table-cell table:formula="of:=BASE([.K613]; 16)" office:value-type="string" office:string-value="260" calcext:value-type="string">
            <text:p>260</text:p>
          </table:table-cell>
          <table:table-cell table:formula="of:=[.C613] &amp; &quot; = &quot; &amp; [.E613] &amp; &quot;, // &quot; &amp; [.F613] &amp; &quot; --- &quot; &amp; [.K613]" office:value-type="string" office:string-value="SetTagSP = 0o1140, // 0x260 --- 608" calcext:value-type="string">
            <text:p>SetTagSP = 0o1140, // 0x260 --- 608</text:p>
          </table:table-cell>
          <table:table-cell office:value-type="float" office:value="608" calcext:value-type="float">
            <text:p>608</text:p>
          </table:table-cell>
          <table:table-cell table:formula="of:=[.K613]-[.K61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TagImmediate</text:p>
          </table:table-cell>
          <table:table-cell office:value-type="string" calcext:value-type="string">
            <text:p>=</text:p>
          </table:table-cell>
          <table:table-cell table:formula="of:=&quot;0o&quot; &amp; [.G614]" office:value-type="string" office:string-value="0o1141" calcext:value-type="string">
            <text:p>0o1141</text:p>
          </table:table-cell>
          <table:table-cell table:formula="of:=&quot;0x&quot; &amp; [.I614]" office:value-type="string" office:string-value="0x261" calcext:value-type="string">
            <text:p>0x261</text:p>
          </table:table-cell>
          <table:table-cell table:formula="of:=BASE([.K614]; 8)" office:value-type="string" office:string-value="1141" calcext:value-type="string">
            <text:p>1141</text:p>
          </table:table-cell>
          <table:table-cell/>
          <table:table-cell table:formula="of:=BASE([.K614]; 16)" office:value-type="string" office:string-value="261" calcext:value-type="string">
            <text:p>261</text:p>
          </table:table-cell>
          <table:table-cell table:formula="of:=[.C614] &amp; &quot; = &quot; &amp; [.E614] &amp; &quot;, // &quot; &amp; [.F614] &amp; &quot; --- &quot; &amp; [.K614]" office:value-type="string" office:string-value="SetTagImmediate = 0o1141, // 0x261 --- 609" calcext:value-type="string">
            <text:p>SetTagImmediate = 0o1141, // 0x261 --- 609</text:p>
          </table:table-cell>
          <table:table-cell office:value-type="float" office:value="609" calcext:value-type="float">
            <text:p>609</text:p>
          </table:table-cell>
          <table:table-cell table:formula="of:=[.K614]-[.K61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etTagPop</text:p>
          </table:table-cell>
          <table:table-cell office:value-type="string" calcext:value-type="string">
            <text:p>=</text:p>
          </table:table-cell>
          <table:table-cell table:formula="of:=&quot;0o&quot; &amp; [.G615]" office:value-type="string" office:string-value="0o1142" calcext:value-type="string">
            <text:p>0o1142</text:p>
          </table:table-cell>
          <table:table-cell table:formula="of:=&quot;0x&quot; &amp; [.I615]" office:value-type="string" office:string-value="0x262" calcext:value-type="string">
            <text:p>0x262</text:p>
          </table:table-cell>
          <table:table-cell table:formula="of:=BASE([.K615]; 8)" office:value-type="string" office:string-value="1142" calcext:value-type="string">
            <text:p>1142</text:p>
          </table:table-cell>
          <table:table-cell/>
          <table:table-cell table:formula="of:=BASE([.K615]; 16)" office:value-type="string" office:string-value="262" calcext:value-type="string">
            <text:p>262</text:p>
          </table:table-cell>
          <table:table-cell table:formula="of:=[.C615] &amp; &quot; = &quot; &amp; [.E615] &amp; &quot;, // &quot; &amp; [.F615] &amp; &quot; --- &quot; &amp; [.K615]" office:value-type="string" office:string-value="SetTagPop = 0o1142, // 0x262 --- 610" calcext:value-type="string">
            <text:p>SetTagPop = 0o1142, // 0x262 --- 610</text:p>
          </table:table-cell>
          <table:table-cell office:value-type="float" office:value="610" calcext:value-type="float">
            <text:p>610</text:p>
          </table:table-cell>
          <table:table-cell table:formula="of:=[.K615]-[.K61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UnsignedLesspFP</text:p>
          </table:table-cell>
          <table:table-cell office:value-type="string" calcext:value-type="string">
            <text:p>=</text:p>
          </table:table-cell>
          <table:table-cell table:formula="of:=&quot;0o&quot; &amp; [.G616]" office:value-type="string" office:string-value="0o1143" calcext:value-type="string">
            <text:p>0o1143</text:p>
          </table:table-cell>
          <table:table-cell table:formula="of:=&quot;0x&quot; &amp; [.I616]" office:value-type="string" office:string-value="0x263" calcext:value-type="string">
            <text:p>0x263</text:p>
          </table:table-cell>
          <table:table-cell table:formula="of:=BASE([.K616]; 8)" office:value-type="string" office:string-value="1143" calcext:value-type="string">
            <text:p>1143</text:p>
          </table:table-cell>
          <table:table-cell/>
          <table:table-cell table:formula="of:=BASE([.K616]; 16)" office:value-type="string" office:string-value="263" calcext:value-type="string">
            <text:p>263</text:p>
          </table:table-cell>
          <table:table-cell table:formula="of:=[.C616] &amp; &quot; = &quot; &amp; [.E616] &amp; &quot;, // &quot; &amp; [.F616] &amp; &quot; --- &quot; &amp; [.K616]" office:value-type="string" office:string-value="UnsignedLesspFP = 0o1143, // 0x263 --- 611" calcext:value-type="string">
            <text:p>UnsignedLesspFP = 0o1143, // 0x263 --- 611</text:p>
          </table:table-cell>
          <table:table-cell office:value-type="float" office:value="611" calcext:value-type="float">
            <text:p>611</text:p>
          </table:table-cell>
          <table:table-cell table:formula="of:=[.K616]-[.K61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UnsignedLesspLP</text:p>
          </table:table-cell>
          <table:table-cell office:value-type="string" calcext:value-type="string">
            <text:p>=</text:p>
          </table:table-cell>
          <table:table-cell table:formula="of:=&quot;0o&quot; &amp; [.G617]" office:value-type="string" office:string-value="0o1144" calcext:value-type="string">
            <text:p>0o1144</text:p>
          </table:table-cell>
          <table:table-cell table:formula="of:=&quot;0x&quot; &amp; [.I617]" office:value-type="string" office:string-value="0x264" calcext:value-type="string">
            <text:p>0x264</text:p>
          </table:table-cell>
          <table:table-cell table:formula="of:=BASE([.K617]; 8)" office:value-type="string" office:string-value="1144" calcext:value-type="string">
            <text:p>1144</text:p>
          </table:table-cell>
          <table:table-cell/>
          <table:table-cell table:formula="of:=BASE([.K617]; 16)" office:value-type="string" office:string-value="264" calcext:value-type="string">
            <text:p>264</text:p>
          </table:table-cell>
          <table:table-cell table:formula="of:=[.C617] &amp; &quot; = &quot; &amp; [.E617] &amp; &quot;, // &quot; &amp; [.F617] &amp; &quot; --- &quot; &amp; [.K617]" office:value-type="string" office:string-value="UnsignedLesspLP = 0o1144, // 0x264 --- 612" calcext:value-type="string">
            <text:p>UnsignedLesspLP = 0o1144, // 0x264 --- 612</text:p>
          </table:table-cell>
          <table:table-cell office:value-type="float" office:value="612" calcext:value-type="float">
            <text:p>612</text:p>
          </table:table-cell>
          <table:table-cell table:formula="of:=[.K617]-[.K61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UnsignedLesspSP</text:p>
          </table:table-cell>
          <table:table-cell office:value-type="string" calcext:value-type="string">
            <text:p>=</text:p>
          </table:table-cell>
          <table:table-cell table:formula="of:=&quot;0o&quot; &amp; [.G618]" office:value-type="string" office:string-value="0o1145" calcext:value-type="string">
            <text:p>0o1145</text:p>
          </table:table-cell>
          <table:table-cell table:formula="of:=&quot;0x&quot; &amp; [.I618]" office:value-type="string" office:string-value="0x265" calcext:value-type="string">
            <text:p>0x265</text:p>
          </table:table-cell>
          <table:table-cell table:formula="of:=BASE([.K618]; 8)" office:value-type="string" office:string-value="1145" calcext:value-type="string">
            <text:p>1145</text:p>
          </table:table-cell>
          <table:table-cell/>
          <table:table-cell table:formula="of:=BASE([.K618]; 16)" office:value-type="string" office:string-value="265" calcext:value-type="string">
            <text:p>265</text:p>
          </table:table-cell>
          <table:table-cell table:formula="of:=[.C618] &amp; &quot; = &quot; &amp; [.E618] &amp; &quot;, // &quot; &amp; [.F618] &amp; &quot; --- &quot; &amp; [.K618]" office:value-type="string" office:string-value="UnsignedLesspSP = 0o1145, // 0x265 --- 613" calcext:value-type="string">
            <text:p>UnsignedLesspSP = 0o1145, // 0x265 --- 613</text:p>
          </table:table-cell>
          <table:table-cell office:value-type="float" office:value="613" calcext:value-type="float">
            <text:p>613</text:p>
          </table:table-cell>
          <table:table-cell table:formula="of:=[.K618]-[.K61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UnsignedLesspImmediate</text:p>
          </table:table-cell>
          <table:table-cell office:value-type="string" calcext:value-type="string">
            <text:p>=</text:p>
          </table:table-cell>
          <table:table-cell table:formula="of:=&quot;0o&quot; &amp; [.G619]" office:value-type="string" office:string-value="0o1146" calcext:value-type="string">
            <text:p>0o1146</text:p>
          </table:table-cell>
          <table:table-cell table:formula="of:=&quot;0x&quot; &amp; [.I619]" office:value-type="string" office:string-value="0x266" calcext:value-type="string">
            <text:p>0x266</text:p>
          </table:table-cell>
          <table:table-cell table:formula="of:=BASE([.K619]; 8)" office:value-type="string" office:string-value="1146" calcext:value-type="string">
            <text:p>1146</text:p>
          </table:table-cell>
          <table:table-cell/>
          <table:table-cell table:formula="of:=BASE([.K619]; 16)" office:value-type="string" office:string-value="266" calcext:value-type="string">
            <text:p>266</text:p>
          </table:table-cell>
          <table:table-cell table:formula="of:=[.C619] &amp; &quot; = &quot; &amp; [.E619] &amp; &quot;, // &quot; &amp; [.F619] &amp; &quot; --- &quot; &amp; [.K619]" office:value-type="string" office:string-value="UnsignedLesspImmediate = 0o1146, // 0x266 --- 614" calcext:value-type="string">
            <text:p>UnsignedLesspImmediate = 0o1146, // 0x266 --- 614</text:p>
          </table:table-cell>
          <table:table-cell office:value-type="float" office:value="614" calcext:value-type="float">
            <text:p>614</text:p>
          </table:table-cell>
          <table:table-cell table:formula="of:=[.K619]-[.K61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UnsignedLesspPop</text:p>
          </table:table-cell>
          <table:table-cell office:value-type="string" calcext:value-type="string">
            <text:p>=</text:p>
          </table:table-cell>
          <table:table-cell table:formula="of:=&quot;0o&quot; &amp; [.G620]" office:value-type="string" office:string-value="0o1147" calcext:value-type="string">
            <text:p>0o1147</text:p>
          </table:table-cell>
          <table:table-cell table:formula="of:=&quot;0x&quot; &amp; [.I620]" office:value-type="string" office:string-value="0x267" calcext:value-type="string">
            <text:p>0x267</text:p>
          </table:table-cell>
          <table:table-cell table:formula="of:=BASE([.K620]; 8)" office:value-type="string" office:string-value="1147" calcext:value-type="string">
            <text:p>1147</text:p>
          </table:table-cell>
          <table:table-cell/>
          <table:table-cell table:formula="of:=BASE([.K620]; 16)" office:value-type="string" office:string-value="267" calcext:value-type="string">
            <text:p>267</text:p>
          </table:table-cell>
          <table:table-cell table:formula="of:=[.C620] &amp; &quot; = &quot; &amp; [.E620] &amp; &quot;, // &quot; &amp; [.F620] &amp; &quot; --- &quot; &amp; [.K620]" office:value-type="string" office:string-value="UnsignedLesspPop = 0o1147, // 0x267 --- 615" calcext:value-type="string">
            <text:p>UnsignedLesspPop = 0o1147, // 0x267 --- 615</text:p>
          </table:table-cell>
          <table:table-cell office:value-type="float" office:value="615" calcext:value-type="float">
            <text:p>615</text:p>
          </table:table-cell>
          <table:table-cell table:formula="of:=[.K620]-[.K61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UnsignedLesspNoPopFP</text:p>
          </table:table-cell>
          <table:table-cell office:value-type="string" calcext:value-type="string">
            <text:p>=</text:p>
          </table:table-cell>
          <table:table-cell table:formula="of:=&quot;0o&quot; &amp; [.G621]" office:value-type="string" office:string-value="0o1150" calcext:value-type="string">
            <text:p>0o1150</text:p>
          </table:table-cell>
          <table:table-cell table:formula="of:=&quot;0x&quot; &amp; [.I621]" office:value-type="string" office:string-value="0x268" calcext:value-type="string">
            <text:p>0x268</text:p>
          </table:table-cell>
          <table:table-cell table:formula="of:=BASE([.K621]; 8)" office:value-type="string" office:string-value="1150" calcext:value-type="string">
            <text:p>1150</text:p>
          </table:table-cell>
          <table:table-cell/>
          <table:table-cell table:formula="of:=BASE([.K621]; 16)" office:value-type="string" office:string-value="268" calcext:value-type="string">
            <text:p>268</text:p>
          </table:table-cell>
          <table:table-cell table:formula="of:=[.C621] &amp; &quot; = &quot; &amp; [.E621] &amp; &quot;, // &quot; &amp; [.F621] &amp; &quot; --- &quot; &amp; [.K621]" office:value-type="string" office:string-value="UnsignedLesspNoPopFP = 0o1150, // 0x268 --- 616" calcext:value-type="string">
            <text:p>UnsignedLesspNoPopFP = 0o1150, // 0x268 --- 616</text:p>
          </table:table-cell>
          <table:table-cell office:value-type="float" office:value="616" calcext:value-type="float">
            <text:p>616</text:p>
          </table:table-cell>
          <table:table-cell table:formula="of:=[.K621]-[.K62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UnsignedLesspNoPopLP</text:p>
          </table:table-cell>
          <table:table-cell office:value-type="string" calcext:value-type="string">
            <text:p>=</text:p>
          </table:table-cell>
          <table:table-cell table:formula="of:=&quot;0o&quot; &amp; [.G622]" office:value-type="string" office:string-value="0o1151" calcext:value-type="string">
            <text:p>0o1151</text:p>
          </table:table-cell>
          <table:table-cell table:formula="of:=&quot;0x&quot; &amp; [.I622]" office:value-type="string" office:string-value="0x269" calcext:value-type="string">
            <text:p>0x269</text:p>
          </table:table-cell>
          <table:table-cell table:formula="of:=BASE([.K622]; 8)" office:value-type="string" office:string-value="1151" calcext:value-type="string">
            <text:p>1151</text:p>
          </table:table-cell>
          <table:table-cell/>
          <table:table-cell table:formula="of:=BASE([.K622]; 16)" office:value-type="string" office:string-value="269" calcext:value-type="string">
            <text:p>269</text:p>
          </table:table-cell>
          <table:table-cell table:formula="of:=[.C622] &amp; &quot; = &quot; &amp; [.E622] &amp; &quot;, // &quot; &amp; [.F622] &amp; &quot; --- &quot; &amp; [.K622]" office:value-type="string" office:string-value="UnsignedLesspNoPopLP = 0o1151, // 0x269 --- 617" calcext:value-type="string">
            <text:p>UnsignedLesspNoPopLP = 0o1151, // 0x269 --- 617</text:p>
          </table:table-cell>
          <table:table-cell office:value-type="float" office:value="617" calcext:value-type="float">
            <text:p>617</text:p>
          </table:table-cell>
          <table:table-cell table:formula="of:=[.K622]-[.K62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UnsignedLesspNoPopSP</text:p>
          </table:table-cell>
          <table:table-cell office:value-type="string" calcext:value-type="string">
            <text:p>=</text:p>
          </table:table-cell>
          <table:table-cell table:formula="of:=&quot;0o&quot; &amp; [.G623]" office:value-type="string" office:string-value="0o1152" calcext:value-type="string">
            <text:p>0o1152</text:p>
          </table:table-cell>
          <table:table-cell table:formula="of:=&quot;0x&quot; &amp; [.I623]" office:value-type="string" office:string-value="0x26A" calcext:value-type="string">
            <text:p>0x26A</text:p>
          </table:table-cell>
          <table:table-cell table:formula="of:=BASE([.K623]; 8)" office:value-type="string" office:string-value="1152" calcext:value-type="string">
            <text:p>1152</text:p>
          </table:table-cell>
          <table:table-cell/>
          <table:table-cell table:formula="of:=BASE([.K623]; 16)" office:value-type="string" office:string-value="26A" calcext:value-type="string">
            <text:p>26A</text:p>
          </table:table-cell>
          <table:table-cell table:formula="of:=[.C623] &amp; &quot; = &quot; &amp; [.E623] &amp; &quot;, // &quot; &amp; [.F623] &amp; &quot; --- &quot; &amp; [.K623]" office:value-type="string" office:string-value="UnsignedLesspNoPopSP = 0o1152, // 0x26A --- 618" calcext:value-type="string">
            <text:p>UnsignedLesspNoPopSP = 0o1152, // 0x26A --- 618</text:p>
          </table:table-cell>
          <table:table-cell office:value-type="float" office:value="618" calcext:value-type="float">
            <text:p>618</text:p>
          </table:table-cell>
          <table:table-cell table:formula="of:=[.K623]-[.K62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UnsignedLesspNoPopImmediate</text:p>
          </table:table-cell>
          <table:table-cell office:value-type="string" calcext:value-type="string">
            <text:p>=</text:p>
          </table:table-cell>
          <table:table-cell table:formula="of:=&quot;0o&quot; &amp; [.G624]" office:value-type="string" office:string-value="0o1153" calcext:value-type="string">
            <text:p>0o1153</text:p>
          </table:table-cell>
          <table:table-cell table:formula="of:=&quot;0x&quot; &amp; [.I624]" office:value-type="string" office:string-value="0x26B" calcext:value-type="string">
            <text:p>0x26B</text:p>
          </table:table-cell>
          <table:table-cell table:formula="of:=BASE([.K624]; 8)" office:value-type="string" office:string-value="1153" calcext:value-type="string">
            <text:p>1153</text:p>
          </table:table-cell>
          <table:table-cell/>
          <table:table-cell table:formula="of:=BASE([.K624]; 16)" office:value-type="string" office:string-value="26B" calcext:value-type="string">
            <text:p>26B</text:p>
          </table:table-cell>
          <table:table-cell table:formula="of:=[.C624] &amp; &quot; = &quot; &amp; [.E624] &amp; &quot;, // &quot; &amp; [.F624] &amp; &quot; --- &quot; &amp; [.K624]" office:value-type="string" office:string-value="UnsignedLesspNoPopImmediate = 0o1153, // 0x26B --- 619" calcext:value-type="string">
            <text:p>UnsignedLesspNoPopImmediate = 0o1153, // 0x26B --- 619</text:p>
          </table:table-cell>
          <table:table-cell office:value-type="float" office:value="619" calcext:value-type="float">
            <text:p>619</text:p>
          </table:table-cell>
          <table:table-cell table:formula="of:=[.K624]-[.K62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UnsignedLesspNoPopPop</text:p>
          </table:table-cell>
          <table:table-cell office:value-type="string" calcext:value-type="string">
            <text:p>=</text:p>
          </table:table-cell>
          <table:table-cell table:formula="of:=&quot;0o&quot; &amp; [.G625]" office:value-type="string" office:string-value="0o1154" calcext:value-type="string">
            <text:p>0o1154</text:p>
          </table:table-cell>
          <table:table-cell table:formula="of:=&quot;0x&quot; &amp; [.I625]" office:value-type="string" office:string-value="0x26C" calcext:value-type="string">
            <text:p>0x26C</text:p>
          </table:table-cell>
          <table:table-cell table:formula="of:=BASE([.K625]; 8)" office:value-type="string" office:string-value="1154" calcext:value-type="string">
            <text:p>1154</text:p>
          </table:table-cell>
          <table:table-cell/>
          <table:table-cell table:formula="of:=BASE([.K625]; 16)" office:value-type="string" office:string-value="26C" calcext:value-type="string">
            <text:p>26C</text:p>
          </table:table-cell>
          <table:table-cell table:formula="of:=[.C625] &amp; &quot; = &quot; &amp; [.E625] &amp; &quot;, // &quot; &amp; [.F625] &amp; &quot; --- &quot; &amp; [.K625]" office:value-type="string" office:string-value="UnsignedLesspNoPopPop = 0o1154, // 0x26C --- 620" calcext:value-type="string">
            <text:p>UnsignedLesspNoPopPop = 0o1154, // 0x26C --- 620</text:p>
          </table:table-cell>
          <table:table-cell office:value-type="float" office:value="620" calcext:value-type="float">
            <text:p>620</text:p>
          </table:table-cell>
          <table:table-cell table:formula="of:=[.K625]-[.K62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pFP</text:p>
          </table:table-cell>
          <table:table-cell office:value-type="string" calcext:value-type="string">
            <text:p>=</text:p>
          </table:table-cell>
          <table:table-cell table:formula="of:=&quot;0o&quot; &amp; [.G626]" office:value-type="string" office:string-value="0o1155" calcext:value-type="string">
            <text:p>0o1155</text:p>
          </table:table-cell>
          <table:table-cell table:formula="of:=&quot;0x&quot; &amp; [.I626]" office:value-type="string" office:string-value="0x26D" calcext:value-type="string">
            <text:p>0x26D</text:p>
          </table:table-cell>
          <table:table-cell table:formula="of:=BASE([.K626]; 8)" office:value-type="string" office:string-value="1155" calcext:value-type="string">
            <text:p>1155</text:p>
          </table:table-cell>
          <table:table-cell/>
          <table:table-cell table:formula="of:=BASE([.K626]; 16)" office:value-type="string" office:string-value="26D" calcext:value-type="string">
            <text:p>26D</text:p>
          </table:table-cell>
          <table:table-cell table:formula="of:=[.C626] &amp; &quot; = &quot; &amp; [.E626] &amp; &quot;, // &quot; &amp; [.F626] &amp; &quot; --- &quot; &amp; [.K626]" office:value-type="string" office:string-value="PopFP = 0o1155, // 0x26D --- 621" calcext:value-type="string">
            <text:p>PopFP = 0o1155, // 0x26D --- 621</text:p>
          </table:table-cell>
          <table:table-cell office:value-type="float" office:value="621" calcext:value-type="float">
            <text:p>621</text:p>
          </table:table-cell>
          <table:table-cell table:formula="of:=[.K626]-[.K62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pLP</text:p>
          </table:table-cell>
          <table:table-cell office:value-type="string" calcext:value-type="string">
            <text:p>=</text:p>
          </table:table-cell>
          <table:table-cell table:formula="of:=&quot;0o&quot; &amp; [.G627]" office:value-type="string" office:string-value="0o1156" calcext:value-type="string">
            <text:p>0o1156</text:p>
          </table:table-cell>
          <table:table-cell table:formula="of:=&quot;0x&quot; &amp; [.I627]" office:value-type="string" office:string-value="0x26E" calcext:value-type="string">
            <text:p>0x26E</text:p>
          </table:table-cell>
          <table:table-cell table:formula="of:=BASE([.K627]; 8)" office:value-type="string" office:string-value="1156" calcext:value-type="string">
            <text:p>1156</text:p>
          </table:table-cell>
          <table:table-cell/>
          <table:table-cell table:formula="of:=BASE([.K627]; 16)" office:value-type="string" office:string-value="26E" calcext:value-type="string">
            <text:p>26E</text:p>
          </table:table-cell>
          <table:table-cell table:formula="of:=[.C627] &amp; &quot; = &quot; &amp; [.E627] &amp; &quot;, // &quot; &amp; [.F627] &amp; &quot; --- &quot; &amp; [.K627]" office:value-type="string" office:string-value="PopLP = 0o1156, // 0x26E --- 622" calcext:value-type="string">
            <text:p>PopLP = 0o1156, // 0x26E --- 622</text:p>
          </table:table-cell>
          <table:table-cell office:value-type="float" office:value="622" calcext:value-type="float">
            <text:p>622</text:p>
          </table:table-cell>
          <table:table-cell table:formula="of:=[.K627]-[.K62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pSP</text:p>
          </table:table-cell>
          <table:table-cell office:value-type="string" calcext:value-type="string">
            <text:p>=</text:p>
          </table:table-cell>
          <table:table-cell table:formula="of:=&quot;0o&quot; &amp; [.G628]" office:value-type="string" office:string-value="0o1157" calcext:value-type="string">
            <text:p>0o1157</text:p>
          </table:table-cell>
          <table:table-cell table:formula="of:=&quot;0x&quot; &amp; [.I628]" office:value-type="string" office:string-value="0x26F" calcext:value-type="string">
            <text:p>0x26F</text:p>
          </table:table-cell>
          <table:table-cell table:formula="of:=BASE([.K628]; 8)" office:value-type="string" office:string-value="1157" calcext:value-type="string">
            <text:p>1157</text:p>
          </table:table-cell>
          <table:table-cell/>
          <table:table-cell table:formula="of:=BASE([.K628]; 16)" office:value-type="string" office:string-value="26F" calcext:value-type="string">
            <text:p>26F</text:p>
          </table:table-cell>
          <table:table-cell table:formula="of:=[.C628] &amp; &quot; = &quot; &amp; [.E628] &amp; &quot;, // &quot; &amp; [.F628] &amp; &quot; --- &quot; &amp; [.K628]" office:value-type="string" office:string-value="PopSP = 0o1157, // 0x26F --- 623" calcext:value-type="string">
            <text:p>PopSP = 0o1157, // 0x26F --- 623</text:p>
          </table:table-cell>
          <table:table-cell office:value-type="float" office:value="623" calcext:value-type="float">
            <text:p>623</text:p>
          </table:table-cell>
          <table:table-cell table:formula="of:=[.K628]-[.K62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pImmediate</text:p>
          </table:table-cell>
          <table:table-cell office:value-type="string" calcext:value-type="string">
            <text:p>=</text:p>
          </table:table-cell>
          <table:table-cell table:formula="of:=&quot;0o&quot; &amp; [.G629]" office:value-type="string" office:string-value="0o1160" calcext:value-type="string">
            <text:p>0o1160</text:p>
          </table:table-cell>
          <table:table-cell table:formula="of:=&quot;0x&quot; &amp; [.I629]" office:value-type="string" office:string-value="0x270" calcext:value-type="string">
            <text:p>0x270</text:p>
          </table:table-cell>
          <table:table-cell table:formula="of:=BASE([.K629]; 8)" office:value-type="string" office:string-value="1160" calcext:value-type="string">
            <text:p>1160</text:p>
          </table:table-cell>
          <table:table-cell/>
          <table:table-cell table:formula="of:=BASE([.K629]; 16)" office:value-type="string" office:string-value="270" calcext:value-type="string">
            <text:p>270</text:p>
          </table:table-cell>
          <table:table-cell table:formula="of:=[.C629] &amp; &quot; = &quot; &amp; [.E629] &amp; &quot;, // &quot; &amp; [.F629] &amp; &quot; --- &quot; &amp; [.K629]" office:value-type="string" office:string-value="PopImmediate = 0o1160, // 0x270 --- 624" calcext:value-type="string">
            <text:p>PopImmediate = 0o1160, // 0x270 --- 624</text:p>
          </table:table-cell>
          <table:table-cell office:value-type="float" office:value="624" calcext:value-type="float">
            <text:p>624</text:p>
          </table:table-cell>
          <table:table-cell table:formula="of:=[.K629]-[.K62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opPop</text:p>
          </table:table-cell>
          <table:table-cell office:value-type="string" calcext:value-type="string">
            <text:p>=</text:p>
          </table:table-cell>
          <table:table-cell table:formula="of:=&quot;0o&quot; &amp; [.G630]" office:value-type="string" office:string-value="0o1161" calcext:value-type="string">
            <text:p>0o1161</text:p>
          </table:table-cell>
          <table:table-cell table:formula="of:=&quot;0x&quot; &amp; [.I630]" office:value-type="string" office:string-value="0x271" calcext:value-type="string">
            <text:p>0x271</text:p>
          </table:table-cell>
          <table:table-cell table:formula="of:=BASE([.K630]; 8)" office:value-type="string" office:string-value="1161" calcext:value-type="string">
            <text:p>1161</text:p>
          </table:table-cell>
          <table:table-cell/>
          <table:table-cell table:formula="of:=BASE([.K630]; 16)" office:value-type="string" office:string-value="271" calcext:value-type="string">
            <text:p>271</text:p>
          </table:table-cell>
          <table:table-cell table:formula="of:=[.C630] &amp; &quot; = &quot; &amp; [.E630] &amp; &quot;, // &quot; &amp; [.F630] &amp; &quot; --- &quot; &amp; [.K630]" office:value-type="string" office:string-value="PopPop = 0o1161, // 0x271 --- 625" calcext:value-type="string">
            <text:p>PopPop = 0o1161, // 0x271 --- 625</text:p>
          </table:table-cell>
          <table:table-cell office:value-type="float" office:value="625" calcext:value-type="float">
            <text:p>625</text:p>
          </table:table-cell>
          <table:table-cell table:formula="of:=[.K630]-[.K62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ovemFP</text:p>
          </table:table-cell>
          <table:table-cell office:value-type="string" calcext:value-type="string">
            <text:p>=</text:p>
          </table:table-cell>
          <table:table-cell table:formula="of:=&quot;0o&quot; &amp; [.G631]" office:value-type="string" office:string-value="0o1162" calcext:value-type="string">
            <text:p>0o1162</text:p>
          </table:table-cell>
          <table:table-cell table:formula="of:=&quot;0x&quot; &amp; [.I631]" office:value-type="string" office:string-value="0x272" calcext:value-type="string">
            <text:p>0x272</text:p>
          </table:table-cell>
          <table:table-cell table:formula="of:=BASE([.K631]; 8)" office:value-type="string" office:string-value="1162" calcext:value-type="string">
            <text:p>1162</text:p>
          </table:table-cell>
          <table:table-cell/>
          <table:table-cell table:formula="of:=BASE([.K631]; 16)" office:value-type="string" office:string-value="272" calcext:value-type="string">
            <text:p>272</text:p>
          </table:table-cell>
          <table:table-cell table:formula="of:=[.C631] &amp; &quot; = &quot; &amp; [.E631] &amp; &quot;, // &quot; &amp; [.F631] &amp; &quot; --- &quot; &amp; [.K631]" office:value-type="string" office:string-value="MovemFP = 0o1162, // 0x272 --- 626" calcext:value-type="string">
            <text:p>MovemFP = 0o1162, // 0x272 --- 626</text:p>
          </table:table-cell>
          <table:table-cell office:value-type="float" office:value="626" calcext:value-type="float">
            <text:p>626</text:p>
          </table:table-cell>
          <table:table-cell table:formula="of:=[.K631]-[.K63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ovemLP</text:p>
          </table:table-cell>
          <table:table-cell office:value-type="string" calcext:value-type="string">
            <text:p>=</text:p>
          </table:table-cell>
          <table:table-cell table:formula="of:=&quot;0o&quot; &amp; [.G632]" office:value-type="string" office:string-value="0o1163" calcext:value-type="string">
            <text:p>0o1163</text:p>
          </table:table-cell>
          <table:table-cell table:formula="of:=&quot;0x&quot; &amp; [.I632]" office:value-type="string" office:string-value="0x273" calcext:value-type="string">
            <text:p>0x273</text:p>
          </table:table-cell>
          <table:table-cell table:formula="of:=BASE([.K632]; 8)" office:value-type="string" office:string-value="1163" calcext:value-type="string">
            <text:p>1163</text:p>
          </table:table-cell>
          <table:table-cell/>
          <table:table-cell table:formula="of:=BASE([.K632]; 16)" office:value-type="string" office:string-value="273" calcext:value-type="string">
            <text:p>273</text:p>
          </table:table-cell>
          <table:table-cell table:formula="of:=[.C632] &amp; &quot; = &quot; &amp; [.E632] &amp; &quot;, // &quot; &amp; [.F632] &amp; &quot; --- &quot; &amp; [.K632]" office:value-type="string" office:string-value="MovemLP = 0o1163, // 0x273 --- 627" calcext:value-type="string">
            <text:p>MovemLP = 0o1163, // 0x273 --- 627</text:p>
          </table:table-cell>
          <table:table-cell office:value-type="float" office:value="627" calcext:value-type="float">
            <text:p>627</text:p>
          </table:table-cell>
          <table:table-cell table:formula="of:=[.K632]-[.K63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ovemSP</text:p>
          </table:table-cell>
          <table:table-cell office:value-type="string" calcext:value-type="string">
            <text:p>=</text:p>
          </table:table-cell>
          <table:table-cell table:formula="of:=&quot;0o&quot; &amp; [.G633]" office:value-type="string" office:string-value="0o1164" calcext:value-type="string">
            <text:p>0o1164</text:p>
          </table:table-cell>
          <table:table-cell table:formula="of:=&quot;0x&quot; &amp; [.I633]" office:value-type="string" office:string-value="0x274" calcext:value-type="string">
            <text:p>0x274</text:p>
          </table:table-cell>
          <table:table-cell table:formula="of:=BASE([.K633]; 8)" office:value-type="string" office:string-value="1164" calcext:value-type="string">
            <text:p>1164</text:p>
          </table:table-cell>
          <table:table-cell/>
          <table:table-cell table:formula="of:=BASE([.K633]; 16)" office:value-type="string" office:string-value="274" calcext:value-type="string">
            <text:p>274</text:p>
          </table:table-cell>
          <table:table-cell table:formula="of:=[.C633] &amp; &quot; = &quot; &amp; [.E633] &amp; &quot;, // &quot; &amp; [.F633] &amp; &quot; --- &quot; &amp; [.K633]" office:value-type="string" office:string-value="MovemSP = 0o1164, // 0x274 --- 628" calcext:value-type="string">
            <text:p>MovemSP = 0o1164, // 0x274 --- 628</text:p>
          </table:table-cell>
          <table:table-cell office:value-type="float" office:value="628" calcext:value-type="float">
            <text:p>628</text:p>
          </table:table-cell>
          <table:table-cell table:formula="of:=[.K633]-[.K63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ovemImmediate</text:p>
          </table:table-cell>
          <table:table-cell office:value-type="string" calcext:value-type="string">
            <text:p>=</text:p>
          </table:table-cell>
          <table:table-cell table:formula="of:=&quot;0o&quot; &amp; [.G634]" office:value-type="string" office:string-value="0o1165" calcext:value-type="string">
            <text:p>0o1165</text:p>
          </table:table-cell>
          <table:table-cell table:formula="of:=&quot;0x&quot; &amp; [.I634]" office:value-type="string" office:string-value="0x275" calcext:value-type="string">
            <text:p>0x275</text:p>
          </table:table-cell>
          <table:table-cell table:formula="of:=BASE([.K634]; 8)" office:value-type="string" office:string-value="1165" calcext:value-type="string">
            <text:p>1165</text:p>
          </table:table-cell>
          <table:table-cell/>
          <table:table-cell table:formula="of:=BASE([.K634]; 16)" office:value-type="string" office:string-value="275" calcext:value-type="string">
            <text:p>275</text:p>
          </table:table-cell>
          <table:table-cell table:formula="of:=[.C634] &amp; &quot; = &quot; &amp; [.E634] &amp; &quot;, // &quot; &amp; [.F634] &amp; &quot; --- &quot; &amp; [.K634]" office:value-type="string" office:string-value="MovemImmediate = 0o1165, // 0x275 --- 629" calcext:value-type="string">
            <text:p>MovemImmediate = 0o1165, // 0x275 --- 629</text:p>
          </table:table-cell>
          <table:table-cell office:value-type="float" office:value="629" calcext:value-type="float">
            <text:p>629</text:p>
          </table:table-cell>
          <table:table-cell table:formula="of:=[.K634]-[.K63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ovemPop</text:p>
          </table:table-cell>
          <table:table-cell office:value-type="string" calcext:value-type="string">
            <text:p>=</text:p>
          </table:table-cell>
          <table:table-cell table:formula="of:=&quot;0o&quot; &amp; [.G635]" office:value-type="string" office:string-value="0o1166" calcext:value-type="string">
            <text:p>0o1166</text:p>
          </table:table-cell>
          <table:table-cell table:formula="of:=&quot;0x&quot; &amp; [.I635]" office:value-type="string" office:string-value="0x276" calcext:value-type="string">
            <text:p>0x276</text:p>
          </table:table-cell>
          <table:table-cell table:formula="of:=BASE([.K635]; 8)" office:value-type="string" office:string-value="1166" calcext:value-type="string">
            <text:p>1166</text:p>
          </table:table-cell>
          <table:table-cell/>
          <table:table-cell table:formula="of:=BASE([.K635]; 16)" office:value-type="string" office:string-value="276" calcext:value-type="string">
            <text:p>276</text:p>
          </table:table-cell>
          <table:table-cell table:formula="of:=[.C635] &amp; &quot; = &quot; &amp; [.E635] &amp; &quot;, // &quot; &amp; [.F635] &amp; &quot; --- &quot; &amp; [.K635]" office:value-type="string" office:string-value="MovemPop = 0o1166, // 0x276 --- 630" calcext:value-type="string">
            <text:p>MovemPop = 0o1166, // 0x276 --- 630</text:p>
          </table:table-cell>
          <table:table-cell office:value-type="float" office:value="630" calcext:value-type="float">
            <text:p>630</text:p>
          </table:table-cell>
          <table:table-cell table:formula="of:=[.K635]-[.K63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ergeCdrNoPopFP</text:p>
          </table:table-cell>
          <table:table-cell office:value-type="string" calcext:value-type="string">
            <text:p>=</text:p>
          </table:table-cell>
          <table:table-cell table:formula="of:=&quot;0o&quot; &amp; [.G636]" office:value-type="string" office:string-value="0o1167" calcext:value-type="string">
            <text:p>0o1167</text:p>
          </table:table-cell>
          <table:table-cell table:formula="of:=&quot;0x&quot; &amp; [.I636]" office:value-type="string" office:string-value="0x277" calcext:value-type="string">
            <text:p>0x277</text:p>
          </table:table-cell>
          <table:table-cell table:formula="of:=BASE([.K636]; 8)" office:value-type="string" office:string-value="1167" calcext:value-type="string">
            <text:p>1167</text:p>
          </table:table-cell>
          <table:table-cell/>
          <table:table-cell table:formula="of:=BASE([.K636]; 16)" office:value-type="string" office:string-value="277" calcext:value-type="string">
            <text:p>277</text:p>
          </table:table-cell>
          <table:table-cell table:formula="of:=[.C636] &amp; &quot; = &quot; &amp; [.E636] &amp; &quot;, // &quot; &amp; [.F636] &amp; &quot; --- &quot; &amp; [.K636]" office:value-type="string" office:string-value="MergeCdrNoPopFP = 0o1167, // 0x277 --- 631" calcext:value-type="string">
            <text:p>MergeCdrNoPopFP = 0o1167, // 0x277 --- 631</text:p>
          </table:table-cell>
          <table:table-cell office:value-type="float" office:value="631" calcext:value-type="float">
            <text:p>631</text:p>
          </table:table-cell>
          <table:table-cell table:formula="of:=[.K636]-[.K63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ergeCdrNoPopLP</text:p>
          </table:table-cell>
          <table:table-cell office:value-type="string" calcext:value-type="string">
            <text:p>=</text:p>
          </table:table-cell>
          <table:table-cell table:formula="of:=&quot;0o&quot; &amp; [.G637]" office:value-type="string" office:string-value="0o1170" calcext:value-type="string">
            <text:p>0o1170</text:p>
          </table:table-cell>
          <table:table-cell table:formula="of:=&quot;0x&quot; &amp; [.I637]" office:value-type="string" office:string-value="0x278" calcext:value-type="string">
            <text:p>0x278</text:p>
          </table:table-cell>
          <table:table-cell table:formula="of:=BASE([.K637]; 8)" office:value-type="string" office:string-value="1170" calcext:value-type="string">
            <text:p>1170</text:p>
          </table:table-cell>
          <table:table-cell/>
          <table:table-cell table:formula="of:=BASE([.K637]; 16)" office:value-type="string" office:string-value="278" calcext:value-type="string">
            <text:p>278</text:p>
          </table:table-cell>
          <table:table-cell table:formula="of:=[.C637] &amp; &quot; = &quot; &amp; [.E637] &amp; &quot;, // &quot; &amp; [.F637] &amp; &quot; --- &quot; &amp; [.K637]" office:value-type="string" office:string-value="MergeCdrNoPopLP = 0o1170, // 0x278 --- 632" calcext:value-type="string">
            <text:p>MergeCdrNoPopLP = 0o1170, // 0x278 --- 632</text:p>
          </table:table-cell>
          <table:table-cell office:value-type="float" office:value="632" calcext:value-type="float">
            <text:p>632</text:p>
          </table:table-cell>
          <table:table-cell table:formula="of:=[.K637]-[.K63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ergeCdrNoPopSP</text:p>
          </table:table-cell>
          <table:table-cell office:value-type="string" calcext:value-type="string">
            <text:p>=</text:p>
          </table:table-cell>
          <table:table-cell table:formula="of:=&quot;0o&quot; &amp; [.G638]" office:value-type="string" office:string-value="0o1171" calcext:value-type="string">
            <text:p>0o1171</text:p>
          </table:table-cell>
          <table:table-cell table:formula="of:=&quot;0x&quot; &amp; [.I638]" office:value-type="string" office:string-value="0x279" calcext:value-type="string">
            <text:p>0x279</text:p>
          </table:table-cell>
          <table:table-cell table:formula="of:=BASE([.K638]; 8)" office:value-type="string" office:string-value="1171" calcext:value-type="string">
            <text:p>1171</text:p>
          </table:table-cell>
          <table:table-cell/>
          <table:table-cell table:formula="of:=BASE([.K638]; 16)" office:value-type="string" office:string-value="279" calcext:value-type="string">
            <text:p>279</text:p>
          </table:table-cell>
          <table:table-cell table:formula="of:=[.C638] &amp; &quot; = &quot; &amp; [.E638] &amp; &quot;, // &quot; &amp; [.F638] &amp; &quot; --- &quot; &amp; [.K638]" office:value-type="string" office:string-value="MergeCdrNoPopSP = 0o1171, // 0x279 --- 633" calcext:value-type="string">
            <text:p>MergeCdrNoPopSP = 0o1171, // 0x279 --- 633</text:p>
          </table:table-cell>
          <table:table-cell office:value-type="float" office:value="633" calcext:value-type="float">
            <text:p>633</text:p>
          </table:table-cell>
          <table:table-cell table:formula="of:=[.K638]-[.K63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ergeCdrNoPopImmediate</text:p>
          </table:table-cell>
          <table:table-cell office:value-type="string" calcext:value-type="string">
            <text:p>=</text:p>
          </table:table-cell>
          <table:table-cell table:formula="of:=&quot;0o&quot; &amp; [.G639]" office:value-type="string" office:string-value="0o1172" calcext:value-type="string">
            <text:p>0o1172</text:p>
          </table:table-cell>
          <table:table-cell table:formula="of:=&quot;0x&quot; &amp; [.I639]" office:value-type="string" office:string-value="0x27A" calcext:value-type="string">
            <text:p>0x27A</text:p>
          </table:table-cell>
          <table:table-cell table:formula="of:=BASE([.K639]; 8)" office:value-type="string" office:string-value="1172" calcext:value-type="string">
            <text:p>1172</text:p>
          </table:table-cell>
          <table:table-cell/>
          <table:table-cell table:formula="of:=BASE([.K639]; 16)" office:value-type="string" office:string-value="27A" calcext:value-type="string">
            <text:p>27A</text:p>
          </table:table-cell>
          <table:table-cell table:formula="of:=[.C639] &amp; &quot; = &quot; &amp; [.E639] &amp; &quot;, // &quot; &amp; [.F639] &amp; &quot; --- &quot; &amp; [.K639]" office:value-type="string" office:string-value="MergeCdrNoPopImmediate = 0o1172, // 0x27A --- 634" calcext:value-type="string">
            <text:p>MergeCdrNoPopImmediate = 0o1172, // 0x27A --- 634</text:p>
          </table:table-cell>
          <table:table-cell office:value-type="float" office:value="634" calcext:value-type="float">
            <text:p>634</text:p>
          </table:table-cell>
          <table:table-cell table:formula="of:=[.K639]-[.K63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MergeCdrNoPopPop</text:p>
          </table:table-cell>
          <table:table-cell office:value-type="string" calcext:value-type="string">
            <text:p>=</text:p>
          </table:table-cell>
          <table:table-cell table:formula="of:=&quot;0o&quot; &amp; [.G640]" office:value-type="string" office:string-value="0o1173" calcext:value-type="string">
            <text:p>0o1173</text:p>
          </table:table-cell>
          <table:table-cell table:formula="of:=&quot;0x&quot; &amp; [.I640]" office:value-type="string" office:string-value="0x27B" calcext:value-type="string">
            <text:p>0x27B</text:p>
          </table:table-cell>
          <table:table-cell table:formula="of:=BASE([.K640]; 8)" office:value-type="string" office:string-value="1173" calcext:value-type="string">
            <text:p>1173</text:p>
          </table:table-cell>
          <table:table-cell/>
          <table:table-cell table:formula="of:=BASE([.K640]; 16)" office:value-type="string" office:string-value="27B" calcext:value-type="string">
            <text:p>27B</text:p>
          </table:table-cell>
          <table:table-cell table:formula="of:=[.C640] &amp; &quot; = &quot; &amp; [.E640] &amp; &quot;, // &quot; &amp; [.F640] &amp; &quot; --- &quot; &amp; [.K640]" office:value-type="string" office:string-value="MergeCdrNoPopPop = 0o1173, // 0x27B --- 635" calcext:value-type="string">
            <text:p>MergeCdrNoPopPop = 0o1173, // 0x27B --- 635</text:p>
          </table:table-cell>
          <table:table-cell office:value-type="float" office:value="635" calcext:value-type="float">
            <text:p>635</text:p>
          </table:table-cell>
          <table:table-cell table:formula="of:=[.K640]-[.K63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FastAref1FP</text:p>
          </table:table-cell>
          <table:table-cell office:value-type="string" calcext:value-type="string">
            <text:p>=</text:p>
          </table:table-cell>
          <table:table-cell table:formula="of:=&quot;0o&quot; &amp; [.G641]" office:value-type="string" office:string-value="0o1174" calcext:value-type="string">
            <text:p>0o1174</text:p>
          </table:table-cell>
          <table:table-cell table:formula="of:=&quot;0x&quot; &amp; [.I641]" office:value-type="string" office:string-value="0x27C" calcext:value-type="string">
            <text:p>0x27C</text:p>
          </table:table-cell>
          <table:table-cell table:formula="of:=BASE([.K641]; 8)" office:value-type="string" office:string-value="1174" calcext:value-type="string">
            <text:p>1174</text:p>
          </table:table-cell>
          <table:table-cell/>
          <table:table-cell table:formula="of:=BASE([.K641]; 16)" office:value-type="string" office:string-value="27C" calcext:value-type="string">
            <text:p>27C</text:p>
          </table:table-cell>
          <table:table-cell table:formula="of:=[.C641] &amp; &quot; = &quot; &amp; [.E641] &amp; &quot;, // &quot; &amp; [.F641] &amp; &quot; --- &quot; &amp; [.K641]" office:value-type="string" office:string-value="FastAref1FP = 0o1174, // 0x27C --- 636" calcext:value-type="string">
            <text:p>FastAref1FP = 0o1174, // 0x27C --- 636</text:p>
          </table:table-cell>
          <table:table-cell office:value-type="float" office:value="636" calcext:value-type="float">
            <text:p>636</text:p>
          </table:table-cell>
          <table:table-cell table:formula="of:=[.K641]-[.K64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FastAref1LP</text:p>
          </table:table-cell>
          <table:table-cell office:value-type="string" calcext:value-type="string">
            <text:p>=</text:p>
          </table:table-cell>
          <table:table-cell table:formula="of:=&quot;0o&quot; &amp; [.G642]" office:value-type="string" office:string-value="0o1175" calcext:value-type="string">
            <text:p>0o1175</text:p>
          </table:table-cell>
          <table:table-cell table:formula="of:=&quot;0x&quot; &amp; [.I642]" office:value-type="string" office:string-value="0x27D" calcext:value-type="string">
            <text:p>0x27D</text:p>
          </table:table-cell>
          <table:table-cell table:formula="of:=BASE([.K642]; 8)" office:value-type="string" office:string-value="1175" calcext:value-type="string">
            <text:p>1175</text:p>
          </table:table-cell>
          <table:table-cell/>
          <table:table-cell table:formula="of:=BASE([.K642]; 16)" office:value-type="string" office:string-value="27D" calcext:value-type="string">
            <text:p>27D</text:p>
          </table:table-cell>
          <table:table-cell table:formula="of:=[.C642] &amp; &quot; = &quot; &amp; [.E642] &amp; &quot;, // &quot; &amp; [.F642] &amp; &quot; --- &quot; &amp; [.K642]" office:value-type="string" office:string-value="FastAref1LP = 0o1175, // 0x27D --- 637" calcext:value-type="string">
            <text:p>FastAref1LP = 0o1175, // 0x27D --- 637</text:p>
          </table:table-cell>
          <table:table-cell office:value-type="float" office:value="637" calcext:value-type="float">
            <text:p>637</text:p>
          </table:table-cell>
          <table:table-cell table:formula="of:=[.K642]-[.K64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FastAref1SP</text:p>
          </table:table-cell>
          <table:table-cell office:value-type="string" calcext:value-type="string">
            <text:p>=</text:p>
          </table:table-cell>
          <table:table-cell table:formula="of:=&quot;0o&quot; &amp; [.G643]" office:value-type="string" office:string-value="0o1176" calcext:value-type="string">
            <text:p>0o1176</text:p>
          </table:table-cell>
          <table:table-cell table:formula="of:=&quot;0x&quot; &amp; [.I643]" office:value-type="string" office:string-value="0x27E" calcext:value-type="string">
            <text:p>0x27E</text:p>
          </table:table-cell>
          <table:table-cell table:formula="of:=BASE([.K643]; 8)" office:value-type="string" office:string-value="1176" calcext:value-type="string">
            <text:p>1176</text:p>
          </table:table-cell>
          <table:table-cell/>
          <table:table-cell table:formula="of:=BASE([.K643]; 16)" office:value-type="string" office:string-value="27E" calcext:value-type="string">
            <text:p>27E</text:p>
          </table:table-cell>
          <table:table-cell table:formula="of:=[.C643] &amp; &quot; = &quot; &amp; [.E643] &amp; &quot;, // &quot; &amp; [.F643] &amp; &quot; --- &quot; &amp; [.K643]" office:value-type="string" office:string-value="FastAref1SP = 0o1176, // 0x27E --- 638" calcext:value-type="string">
            <text:p>FastAref1SP = 0o1176, // 0x27E --- 638</text:p>
          </table:table-cell>
          <table:table-cell office:value-type="float" office:value="638" calcext:value-type="float">
            <text:p>638</text:p>
          </table:table-cell>
          <table:table-cell table:formula="of:=[.K643]-[.K64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FastAref1Immediate</text:p>
          </table:table-cell>
          <table:table-cell office:value-type="string" calcext:value-type="string">
            <text:p>=</text:p>
          </table:table-cell>
          <table:table-cell table:formula="of:=&quot;0o&quot; &amp; [.G644]" office:value-type="string" office:string-value="0o1177" calcext:value-type="string">
            <text:p>0o1177</text:p>
          </table:table-cell>
          <table:table-cell table:formula="of:=&quot;0x&quot; &amp; [.I644]" office:value-type="string" office:string-value="0x27F" calcext:value-type="string">
            <text:p>0x27F</text:p>
          </table:table-cell>
          <table:table-cell table:formula="of:=BASE([.K644]; 8)" office:value-type="string" office:string-value="1177" calcext:value-type="string">
            <text:p>1177</text:p>
          </table:table-cell>
          <table:table-cell/>
          <table:table-cell table:formula="of:=BASE([.K644]; 16)" office:value-type="string" office:string-value="27F" calcext:value-type="string">
            <text:p>27F</text:p>
          </table:table-cell>
          <table:table-cell table:formula="of:=[.C644] &amp; &quot; = &quot; &amp; [.E644] &amp; &quot;, // &quot; &amp; [.F644] &amp; &quot; --- &quot; &amp; [.K644]" office:value-type="string" office:string-value="FastAref1Immediate = 0o1177, // 0x27F --- 639" calcext:value-type="string">
            <text:p>FastAref1Immediate = 0o1177, // 0x27F --- 639</text:p>
          </table:table-cell>
          <table:table-cell office:value-type="float" office:value="639" calcext:value-type="float">
            <text:p>639</text:p>
          </table:table-cell>
          <table:table-cell table:formula="of:=[.K644]-[.K64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FastAref1Pop</text:p>
          </table:table-cell>
          <table:table-cell office:value-type="string" calcext:value-type="string">
            <text:p>=</text:p>
          </table:table-cell>
          <table:table-cell table:formula="of:=&quot;0o&quot; &amp; [.G645]" office:value-type="string" office:string-value="0o1200" calcext:value-type="string">
            <text:p>0o1200</text:p>
          </table:table-cell>
          <table:table-cell table:formula="of:=&quot;0x&quot; &amp; [.I645]" office:value-type="string" office:string-value="0x280" calcext:value-type="string">
            <text:p>0x280</text:p>
          </table:table-cell>
          <table:table-cell table:formula="of:=BASE([.K645]; 8)" office:value-type="string" office:string-value="1200" calcext:value-type="string">
            <text:p>1200</text:p>
          </table:table-cell>
          <table:table-cell/>
          <table:table-cell table:formula="of:=BASE([.K645]; 16)" office:value-type="string" office:string-value="280" calcext:value-type="string">
            <text:p>280</text:p>
          </table:table-cell>
          <table:table-cell table:formula="of:=[.C645] &amp; &quot; = &quot; &amp; [.E645] &amp; &quot;, // &quot; &amp; [.F645] &amp; &quot; --- &quot; &amp; [.K645]" office:value-type="string" office:string-value="FastAref1Pop = 0o1200, // 0x280 --- 640" calcext:value-type="string">
            <text:p>FastAref1Pop = 0o1200, // 0x280 --- 640</text:p>
          </table:table-cell>
          <table:table-cell office:value-type="float" office:value="640" calcext:value-type="float">
            <text:p>640</text:p>
          </table:table-cell>
          <table:table-cell table:formula="of:=[.K645]-[.K64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FastAset1FP</text:p>
          </table:table-cell>
          <table:table-cell office:value-type="string" calcext:value-type="string">
            <text:p>=</text:p>
          </table:table-cell>
          <table:table-cell table:formula="of:=&quot;0o&quot; &amp; [.G646]" office:value-type="string" office:string-value="0o1201" calcext:value-type="string">
            <text:p>0o1201</text:p>
          </table:table-cell>
          <table:table-cell table:formula="of:=&quot;0x&quot; &amp; [.I646]" office:value-type="string" office:string-value="0x281" calcext:value-type="string">
            <text:p>0x281</text:p>
          </table:table-cell>
          <table:table-cell table:formula="of:=BASE([.K646]; 8)" office:value-type="string" office:string-value="1201" calcext:value-type="string">
            <text:p>1201</text:p>
          </table:table-cell>
          <table:table-cell/>
          <table:table-cell table:formula="of:=BASE([.K646]; 16)" office:value-type="string" office:string-value="281" calcext:value-type="string">
            <text:p>281</text:p>
          </table:table-cell>
          <table:table-cell table:formula="of:=[.C646] &amp; &quot; = &quot; &amp; [.E646] &amp; &quot;, // &quot; &amp; [.F646] &amp; &quot; --- &quot; &amp; [.K646]" office:value-type="string" office:string-value="FastAset1FP = 0o1201, // 0x281 --- 641" calcext:value-type="string">
            <text:p>FastAset1FP = 0o1201, // 0x281 --- 641</text:p>
          </table:table-cell>
          <table:table-cell office:value-type="float" office:value="641" calcext:value-type="float">
            <text:p>641</text:p>
          </table:table-cell>
          <table:table-cell table:formula="of:=[.K646]-[.K64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FastAset1LP</text:p>
          </table:table-cell>
          <table:table-cell office:value-type="string" calcext:value-type="string">
            <text:p>=</text:p>
          </table:table-cell>
          <table:table-cell table:formula="of:=&quot;0o&quot; &amp; [.G647]" office:value-type="string" office:string-value="0o1202" calcext:value-type="string">
            <text:p>0o1202</text:p>
          </table:table-cell>
          <table:table-cell table:formula="of:=&quot;0x&quot; &amp; [.I647]" office:value-type="string" office:string-value="0x282" calcext:value-type="string">
            <text:p>0x282</text:p>
          </table:table-cell>
          <table:table-cell table:formula="of:=BASE([.K647]; 8)" office:value-type="string" office:string-value="1202" calcext:value-type="string">
            <text:p>1202</text:p>
          </table:table-cell>
          <table:table-cell/>
          <table:table-cell table:formula="of:=BASE([.K647]; 16)" office:value-type="string" office:string-value="282" calcext:value-type="string">
            <text:p>282</text:p>
          </table:table-cell>
          <table:table-cell table:formula="of:=[.C647] &amp; &quot; = &quot; &amp; [.E647] &amp; &quot;, // &quot; &amp; [.F647] &amp; &quot; --- &quot; &amp; [.K647]" office:value-type="string" office:string-value="FastAset1LP = 0o1202, // 0x282 --- 642" calcext:value-type="string">
            <text:p>FastAset1LP = 0o1202, // 0x282 --- 642</text:p>
          </table:table-cell>
          <table:table-cell office:value-type="float" office:value="642" calcext:value-type="float">
            <text:p>642</text:p>
          </table:table-cell>
          <table:table-cell table:formula="of:=[.K647]-[.K64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FastAset1SP</text:p>
          </table:table-cell>
          <table:table-cell office:value-type="string" calcext:value-type="string">
            <text:p>=</text:p>
          </table:table-cell>
          <table:table-cell table:formula="of:=&quot;0o&quot; &amp; [.G648]" office:value-type="string" office:string-value="0o1203" calcext:value-type="string">
            <text:p>0o1203</text:p>
          </table:table-cell>
          <table:table-cell table:formula="of:=&quot;0x&quot; &amp; [.I648]" office:value-type="string" office:string-value="0x283" calcext:value-type="string">
            <text:p>0x283</text:p>
          </table:table-cell>
          <table:table-cell table:formula="of:=BASE([.K648]; 8)" office:value-type="string" office:string-value="1203" calcext:value-type="string">
            <text:p>1203</text:p>
          </table:table-cell>
          <table:table-cell/>
          <table:table-cell table:formula="of:=BASE([.K648]; 16)" office:value-type="string" office:string-value="283" calcext:value-type="string">
            <text:p>283</text:p>
          </table:table-cell>
          <table:table-cell table:formula="of:=[.C648] &amp; &quot; = &quot; &amp; [.E648] &amp; &quot;, // &quot; &amp; [.F648] &amp; &quot; --- &quot; &amp; [.K648]" office:value-type="string" office:string-value="FastAset1SP = 0o1203, // 0x283 --- 643" calcext:value-type="string">
            <text:p>FastAset1SP = 0o1203, // 0x283 --- 643</text:p>
          </table:table-cell>
          <table:table-cell office:value-type="float" office:value="643" calcext:value-type="float">
            <text:p>643</text:p>
          </table:table-cell>
          <table:table-cell table:formula="of:=[.K648]-[.K64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FastAset1Immediate</text:p>
          </table:table-cell>
          <table:table-cell office:value-type="string" calcext:value-type="string">
            <text:p>=</text:p>
          </table:table-cell>
          <table:table-cell table:formula="of:=&quot;0o&quot; &amp; [.G649]" office:value-type="string" office:string-value="0o1204" calcext:value-type="string">
            <text:p>0o1204</text:p>
          </table:table-cell>
          <table:table-cell table:formula="of:=&quot;0x&quot; &amp; [.I649]" office:value-type="string" office:string-value="0x284" calcext:value-type="string">
            <text:p>0x284</text:p>
          </table:table-cell>
          <table:table-cell table:formula="of:=BASE([.K649]; 8)" office:value-type="string" office:string-value="1204" calcext:value-type="string">
            <text:p>1204</text:p>
          </table:table-cell>
          <table:table-cell/>
          <table:table-cell table:formula="of:=BASE([.K649]; 16)" office:value-type="string" office:string-value="284" calcext:value-type="string">
            <text:p>284</text:p>
          </table:table-cell>
          <table:table-cell table:formula="of:=[.C649] &amp; &quot; = &quot; &amp; [.E649] &amp; &quot;, // &quot; &amp; [.F649] &amp; &quot; --- &quot; &amp; [.K649]" office:value-type="string" office:string-value="FastAset1Immediate = 0o1204, // 0x284 --- 644" calcext:value-type="string">
            <text:p>FastAset1Immediate = 0o1204, // 0x284 --- 644</text:p>
          </table:table-cell>
          <table:table-cell office:value-type="float" office:value="644" calcext:value-type="float">
            <text:p>644</text:p>
          </table:table-cell>
          <table:table-cell table:formula="of:=[.K649]-[.K64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FastAset1Pop</text:p>
          </table:table-cell>
          <table:table-cell office:value-type="string" calcext:value-type="string">
            <text:p>=</text:p>
          </table:table-cell>
          <table:table-cell table:formula="of:=&quot;0o&quot; &amp; [.G650]" office:value-type="string" office:string-value="0o1205" calcext:value-type="string">
            <text:p>0o1205</text:p>
          </table:table-cell>
          <table:table-cell table:formula="of:=&quot;0x&quot; &amp; [.I650]" office:value-type="string" office:string-value="0x285" calcext:value-type="string">
            <text:p>0x285</text:p>
          </table:table-cell>
          <table:table-cell table:formula="of:=BASE([.K650]; 8)" office:value-type="string" office:string-value="1205" calcext:value-type="string">
            <text:p>1205</text:p>
          </table:table-cell>
          <table:table-cell/>
          <table:table-cell table:formula="of:=BASE([.K650]; 16)" office:value-type="string" office:string-value="285" calcext:value-type="string">
            <text:p>285</text:p>
          </table:table-cell>
          <table:table-cell table:formula="of:=[.C650] &amp; &quot; = &quot; &amp; [.E650] &amp; &quot;, // &quot; &amp; [.F650] &amp; &quot; --- &quot; &amp; [.K650]" office:value-type="string" office:string-value="FastAset1Pop = 0o1205, // 0x285 --- 645" calcext:value-type="string">
            <text:p>FastAset1Pop = 0o1205, // 0x285 --- 645</text:p>
          </table:table-cell>
          <table:table-cell office:value-type="float" office:value="645" calcext:value-type="float">
            <text:p>645</text:p>
          </table:table-cell>
          <table:table-cell table:formula="of:=[.K650]-[.K64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ackBltAddressFP</text:p>
          </table:table-cell>
          <table:table-cell office:value-type="string" calcext:value-type="string">
            <text:p>=</text:p>
          </table:table-cell>
          <table:table-cell table:formula="of:=&quot;0o&quot; &amp; [.G651]" office:value-type="string" office:string-value="0o1206" calcext:value-type="string">
            <text:p>0o1206</text:p>
          </table:table-cell>
          <table:table-cell table:formula="of:=&quot;0x&quot; &amp; [.I651]" office:value-type="string" office:string-value="0x286" calcext:value-type="string">
            <text:p>0x286</text:p>
          </table:table-cell>
          <table:table-cell table:formula="of:=BASE([.K651]; 8)" office:value-type="string" office:string-value="1206" calcext:value-type="string">
            <text:p>1206</text:p>
          </table:table-cell>
          <table:table-cell/>
          <table:table-cell table:formula="of:=BASE([.K651]; 16)" office:value-type="string" office:string-value="286" calcext:value-type="string">
            <text:p>286</text:p>
          </table:table-cell>
          <table:table-cell table:formula="of:=[.C651] &amp; &quot; = &quot; &amp; [.E651] &amp; &quot;, // &quot; &amp; [.F651] &amp; &quot; --- &quot; &amp; [.K651]" office:value-type="string" office:string-value="StackBltAddressFP = 0o1206, // 0x286 --- 646" calcext:value-type="string">
            <text:p>StackBltAddressFP = 0o1206, // 0x286 --- 646</text:p>
          </table:table-cell>
          <table:table-cell office:value-type="float" office:value="646" calcext:value-type="float">
            <text:p>646</text:p>
          </table:table-cell>
          <table:table-cell table:formula="of:=[.K651]-[.K65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ackBltAddressLP</text:p>
          </table:table-cell>
          <table:table-cell office:value-type="string" calcext:value-type="string">
            <text:p>=</text:p>
          </table:table-cell>
          <table:table-cell table:formula="of:=&quot;0o&quot; &amp; [.G652]" office:value-type="string" office:string-value="0o1207" calcext:value-type="string">
            <text:p>0o1207</text:p>
          </table:table-cell>
          <table:table-cell table:formula="of:=&quot;0x&quot; &amp; [.I652]" office:value-type="string" office:string-value="0x287" calcext:value-type="string">
            <text:p>0x287</text:p>
          </table:table-cell>
          <table:table-cell table:formula="of:=BASE([.K652]; 8)" office:value-type="string" office:string-value="1207" calcext:value-type="string">
            <text:p>1207</text:p>
          </table:table-cell>
          <table:table-cell/>
          <table:table-cell table:formula="of:=BASE([.K652]; 16)" office:value-type="string" office:string-value="287" calcext:value-type="string">
            <text:p>287</text:p>
          </table:table-cell>
          <table:table-cell table:formula="of:=[.C652] &amp; &quot; = &quot; &amp; [.E652] &amp; &quot;, // &quot; &amp; [.F652] &amp; &quot; --- &quot; &amp; [.K652]" office:value-type="string" office:string-value="StackBltAddressLP = 0o1207, // 0x287 --- 647" calcext:value-type="string">
            <text:p>StackBltAddressLP = 0o1207, // 0x287 --- 647</text:p>
          </table:table-cell>
          <table:table-cell office:value-type="float" office:value="647" calcext:value-type="float">
            <text:p>647</text:p>
          </table:table-cell>
          <table:table-cell table:formula="of:=[.K652]-[.K65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ackBltAddressSP</text:p>
          </table:table-cell>
          <table:table-cell office:value-type="string" calcext:value-type="string">
            <text:p>=</text:p>
          </table:table-cell>
          <table:table-cell table:formula="of:=&quot;0o&quot; &amp; [.G653]" office:value-type="string" office:string-value="0o1210" calcext:value-type="string">
            <text:p>0o1210</text:p>
          </table:table-cell>
          <table:table-cell table:formula="of:=&quot;0x&quot; &amp; [.I653]" office:value-type="string" office:string-value="0x288" calcext:value-type="string">
            <text:p>0x288</text:p>
          </table:table-cell>
          <table:table-cell table:formula="of:=BASE([.K653]; 8)" office:value-type="string" office:string-value="1210" calcext:value-type="string">
            <text:p>1210</text:p>
          </table:table-cell>
          <table:table-cell/>
          <table:table-cell table:formula="of:=BASE([.K653]; 16)" office:value-type="string" office:string-value="288" calcext:value-type="string">
            <text:p>288</text:p>
          </table:table-cell>
          <table:table-cell table:formula="of:=[.C653] &amp; &quot; = &quot; &amp; [.E653] &amp; &quot;, // &quot; &amp; [.F653] &amp; &quot; --- &quot; &amp; [.K653]" office:value-type="string" office:string-value="StackBltAddressSP = 0o1210, // 0x288 --- 648" calcext:value-type="string">
            <text:p>StackBltAddressSP = 0o1210, // 0x288 --- 648</text:p>
          </table:table-cell>
          <table:table-cell office:value-type="float" office:value="648" calcext:value-type="float">
            <text:p>648</text:p>
          </table:table-cell>
          <table:table-cell table:formula="of:=[.K653]-[.K65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ackBltAddressImmediate</text:p>
          </table:table-cell>
          <table:table-cell office:value-type="string" calcext:value-type="string">
            <text:p>=</text:p>
          </table:table-cell>
          <table:table-cell table:formula="of:=&quot;0o&quot; &amp; [.G654]" office:value-type="string" office:string-value="0o1211" calcext:value-type="string">
            <text:p>0o1211</text:p>
          </table:table-cell>
          <table:table-cell table:formula="of:=&quot;0x&quot; &amp; [.I654]" office:value-type="string" office:string-value="0x289" calcext:value-type="string">
            <text:p>0x289</text:p>
          </table:table-cell>
          <table:table-cell table:formula="of:=BASE([.K654]; 8)" office:value-type="string" office:string-value="1211" calcext:value-type="string">
            <text:p>1211</text:p>
          </table:table-cell>
          <table:table-cell/>
          <table:table-cell table:formula="of:=BASE([.K654]; 16)" office:value-type="string" office:string-value="289" calcext:value-type="string">
            <text:p>289</text:p>
          </table:table-cell>
          <table:table-cell table:formula="of:=[.C654] &amp; &quot; = &quot; &amp; [.E654] &amp; &quot;, // &quot; &amp; [.F654] &amp; &quot; --- &quot; &amp; [.K654]" office:value-type="string" office:string-value="StackBltAddressImmediate = 0o1211, // 0x289 --- 649" calcext:value-type="string">
            <text:p>StackBltAddressImmediate = 0o1211, // 0x289 --- 649</text:p>
          </table:table-cell>
          <table:table-cell office:value-type="float" office:value="649" calcext:value-type="float">
            <text:p>649</text:p>
          </table:table-cell>
          <table:table-cell table:formula="of:=[.K654]-[.K65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StackBltAddressPop</text:p>
          </table:table-cell>
          <table:table-cell office:value-type="string" calcext:value-type="string">
            <text:p>=</text:p>
          </table:table-cell>
          <table:table-cell table:formula="of:=&quot;0o&quot; &amp; [.G655]" office:value-type="string" office:string-value="0o1212" calcext:value-type="string">
            <text:p>0o1212</text:p>
          </table:table-cell>
          <table:table-cell table:formula="of:=&quot;0x&quot; &amp; [.I655]" office:value-type="string" office:string-value="0x28A" calcext:value-type="string">
            <text:p>0x28A</text:p>
          </table:table-cell>
          <table:table-cell table:formula="of:=BASE([.K655]; 8)" office:value-type="string" office:string-value="1212" calcext:value-type="string">
            <text:p>1212</text:p>
          </table:table-cell>
          <table:table-cell/>
          <table:table-cell table:formula="of:=BASE([.K655]; 16)" office:value-type="string" office:string-value="28A" calcext:value-type="string">
            <text:p>28A</text:p>
          </table:table-cell>
          <table:table-cell table:formula="of:=[.C655] &amp; &quot; = &quot; &amp; [.E655] &amp; &quot;, // &quot; &amp; [.F655] &amp; &quot; --- &quot; &amp; [.K655]" office:value-type="string" office:string-value="StackBltAddressPop = 0o1212, // 0x28A --- 650" calcext:value-type="string">
            <text:p>StackBltAddressPop = 0o1212, // 0x28A --- 650</text:p>
          </table:table-cell>
          <table:table-cell office:value-type="float" office:value="650" calcext:value-type="float">
            <text:p>650</text:p>
          </table:table-cell>
          <table:table-cell table:formula="of:=[.K655]-[.K65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Dpb</text:p>
          </table:table-cell>
          <table:table-cell office:value-type="string" calcext:value-type="string">
            <text:p>=</text:p>
          </table:table-cell>
          <table:table-cell table:formula="of:=&quot;0o&quot; &amp; [.G656]" office:value-type="string" office:string-value="0o1213" calcext:value-type="string">
            <text:p>0o1213</text:p>
          </table:table-cell>
          <table:table-cell table:formula="of:=&quot;0x&quot; &amp; [.I656]" office:value-type="string" office:string-value="0x28B" calcext:value-type="string">
            <text:p>0x28B</text:p>
          </table:table-cell>
          <table:table-cell table:formula="of:=BASE([.K656]; 8)" office:value-type="string" office:string-value="1213" calcext:value-type="string">
            <text:p>1213</text:p>
          </table:table-cell>
          <table:table-cell/>
          <table:table-cell table:formula="of:=BASE([.K656]; 16)" office:value-type="string" office:string-value="28B" calcext:value-type="string">
            <text:p>28B</text:p>
          </table:table-cell>
          <table:table-cell table:formula="of:=[.C656] &amp; &quot; = &quot; &amp; [.E656] &amp; &quot;, // &quot; &amp; [.F656] &amp; &quot; --- &quot; &amp; [.K656]" office:value-type="string" office:string-value="Dpb = 0o1213, // 0x28B --- 651" calcext:value-type="string">
            <text:p>Dpb = 0o1213, // 0x28B --- 651</text:p>
          </table:table-cell>
          <table:table-cell office:value-type="float" office:value="651" calcext:value-type="float">
            <text:p>651</text:p>
          </table:table-cell>
          <table:table-cell table:formula="of:=[.K656]-[.K65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harDpb</text:p>
          </table:table-cell>
          <table:table-cell office:value-type="string" calcext:value-type="string">
            <text:p>=</text:p>
          </table:table-cell>
          <table:table-cell table:formula="of:=&quot;0o&quot; &amp; [.G657]" office:value-type="string" office:string-value="0o1214" calcext:value-type="string">
            <text:p>0o1214</text:p>
          </table:table-cell>
          <table:table-cell table:formula="of:=&quot;0x&quot; &amp; [.I657]" office:value-type="string" office:string-value="0x28C" calcext:value-type="string">
            <text:p>0x28C</text:p>
          </table:table-cell>
          <table:table-cell table:formula="of:=BASE([.K657]; 8)" office:value-type="string" office:string-value="1214" calcext:value-type="string">
            <text:p>1214</text:p>
          </table:table-cell>
          <table:table-cell/>
          <table:table-cell table:formula="of:=BASE([.K657]; 16)" office:value-type="string" office:string-value="28C" calcext:value-type="string">
            <text:p>28C</text:p>
          </table:table-cell>
          <table:table-cell table:formula="of:=[.C657] &amp; &quot; = &quot; &amp; [.E657] &amp; &quot;, // &quot; &amp; [.F657] &amp; &quot; --- &quot; &amp; [.K657]" office:value-type="string" office:string-value="CharDpb = 0o1214, // 0x28C --- 652" calcext:value-type="string">
            <text:p>CharDpb = 0o1214, // 0x28C --- 652</text:p>
          </table:table-cell>
          <table:table-cell office:value-type="float" office:value="652" calcext:value-type="float">
            <text:p>652</text:p>
          </table:table-cell>
          <table:table-cell table:formula="of:=[.K657]-[.K65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Dpb</text:p>
          </table:table-cell>
          <table:table-cell office:value-type="string" calcext:value-type="string">
            <text:p>=</text:p>
          </table:table-cell>
          <table:table-cell table:formula="of:=&quot;0o&quot; &amp; [.G658]" office:value-type="string" office:string-value="0o1215" calcext:value-type="string">
            <text:p>0o1215</text:p>
          </table:table-cell>
          <table:table-cell table:formula="of:=&quot;0x&quot; &amp; [.I658]" office:value-type="string" office:string-value="0x28D" calcext:value-type="string">
            <text:p>0x28D</text:p>
          </table:table-cell>
          <table:table-cell table:formula="of:=BASE([.K658]; 8)" office:value-type="string" office:string-value="1215" calcext:value-type="string">
            <text:p>1215</text:p>
          </table:table-cell>
          <table:table-cell/>
          <table:table-cell table:formula="of:=BASE([.K658]; 16)" office:value-type="string" office:string-value="28D" calcext:value-type="string">
            <text:p>28D</text:p>
          </table:table-cell>
          <table:table-cell table:formula="of:=[.C658] &amp; &quot; = &quot; &amp; [.E658] &amp; &quot;, // &quot; &amp; [.F658] &amp; &quot; --- &quot; &amp; [.K658]" office:value-type="string" office:string-value="PDpb = 0o1215, // 0x28D --- 653" calcext:value-type="string">
            <text:p>PDpb = 0o1215, // 0x28D --- 653</text:p>
          </table:table-cell>
          <table:table-cell office:value-type="float" office:value="653" calcext:value-type="float">
            <text:p>653</text:p>
          </table:table-cell>
          <table:table-cell table:formula="of:=[.K658]-[.K65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TagDpb</text:p>
          </table:table-cell>
          <table:table-cell office:value-type="string" calcext:value-type="string">
            <text:p>=</text:p>
          </table:table-cell>
          <table:table-cell table:formula="of:=&quot;0o&quot; &amp; [.G659]" office:value-type="string" office:string-value="0o1216" calcext:value-type="string">
            <text:p>0o1216</text:p>
          </table:table-cell>
          <table:table-cell table:formula="of:=&quot;0x&quot; &amp; [.I659]" office:value-type="string" office:string-value="0x28E" calcext:value-type="string">
            <text:p>0x28E</text:p>
          </table:table-cell>
          <table:table-cell table:formula="of:=BASE([.K659]; 8)" office:value-type="string" office:string-value="1216" calcext:value-type="string">
            <text:p>1216</text:p>
          </table:table-cell>
          <table:table-cell/>
          <table:table-cell table:formula="of:=BASE([.K659]; 16)" office:value-type="string" office:string-value="28E" calcext:value-type="string">
            <text:p>28E</text:p>
          </table:table-cell>
          <table:table-cell table:formula="of:=[.C659] &amp; &quot; = &quot; &amp; [.E659] &amp; &quot;, // &quot; &amp; [.F659] &amp; &quot; --- &quot; &amp; [.K659]" office:value-type="string" office:string-value="PTagDpb = 0o1216, // 0x28E --- 654" calcext:value-type="string">
            <text:p>PTagDpb = 0o1216, // 0x28E --- 654</text:p>
          </table:table-cell>
          <table:table-cell office:value-type="float" office:value="654" calcext:value-type="float">
            <text:p>654</text:p>
          </table:table-cell>
          <table:table-cell table:formula="of:=[.K659]-[.K65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LoopIncrementTosLessThan</text:p>
          </table:table-cell>
          <table:table-cell office:value-type="string" calcext:value-type="string">
            <text:p>=</text:p>
          </table:table-cell>
          <table:table-cell table:formula="of:=&quot;0o&quot; &amp; [.G660]" office:value-type="string" office:string-value="0o1217" calcext:value-type="string">
            <text:p>0o1217</text:p>
          </table:table-cell>
          <table:table-cell table:formula="of:=&quot;0x&quot; &amp; [.I660]" office:value-type="string" office:string-value="0x28F" calcext:value-type="string">
            <text:p>0x28F</text:p>
          </table:table-cell>
          <table:table-cell table:formula="of:=BASE([.K660]; 8)" office:value-type="string" office:string-value="1217" calcext:value-type="string">
            <text:p>1217</text:p>
          </table:table-cell>
          <table:table-cell/>
          <table:table-cell table:formula="of:=BASE([.K660]; 16)" office:value-type="string" office:string-value="28F" calcext:value-type="string">
            <text:p>28F</text:p>
          </table:table-cell>
          <table:table-cell table:formula="of:=[.C660] &amp; &quot; = &quot; &amp; [.E660] &amp; &quot;, // &quot; &amp; [.F660] &amp; &quot; --- &quot; &amp; [.K660]" office:value-type="string" office:string-value="LoopIncrementTosLessThan = 0o1217, // 0x28F --- 655" calcext:value-type="string">
            <text:p>LoopIncrementTosLessThan = 0o1217, // 0x28F --- 655</text:p>
          </table:table-cell>
          <table:table-cell office:value-type="float" office:value="655" calcext:value-type="float">
            <text:p>655</text:p>
          </table:table-cell>
          <table:table-cell table:formula="of:=[.K660]-[.K65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atchOpen</text:p>
          </table:table-cell>
          <table:table-cell office:value-type="string" calcext:value-type="string">
            <text:p>=</text:p>
          </table:table-cell>
          <table:table-cell table:formula="of:=&quot;0o&quot; &amp; [.G661]" office:value-type="string" office:string-value="0o1220" calcext:value-type="string">
            <text:p>0o1220</text:p>
          </table:table-cell>
          <table:table-cell table:formula="of:=&quot;0x&quot; &amp; [.I661]" office:value-type="string" office:string-value="0x290" calcext:value-type="string">
            <text:p>0x290</text:p>
          </table:table-cell>
          <table:table-cell table:formula="of:=BASE([.K661]; 8)" office:value-type="string" office:string-value="1220" calcext:value-type="string">
            <text:p>1220</text:p>
          </table:table-cell>
          <table:table-cell/>
          <table:table-cell table:formula="of:=BASE([.K661]; 16)" office:value-type="string" office:string-value="290" calcext:value-type="string">
            <text:p>290</text:p>
          </table:table-cell>
          <table:table-cell table:formula="of:=[.C661] &amp; &quot; = &quot; &amp; [.E661] &amp; &quot;, // &quot; &amp; [.F661] &amp; &quot; --- &quot; &amp; [.K661]" office:value-type="string" office:string-value="CatchOpen = 0o1220, // 0x290 --- 656" calcext:value-type="string">
            <text:p>CatchOpen = 0o1220, // 0x290 --- 656</text:p>
          </table:table-cell>
          <table:table-cell office:value-type="float" office:value="656" calcext:value-type="float">
            <text:p>656</text:p>
          </table:table-cell>
          <table:table-cell table:formula="of:=[.K661]-[.K66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Hack</text:p>
          </table:table-cell>
          <table:table-cell office:value-type="string" calcext:value-type="string">
            <text:p>=</text:p>
          </table:table-cell>
          <table:table-cell table:formula="of:=&quot;0o&quot; &amp; [.G662]" office:value-type="string" office:string-value="0o1221" calcext:value-type="string">
            <text:p>0o1221</text:p>
          </table:table-cell>
          <table:table-cell table:formula="of:=&quot;0x&quot; &amp; [.I662]" office:value-type="string" office:string-value="0x291" calcext:value-type="string">
            <text:p>0x291</text:p>
          </table:table-cell>
          <table:table-cell table:formula="of:=BASE([.K662]; 8)" office:value-type="string" office:string-value="1221" calcext:value-type="string">
            <text:p>1221</text:p>
          </table:table-cell>
          <table:table-cell/>
          <table:table-cell table:formula="of:=BASE([.K662]; 16)" office:value-type="string" office:string-value="291" calcext:value-type="string">
            <text:p>291</text:p>
          </table:table-cell>
          <table:table-cell table:formula="of:=[.C662] &amp; &quot; = &quot; &amp; [.E662] &amp; &quot;, // &quot; &amp; [.F662] &amp; &quot; --- &quot; &amp; [.K662]" office:value-type="string" office:string-value="Hack = 0o1221, // 0x291 --- 657" calcext:value-type="string">
            <text:p>Hack = 0o1221, // 0x291 --- 657</text:p>
          </table:table-cell>
          <table:table-cell office:value-type="float" office:value="657" calcext:value-type="float">
            <text:p>657</text:p>
          </table:table-cell>
          <table:table-cell table:formula="of:=[.K662]-[.K66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Null</text:p>
          </table:table-cell>
          <table:table-cell office:value-type="string" calcext:value-type="string">
            <text:p>=</text:p>
          </table:table-cell>
          <table:table-cell table:formula="of:=&quot;0o&quot; &amp; [.G663]" office:value-type="string" office:string-value="0o1222" calcext:value-type="string">
            <text:p>0o1222</text:p>
          </table:table-cell>
          <table:table-cell table:formula="of:=&quot;0x&quot; &amp; [.I663]" office:value-type="string" office:string-value="0x292" calcext:value-type="string">
            <text:p>0x292</text:p>
          </table:table-cell>
          <table:table-cell table:formula="of:=BASE([.K663]; 8)" office:value-type="string" office:string-value="1222" calcext:value-type="string">
            <text:p>1222</text:p>
          </table:table-cell>
          <table:table-cell/>
          <table:table-cell table:formula="of:=BASE([.K663]; 16)" office:value-type="string" office:string-value="292" calcext:value-type="string">
            <text:p>292</text:p>
          </table:table-cell>
          <table:table-cell table:formula="of:=[.C663] &amp; &quot; = &quot; &amp; [.E663] &amp; &quot;, // &quot; &amp; [.F663] &amp; &quot; --- &quot; &amp; [.K663]" office:value-type="string" office:string-value="PushNull = 0o1222, // 0x292 --- 658" calcext:value-type="string">
            <text:p>PushNull = 0o1222, // 0x292 --- 658</text:p>
          </table:table-cell>
          <table:table-cell office:value-type="float" office:value="658" calcext:value-type="float">
            <text:p>658</text:p>
          </table:table-cell>
          <table:table-cell table:formula="of:=[.K663]-[.K66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MonitorForward</text:p>
          </table:table-cell>
          <table:table-cell office:value-type="string" calcext:value-type="string">
            <text:p>=</text:p>
          </table:table-cell>
          <table:table-cell table:formula="of:=&quot;0o&quot; &amp; [.G664]" office:value-type="string" office:string-value="0o1223" calcext:value-type="string">
            <text:p>0o1223</text:p>
          </table:table-cell>
          <table:table-cell table:formula="of:=&quot;0x&quot; &amp; [.I664]" office:value-type="string" office:string-value="0x293" calcext:value-type="string">
            <text:p>0x293</text:p>
          </table:table-cell>
          <table:table-cell table:formula="of:=BASE([.K664]; 8)" office:value-type="string" office:string-value="1223" calcext:value-type="string">
            <text:p>1223</text:p>
          </table:table-cell>
          <table:table-cell/>
          <table:table-cell table:formula="of:=BASE([.K664]; 16)" office:value-type="string" office:string-value="293" calcext:value-type="string">
            <text:p>293</text:p>
          </table:table-cell>
          <table:table-cell table:formula="of:=[.C664] &amp; &quot; = &quot; &amp; [.E664] &amp; &quot;, // &quot; &amp; [.F664] &amp; &quot; --- &quot; &amp; [.K664]" office:value-type="string" office:string-value="PushMonitorForward = 0o1223, // 0x293 --- 659" calcext:value-type="string">
            <text:p>PushMonitorForward = 0o1223, // 0x293 --- 659</text:p>
          </table:table-cell>
          <table:table-cell office:value-type="float" office:value="659" calcext:value-type="float">
            <text:p>659</text:p>
          </table:table-cell>
          <table:table-cell table:formula="of:=[.K664]-[.K66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HeaderP</text:p>
          </table:table-cell>
          <table:table-cell office:value-type="string" calcext:value-type="string">
            <text:p>=</text:p>
          </table:table-cell>
          <table:table-cell table:formula="of:=&quot;0o&quot; &amp; [.G665]" office:value-type="string" office:string-value="0o1224" calcext:value-type="string">
            <text:p>0o1224</text:p>
          </table:table-cell>
          <table:table-cell table:formula="of:=&quot;0x&quot; &amp; [.I665]" office:value-type="string" office:string-value="0x294" calcext:value-type="string">
            <text:p>0x294</text:p>
          </table:table-cell>
          <table:table-cell table:formula="of:=BASE([.K665]; 8)" office:value-type="string" office:string-value="1224" calcext:value-type="string">
            <text:p>1224</text:p>
          </table:table-cell>
          <table:table-cell/>
          <table:table-cell table:formula="of:=BASE([.K665]; 16)" office:value-type="string" office:string-value="294" calcext:value-type="string">
            <text:p>294</text:p>
          </table:table-cell>
          <table:table-cell table:formula="of:=[.C665] &amp; &quot; = &quot; &amp; [.E665] &amp; &quot;, // &quot; &amp; [.F665] &amp; &quot; --- &quot; &amp; [.K665]" office:value-type="string" office:string-value="PushHeaderP = 0o1224, // 0x294 --- 660" calcext:value-type="string">
            <text:p>PushHeaderP = 0o1224, // 0x294 --- 660</text:p>
          </table:table-cell>
          <table:table-cell office:value-type="float" office:value="660" calcext:value-type="float">
            <text:p>660</text:p>
          </table:table-cell>
          <table:table-cell table:formula="of:=[.K665]-[.K66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HeaderI</text:p>
          </table:table-cell>
          <table:table-cell office:value-type="string" calcext:value-type="string">
            <text:p>=</text:p>
          </table:table-cell>
          <table:table-cell table:formula="of:=&quot;0o&quot; &amp; [.G666]" office:value-type="string" office:string-value="0o1225" calcext:value-type="string">
            <text:p>0o1225</text:p>
          </table:table-cell>
          <table:table-cell table:formula="of:=&quot;0x&quot; &amp; [.I666]" office:value-type="string" office:string-value="0x295" calcext:value-type="string">
            <text:p>0x295</text:p>
          </table:table-cell>
          <table:table-cell table:formula="of:=BASE([.K666]; 8)" office:value-type="string" office:string-value="1225" calcext:value-type="string">
            <text:p>1225</text:p>
          </table:table-cell>
          <table:table-cell/>
          <table:table-cell table:formula="of:=BASE([.K666]; 16)" office:value-type="string" office:string-value="295" calcext:value-type="string">
            <text:p>295</text:p>
          </table:table-cell>
          <table:table-cell table:formula="of:=[.C666] &amp; &quot; = &quot; &amp; [.E666] &amp; &quot;, // &quot; &amp; [.F666] &amp; &quot; --- &quot; &amp; [.K666]" office:value-type="string" office:string-value="PushHeaderI = 0o1225, // 0x295 --- 661" calcext:value-type="string">
            <text:p>PushHeaderI = 0o1225, // 0x295 --- 661</text:p>
          </table:table-cell>
          <table:table-cell office:value-type="float" office:value="661" calcext:value-type="float">
            <text:p>661</text:p>
          </table:table-cell>
          <table:table-cell table:formula="of:=[.K666]-[.K66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ExternalValueCellPointer</text:p>
          </table:table-cell>
          <table:table-cell office:value-type="string" calcext:value-type="string">
            <text:p>=</text:p>
          </table:table-cell>
          <table:table-cell table:formula="of:=&quot;0o&quot; &amp; [.G667]" office:value-type="string" office:string-value="0o1226" calcext:value-type="string">
            <text:p>0o1226</text:p>
          </table:table-cell>
          <table:table-cell table:formula="of:=&quot;0x&quot; &amp; [.I667]" office:value-type="string" office:string-value="0x296" calcext:value-type="string">
            <text:p>0x296</text:p>
          </table:table-cell>
          <table:table-cell table:formula="of:=BASE([.K667]; 8)" office:value-type="string" office:string-value="1226" calcext:value-type="string">
            <text:p>1226</text:p>
          </table:table-cell>
          <table:table-cell/>
          <table:table-cell table:formula="of:=BASE([.K667]; 16)" office:value-type="string" office:string-value="296" calcext:value-type="string">
            <text:p>296</text:p>
          </table:table-cell>
          <table:table-cell table:formula="of:=[.C667] &amp; &quot; = &quot; &amp; [.E667] &amp; &quot;, // &quot; &amp; [.F667] &amp; &quot; --- &quot; &amp; [.K667]" office:value-type="string" office:string-value="PushExternalValueCellPointer = 0o1226, // 0x296 --- 662" calcext:value-type="string">
            <text:p>PushExternalValueCellPointer = 0o1226, // 0x296 --- 662</text:p>
          </table:table-cell>
          <table:table-cell office:value-type="float" office:value="662" calcext:value-type="float">
            <text:p>662</text:p>
          </table:table-cell>
          <table:table-cell table:formula="of:=[.K667]-[.K66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OneQForward</text:p>
          </table:table-cell>
          <table:table-cell office:value-type="string" calcext:value-type="string">
            <text:p>=</text:p>
          </table:table-cell>
          <table:table-cell table:formula="of:=&quot;0o&quot; &amp; [.G668]" office:value-type="string" office:string-value="0o1227" calcext:value-type="string">
            <text:p>0o1227</text:p>
          </table:table-cell>
          <table:table-cell table:formula="of:=&quot;0x&quot; &amp; [.I668]" office:value-type="string" office:string-value="0x297" calcext:value-type="string">
            <text:p>0x297</text:p>
          </table:table-cell>
          <table:table-cell table:formula="of:=BASE([.K668]; 8)" office:value-type="string" office:string-value="1227" calcext:value-type="string">
            <text:p>1227</text:p>
          </table:table-cell>
          <table:table-cell/>
          <table:table-cell table:formula="of:=BASE([.K668]; 16)" office:value-type="string" office:string-value="297" calcext:value-type="string">
            <text:p>297</text:p>
          </table:table-cell>
          <table:table-cell table:formula="of:=[.C668] &amp; &quot; = &quot; &amp; [.E668] &amp; &quot;, // &quot; &amp; [.F668] &amp; &quot; --- &quot; &amp; [.K668]" office:value-type="string" office:string-value="PushOneQForward = 0o1227, // 0x297 --- 663" calcext:value-type="string">
            <text:p>PushOneQForward = 0o1227, // 0x297 --- 663</text:p>
          </table:table-cell>
          <table:table-cell office:value-type="float" office:value="663" calcext:value-type="float">
            <text:p>663</text:p>
          </table:table-cell>
          <table:table-cell table:formula="of:=[.K668]-[.K66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HeaderForward</text:p>
          </table:table-cell>
          <table:table-cell office:value-type="string" calcext:value-type="string">
            <text:p>=</text:p>
          </table:table-cell>
          <table:table-cell table:formula="of:=&quot;0o&quot; &amp; [.G669]" office:value-type="string" office:string-value="0o1230" calcext:value-type="string">
            <text:p>0o1230</text:p>
          </table:table-cell>
          <table:table-cell table:formula="of:=&quot;0x&quot; &amp; [.I669]" office:value-type="string" office:string-value="0x298" calcext:value-type="string">
            <text:p>0x298</text:p>
          </table:table-cell>
          <table:table-cell table:formula="of:=BASE([.K669]; 8)" office:value-type="string" office:string-value="1230" calcext:value-type="string">
            <text:p>1230</text:p>
          </table:table-cell>
          <table:table-cell/>
          <table:table-cell table:formula="of:=BASE([.K669]; 16)" office:value-type="string" office:string-value="298" calcext:value-type="string">
            <text:p>298</text:p>
          </table:table-cell>
          <table:table-cell table:formula="of:=[.C669] &amp; &quot; = &quot; &amp; [.E669] &amp; &quot;, // &quot; &amp; [.F669] &amp; &quot; --- &quot; &amp; [.K669]" office:value-type="string" office:string-value="PushHeaderForward = 0o1230, // 0x298 --- 664" calcext:value-type="string">
            <text:p>PushHeaderForward = 0o1230, // 0x298 --- 664</text:p>
          </table:table-cell>
          <table:table-cell office:value-type="float" office:value="664" calcext:value-type="float">
            <text:p>664</text:p>
          </table:table-cell>
          <table:table-cell table:formula="of:=[.K669]-[.K66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ElementForward</text:p>
          </table:table-cell>
          <table:table-cell office:value-type="string" calcext:value-type="string">
            <text:p>=</text:p>
          </table:table-cell>
          <table:table-cell table:formula="of:=&quot;0o&quot; &amp; [.G670]" office:value-type="string" office:string-value="0o1231" calcext:value-type="string">
            <text:p>0o1231</text:p>
          </table:table-cell>
          <table:table-cell table:formula="of:=&quot;0x&quot; &amp; [.I670]" office:value-type="string" office:string-value="0x299" calcext:value-type="string">
            <text:p>0x299</text:p>
          </table:table-cell>
          <table:table-cell table:formula="of:=BASE([.K670]; 8)" office:value-type="string" office:string-value="1231" calcext:value-type="string">
            <text:p>1231</text:p>
          </table:table-cell>
          <table:table-cell/>
          <table:table-cell table:formula="of:=BASE([.K670]; 16)" office:value-type="string" office:string-value="299" calcext:value-type="string">
            <text:p>299</text:p>
          </table:table-cell>
          <table:table-cell table:formula="of:=[.C670] &amp; &quot; = &quot; &amp; [.E670] &amp; &quot;, // &quot; &amp; [.F670] &amp; &quot; --- &quot; &amp; [.K670]" office:value-type="string" office:string-value="PushElementForward = 0o1231, // 0x299 --- 665" calcext:value-type="string">
            <text:p>PushElementForward = 0o1231, // 0x299 --- 665</text:p>
          </table:table-cell>
          <table:table-cell office:value-type="float" office:value="665" calcext:value-type="float">
            <text:p>665</text:p>
          </table:table-cell>
          <table:table-cell table:formula="of:=[.K670]-[.K66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Fixnum</text:p>
          </table:table-cell>
          <table:table-cell office:value-type="string" calcext:value-type="string">
            <text:p>=</text:p>
          </table:table-cell>
          <table:table-cell table:formula="of:=&quot;0o&quot; &amp; [.G671]" office:value-type="string" office:string-value="0o1232" calcext:value-type="string">
            <text:p>0o1232</text:p>
          </table:table-cell>
          <table:table-cell table:formula="of:=&quot;0x&quot; &amp; [.I671]" office:value-type="string" office:string-value="0x29A" calcext:value-type="string">
            <text:p>0x29A</text:p>
          </table:table-cell>
          <table:table-cell table:formula="of:=BASE([.K671]; 8)" office:value-type="string" office:string-value="1232" calcext:value-type="string">
            <text:p>1232</text:p>
          </table:table-cell>
          <table:table-cell/>
          <table:table-cell table:formula="of:=BASE([.K671]; 16)" office:value-type="string" office:string-value="29A" calcext:value-type="string">
            <text:p>29A</text:p>
          </table:table-cell>
          <table:table-cell table:formula="of:=[.C671] &amp; &quot; = &quot; &amp; [.E671] &amp; &quot;, // &quot; &amp; [.F671] &amp; &quot; --- &quot; &amp; [.K671]" office:value-type="string" office:string-value="PushFixnum = 0o1232, // 0x29A --- 666" calcext:value-type="string">
            <text:p>PushFixnum = 0o1232, // 0x29A --- 666</text:p>
          </table:table-cell>
          <table:table-cell office:value-type="float" office:value="666" calcext:value-type="float">
            <text:p>666</text:p>
          </table:table-cell>
          <table:table-cell table:formula="of:=[.K671]-[.K67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SmallRatio</text:p>
          </table:table-cell>
          <table:table-cell office:value-type="string" calcext:value-type="string">
            <text:p>=</text:p>
          </table:table-cell>
          <table:table-cell table:formula="of:=&quot;0o&quot; &amp; [.G672]" office:value-type="string" office:string-value="0o1233" calcext:value-type="string">
            <text:p>0o1233</text:p>
          </table:table-cell>
          <table:table-cell table:formula="of:=&quot;0x&quot; &amp; [.I672]" office:value-type="string" office:string-value="0x29B" calcext:value-type="string">
            <text:p>0x29B</text:p>
          </table:table-cell>
          <table:table-cell table:formula="of:=BASE([.K672]; 8)" office:value-type="string" office:string-value="1233" calcext:value-type="string">
            <text:p>1233</text:p>
          </table:table-cell>
          <table:table-cell/>
          <table:table-cell table:formula="of:=BASE([.K672]; 16)" office:value-type="string" office:string-value="29B" calcext:value-type="string">
            <text:p>29B</text:p>
          </table:table-cell>
          <table:table-cell table:formula="of:=[.C672] &amp; &quot; = &quot; &amp; [.E672] &amp; &quot;, // &quot; &amp; [.F672] &amp; &quot; --- &quot; &amp; [.K672]" office:value-type="string" office:string-value="PushSmallRatio = 0o1233, // 0x29B --- 667" calcext:value-type="string">
            <text:p>PushSmallRatio = 0o1233, // 0x29B --- 667</text:p>
          </table:table-cell>
          <table:table-cell office:value-type="float" office:value="667" calcext:value-type="float">
            <text:p>667</text:p>
          </table:table-cell>
          <table:table-cell table:formula="of:=[.K672]-[.K67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SingleFloat</text:p>
          </table:table-cell>
          <table:table-cell office:value-type="string" calcext:value-type="string">
            <text:p>=</text:p>
          </table:table-cell>
          <table:table-cell table:formula="of:=&quot;0o&quot; &amp; [.G673]" office:value-type="string" office:string-value="0o1234" calcext:value-type="string">
            <text:p>0o1234</text:p>
          </table:table-cell>
          <table:table-cell table:formula="of:=&quot;0x&quot; &amp; [.I673]" office:value-type="string" office:string-value="0x29C" calcext:value-type="string">
            <text:p>0x29C</text:p>
          </table:table-cell>
          <table:table-cell table:formula="of:=BASE([.K673]; 8)" office:value-type="string" office:string-value="1234" calcext:value-type="string">
            <text:p>1234</text:p>
          </table:table-cell>
          <table:table-cell/>
          <table:table-cell table:formula="of:=BASE([.K673]; 16)" office:value-type="string" office:string-value="29C" calcext:value-type="string">
            <text:p>29C</text:p>
          </table:table-cell>
          <table:table-cell table:formula="of:=[.C673] &amp; &quot; = &quot; &amp; [.E673] &amp; &quot;, // &quot; &amp; [.F673] &amp; &quot; --- &quot; &amp; [.K673]" office:value-type="string" office:string-value="PushSingleFloat = 0o1234, // 0x29C --- 668" calcext:value-type="string">
            <text:p>PushSingleFloat = 0o1234, // 0x29C --- 668</text:p>
          </table:table-cell>
          <table:table-cell office:value-type="float" office:value="668" calcext:value-type="float">
            <text:p>668</text:p>
          </table:table-cell>
          <table:table-cell table:formula="of:=[.K673]-[.K67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DoubleFloat</text:p>
          </table:table-cell>
          <table:table-cell office:value-type="string" calcext:value-type="string">
            <text:p>=</text:p>
          </table:table-cell>
          <table:table-cell table:formula="of:=&quot;0o&quot; &amp; [.G674]" office:value-type="string" office:string-value="0o1235" calcext:value-type="string">
            <text:p>0o1235</text:p>
          </table:table-cell>
          <table:table-cell table:formula="of:=&quot;0x&quot; &amp; [.I674]" office:value-type="string" office:string-value="0x29D" calcext:value-type="string">
            <text:p>0x29D</text:p>
          </table:table-cell>
          <table:table-cell table:formula="of:=BASE([.K674]; 8)" office:value-type="string" office:string-value="1235" calcext:value-type="string">
            <text:p>1235</text:p>
          </table:table-cell>
          <table:table-cell/>
          <table:table-cell table:formula="of:=BASE([.K674]; 16)" office:value-type="string" office:string-value="29D" calcext:value-type="string">
            <text:p>29D</text:p>
          </table:table-cell>
          <table:table-cell table:formula="of:=[.C674] &amp; &quot; = &quot; &amp; [.E674] &amp; &quot;, // &quot; &amp; [.F674] &amp; &quot; --- &quot; &amp; [.K674]" office:value-type="string" office:string-value="PushDoubleFloat = 0o1235, // 0x29D --- 669" calcext:value-type="string">
            <text:p>PushDoubleFloat = 0o1235, // 0x29D --- 669</text:p>
          </table:table-cell>
          <table:table-cell office:value-type="float" office:value="669" calcext:value-type="float">
            <text:p>669</text:p>
          </table:table-cell>
          <table:table-cell table:formula="of:=[.K674]-[.K67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Bignum</text:p>
          </table:table-cell>
          <table:table-cell office:value-type="string" calcext:value-type="string">
            <text:p>=</text:p>
          </table:table-cell>
          <table:table-cell table:formula="of:=&quot;0o&quot; &amp; [.G675]" office:value-type="string" office:string-value="0o1236" calcext:value-type="string">
            <text:p>0o1236</text:p>
          </table:table-cell>
          <table:table-cell table:formula="of:=&quot;0x&quot; &amp; [.I675]" office:value-type="string" office:string-value="0x29E" calcext:value-type="string">
            <text:p>0x29E</text:p>
          </table:table-cell>
          <table:table-cell table:formula="of:=BASE([.K675]; 8)" office:value-type="string" office:string-value="1236" calcext:value-type="string">
            <text:p>1236</text:p>
          </table:table-cell>
          <table:table-cell/>
          <table:table-cell table:formula="of:=BASE([.K675]; 16)" office:value-type="string" office:string-value="29E" calcext:value-type="string">
            <text:p>29E</text:p>
          </table:table-cell>
          <table:table-cell table:formula="of:=[.C675] &amp; &quot; = &quot; &amp; [.E675] &amp; &quot;, // &quot; &amp; [.F675] &amp; &quot; --- &quot; &amp; [.K675]" office:value-type="string" office:string-value="PushBignum = 0o1236, // 0x29E --- 670" calcext:value-type="string">
            <text:p>PushBignum = 0o1236, // 0x29E --- 670</text:p>
          </table:table-cell>
          <table:table-cell office:value-type="float" office:value="670" calcext:value-type="float">
            <text:p>670</text:p>
          </table:table-cell>
          <table:table-cell table:formula="of:=[.K675]-[.K67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BigRatio</text:p>
          </table:table-cell>
          <table:table-cell office:value-type="string" calcext:value-type="string">
            <text:p>=</text:p>
          </table:table-cell>
          <table:table-cell table:formula="of:=&quot;0o&quot; &amp; [.G676]" office:value-type="string" office:string-value="0o1237" calcext:value-type="string">
            <text:p>0o1237</text:p>
          </table:table-cell>
          <table:table-cell table:formula="of:=&quot;0x&quot; &amp; [.I676]" office:value-type="string" office:string-value="0x29F" calcext:value-type="string">
            <text:p>0x29F</text:p>
          </table:table-cell>
          <table:table-cell table:formula="of:=BASE([.K676]; 8)" office:value-type="string" office:string-value="1237" calcext:value-type="string">
            <text:p>1237</text:p>
          </table:table-cell>
          <table:table-cell/>
          <table:table-cell table:formula="of:=BASE([.K676]; 16)" office:value-type="string" office:string-value="29F" calcext:value-type="string">
            <text:p>29F</text:p>
          </table:table-cell>
          <table:table-cell table:formula="of:=[.C676] &amp; &quot; = &quot; &amp; [.E676] &amp; &quot;, // &quot; &amp; [.F676] &amp; &quot; --- &quot; &amp; [.K676]" office:value-type="string" office:string-value="PushBigRatio = 0o1237, // 0x29F --- 671" calcext:value-type="string">
            <text:p>PushBigRatio = 0o1237, // 0x29F --- 671</text:p>
          </table:table-cell>
          <table:table-cell office:value-type="float" office:value="671" calcext:value-type="float">
            <text:p>671</text:p>
          </table:table-cell>
          <table:table-cell table:formula="of:=[.K676]-[.K67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Complex</text:p>
          </table:table-cell>
          <table:table-cell office:value-type="string" calcext:value-type="string">
            <text:p>=</text:p>
          </table:table-cell>
          <table:table-cell table:formula="of:=&quot;0o&quot; &amp; [.G677]" office:value-type="string" office:string-value="0o1240" calcext:value-type="string">
            <text:p>0o1240</text:p>
          </table:table-cell>
          <table:table-cell table:formula="of:=&quot;0x&quot; &amp; [.I677]" office:value-type="string" office:string-value="0x2A0" calcext:value-type="string">
            <text:p>0x2A0</text:p>
          </table:table-cell>
          <table:table-cell table:formula="of:=BASE([.K677]; 8)" office:value-type="string" office:string-value="1240" calcext:value-type="string">
            <text:p>1240</text:p>
          </table:table-cell>
          <table:table-cell/>
          <table:table-cell table:formula="of:=BASE([.K677]; 16)" office:value-type="string" office:string-value="2A0" calcext:value-type="string">
            <text:p>2A0</text:p>
          </table:table-cell>
          <table:table-cell table:formula="of:=[.C677] &amp; &quot; = &quot; &amp; [.E677] &amp; &quot;, // &quot; &amp; [.F677] &amp; &quot; --- &quot; &amp; [.K677]" office:value-type="string" office:string-value="PushComplex = 0o1240, // 0x2A0 --- 672" calcext:value-type="string">
            <text:p>PushComplex = 0o1240, // 0x2A0 --- 672</text:p>
          </table:table-cell>
          <table:table-cell office:value-type="float" office:value="672" calcext:value-type="float">
            <text:p>672</text:p>
          </table:table-cell>
          <table:table-cell table:formula="of:=[.K677]-[.K67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SpareNumber</text:p>
          </table:table-cell>
          <table:table-cell office:value-type="string" calcext:value-type="string">
            <text:p>=</text:p>
          </table:table-cell>
          <table:table-cell table:formula="of:=&quot;0o&quot; &amp; [.G678]" office:value-type="string" office:string-value="0o1241" calcext:value-type="string">
            <text:p>0o1241</text:p>
          </table:table-cell>
          <table:table-cell table:formula="of:=&quot;0x&quot; &amp; [.I678]" office:value-type="string" office:string-value="0x2A1" calcext:value-type="string">
            <text:p>0x2A1</text:p>
          </table:table-cell>
          <table:table-cell table:formula="of:=BASE([.K678]; 8)" office:value-type="string" office:string-value="1241" calcext:value-type="string">
            <text:p>1241</text:p>
          </table:table-cell>
          <table:table-cell/>
          <table:table-cell table:formula="of:=BASE([.K678]; 16)" office:value-type="string" office:string-value="2A1" calcext:value-type="string">
            <text:p>2A1</text:p>
          </table:table-cell>
          <table:table-cell table:formula="of:=[.C678] &amp; &quot; = &quot; &amp; [.E678] &amp; &quot;, // &quot; &amp; [.F678] &amp; &quot; --- &quot; &amp; [.K678]" office:value-type="string" office:string-value="PushSpareNumber = 0o1241, // 0x2A1 --- 673" calcext:value-type="string">
            <text:p>PushSpareNumber = 0o1241, // 0x2A1 --- 673</text:p>
          </table:table-cell>
          <table:table-cell office:value-type="float" office:value="673" calcext:value-type="float">
            <text:p>673</text:p>
          </table:table-cell>
          <table:table-cell table:formula="of:=[.K678]-[.K67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Instance</text:p>
          </table:table-cell>
          <table:table-cell office:value-type="string" calcext:value-type="string">
            <text:p>=</text:p>
          </table:table-cell>
          <table:table-cell table:formula="of:=&quot;0o&quot; &amp; [.G679]" office:value-type="string" office:string-value="0o1242" calcext:value-type="string">
            <text:p>0o1242</text:p>
          </table:table-cell>
          <table:table-cell table:formula="of:=&quot;0x&quot; &amp; [.I679]" office:value-type="string" office:string-value="0x2A2" calcext:value-type="string">
            <text:p>0x2A2</text:p>
          </table:table-cell>
          <table:table-cell table:formula="of:=BASE([.K679]; 8)" office:value-type="string" office:string-value="1242" calcext:value-type="string">
            <text:p>1242</text:p>
          </table:table-cell>
          <table:table-cell/>
          <table:table-cell table:formula="of:=BASE([.K679]; 16)" office:value-type="string" office:string-value="2A2" calcext:value-type="string">
            <text:p>2A2</text:p>
          </table:table-cell>
          <table:table-cell table:formula="of:=[.C679] &amp; &quot; = &quot; &amp; [.E679] &amp; &quot;, // &quot; &amp; [.F679] &amp; &quot; --- &quot; &amp; [.K679]" office:value-type="string" office:string-value="PushInstance = 0o1242, // 0x2A2 --- 674" calcext:value-type="string">
            <text:p>PushInstance = 0o1242, // 0x2A2 --- 674</text:p>
          </table:table-cell>
          <table:table-cell office:value-type="float" office:value="674" calcext:value-type="float">
            <text:p>674</text:p>
          </table:table-cell>
          <table:table-cell table:formula="of:=[.K679]-[.K67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ListInstance</text:p>
          </table:table-cell>
          <table:table-cell office:value-type="string" calcext:value-type="string">
            <text:p>=</text:p>
          </table:table-cell>
          <table:table-cell table:formula="of:=&quot;0o&quot; &amp; [.G680]" office:value-type="string" office:string-value="0o1243" calcext:value-type="string">
            <text:p>0o1243</text:p>
          </table:table-cell>
          <table:table-cell table:formula="of:=&quot;0x&quot; &amp; [.I680]" office:value-type="string" office:string-value="0x2A3" calcext:value-type="string">
            <text:p>0x2A3</text:p>
          </table:table-cell>
          <table:table-cell table:formula="of:=BASE([.K680]; 8)" office:value-type="string" office:string-value="1243" calcext:value-type="string">
            <text:p>1243</text:p>
          </table:table-cell>
          <table:table-cell/>
          <table:table-cell table:formula="of:=BASE([.K680]; 16)" office:value-type="string" office:string-value="2A3" calcext:value-type="string">
            <text:p>2A3</text:p>
          </table:table-cell>
          <table:table-cell table:formula="of:=[.C680] &amp; &quot; = &quot; &amp; [.E680] &amp; &quot;, // &quot; &amp; [.F680] &amp; &quot; --- &quot; &amp; [.K680]" office:value-type="string" office:string-value="PushListInstance = 0o1243, // 0x2A3 --- 675" calcext:value-type="string">
            <text:p>PushListInstance = 0o1243, // 0x2A3 --- 675</text:p>
          </table:table-cell>
          <table:table-cell office:value-type="float" office:value="675" calcext:value-type="float">
            <text:p>675</text:p>
          </table:table-cell>
          <table:table-cell table:formula="of:=[.K680]-[.K67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ArrayInstance</text:p>
          </table:table-cell>
          <table:table-cell office:value-type="string" calcext:value-type="string">
            <text:p>=</text:p>
          </table:table-cell>
          <table:table-cell table:formula="of:=&quot;0o&quot; &amp; [.G681]" office:value-type="string" office:string-value="0o1244" calcext:value-type="string">
            <text:p>0o1244</text:p>
          </table:table-cell>
          <table:table-cell table:formula="of:=&quot;0x&quot; &amp; [.I681]" office:value-type="string" office:string-value="0x2A4" calcext:value-type="string">
            <text:p>0x2A4</text:p>
          </table:table-cell>
          <table:table-cell table:formula="of:=BASE([.K681]; 8)" office:value-type="string" office:string-value="1244" calcext:value-type="string">
            <text:p>1244</text:p>
          </table:table-cell>
          <table:table-cell/>
          <table:table-cell table:formula="of:=BASE([.K681]; 16)" office:value-type="string" office:string-value="2A4" calcext:value-type="string">
            <text:p>2A4</text:p>
          </table:table-cell>
          <table:table-cell table:formula="of:=[.C681] &amp; &quot; = &quot; &amp; [.E681] &amp; &quot;, // &quot; &amp; [.F681] &amp; &quot; --- &quot; &amp; [.K681]" office:value-type="string" office:string-value="PushArrayInstance = 0o1244, // 0x2A4 --- 676" calcext:value-type="string">
            <text:p>PushArrayInstance = 0o1244, // 0x2A4 --- 676</text:p>
          </table:table-cell>
          <table:table-cell office:value-type="float" office:value="676" calcext:value-type="float">
            <text:p>676</text:p>
          </table:table-cell>
          <table:table-cell table:formula="of:=[.K681]-[.K68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StringInstance</text:p>
          </table:table-cell>
          <table:table-cell office:value-type="string" calcext:value-type="string">
            <text:p>=</text:p>
          </table:table-cell>
          <table:table-cell table:formula="of:=&quot;0o&quot; &amp; [.G682]" office:value-type="string" office:string-value="0o1245" calcext:value-type="string">
            <text:p>0o1245</text:p>
          </table:table-cell>
          <table:table-cell table:formula="of:=&quot;0x&quot; &amp; [.I682]" office:value-type="string" office:string-value="0x2A5" calcext:value-type="string">
            <text:p>0x2A5</text:p>
          </table:table-cell>
          <table:table-cell table:formula="of:=BASE([.K682]; 8)" office:value-type="string" office:string-value="1245" calcext:value-type="string">
            <text:p>1245</text:p>
          </table:table-cell>
          <table:table-cell/>
          <table:table-cell table:formula="of:=BASE([.K682]; 16)" office:value-type="string" office:string-value="2A5" calcext:value-type="string">
            <text:p>2A5</text:p>
          </table:table-cell>
          <table:table-cell table:formula="of:=[.C682] &amp; &quot; = &quot; &amp; [.E682] &amp; &quot;, // &quot; &amp; [.F682] &amp; &quot; --- &quot; &amp; [.K682]" office:value-type="string" office:string-value="PushStringInstance = 0o1245, // 0x2A5 --- 677" calcext:value-type="string">
            <text:p>PushStringInstance = 0o1245, // 0x2A5 --- 677</text:p>
          </table:table-cell>
          <table:table-cell office:value-type="float" office:value="677" calcext:value-type="float">
            <text:p>677</text:p>
          </table:table-cell>
          <table:table-cell table:formula="of:=[.K682]-[.K68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Nil</text:p>
          </table:table-cell>
          <table:table-cell office:value-type="string" calcext:value-type="string">
            <text:p>=</text:p>
          </table:table-cell>
          <table:table-cell table:formula="of:=&quot;0o&quot; &amp; [.G683]" office:value-type="string" office:string-value="0o1246" calcext:value-type="string">
            <text:p>0o1246</text:p>
          </table:table-cell>
          <table:table-cell table:formula="of:=&quot;0x&quot; &amp; [.I683]" office:value-type="string" office:string-value="0x2A6" calcext:value-type="string">
            <text:p>0x2A6</text:p>
          </table:table-cell>
          <table:table-cell table:formula="of:=BASE([.K683]; 8)" office:value-type="string" office:string-value="1246" calcext:value-type="string">
            <text:p>1246</text:p>
          </table:table-cell>
          <table:table-cell/>
          <table:table-cell table:formula="of:=BASE([.K683]; 16)" office:value-type="string" office:string-value="2A6" calcext:value-type="string">
            <text:p>2A6</text:p>
          </table:table-cell>
          <table:table-cell table:formula="of:=[.C683] &amp; &quot; = &quot; &amp; [.E683] &amp; &quot;, // &quot; &amp; [.F683] &amp; &quot; --- &quot; &amp; [.K683]" office:value-type="string" office:string-value="PushNil = 0o1246, // 0x2A6 --- 678" calcext:value-type="string">
            <text:p>PushNil = 0o1246, // 0x2A6 --- 678</text:p>
          </table:table-cell>
          <table:table-cell office:value-type="float" office:value="678" calcext:value-type="float">
            <text:p>678</text:p>
          </table:table-cell>
          <table:table-cell table:formula="of:=[.K683]-[.K68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List</text:p>
          </table:table-cell>
          <table:table-cell office:value-type="string" calcext:value-type="string">
            <text:p>=</text:p>
          </table:table-cell>
          <table:table-cell table:formula="of:=&quot;0o&quot; &amp; [.G684]" office:value-type="string" office:string-value="0o1247" calcext:value-type="string">
            <text:p>0o1247</text:p>
          </table:table-cell>
          <table:table-cell table:formula="of:=&quot;0x&quot; &amp; [.I684]" office:value-type="string" office:string-value="0x2A7" calcext:value-type="string">
            <text:p>0x2A7</text:p>
          </table:table-cell>
          <table:table-cell table:formula="of:=BASE([.K684]; 8)" office:value-type="string" office:string-value="1247" calcext:value-type="string">
            <text:p>1247</text:p>
          </table:table-cell>
          <table:table-cell/>
          <table:table-cell table:formula="of:=BASE([.K684]; 16)" office:value-type="string" office:string-value="2A7" calcext:value-type="string">
            <text:p>2A7</text:p>
          </table:table-cell>
          <table:table-cell table:formula="of:=[.C684] &amp; &quot; = &quot; &amp; [.E684] &amp; &quot;, // &quot; &amp; [.F684] &amp; &quot; --- &quot; &amp; [.K684]" office:value-type="string" office:string-value="PushList = 0o1247, // 0x2A7 --- 679" calcext:value-type="string">
            <text:p>PushList = 0o1247, // 0x2A7 --- 679</text:p>
          </table:table-cell>
          <table:table-cell office:value-type="float" office:value="679" calcext:value-type="float">
            <text:p>679</text:p>
          </table:table-cell>
          <table:table-cell table:formula="of:=[.K684]-[.K68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Array</text:p>
          </table:table-cell>
          <table:table-cell office:value-type="string" calcext:value-type="string">
            <text:p>=</text:p>
          </table:table-cell>
          <table:table-cell table:formula="of:=&quot;0o&quot; &amp; [.G685]" office:value-type="string" office:string-value="0o1250" calcext:value-type="string">
            <text:p>0o1250</text:p>
          </table:table-cell>
          <table:table-cell table:formula="of:=&quot;0x&quot; &amp; [.I685]" office:value-type="string" office:string-value="0x2A8" calcext:value-type="string">
            <text:p>0x2A8</text:p>
          </table:table-cell>
          <table:table-cell table:formula="of:=BASE([.K685]; 8)" office:value-type="string" office:string-value="1250" calcext:value-type="string">
            <text:p>1250</text:p>
          </table:table-cell>
          <table:table-cell/>
          <table:table-cell table:formula="of:=BASE([.K685]; 16)" office:value-type="string" office:string-value="2A8" calcext:value-type="string">
            <text:p>2A8</text:p>
          </table:table-cell>
          <table:table-cell table:formula="of:=[.C685] &amp; &quot; = &quot; &amp; [.E685] &amp; &quot;, // &quot; &amp; [.F685] &amp; &quot; --- &quot; &amp; [.K685]" office:value-type="string" office:string-value="PushArray = 0o1250, // 0x2A8 --- 680" calcext:value-type="string">
            <text:p>PushArray = 0o1250, // 0x2A8 --- 680</text:p>
          </table:table-cell>
          <table:table-cell office:value-type="float" office:value="680" calcext:value-type="float">
            <text:p>680</text:p>
          </table:table-cell>
          <table:table-cell table:formula="of:=[.K685]-[.K68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String</text:p>
          </table:table-cell>
          <table:table-cell office:value-type="string" calcext:value-type="string">
            <text:p>=</text:p>
          </table:table-cell>
          <table:table-cell table:formula="of:=&quot;0o&quot; &amp; [.G686]" office:value-type="string" office:string-value="0o1251" calcext:value-type="string">
            <text:p>0o1251</text:p>
          </table:table-cell>
          <table:table-cell table:formula="of:=&quot;0x&quot; &amp; [.I686]" office:value-type="string" office:string-value="0x2A9" calcext:value-type="string">
            <text:p>0x2A9</text:p>
          </table:table-cell>
          <table:table-cell table:formula="of:=BASE([.K686]; 8)" office:value-type="string" office:string-value="1251" calcext:value-type="string">
            <text:p>1251</text:p>
          </table:table-cell>
          <table:table-cell/>
          <table:table-cell table:formula="of:=BASE([.K686]; 16)" office:value-type="string" office:string-value="2A9" calcext:value-type="string">
            <text:p>2A9</text:p>
          </table:table-cell>
          <table:table-cell table:formula="of:=[.C686] &amp; &quot; = &quot; &amp; [.E686] &amp; &quot;, // &quot; &amp; [.F686] &amp; &quot; --- &quot; &amp; [.K686]" office:value-type="string" office:string-value="PushString = 0o1251, // 0x2A9 --- 681" calcext:value-type="string">
            <text:p>PushString = 0o1251, // 0x2A9 --- 681</text:p>
          </table:table-cell>
          <table:table-cell office:value-type="float" office:value="681" calcext:value-type="float">
            <text:p>681</text:p>
          </table:table-cell>
          <table:table-cell table:formula="of:=[.K686]-[.K68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Symbol</text:p>
          </table:table-cell>
          <table:table-cell office:value-type="string" calcext:value-type="string">
            <text:p>=</text:p>
          </table:table-cell>
          <table:table-cell table:formula="of:=&quot;0o&quot; &amp; [.G687]" office:value-type="string" office:string-value="0o1252" calcext:value-type="string">
            <text:p>0o1252</text:p>
          </table:table-cell>
          <table:table-cell table:formula="of:=&quot;0x&quot; &amp; [.I687]" office:value-type="string" office:string-value="0x2AA" calcext:value-type="string">
            <text:p>0x2AA</text:p>
          </table:table-cell>
          <table:table-cell table:formula="of:=BASE([.K687]; 8)" office:value-type="string" office:string-value="1252" calcext:value-type="string">
            <text:p>1252</text:p>
          </table:table-cell>
          <table:table-cell/>
          <table:table-cell table:formula="of:=BASE([.K687]; 16)" office:value-type="string" office:string-value="2AA" calcext:value-type="string">
            <text:p>2AA</text:p>
          </table:table-cell>
          <table:table-cell table:formula="of:=[.C687] &amp; &quot; = &quot; &amp; [.E687] &amp; &quot;, // &quot; &amp; [.F687] &amp; &quot; --- &quot; &amp; [.K687]" office:value-type="string" office:string-value="PushSymbol = 0o1252, // 0x2AA --- 682" calcext:value-type="string">
            <text:p>PushSymbol = 0o1252, // 0x2AA --- 682</text:p>
          </table:table-cell>
          <table:table-cell office:value-type="float" office:value="682" calcext:value-type="float">
            <text:p>682</text:p>
          </table:table-cell>
          <table:table-cell table:formula="of:=[.K687]-[.K68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Locative</text:p>
          </table:table-cell>
          <table:table-cell office:value-type="string" calcext:value-type="string">
            <text:p>=</text:p>
          </table:table-cell>
          <table:table-cell table:formula="of:=&quot;0o&quot; &amp; [.G688]" office:value-type="string" office:string-value="0o1253" calcext:value-type="string">
            <text:p>0o1253</text:p>
          </table:table-cell>
          <table:table-cell table:formula="of:=&quot;0x&quot; &amp; [.I688]" office:value-type="string" office:string-value="0x2AB" calcext:value-type="string">
            <text:p>0x2AB</text:p>
          </table:table-cell>
          <table:table-cell table:formula="of:=BASE([.K688]; 8)" office:value-type="string" office:string-value="1253" calcext:value-type="string">
            <text:p>1253</text:p>
          </table:table-cell>
          <table:table-cell/>
          <table:table-cell table:formula="of:=BASE([.K688]; 16)" office:value-type="string" office:string-value="2AB" calcext:value-type="string">
            <text:p>2AB</text:p>
          </table:table-cell>
          <table:table-cell table:formula="of:=[.C688] &amp; &quot; = &quot; &amp; [.E688] &amp; &quot;, // &quot; &amp; [.F688] &amp; &quot; --- &quot; &amp; [.K688]" office:value-type="string" office:string-value="PushLocative = 0o1253, // 0x2AB --- 683" calcext:value-type="string">
            <text:p>PushLocative = 0o1253, // 0x2AB --- 683</text:p>
          </table:table-cell>
          <table:table-cell office:value-type="float" office:value="683" calcext:value-type="float">
            <text:p>683</text:p>
          </table:table-cell>
          <table:table-cell table:formula="of:=[.K688]-[.K68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LexicalClosure</text:p>
          </table:table-cell>
          <table:table-cell office:value-type="string" calcext:value-type="string">
            <text:p>=</text:p>
          </table:table-cell>
          <table:table-cell table:formula="of:=&quot;0o&quot; &amp; [.G689]" office:value-type="string" office:string-value="0o1254" calcext:value-type="string">
            <text:p>0o1254</text:p>
          </table:table-cell>
          <table:table-cell table:formula="of:=&quot;0x&quot; &amp; [.I689]" office:value-type="string" office:string-value="0x2AC" calcext:value-type="string">
            <text:p>0x2AC</text:p>
          </table:table-cell>
          <table:table-cell table:formula="of:=BASE([.K689]; 8)" office:value-type="string" office:string-value="1254" calcext:value-type="string">
            <text:p>1254</text:p>
          </table:table-cell>
          <table:table-cell/>
          <table:table-cell table:formula="of:=BASE([.K689]; 16)" office:value-type="string" office:string-value="2AC" calcext:value-type="string">
            <text:p>2AC</text:p>
          </table:table-cell>
          <table:table-cell table:formula="of:=[.C689] &amp; &quot; = &quot; &amp; [.E689] &amp; &quot;, // &quot; &amp; [.F689] &amp; &quot; --- &quot; &amp; [.K689]" office:value-type="string" office:string-value="PushLexicalClosure = 0o1254, // 0x2AC --- 684" calcext:value-type="string">
            <text:p>PushLexicalClosure = 0o1254, // 0x2AC --- 684</text:p>
          </table:table-cell>
          <table:table-cell office:value-type="float" office:value="684" calcext:value-type="float">
            <text:p>684</text:p>
          </table:table-cell>
          <table:table-cell table:formula="of:=[.K689]-[.K68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DynamicClosure</text:p>
          </table:table-cell>
          <table:table-cell office:value-type="string" calcext:value-type="string">
            <text:p>=</text:p>
          </table:table-cell>
          <table:table-cell table:formula="of:=&quot;0o&quot; &amp; [.G690]" office:value-type="string" office:string-value="0o1255" calcext:value-type="string">
            <text:p>0o1255</text:p>
          </table:table-cell>
          <table:table-cell table:formula="of:=&quot;0x&quot; &amp; [.I690]" office:value-type="string" office:string-value="0x2AD" calcext:value-type="string">
            <text:p>0x2AD</text:p>
          </table:table-cell>
          <table:table-cell table:formula="of:=BASE([.K690]; 8)" office:value-type="string" office:string-value="1255" calcext:value-type="string">
            <text:p>1255</text:p>
          </table:table-cell>
          <table:table-cell/>
          <table:table-cell table:formula="of:=BASE([.K690]; 16)" office:value-type="string" office:string-value="2AD" calcext:value-type="string">
            <text:p>2AD</text:p>
          </table:table-cell>
          <table:table-cell table:formula="of:=[.C690] &amp; &quot; = &quot; &amp; [.E690] &amp; &quot;, // &quot; &amp; [.F690] &amp; &quot; --- &quot; &amp; [.K690]" office:value-type="string" office:string-value="PushDynamicClosure = 0o1255, // 0x2AD --- 685" calcext:value-type="string">
            <text:p>PushDynamicClosure = 0o1255, // 0x2AD --- 685</text:p>
          </table:table-cell>
          <table:table-cell office:value-type="float" office:value="685" calcext:value-type="float">
            <text:p>685</text:p>
          </table:table-cell>
          <table:table-cell table:formula="of:=[.K690]-[.K68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CompiledFunction</text:p>
          </table:table-cell>
          <table:table-cell office:value-type="string" calcext:value-type="string">
            <text:p>=</text:p>
          </table:table-cell>
          <table:table-cell table:formula="of:=&quot;0o&quot; &amp; [.G691]" office:value-type="string" office:string-value="0o1256" calcext:value-type="string">
            <text:p>0o1256</text:p>
          </table:table-cell>
          <table:table-cell table:formula="of:=&quot;0x&quot; &amp; [.I691]" office:value-type="string" office:string-value="0x2AE" calcext:value-type="string">
            <text:p>0x2AE</text:p>
          </table:table-cell>
          <table:table-cell table:formula="of:=BASE([.K691]; 8)" office:value-type="string" office:string-value="1256" calcext:value-type="string">
            <text:p>1256</text:p>
          </table:table-cell>
          <table:table-cell/>
          <table:table-cell table:formula="of:=BASE([.K691]; 16)" office:value-type="string" office:string-value="2AE" calcext:value-type="string">
            <text:p>2AE</text:p>
          </table:table-cell>
          <table:table-cell table:formula="of:=[.C691] &amp; &quot; = &quot; &amp; [.E691] &amp; &quot;, // &quot; &amp; [.F691] &amp; &quot; --- &quot; &amp; [.K691]" office:value-type="string" office:string-value="PushCompiledFunction = 0o1256, // 0x2AE --- 686" calcext:value-type="string">
            <text:p>PushCompiledFunction = 0o1256, // 0x2AE --- 686</text:p>
          </table:table-cell>
          <table:table-cell office:value-type="float" office:value="686" calcext:value-type="float">
            <text:p>686</text:p>
          </table:table-cell>
          <table:table-cell table:formula="of:=[.K691]-[.K69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GenericFunction</text:p>
          </table:table-cell>
          <table:table-cell office:value-type="string" calcext:value-type="string">
            <text:p>=</text:p>
          </table:table-cell>
          <table:table-cell table:formula="of:=&quot;0o&quot; &amp; [.G692]" office:value-type="string" office:string-value="0o1257" calcext:value-type="string">
            <text:p>0o1257</text:p>
          </table:table-cell>
          <table:table-cell table:formula="of:=&quot;0x&quot; &amp; [.I692]" office:value-type="string" office:string-value="0x2AF" calcext:value-type="string">
            <text:p>0x2AF</text:p>
          </table:table-cell>
          <table:table-cell table:formula="of:=BASE([.K692]; 8)" office:value-type="string" office:string-value="1257" calcext:value-type="string">
            <text:p>1257</text:p>
          </table:table-cell>
          <table:table-cell/>
          <table:table-cell table:formula="of:=BASE([.K692]; 16)" office:value-type="string" office:string-value="2AF" calcext:value-type="string">
            <text:p>2AF</text:p>
          </table:table-cell>
          <table:table-cell table:formula="of:=[.C692] &amp; &quot; = &quot; &amp; [.E692] &amp; &quot;, // &quot; &amp; [.F692] &amp; &quot; --- &quot; &amp; [.K692]" office:value-type="string" office:string-value="PushGenericFunction = 0o1257, // 0x2AF --- 687" calcext:value-type="string">
            <text:p>PushGenericFunction = 0o1257, // 0x2AF --- 687</text:p>
          </table:table-cell>
          <table:table-cell office:value-type="float" office:value="687" calcext:value-type="float">
            <text:p>687</text:p>
          </table:table-cell>
          <table:table-cell table:formula="of:=[.K692]-[.K69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SparePointer1</text:p>
          </table:table-cell>
          <table:table-cell office:value-type="string" calcext:value-type="string">
            <text:p>=</text:p>
          </table:table-cell>
          <table:table-cell table:formula="of:=&quot;0o&quot; &amp; [.G693]" office:value-type="string" office:string-value="0o1260" calcext:value-type="string">
            <text:p>0o1260</text:p>
          </table:table-cell>
          <table:table-cell table:formula="of:=&quot;0x&quot; &amp; [.I693]" office:value-type="string" office:string-value="0x2B0" calcext:value-type="string">
            <text:p>0x2B0</text:p>
          </table:table-cell>
          <table:table-cell table:formula="of:=BASE([.K693]; 8)" office:value-type="string" office:string-value="1260" calcext:value-type="string">
            <text:p>1260</text:p>
          </table:table-cell>
          <table:table-cell/>
          <table:table-cell table:formula="of:=BASE([.K693]; 16)" office:value-type="string" office:string-value="2B0" calcext:value-type="string">
            <text:p>2B0</text:p>
          </table:table-cell>
          <table:table-cell table:formula="of:=[.C693] &amp; &quot; = &quot; &amp; [.E693] &amp; &quot;, // &quot; &amp; [.F693] &amp; &quot; --- &quot; &amp; [.K693]" office:value-type="string" office:string-value="PushSparePointer1 = 0o1260, // 0x2B0 --- 688" calcext:value-type="string">
            <text:p>PushSparePointer1 = 0o1260, // 0x2B0 --- 688</text:p>
          </table:table-cell>
          <table:table-cell office:value-type="float" office:value="688" calcext:value-type="float">
            <text:p>688</text:p>
          </table:table-cell>
          <table:table-cell table:formula="of:=[.K693]-[.K69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SparePointer2</text:p>
          </table:table-cell>
          <table:table-cell office:value-type="string" calcext:value-type="string">
            <text:p>=</text:p>
          </table:table-cell>
          <table:table-cell table:formula="of:=&quot;0o&quot; &amp; [.G694]" office:value-type="string" office:string-value="0o1261" calcext:value-type="string">
            <text:p>0o1261</text:p>
          </table:table-cell>
          <table:table-cell table:formula="of:=&quot;0x&quot; &amp; [.I694]" office:value-type="string" office:string-value="0x2B1" calcext:value-type="string">
            <text:p>0x2B1</text:p>
          </table:table-cell>
          <table:table-cell table:formula="of:=BASE([.K694]; 8)" office:value-type="string" office:string-value="1261" calcext:value-type="string">
            <text:p>1261</text:p>
          </table:table-cell>
          <table:table-cell/>
          <table:table-cell table:formula="of:=BASE([.K694]; 16)" office:value-type="string" office:string-value="2B1" calcext:value-type="string">
            <text:p>2B1</text:p>
          </table:table-cell>
          <table:table-cell table:formula="of:=[.C694] &amp; &quot; = &quot; &amp; [.E694] &amp; &quot;, // &quot; &amp; [.F694] &amp; &quot; --- &quot; &amp; [.K694]" office:value-type="string" office:string-value="PushSparePointer2 = 0o1261, // 0x2B1 --- 689" calcext:value-type="string">
            <text:p>PushSparePointer2 = 0o1261, // 0x2B1 --- 689</text:p>
          </table:table-cell>
          <table:table-cell office:value-type="float" office:value="689" calcext:value-type="float">
            <text:p>689</text:p>
          </table:table-cell>
          <table:table-cell table:formula="of:=[.K694]-[.K69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PhysicalAddress</text:p>
          </table:table-cell>
          <table:table-cell office:value-type="string" calcext:value-type="string">
            <text:p>=</text:p>
          </table:table-cell>
          <table:table-cell table:formula="of:=&quot;0o&quot; &amp; [.G695]" office:value-type="string" office:string-value="0o1262" calcext:value-type="string">
            <text:p>0o1262</text:p>
          </table:table-cell>
          <table:table-cell table:formula="of:=&quot;0x&quot; &amp; [.I695]" office:value-type="string" office:string-value="0x2B2" calcext:value-type="string">
            <text:p>0x2B2</text:p>
          </table:table-cell>
          <table:table-cell table:formula="of:=BASE([.K695]; 8)" office:value-type="string" office:string-value="1262" calcext:value-type="string">
            <text:p>1262</text:p>
          </table:table-cell>
          <table:table-cell/>
          <table:table-cell table:formula="of:=BASE([.K695]; 16)" office:value-type="string" office:string-value="2B2" calcext:value-type="string">
            <text:p>2B2</text:p>
          </table:table-cell>
          <table:table-cell table:formula="of:=[.C695] &amp; &quot; = &quot; &amp; [.E695] &amp; &quot;, // &quot; &amp; [.F695] &amp; &quot; --- &quot; &amp; [.K695]" office:value-type="string" office:string-value="PushPhysicalAddress = 0o1262, // 0x2B2 --- 690" calcext:value-type="string">
            <text:p>PushPhysicalAddress = 0o1262, // 0x2B2 --- 690</text:p>
          </table:table-cell>
          <table:table-cell office:value-type="float" office:value="690" calcext:value-type="float">
            <text:p>690</text:p>
          </table:table-cell>
          <table:table-cell table:formula="of:=[.K695]-[.K69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SpareImmediate1</text:p>
          </table:table-cell>
          <table:table-cell office:value-type="string" calcext:value-type="string">
            <text:p>=</text:p>
          </table:table-cell>
          <table:table-cell table:formula="of:=&quot;0o&quot; &amp; [.G696]" office:value-type="string" office:string-value="0o1263" calcext:value-type="string">
            <text:p>0o1263</text:p>
          </table:table-cell>
          <table:table-cell table:formula="of:=&quot;0x&quot; &amp; [.I696]" office:value-type="string" office:string-value="0x2B3" calcext:value-type="string">
            <text:p>0x2B3</text:p>
          </table:table-cell>
          <table:table-cell table:formula="of:=BASE([.K696]; 8)" office:value-type="string" office:string-value="1263" calcext:value-type="string">
            <text:p>1263</text:p>
          </table:table-cell>
          <table:table-cell/>
          <table:table-cell table:formula="of:=BASE([.K696]; 16)" office:value-type="string" office:string-value="2B3" calcext:value-type="string">
            <text:p>2B3</text:p>
          </table:table-cell>
          <table:table-cell table:formula="of:=[.C696] &amp; &quot; = &quot; &amp; [.E696] &amp; &quot;, // &quot; &amp; [.F696] &amp; &quot; --- &quot; &amp; [.K696]" office:value-type="string" office:string-value="PushSpareImmediate1 = 0o1263, // 0x2B3 --- 691" calcext:value-type="string">
            <text:p>PushSpareImmediate1 = 0o1263, // 0x2B3 --- 691</text:p>
          </table:table-cell>
          <table:table-cell office:value-type="float" office:value="691" calcext:value-type="float">
            <text:p>691</text:p>
          </table:table-cell>
          <table:table-cell table:formula="of:=[.K696]-[.K69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BoundLocation</text:p>
          </table:table-cell>
          <table:table-cell office:value-type="string" calcext:value-type="string">
            <text:p>=</text:p>
          </table:table-cell>
          <table:table-cell table:formula="of:=&quot;0o&quot; &amp; [.G697]" office:value-type="string" office:string-value="0o1264" calcext:value-type="string">
            <text:p>0o1264</text:p>
          </table:table-cell>
          <table:table-cell table:formula="of:=&quot;0x&quot; &amp; [.I697]" office:value-type="string" office:string-value="0x2B4" calcext:value-type="string">
            <text:p>0x2B4</text:p>
          </table:table-cell>
          <table:table-cell table:formula="of:=BASE([.K697]; 8)" office:value-type="string" office:string-value="1264" calcext:value-type="string">
            <text:p>1264</text:p>
          </table:table-cell>
          <table:table-cell/>
          <table:table-cell table:formula="of:=BASE([.K697]; 16)" office:value-type="string" office:string-value="2B4" calcext:value-type="string">
            <text:p>2B4</text:p>
          </table:table-cell>
          <table:table-cell table:formula="of:=[.C697] &amp; &quot; = &quot; &amp; [.E697] &amp; &quot;, // &quot; &amp; [.F697] &amp; &quot; --- &quot; &amp; [.K697]" office:value-type="string" office:string-value="PushBoundLocation = 0o1264, // 0x2B4 --- 692" calcext:value-type="string">
            <text:p>PushBoundLocation = 0o1264, // 0x2B4 --- 692</text:p>
          </table:table-cell>
          <table:table-cell office:value-type="float" office:value="692" calcext:value-type="float">
            <text:p>692</text:p>
          </table:table-cell>
          <table:table-cell table:formula="of:=[.K697]-[.K69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Character</text:p>
          </table:table-cell>
          <table:table-cell office:value-type="string" calcext:value-type="string">
            <text:p>=</text:p>
          </table:table-cell>
          <table:table-cell table:formula="of:=&quot;0o&quot; &amp; [.G698]" office:value-type="string" office:string-value="0o1265" calcext:value-type="string">
            <text:p>0o1265</text:p>
          </table:table-cell>
          <table:table-cell table:formula="of:=&quot;0x&quot; &amp; [.I698]" office:value-type="string" office:string-value="0x2B5" calcext:value-type="string">
            <text:p>0x2B5</text:p>
          </table:table-cell>
          <table:table-cell table:formula="of:=BASE([.K698]; 8)" office:value-type="string" office:string-value="1265" calcext:value-type="string">
            <text:p>1265</text:p>
          </table:table-cell>
          <table:table-cell/>
          <table:table-cell table:formula="of:=BASE([.K698]; 16)" office:value-type="string" office:string-value="2B5" calcext:value-type="string">
            <text:p>2B5</text:p>
          </table:table-cell>
          <table:table-cell table:formula="of:=[.C698] &amp; &quot; = &quot; &amp; [.E698] &amp; &quot;, // &quot; &amp; [.F698] &amp; &quot; --- &quot; &amp; [.K698]" office:value-type="string" office:string-value="PushCharacter = 0o1265, // 0x2B5 --- 693" calcext:value-type="string">
            <text:p>PushCharacter = 0o1265, // 0x2B5 --- 693</text:p>
          </table:table-cell>
          <table:table-cell office:value-type="float" office:value="693" calcext:value-type="float">
            <text:p>693</text:p>
          </table:table-cell>
          <table:table-cell table:formula="of:=[.K698]-[.K69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LogicVariable</text:p>
          </table:table-cell>
          <table:table-cell office:value-type="string" calcext:value-type="string">
            <text:p>=</text:p>
          </table:table-cell>
          <table:table-cell table:formula="of:=&quot;0o&quot; &amp; [.G699]" office:value-type="string" office:string-value="0o1266" calcext:value-type="string">
            <text:p>0o1266</text:p>
          </table:table-cell>
          <table:table-cell table:formula="of:=&quot;0x&quot; &amp; [.I699]" office:value-type="string" office:string-value="0x2B6" calcext:value-type="string">
            <text:p>0x2B6</text:p>
          </table:table-cell>
          <table:table-cell table:formula="of:=BASE([.K699]; 8)" office:value-type="string" office:string-value="1266" calcext:value-type="string">
            <text:p>1266</text:p>
          </table:table-cell>
          <table:table-cell/>
          <table:table-cell table:formula="of:=BASE([.K699]; 16)" office:value-type="string" office:string-value="2B6" calcext:value-type="string">
            <text:p>2B6</text:p>
          </table:table-cell>
          <table:table-cell table:formula="of:=[.C699] &amp; &quot; = &quot; &amp; [.E699] &amp; &quot;, // &quot; &amp; [.F699] &amp; &quot; --- &quot; &amp; [.K699]" office:value-type="string" office:string-value="PushLogicVariable = 0o1266, // 0x2B6 --- 694" calcext:value-type="string">
            <text:p>PushLogicVariable = 0o1266, // 0x2B6 --- 694</text:p>
          </table:table-cell>
          <table:table-cell office:value-type="float" office:value="694" calcext:value-type="float">
            <text:p>694</text:p>
          </table:table-cell>
          <table:table-cell table:formula="of:=[.K699]-[.K69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GcForward</text:p>
          </table:table-cell>
          <table:table-cell office:value-type="string" calcext:value-type="string">
            <text:p>=</text:p>
          </table:table-cell>
          <table:table-cell table:formula="of:=&quot;0o&quot; &amp; [.G700]" office:value-type="string" office:string-value="0o1267" calcext:value-type="string">
            <text:p>0o1267</text:p>
          </table:table-cell>
          <table:table-cell table:formula="of:=&quot;0x&quot; &amp; [.I700]" office:value-type="string" office:string-value="0x2B7" calcext:value-type="string">
            <text:p>0x2B7</text:p>
          </table:table-cell>
          <table:table-cell table:formula="of:=BASE([.K700]; 8)" office:value-type="string" office:string-value="1267" calcext:value-type="string">
            <text:p>1267</text:p>
          </table:table-cell>
          <table:table-cell/>
          <table:table-cell table:formula="of:=BASE([.K700]; 16)" office:value-type="string" office:string-value="2B7" calcext:value-type="string">
            <text:p>2B7</text:p>
          </table:table-cell>
          <table:table-cell table:formula="of:=[.C700] &amp; &quot; = &quot; &amp; [.E700] &amp; &quot;, // &quot; &amp; [.F700] &amp; &quot; --- &quot; &amp; [.K700]" office:value-type="string" office:string-value="PushGcForward = 0o1267, // 0x2B7 --- 695" calcext:value-type="string">
            <text:p>PushGcForward = 0o1267, // 0x2B7 --- 695</text:p>
          </table:table-cell>
          <table:table-cell office:value-type="float" office:value="695" calcext:value-type="float">
            <text:p>695</text:p>
          </table:table-cell>
          <table:table-cell table:formula="of:=[.K700]-[.K69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EvenPc</text:p>
          </table:table-cell>
          <table:table-cell office:value-type="string" calcext:value-type="string">
            <text:p>=</text:p>
          </table:table-cell>
          <table:table-cell table:formula="of:=&quot;0o&quot; &amp; [.G701]" office:value-type="string" office:string-value="0o1270" calcext:value-type="string">
            <text:p>0o1270</text:p>
          </table:table-cell>
          <table:table-cell table:formula="of:=&quot;0x&quot; &amp; [.I701]" office:value-type="string" office:string-value="0x2B8" calcext:value-type="string">
            <text:p>0x2B8</text:p>
          </table:table-cell>
          <table:table-cell table:formula="of:=BASE([.K701]; 8)" office:value-type="string" office:string-value="1270" calcext:value-type="string">
            <text:p>1270</text:p>
          </table:table-cell>
          <table:table-cell/>
          <table:table-cell table:formula="of:=BASE([.K701]; 16)" office:value-type="string" office:string-value="2B8" calcext:value-type="string">
            <text:p>2B8</text:p>
          </table:table-cell>
          <table:table-cell table:formula="of:=[.C701] &amp; &quot; = &quot; &amp; [.E701] &amp; &quot;, // &quot; &amp; [.F701] &amp; &quot; --- &quot; &amp; [.K701]" office:value-type="string" office:string-value="PushEvenPc = 0o1270, // 0x2B8 --- 696" calcext:value-type="string">
            <text:p>PushEvenPc = 0o1270, // 0x2B8 --- 696</text:p>
          </table:table-cell>
          <table:table-cell office:value-type="float" office:value="696" calcext:value-type="float">
            <text:p>696</text:p>
          </table:table-cell>
          <table:table-cell table:formula="of:=[.K701]-[.K70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OddPc</text:p>
          </table:table-cell>
          <table:table-cell office:value-type="string" calcext:value-type="string">
            <text:p>=</text:p>
          </table:table-cell>
          <table:table-cell table:formula="of:=&quot;0o&quot; &amp; [.G702]" office:value-type="string" office:string-value="0o1271" calcext:value-type="string">
            <text:p>0o1271</text:p>
          </table:table-cell>
          <table:table-cell table:formula="of:=&quot;0x&quot; &amp; [.I702]" office:value-type="string" office:string-value="0x2B9" calcext:value-type="string">
            <text:p>0x2B9</text:p>
          </table:table-cell>
          <table:table-cell table:formula="of:=BASE([.K702]; 8)" office:value-type="string" office:string-value="1271" calcext:value-type="string">
            <text:p>1271</text:p>
          </table:table-cell>
          <table:table-cell/>
          <table:table-cell table:formula="of:=BASE([.K702]; 16)" office:value-type="string" office:string-value="2B9" calcext:value-type="string">
            <text:p>2B9</text:p>
          </table:table-cell>
          <table:table-cell table:formula="of:=[.C702] &amp; &quot; = &quot; &amp; [.E702] &amp; &quot;, // &quot; &amp; [.F702] &amp; &quot; --- &quot; &amp; [.K702]" office:value-type="string" office:string-value="PushOddPc = 0o1271, // 0x2B9 --- 697" calcext:value-type="string">
            <text:p>PushOddPc = 0o1271, // 0x2B9 --- 697</text:p>
          </table:table-cell>
          <table:table-cell office:value-type="float" office:value="697" calcext:value-type="float">
            <text:p>697</text:p>
          </table:table-cell>
          <table:table-cell table:formula="of:=[.K702]-[.K70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allCompiledEven</text:p>
          </table:table-cell>
          <table:table-cell office:value-type="string" calcext:value-type="string">
            <text:p>=</text:p>
          </table:table-cell>
          <table:table-cell table:formula="of:=&quot;0o&quot; &amp; [.G703]" office:value-type="string" office:string-value="0o1272" calcext:value-type="string">
            <text:p>0o1272</text:p>
          </table:table-cell>
          <table:table-cell table:formula="of:=&quot;0x&quot; &amp; [.I703]" office:value-type="string" office:string-value="0x2BA" calcext:value-type="string">
            <text:p>0x2BA</text:p>
          </table:table-cell>
          <table:table-cell table:formula="of:=BASE([.K703]; 8)" office:value-type="string" office:string-value="1272" calcext:value-type="string">
            <text:p>1272</text:p>
          </table:table-cell>
          <table:table-cell/>
          <table:table-cell table:formula="of:=BASE([.K703]; 16)" office:value-type="string" office:string-value="2BA" calcext:value-type="string">
            <text:p>2BA</text:p>
          </table:table-cell>
          <table:table-cell table:formula="of:=[.C703] &amp; &quot; = &quot; &amp; [.E703] &amp; &quot;, // &quot; &amp; [.F703] &amp; &quot; --- &quot; &amp; [.K703]" office:value-type="string" office:string-value="CallCompiledEven = 0o1272, // 0x2BA --- 698" calcext:value-type="string">
            <text:p>CallCompiledEven = 0o1272, // 0x2BA --- 698</text:p>
          </table:table-cell>
          <table:table-cell office:value-type="float" office:value="698" calcext:value-type="float">
            <text:p>698</text:p>
          </table:table-cell>
          <table:table-cell table:formula="of:=[.K703]-[.K70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allCompiledOdd</text:p>
          </table:table-cell>
          <table:table-cell office:value-type="string" calcext:value-type="string">
            <text:p>=</text:p>
          </table:table-cell>
          <table:table-cell table:formula="of:=&quot;0o&quot; &amp; [.G704]" office:value-type="string" office:string-value="0o1273" calcext:value-type="string">
            <text:p>0o1273</text:p>
          </table:table-cell>
          <table:table-cell table:formula="of:=&quot;0x&quot; &amp; [.I704]" office:value-type="string" office:string-value="0x2BB" calcext:value-type="string">
            <text:p>0x2BB</text:p>
          </table:table-cell>
          <table:table-cell table:formula="of:=BASE([.K704]; 8)" office:value-type="string" office:string-value="1273" calcext:value-type="string">
            <text:p>1273</text:p>
          </table:table-cell>
          <table:table-cell/>
          <table:table-cell table:formula="of:=BASE([.K704]; 16)" office:value-type="string" office:string-value="2BB" calcext:value-type="string">
            <text:p>2BB</text:p>
          </table:table-cell>
          <table:table-cell table:formula="of:=[.C704] &amp; &quot; = &quot; &amp; [.E704] &amp; &quot;, // &quot; &amp; [.F704] &amp; &quot; --- &quot; &amp; [.K704]" office:value-type="string" office:string-value="CallCompiledOdd = 0o1273, // 0x2BB --- 699" calcext:value-type="string">
            <text:p>CallCompiledOdd = 0o1273, // 0x2BB --- 699</text:p>
          </table:table-cell>
          <table:table-cell office:value-type="float" office:value="699" calcext:value-type="float">
            <text:p>699</text:p>
          </table:table-cell>
          <table:table-cell table:formula="of:=[.K704]-[.K70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allIndirect</text:p>
          </table:table-cell>
          <table:table-cell office:value-type="string" calcext:value-type="string">
            <text:p>=</text:p>
          </table:table-cell>
          <table:table-cell table:formula="of:=&quot;0o&quot; &amp; [.G705]" office:value-type="string" office:string-value="0o1274" calcext:value-type="string">
            <text:p>0o1274</text:p>
          </table:table-cell>
          <table:table-cell table:formula="of:=&quot;0x&quot; &amp; [.I705]" office:value-type="string" office:string-value="0x2BC" calcext:value-type="string">
            <text:p>0x2BC</text:p>
          </table:table-cell>
          <table:table-cell table:formula="of:=BASE([.K705]; 8)" office:value-type="string" office:string-value="1274" calcext:value-type="string">
            <text:p>1274</text:p>
          </table:table-cell>
          <table:table-cell/>
          <table:table-cell table:formula="of:=BASE([.K705]; 16)" office:value-type="string" office:string-value="2BC" calcext:value-type="string">
            <text:p>2BC</text:p>
          </table:table-cell>
          <table:table-cell table:formula="of:=[.C705] &amp; &quot; = &quot; &amp; [.E705] &amp; &quot;, // &quot; &amp; [.F705] &amp; &quot; --- &quot; &amp; [.K705]" office:value-type="string" office:string-value="CallIndirect = 0o1274, // 0x2BC --- 700" calcext:value-type="string">
            <text:p>CallIndirect = 0o1274, // 0x2BC --- 700</text:p>
          </table:table-cell>
          <table:table-cell office:value-type="float" office:value="700" calcext:value-type="float">
            <text:p>700</text:p>
          </table:table-cell>
          <table:table-cell table:formula="of:=[.K705]-[.K70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allGeneric</text:p>
          </table:table-cell>
          <table:table-cell office:value-type="string" calcext:value-type="string">
            <text:p>=</text:p>
          </table:table-cell>
          <table:table-cell table:formula="of:=&quot;0o&quot; &amp; [.G706]" office:value-type="string" office:string-value="0o1275" calcext:value-type="string">
            <text:p>0o1275</text:p>
          </table:table-cell>
          <table:table-cell table:formula="of:=&quot;0x&quot; &amp; [.I706]" office:value-type="string" office:string-value="0x2BD" calcext:value-type="string">
            <text:p>0x2BD</text:p>
          </table:table-cell>
          <table:table-cell table:formula="of:=BASE([.K706]; 8)" office:value-type="string" office:string-value="1275" calcext:value-type="string">
            <text:p>1275</text:p>
          </table:table-cell>
          <table:table-cell/>
          <table:table-cell table:formula="of:=BASE([.K706]; 16)" office:value-type="string" office:string-value="2BD" calcext:value-type="string">
            <text:p>2BD</text:p>
          </table:table-cell>
          <table:table-cell table:formula="of:=[.C706] &amp; &quot; = &quot; &amp; [.E706] &amp; &quot;, // &quot; &amp; [.F706] &amp; &quot; --- &quot; &amp; [.K706]" office:value-type="string" office:string-value="CallGeneric = 0o1275, // 0x2BD --- 701" calcext:value-type="string">
            <text:p>CallGeneric = 0o1275, // 0x2BD --- 701</text:p>
          </table:table-cell>
          <table:table-cell office:value-type="float" office:value="701" calcext:value-type="float">
            <text:p>701</text:p>
          </table:table-cell>
          <table:table-cell table:formula="of:=[.K706]-[.K70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allCompiledEvenPrefetch</text:p>
          </table:table-cell>
          <table:table-cell office:value-type="string" calcext:value-type="string">
            <text:p>=</text:p>
          </table:table-cell>
          <table:table-cell table:formula="of:=&quot;0o&quot; &amp; [.G707]" office:value-type="string" office:string-value="0o1276" calcext:value-type="string">
            <text:p>0o1276</text:p>
          </table:table-cell>
          <table:table-cell table:formula="of:=&quot;0x&quot; &amp; [.I707]" office:value-type="string" office:string-value="0x2BE" calcext:value-type="string">
            <text:p>0x2BE</text:p>
          </table:table-cell>
          <table:table-cell table:formula="of:=BASE([.K707]; 8)" office:value-type="string" office:string-value="1276" calcext:value-type="string">
            <text:p>1276</text:p>
          </table:table-cell>
          <table:table-cell/>
          <table:table-cell table:formula="of:=BASE([.K707]; 16)" office:value-type="string" office:string-value="2BE" calcext:value-type="string">
            <text:p>2BE</text:p>
          </table:table-cell>
          <table:table-cell table:formula="of:=[.C707] &amp; &quot; = &quot; &amp; [.E707] &amp; &quot;, // &quot; &amp; [.F707] &amp; &quot; --- &quot; &amp; [.K707]" office:value-type="string" office:string-value="CallCompiledEvenPrefetch = 0o1276, // 0x2BE --- 702" calcext:value-type="string">
            <text:p>CallCompiledEvenPrefetch = 0o1276, // 0x2BE --- 702</text:p>
          </table:table-cell>
          <table:table-cell office:value-type="float" office:value="702" calcext:value-type="float">
            <text:p>702</text:p>
          </table:table-cell>
          <table:table-cell table:formula="of:=[.K707]-[.K70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allCompiledOddPrefetch</text:p>
          </table:table-cell>
          <table:table-cell office:value-type="string" calcext:value-type="string">
            <text:p>=</text:p>
          </table:table-cell>
          <table:table-cell table:formula="of:=&quot;0o&quot; &amp; [.G708]" office:value-type="string" office:string-value="0o1277" calcext:value-type="string">
            <text:p>0o1277</text:p>
          </table:table-cell>
          <table:table-cell table:formula="of:=&quot;0x&quot; &amp; [.I708]" office:value-type="string" office:string-value="0x2BF" calcext:value-type="string">
            <text:p>0x2BF</text:p>
          </table:table-cell>
          <table:table-cell table:formula="of:=BASE([.K708]; 8)" office:value-type="string" office:string-value="1277" calcext:value-type="string">
            <text:p>1277</text:p>
          </table:table-cell>
          <table:table-cell/>
          <table:table-cell table:formula="of:=BASE([.K708]; 16)" office:value-type="string" office:string-value="2BF" calcext:value-type="string">
            <text:p>2BF</text:p>
          </table:table-cell>
          <table:table-cell table:formula="of:=[.C708] &amp; &quot; = &quot; &amp; [.E708] &amp; &quot;, // &quot; &amp; [.F708] &amp; &quot; --- &quot; &amp; [.K708]" office:value-type="string" office:string-value="CallCompiledOddPrefetch = 0o1277, // 0x2BF --- 703" calcext:value-type="string">
            <text:p>CallCompiledOddPrefetch = 0o1277, // 0x2BF --- 703</text:p>
          </table:table-cell>
          <table:table-cell office:value-type="float" office:value="703" calcext:value-type="float">
            <text:p>703</text:p>
          </table:table-cell>
          <table:table-cell table:formula="of:=[.K708]-[.K70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allIndirectPrefetch</text:p>
          </table:table-cell>
          <table:table-cell office:value-type="string" calcext:value-type="string">
            <text:p>=</text:p>
          </table:table-cell>
          <table:table-cell table:formula="of:=&quot;0o&quot; &amp; [.G709]" office:value-type="string" office:string-value="0o1300" calcext:value-type="string">
            <text:p>0o1300</text:p>
          </table:table-cell>
          <table:table-cell table:formula="of:=&quot;0x&quot; &amp; [.I709]" office:value-type="string" office:string-value="0x2C0" calcext:value-type="string">
            <text:p>0x2C0</text:p>
          </table:table-cell>
          <table:table-cell table:formula="of:=BASE([.K709]; 8)" office:value-type="string" office:string-value="1300" calcext:value-type="string">
            <text:p>1300</text:p>
          </table:table-cell>
          <table:table-cell/>
          <table:table-cell table:formula="of:=BASE([.K709]; 16)" office:value-type="string" office:string-value="2C0" calcext:value-type="string">
            <text:p>2C0</text:p>
          </table:table-cell>
          <table:table-cell table:formula="of:=[.C709] &amp; &quot; = &quot; &amp; [.E709] &amp; &quot;, // &quot; &amp; [.F709] &amp; &quot; --- &quot; &amp; [.K709]" office:value-type="string" office:string-value="CallIndirectPrefetch = 0o1300, // 0x2C0 --- 704" calcext:value-type="string">
            <text:p>CallIndirectPrefetch = 0o1300, // 0x2C0 --- 704</text:p>
          </table:table-cell>
          <table:table-cell office:value-type="float" office:value="704" calcext:value-type="float">
            <text:p>704</text:p>
          </table:table-cell>
          <table:table-cell table:formula="of:=[.K709]-[.K70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CallGenericPrefetch</text:p>
          </table:table-cell>
          <table:table-cell office:value-type="string" calcext:value-type="string">
            <text:p>=</text:p>
          </table:table-cell>
          <table:table-cell table:formula="of:=&quot;0o&quot; &amp; [.G710]" office:value-type="string" office:string-value="0o1301" calcext:value-type="string">
            <text:p>0o1301</text:p>
          </table:table-cell>
          <table:table-cell table:formula="of:=&quot;0x&quot; &amp; [.I710]" office:value-type="string" office:string-value="0x2C1" calcext:value-type="string">
            <text:p>0x2C1</text:p>
          </table:table-cell>
          <table:table-cell table:formula="of:=BASE([.K710]; 8)" office:value-type="string" office:string-value="1301" calcext:value-type="string">
            <text:p>1301</text:p>
          </table:table-cell>
          <table:table-cell/>
          <table:table-cell table:formula="of:=BASE([.K710]; 16)" office:value-type="string" office:string-value="2C1" calcext:value-type="string">
            <text:p>2C1</text:p>
          </table:table-cell>
          <table:table-cell table:formula="of:=[.C710] &amp; &quot; = &quot; &amp; [.E710] &amp; &quot;, // &quot; &amp; [.F710] &amp; &quot; --- &quot; &amp; [.K710]" office:value-type="string" office:string-value="CallGenericPrefetch = 0o1301, // 0x2C1 --- 705" calcext:value-type="string">
            <text:p>CallGenericPrefetch = 0o1301, // 0x2C1 --- 705</text:p>
          </table:table-cell>
          <table:table-cell office:value-type="float" office:value="705" calcext:value-type="float">
            <text:p>705</text:p>
          </table:table-cell>
          <table:table-cell table:formula="of:=[.K710]-[.K70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PackedInstruction60</text:p>
          </table:table-cell>
          <table:table-cell office:value-type="string" calcext:value-type="string">
            <text:p>=</text:p>
          </table:table-cell>
          <table:table-cell table:formula="of:=&quot;0o&quot; &amp; [.G711]" office:value-type="string" office:string-value="0o1302" calcext:value-type="string">
            <text:p>0o1302</text:p>
          </table:table-cell>
          <table:table-cell table:formula="of:=&quot;0x&quot; &amp; [.I711]" office:value-type="string" office:string-value="0x2C2" calcext:value-type="string">
            <text:p>0x2C2</text:p>
          </table:table-cell>
          <table:table-cell table:formula="of:=BASE([.K711]; 8)" office:value-type="string" office:string-value="1302" calcext:value-type="string">
            <text:p>1302</text:p>
          </table:table-cell>
          <table:table-cell/>
          <table:table-cell table:formula="of:=BASE([.K711]; 16)" office:value-type="string" office:string-value="2C2" calcext:value-type="string">
            <text:p>2C2</text:p>
          </table:table-cell>
          <table:table-cell table:formula="of:=[.C711] &amp; &quot; = &quot; &amp; [.E711] &amp; &quot;, // &quot; &amp; [.F711] &amp; &quot; --- &quot; &amp; [.K711]" office:value-type="string" office:string-value="PushPackedInstruction60 = 0o1302, // 0x2C2 --- 706" calcext:value-type="string">
            <text:p>PushPackedInstruction60 = 0o1302, // 0x2C2 --- 706</text:p>
          </table:table-cell>
          <table:table-cell office:value-type="float" office:value="706" calcext:value-type="float">
            <text:p>706</text:p>
          </table:table-cell>
          <table:table-cell table:formula="of:=[.K711]-[.K71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PackedInstruction61</text:p>
          </table:table-cell>
          <table:table-cell office:value-type="string" calcext:value-type="string">
            <text:p>=</text:p>
          </table:table-cell>
          <table:table-cell table:formula="of:=&quot;0o&quot; &amp; [.G712]" office:value-type="string" office:string-value="0o1303" calcext:value-type="string">
            <text:p>0o1303</text:p>
          </table:table-cell>
          <table:table-cell table:formula="of:=&quot;0x&quot; &amp; [.I712]" office:value-type="string" office:string-value="0x2C3" calcext:value-type="string">
            <text:p>0x2C3</text:p>
          </table:table-cell>
          <table:table-cell table:formula="of:=BASE([.K712]; 8)" office:value-type="string" office:string-value="1303" calcext:value-type="string">
            <text:p>1303</text:p>
          </table:table-cell>
          <table:table-cell/>
          <table:table-cell table:formula="of:=BASE([.K712]; 16)" office:value-type="string" office:string-value="2C3" calcext:value-type="string">
            <text:p>2C3</text:p>
          </table:table-cell>
          <table:table-cell table:formula="of:=[.C712] &amp; &quot; = &quot; &amp; [.E712] &amp; &quot;, // &quot; &amp; [.F712] &amp; &quot; --- &quot; &amp; [.K712]" office:value-type="string" office:string-value="PushPackedInstruction61 = 0o1303, // 0x2C3 --- 707" calcext:value-type="string">
            <text:p>PushPackedInstruction61 = 0o1303, // 0x2C3 --- 707</text:p>
          </table:table-cell>
          <table:table-cell office:value-type="float" office:value="707" calcext:value-type="float">
            <text:p>707</text:p>
          </table:table-cell>
          <table:table-cell table:formula="of:=[.K712]-[.K71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PackedInstruction62</text:p>
          </table:table-cell>
          <table:table-cell office:value-type="string" calcext:value-type="string">
            <text:p>=</text:p>
          </table:table-cell>
          <table:table-cell table:formula="of:=&quot;0o&quot; &amp; [.G713]" office:value-type="string" office:string-value="0o1304" calcext:value-type="string">
            <text:p>0o1304</text:p>
          </table:table-cell>
          <table:table-cell table:formula="of:=&quot;0x&quot; &amp; [.I713]" office:value-type="string" office:string-value="0x2C4" calcext:value-type="string">
            <text:p>0x2C4</text:p>
          </table:table-cell>
          <table:table-cell table:formula="of:=BASE([.K713]; 8)" office:value-type="string" office:string-value="1304" calcext:value-type="string">
            <text:p>1304</text:p>
          </table:table-cell>
          <table:table-cell/>
          <table:table-cell table:formula="of:=BASE([.K713]; 16)" office:value-type="string" office:string-value="2C4" calcext:value-type="string">
            <text:p>2C4</text:p>
          </table:table-cell>
          <table:table-cell table:formula="of:=[.C713] &amp; &quot; = &quot; &amp; [.E713] &amp; &quot;, // &quot; &amp; [.F713] &amp; &quot; --- &quot; &amp; [.K713]" office:value-type="string" office:string-value="PushPackedInstruction62 = 0o1304, // 0x2C4 --- 708" calcext:value-type="string">
            <text:p>PushPackedInstruction62 = 0o1304, // 0x2C4 --- 708</text:p>
          </table:table-cell>
          <table:table-cell office:value-type="float" office:value="708" calcext:value-type="float">
            <text:p>708</text:p>
          </table:table-cell>
          <table:table-cell table:formula="of:=[.K713]-[.K71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PackedInstruction63</text:p>
          </table:table-cell>
          <table:table-cell office:value-type="string" calcext:value-type="string">
            <text:p>=</text:p>
          </table:table-cell>
          <table:table-cell table:formula="of:=&quot;0o&quot; &amp; [.G714]" office:value-type="string" office:string-value="0o1305" calcext:value-type="string">
            <text:p>0o1305</text:p>
          </table:table-cell>
          <table:table-cell table:formula="of:=&quot;0x&quot; &amp; [.I714]" office:value-type="string" office:string-value="0x2C5" calcext:value-type="string">
            <text:p>0x2C5</text:p>
          </table:table-cell>
          <table:table-cell table:formula="of:=BASE([.K714]; 8)" office:value-type="string" office:string-value="1305" calcext:value-type="string">
            <text:p>1305</text:p>
          </table:table-cell>
          <table:table-cell/>
          <table:table-cell table:formula="of:=BASE([.K714]; 16)" office:value-type="string" office:string-value="2C5" calcext:value-type="string">
            <text:p>2C5</text:p>
          </table:table-cell>
          <table:table-cell table:formula="of:=[.C714] &amp; &quot; = &quot; &amp; [.E714] &amp; &quot;, // &quot; &amp; [.F714] &amp; &quot; --- &quot; &amp; [.K714]" office:value-type="string" office:string-value="PushPackedInstruction63 = 0o1305, // 0x2C5 --- 709" calcext:value-type="string">
            <text:p>PushPackedInstruction63 = 0o1305, // 0x2C5 --- 709</text:p>
          </table:table-cell>
          <table:table-cell office:value-type="float" office:value="709" calcext:value-type="float">
            <text:p>709</text:p>
          </table:table-cell>
          <table:table-cell table:formula="of:=[.K714]-[.K71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PackedInstruction64</text:p>
          </table:table-cell>
          <table:table-cell office:value-type="string" calcext:value-type="string">
            <text:p>=</text:p>
          </table:table-cell>
          <table:table-cell table:formula="of:=&quot;0o&quot; &amp; [.G715]" office:value-type="string" office:string-value="0o1306" calcext:value-type="string">
            <text:p>0o1306</text:p>
          </table:table-cell>
          <table:table-cell table:formula="of:=&quot;0x&quot; &amp; [.I715]" office:value-type="string" office:string-value="0x2C6" calcext:value-type="string">
            <text:p>0x2C6</text:p>
          </table:table-cell>
          <table:table-cell table:formula="of:=BASE([.K715]; 8)" office:value-type="string" office:string-value="1306" calcext:value-type="string">
            <text:p>1306</text:p>
          </table:table-cell>
          <table:table-cell/>
          <table:table-cell table:formula="of:=BASE([.K715]; 16)" office:value-type="string" office:string-value="2C6" calcext:value-type="string">
            <text:p>2C6</text:p>
          </table:table-cell>
          <table:table-cell table:formula="of:=[.C715] &amp; &quot; = &quot; &amp; [.E715] &amp; &quot;, // &quot; &amp; [.F715] &amp; &quot; --- &quot; &amp; [.K715]" office:value-type="string" office:string-value="PushPackedInstruction64 = 0o1306, // 0x2C6 --- 710" calcext:value-type="string">
            <text:p>PushPackedInstruction64 = 0o1306, // 0x2C6 --- 710</text:p>
          </table:table-cell>
          <table:table-cell office:value-type="float" office:value="710" calcext:value-type="float">
            <text:p>710</text:p>
          </table:table-cell>
          <table:table-cell table:formula="of:=[.K715]-[.K71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PackedInstruction65</text:p>
          </table:table-cell>
          <table:table-cell office:value-type="string" calcext:value-type="string">
            <text:p>=</text:p>
          </table:table-cell>
          <table:table-cell table:formula="of:=&quot;0o&quot; &amp; [.G716]" office:value-type="string" office:string-value="0o1307" calcext:value-type="string">
            <text:p>0o1307</text:p>
          </table:table-cell>
          <table:table-cell table:formula="of:=&quot;0x&quot; &amp; [.I716]" office:value-type="string" office:string-value="0x2C7" calcext:value-type="string">
            <text:p>0x2C7</text:p>
          </table:table-cell>
          <table:table-cell table:formula="of:=BASE([.K716]; 8)" office:value-type="string" office:string-value="1307" calcext:value-type="string">
            <text:p>1307</text:p>
          </table:table-cell>
          <table:table-cell/>
          <table:table-cell table:formula="of:=BASE([.K716]; 16)" office:value-type="string" office:string-value="2C7" calcext:value-type="string">
            <text:p>2C7</text:p>
          </table:table-cell>
          <table:table-cell table:formula="of:=[.C716] &amp; &quot; = &quot; &amp; [.E716] &amp; &quot;, // &quot; &amp; [.F716] &amp; &quot; --- &quot; &amp; [.K716]" office:value-type="string" office:string-value="PushPackedInstruction65 = 0o1307, // 0x2C7 --- 711" calcext:value-type="string">
            <text:p>PushPackedInstruction65 = 0o1307, // 0x2C7 --- 711</text:p>
          </table:table-cell>
          <table:table-cell office:value-type="float" office:value="711" calcext:value-type="float">
            <text:p>711</text:p>
          </table:table-cell>
          <table:table-cell table:formula="of:=[.K716]-[.K71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PackedInstruction66</text:p>
          </table:table-cell>
          <table:table-cell office:value-type="string" calcext:value-type="string">
            <text:p>=</text:p>
          </table:table-cell>
          <table:table-cell table:formula="of:=&quot;0o&quot; &amp; [.G717]" office:value-type="string" office:string-value="0o1310" calcext:value-type="string">
            <text:p>0o1310</text:p>
          </table:table-cell>
          <table:table-cell table:formula="of:=&quot;0x&quot; &amp; [.I717]" office:value-type="string" office:string-value="0x2C8" calcext:value-type="string">
            <text:p>0x2C8</text:p>
          </table:table-cell>
          <table:table-cell table:formula="of:=BASE([.K717]; 8)" office:value-type="string" office:string-value="1310" calcext:value-type="string">
            <text:p>1310</text:p>
          </table:table-cell>
          <table:table-cell/>
          <table:table-cell table:formula="of:=BASE([.K717]; 16)" office:value-type="string" office:string-value="2C8" calcext:value-type="string">
            <text:p>2C8</text:p>
          </table:table-cell>
          <table:table-cell table:formula="of:=[.C717] &amp; &quot; = &quot; &amp; [.E717] &amp; &quot;, // &quot; &amp; [.F717] &amp; &quot; --- &quot; &amp; [.K717]" office:value-type="string" office:string-value="PushPackedInstruction66 = 0o1310, // 0x2C8 --- 712" calcext:value-type="string">
            <text:p>PushPackedInstruction66 = 0o1310, // 0x2C8 --- 712</text:p>
          </table:table-cell>
          <table:table-cell office:value-type="float" office:value="712" calcext:value-type="float">
            <text:p>712</text:p>
          </table:table-cell>
          <table:table-cell table:formula="of:=[.K717]-[.K716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PackedInstruction67</text:p>
          </table:table-cell>
          <table:table-cell office:value-type="string" calcext:value-type="string">
            <text:p>=</text:p>
          </table:table-cell>
          <table:table-cell table:formula="of:=&quot;0o&quot; &amp; [.G718]" office:value-type="string" office:string-value="0o1311" calcext:value-type="string">
            <text:p>0o1311</text:p>
          </table:table-cell>
          <table:table-cell table:formula="of:=&quot;0x&quot; &amp; [.I718]" office:value-type="string" office:string-value="0x2C9" calcext:value-type="string">
            <text:p>0x2C9</text:p>
          </table:table-cell>
          <table:table-cell table:formula="of:=BASE([.K718]; 8)" office:value-type="string" office:string-value="1311" calcext:value-type="string">
            <text:p>1311</text:p>
          </table:table-cell>
          <table:table-cell/>
          <table:table-cell table:formula="of:=BASE([.K718]; 16)" office:value-type="string" office:string-value="2C9" calcext:value-type="string">
            <text:p>2C9</text:p>
          </table:table-cell>
          <table:table-cell table:formula="of:=[.C718] &amp; &quot; = &quot; &amp; [.E718] &amp; &quot;, // &quot; &amp; [.F718] &amp; &quot; --- &quot; &amp; [.K718]" office:value-type="string" office:string-value="PushPackedInstruction67 = 0o1311, // 0x2C9 --- 713" calcext:value-type="string">
            <text:p>PushPackedInstruction67 = 0o1311, // 0x2C9 --- 713</text:p>
          </table:table-cell>
          <table:table-cell office:value-type="float" office:value="713" calcext:value-type="float">
            <text:p>713</text:p>
          </table:table-cell>
          <table:table-cell table:formula="of:=[.K718]-[.K717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PackedInstruction70</text:p>
          </table:table-cell>
          <table:table-cell office:value-type="string" calcext:value-type="string">
            <text:p>=</text:p>
          </table:table-cell>
          <table:table-cell table:formula="of:=&quot;0o&quot; &amp; [.G719]" office:value-type="string" office:string-value="0o1312" calcext:value-type="string">
            <text:p>0o1312</text:p>
          </table:table-cell>
          <table:table-cell table:formula="of:=&quot;0x&quot; &amp; [.I719]" office:value-type="string" office:string-value="0x2CA" calcext:value-type="string">
            <text:p>0x2CA</text:p>
          </table:table-cell>
          <table:table-cell table:formula="of:=BASE([.K719]; 8)" office:value-type="string" office:string-value="1312" calcext:value-type="string">
            <text:p>1312</text:p>
          </table:table-cell>
          <table:table-cell/>
          <table:table-cell table:formula="of:=BASE([.K719]; 16)" office:value-type="string" office:string-value="2CA" calcext:value-type="string">
            <text:p>2CA</text:p>
          </table:table-cell>
          <table:table-cell table:formula="of:=[.C719] &amp; &quot; = &quot; &amp; [.E719] &amp; &quot;, // &quot; &amp; [.F719] &amp; &quot; --- &quot; &amp; [.K719]" office:value-type="string" office:string-value="PushPackedInstruction70 = 0o1312, // 0x2CA --- 714" calcext:value-type="string">
            <text:p>PushPackedInstruction70 = 0o1312, // 0x2CA --- 714</text:p>
          </table:table-cell>
          <table:table-cell office:value-type="float" office:value="714" calcext:value-type="float">
            <text:p>714</text:p>
          </table:table-cell>
          <table:table-cell table:formula="of:=[.K719]-[.K718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PackedInstruction71</text:p>
          </table:table-cell>
          <table:table-cell office:value-type="string" calcext:value-type="string">
            <text:p>=</text:p>
          </table:table-cell>
          <table:table-cell table:formula="of:=&quot;0o&quot; &amp; [.G720]" office:value-type="string" office:string-value="0o1313" calcext:value-type="string">
            <text:p>0o1313</text:p>
          </table:table-cell>
          <table:table-cell table:formula="of:=&quot;0x&quot; &amp; [.I720]" office:value-type="string" office:string-value="0x2CB" calcext:value-type="string">
            <text:p>0x2CB</text:p>
          </table:table-cell>
          <table:table-cell table:formula="of:=BASE([.K720]; 8)" office:value-type="string" office:string-value="1313" calcext:value-type="string">
            <text:p>1313</text:p>
          </table:table-cell>
          <table:table-cell/>
          <table:table-cell table:formula="of:=BASE([.K720]; 16)" office:value-type="string" office:string-value="2CB" calcext:value-type="string">
            <text:p>2CB</text:p>
          </table:table-cell>
          <table:table-cell table:formula="of:=[.C720] &amp; &quot; = &quot; &amp; [.E720] &amp; &quot;, // &quot; &amp; [.F720] &amp; &quot; --- &quot; &amp; [.K720]" office:value-type="string" office:string-value="PushPackedInstruction71 = 0o1313, // 0x2CB --- 715" calcext:value-type="string">
            <text:p>PushPackedInstruction71 = 0o1313, // 0x2CB --- 715</text:p>
          </table:table-cell>
          <table:table-cell office:value-type="float" office:value="715" calcext:value-type="float">
            <text:p>715</text:p>
          </table:table-cell>
          <table:table-cell table:formula="of:=[.K720]-[.K719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PackedInstruction72</text:p>
          </table:table-cell>
          <table:table-cell office:value-type="string" calcext:value-type="string">
            <text:p>=</text:p>
          </table:table-cell>
          <table:table-cell table:formula="of:=&quot;0o&quot; &amp; [.G721]" office:value-type="string" office:string-value="0o1314" calcext:value-type="string">
            <text:p>0o1314</text:p>
          </table:table-cell>
          <table:table-cell table:formula="of:=&quot;0x&quot; &amp; [.I721]" office:value-type="string" office:string-value="0x2CC" calcext:value-type="string">
            <text:p>0x2CC</text:p>
          </table:table-cell>
          <table:table-cell table:formula="of:=BASE([.K721]; 8)" office:value-type="string" office:string-value="1314" calcext:value-type="string">
            <text:p>1314</text:p>
          </table:table-cell>
          <table:table-cell/>
          <table:table-cell table:formula="of:=BASE([.K721]; 16)" office:value-type="string" office:string-value="2CC" calcext:value-type="string">
            <text:p>2CC</text:p>
          </table:table-cell>
          <table:table-cell table:formula="of:=[.C721] &amp; &quot; = &quot; &amp; [.E721] &amp; &quot;, // &quot; &amp; [.F721] &amp; &quot; --- &quot; &amp; [.K721]" office:value-type="string" office:string-value="PushPackedInstruction72 = 0o1314, // 0x2CC --- 716" calcext:value-type="string">
            <text:p>PushPackedInstruction72 = 0o1314, // 0x2CC --- 716</text:p>
          </table:table-cell>
          <table:table-cell office:value-type="float" office:value="716" calcext:value-type="float">
            <text:p>716</text:p>
          </table:table-cell>
          <table:table-cell table:formula="of:=[.K721]-[.K720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PackedInstruction73</text:p>
          </table:table-cell>
          <table:table-cell office:value-type="string" calcext:value-type="string">
            <text:p>=</text:p>
          </table:table-cell>
          <table:table-cell table:formula="of:=&quot;0o&quot; &amp; [.G722]" office:value-type="string" office:string-value="0o1315" calcext:value-type="string">
            <text:p>0o1315</text:p>
          </table:table-cell>
          <table:table-cell table:formula="of:=&quot;0x&quot; &amp; [.I722]" office:value-type="string" office:string-value="0x2CD" calcext:value-type="string">
            <text:p>0x2CD</text:p>
          </table:table-cell>
          <table:table-cell table:formula="of:=BASE([.K722]; 8)" office:value-type="string" office:string-value="1315" calcext:value-type="string">
            <text:p>1315</text:p>
          </table:table-cell>
          <table:table-cell/>
          <table:table-cell table:formula="of:=BASE([.K722]; 16)" office:value-type="string" office:string-value="2CD" calcext:value-type="string">
            <text:p>2CD</text:p>
          </table:table-cell>
          <table:table-cell table:formula="of:=[.C722] &amp; &quot; = &quot; &amp; [.E722] &amp; &quot;, // &quot; &amp; [.F722] &amp; &quot; --- &quot; &amp; [.K722]" office:value-type="string" office:string-value="PushPackedInstruction73 = 0o1315, // 0x2CD --- 717" calcext:value-type="string">
            <text:p>PushPackedInstruction73 = 0o1315, // 0x2CD --- 717</text:p>
          </table:table-cell>
          <table:table-cell office:value-type="float" office:value="717" calcext:value-type="float">
            <text:p>717</text:p>
          </table:table-cell>
          <table:table-cell table:formula="of:=[.K722]-[.K721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PackedInstruction74</text:p>
          </table:table-cell>
          <table:table-cell office:value-type="string" calcext:value-type="string">
            <text:p>=</text:p>
          </table:table-cell>
          <table:table-cell table:formula="of:=&quot;0o&quot; &amp; [.G723]" office:value-type="string" office:string-value="0o1316" calcext:value-type="string">
            <text:p>0o1316</text:p>
          </table:table-cell>
          <table:table-cell table:formula="of:=&quot;0x&quot; &amp; [.I723]" office:value-type="string" office:string-value="0x2CE" calcext:value-type="string">
            <text:p>0x2CE</text:p>
          </table:table-cell>
          <table:table-cell table:formula="of:=BASE([.K723]; 8)" office:value-type="string" office:string-value="1316" calcext:value-type="string">
            <text:p>1316</text:p>
          </table:table-cell>
          <table:table-cell/>
          <table:table-cell table:formula="of:=BASE([.K723]; 16)" office:value-type="string" office:string-value="2CE" calcext:value-type="string">
            <text:p>2CE</text:p>
          </table:table-cell>
          <table:table-cell table:formula="of:=[.C723] &amp; &quot; = &quot; &amp; [.E723] &amp; &quot;, // &quot; &amp; [.F723] &amp; &quot; --- &quot; &amp; [.K723]" office:value-type="string" office:string-value="PushPackedInstruction74 = 0o1316, // 0x2CE --- 718" calcext:value-type="string">
            <text:p>PushPackedInstruction74 = 0o1316, // 0x2CE --- 718</text:p>
          </table:table-cell>
          <table:table-cell office:value-type="float" office:value="718" calcext:value-type="float">
            <text:p>718</text:p>
          </table:table-cell>
          <table:table-cell table:formula="of:=[.K723]-[.K722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PackedInstruction75</text:p>
          </table:table-cell>
          <table:table-cell office:value-type="string" calcext:value-type="string">
            <text:p>=</text:p>
          </table:table-cell>
          <table:table-cell table:formula="of:=&quot;0o&quot; &amp; [.G724]" office:value-type="string" office:string-value="0o1317" calcext:value-type="string">
            <text:p>0o1317</text:p>
          </table:table-cell>
          <table:table-cell table:formula="of:=&quot;0x&quot; &amp; [.I724]" office:value-type="string" office:string-value="0x2CF" calcext:value-type="string">
            <text:p>0x2CF</text:p>
          </table:table-cell>
          <table:table-cell table:formula="of:=BASE([.K724]; 8)" office:value-type="string" office:string-value="1317" calcext:value-type="string">
            <text:p>1317</text:p>
          </table:table-cell>
          <table:table-cell/>
          <table:table-cell table:formula="of:=BASE([.K724]; 16)" office:value-type="string" office:string-value="2CF" calcext:value-type="string">
            <text:p>2CF</text:p>
          </table:table-cell>
          <table:table-cell table:formula="of:=[.C724] &amp; &quot; = &quot; &amp; [.E724] &amp; &quot;, // &quot; &amp; [.F724] &amp; &quot; --- &quot; &amp; [.K724]" office:value-type="string" office:string-value="PushPackedInstruction75 = 0o1317, // 0x2CF --- 719" calcext:value-type="string">
            <text:p>PushPackedInstruction75 = 0o1317, // 0x2CF --- 719</text:p>
          </table:table-cell>
          <table:table-cell office:value-type="float" office:value="719" calcext:value-type="float">
            <text:p>719</text:p>
          </table:table-cell>
          <table:table-cell table:formula="of:=[.K724]-[.K723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PackedInstruction76</text:p>
          </table:table-cell>
          <table:table-cell office:value-type="string" calcext:value-type="string">
            <text:p>=</text:p>
          </table:table-cell>
          <table:table-cell table:formula="of:=&quot;0o&quot; &amp; [.G725]" office:value-type="string" office:string-value="0o1320" calcext:value-type="string">
            <text:p>0o1320</text:p>
          </table:table-cell>
          <table:table-cell table:formula="of:=&quot;0x&quot; &amp; [.I725]" office:value-type="string" office:string-value="0x2D0" calcext:value-type="string">
            <text:p>0x2D0</text:p>
          </table:table-cell>
          <table:table-cell table:formula="of:=BASE([.K725]; 8)" office:value-type="string" office:string-value="1320" calcext:value-type="string">
            <text:p>1320</text:p>
          </table:table-cell>
          <table:table-cell/>
          <table:table-cell table:formula="of:=BASE([.K725]; 16)" office:value-type="string" office:string-value="2D0" calcext:value-type="string">
            <text:p>2D0</text:p>
          </table:table-cell>
          <table:table-cell table:formula="of:=[.C725] &amp; &quot; = &quot; &amp; [.E725] &amp; &quot;, // &quot; &amp; [.F725] &amp; &quot; --- &quot; &amp; [.K725]" office:value-type="string" office:string-value="PushPackedInstruction76 = 0o1320, // 0x2D0 --- 720" calcext:value-type="string">
            <text:p>PushPackedInstruction76 = 0o1320, // 0x2D0 --- 720</text:p>
          </table:table-cell>
          <table:table-cell office:value-type="float" office:value="720" calcext:value-type="float">
            <text:p>720</text:p>
          </table:table-cell>
          <table:table-cell table:formula="of:=[.K725]-[.K724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PushPackedInstruction77</text:p>
          </table:table-cell>
          <table:table-cell office:value-type="string" calcext:value-type="string">
            <text:p>=</text:p>
          </table:table-cell>
          <table:table-cell table:formula="of:=&quot;0o&quot; &amp; [.G726]" office:value-type="string" office:string-value="0o1321" calcext:value-type="string">
            <text:p>0o1321</text:p>
          </table:table-cell>
          <table:table-cell table:formula="of:=&quot;0x&quot; &amp; [.I726]" office:value-type="string" office:string-value="0x2D1" calcext:value-type="string">
            <text:p>0x2D1</text:p>
          </table:table-cell>
          <table:table-cell table:formula="of:=BASE([.K726]; 8)" office:value-type="string" office:string-value="1321" calcext:value-type="string">
            <text:p>1321</text:p>
          </table:table-cell>
          <table:table-cell/>
          <table:table-cell table:formula="of:=BASE([.K726]; 16)" office:value-type="string" office:string-value="2D1" calcext:value-type="string">
            <text:p>2D1</text:p>
          </table:table-cell>
          <table:table-cell table:formula="of:=[.C726] &amp; &quot; = &quot; &amp; [.E726] &amp; &quot;, // &quot; &amp; [.F726] &amp; &quot; --- &quot; &amp; [.K726]" office:value-type="string" office:string-value="PushPackedInstruction77 = 0o1321, // 0x2D1 --- 721" calcext:value-type="string">
            <text:p>PushPackedInstruction77 = 0o1321, // 0x2D1 --- 721</text:p>
          </table:table-cell>
          <table:table-cell office:value-type="float" office:value="721" calcext:value-type="float">
            <text:p>721</text:p>
          </table:table-cell>
          <table:table-cell table:formula="of:=[.K726]-[.K725]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calcext:value-type="string">
            <text:p>IllegalInstruction</text:p>
          </table:table-cell>
          <table:table-cell office:value-type="string" calcext:value-type="string">
            <text:p>=</text:p>
          </table:table-cell>
          <table:table-cell table:formula="of:=&quot;0o&quot; &amp; [.G727]" office:value-type="string" office:string-value="0o1323" calcext:value-type="string">
            <text:p>0o1323</text:p>
          </table:table-cell>
          <table:table-cell table:formula="of:=&quot;0x&quot; &amp; [.I727]" office:value-type="string" office:string-value="0x2D3" calcext:value-type="string">
            <text:p>0x2D3</text:p>
          </table:table-cell>
          <table:table-cell table:formula="of:=BASE([.K727]; 8)" office:value-type="string" office:string-value="1323" calcext:value-type="string">
            <text:p>1323</text:p>
          </table:table-cell>
          <table:table-cell/>
          <table:table-cell table:formula="of:=BASE([.K727]; 16)" office:value-type="string" office:string-value="2D3" calcext:value-type="string">
            <text:p>2D3</text:p>
          </table:table-cell>
          <table:table-cell table:formula="of:=[.C727] &amp; &quot; = &quot; &amp; [.E727] &amp; &quot;, // &quot; &amp; [.F727] &amp; &quot; --- &quot; &amp; [.K727]" office:value-type="string" office:string-value="IllegalInstruction = 0o1323, // 0x2D3 --- 723" calcext:value-type="string">
            <text:p>IllegalInstruction = 0o1323, // 0x2D3 --- 723</text:p>
          </table:table-cell>
          <table:table-cell office:value-type="float" office:value="723" calcext:value-type="float">
            <text:p>723</text:p>
          </table:table-cell>
          <table:table-cell table:formula="of:=[.K727]-[.K726]" office:value-type="float" office:value="2" calcext:value-type="float">
            <text:p>2</text:p>
          </table:table-cell>
          <table:table-cell table:number-columns-repeated="16372"/>
        </table:table-row>
        <table:table-row table:style-name="ro1" table:number-rows-repeated="104784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fep_version_number</text:p>
          </table:table-cell>
          <table:table-cell office:value-type="string" calcext:value-type="string">
            <text:p>=</text:p>
          </table:table-cell>
          <table:table-cell table:formula="of:=&quot;0x&quot;&amp;DEC2HEX([.I3]) &amp; &quot;,&quot;" office:value-type="string" office:string-value="0xF8041000," calcext:value-type="string">
            <text:p>0xF8041000,</text:p>
          </table:table-cell>
          <table:table-cell table:number-columns-repeated="4"/>
          <table:table-cell office:value-type="float" office:value="4161015808" calcext:value-type="float">
            <text:p>4161015808</text:p>
          </table:table-cell>
          <table:table-cell table:number-columns-repeated="2"/>
          <table:table-cell office:value-type="string" calcext:value-type="string">
            <text:p>syscomMajorVersionNumber</text:p>
          </table:table-cell>
          <table:table-cell/>
          <table:table-cell table:formula="of:=IF(ISBLANK([.T3]); &quot;&quot;; &quot;=&quot;)" office:value-type="string" office:string-value="=" calcext:value-type="string">
            <text:p>=</text:p>
          </table:table-cell>
          <table:table-cell table:formula="of:=IF(ISBLANK([.T3]); &quot;&quot;; &quot;0x&quot;&amp;DEC2HEX([.T3]) &amp; &quot;,&quot;)" office:value-type="string" office:string-value="0xF8041100," calcext:value-type="string">
            <text:p>0xF8041100,</text:p>
          </table:table-cell>
          <table:table-cell table:number-columns-repeated="4"/>
          <table:table-cell office:value-type="float" office:value="4161016064" calcext:value-type="float">
            <text:p>4161016064</text:p>
          </table:table-cell>
          <table:table-cell table:formula="of:=[.U2]+IF(ISBLANK([.T3]); 0; 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type</text:p>
          </table:table-cell>
          <table:table-cell office:value-type="string" calcext:value-type="string">
            <text:p>=</text:p>
          </table:table-cell>
          <table:table-cell table:formula="of:=&quot;0x&quot;&amp;DEC2HEX([.I4]) &amp; &quot;,&quot;" office:value-type="string" office:string-value="0xF8041004," calcext:value-type="string">
            <text:p>0xF8041004,</text:p>
          </table:table-cell>
          <table:table-cell table:number-columns-repeated="4"/>
          <table:table-cell table:formula="of:=[.I3]+4" office:value-type="float" office:value="4161015812" calcext:value-type="float">
            <text:p>4161015812</text:p>
          </table:table-cell>
          <table:table-cell table:number-columns-repeated="2"/>
          <table:table-cell office:value-type="string" calcext:value-type="string">
            <text:p>syscomMinorVersionNumber</text:p>
          </table:table-cell>
          <table:table-cell/>
          <table:table-cell table:formula="of:=IF(ISBLANK([.T4]); &quot;&quot;; &quot;=&quot;)" office:value-type="string" office:string-value="=" calcext:value-type="string">
            <text:p>=</text:p>
          </table:table-cell>
          <table:table-cell table:formula="of:=IF(ISBLANK([.T4]); &quot;&quot;; &quot;0x&quot;&amp;DEC2HEX([.T4]) &amp; &quot;,&quot;)" office:value-type="string" office:string-value="0xF8041104," calcext:value-type="string">
            <text:p>0xF8041104,</text:p>
          </table:table-cell>
          <table:table-cell table:number-columns-repeated="4"/>
          <table:table-cell table:formula="of:=MAX([.T$3:.T3])+4" office:value-type="float" office:value="4161016068" calcext:value-type="float">
            <text:p>4161016068</text:p>
          </table:table-cell>
          <table:table-cell table:formula="of:=[.U3]+IF(ISBLANK([.T4]); 0; 1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p_startup</text:p>
          </table:table-cell>
          <table:table-cell office:value-type="string" calcext:value-type="string">
            <text:p>=</text:p>
          </table:table-cell>
          <table:table-cell table:formula="of:=&quot;0x&quot;&amp;DEC2HEX([.I5]) &amp; &quot;,&quot;" office:value-type="string" office:string-value="0xF8041008," calcext:value-type="string">
            <text:p>0xF8041008,</text:p>
          </table:table-cell>
          <table:table-cell table:number-columns-repeated="4"/>
          <table:table-cell table:formula="of:=[.I4]+4" office:value-type="float" office:value="4161015816" calcext:value-type="float">
            <text:p>4161015816</text:p>
          </table:table-cell>
          <table:table-cell table:number-columns-repeated="2"/>
          <table:table-cell office:value-type="string" calcext:value-type="string">
            <text:p>systemStartup</text:p>
          </table:table-cell>
          <table:table-cell/>
          <table:table-cell table:formula="of:=IF(ISBLANK([.T5]); &quot;&quot;; &quot;=&quot;)" office:value-type="string" office:string-value="=" calcext:value-type="string">
            <text:p>=</text:p>
          </table:table-cell>
          <table:table-cell table:formula="of:=IF(ISBLANK([.T5]); &quot;&quot;; &quot;0x&quot;&amp;DEC2HEX([.T5]) &amp; &quot;,&quot;)" office:value-type="string" office:string-value="0xF8041108," calcext:value-type="string">
            <text:p>0xF8041108,</text:p>
          </table:table-cell>
          <table:table-cell table:number-columns-repeated="4"/>
          <table:table-cell table:formula="of:=MAX([.T$3:.T4])+4" office:value-type="float" office:value="4161016072" calcext:value-type="float">
            <text:p>4161016072</text:p>
          </table:table-cell>
          <table:table-cell table:formula="of:=[.U4]+IF(ISBLANK([.T5]); 0; 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y_command</text:p>
          </table:table-cell>
          <table:table-cell office:value-type="string" calcext:value-type="string">
            <text:p>=</text:p>
          </table:table-cell>
          <table:table-cell table:formula="of:=&quot;0x&quot;&amp;DEC2HEX([.I6]) &amp; &quot;,&quot;" office:value-type="string" office:string-value="0xF804100C," calcext:value-type="string">
            <text:p>0xF804100C,</text:p>
          </table:table-cell>
          <table:table-cell/>
          <table:table-cell office:value-type="string" calcext:value-type="string">
            <text:p>// Obsolete</text:p>
          </table:table-cell>
          <table:table-cell table:number-columns-repeated="2"/>
          <table:table-cell table:formula="of:=[.I5]+4" office:value-type="float" office:value="4161015820" calcext:value-type="float">
            <text:p>4161015820</text:p>
          </table:table-cell>
          <table:table-cell table:number-columns-repeated="4"/>
          <table:table-cell table:formula="of:=IF(ISBLANK([.T6]); &quot;&quot;; &quot;=&quot;)">
            <text:p/>
          </table:table-cell>
          <table:table-cell table:formula="of:=IF(ISBLANK([.T6]); &quot;&quot;; &quot;0x&quot;&amp;DEC2HEX([.T6]) &amp; &quot;,&quot;)">
            <text:p/>
          </table:table-cell>
          <table:table-cell table:number-columns-repeated="5"/>
          <table:table-cell table:formula="of:=[.U5]+IF(ISBLANK([.T6]); 0; 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y_status</text:p>
          </table:table-cell>
          <table:table-cell office:value-type="string" calcext:value-type="string">
            <text:p>=</text:p>
          </table:table-cell>
          <table:table-cell table:formula="of:=&quot;0x&quot;&amp;DEC2HEX([.I7]) &amp; &quot;,&quot;" office:value-type="string" office:string-value="0xF8041010," calcext:value-type="string">
            <text:p>0xF8041010,</text:p>
          </table:table-cell>
          <table:table-cell/>
          <table:table-cell office:value-type="string" calcext:value-type="string">
            <text:p>// Obsolete</text:p>
          </table:table-cell>
          <table:table-cell table:number-columns-repeated="2"/>
          <table:table-cell table:formula="of:=[.I6]+4" office:value-type="float" office:value="4161015824" calcext:value-type="float">
            <text:p>4161015824</text:p>
          </table:table-cell>
          <table:table-cell table:number-columns-repeated="2"/>
          <table:table-cell office:value-type="string" calcext:value-type="string">
            <text:p>// Address Spacemap</text:p>
          </table:table-cell>
          <table:table-cell/>
          <table:table-cell table:formula="of:=IF(ISBLANK([.T7]); &quot;&quot;; &quot;=&quot;)">
            <text:p/>
          </table:table-cell>
          <table:table-cell table:formula="of:=IF(ISBLANK([.T7]); &quot;&quot;; &quot;0x&quot;&amp;DEC2HEX([.T7]) &amp; &quot;,&quot;)">
            <text:p/>
          </table:table-cell>
          <table:table-cell table:number-columns-repeated="5"/>
          <table:table-cell table:formula="of:=[.U6]+IF(ISBLANK([.T7]); 0; 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yPC</text:p>
          </table:table-cell>
          <table:table-cell office:value-type="string" calcext:value-type="string">
            <text:p>=</text:p>
          </table:table-cell>
          <table:table-cell table:formula="of:=&quot;0x&quot;&amp;DEC2HEX([.I8]) &amp; &quot;,&quot;" office:value-type="string" office:string-value="0xF8041014," calcext:value-type="string">
            <text:p>0xF8041014,</text:p>
          </table:table-cell>
          <table:table-cell/>
          <table:table-cell office:value-type="string" calcext:value-type="string">
            <text:p>// Obsolete</text:p>
          </table:table-cell>
          <table:table-cell table:number-columns-repeated="2"/>
          <table:table-cell table:formula="of:=[.I7]+4" office:value-type="float" office:value="4161015828" calcext:value-type="float">
            <text:p>4161015828</text:p>
          </table:table-cell>
          <table:table-cell table:number-columns-repeated="2"/>
          <table:table-cell office:value-type="string" calcext:value-type="string">
            <text:p>addressSpaceMapAddress</text:p>
          </table:table-cell>
          <table:table-cell/>
          <table:table-cell table:formula="of:=IF(ISBLANK([.T8]); &quot;&quot;; &quot;=&quot;)" office:value-type="string" office:string-value="=" calcext:value-type="string">
            <text:p>=</text:p>
          </table:table-cell>
          <table:table-cell table:formula="of:=IF(ISBLANK([.T8]); &quot;&quot;; &quot;0x&quot;&amp;DEC2HEX([.T8]) &amp; &quot;,&quot;)" office:value-type="string" office:string-value="0xF804110C," calcext:value-type="string">
            <text:p>0xF804110C,</text:p>
          </table:table-cell>
          <table:table-cell/>
          <table:table-cell office:value-type="string" calcext:value-type="string">
            <text:p>// Maps quanta to regions. <text:s/>See STORAGE for format info.</text:p>
          </table:table-cell>
          <table:table-cell table:number-columns-repeated="2"/>
          <table:table-cell table:formula="of:=MAX([.T$3:.T7])+4" office:value-type="float" office:value="4161016076" calcext:value-type="float">
            <text:p>4161016076</text:p>
          </table:table-cell>
          <table:table-cell table:formula="of:=[.U7]+IF(ISBLANK([.T8]); 0; 1)" office:value-type="float" office:value="4" calcext:value-type="float">
            <text:p>4</text:p>
          </table:table-cell>
          <table:table-cell/>
          <table:table-cell office:value-type="string" calcext:value-type="string">
            <text:p>// Maps quanta to regions. <text:s/>See STORAGE for format info.</text:p>
          </table:table-cell>
        </table:table-row>
        <table:table-row table:style-name="ro1">
          <table:table-cell/>
          <table:table-cell office:value-type="string" calcext:value-type="string">
            <text:p>loadMapSize</text:p>
          </table:table-cell>
          <table:table-cell office:value-type="string" calcext:value-type="string">
            <text:p>=</text:p>
          </table:table-cell>
          <table:table-cell table:formula="of:=&quot;0x&quot;&amp;DEC2HEX([.I9]) &amp; &quot;,&quot;" office:value-type="string" office:string-value="0xF8041018," calcext:value-type="string">
            <text:p>0xF8041018,</text:p>
          </table:table-cell>
          <table:table-cell table:number-columns-repeated="4"/>
          <table:table-cell table:formula="of:=[.I8]+4" office:value-type="float" office:value="4161015832" calcext:value-type="float">
            <text:p>4161015832</text:p>
          </table:table-cell>
          <table:table-cell table:number-columns-repeated="2"/>
          <table:table-cell office:value-type="string" calcext:value-type="string">
            <text:p>oblastFreeSize</text:p>
          </table:table-cell>
          <table:table-cell/>
          <table:table-cell table:formula="of:=IF(ISBLANK([.T9]); &quot;&quot;; &quot;=&quot;)" office:value-type="string" office:string-value="=" calcext:value-type="string">
            <text:p>=</text:p>
          </table:table-cell>
          <table:table-cell table:formula="of:=IF(ISBLANK([.T9]); &quot;&quot;; &quot;0x&quot;&amp;DEC2HEX([.T9]) &amp; &quot;,&quot;)" office:value-type="string" office:string-value="0xF8041110," calcext:value-type="string">
            <text:p>0xF8041110,</text:p>
          </table:table-cell>
          <table:table-cell/>
          <table:table-cell office:value-type="string" calcext:value-type="string">
            <text:p>// Contiguous free quanta in each oblast.</text:p>
          </table:table-cell>
          <table:table-cell table:number-columns-repeated="2"/>
          <table:table-cell table:formula="of:=MAX([.T$3:.T8])+4" office:value-type="float" office:value="4161016080" calcext:value-type="float">
            <text:p>4161016080</text:p>
          </table:table-cell>
          <table:table-cell table:formula="of:=[.U8]+IF(ISBLANK([.T9]); 0; 1)" office:value-type="float" office:value="5" calcext:value-type="float">
            <text:p>5</text:p>
          </table:table-cell>
          <table:table-cell/>
          <table:table-cell office:value-type="string" calcext:value-type="string">
            <text:p>// Contiguous free quanta in each oblast.</text:p>
          </table:table-cell>
        </table:table-row>
        <table:table-row table:style-name="ro1">
          <table:table-cell/>
          <table:table-cell office:value-type="string" calcext:value-type="string">
            <text:p>loadMapVMAAddress</text:p>
          </table:table-cell>
          <table:table-cell office:value-type="string" calcext:value-type="string">
            <text:p>=</text:p>
          </table:table-cell>
          <table:table-cell table:formula="of:=&quot;0x&quot;&amp;DEC2HEX([.I10]) &amp; &quot;,&quot;" office:value-type="string" office:string-value="0xF804101C," calcext:value-type="string">
            <text:p>0xF804101C,</text:p>
          </table:table-cell>
          <table:table-cell table:number-columns-repeated="4"/>
          <table:table-cell table:formula="of:=[.I9]+4" office:value-type="float" office:value="4161015836" calcext:value-type="float">
            <text:p>4161015836</text:p>
          </table:table-cell>
          <table:table-cell table:number-columns-repeated="4"/>
          <table:table-cell table:formula="of:=IF(ISBLANK([.T10]); &quot;&quot;; &quot;=&quot;)">
            <text:p/>
          </table:table-cell>
          <table:table-cell table:formula="of:=IF(ISBLANK([.T10]); &quot;&quot;; &quot;0x&quot;&amp;DEC2HEX([.T10]) &amp; &quot;,&quot;)">
            <text:p/>
          </table:table-cell>
          <table:table-cell table:number-columns-repeated="5"/>
          <table:table-cell table:formula="of:=[.U9]+IF(ISBLANK([.T10]); 0; 1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adMapOpcodeAddress</text:p>
          </table:table-cell>
          <table:table-cell office:value-type="string" calcext:value-type="string">
            <text:p>=</text:p>
          </table:table-cell>
          <table:table-cell table:formula="of:=&quot;0x&quot;&amp;DEC2HEX([.I11]) &amp; &quot;,&quot;" office:value-type="string" office:string-value="0xF8041020," calcext:value-type="string">
            <text:p>0xF8041020,</text:p>
          </table:table-cell>
          <table:table-cell table:number-columns-repeated="4"/>
          <table:table-cell table:formula="of:=[.I10]+4" office:value-type="float" office:value="4161015840" calcext:value-type="float">
            <text:p>4161015840</text:p>
          </table:table-cell>
          <table:table-cell table:number-columns-repeated="2"/>
          <table:table-cell office:value-type="string" calcext:value-type="string">
            <text:p>// Per-area tables. <text:s/>These are arrays. <text:s/>They are here for the console program.</text:p>
          </table:table-cell>
          <table:table-cell/>
          <table:table-cell table:formula="of:=IF(ISBLANK([.T11]); &quot;&quot;; &quot;=&quot;)">
            <text:p/>
          </table:table-cell>
          <table:table-cell table:formula="of:=IF(ISBLANK([.T11]); &quot;&quot;; &quot;0x&quot;&amp;DEC2HEX([.T11]) &amp; &quot;,&quot;)">
            <text:p/>
          </table:table-cell>
          <table:table-cell table:number-columns-repeated="5"/>
          <table:table-cell table:formula="of:=[.U10]+IF(ISBLANK([.T11]); 0; 1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adMapOperandAddress</text:p>
          </table:table-cell>
          <table:table-cell office:value-type="string" calcext:value-type="string">
            <text:p>=</text:p>
          </table:table-cell>
          <table:table-cell table:formula="of:=&quot;0x&quot;&amp;DEC2HEX([.I12]) &amp; &quot;,&quot;" office:value-type="string" office:string-value="0xF8041024," calcext:value-type="string">
            <text:p>0xF8041024,</text:p>
          </table:table-cell>
          <table:table-cell table:number-columns-repeated="4"/>
          <table:table-cell table:formula="of:=[.I11]+4" office:value-type="float" office:value="4161015844" calcext:value-type="float">
            <text:p>4161015844</text:p>
          </table:table-cell>
          <table:table-cell table:number-columns-repeated="2"/>
          <table:table-cell office:value-type="string" calcext:value-type="string">
            <text:p>areaName</text:p>
          </table:table-cell>
          <table:table-cell/>
          <table:table-cell table:formula="of:=IF(ISBLANK([.T12]); &quot;&quot;; &quot;=&quot;)" office:value-type="string" office:string-value="=" calcext:value-type="string">
            <text:p>=</text:p>
          </table:table-cell>
          <table:table-cell table:formula="of:=IF(ISBLANK([.T12]); &quot;&quot;; &quot;0x&quot;&amp;DEC2HEX([.T12]) &amp; &quot;,&quot;)" office:value-type="string" office:string-value="0xF8041114," calcext:value-type="string">
            <text:p>0xF8041114,</text:p>
          </table:table-cell>
          <table:table-cell/>
          <table:table-cell office:value-type="string" calcext:value-type="string">
            <text:p>// A symbol</text:p>
          </table:table-cell>
          <table:table-cell table:number-columns-repeated="2"/>
          <table:table-cell table:formula="of:=MAX([.T$3:.T11])+4" office:value-type="float" office:value="4161016084" calcext:value-type="float">
            <text:p>4161016084</text:p>
          </table:table-cell>
          <table:table-cell table:formula="of:=[.U11]+IF(ISBLANK([.T12]); 0; 1)" office:value-type="float" office:value="6" calcext:value-type="float">
            <text:p>6</text:p>
          </table:table-cell>
          <table:table-cell/>
          <table:table-cell office:value-type="string" calcext:value-type="string">
            <text:p>// A symbol</text:p>
          </table:table-cell>
        </table:table-row>
        <table:table-row table:style-name="ro1">
          <table:table-cell/>
          <table:table-cell office:value-type="string" calcext:value-type="string">
            <text:p>swapMapSize</text:p>
          </table:table-cell>
          <table:table-cell office:value-type="string" calcext:value-type="string">
            <text:p>=</text:p>
          </table:table-cell>
          <table:table-cell table:formula="of:=&quot;0x&quot;&amp;DEC2HEX([.I13]) &amp; &quot;,&quot;" office:value-type="string" office:string-value="0xF8041028," calcext:value-type="string">
            <text:p>0xF8041028,</text:p>
          </table:table-cell>
          <table:table-cell table:number-columns-repeated="4"/>
          <table:table-cell table:formula="of:=[.I12]+4" office:value-type="float" office:value="4161015848" calcext:value-type="float">
            <text:p>4161015848</text:p>
          </table:table-cell>
          <table:table-cell table:number-columns-repeated="2"/>
          <table:table-cell office:value-type="string" calcext:value-type="string">
            <text:p>areaMaximumQuantumSize</text:p>
          </table:table-cell>
          <table:table-cell/>
          <table:table-cell table:formula="of:=IF(ISBLANK([.T13]); &quot;&quot;; &quot;=&quot;)" office:value-type="string" office:string-value="=" calcext:value-type="string">
            <text:p>=</text:p>
          </table:table-cell>
          <table:table-cell table:formula="of:=IF(ISBLANK([.T13]); &quot;&quot;; &quot;0x&quot;&amp;DEC2HEX([.T13]) &amp; &quot;,&quot;)" office:value-type="string" office:string-value="0xF8041118," calcext:value-type="string">
            <text:p>0xF8041118,</text:p>
          </table:table-cell>
          <table:table-cell table:number-columns-repeated="4"/>
          <table:table-cell table:formula="of:=MAX([.T$3:.T12])+4" office:value-type="float" office:value="4161016088" calcext:value-type="float">
            <text:p>4161016088</text:p>
          </table:table-cell>
          <table:table-cell table:formula="of:=[.U12]+IF(ISBLANK([.T13]); 0; 1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apMapAddress</text:p>
          </table:table-cell>
          <table:table-cell office:value-type="string" calcext:value-type="string">
            <text:p>=</text:p>
          </table:table-cell>
          <table:table-cell table:formula="of:=&quot;0x&quot;&amp;DEC2HEX([.I14]) &amp; &quot;,&quot;" office:value-type="string" office:string-value="0xF804102C," calcext:value-type="string">
            <text:p>0xF804102C,</text:p>
          </table:table-cell>
          <table:table-cell table:number-columns-repeated="4"/>
          <table:table-cell table:formula="of:=[.I13]+4" office:value-type="float" office:value="4161015852" calcext:value-type="float">
            <text:p>4161015852</text:p>
          </table:table-cell>
          <table:table-cell table:number-columns-repeated="2"/>
          <table:table-cell office:value-type="string" calcext:value-type="string">
            <text:p>areaRegionQuantumSize</text:p>
          </table:table-cell>
          <table:table-cell/>
          <table:table-cell table:formula="of:=IF(ISBLANK([.T14]); &quot;&quot;; &quot;=&quot;)" office:value-type="string" office:string-value="=" calcext:value-type="string">
            <text:p>=</text:p>
          </table:table-cell>
          <table:table-cell table:formula="of:=IF(ISBLANK([.T14]); &quot;&quot;; &quot;0x&quot;&amp;DEC2HEX([.T14]) &amp; &quot;,&quot;)" office:value-type="string" office:string-value="0xF804111C," calcext:value-type="string">
            <text:p>0xF804111C,</text:p>
          </table:table-cell>
          <table:table-cell table:number-columns-repeated="4"/>
          <table:table-cell table:formula="of:=MAX([.T$3:.T13])+4" office:value-type="float" office:value="4161016092" calcext:value-type="float">
            <text:p>4161016092</text:p>
          </table:table-cell>
          <table:table-cell table:formula="of:=[.U13]+IF(ISBLANK([.T14]); 0; 1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apMapDPNAddress</text:p>
          </table:table-cell>
          <table:table-cell office:value-type="string" calcext:value-type="string">
            <text:p>=</text:p>
          </table:table-cell>
          <table:table-cell table:formula="of:=&quot;0x&quot;&amp;DEC2HEX([.I15]) &amp; &quot;,&quot;" office:value-type="string" office:string-value="0xF8041030," calcext:value-type="string">
            <text:p>0xF8041030,</text:p>
          </table:table-cell>
          <table:table-cell table:number-columns-repeated="4"/>
          <table:table-cell table:formula="of:=[.I14]+4" office:value-type="float" office:value="4161015856" calcext:value-type="float">
            <text:p>4161015856</text:p>
          </table:table-cell>
          <table:table-cell table:number-columns-repeated="2"/>
          <table:table-cell office:value-type="string" calcext:value-type="string">
            <text:p>areaRegionList</text:p>
          </table:table-cell>
          <table:table-cell/>
          <table:table-cell table:formula="of:=IF(ISBLANK([.T15]); &quot;&quot;; &quot;=&quot;)" office:value-type="string" office:string-value="=" calcext:value-type="string">
            <text:p>=</text:p>
          </table:table-cell>
          <table:table-cell table:formula="of:=IF(ISBLANK([.T15]); &quot;&quot;; &quot;0x&quot;&amp;DEC2HEX([.T15]) &amp; &quot;,&quot;)" office:value-type="string" office:string-value="0xF8041120," calcext:value-type="string">
            <text:p>0xF8041120,</text:p>
          </table:table-cell>
          <table:table-cell table:number-columns-repeated="4"/>
          <table:table-cell table:formula="of:=MAX([.T$3:.T14])+4" office:value-type="float" office:value="4161016096" calcext:value-type="float">
            <text:p>4161016096</text:p>
          </table:table-cell>
          <table:table-cell table:formula="of:=[.U14]+IF(ISBLANK([.T15]); 0; 1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nMemoryMapSize</text:p>
          </table:table-cell>
          <table:table-cell office:value-type="string" calcext:value-type="string">
            <text:p>=</text:p>
          </table:table-cell>
          <table:table-cell table:formula="of:=&quot;0x&quot;&amp;DEC2HEX([.I16]) &amp; &quot;,&quot;" office:value-type="string" office:string-value="0xF8041034," calcext:value-type="string">
            <text:p>0xF8041034,</text:p>
          </table:table-cell>
          <table:table-cell table:number-columns-repeated="4"/>
          <table:table-cell table:formula="of:=[.I15]+4" office:value-type="float" office:value="4161015860" calcext:value-type="float">
            <text:p>4161015860</text:p>
          </table:table-cell>
          <table:table-cell table:number-columns-repeated="2"/>
          <table:table-cell office:value-type="string" calcext:value-type="string">
            <text:p>areaRegionBits</text:p>
          </table:table-cell>
          <table:table-cell/>
          <table:table-cell table:formula="of:=IF(ISBLANK([.T16]); &quot;&quot;; &quot;=&quot;)" office:value-type="string" office:string-value="=" calcext:value-type="string">
            <text:p>=</text:p>
          </table:table-cell>
          <table:table-cell table:formula="of:=IF(ISBLANK([.T16]); &quot;&quot;; &quot;0x&quot;&amp;DEC2HEX([.T16]) &amp; &quot;,&quot;)" office:value-type="string" office:string-value="0xF8041124," calcext:value-type="string">
            <text:p>0xF8041124,</text:p>
          </table:table-cell>
          <table:table-cell table:number-columns-repeated="4"/>
          <table:table-cell table:formula="of:=MAX([.T$3:.T15])+4" office:value-type="float" office:value="4161016100" calcext:value-type="float">
            <text:p>4161016100</text:p>
          </table:table-cell>
          <table:table-cell table:formula="of:=[.U15]+IF(ISBLANK([.T16]); 0; 1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nMemoryMapAddress</text:p>
          </table:table-cell>
          <table:table-cell office:value-type="string" calcext:value-type="string">
            <text:p>=</text:p>
          </table:table-cell>
          <table:table-cell table:formula="of:=&quot;0x&quot;&amp;DEC2HEX([.I17]) &amp; &quot;,&quot;" office:value-type="string" office:string-value="0xF8041038," calcext:value-type="string">
            <text:p>0xF8041038,</text:p>
          </table:table-cell>
          <table:table-cell table:number-columns-repeated="4"/>
          <table:table-cell table:formula="of:=[.I16]+4" office:value-type="float" office:value="4161015864" calcext:value-type="float">
            <text:p>4161015864</text:p>
          </table:table-cell>
          <table:table-cell table:number-columns-repeated="4"/>
          <table:table-cell table:formula="of:=IF(ISBLANK([.T17]); &quot;&quot;; &quot;=&quot;)">
            <text:p/>
          </table:table-cell>
          <table:table-cell table:formula="of:=IF(ISBLANK([.T17]); &quot;&quot;; &quot;0x&quot;&amp;DEC2HEX([.T17]) &amp; &quot;,&quot;)">
            <text:p/>
          </table:table-cell>
          <table:table-cell table:number-columns-repeated="5"/>
          <table:table-cell table:formula="of:=[.U16]+IF(ISBLANK([.T17]); 0; 1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dMemoryPagesSize</text:p>
          </table:table-cell>
          <table:table-cell office:value-type="string" calcext:value-type="string">
            <text:p>=</text:p>
          </table:table-cell>
          <table:table-cell table:formula="of:=&quot;0x&quot;&amp;DEC2HEX([.I18]) &amp; &quot;,&quot;" office:value-type="string" office:string-value="0xF804103C," calcext:value-type="string">
            <text:p>0xF804103C,</text:p>
          </table:table-cell>
          <table:table-cell table:number-columns-repeated="4"/>
          <table:table-cell table:formula="of:=[.I17]+4" office:value-type="float" office:value="4161015868" calcext:value-type="float">
            <text:p>4161015868</text:p>
          </table:table-cell>
          <table:table-cell table:number-columns-repeated="2"/>
          <table:table-cell office:value-type="string" calcext:value-type="string">
            <text:p>// Per-region tables. <text:s/>These are arrays. <text:s/>They are here for the console program.</text:p>
          </table:table-cell>
          <table:table-cell/>
          <table:table-cell table:formula="of:=IF(ISBLANK([.T18]); &quot;&quot;; &quot;=&quot;)">
            <text:p/>
          </table:table-cell>
          <table:table-cell table:formula="of:=IF(ISBLANK([.T18]); &quot;&quot;; &quot;0x&quot;&amp;DEC2HEX([.T18]) &amp; &quot;,&quot;)">
            <text:p/>
          </table:table-cell>
          <table:table-cell table:number-columns-repeated="5"/>
          <table:table-cell table:formula="of:=[.U17]+IF(ISBLANK([.T18]); 0; 1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dMemoryPagesAddress</text:p>
          </table:table-cell>
          <table:table-cell office:value-type="string" calcext:value-type="string">
            <text:p>=</text:p>
          </table:table-cell>
          <table:table-cell table:formula="of:=&quot;0x&quot;&amp;DEC2HEX([.I19]) &amp; &quot;,&quot;" office:value-type="string" office:string-value="0xF8041040," calcext:value-type="string">
            <text:p>0xF8041040,</text:p>
          </table:table-cell>
          <table:table-cell table:number-columns-repeated="4"/>
          <table:table-cell table:formula="of:=[.I18]+4" office:value-type="float" office:value="4161015872" calcext:value-type="float">
            <text:p>4161015872</text:p>
          </table:table-cell>
          <table:table-cell table:number-columns-repeated="2"/>
          <table:table-cell office:value-type="string" calcext:value-type="string">
            <text:p>regionQuantumOrigin</text:p>
          </table:table-cell>
          <table:table-cell/>
          <table:table-cell table:formula="of:=IF(ISBLANK([.T19]); &quot;&quot;; &quot;=&quot;)" office:value-type="string" office:string-value="=" calcext:value-type="string">
            <text:p>=</text:p>
          </table:table-cell>
          <table:table-cell table:formula="of:=IF(ISBLANK([.T19]); &quot;&quot;; &quot;0x&quot;&amp;DEC2HEX([.T19]) &amp; &quot;,&quot;)" office:value-type="string" office:string-value="0xF8041128," calcext:value-type="string">
            <text:p>0xF8041128,</text:p>
          </table:table-cell>
          <table:table-cell table:number-columns-repeated="4"/>
          <table:table-cell table:formula="of:=MAX([.T$3:.T18])+4" office:value-type="float" office:value="4161016104" calcext:value-type="float">
            <text:p>4161016104</text:p>
          </table:table-cell>
          <table:table-cell table:formula="of:=[.U18]+IF(ISBLANK([.T19]); 0; 1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pPhysicalAddressHigh</text:p>
          </table:table-cell>
          <table:table-cell office:value-type="string" calcext:value-type="string">
            <text:p>=</text:p>
          </table:table-cell>
          <table:table-cell table:formula="of:=&quot;0x&quot;&amp;DEC2HEX([.I20]) &amp; &quot;,&quot;" office:value-type="string" office:string-value="0xF8041044," calcext:value-type="string">
            <text:p>0xF8041044,</text:p>
          </table:table-cell>
          <table:table-cell table:number-columns-repeated="4"/>
          <table:table-cell table:formula="of:=[.I19]+4" office:value-type="float" office:value="4161015876" calcext:value-type="float">
            <text:p>4161015876</text:p>
          </table:table-cell>
          <table:table-cell table:number-columns-repeated="2"/>
          <table:table-cell office:value-type="string" calcext:value-type="string">
            <text:p>regionQuantumLength</text:p>
          </table:table-cell>
          <table:table-cell/>
          <table:table-cell table:formula="of:=IF(ISBLANK([.T20]); &quot;&quot;; &quot;=&quot;)" office:value-type="string" office:string-value="=" calcext:value-type="string">
            <text:p>=</text:p>
          </table:table-cell>
          <table:table-cell table:formula="of:=IF(ISBLANK([.T20]); &quot;&quot;; &quot;0x&quot;&amp;DEC2HEX([.T20]) &amp; &quot;,&quot;)" office:value-type="string" office:string-value="0xF804112C," calcext:value-type="string">
            <text:p>0xF804112C,</text:p>
          </table:table-cell>
          <table:table-cell table:number-columns-repeated="4"/>
          <table:table-cell table:formula="of:=MAX([.T$3:.T19])+4" office:value-type="float" office:value="4161016108" calcext:value-type="float">
            <text:p>4161016108</text:p>
          </table:table-cell>
          <table:table-cell table:formula="of:=[.U19]+IF(ISBLANK([.T20]); 0; 1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wiredVirtualAddressLow</text:p>
          </table:table-cell>
          <table:table-cell office:value-type="string" calcext:value-type="string">
            <text:p>=</text:p>
          </table:table-cell>
          <table:table-cell table:formula="of:=&quot;0x&quot;&amp;DEC2HEX([.I21]) &amp; &quot;,&quot;" office:value-type="string" office:string-value="0xF8041048," calcext:value-type="string">
            <text:p>0xF8041048,</text:p>
          </table:table-cell>
          <table:table-cell table:number-columns-repeated="4"/>
          <table:table-cell table:formula="of:=[.I20]+4" office:value-type="float" office:value="4161015880" calcext:value-type="float">
            <text:p>4161015880</text:p>
          </table:table-cell>
          <table:table-cell table:number-columns-repeated="2"/>
          <table:table-cell office:value-type="string" calcext:value-type="string">
            <text:p>regionFreePointer</text:p>
          </table:table-cell>
          <table:table-cell/>
          <table:table-cell table:formula="of:=IF(ISBLANK([.T21]); &quot;&quot;; &quot;=&quot;)" office:value-type="string" office:string-value="=" calcext:value-type="string">
            <text:p>=</text:p>
          </table:table-cell>
          <table:table-cell table:formula="of:=IF(ISBLANK([.T21]); &quot;&quot;; &quot;0x&quot;&amp;DEC2HEX([.T21]) &amp; &quot;,&quot;)" office:value-type="string" office:string-value="0xF8041130," calcext:value-type="string">
            <text:p>0xF8041130,</text:p>
          </table:table-cell>
          <table:table-cell/>
          <table:table-cell office:value-type="string" calcext:value-type="string">
            <text:p>// Number of words actually used</text:p>
          </table:table-cell>
          <table:table-cell table:number-columns-repeated="2"/>
          <table:table-cell table:formula="of:=MAX([.T$3:.T20])+4" office:value-type="float" office:value="4161016112" calcext:value-type="float">
            <text:p>4161016112</text:p>
          </table:table-cell>
          <table:table-cell table:formula="of:=[.U20]+IF(ISBLANK([.T21]); 0; 1)" office:value-type="float" office:value="13" calcext:value-type="float">
            <text:p>13</text:p>
          </table:table-cell>
          <table:table-cell/>
          <table:table-cell office:value-type="string" calcext:value-type="string">
            <text:p>// Number of words actually used</text:p>
          </table:table-cell>
        </table:table-row>
        <table:table-row table:style-name="ro1">
          <table:table-cell/>
          <table:table-cell office:value-type="string" calcext:value-type="string">
            <text:p>unwiredVirtualAddressHigh</text:p>
          </table:table-cell>
          <table:table-cell office:value-type="string" calcext:value-type="string">
            <text:p>=</text:p>
          </table:table-cell>
          <table:table-cell table:formula="of:=&quot;0x&quot;&amp;DEC2HEX([.I22]) &amp; &quot;,&quot;" office:value-type="string" office:string-value="0xF804104C," calcext:value-type="string">
            <text:p>0xF804104C,</text:p>
          </table:table-cell>
          <table:table-cell table:number-columns-repeated="4"/>
          <table:table-cell table:formula="of:=[.I21]+4" office:value-type="float" office:value="4161015884" calcext:value-type="float">
            <text:p>4161015884</text:p>
          </table:table-cell>
          <table:table-cell table:number-columns-repeated="2"/>
          <table:table-cell office:value-type="string" calcext:value-type="string">
            <text:p>regionGCPointer</text:p>
          </table:table-cell>
          <table:table-cell/>
          <table:table-cell table:formula="of:=IF(ISBLANK([.T22]); &quot;&quot;; &quot;=&quot;)" office:value-type="string" office:string-value="=" calcext:value-type="string">
            <text:p>=</text:p>
          </table:table-cell>
          <table:table-cell table:formula="of:=IF(ISBLANK([.T22]); &quot;&quot;; &quot;0x&quot;&amp;DEC2HEX([.T22]) &amp; &quot;,&quot;)" office:value-type="string" office:string-value="0xF8041134," calcext:value-type="string">
            <text:p>0xF8041134,</text:p>
          </table:table-cell>
          <table:table-cell/>
          <table:table-cell office:value-type="string" calcext:value-type="string">
            <text:p>// Number of words scanned by (long-term) GC</text:p>
          </table:table-cell>
          <table:table-cell table:number-columns-repeated="2"/>
          <table:table-cell table:formula="of:=MAX([.T$3:.T21])+4" office:value-type="float" office:value="4161016116" calcext:value-type="float">
            <text:p>4161016116</text:p>
          </table:table-cell>
          <table:table-cell table:formula="of:=[.U21]+IF(ISBLANK([.T22]); 0; 1)" office:value-type="float" office:value="14" calcext:value-type="float">
            <text:p>14</text:p>
          </table:table-cell>
          <table:table-cell/>
          <table:table-cell office:value-type="string" calcext:value-type="string">
            <text:p>// Number of words scanned by (long-term) GC</text:p>
          </table:table-cell>
        </table:table-row>
        <table:table-row table:style-name="ro1">
          <table:table-cell/>
          <table:table-cell office:value-type="string" calcext:value-type="string">
            <text:p>unwiredPhysicalAddressLow</text:p>
          </table:table-cell>
          <table:table-cell office:value-type="string" calcext:value-type="string">
            <text:p>=</text:p>
          </table:table-cell>
          <table:table-cell table:formula="of:=&quot;0x&quot;&amp;DEC2HEX([.I23]) &amp; &quot;,&quot;" office:value-type="string" office:string-value="0xF8041050," calcext:value-type="string">
            <text:p>0xF8041050,</text:p>
          </table:table-cell>
          <table:table-cell table:number-columns-repeated="4"/>
          <table:table-cell table:formula="of:=[.I22]+4" office:value-type="float" office:value="4161015888" calcext:value-type="float">
            <text:p>4161015888</text:p>
          </table:table-cell>
          <table:table-cell table:number-columns-repeated="2"/>
          <table:table-cell office:value-type="string" calcext:value-type="string">
            <text:p>regionBits</text:p>
          </table:table-cell>
          <table:table-cell/>
          <table:table-cell table:formula="of:=IF(ISBLANK([.T23]); &quot;&quot;; &quot;=&quot;)" office:value-type="string" office:string-value="=" calcext:value-type="string">
            <text:p>=</text:p>
          </table:table-cell>
          <table:table-cell table:formula="of:=IF(ISBLANK([.T23]); &quot;&quot;; &quot;0x&quot;&amp;DEC2HEX([.T23]) &amp; &quot;,&quot;)" office:value-type="string" office:string-value="0xF8041138," calcext:value-type="string">
            <text:p>0xF8041138,</text:p>
          </table:table-cell>
          <table:table-cell/>
          <table:table-cell office:value-type="string" calcext:value-type="string">
            <text:p>// Fixnum of random fields (see %%REGION- bytes)</text:p>
          </table:table-cell>
          <table:table-cell table:number-columns-repeated="2"/>
          <table:table-cell table:formula="of:=MAX([.T$3:.T22])+4" office:value-type="float" office:value="4161016120" calcext:value-type="float">
            <text:p>4161016120</text:p>
          </table:table-cell>
          <table:table-cell table:formula="of:=[.U22]+IF(ISBLANK([.T23]); 0; 1)" office:value-type="float" office:value="15" calcext:value-type="float">
            <text:p>15</text:p>
          </table:table-cell>
          <table:table-cell/>
          <table:table-cell office:value-type="string" calcext:value-type="string">
            <text:p>// Fixnum of random fields (see %%REGION- bytes)</text:p>
          </table:table-cell>
        </table:table-row>
        <table:table-row table:style-name="ro1">
          <table:table-cell/>
          <table:table-cell office:value-type="string" calcext:value-type="string">
            <text:p>unwiredPhysicalAddressHigh</text:p>
          </table:table-cell>
          <table:table-cell office:value-type="string" calcext:value-type="string">
            <text:p>=</text:p>
          </table:table-cell>
          <table:table-cell table:formula="of:=&quot;0x&quot;&amp;DEC2HEX([.I24]) &amp; &quot;,&quot;" office:value-type="string" office:string-value="0xF8041054," calcext:value-type="string">
            <text:p>0xF8041054,</text:p>
          </table:table-cell>
          <table:table-cell table:number-columns-repeated="4"/>
          <table:table-cell table:formula="of:=[.I23]+4" office:value-type="float" office:value="4161015892" calcext:value-type="float">
            <text:p>4161015892</text:p>
          </table:table-cell>
          <table:table-cell table:number-columns-repeated="2"/>
          <table:table-cell office:value-type="string" calcext:value-type="string">
            <text:p>regionListThread</text:p>
          </table:table-cell>
          <table:table-cell/>
          <table:table-cell table:formula="of:=IF(ISBLANK([.T24]); &quot;&quot;; &quot;=&quot;)" office:value-type="string" office:string-value="=" calcext:value-type="string">
            <text:p>=</text:p>
          </table:table-cell>
          <table:table-cell table:formula="of:=IF(ISBLANK([.T24]); &quot;&quot;; &quot;0x&quot;&amp;DEC2HEX([.T24]) &amp; &quot;,&quot;)" office:value-type="string" office:string-value="0xF804113C," calcext:value-type="string">
            <text:p>0xF804113C,</text:p>
          </table:table-cell>
          <table:table-cell table:number-columns-repeated="4"/>
          <table:table-cell table:formula="of:=MAX([.T$3:.T23])+4" office:value-type="float" office:value="4161016124" calcext:value-type="float">
            <text:p>4161016124</text:p>
          </table:table-cell>
          <table:table-cell table:formula="of:=[.U23]+IF(ISBLANK([.T24]); 0; 1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questingLispToStop</text:p>
          </table:table-cell>
          <table:table-cell office:value-type="string" calcext:value-type="string">
            <text:p>=</text:p>
          </table:table-cell>
          <table:table-cell table:formula="of:=&quot;0x&quot;&amp;DEC2HEX([.I25]) &amp; &quot;,&quot;" office:value-type="string" office:string-value="0xF8041058," calcext:value-type="string">
            <text:p>0xF8041058,</text:p>
          </table:table-cell>
          <table:table-cell table:number-columns-repeated="4"/>
          <table:table-cell table:formula="of:=[.I24]+4" office:value-type="float" office:value="4161015896" calcext:value-type="float">
            <text:p>4161015896</text:p>
          </table:table-cell>
          <table:table-cell table:number-columns-repeated="2"/>
          <table:table-cell office:value-type="string" calcext:value-type="string">
            <text:p>regionArea</text:p>
          </table:table-cell>
          <table:table-cell/>
          <table:table-cell table:formula="of:=IF(ISBLANK([.T25]); &quot;&quot;; &quot;=&quot;)" office:value-type="string" office:string-value="=" calcext:value-type="string">
            <text:p>=</text:p>
          </table:table-cell>
          <table:table-cell table:formula="of:=IF(ISBLANK([.T25]); &quot;&quot;; &quot;0x&quot;&amp;DEC2HEX([.T25]) &amp; &quot;,&quot;)" office:value-type="string" office:string-value="0xF8041140," calcext:value-type="string">
            <text:p>0xF8041140,</text:p>
          </table:table-cell>
          <table:table-cell table:number-columns-repeated="4"/>
          <table:table-cell table:formula="of:=MAX([.T$3:.T24])+4" office:value-type="float" office:value="4161016128" calcext:value-type="float">
            <text:p>4161016128</text:p>
          </table:table-cell>
          <table:table-cell table:formula="of:=[.U24]+IF(ISBLANK([.T25]); 0; 1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rrentFEPOverlays</text:p>
          </table:table-cell>
          <table:table-cell office:value-type="string" calcext:value-type="string">
            <text:p>=</text:p>
          </table:table-cell>
          <table:table-cell table:formula="of:=&quot;0x&quot;&amp;DEC2HEX([.I26]) &amp; &quot;,&quot;" office:value-type="string" office:string-value="0xF804105C," calcext:value-type="string">
            <text:p>0xF804105C,</text:p>
          </table:table-cell>
          <table:table-cell table:number-columns-repeated="4"/>
          <table:table-cell table:formula="of:=[.I25]+4" office:value-type="float" office:value="4161015900" calcext:value-type="float">
            <text:p>4161015900</text:p>
          </table:table-cell>
          <table:table-cell table:number-columns-repeated="2"/>
          <table:table-cell office:value-type="string" calcext:value-type="string">
            <text:p>regionCreatedPages</text:p>
          </table:table-cell>
          <table:table-cell/>
          <table:table-cell table:formula="of:=IF(ISBLANK([.T26]); &quot;&quot;; &quot;=&quot;)" office:value-type="string" office:string-value="=" calcext:value-type="string">
            <text:p>=</text:p>
          </table:table-cell>
          <table:table-cell table:formula="of:=IF(ISBLANK([.T26]); &quot;&quot;; &quot;0x&quot;&amp;DEC2HEX([.T26]) &amp; &quot;,&quot;)" office:value-type="string" office:string-value="0xF8041144," calcext:value-type="string">
            <text:p>0xF8041144,</text:p>
          </table:table-cell>
          <table:table-cell table:number-columns-repeated="4"/>
          <table:table-cell table:formula="of:=MAX([.T$3:.T25])+4" office:value-type="float" office:value="4161016132" calcext:value-type="float">
            <text:p>4161016132</text:p>
          </table:table-cell>
          <table:table-cell table:formula="of:=[.U25]+IF(ISBLANK([.T26]); 0; 1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bCommunicationArea</text:p>
          </table:table-cell>
          <table:table-cell office:value-type="string" calcext:value-type="string">
            <text:p>=</text:p>
          </table:table-cell>
          <table:table-cell table:formula="of:=&quot;0x&quot;&amp;DEC2HEX([.I27]) &amp; &quot;,&quot;" office:value-type="string" office:string-value="0xF8041060," calcext:value-type="string">
            <text:p>0xF8041060,</text:p>
          </table:table-cell>
          <table:table-cell table:number-columns-repeated="4"/>
          <table:table-cell table:formula="of:=[.I26]+4" office:value-type="float" office:value="4161015904" calcext:value-type="float">
            <text:p>4161015904</text:p>
          </table:table-cell>
          <table:table-cell table:number-columns-repeated="2"/>
          <table:table-cell office:value-type="string" calcext:value-type="string">
            <text:p>regionFreePointerBeforeFlip</text:p>
          </table:table-cell>
          <table:table-cell/>
          <table:table-cell table:formula="of:=IF(ISBLANK([.T27]); &quot;&quot;; &quot;=&quot;)" office:value-type="string" office:string-value="=" calcext:value-type="string">
            <text:p>=</text:p>
          </table:table-cell>
          <table:table-cell table:formula="of:=IF(ISBLANK([.T27]); &quot;&quot;; &quot;0x&quot;&amp;DEC2HEX([.T27]) &amp; &quot;,&quot;)" office:value-type="string" office:string-value="0xF8041148," calcext:value-type="string">
            <text:p>0xF8041148,</text:p>
          </table:table-cell>
          <table:table-cell table:number-columns-repeated="4"/>
          <table:table-cell table:formula="of:=MAX([.T$3:.T26])+4" office:value-type="float" office:value="4161016136" calcext:value-type="float">
            <text:p>4161016136</text:p>
          </table:table-cell>
          <table:table-cell table:formula="of:=[.U26]+IF(ISBLANK([.T27]); 0; 1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adedBandName</text:p>
          </table:table-cell>
          <table:table-cell office:value-type="string" calcext:value-type="string">
            <text:p>=</text:p>
          </table:table-cell>
          <table:table-cell table:formula="of:=&quot;0x&quot;&amp;DEC2HEX([.I28]) &amp; &quot;,&quot;" office:value-type="string" office:string-value="0xF8041064," calcext:value-type="string">
            <text:p>0xF8041064,</text:p>
          </table:table-cell>
          <table:table-cell table:number-columns-repeated="4"/>
          <table:table-cell table:formula="of:=[.I27]+4" office:value-type="float" office:value="4161015908" calcext:value-type="float">
            <text:p>4161015908</text:p>
          </table:table-cell>
          <table:table-cell table:number-columns-repeated="2"/>
          <table:table-cell office:value-type="string" calcext:value-type="string">
            <text:p>regionConsAlarm</text:p>
          </table:table-cell>
          <table:table-cell/>
          <table:table-cell table:formula="of:=IF(ISBLANK([.T28]); &quot;&quot;; &quot;=&quot;)" office:value-type="string" office:string-value="=" calcext:value-type="string">
            <text:p>=</text:p>
          </table:table-cell>
          <table:table-cell table:formula="of:=IF(ISBLANK([.T28]); &quot;&quot;; &quot;0x&quot;&amp;DEC2HEX([.T28]) &amp; &quot;,&quot;)" office:value-type="string" office:string-value="0xF804114C," calcext:value-type="string">
            <text:p>0xF804114C,</text:p>
          </table:table-cell>
          <table:table-cell table:number-columns-repeated="4"/>
          <table:table-cell table:formula="of:=MAX([.T$3:.T27])+4" office:value-type="float" office:value="4161016140" calcext:value-type="float">
            <text:p>4161016140</text:p>
          </table:table-cell>
          <table:table-cell table:formula="of:=[.U27]+IF(ISBLANK([.T28]); 0; 1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bootControlString</text:p>
          </table:table-cell>
          <table:table-cell office:value-type="string" calcext:value-type="string">
            <text:p>=</text:p>
          </table:table-cell>
          <table:table-cell table:formula="of:=&quot;0x&quot;&amp;DEC2HEX([.I29]) &amp; &quot;,&quot;" office:value-type="string" office:string-value="0xF8041068," calcext:value-type="string">
            <text:p>0xF8041068,</text:p>
          </table:table-cell>
          <table:table-cell table:number-columns-repeated="4"/>
          <table:table-cell table:formula="of:=[.I28]+4" office:value-type="float" office:value="4161015912" calcext:value-type="float">
            <text:p>4161015912</text:p>
          </table:table-cell>
          <table:table-cell table:number-columns-repeated="2"/>
          <table:table-cell office:value-type="string" calcext:value-type="string">
            <text:p>pageConsAlarm</text:p>
          </table:table-cell>
          <table:table-cell/>
          <table:table-cell table:formula="of:=IF(ISBLANK([.T29]); &quot;&quot;; &quot;=&quot;)" office:value-type="string" office:string-value="=" calcext:value-type="string">
            <text:p>=</text:p>
          </table:table-cell>
          <table:table-cell table:formula="of:=IF(ISBLANK([.T29]); &quot;&quot;; &quot;0x&quot;&amp;DEC2HEX([.T29]) &amp; &quot;,&quot;)" office:value-type="string" office:string-value="0xF8041150," calcext:value-type="string">
            <text:p>0xF8041150,</text:p>
          </table:table-cell>
          <table:table-cell table:number-columns-repeated="4"/>
          <table:table-cell table:formula="of:=MAX([.T$3:.T28])+4" office:value-type="float" office:value="4161016144" calcext:value-type="float">
            <text:p>4161016144</text:p>
          </table:table-cell>
          <table:table-cell table:formula="of:=[.U28]+IF(ISBLANK([.T29]); 0; 1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ftwareConfiguration</text:p>
          </table:table-cell>
          <table:table-cell office:value-type="string" calcext:value-type="string">
            <text:p>=</text:p>
          </table:table-cell>
          <table:table-cell table:formula="of:=&quot;0x&quot;&amp;DEC2HEX([.I30]) &amp; &quot;,&quot;" office:value-type="string" office:string-value="0xF804106C," calcext:value-type="string">
            <text:p>0xF804106C,</text:p>
          </table:table-cell>
          <table:table-cell table:number-columns-repeated="4"/>
          <table:table-cell table:formula="of:=[.I29]+4" office:value-type="float" office:value="4161015916" calcext:value-type="float">
            <text:p>4161015916</text:p>
          </table:table-cell>
          <table:table-cell table:number-columns-repeated="2"/>
          <table:table-cell office:value-type="string" calcext:value-type="string">
            <text:p>structureCacheRegion</text:p>
          </table:table-cell>
          <table:table-cell/>
          <table:table-cell table:formula="of:=IF(ISBLANK([.T30]); &quot;&quot;; &quot;=&quot;)" office:value-type="string" office:string-value="=" calcext:value-type="string">
            <text:p>=</text:p>
          </table:table-cell>
          <table:table-cell table:formula="of:=IF(ISBLANK([.T30]); &quot;&quot;; &quot;0x&quot;&amp;DEC2HEX([.T30]) &amp; &quot;,&quot;)" office:value-type="string" office:string-value="0xF8041154," calcext:value-type="string">
            <text:p>0xF8041154,</text:p>
          </table:table-cell>
          <table:table-cell table:number-columns-repeated="4"/>
          <table:table-cell table:formula="of:=MAX([.T$3:.T29])+4" office:value-type="float" office:value="4161016148" calcext:value-type="float">
            <text:p>4161016148</text:p>
          </table:table-cell>
          <table:table-cell table:formula="of:=[.U29]+IF(ISBLANK([.T30]); 0; 1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Address1</text:p>
          </table:table-cell>
          <table:table-cell office:value-type="string" calcext:value-type="string">
            <text:p>=</text:p>
          </table:table-cell>
          <table:table-cell table:formula="of:=&quot;0x&quot;&amp;DEC2HEX([.I31]) &amp; &quot;,&quot;" office:value-type="string" office:string-value="0xF8041070," calcext:value-type="string">
            <text:p>0xF8041070,</text:p>
          </table:table-cell>
          <table:table-cell table:number-columns-repeated="4"/>
          <table:table-cell table:formula="of:=[.I30]+4" office:value-type="float" office:value="4161015920" calcext:value-type="float">
            <text:p>4161015920</text:p>
          </table:table-cell>
          <table:table-cell table:number-columns-repeated="2"/>
          <table:table-cell office:value-type="string" calcext:value-type="string">
            <text:p>listCacheRegion</text:p>
          </table:table-cell>
          <table:table-cell/>
          <table:table-cell table:formula="of:=IF(ISBLANK([.T31]); &quot;&quot;; &quot;=&quot;)" office:value-type="string" office:string-value="=" calcext:value-type="string">
            <text:p>=</text:p>
          </table:table-cell>
          <table:table-cell table:formula="of:=IF(ISBLANK([.T31]); &quot;&quot;; &quot;0x&quot;&amp;DEC2HEX([.T31]) &amp; &quot;,&quot;)" office:value-type="string" office:string-value="0xF8041158," calcext:value-type="string">
            <text:p>0xF8041158,</text:p>
          </table:table-cell>
          <table:table-cell table:number-columns-repeated="4"/>
          <table:table-cell table:formula="of:=MAX([.T$3:.T30])+4" office:value-type="float" office:value="4161016152" calcext:value-type="float">
            <text:p>4161016152</text:p>
          </table:table-cell>
          <table:table-cell table:formula="of:=[.U30]+IF(ISBLANK([.T31]); 0; 1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Address2</text:p>
          </table:table-cell>
          <table:table-cell office:value-type="string" calcext:value-type="string">
            <text:p>=</text:p>
          </table:table-cell>
          <table:table-cell table:formula="of:=&quot;0x&quot;&amp;DEC2HEX([.I32]) &amp; &quot;,&quot;" office:value-type="string" office:string-value="0xF8041074," calcext:value-type="string">
            <text:p>0xF8041074,</text:p>
          </table:table-cell>
          <table:table-cell table:number-columns-repeated="4"/>
          <table:table-cell table:formula="of:=[.I31]+4" office:value-type="float" office:value="4161015924" calcext:value-type="float">
            <text:p>4161015924</text:p>
          </table:table-cell>
          <table:table-cell table:number-columns-repeated="2"/>
          <table:table-cell office:value-type="string" calcext:value-type="string">
            <text:p>defaultConsArea</text:p>
          </table:table-cell>
          <table:table-cell/>
          <table:table-cell table:formula="of:=IF(ISBLANK([.T32]); &quot;&quot;; &quot;=&quot;)" office:value-type="string" office:string-value="=" calcext:value-type="string">
            <text:p>=</text:p>
          </table:table-cell>
          <table:table-cell table:formula="of:=IF(ISBLANK([.T32]); &quot;&quot;; &quot;0x&quot;&amp;DEC2HEX([.T32]) &amp; &quot;,&quot;)" office:value-type="string" office:string-value="0xF804115C," calcext:value-type="string">
            <text:p>0xF804115C,</text:p>
          </table:table-cell>
          <table:table-cell table:number-columns-repeated="4"/>
          <table:table-cell table:formula="of:=MAX([.T$3:.T31])+4" office:value-type="float" office:value="4161016156" calcext:value-type="float">
            <text:p>4161016156</text:p>
          </table:table-cell>
          <table:table-cell table:formula="of:=[.U31]+IF(ISBLANK([.T32]); 0; 1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maryNetworkAddress</text:p>
          </table:table-cell>
          <table:table-cell office:value-type="string" calcext:value-type="string">
            <text:p>=</text:p>
          </table:table-cell>
          <table:table-cell table:formula="of:=&quot;0x&quot;&amp;DEC2HEX([.I33]) &amp; &quot;,&quot;" office:value-type="string" office:string-value="0xF8041078," calcext:value-type="string">
            <text:p>0xF8041078,</text:p>
          </table:table-cell>
          <table:table-cell table:number-columns-repeated="4"/>
          <table:table-cell table:formula="of:=[.I32]+4" office:value-type="float" office:value="4161015928" calcext:value-type="float">
            <text:p>4161015928</text:p>
          </table:table-cell>
          <table:table-cell table:number-columns-repeated="4"/>
          <table:table-cell table:formula="of:=IF(ISBLANK([.T33]); &quot;&quot;; &quot;=&quot;)">
            <text:p/>
          </table:table-cell>
          <table:table-cell table:formula="of:=IF(ISBLANK([.T33]); &quot;&quot;; &quot;0x&quot;&amp;DEC2HEX([.T33]) &amp; &quot;,&quot;)">
            <text:p/>
          </table:table-cell>
          <table:table-cell table:number-columns-repeated="5"/>
          <table:table-cell table:formula="of:=[.U32]+IF(ISBLANK([.T33]); 0; 1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pCommandString</text:p>
          </table:table-cell>
          <table:table-cell office:value-type="string" calcext:value-type="string">
            <text:p>=</text:p>
          </table:table-cell>
          <table:table-cell table:formula="of:=&quot;0x&quot;&amp;DEC2HEX([.I34]) &amp; &quot;,&quot;" office:value-type="string" office:string-value="0xF804107C," calcext:value-type="string">
            <text:p>0xF804107C,</text:p>
          </table:table-cell>
          <table:table-cell table:number-columns-repeated="4"/>
          <table:table-cell table:formula="of:=[.I33]+4" office:value-type="float" office:value="4161015932" calcext:value-type="float">
            <text:p>4161015932</text:p>
          </table:table-cell>
          <table:table-cell table:number-columns-repeated="2"/>
          <table:table-cell office:value-type="string" calcext:value-type="string">
            <text:p>// Pointers to critical storage-system tables (these are displaced arrays)</text:p>
          </table:table-cell>
          <table:table-cell/>
          <table:table-cell table:formula="of:=IF(ISBLANK([.T34]); &quot;&quot;; &quot;=&quot;)">
            <text:p/>
          </table:table-cell>
          <table:table-cell table:formula="of:=IF(ISBLANK([.T34]); &quot;&quot;; &quot;0x&quot;&amp;DEC2HEX([.T34]) &amp; &quot;,&quot;)">
            <text:p/>
          </table:table-cell>
          <table:table-cell table:number-columns-repeated="5"/>
          <table:table-cell table:formula="of:=[.U33]+IF(ISBLANK([.T34]); 0; 1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pCrashDataRequest</text:p>
          </table:table-cell>
          <table:table-cell office:value-type="string" calcext:value-type="string">
            <text:p>=</text:p>
          </table:table-cell>
          <table:table-cell table:formula="of:=&quot;0x&quot;&amp;DEC2HEX([.I35]) &amp; &quot;,&quot;" office:value-type="string" office:string-value="0xF8041080," calcext:value-type="string">
            <text:p>0xF8041080,</text:p>
          </table:table-cell>
          <table:table-cell table:number-columns-repeated="4"/>
          <table:table-cell table:formula="of:=[.I34]+4" office:value-type="float" office:value="4161015936" calcext:value-type="float">
            <text:p>4161015936</text:p>
          </table:table-cell>
          <table:table-cell table:number-columns-repeated="2"/>
          <table:table-cell office:value-type="string" calcext:value-type="string">
            <text:p>pht</text:p>
          </table:table-cell>
          <table:table-cell/>
          <table:table-cell table:formula="of:=IF(ISBLANK([.T35]); &quot;&quot;; &quot;=&quot;)" office:value-type="string" office:string-value="=" calcext:value-type="string">
            <text:p>=</text:p>
          </table:table-cell>
          <table:table-cell table:formula="of:=IF(ISBLANK([.T35]); &quot;&quot;; &quot;0x&quot;&amp;DEC2HEX([.T35]) &amp; &quot;,&quot;)" office:value-type="string" office:string-value="0xF8041160," calcext:value-type="string">
            <text:p>0xF8041160,</text:p>
          </table:table-cell>
          <table:table-cell/>
          <table:table-cell office:value-type="string" calcext:value-type="string">
            <text:p>// Page hash table</text:p>
          </table:table-cell>
          <table:table-cell table:number-columns-repeated="2"/>
          <table:table-cell table:formula="of:=MAX([.T$3:.T34])+4" office:value-type="float" office:value="4161016160" calcext:value-type="float">
            <text:p>4161016160</text:p>
          </table:table-cell>
          <table:table-cell table:formula="of:=[.U34]+IF(ISBLANK([.T35]); 0; 1)" office:value-type="float" office:value="25" calcext:value-type="float">
            <text:p>25</text:p>
          </table:table-cell>
          <table:table-cell/>
          <table:table-cell office:value-type="string" calcext:value-type="string">
            <text:p>// Page hash table</text:p>
          </table:table-cell>
        </table:table-row>
        <table:table-row table:style-name="ro1">
          <table:table-cell/>
          <table:table-cell office:value-type="string" calcext:value-type="string">
            <text:p>coldLoadStreamReadCharacter</text:p>
          </table:table-cell>
          <table:table-cell office:value-type="string" calcext:value-type="string">
            <text:p>=</text:p>
          </table:table-cell>
          <table:table-cell table:formula="of:=&quot;0x&quot;&amp;DEC2HEX([.I36]) &amp; &quot;,&quot;" office:value-type="string" office:string-value="0xF8041084," calcext:value-type="string">
            <text:p>0xF8041084,</text:p>
          </table:table-cell>
          <table:table-cell table:number-columns-repeated="4"/>
          <table:table-cell table:formula="of:=[.I35]+4" office:value-type="float" office:value="4161015940" calcext:value-type="float">
            <text:p>4161015940</text:p>
          </table:table-cell>
          <table:table-cell table:number-columns-repeated="2"/>
          <table:table-cell office:value-type="string" calcext:value-type="string">
            <text:p>mmptY</text:p>
          </table:table-cell>
          <table:table-cell/>
          <table:table-cell table:formula="of:=IF(ISBLANK([.T36]); &quot;&quot;; &quot;=&quot;)" office:value-type="string" office:string-value="=" calcext:value-type="string">
            <text:p>=</text:p>
          </table:table-cell>
          <table:table-cell table:formula="of:=IF(ISBLANK([.T36]); &quot;&quot;; &quot;0x&quot;&amp;DEC2HEX([.T36]) &amp; &quot;,&quot;)" office:value-type="string" office:string-value="0xF8041164," calcext:value-type="string">
            <text:p>0xF8041164,</text:p>
          </table:table-cell>
          <table:table-cell/>
          <table:table-cell office:value-type="string" calcext:value-type="string">
            <text:p>// Main Memory Y subscript table</text:p>
          </table:table-cell>
          <table:table-cell table:number-columns-repeated="2"/>
          <table:table-cell table:formula="of:=MAX([.T$3:.T35])+4" office:value-type="float" office:value="4161016164" calcext:value-type="float">
            <text:p>4161016164</text:p>
          </table:table-cell>
          <table:table-cell table:formula="of:=[.U35]+IF(ISBLANK([.T36]); 0; 1)" office:value-type="float" office:value="26" calcext:value-type="float">
            <text:p>26</text:p>
          </table:table-cell>
          <table:table-cell/>
          <table:table-cell office:value-type="string" calcext:value-type="string">
            <text:p>// Main Memory Y subscript table</text:p>
          </table:table-cell>
        </table:table-row>
        <table:table-row table:style-name="ro1">
          <table:table-cell/>
          <table:table-cell office:value-type="string" calcext:value-type="string">
            <text:p>coldLoadStreamListen</text:p>
          </table:table-cell>
          <table:table-cell office:value-type="string" calcext:value-type="string">
            <text:p>=</text:p>
          </table:table-cell>
          <table:table-cell table:formula="of:=&quot;0x&quot;&amp;DEC2HEX([.I37]) &amp; &quot;,&quot;" office:value-type="string" office:string-value="0xF8041088," calcext:value-type="string">
            <text:p>0xF8041088,</text:p>
          </table:table-cell>
          <table:table-cell table:number-columns-repeated="4"/>
          <table:table-cell table:formula="of:=[.I36]+4" office:value-type="float" office:value="4161015944" calcext:value-type="float">
            <text:p>4161015944</text:p>
          </table:table-cell>
          <table:table-cell table:number-columns-repeated="2"/>
          <table:table-cell office:value-type="string" calcext:value-type="string">
            <text:p>mmpt</text:p>
          </table:table-cell>
          <table:table-cell/>
          <table:table-cell table:formula="of:=IF(ISBLANK([.T37]); &quot;&quot;; &quot;=&quot;)" office:value-type="string" office:string-value="=" calcext:value-type="string">
            <text:p>=</text:p>
          </table:table-cell>
          <table:table-cell table:formula="of:=IF(ISBLANK([.T37]); &quot;&quot;; &quot;0x&quot;&amp;DEC2HEX([.T37]) &amp; &quot;,&quot;)" office:value-type="string" office:string-value="0xF8041168," calcext:value-type="string">
            <text:p>0xF8041168,</text:p>
          </table:table-cell>
          <table:table-cell/>
          <table:table-cell office:value-type="string" calcext:value-type="string">
            <text:p>// Main Memory page table</text:p>
          </table:table-cell>
          <table:table-cell table:number-columns-repeated="2"/>
          <table:table-cell table:formula="of:=MAX([.T$3:.T36])+4" office:value-type="float" office:value="4161016168" calcext:value-type="float">
            <text:p>4161016168</text:p>
          </table:table-cell>
          <table:table-cell table:formula="of:=[.U36]+IF(ISBLANK([.T37]); 0; 1)" office:value-type="float" office:value="27" calcext:value-type="float">
            <text:p>27</text:p>
          </table:table-cell>
          <table:table-cell/>
          <table:table-cell office:value-type="string" calcext:value-type="string">
            <text:p>// Main Memory page table</text:p>
          </table:table-cell>
        </table:table-row>
        <table:table-row table:style-name="ro1">
          <table:table-cell/>
          <table:table-cell office:value-type="string" calcext:value-type="string">
            <text:p>coldLoadStreamReadHardwareCharacter</text:p>
          </table:table-cell>
          <table:table-cell office:value-type="string" calcext:value-type="string">
            <text:p>=</text:p>
          </table:table-cell>
          <table:table-cell table:formula="of:=&quot;0x&quot;&amp;DEC2HEX([.I38]) &amp; &quot;,&quot;" office:value-type="string" office:string-value="0xF804108C," calcext:value-type="string">
            <text:p>0xF804108C,</text:p>
          </table:table-cell>
          <table:table-cell table:number-columns-repeated="4"/>
          <table:table-cell table:formula="of:=[.I37]+4" office:value-type="float" office:value="4161015948" calcext:value-type="float">
            <text:p>4161015948</text:p>
          </table:table-cell>
          <table:table-cell table:number-columns-repeated="2"/>
          <table:table-cell office:value-type="string" calcext:value-type="string">
            <text:p>smpt</text:p>
          </table:table-cell>
          <table:table-cell/>
          <table:table-cell table:formula="of:=IF(ISBLANK([.T38]); &quot;&quot;; &quot;=&quot;)" office:value-type="string" office:string-value="=" calcext:value-type="string">
            <text:p>=</text:p>
          </table:table-cell>
          <table:table-cell table:formula="of:=IF(ISBLANK([.T38]); &quot;&quot;; &quot;0x&quot;&amp;DEC2HEX([.T38]) &amp; &quot;,&quot;)" office:value-type="string" office:string-value="0xF804116C," calcext:value-type="string">
            <text:p>0xF804116C,</text:p>
          </table:table-cell>
          <table:table-cell/>
          <table:table-cell office:value-type="string" calcext:value-type="string">
            <text:p>// Secondary Memory page table</text:p>
          </table:table-cell>
          <table:table-cell table:number-columns-repeated="2"/>
          <table:table-cell table:formula="of:=MAX([.T$3:.T37])+4" office:value-type="float" office:value="4161016172" calcext:value-type="float">
            <text:p>4161016172</text:p>
          </table:table-cell>
          <table:table-cell table:formula="of:=[.U37]+IF(ISBLANK([.T38]); 0; 1)" office:value-type="float" office:value="28" calcext:value-type="float">
            <text:p>28</text:p>
          </table:table-cell>
          <table:table-cell/>
          <table:table-cell office:value-type="string" calcext:value-type="string">
            <text:p>// Secondary Memory page table</text:p>
          </table:table-cell>
        </table:table-row>
        <table:table-row table:style-name="ro1">
          <table:table-cell/>
          <table:table-cell office:value-type="string" calcext:value-type="string">
            <text:p>coldLoadStreamDrawCharacter</text:p>
          </table:table-cell>
          <table:table-cell office:value-type="string" calcext:value-type="string">
            <text:p>=</text:p>
          </table:table-cell>
          <table:table-cell table:formula="of:=&quot;0x&quot;&amp;DEC2HEX([.I39]) &amp; &quot;,&quot;" office:value-type="string" office:string-value="0xF8041090," calcext:value-type="string">
            <text:p>0xF8041090,</text:p>
          </table:table-cell>
          <table:table-cell table:number-columns-repeated="4"/>
          <table:table-cell table:formula="of:=[.I38]+4" office:value-type="float" office:value="4161015952" calcext:value-type="float">
            <text:p>4161015952</text:p>
          </table:table-cell>
          <table:table-cell table:number-columns-repeated="2"/>
          <table:table-cell office:value-type="string" calcext:value-type="string">
            <text:p>loadBitmaps</text:p>
          </table:table-cell>
          <table:table-cell/>
          <table:table-cell table:formula="of:=IF(ISBLANK([.T39]); &quot;&quot;; &quot;=&quot;)" office:value-type="string" office:string-value="=" calcext:value-type="string">
            <text:p>=</text:p>
          </table:table-cell>
          <table:table-cell table:formula="of:=IF(ISBLANK([.T39]); &quot;&quot;; &quot;0x&quot;&amp;DEC2HEX([.T39]) &amp; &quot;,&quot;)" office:value-type="string" office:string-value="0xF8041170," calcext:value-type="string">
            <text:p>0xF8041170,</text:p>
          </table:table-cell>
          <table:table-cell table:number-columns-repeated="4"/>
          <table:table-cell table:formula="of:=MAX([.T$3:.T38])+4" office:value-type="float" office:value="4161016176" calcext:value-type="float">
            <text:p>4161016176</text:p>
          </table:table-cell>
          <table:table-cell table:formula="of:=[.U38]+IF(ISBLANK([.T39]); 0; 1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dLoadStreamDisplayLozengedString</text:p>
          </table:table-cell>
          <table:table-cell office:value-type="string" calcext:value-type="string">
            <text:p>=</text:p>
          </table:table-cell>
          <table:table-cell table:formula="of:=&quot;0x&quot;&amp;DEC2HEX([.I40]) &amp; &quot;,&quot;" office:value-type="string" office:string-value="0xF8041094," calcext:value-type="string">
            <text:p>0xF8041094,</text:p>
          </table:table-cell>
          <table:table-cell table:number-columns-repeated="4"/>
          <table:table-cell table:formula="of:=[.I39]+4" office:value-type="float" office:value="4161015956" calcext:value-type="float">
            <text:p>4161015956</text:p>
          </table:table-cell>
          <table:table-cell table:number-columns-repeated="4"/>
          <table:table-cell table:formula="of:=IF(ISBLANK([.T40]); &quot;&quot;; &quot;=&quot;)">
            <text:p/>
          </table:table-cell>
          <table:table-cell table:formula="of:=IF(ISBLANK([.T40]); &quot;&quot;; &quot;0x&quot;&amp;DEC2HEX([.T40]) &amp; &quot;,&quot;)">
            <text:p/>
          </table:table-cell>
          <table:table-cell table:number-columns-repeated="5"/>
          <table:table-cell table:formula="of:=[.U39]+IF(ISBLANK([.T40]); 0; 1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dLoadStreamSelect</text:p>
          </table:table-cell>
          <table:table-cell office:value-type="string" calcext:value-type="string">
            <text:p>=</text:p>
          </table:table-cell>
          <table:table-cell table:formula="of:=&quot;0x&quot;&amp;DEC2HEX([.I41]) &amp; &quot;,&quot;" office:value-type="string" office:string-value="0xF8041098," calcext:value-type="string">
            <text:p>0xF8041098,</text:p>
          </table:table-cell>
          <table:table-cell table:number-columns-repeated="4"/>
          <table:table-cell table:formula="of:=[.I40]+4" office:value-type="float" office:value="4161015960" calcext:value-type="float">
            <text:p>4161015960</text:p>
          </table:table-cell>
          <table:table-cell table:number-columns-repeated="2"/>
          <table:table-cell office:value-type="string" calcext:value-type="string">
            <text:p>// <text:s/>The following are red herrings for functionality that is really in FEPCOM.</text:p>
          </table:table-cell>
          <table:table-cell/>
          <table:table-cell table:formula="of:=IF(ISBLANK([.T41]); &quot;&quot;; &quot;=&quot;)">
            <text:p/>
          </table:table-cell>
          <table:table-cell table:formula="of:=IF(ISBLANK([.T41]); &quot;&quot;; &quot;0x&quot;&amp;DEC2HEX([.T41]) &amp; &quot;,&quot;)">
            <text:p/>
          </table:table-cell>
          <table:table-cell table:number-columns-repeated="5"/>
          <table:table-cell table:formula="of:=[.U40]+IF(ISBLANK([.T41]); 0; 1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dLoadStreamBeep</text:p>
          </table:table-cell>
          <table:table-cell office:value-type="string" calcext:value-type="string">
            <text:p>=</text:p>
          </table:table-cell>
          <table:table-cell table:formula="of:=&quot;0x&quot;&amp;DEC2HEX([.I42]) &amp; &quot;,&quot;" office:value-type="string" office:string-value="0xF804109C," calcext:value-type="string">
            <text:p>0xF804109C,</text:p>
          </table:table-cell>
          <table:table-cell table:number-columns-repeated="4"/>
          <table:table-cell table:formula="of:=[.I41]+4" office:value-type="float" office:value="4161015964" calcext:value-type="float">
            <text:p>4161015964</text:p>
          </table:table-cell>
          <table:table-cell table:number-columns-repeated="2"/>
          <table:table-cell office:value-type="string" calcext:value-type="string">
            <text:p>// <text:s/>Presumably they leaked in from L-world during the IMach project.</text:p>
          </table:table-cell>
          <table:table-cell/>
          <table:table-cell table:formula="of:=IF(ISBLANK([.T42]); &quot;&quot;; &quot;=&quot;)">
            <text:p/>
          </table:table-cell>
          <table:table-cell table:formula="of:=IF(ISBLANK([.T42]); &quot;&quot;; &quot;0x&quot;&amp;DEC2HEX([.T42]) &amp; &quot;,&quot;)">
            <text:p/>
          </table:table-cell>
          <table:table-cell table:number-columns-repeated="5"/>
          <table:table-cell table:formula="of:=[.U41]+IF(ISBLANK([.T42]); 0; 1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dLoadStreamFinish</text:p>
          </table:table-cell>
          <table:table-cell office:value-type="string" calcext:value-type="string">
            <text:p>=</text:p>
          </table:table-cell>
          <table:table-cell table:formula="of:=&quot;0x&quot;&amp;DEC2HEX([.I43]) &amp; &quot;,&quot;" office:value-type="string" office:string-value="0xF80410A0," calcext:value-type="string">
            <text:p>0xF80410A0,</text:p>
          </table:table-cell>
          <table:table-cell table:number-columns-repeated="4"/>
          <table:table-cell table:formula="of:=[.I42]+4" office:value-type="float" office:value="4161015968" calcext:value-type="float">
            <text:p>4161015968</text:p>
          </table:table-cell>
          <table:table-cell table:number-columns-repeated="2"/>
          <table:table-cell office:value-type="string" calcext:value-type="string">
            <text:p>loadMap</text:p>
          </table:table-cell>
          <table:table-cell/>
          <table:table-cell table:formula="of:=IF(ISBLANK([.T43]); &quot;&quot;; &quot;=&quot;)" office:value-type="string" office:string-value="=" calcext:value-type="string">
            <text:p>=</text:p>
          </table:table-cell>
          <table:table-cell table:formula="of:=IF(ISBLANK([.T43]); &quot;&quot;; &quot;0x&quot;&amp;DEC2HEX([.T43]) &amp; &quot;,&quot;)" office:value-type="string" office:string-value="0xF8041174," calcext:value-type="string">
            <text:p>0xF8041174,</text:p>
          </table:table-cell>
          <table:table-cell/>
          <table:table-cell office:value-type="string" calcext:value-type="string">
            <text:p>/* Red herring */</text:p>
          </table:table-cell>
          <table:table-cell table:number-columns-repeated="2"/>
          <table:table-cell table:formula="of:=MAX([.T$3:.T42])+4" office:value-type="float" office:value="4161016180" calcext:value-type="float">
            <text:p>4161016180</text:p>
          </table:table-cell>
          <table:table-cell table:formula="of:=[.U42]+IF(ISBLANK([.T43]); 0; 1)" office:value-type="float" office:value="30" calcext:value-type="float">
            <text:p>30</text:p>
          </table:table-cell>
          <table:table-cell/>
          <table:table-cell office:value-type="string" calcext:value-type="string">
            <text:p>/* Red herring */</text:p>
          </table:table-cell>
        </table:table-row>
        <table:table-row table:style-name="ro1">
          <table:table-cell/>
          <table:table-cell office:value-type="string" calcext:value-type="string">
            <text:p>coldLoadStreamInsideSize</text:p>
          </table:table-cell>
          <table:table-cell office:value-type="string" calcext:value-type="string">
            <text:p>=</text:p>
          </table:table-cell>
          <table:table-cell table:formula="of:=&quot;0x&quot;&amp;DEC2HEX([.I44]) &amp; &quot;,&quot;" office:value-type="string" office:string-value="0xF80410A4," calcext:value-type="string">
            <text:p>0xF80410A4,</text:p>
          </table:table-cell>
          <table:table-cell table:number-columns-repeated="4"/>
          <table:table-cell table:formula="of:=[.I43]+4" office:value-type="float" office:value="4161015972" calcext:value-type="float">
            <text:p>4161015972</text:p>
          </table:table-cell>
          <table:table-cell table:number-columns-repeated="2"/>
          <table:table-cell office:value-type="string" calcext:value-type="string">
            <text:p>loadMapDPN</text:p>
          </table:table-cell>
          <table:table-cell/>
          <table:table-cell table:formula="of:=IF(ISBLANK([.T44]); &quot;&quot;; &quot;=&quot;)" office:value-type="string" office:string-value="=" calcext:value-type="string">
            <text:p>=</text:p>
          </table:table-cell>
          <table:table-cell table:formula="of:=IF(ISBLANK([.T44]); &quot;&quot;; &quot;0x&quot;&amp;DEC2HEX([.T44]) &amp; &quot;,&quot;)" office:value-type="string" office:string-value="0xF8041178," calcext:value-type="string">
            <text:p>0xF8041178,</text:p>
          </table:table-cell>
          <table:table-cell/>
          <table:table-cell office:value-type="string" calcext:value-type="string">
            <text:p>/* Red herring */</text:p>
          </table:table-cell>
          <table:table-cell table:number-columns-repeated="2"/>
          <table:table-cell table:formula="of:=MAX([.T$3:.T43])+4" office:value-type="float" office:value="4161016184" calcext:value-type="float">
            <text:p>4161016184</text:p>
          </table:table-cell>
          <table:table-cell table:formula="of:=[.U43]+IF(ISBLANK([.T44]); 0; 1)" office:value-type="float" office:value="31" calcext:value-type="float">
            <text:p>31</text:p>
          </table:table-cell>
          <table:table-cell/>
          <table:table-cell office:value-type="string" calcext:value-type="string">
            <text:p>/* Red herring */</text:p>
          </table:table-cell>
        </table:table-row>
        <table:table-row table:style-name="ro1">
          <table:table-cell/>
          <table:table-cell office:value-type="string" calcext:value-type="string">
            <text:p>coldLoadStreamSetCursorpos</text:p>
          </table:table-cell>
          <table:table-cell office:value-type="string" calcext:value-type="string">
            <text:p>=</text:p>
          </table:table-cell>
          <table:table-cell table:formula="of:=&quot;0x&quot;&amp;DEC2HEX([.I45]) &amp; &quot;,&quot;" office:value-type="string" office:string-value="0xF80410A8," calcext:value-type="string">
            <text:p>0xF80410A8,</text:p>
          </table:table-cell>
          <table:table-cell table:number-columns-repeated="4"/>
          <table:table-cell table:formula="of:=[.I44]+4" office:value-type="float" office:value="4161015976" calcext:value-type="float">
            <text:p>4161015976</text:p>
          </table:table-cell>
          <table:table-cell table:number-columns-repeated="2"/>
          <table:table-cell office:value-type="string" calcext:value-type="string">
            <text:p>swapMap</text:p>
          </table:table-cell>
          <table:table-cell/>
          <table:table-cell table:formula="of:=IF(ISBLANK([.T45]); &quot;&quot;; &quot;=&quot;)" office:value-type="string" office:string-value="=" calcext:value-type="string">
            <text:p>=</text:p>
          </table:table-cell>
          <table:table-cell table:formula="of:=IF(ISBLANK([.T45]); &quot;&quot;; &quot;0x&quot;&amp;DEC2HEX([.T45]) &amp; &quot;,&quot;)" office:value-type="string" office:string-value="0xF804117C," calcext:value-type="string">
            <text:p>0xF804117C,</text:p>
          </table:table-cell>
          <table:table-cell/>
          <table:table-cell office:value-type="string" calcext:value-type="string">
            <text:p>/* Red herring */</text:p>
          </table:table-cell>
          <table:table-cell table:number-columns-repeated="2"/>
          <table:table-cell table:formula="of:=MAX([.T$3:.T44])+4" office:value-type="float" office:value="4161016188" calcext:value-type="float">
            <text:p>4161016188</text:p>
          </table:table-cell>
          <table:table-cell table:formula="of:=[.U44]+IF(ISBLANK([.T45]); 0; 1)" office:value-type="float" office:value="32" calcext:value-type="float">
            <text:p>32</text:p>
          </table:table-cell>
          <table:table-cell/>
          <table:table-cell office:value-type="string" calcext:value-type="string">
            <text:p>/* Red herring */</text:p>
          </table:table-cell>
        </table:table-row>
        <table:table-row table:style-name="ro1">
          <table:table-cell/>
          <table:table-cell office:value-type="string" calcext:value-type="string">
            <text:p>coldLoadStreamReadCursorpos</text:p>
          </table:table-cell>
          <table:table-cell office:value-type="string" calcext:value-type="string">
            <text:p>=</text:p>
          </table:table-cell>
          <table:table-cell table:formula="of:=&quot;0x&quot;&amp;DEC2HEX([.I46]) &amp; &quot;,&quot;" office:value-type="string" office:string-value="0xF80410AC," calcext:value-type="string">
            <text:p>0xF80410AC,</text:p>
          </table:table-cell>
          <table:table-cell table:number-columns-repeated="4"/>
          <table:table-cell table:formula="of:=[.I45]+4" office:value-type="float" office:value="4161015980" calcext:value-type="float">
            <text:p>4161015980</text:p>
          </table:table-cell>
          <table:table-cell table:number-columns-repeated="2"/>
          <table:table-cell office:value-type="string" calcext:value-type="string">
            <text:p>swapMapDPN</text:p>
          </table:table-cell>
          <table:table-cell/>
          <table:table-cell table:formula="of:=IF(ISBLANK([.T46]); &quot;&quot;; &quot;=&quot;)" office:value-type="string" office:string-value="=" calcext:value-type="string">
            <text:p>=</text:p>
          </table:table-cell>
          <table:table-cell table:formula="of:=IF(ISBLANK([.T46]); &quot;&quot;; &quot;0x&quot;&amp;DEC2HEX([.T46]) &amp; &quot;,&quot;)" office:value-type="string" office:string-value="0xF8041180," calcext:value-type="string">
            <text:p>0xF8041180,</text:p>
          </table:table-cell>
          <table:table-cell/>
          <table:table-cell office:value-type="string" calcext:value-type="string">
            <text:p>/* Red herring */</text:p>
          </table:table-cell>
          <table:table-cell table:number-columns-repeated="2"/>
          <table:table-cell table:formula="of:=MAX([.T$3:.T45])+4" office:value-type="float" office:value="4161016192" calcext:value-type="float">
            <text:p>4161016192</text:p>
          </table:table-cell>
          <table:table-cell table:formula="of:=[.U45]+IF(ISBLANK([.T46]); 0; 1)" office:value-type="float" office:value="33" calcext:value-type="float">
            <text:p>33</text:p>
          </table:table-cell>
          <table:table-cell/>
          <table:table-cell office:value-type="string" calcext:value-type="string">
            <text:p>/* Red herring */</text:p>
          </table:table-cell>
        </table:table-row>
        <table:table-row table:style-name="ro1">
          <table:table-cell/>
          <table:table-cell office:value-type="string" calcext:value-type="string">
            <text:p>coldLoadStreamComputeMotion</text:p>
          </table:table-cell>
          <table:table-cell office:value-type="string" calcext:value-type="string">
            <text:p>=</text:p>
          </table:table-cell>
          <table:table-cell table:formula="of:=&quot;0x&quot;&amp;DEC2HEX([.I47]) &amp; &quot;,&quot;" office:value-type="string" office:string-value="0xF80410B0," calcext:value-type="string">
            <text:p>0xF80410B0,</text:p>
          </table:table-cell>
          <table:table-cell table:number-columns-repeated="4"/>
          <table:table-cell table:formula="of:=[.I46]+4" office:value-type="float" office:value="4161015984" calcext:value-type="float">
            <text:p>4161015984</text:p>
          </table:table-cell>
          <table:table-cell table:number-columns-repeated="2"/>
          <table:table-cell office:value-type="string" calcext:value-type="string">
            <text:p>sysoutBitmaps</text:p>
          </table:table-cell>
          <table:table-cell/>
          <table:table-cell table:formula="of:=IF(ISBLANK([.T47]); &quot;&quot;; &quot;=&quot;)" office:value-type="string" office:string-value="=" calcext:value-type="string">
            <text:p>=</text:p>
          </table:table-cell>
          <table:table-cell table:formula="of:=IF(ISBLANK([.T47]); &quot;&quot;; &quot;0x&quot;&amp;DEC2HEX([.T47]) &amp; &quot;,&quot;)" office:value-type="string" office:string-value="0xF8041184," calcext:value-type="string">
            <text:p>0xF8041184,</text:p>
          </table:table-cell>
          <table:table-cell table:number-columns-repeated="4"/>
          <table:table-cell table:formula="of:=MAX([.T$3:.T46])+4" office:value-type="float" office:value="4161016196" calcext:value-type="float">
            <text:p>4161016196</text:p>
          </table:table-cell>
          <table:table-cell table:formula="of:=[.U46]+IF(ISBLANK([.T47]); 0; 1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dLoadStreamClearBetweenCursorposes</text:p>
          </table:table-cell>
          <table:table-cell office:value-type="string" calcext:value-type="string">
            <text:p>=</text:p>
          </table:table-cell>
          <table:table-cell table:formula="of:=&quot;0x&quot;&amp;DEC2HEX([.I48]) &amp; &quot;,&quot;" office:value-type="string" office:string-value="0xF80410B4," calcext:value-type="string">
            <text:p>0xF80410B4,</text:p>
          </table:table-cell>
          <table:table-cell table:number-columns-repeated="4"/>
          <table:table-cell table:formula="of:=[.I47]+4" office:value-type="float" office:value="4161015988" calcext:value-type="float">
            <text:p>4161015988</text:p>
          </table:table-cell>
          <table:table-cell table:number-columns-repeated="4"/>
          <table:table-cell table:formula="of:=IF(ISBLANK([.T48]); &quot;&quot;; &quot;=&quot;)">
            <text:p/>
          </table:table-cell>
          <table:table-cell table:formula="of:=IF(ISBLANK([.T48]); &quot;&quot;; &quot;0x&quot;&amp;DEC2HEX([.T48]) &amp; &quot;,&quot;)">
            <text:p/>
          </table:table-cell>
          <table:table-cell table:number-columns-repeated="5"/>
          <table:table-cell table:formula="of:=[.U47]+IF(ISBLANK([.T48]); 0; 1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dLoadStreamSetEdges</text:p>
          </table:table-cell>
          <table:table-cell office:value-type="string" calcext:value-type="string">
            <text:p>=</text:p>
          </table:table-cell>
          <table:table-cell table:formula="of:=&quot;0x&quot;&amp;DEC2HEX([.I49]) &amp; &quot;,&quot;" office:value-type="string" office:string-value="0xF80410B8," calcext:value-type="string">
            <text:p>0xF80410B8,</text:p>
          </table:table-cell>
          <table:table-cell table:number-columns-repeated="4"/>
          <table:table-cell table:formula="of:=[.I48]+4" office:value-type="float" office:value="4161015992" calcext:value-type="float">
            <text:p>4161015992</text:p>
          </table:table-cell>
          <table:table-cell table:number-columns-repeated="2"/>
          <table:table-cell office:value-type="string" calcext:value-type="string">
            <text:p>// Dynamic storage array</text:p>
          </table:table-cell>
          <table:table-cell/>
          <table:table-cell table:formula="of:=IF(ISBLANK([.T49]); &quot;&quot;; &quot;=&quot;)">
            <text:p/>
          </table:table-cell>
          <table:table-cell table:formula="of:=IF(ISBLANK([.T49]); &quot;&quot;; &quot;0x&quot;&amp;DEC2HEX([.T49]) &amp; &quot;,&quot;)">
            <text:p/>
          </table:table-cell>
          <table:table-cell/>
          <table:table-cell office:value-type="string" calcext:value-type="string">
            <text:p>4 bits per PHT bucket.</text:p>
          </table:table-cell>
          <table:table-cell table:number-columns-repeated="3"/>
          <table:table-cell table:formula="of:=[.U48]+IF(ISBLANK([.T49]); 0; 1)" office:value-type="float" office:value="34" calcext:value-type="float">
            <text:p>34</text:p>
          </table:table-cell>
          <table:table-cell/>
          <table:table-cell office:value-type="string" calcext:value-type="string">
            <text:p>4 bits per PHT bucket.</text:p>
          </table:table-cell>
        </table:table-row>
        <table:table-row table:style-name="ro1">
          <table:table-cell/>
          <table:table-cell office:value-type="string" calcext:value-type="string">
            <text:p>mainScreenParameters</text:p>
          </table:table-cell>
          <table:table-cell office:value-type="string" calcext:value-type="string">
            <text:p>=</text:p>
          </table:table-cell>
          <table:table-cell table:formula="of:=&quot;0x&quot;&amp;DEC2HEX([.I50]) &amp; &quot;,&quot;" office:value-type="string" office:string-value="0xF80410BC," calcext:value-type="string">
            <text:p>0xF80410BC,</text:p>
          </table:table-cell>
          <table:table-cell table:number-columns-repeated="4"/>
          <table:table-cell table:formula="of:=[.I49]+4" office:value-type="float" office:value="4161015996" calcext:value-type="float">
            <text:p>4161015996</text:p>
          </table:table-cell>
          <table:table-cell table:number-columns-repeated="2"/>
          <table:table-cell office:value-type="string" calcext:value-type="string">
            <text:p>phtCollisionCounts</text:p>
          </table:table-cell>
          <table:table-cell/>
          <table:table-cell table:formula="of:=IF(ISBLANK([.T50]); &quot;&quot;; &quot;=&quot;)" office:value-type="string" office:string-value="=" calcext:value-type="string">
            <text:p>=</text:p>
          </table:table-cell>
          <table:table-cell table:formula="of:=IF(ISBLANK([.T50]); &quot;&quot;; &quot;0x&quot;&amp;DEC2HEX([.T50]) &amp; &quot;,&quot;)" office:value-type="string" office:string-value="0xF8041188," calcext:value-type="string">
            <text:p>0xF8041188,</text:p>
          </table:table-cell>
          <table:table-cell table:number-columns-repeated="4"/>
          <table:table-cell table:formula="of:=MAX([.T$3:.T49])+4" office:value-type="float" office:value="4161016200" calcext:value-type="float">
            <text:p>4161016200</text:p>
          </table:table-cell>
          <table:table-cell table:formula="of:=[.U49]+IF(ISBLANK([.T50]); 0; 1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redFormat</text:p>
          </table:table-cell>
          <table:table-cell office:value-type="string" calcext:value-type="string">
            <text:p>=</text:p>
          </table:table-cell>
          <table:table-cell table:formula="of:=&quot;0x&quot;&amp;DEC2HEX([.I51]) &amp; &quot;,&quot;" office:value-type="string" office:string-value="0xF80410C0," calcext:value-type="string">
            <text:p>0xF80410C0,</text:p>
          </table:table-cell>
          <table:table-cell table:number-columns-repeated="4"/>
          <table:table-cell table:formula="of:=[.I50]+4" office:value-type="float" office:value="4161016000" calcext:value-type="float">
            <text:p>4161016000</text:p>
          </table:table-cell>
          <table:table-cell table:number-columns-repeated="2"/>
          <table:table-cell office:value-type="string" calcext:value-type="string">
            <text:p>mmpt1</text:p>
          </table:table-cell>
          <table:table-cell/>
          <table:table-cell table:formula="of:=IF(ISBLANK([.T51]); &quot;&quot;; &quot;=&quot;)" office:value-type="string" office:string-value="=" calcext:value-type="string">
            <text:p>=</text:p>
          </table:table-cell>
          <table:table-cell table:formula="of:=IF(ISBLANK([.T51]); &quot;&quot;; &quot;0x&quot;&amp;DEC2HEX([.T51]) &amp; &quot;,&quot;)" office:value-type="string" office:string-value="0xF804118C," calcext:value-type="string">
            <text:p>0xF804118C,</text:p>
          </table:table-cell>
          <table:table-cell table:number-columns-repeated="4"/>
          <table:table-cell table:formula="of:=MAX([.T$3:.T50])+4" office:value-type="float" office:value="4161016204" calcext:value-type="float">
            <text:p>4161016204</text:p>
          </table:table-cell>
          <table:table-cell table:formula="of:=[.U50]+IF(ISBLANK([.T51]); 0; 1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pSequenceBreak</text:p>
          </table:table-cell>
          <table:table-cell office:value-type="string" calcext:value-type="string">
            <text:p>=</text:p>
          </table:table-cell>
          <table:table-cell table:formula="of:=&quot;0x&quot;&amp;DEC2HEX([.I52]) &amp; &quot;,&quot;" office:value-type="string" office:string-value="0xF80410C4," calcext:value-type="string">
            <text:p>0xF80410C4,</text:p>
          </table:table-cell>
          <table:table-cell/>
          <table:table-cell office:value-type="string" calcext:value-type="string">
            <text:p>// Obsolete</text:p>
          </table:table-cell>
          <table:table-cell table:number-columns-repeated="2"/>
          <table:table-cell table:formula="of:=[.I51]+4" office:value-type="float" office:value="4161016004" calcext:value-type="float">
            <text:p>4161016004</text:p>
          </table:table-cell>
          <table:table-cell table:number-columns-repeated="2"/>
          <table:table-cell office:value-type="string" calcext:value-type="string">
            <text:p>storageColdBoot</text:p>
          </table:table-cell>
          <table:table-cell/>
          <table:table-cell table:formula="of:=IF(ISBLANK([.T52]); &quot;&quot;; &quot;=&quot;)" office:value-type="string" office:string-value="=" calcext:value-type="string">
            <text:p>=</text:p>
          </table:table-cell>
          <table:table-cell table:formula="of:=IF(ISBLANK([.T52]); &quot;&quot;; &quot;0x&quot;&amp;DEC2HEX([.T52]) &amp; &quot;,&quot;)" office:value-type="string" office:string-value="0xF8041190," calcext:value-type="string">
            <text:p>0xF8041190,</text:p>
          </table:table-cell>
          <table:table-cell table:number-columns-repeated="4"/>
          <table:table-cell table:formula="of:=MAX([.T$3:.T51])+4" office:value-type="float" office:value="4161016208" calcext:value-type="float">
            <text:p>4161016208</text:p>
          </table:table-cell>
          <table:table-cell table:formula="of:=[.U51]+IF(ISBLANK([.T52]); 0; 1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spStoppedCleanly</text:p>
          </table:table-cell>
          <table:table-cell office:value-type="string" calcext:value-type="string">
            <text:p>=</text:p>
          </table:table-cell>
          <table:table-cell table:formula="of:=&quot;0x&quot;&amp;DEC2HEX([.I53]) &amp; &quot;,&quot;" office:value-type="string" office:string-value="0xF80410C8," calcext:value-type="string">
            <text:p>0xF80410C8,</text:p>
          </table:table-cell>
          <table:table-cell table:number-columns-repeated="4"/>
          <table:table-cell table:formula="of:=[.I52]+4" office:value-type="float" office:value="4161016008" calcext:value-type="float">
            <text:p>4161016008</text:p>
          </table:table-cell>
          <table:table-cell table:number-columns-repeated="2"/>
          <table:table-cell office:value-type="string" calcext:value-type="string">
            <text:p>flushableQueueHead</text:p>
          </table:table-cell>
          <table:table-cell/>
          <table:table-cell table:formula="of:=IF(ISBLANK([.T53]); &quot;&quot;; &quot;=&quot;)" office:value-type="string" office:string-value="=" calcext:value-type="string">
            <text:p>=</text:p>
          </table:table-cell>
          <table:table-cell table:formula="of:=IF(ISBLANK([.T53]); &quot;&quot;; &quot;0x&quot;&amp;DEC2HEX([.T53]) &amp; &quot;,&quot;)" office:value-type="string" office:string-value="0xF8041194," calcext:value-type="string">
            <text:p>0xF8041194,</text:p>
          </table:table-cell>
          <table:table-cell table:number-columns-repeated="4"/>
          <table:table-cell table:formula="of:=MAX([.T$3:.T52])+4" office:value-type="float" office:value="4161016212" calcext:value-type="float">
            <text:p>4161016212</text:p>
          </table:table-cell>
          <table:table-cell table:formula="of:=[.U52]+IF(ISBLANK([.T53]); 0; 1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adPagesToSwapAreaP</text:p>
          </table:table-cell>
          <table:table-cell office:value-type="string" calcext:value-type="string">
            <text:p>=</text:p>
          </table:table-cell>
          <table:table-cell table:formula="of:=&quot;0x&quot;&amp;DEC2HEX([.I54]) &amp; &quot;,&quot;" office:value-type="string" office:string-value="0xF80410CC," calcext:value-type="string">
            <text:p>0xF80410CC,</text:p>
          </table:table-cell>
          <table:table-cell table:number-columns-repeated="4"/>
          <table:table-cell table:formula="of:=[.I53]+4" office:value-type="float" office:value="4161016012" calcext:value-type="float">
            <text:p>4161016012</text:p>
          </table:table-cell>
          <table:table-cell table:number-columns-repeated="2"/>
          <table:table-cell office:value-type="string" calcext:value-type="string">
            <text:p>flushableQueueTail</text:p>
          </table:table-cell>
          <table:table-cell/>
          <table:table-cell table:formula="of:=IF(ISBLANK([.T54]); &quot;&quot;; &quot;=&quot;)" office:value-type="string" office:string-value="=" calcext:value-type="string">
            <text:p>=</text:p>
          </table:table-cell>
          <table:table-cell table:formula="of:=IF(ISBLANK([.T54]); &quot;&quot;; &quot;0x&quot;&amp;DEC2HEX([.T54]) &amp; &quot;,&quot;)" office:value-type="string" office:string-value="0xF8041198," calcext:value-type="string">
            <text:p>0xF8041198,</text:p>
          </table:table-cell>
          <table:table-cell table:number-columns-repeated="4"/>
          <table:table-cell table:formula="of:=MAX([.T$3:.T53])+4" office:value-type="float" office:value="4161016216" calcext:value-type="float">
            <text:p>4161016216</text:p>
          </table:table-cell>
          <table:table-cell table:formula="of:=[.U53]+IF(ISBLANK([.T54]); 0; 1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moteDebugLoop</text:p>
          </table:table-cell>
          <table:table-cell office:value-type="string" calcext:value-type="string">
            <text:p>=</text:p>
          </table:table-cell>
          <table:table-cell table:formula="of:=&quot;0x&quot;&amp;DEC2HEX([.I55]) &amp; &quot;,&quot;" office:value-type="string" office:string-value="0xF80410D0," calcext:value-type="string">
            <text:p>0xF80410D0,</text:p>
          </table:table-cell>
          <table:table-cell table:number-columns-repeated="4"/>
          <table:table-cell table:formula="of:=[.I54]+4" office:value-type="float" office:value="4161016016" calcext:value-type="float">
            <text:p>4161016016</text:p>
          </table:table-cell>
          <table:table-cell table:number-columns-repeated="2"/>
          <table:table-cell office:value-type="string" calcext:value-type="string">
            <text:p>flushableQueueModified</text:p>
          </table:table-cell>
          <table:table-cell/>
          <table:table-cell table:formula="of:=IF(ISBLANK([.T55]); &quot;&quot;; &quot;=&quot;)" office:value-type="string" office:string-value="=" calcext:value-type="string">
            <text:p>=</text:p>
          </table:table-cell>
          <table:table-cell table:formula="of:=IF(ISBLANK([.T55]); &quot;&quot;; &quot;0x&quot;&amp;DEC2HEX([.T55]) &amp; &quot;,&quot;)" office:value-type="string" office:string-value="0xF804119C," calcext:value-type="string">
            <text:p>0xF804119C,</text:p>
          </table:table-cell>
          <table:table-cell table:number-columns-repeated="4"/>
          <table:table-cell table:formula="of:=MAX([.T$3:.T54])+4" office:value-type="float" office:value="4161016220" calcext:value-type="float">
            <text:p>4161016220</text:p>
          </table:table-cell>
          <table:table-cell table:formula="of:=[.U54]+IF(ISBLANK([.T55]); 0; 1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zoneOffsetMinutes</text:p>
          </table:table-cell>
          <table:table-cell office:value-type="string" calcext:value-type="string">
            <text:p>=</text:p>
          </table:table-cell>
          <table:table-cell table:formula="of:=&quot;0x&quot;&amp;DEC2HEX([.I56]) &amp; &quot;,&quot;" office:value-type="string" office:string-value="0xF80410D4," calcext:value-type="string">
            <text:p>0xF80410D4,</text:p>
          </table:table-cell>
          <table:table-cell table:number-columns-repeated="4"/>
          <table:table-cell table:formula="of:=[.I55]+4" office:value-type="float" office:value="4161016020" calcext:value-type="float">
            <text:p>4161016020</text:p>
          </table:table-cell>
          <table:table-cell table:number-columns-repeated="2"/>
          <table:table-cell office:value-type="string" calcext:value-type="string">
            <text:p>wiredPhysicalAddressHigh</text:p>
          </table:table-cell>
          <table:table-cell/>
          <table:table-cell table:formula="of:=IF(ISBLANK([.T56]); &quot;&quot;; &quot;=&quot;)" office:value-type="string" office:string-value="=" calcext:value-type="string">
            <text:p>=</text:p>
          </table:table-cell>
          <table:table-cell table:formula="of:=IF(ISBLANK([.T56]); &quot;&quot;; &quot;0x&quot;&amp;DEC2HEX([.T56]) &amp; &quot;,&quot;)" office:value-type="string" office:string-value="0xF80411A0," calcext:value-type="string">
            <text:p>0xF80411A0,</text:p>
          </table:table-cell>
          <table:table-cell table:number-columns-repeated="4"/>
          <table:table-cell table:formula="of:=MAX([.T$3:.T55])+4" office:value-type="float" office:value="4161016224" calcext:value-type="float">
            <text:p>4161016224</text:p>
          </table:table-cell>
          <table:table-cell table:formula="of:=[.U55]+IF(ISBLANK([.T56]); 0; 1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zoneName</text:p>
          </table:table-cell>
          <table:table-cell office:value-type="string" calcext:value-type="string">
            <text:p>=</text:p>
          </table:table-cell>
          <table:table-cell table:formula="of:=&quot;0x&quot;&amp;DEC2HEX([.I57]) &amp; &quot;,&quot;" office:value-type="string" office:string-value="0xF80410D8," calcext:value-type="string">
            <text:p>0xF80410D8,</text:p>
          </table:table-cell>
          <table:table-cell table:number-columns-repeated="4"/>
          <table:table-cell table:formula="of:=[.I56]+4" office:value-type="float" office:value="4161016024" calcext:value-type="float">
            <text:p>4161016024</text:p>
          </table:table-cell>
          <table:table-cell table:number-columns-repeated="2"/>
          <table:table-cell office:value-type="string" calcext:value-type="string">
            <text:p>wiredVirtualAddressHigh</text:p>
          </table:table-cell>
          <table:table-cell/>
          <table:table-cell table:formula="of:=IF(ISBLANK([.T57]); &quot;&quot;; &quot;=&quot;)" office:value-type="string" office:string-value="=" calcext:value-type="string">
            <text:p>=</text:p>
          </table:table-cell>
          <table:table-cell table:formula="of:=IF(ISBLANK([.T57]); &quot;&quot;; &quot;0x&quot;&amp;DEC2HEX([.T57]) &amp; &quot;,&quot;)" office:value-type="string" office:string-value="0xF80411A4," calcext:value-type="string">
            <text:p>0xF80411A4,</text:p>
          </table:table-cell>
          <table:table-cell table:number-columns-repeated="4"/>
          <table:table-cell table:formula="of:=MAX([.T$3:.T56])+4" office:value-type="float" office:value="4161016228" calcext:value-type="float">
            <text:p>4161016228</text:p>
          </table:table-cell>
          <table:table-cell table:formula="of:=[.U56]+IF(ISBLANK([.T57]); 0; 1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mespaceDescriptorFile</text:p>
          </table:table-cell>
          <table:table-cell office:value-type="string" calcext:value-type="string">
            <text:p>=</text:p>
          </table:table-cell>
          <table:table-cell table:formula="of:=&quot;0x&quot;&amp;DEC2HEX([.I58]) &amp; &quot;,&quot;" office:value-type="string" office:string-value="0xF80410DC," calcext:value-type="string">
            <text:p>0xF80410DC,</text:p>
          </table:table-cell>
          <table:table-cell table:number-columns-repeated="4"/>
          <table:table-cell table:formula="of:=[.I57]+4" office:value-type="float" office:value="4161016028" calcext:value-type="float">
            <text:p>4161016028</text:p>
          </table:table-cell>
          <table:table-cell table:number-columns-repeated="2"/>
          <table:table-cell office:value-type="string" calcext:value-type="string">
            <text:p>enableSysoutAtColdBoot</text:p>
          </table:table-cell>
          <table:table-cell/>
          <table:table-cell table:formula="of:=IF(ISBLANK([.T58]); &quot;&quot;; &quot;=&quot;)" office:value-type="string" office:string-value="=" calcext:value-type="string">
            <text:p>=</text:p>
          </table:table-cell>
          <table:table-cell table:formula="of:=IF(ISBLANK([.T58]); &quot;&quot;; &quot;0x&quot;&amp;DEC2HEX([.T58]) &amp; &quot;,&quot;)" office:value-type="string" office:string-value="0xF80411A8," calcext:value-type="string">
            <text:p>0xF80411A8,</text:p>
          </table:table-cell>
          <table:table-cell table:number-columns-repeated="4"/>
          <table:table-cell table:formula="of:=MAX([.T$3:.T57])+4" office:value-type="float" office:value="4161016232" calcext:value-type="float">
            <text:p>4161016232</text:p>
          </table:table-cell>
          <table:table-cell table:formula="of:=[.U57]+IF(ISBLANK([.T58]); 0; 1)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teName</text:p>
          </table:table-cell>
          <table:table-cell office:value-type="string" calcext:value-type="string">
            <text:p>=</text:p>
          </table:table-cell>
          <table:table-cell table:formula="of:=&quot;0x&quot;&amp;DEC2HEX([.I59]) &amp; &quot;,&quot;" office:value-type="string" office:string-value="0xF80410E0," calcext:value-type="string">
            <text:p>0xF80410E0,</text:p>
          </table:table-cell>
          <table:table-cell table:number-columns-repeated="4"/>
          <table:table-cell table:formula="of:=[.I58]+4" office:value-type="float" office:value="4161016032" calcext:value-type="float">
            <text:p>4161016032</text:p>
          </table:table-cell>
          <table:table-cell table:number-columns-repeated="2"/>
          <table:table-cell office:value-type="string" calcext:value-type="string">
            <text:p>sysoutGenerationNumber</text:p>
          </table:table-cell>
          <table:table-cell/>
          <table:table-cell table:formula="of:=IF(ISBLANK([.T59]); &quot;&quot;; &quot;=&quot;)" office:value-type="string" office:string-value="=" calcext:value-type="string">
            <text:p>=</text:p>
          </table:table-cell>
          <table:table-cell table:formula="of:=IF(ISBLANK([.T59]); &quot;&quot;; &quot;0x&quot;&amp;DEC2HEX([.T59]) &amp; &quot;,&quot;)" office:value-type="string" office:string-value="0xF80411AC," calcext:value-type="string">
            <text:p>0xF80411AC,</text:p>
          </table:table-cell>
          <table:table-cell table:number-columns-repeated="4"/>
          <table:table-cell table:formula="of:=MAX([.T$3:.T58])+4" office:value-type="float" office:value="4161016236" calcext:value-type="float">
            <text:p>4161016236</text:p>
          </table:table-cell>
          <table:table-cell table:formula="of:=[.U58]+IF(ISBLANK([.T59]); 0; 1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vedLispRegisters</text:p>
          </table:table-cell>
          <table:table-cell office:value-type="string" calcext:value-type="string">
            <text:p>=</text:p>
          </table:table-cell>
          <table:table-cell table:formula="of:=&quot;0x&quot;&amp;DEC2HEX([.I60]) &amp; &quot;,&quot;" office:value-type="string" office:string-value="0xF80410E4," calcext:value-type="string">
            <text:p>0xF80410E4,</text:p>
          </table:table-cell>
          <table:table-cell table:number-columns-repeated="4"/>
          <table:table-cell table:formula="of:=[.I59]+4" office:value-type="float" office:value="4161016036" calcext:value-type="float">
            <text:p>4161016036</text:p>
          </table:table-cell>
          <table:table-cell table:number-columns-repeated="2"/>
          <table:table-cell office:value-type="string" calcext:value-type="string">
            <text:p>sysoutTimestamp1</text:p>
          </table:table-cell>
          <table:table-cell/>
          <table:table-cell table:formula="of:=IF(ISBLANK([.T60]); &quot;&quot;; &quot;=&quot;)" office:value-type="string" office:string-value="=" calcext:value-type="string">
            <text:p>=</text:p>
          </table:table-cell>
          <table:table-cell table:formula="of:=IF(ISBLANK([.T60]); &quot;&quot;; &quot;0x&quot;&amp;DEC2HEX([.T60]) &amp; &quot;,&quot;)" office:value-type="string" office:string-value="0xF80411B0," calcext:value-type="string">
            <text:p>0xF80411B0,</text:p>
          </table:table-cell>
          <table:table-cell table:number-columns-repeated="4"/>
          <table:table-cell table:formula="of:=MAX([.T$3:.T59])+4" office:value-type="float" office:value="4161016240" calcext:value-type="float">
            <text:p>4161016240</text:p>
          </table:table-cell>
          <table:table-cell table:formula="of:=[.U59]+IF(ISBLANK([.T60]); 0; 1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spStateSaved</text:p>
          </table:table-cell>
          <table:table-cell office:value-type="string" calcext:value-type="string">
            <text:p>=</text:p>
          </table:table-cell>
          <table:table-cell table:formula="of:=&quot;0x&quot;&amp;DEC2HEX([.I61]) &amp; &quot;,&quot;" office:value-type="string" office:string-value="0xF80410E8," calcext:value-type="string">
            <text:p>0xF80410E8,</text:p>
          </table:table-cell>
          <table:table-cell table:number-columns-repeated="4"/>
          <table:table-cell table:formula="of:=[.I60]+4" office:value-type="float" office:value="4161016040" calcext:value-type="float">
            <text:p>4161016040</text:p>
          </table:table-cell>
          <table:table-cell table:number-columns-repeated="2"/>
          <table:table-cell office:value-type="string" calcext:value-type="string">
            <text:p>sysoutTimestamp2</text:p>
          </table:table-cell>
          <table:table-cell/>
          <table:table-cell table:formula="of:=IF(ISBLANK([.T61]); &quot;&quot;; &quot;=&quot;)" office:value-type="string" office:string-value="=" calcext:value-type="string">
            <text:p>=</text:p>
          </table:table-cell>
          <table:table-cell table:formula="of:=IF(ISBLANK([.T61]); &quot;&quot;; &quot;0x&quot;&amp;DEC2HEX([.T61]) &amp; &quot;,&quot;)" office:value-type="string" office:string-value="0xF80411B4," calcext:value-type="string">
            <text:p>0xF80411B4,</text:p>
          </table:table-cell>
          <table:table-cell table:number-columns-repeated="4"/>
          <table:table-cell table:formula="of:=MAX([.T$3:.T60])+4" office:value-type="float" office:value="4161016244" calcext:value-type="float">
            <text:p>4161016244</text:p>
          </table:table-cell>
          <table:table-cell table:formula="of:=[.U60]+IF(ISBLANK([.T61]); 0; 1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bleFPAp</text:p>
          </table:table-cell>
          <table:table-cell office:value-type="string" calcext:value-type="string">
            <text:p>=</text:p>
          </table:table-cell>
          <table:table-cell table:formula="of:=&quot;0x&quot;&amp;DEC2HEX([.I62]) &amp; &quot;,&quot;" office:value-type="string" office:string-value="0xF80410EC," calcext:value-type="string">
            <text:p>0xF80410EC,</text:p>
          </table:table-cell>
          <table:table-cell table:number-columns-repeated="4"/>
          <table:table-cell table:formula="of:=[.I61]+4" office:value-type="float" office:value="4161016044" calcext:value-type="float">
            <text:p>4161016044</text:p>
          </table:table-cell>
          <table:table-cell table:number-columns-repeated="4"/>
          <table:table-cell table:formula="of:=IF(ISBLANK([.T62]); &quot;&quot;; &quot;=&quot;)">
            <text:p/>
          </table:table-cell>
          <table:table-cell table:formula="of:=IF(ISBLANK([.T62]); &quot;&quot;; &quot;0x&quot;&amp;DEC2HEX([.T62]) &amp; &quot;,&quot;)">
            <text:p/>
          </table:table-cell>
          <table:table-cell table:number-columns-repeated="5"/>
          <table:table-cell table:formula="of:=[.U61]+IF(ISBLANK([.T62]); 0; 1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kUnitTable</text:p>
          </table:table-cell>
          <table:table-cell office:value-type="string" calcext:value-type="string">
            <text:p>=</text:p>
          </table:table-cell>
          <table:table-cell table:formula="of:=&quot;0x&quot;&amp;DEC2HEX([.I63]) &amp; &quot;,&quot;" office:value-type="string" office:string-value="0xF80410F0," calcext:value-type="string">
            <text:p>0xF80410F0,</text:p>
          </table:table-cell>
          <table:table-cell table:number-columns-repeated="4"/>
          <table:table-cell table:formula="of:=[.I62]+4" office:value-type="float" office:value="4161016048" calcext:value-type="float">
            <text:p>4161016048</text:p>
          </table:table-cell>
          <table:table-cell table:number-columns-repeated="2"/>
          <table:table-cell office:value-type="string" calcext:value-type="string">
            <text:p>// microsecond clock at some convenient time</text:p>
          </table:table-cell>
          <table:table-cell/>
          <table:table-cell table:formula="of:=IF(ISBLANK([.T63]); &quot;&quot;; &quot;=&quot;)">
            <text:p/>
          </table:table-cell>
          <table:table-cell table:formula="of:=IF(ISBLANK([.T63]); &quot;&quot;; &quot;0x&quot;&amp;DEC2HEX([.T63]) &amp; &quot;,&quot;)">
            <text:p/>
          </table:table-cell>
          <table:table-cell table:number-columns-repeated="5"/>
          <table:table-cell table:formula="of:=[.U62]+IF(ISBLANK([.T63]); 0; 1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rdwareConfiguration</text:p>
          </table:table-cell>
          <table:table-cell office:value-type="string" calcext:value-type="string">
            <text:p>=</text:p>
          </table:table-cell>
          <table:table-cell table:formula="of:=&quot;0x&quot;&amp;DEC2HEX([.I64]) &amp; &quot;,&quot;" office:value-type="string" office:string-value="0xF80410F4," calcext:value-type="string">
            <text:p>0xF80410F4,</text:p>
          </table:table-cell>
          <table:table-cell table:number-columns-repeated="4"/>
          <table:table-cell table:formula="of:=[.I63]+4" office:value-type="float" office:value="4161016052" calcext:value-type="float">
            <text:p>4161016052</text:p>
          </table:table-cell>
          <table:table-cell table:number-columns-repeated="2"/>
          <table:table-cell office:value-type="string" calcext:value-type="string">
            <text:p>// of disk-save/sysout.</text:p>
          </table:table-cell>
          <table:table-cell/>
          <table:table-cell table:formula="of:=IF(ISBLANK([.T64]); &quot;&quot;; &quot;=&quot;)">
            <text:p/>
          </table:table-cell>
          <table:table-cell table:formula="of:=IF(ISBLANK([.T64]); &quot;&quot;; &quot;0x&quot;&amp;DEC2HEX([.T64]) &amp; &quot;,&quot;)">
            <text:p/>
          </table:table-cell>
          <table:table-cell table:number-columns-repeated="5"/>
          <table:table-cell table:formula="of:=[.U63]+IF(ISBLANK([.T64]); 0; 1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laveBufferBaseAddress</text:p>
          </table:table-cell>
          <table:table-cell office:value-type="string" calcext:value-type="string">
            <text:p>=</text:p>
          </table:table-cell>
          <table:table-cell table:formula="of:=&quot;0x&quot;&amp;DEC2HEX([.I65]) &amp; &quot;,&quot;" office:value-type="string" office:string-value="0xF80410F8," calcext:value-type="string">
            <text:p>0xF80410F8,</text:p>
          </table:table-cell>
          <table:table-cell table:number-columns-repeated="4"/>
          <table:table-cell table:formula="of:=[.I64]+4" office:value-type="float" office:value="4161016056" calcext:value-type="float">
            <text:p>4161016056</text:p>
          </table:table-cell>
          <table:table-cell table:number-columns-repeated="2"/>
          <table:table-cell office:value-type="string" calcext:value-type="string">
            <text:p>sysoutParentTimestamp1</text:p>
          </table:table-cell>
          <table:table-cell/>
          <table:table-cell table:formula="of:=IF(ISBLANK([.T65]); &quot;&quot;; &quot;=&quot;)" office:value-type="string" office:string-value="=" calcext:value-type="string">
            <text:p>=</text:p>
          </table:table-cell>
          <table:table-cell table:formula="of:=IF(ISBLANK([.T65]); &quot;&quot;; &quot;0x&quot;&amp;DEC2HEX([.T65]) &amp; &quot;,&quot;)" office:value-type="string" office:string-value="0xF80411B8," calcext:value-type="string">
            <text:p>0xF80411B8,</text:p>
          </table:table-cell>
          <table:table-cell table:number-columns-repeated="4"/>
          <table:table-cell table:formula="of:=MAX([.T$3:.T64])+4" office:value-type="float" office:value="4161016248" calcext:value-type="float">
            <text:p>4161016248</text:p>
          </table:table-cell>
          <table:table-cell table:formula="of:=[.U64]+IF(ISBLANK([.T65]); 0; 1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rnelCompressedStringArray</text:p>
          </table:table-cell>
          <table:table-cell office:value-type="string" calcext:value-type="string">
            <text:p>=</text:p>
          </table:table-cell>
          <table:table-cell table:formula="of:=&quot;0x&quot;&amp;DEC2HEX([.I66]) &amp; &quot;,&quot;" office:value-type="string" office:string-value="0xF80410FC," calcext:value-type="string">
            <text:p>0xF80410FC,</text:p>
          </table:table-cell>
          <table:table-cell table:number-columns-repeated="4"/>
          <table:table-cell table:formula="of:=[.I65]+4" office:value-type="float" office:value="4161016060" calcext:value-type="float">
            <text:p>4161016060</text:p>
          </table:table-cell>
          <table:table-cell table:number-columns-repeated="2"/>
          <table:table-cell office:value-type="string" calcext:value-type="string">
            <text:p>sysoutParentTimestamp2</text:p>
          </table:table-cell>
          <table:table-cell/>
          <table:table-cell table:formula="of:=IF(ISBLANK([.T66]); &quot;&quot;; &quot;=&quot;)" office:value-type="string" office:string-value="=" calcext:value-type="string">
            <text:p>=</text:p>
          </table:table-cell>
          <table:table-cell table:formula="of:=IF(ISBLANK([.T66]); &quot;&quot;; &quot;0x&quot;&amp;DEC2HEX([.T66]) &amp; &quot;,&quot;)" office:value-type="string" office:string-value="0xF80411BC," calcext:value-type="string">
            <text:p>0xF80411BC,</text:p>
          </table:table-cell>
          <table:table-cell table:number-columns-repeated="4"/>
          <table:table-cell table:formula="of:=MAX([.T$3:.T65])+4" office:value-type="float" office:value="4161016252" calcext:value-type="float">
            <text:p>4161016252</text:p>
          </table:table-cell>
          <table:table-cell table:formula="of:=[.U65]+IF(ISBLANK([.T66]); 0; 1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mino8032State</text:p>
          </table:table-cell>
          <table:table-cell office:value-type="string" calcext:value-type="string">
            <text:p>=</text:p>
          </table:table-cell>
          <table:table-cell table:formula="of:=&quot;0x&quot;&amp;DEC2HEX([.I67]) &amp; &quot;,&quot;" office:value-type="string" office:string-value="0xF8041100," calcext:value-type="string">
            <text:p>0xF8041100,</text:p>
          </table:table-cell>
          <table:table-cell table:number-columns-repeated="4"/>
          <table:table-cell table:formula="of:=[.I66]+4" office:value-type="float" office:value="4161016064" calcext:value-type="float">
            <text:p>4161016064</text:p>
          </table:table-cell>
          <table:table-cell table:number-columns-repeated="2"/>
          <table:table-cell office:value-type="string" calcext:value-type="string">
            <text:p>initialStackGroup</text:p>
          </table:table-cell>
          <table:table-cell/>
          <table:table-cell table:formula="of:=IF(ISBLANK([.T67]); &quot;&quot;; &quot;=&quot;)" office:value-type="string" office:string-value="=" calcext:value-type="string">
            <text:p>=</text:p>
          </table:table-cell>
          <table:table-cell table:formula="of:=IF(ISBLANK([.T67]); &quot;&quot;; &quot;0x&quot;&amp;DEC2HEX([.T67]) &amp; &quot;,&quot;)" office:value-type="string" office:string-value="0xF80411C0," calcext:value-type="string">
            <text:p>0xF80411C0,</text:p>
          </table:table-cell>
          <table:table-cell table:number-columns-repeated="4"/>
          <table:table-cell table:formula="of:=MAX([.T$3:.T66])+4" office:value-type="float" office:value="4161016256" calcext:value-type="float">
            <text:p>4161016256</text:p>
          </table:table-cell>
          <table:table-cell table:formula="of:=[.U66]+IF(ISBLANK([.T67]); 0; 1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currentStackGroup</text:p>
          </table:table-cell>
          <table:table-cell/>
          <table:table-cell table:formula="of:=IF(ISBLANK([.T68]); &quot;&quot;; &quot;=&quot;)" office:value-type="string" office:string-value="=" calcext:value-type="string">
            <text:p>=</text:p>
          </table:table-cell>
          <table:table-cell table:formula="of:=IF(ISBLANK([.T68]); &quot;&quot;; &quot;0x&quot;&amp;DEC2HEX([.T68]) &amp; &quot;,&quot;)" office:value-type="string" office:string-value="0xF80411C4," calcext:value-type="string">
            <text:p>0xF80411C4,</text:p>
          </table:table-cell>
          <table:table-cell table:number-columns-repeated="4"/>
          <table:table-cell table:formula="of:=MAX([.T$3:.T67])+4" office:value-type="float" office:value="4161016260" calcext:value-type="float">
            <text:p>4161016260</text:p>
          </table:table-cell>
          <table:table-cell table:formula="of:=[.U67]+IF(ISBLANK([.T68]); 0; 1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stackGroupLock</text:p>
          </table:table-cell>
          <table:table-cell/>
          <table:table-cell table:formula="of:=IF(ISBLANK([.T69]); &quot;&quot;; &quot;=&quot;)" office:value-type="string" office:string-value="=" calcext:value-type="string">
            <text:p>=</text:p>
          </table:table-cell>
          <table:table-cell table:formula="of:=IF(ISBLANK([.T69]); &quot;&quot;; &quot;0x&quot;&amp;DEC2HEX([.T69]) &amp; &quot;,&quot;)" office:value-type="string" office:string-value="0xF80411C8," calcext:value-type="string">
            <text:p>0xF80411C8,</text:p>
          </table:table-cell>
          <table:table-cell table:number-columns-repeated="4"/>
          <table:table-cell table:formula="of:=MAX([.T$3:.T68])+4" office:value-type="float" office:value="4161016264" calcext:value-type="float">
            <text:p>4161016264</text:p>
          </table:table-cell>
          <table:table-cell table:formula="of:=[.U68]+IF(ISBLANK([.T69]); 0; 1)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currentStackGroupStatusBits</text:p>
          </table:table-cell>
          <table:table-cell/>
          <table:table-cell table:formula="of:=IF(ISBLANK([.T70]); &quot;&quot;; &quot;=&quot;)" office:value-type="string" office:string-value="=" calcext:value-type="string">
            <text:p>=</text:p>
          </table:table-cell>
          <table:table-cell table:formula="of:=IF(ISBLANK([.T70]); &quot;&quot;; &quot;0x&quot;&amp;DEC2HEX([.T70]) &amp; &quot;,&quot;)" office:value-type="string" office:string-value="0xF80411CC," calcext:value-type="string">
            <text:p>0xF80411CC,</text:p>
          </table:table-cell>
          <table:table-cell table:number-columns-repeated="4"/>
          <table:table-cell table:formula="of:=MAX([.T$3:.T69])+4" office:value-type="float" office:value="4161016268" calcext:value-type="float">
            <text:p>4161016268</text:p>
          </table:table-cell>
          <table:table-cell table:formula="of:=[.U69]+IF(ISBLANK([.T70]); 0; 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inhibitSchedulingFlag</text:p>
          </table:table-cell>
          <table:table-cell/>
          <table:table-cell table:formula="of:=IF(ISBLANK([.T71]); &quot;&quot;; &quot;=&quot;)" office:value-type="string" office:string-value="=" calcext:value-type="string">
            <text:p>=</text:p>
          </table:table-cell>
          <table:table-cell table:formula="of:=IF(ISBLANK([.T71]); &quot;&quot;; &quot;0x&quot;&amp;DEC2HEX([.T71]) &amp; &quot;,&quot;)" office:value-type="string" office:string-value="0xF80411D0," calcext:value-type="string">
            <text:p>0xF80411D0,</text:p>
          </table:table-cell>
          <table:table-cell table:number-columns-repeated="4"/>
          <table:table-cell table:formula="of:=MAX([.T$3:.T70])+4" office:value-type="float" office:value="4161016272" calcext:value-type="float">
            <text:p>4161016272</text:p>
          </table:table-cell>
          <table:table-cell table:formula="of:=[.U70]+IF(ISBLANK([.T71]); 0; 1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controlStackLow</text:p>
          </table:table-cell>
          <table:table-cell/>
          <table:table-cell table:formula="of:=IF(ISBLANK([.T72]); &quot;&quot;; &quot;=&quot;)" office:value-type="string" office:string-value="=" calcext:value-type="string">
            <text:p>=</text:p>
          </table:table-cell>
          <table:table-cell table:formula="of:=IF(ISBLANK([.T72]); &quot;&quot;; &quot;0x&quot;&amp;DEC2HEX([.T72]) &amp; &quot;,&quot;)" office:value-type="string" office:string-value="0xF80411D4," calcext:value-type="string">
            <text:p>0xF80411D4,</text:p>
          </table:table-cell>
          <table:table-cell table:number-columns-repeated="4"/>
          <table:table-cell table:formula="of:=MAX([.T$3:.T71])+4" office:value-type="float" office:value="4161016276" calcext:value-type="float">
            <text:p>4161016276</text:p>
          </table:table-cell>
          <table:table-cell table:formula="of:=[.U71]+IF(ISBLANK([.T72]); 0; 1)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bindingStackLow</text:p>
          </table:table-cell>
          <table:table-cell/>
          <table:table-cell table:formula="of:=IF(ISBLANK([.T73]); &quot;&quot;; &quot;=&quot;)" office:value-type="string" office:string-value="=" calcext:value-type="string">
            <text:p>=</text:p>
          </table:table-cell>
          <table:table-cell table:formula="of:=IF(ISBLANK([.T73]); &quot;&quot;; &quot;0x&quot;&amp;DEC2HEX([.T73]) &amp; &quot;,&quot;)" office:value-type="string" office:string-value="0xF80411D8," calcext:value-type="string">
            <text:p>0xF80411D8,</text:p>
          </table:table-cell>
          <table:table-cell table:number-columns-repeated="4"/>
          <table:table-cell table:formula="of:=MAX([.T$3:.T72])+4" office:value-type="float" office:value="4161016280" calcext:value-type="float">
            <text:p>4161016280</text:p>
          </table:table-cell>
          <table:table-cell table:formula="of:=[.U72]+IF(ISBLANK([.T73]); 0; 1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IF(ISBLANK([.T74]); &quot;&quot;; &quot;=&quot;)">
            <text:p/>
          </table:table-cell>
          <table:table-cell table:formula="of:=IF(ISBLANK([.T74]); &quot;&quot;; &quot;0x&quot;&amp;DEC2HEX([.T74]) &amp; &quot;,&quot;)">
            <text:p/>
          </table:table-cell>
          <table:table-cell table:number-columns-repeated="5"/>
          <table:table-cell table:formula="of:=[.U73]+IF(ISBLANK([.T74]); 0; 1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// Floating-point control registers</text:p>
          </table:table-cell>
          <table:table-cell/>
          <table:table-cell table:formula="of:=IF(ISBLANK([.T75]); &quot;&quot;; &quot;=&quot;)">
            <text:p/>
          </table:table-cell>
          <table:table-cell table:formula="of:=IF(ISBLANK([.T75]); &quot;&quot;; &quot;0x&quot;&amp;DEC2HEX([.T75]) &amp; &quot;,&quot;)">
            <text:p/>
          </table:table-cell>
          <table:table-cell table:number-columns-repeated="5"/>
          <table:table-cell table:formula="of:=[.U74]+IF(ISBLANK([.T75]); 0; 1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floatOperatingMode</text:p>
          </table:table-cell>
          <table:table-cell/>
          <table:table-cell table:formula="of:=IF(ISBLANK([.T76]); &quot;&quot;; &quot;=&quot;)" office:value-type="string" office:string-value="=" calcext:value-type="string">
            <text:p>=</text:p>
          </table:table-cell>
          <table:table-cell table:formula="of:=IF(ISBLANK([.T76]); &quot;&quot;; &quot;0x&quot;&amp;DEC2HEX([.T76]) &amp; &quot;,&quot;)" office:value-type="string" office:string-value="0xF80411DC," calcext:value-type="string">
            <text:p>0xF80411DC,</text:p>
          </table:table-cell>
          <table:table-cell table:number-columns-repeated="4"/>
          <table:table-cell table:formula="of:=MAX([.T$3:.T75])+4" office:value-type="float" office:value="4161016284" calcext:value-type="float">
            <text:p>4161016284</text:p>
          </table:table-cell>
          <table:table-cell table:formula="of:=[.U75]+IF(ISBLANK([.T76]); 0; 1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floatOperationStatus</text:p>
          </table:table-cell>
          <table:table-cell/>
          <table:table-cell table:formula="of:=IF(ISBLANK([.T77]); &quot;&quot;; &quot;=&quot;)" office:value-type="string" office:string-value="=" calcext:value-type="string">
            <text:p>=</text:p>
          </table:table-cell>
          <table:table-cell table:formula="of:=IF(ISBLANK([.T77]); &quot;&quot;; &quot;0x&quot;&amp;DEC2HEX([.T77]) &amp; &quot;,&quot;)" office:value-type="string" office:string-value="0xF80411E0," calcext:value-type="string">
            <text:p>0xF80411E0,</text:p>
          </table:table-cell>
          <table:table-cell table:number-columns-repeated="4"/>
          <table:table-cell table:formula="of:=MAX([.T$3:.T76])+4" office:value-type="float" office:value="4161016288" calcext:value-type="float">
            <text:p>4161016288</text:p>
          </table:table-cell>
          <table:table-cell table:formula="of:=[.U76]+IF(ISBLANK([.T77]); 0; 1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IF(ISBLANK([.T78]); &quot;&quot;; &quot;=&quot;)">
            <text:p/>
          </table:table-cell>
          <table:table-cell table:formula="of:=IF(ISBLANK([.T78]); &quot;&quot;; &quot;0x&quot;&amp;DEC2HEX([.T78]) &amp; &quot;,&quot;)">
            <text:p/>
          </table:table-cell>
          <table:table-cell table:number-columns-repeated="5"/>
          <table:table-cell table:formula="of:=[.U77]+IF(ISBLANK([.T78]); 0; 1)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packageNameTable</text:p>
          </table:table-cell>
          <table:table-cell/>
          <table:table-cell table:formula="of:=IF(ISBLANK([.T79]); &quot;&quot;; &quot;=&quot;)" office:value-type="string" office:string-value="=" calcext:value-type="string">
            <text:p>=</text:p>
          </table:table-cell>
          <table:table-cell table:formula="of:=IF(ISBLANK([.T79]); &quot;&quot;; &quot;0x&quot;&amp;DEC2HEX([.T79]) &amp; &quot;,&quot;)" office:value-type="string" office:string-value="0xF80411E4," calcext:value-type="string">
            <text:p>0xF80411E4,</text:p>
          </table:table-cell>
          <table:table-cell table:number-columns-repeated="4"/>
          <table:table-cell table:formula="of:=MAX([.T$3:.T78])+4" office:value-type="float" office:value="4161016292" calcext:value-type="float">
            <text:p>4161016292</text:p>
          </table:table-cell>
          <table:table-cell table:formula="of:=[.U78]+IF(ISBLANK([.T79]); 0; 1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lispReleaseString</text:p>
          </table:table-cell>
          <table:table-cell/>
          <table:table-cell table:formula="of:=IF(ISBLANK([.T80]); &quot;&quot;; &quot;=&quot;)" office:value-type="string" office:string-value="=" calcext:value-type="string">
            <text:p>=</text:p>
          </table:table-cell>
          <table:table-cell table:formula="of:=IF(ISBLANK([.T80]); &quot;&quot;; &quot;0x&quot;&amp;DEC2HEX([.T80]) &amp; &quot;,&quot;)" office:value-type="string" office:string-value="0xF80411E8," calcext:value-type="string">
            <text:p>0xF80411E8,</text:p>
          </table:table-cell>
          <table:table-cell table:number-columns-repeated="4"/>
          <table:table-cell table:formula="of:=MAX([.T$3:.T79])+4" office:value-type="float" office:value="4161016296" calcext:value-type="float">
            <text:p>4161016296</text:p>
          </table:table-cell>
          <table:table-cell table:formula="of:=[.U79]+IF(ISBLANK([.T80]); 0; 1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busMode</text:p>
          </table:table-cell>
          <table:table-cell/>
          <table:table-cell table:formula="of:=IF(ISBLANK([.T81]); &quot;&quot;; &quot;=&quot;)" office:value-type="string" office:string-value="=" calcext:value-type="string">
            <text:p>=</text:p>
          </table:table-cell>
          <table:table-cell table:formula="of:=IF(ISBLANK([.T81]); &quot;&quot;; &quot;0x&quot;&amp;DEC2HEX([.T81]) &amp; &quot;,&quot;)" office:value-type="string" office:string-value="0xF80411EC," calcext:value-type="string">
            <text:p>0xF80411EC,</text:p>
          </table:table-cell>
          <table:table-cell table:number-columns-repeated="4"/>
          <table:table-cell table:formula="of:=MAX([.T$3:.T80])+4" office:value-type="float" office:value="4161016300" calcext:value-type="float">
            <text:p>4161016300</text:p>
          </table:table-cell>
          <table:table-cell table:formula="of:=[.U80]+IF(ISBLANK([.T81]); 0; 1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Usused_1</text:p>
          </table:table-cell>
          <table:table-cell/>
          <table:table-cell table:formula="of:=IF(ISBLANK([.T82]); &quot;&quot;; &quot;=&quot;)" office:value-type="string" office:string-value="=" calcext:value-type="string">
            <text:p>=</text:p>
          </table:table-cell>
          <table:table-cell table:formula="of:=IF(ISBLANK([.T82]); &quot;&quot;; &quot;0x&quot;&amp;DEC2HEX([.T82]) &amp; &quot;,&quot;)" office:value-type="string" office:string-value="0xF80411F0," calcext:value-type="string">
            <text:p>0xF80411F0,</text:p>
          </table:table-cell>
          <table:table-cell table:number-columns-repeated="4"/>
          <table:table-cell table:formula="of:=MAX([.T$3:.T81])+4" office:value-type="float" office:value="4161016304" calcext:value-type="float">
            <text:p>4161016304</text:p>
          </table:table-cell>
          <table:table-cell table:formula="of:=[.U81]+IF(ISBLANK([.T82]); 0; 1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Usused_2</text:p>
          </table:table-cell>
          <table:table-cell/>
          <table:table-cell table:formula="of:=IF(ISBLANK([.T83]); &quot;&quot;; &quot;=&quot;)" office:value-type="string" office:string-value="=" calcext:value-type="string">
            <text:p>=</text:p>
          </table:table-cell>
          <table:table-cell table:formula="of:=IF(ISBLANK([.T83]); &quot;&quot;; &quot;0x&quot;&amp;DEC2HEX([.T83]) &amp; &quot;,&quot;)" office:value-type="string" office:string-value="0xF80411F4," calcext:value-type="string">
            <text:p>0xF80411F4,</text:p>
          </table:table-cell>
          <table:table-cell table:number-columns-repeated="4"/>
          <table:table-cell table:formula="of:=MAX([.T$3:.T82])+4" office:value-type="float" office:value="4161016308" calcext:value-type="float">
            <text:p>4161016308</text:p>
          </table:table-cell>
          <table:table-cell table:formula="of:=[.U82]+IF(ISBLANK([.T83]); 0; 1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Usused_3</text:p>
          </table:table-cell>
          <table:table-cell/>
          <table:table-cell table:formula="of:=IF(ISBLANK([.T84]); &quot;&quot;; &quot;=&quot;)" office:value-type="string" office:string-value="=" calcext:value-type="string">
            <text:p>=</text:p>
          </table:table-cell>
          <table:table-cell table:formula="of:=IF(ISBLANK([.T84]); &quot;&quot;; &quot;0x&quot;&amp;DEC2HEX([.T84]) &amp; &quot;,&quot;)" office:value-type="string" office:string-value="0xF80411F8," calcext:value-type="string">
            <text:p>0xF80411F8,</text:p>
          </table:table-cell>
          <table:table-cell table:number-columns-repeated="4"/>
          <table:table-cell table:formula="of:=MAX([.T$3:.T83])+4" office:value-type="float" office:value="4161016312" calcext:value-type="float">
            <text:p>4161016312</text:p>
          </table:table-cell>
          <table:table-cell table:formula="of:=[.U83]+IF(ISBLANK([.T84]); 0; 1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Usused_4</text:p>
          </table:table-cell>
          <table:table-cell/>
          <table:table-cell table:formula="of:=IF(ISBLANK([.T85]); &quot;&quot;; &quot;=&quot;)" office:value-type="string" office:string-value="=" calcext:value-type="string">
            <text:p>=</text:p>
          </table:table-cell>
          <table:table-cell table:formula="of:=IF(ISBLANK([.T85]); &quot;&quot;; &quot;0x&quot;&amp;DEC2HEX([.T85]) &amp; &quot;,&quot;)" office:value-type="string" office:string-value="0xF80411FC," calcext:value-type="string">
            <text:p>0xF80411FC,</text:p>
          </table:table-cell>
          <table:table-cell table:number-columns-repeated="4"/>
          <table:table-cell table:formula="of:=MAX([.T$3:.T84])+4" office:value-type="float" office:value="4161016316" calcext:value-type="float">
            <text:p>4161016316</text:p>
          </table:table-cell>
          <table:table-cell table:formula="of:=[.U84]+IF(ISBLANK([.T85]); 0; 1)" office:value-type="float" office:value="64" calcext:value-type="float">
            <text:p>64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C5:Sheet1.E72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uliaMono" svg:font-family="JuliaMono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0:09:27.244838030</meta:creation-date>
    <dc:date>2022-10-22T14:22:46.923388148</dc:date>
    <meta:editing-duration>P1DT1H44M14S</meta:editing-duration>
    <meta:editing-cycles>2</meta:editing-cycles>
    <meta:generator>LibreOffice/7.4.1.2$Linux_X86_64 LibreOffice_project/96749c58c39750fe6113ca0224d2dd9b40a26641</meta:generator>
    <meta:document-statistic meta:table-count="2" meta:cell-count="7189" meta:object-count="0"/>
  </office:meta>
</office:document-meta>
</file>